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2" svg:font-family="'Liberation Sans'"/>
    <style:font-face style:name="Calibri1" svg:font-family="Calibri" style:font-family-generic="swiss"/>
    <style:font-face style:name="Czcionka tekstu podstawowego" svg:font-family="'Czcionka tekstu podstawowego'" style:font-family-generic="swiss"/>
    <style:font-face style:name="Liberation Sans1" svg:font-family="'Liberation Sans'" style:font-family-generic="swiss"/>
    <style:font-face style:name="MS Gothic" svg:font-family="'MS Gothic'" style:font-family-generic="modern" style:font-pitch="fixed"/>
    <style:font-face style:name="Barlow Semi Condensed" svg:font-family="'Barlow Semi Condensed'" style:font-pitch="variable"/>
    <style:font-face style:name="Barlow Semi Condensed Light" svg:font-family="'Barlow Semi Condensed Light'" style:font-pitch="variable"/>
    <style:font-face style:name="Barlow Semi Condensed Medium1" svg:font-family="'Barlow Semi Condensed Medium'" style:font-pitch="variable"/>
    <style:font-face style:name="Barlow Semi Condensed Medium" svg:font-family="'Barlow Semi Condensed Medium'" style:font-adornments="Regularna" style:font-pitch="variable"/>
    <style:font-face style:name="Barlow Semi Condensed SemiBold" svg:font-family="'Barlow Semi Condensed SemiBold'" style:font-adornments="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zcionka tekstu podstawowego1" svg:font-family="'Czcionka tekstu podstawowego'" style:font-family-generic="swiss" style:font-pitch="variable"/>
    <style:font-face style:name="Liberation Sans" svg:font-family="'Liberation Sans'" style:font-family-generic="swiss" style:font-pitch="variable"/>
    <style:font-face style:name="Milford" svg:font-family="Milford" style:font-family-generic="swiss" style:font-pitch="variable"/>
    <style:font-face style:name="Swis721 Cn BT" svg:font-family="'Swis721 Cn BT'" style:font-family-generic="swiss" style:font-pitch="variable"/>
    <style:font-face style:name="Yu Gothic" svg:font-family="'Yu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7.41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767cm"/>
    </style:style>
    <style:style style:name="co5" style:family="table-column">
      <style:table-column-properties fo:break-before="auto" style:column-width="0.54cm"/>
    </style:style>
    <style:style style:name="co6" style:family="table-column">
      <style:table-column-properties fo:break-before="auto" style:column-width="0.43cm"/>
    </style:style>
    <style:style style:name="co7" style:family="table-column">
      <style:table-column-properties fo:break-before="auto" style:column-width="1.053cm"/>
    </style:style>
    <style:style style:name="co8" style:family="table-column">
      <style:table-column-properties fo:break-before="auto" style:column-width="0.288cm"/>
    </style:style>
    <style:style style:name="co9" style:family="table-column">
      <style:table-column-properties fo:break-before="auto" style:column-width="0.596cm"/>
    </style:style>
    <style:style style:name="co10" style:family="table-column">
      <style:table-column-properties fo:break-before="auto" style:column-width="0.464cm"/>
    </style:style>
    <style:style style:name="co11" style:family="table-column">
      <style:table-column-properties fo:break-before="auto" style:column-width="4.81cm"/>
    </style:style>
    <style:style style:name="co12" style:family="table-column">
      <style:table-column-properties fo:break-before="auto" style:column-width="0.563cm"/>
    </style:style>
    <style:style style:name="co13" style:family="table-column">
      <style:table-column-properties fo:break-before="auto" style:column-width="1.099cm"/>
    </style:style>
    <style:style style:name="co14" style:family="table-column">
      <style:table-column-properties fo:break-before="auto" style:column-width="0.473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1.005cm"/>
    </style:style>
    <style:style style:name="co17" style:family="table-column">
      <style:table-column-properties fo:break-before="auto" style:column-width="0.178cm"/>
    </style:style>
    <style:style style:name="co18" style:family="table-column">
      <style:table-column-properties fo:break-before="auto" style:column-width="0.452cm"/>
    </style:style>
    <style:style style:name="co19" style:family="table-column">
      <style:table-column-properties fo:break-before="auto" style:column-width="0.593cm"/>
    </style:style>
    <style:style style:name="co20" style:family="table-column">
      <style:table-column-properties fo:break-before="auto" style:column-width="0.446cm"/>
    </style:style>
    <style:style style:name="co21" style:family="table-column">
      <style:table-column-properties fo:break-before="auto" style:column-width="3.293cm"/>
    </style:style>
    <style:style style:name="co22" style:family="table-column">
      <style:table-column-properties fo:break-before="auto" style:column-width="0.815cm"/>
    </style:style>
    <style:style style:name="co23" style:family="table-column">
      <style:table-column-properties fo:break-before="auto" style:column-width="1.175cm"/>
    </style:style>
    <style:style style:name="co24" style:family="table-column">
      <style:table-column-properties fo:break-before="auto" style:column-width="1.24cm"/>
    </style:style>
    <style:style style:name="co25" style:family="table-column">
      <style:table-column-properties fo:break-before="auto" style:column-width="6.697cm"/>
    </style:style>
    <style:style style:name="co26" style:family="table-column">
      <style:table-column-properties fo:break-before="auto" style:column-width="1.697cm"/>
    </style:style>
    <style:style style:name="co27" style:family="table-column">
      <style:table-column-properties fo:break-before="auto" style:column-width="1.725cm"/>
    </style:style>
    <style:style style:name="co28" style:family="table-column">
      <style:table-column-properties fo:break-before="auto" style:column-width="1.736cm"/>
    </style:style>
    <style:style style:name="co29" style:family="table-column">
      <style:table-column-properties fo:break-before="auto" style:column-width="1.73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0.101cm"/>
    </style:style>
    <style:style style:name="co32" style:family="table-column">
      <style:table-column-properties fo:break-before="auto" style:column-width="4.244cm"/>
    </style:style>
    <style:style style:name="co33" style:family="table-column">
      <style:table-column-properties fo:break-before="auto" style:column-width="1.305cm"/>
    </style:style>
    <style:style style:name="co34" style:family="table-column">
      <style:table-column-properties fo:break-before="auto" style:column-width="1.5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ro3" style:family="table-row">
      <style:table-row-properties style:row-height="0.46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number-style style:name="N10000" number:language="pl" number:country="PL">
      <number:number number:min-integer-digits="1"/>
    </number:number-style>
    <number:time-style style:name="N10040" number:language="pl" number:country="PL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fo:background-color="#bf004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ackground-color="#bf0041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font-size-asian="20pt" style:font-style-asian="normal" style:font-weight-asian="normal" style:font-name-complex="Czcionka tekstu podstawowego" style:font-size-complex="20pt" style:font-style-complex="normal" style:font-weight-complex="normal"/>
    </style:style>
    <style:style style:name="ce89" style:family="table-cell" style:parent-style-name="Default">
      <style:table-cell-properties fo:background-color="#bf004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30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Default" style:data-style-name="N100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2" style:family="table-cell" style:parent-style-name="Default" style:data-style-name="N9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Default" style:data-style-name="N1004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Default" style:data-style-name="N9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Liberation Sans"/>
    </style:style>
    <style:style style:name="ce2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Liberation Sans"/>
    </style:style>
    <style:style style:name="ce256" style:family="table-cell" style:parent-style-name="Default">
      <style:table-cell-properties fo:background-color="#bf004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Liberation Sans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Default" style:data-style-name="N100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Default" style:data-style-name="N9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5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  <style:map style:condition="is-true-formula(MOD(ROW();2)=0)" style:apply-style-name="Bez_20_tytułu1" style:base-cell-address="DP.DT4"/>
      <style:map style:condition="is-true-formula(MOD(ROW();2)=1)" style:apply-style-name="Bez_20_tytułu2" style:base-cell-address="DP.DT4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  <style:map style:condition="is-true-formula(MOD(ROW();2)=0)" style:apply-style-name="Bez_20_tytułu1" style:base-cell-address="DP.DT4"/>
      <style:map style:condition="is-true-formula(MOD(ROW();2)=1)" style:apply-style-name="Bez_20_tytułu2" style:base-cell-address="DP.DT4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  <style:map style:condition="is-true-formula(MOD(ROW();2)=0)" style:apply-style-name="Bez_20_tytułu1" style:base-cell-address="DP.DT4"/>
      <style:map style:condition="is-true-formula(MOD(ROW();2)=1)" style:apply-style-name="Bez_20_tytułu2" style:base-cell-address="DP.DT4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  <style:map style:condition="is-true-formula(MOD(ROW();2)=0)" style:apply-style-name="Bez_20_tytułu1" style:base-cell-address="DP.DT4"/>
      <style:map style:condition="is-true-formula(MOD(ROW();2)=1)" style:apply-style-name="Bez_20_tytułu2" style:base-cell-address="DP.DT4"/>
    </style:style>
    <style:style style:name="ce3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  <style:map style:condition="is-true-formula(MOD(ROW();2)=0)" style:apply-style-name="Bez_20_tytułu1" style:base-cell-address="DP.DT4"/>
      <style:map style:condition="is-true-formula(MOD(ROW();2)=1)" style:apply-style-name="Bez_20_tytułu2" style:base-cell-address="DP.DT4"/>
    </style:style>
    <style:style style:name="ce271" style:family="table-cell" style:parent-style-name="Default" style:data-style-name="N84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6" style:family="table-cell" style:parent-style-name="Default" style:data-style-name="N100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7" style:family="table-cell" style:parent-style-name="Default" style:data-style-name="N100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  <style:map style:condition="is-true-formula(MOD(ROW();2)=0)" style:apply-style-name="Bez_20_tytułu1" style:base-cell-address="DP.DT4"/>
      <style:map style:condition="is-true-formula(MOD(ROW();2)=1)" style:apply-style-name="Bez_20_tytułu2" style:base-cell-address="DP.DT4"/>
    </style:style>
    <style:style style:name="ce210" style:family="table-cell" style:parent-style-name="Default">
      <style:table-cell-properties fo:background-color="transparent"/>
    </style:style>
    <style:style style:name="ce185" style:family="table-cell" style:parent-style-name="Default">
      <style:map style:condition="is-true-formula(MOD(ROW();2)=0)" style:apply-style-name="Bez_20_tytułu1" style:base-cell-address="DP.DT4"/>
      <style:map style:condition="is-true-formula(MOD(ROW();2)=1)" style:apply-style-name="Bez_20_tytułu2" style:base-cell-address="DP.DT4"/>
    </style:style>
    <style:style style:name="ce19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92" style:family="table-cell" style:parent-style-name="Default">
      <style:table-cell-properties fo:wrap-option="wrap"/>
    </style:style>
    <style:style style:name="ce19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03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112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  <style:map style:condition="is-true-formula(MOD(ROW();2)=0)" style:apply-style-name="Bez_20_tytułu1" style:base-cell-address="DŚ.DF4"/>
      <style:map style:condition="is-true-formula(MOD(ROW();2)=1)" style:apply-style-name="Bez_20_tytułu2" style:base-cell-address="DŚ.DF4"/>
    </style:style>
    <style:style style:name="ce1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  <style:map style:condition="is-true-formula(MOD(ROW();2)=0)" style:apply-style-name="Bez_20_tytułu1" style:base-cell-address="DŚ.DF4"/>
      <style:map style:condition="is-true-formula(MOD(ROW();2)=1)" style:apply-style-name="Bez_20_tytułu2" style:base-cell-address="DŚ.DF4"/>
    </style:style>
    <style:style style:name="ce1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  <style:map style:condition="is-true-formula(MOD(ROW();2)=0)" style:apply-style-name="Bez_20_tytułu1" style:base-cell-address="DŚ.DF4"/>
      <style:map style:condition="is-true-formula(MOD(ROW();2)=1)" style:apply-style-name="Bez_20_tytułu2" style:base-cell-address="DŚ.DF4"/>
    </style:style>
    <style:style style:name="ce1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  <style:map style:condition="is-true-formula(MOD(ROW();2)=0)" style:apply-style-name="Bez_20_tytułu1" style:base-cell-address="DŚ.DF4"/>
      <style:map style:condition="is-true-formula(MOD(ROW();2)=1)" style:apply-style-name="Bez_20_tytułu2" style:base-cell-address="DŚ.DF4"/>
    </style:style>
    <style:style style:name="ce1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  <style:map style:condition="is-true-formula(MOD(ROW();2)=0)" style:apply-style-name="Bez_20_tytułu1" style:base-cell-address="DŚ.DF4"/>
      <style:map style:condition="is-true-formula(MOD(ROW();2)=1)" style:apply-style-name="Bez_20_tytułu2" style:base-cell-address="DŚ.DF4"/>
    </style:style>
    <style:style style:name="ce13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27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zcionka tekstu podstawowego1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zcionka tekstu podstawowego1" style:font-size-asian="11pt" style:language-asian="zh" style:country-asian="CN" style:font-style-asian="normal" style:font-weight-asian="normal" style:font-name-complex="Czcionka tekstu podstawoweg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2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  <style:map style:condition="is-true-formula(MOD(ROW();2)=0)" style:apply-style-name="Bez_20_tytułu1" style:base-cell-address="DŚ.DF4"/>
      <style:map style:condition="is-true-formula(MOD(ROW();2)=1)" style:apply-style-name="Bez_20_tytułu2" style:base-cell-address="DŚ.DF4"/>
    </style:style>
    <style:style style:name="ce138" style:family="table-cell" style:parent-style-name="Default" style:data-style-name="N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zcionka tekstu podstawowego1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zcionka tekstu podstawowego1" style:font-size-asian="11pt" style:language-asian="zh" style:country-asian="CN" style:font-style-asian="normal" style:font-weight-asian="normal" style:font-name-complex="Czcionka tekstu podstawoweg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MOD(ROW();2)=0)" style:apply-style-name="Bez_20_tytułu1" style:base-cell-address="DŚ.DF4"/>
      <style:map style:condition="is-true-formula(MOD(ROW();2)=1)" style:apply-style-name="Bez_20_tytułu2" style:base-cell-address="DŚ.DF4"/>
    </style:style>
    <style:style style:name="ce1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Czcionka tekstu podstawowego1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zcionka tekstu podstawowego1" style:font-size-asian="11pt" style:language-asian="zh" style:country-asian="CN" style:font-style-asian="normal" style:font-weight-asian="normal" style:font-name-complex="Czcionka tekstu podstawoweg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map style:condition="is-true-formula(MOD(ROW();2)=0)" style:apply-style-name="Bez_20_tytułu1" style:base-cell-address="DŚ.DF4"/>
      <style:map style:condition="is-true-formula(MOD(ROW();2)=1)" style:apply-style-name="Bez_20_tytułu2" style:base-cell-address="DŚ.DF4"/>
    </style:style>
    <style:style style:name="ce493" style:family="table-cell" style:parent-style-name="Default">
      <style:text-properties fo:color="#000000" style:text-outline="false" style:text-line-through-style="none" style:text-line-through-type="none" style:font-name="Czcionka tekstu podstawowego1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zcionka tekstu podstawowego1" style:font-size-asian="11pt" style:language-asian="zh" style:country-asian="CN" style:font-style-asian="normal" style:font-weight-asian="normal" style:font-name-complex="Czcionka tekstu podstawoweg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DP.DH125">
          <table:error-message table:message-type="stop" table:display="true"/>
        </table:content-validation>
      </table:content-validations>
      <table:table table:name="DP" table:style-name="ta1" table:print-ranges="DP.DW1:DP.FI30 DP.DW43:DP.FI73 DP.A85:DP.AD86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2" table:default-cell-style-name="ce85"/>
        <table:table-column table:style-name="co4" table:default-cell-style-name="ce85"/>
        <table:table-column table:style-name="co4" table:number-columns-repeated="27" table:default-cell-style-name="Default"/>
        <table:table-column table:style-name="co5" table:default-cell-style-name="ce54"/>
        <table:table-column table:style-name="co4" table:number-columns-repeated="2" table:default-cell-style-name="Default"/>
        <table:table-column table:style-name="co6" table:default-cell-style-name="ce85"/>
        <table:table-column table:style-name="co7" table:number-columns-repeated="11" table:default-cell-style-name="ce85"/>
        <table:table-column table:style-name="co8" table:default-cell-style-name="ce85"/>
        <table:table-column table:style-name="co7" table:number-columns-repeated="13" table:default-cell-style-name="ce85"/>
        <table:table-column table:style-name="co9" table:default-cell-style-name="ce85"/>
        <table:table-column table:style-name="co10" table:default-cell-style-name="ce85"/>
        <table:table-column table:style-name="co11" table:default-cell-style-name="ce85"/>
        <table:table-column table:style-name="co12" table:default-cell-style-name="ce85"/>
        <table:table-column table:style-name="co7" table:number-columns-repeated="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16" table:number-columns-repeated="10" table:default-cell-style-name="ce85"/>
        <table:table-column table:style-name="co17" table:default-cell-style-name="ce85"/>
        <table:table-column table:style-name="co15" table:default-cell-style-name="ce85"/>
        <table:table-column table:style-name="co16" table:number-columns-repeated="10" table:default-cell-style-name="ce85"/>
        <table:table-column table:style-name="co18" table:number-columns-repeated="2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255"/>
        <table:table-column table:style-name="co12" table:default-cell-style-name="ce85"/>
        <table:table-column table:style-name="co4" table:number-columns-repeated="19" table:default-cell-style-name="Default"/>
        <table:table-column table:style-name="co22" table:default-cell-style-name="ce54"/>
        <table:table-column table:style-name="co4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85"/>
        <table:table-column table:style-name="co4" table:default-cell-style-name="Default"/>
        <table:table-column table:style-name="co26" table:default-cell-style-name="ce85"/>
        <table:table-column table:style-name="co25" table:default-cell-style-name="ce85"/>
        <table:table-column table:style-name="co27" table:number-columns-repeated="2" table:default-cell-style-name="ce85"/>
        <table:table-column table:style-name="co28" table:default-cell-style-name="ce85"/>
        <table:table-column table:style-name="co28" table:number-columns-repeated="35" table:default-cell-style-name="Default"/>
        <table:table-column table:style-name="co29" table:number-columns-repeated="57" table:default-cell-style-name="Default"/>
        <table:table-column table:style-name="co4" table:default-cell-style-name="Default"/>
        <table:table-column table:style-name="co30" table:number-columns-repeated="7" table:default-cell-style-name="Default"/>
        <table:table-row table:style-name="ro1">
          <table:table-cell table:style-name="ce1"/>
          <table:table-cell table:style-name="Default" table:number-columns-repeated="5"/>
          <table:table-cell table:number-columns-repeated="117"/>
          <table:table-cell table:style-name="Default"/>
          <table:table-cell/>
          <table:table-cell table:style-name="Default"/>
          <table:table-cell table:style-name="ce271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number-columns-repeated="59"/>
          <table:table-cell table:style-name="ce194"/>
          <table:table-cell table:style-name="ce195" table:number-columns-repeated="5"/>
        </table:table-row>
        <table:table-row table:style-name="ro1">
          <table:table-cell table:style-name="Default" table:number-columns-repeated="6"/>
          <table:table-cell table:number-columns-repeated="117"/>
          <table:table-cell table:style-name="Default"/>
          <table:table-cell/>
          <table:table-cell table:style-name="Default"/>
          <table:table-cell table:style-name="ce272"/>
          <table:covered-table-cell table:number-columns-repeated="4" table:style-name="ce104"/>
          <table:covered-table-cell table:number-columns-repeated="34" table:style-name="ce210"/>
          <table:table-cell table:number-columns-repeated="59"/>
          <table:table-cell table:style-name="ce92"/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114"/>
          <table:table-cell table:style-name="ce85"/>
          <table:table-cell table:number-columns-repeated="2"/>
          <table:table-cell table:style-name="Default"/>
          <table:table-cell/>
          <table:table-cell table:style-name="Default"/>
          <table:table-cell table:style-name="ce97" office:value-type="string" calcext:value-type="string">
            <text:p>Przystanek</text:p>
          </table:table-cell>
          <table:covered-table-cell table:number-columns-repeated="4" table:style-name="ce104"/>
          <table:covered-table-cell table:number-columns-repeated="34" table:style-name="ce210"/>
          <table:table-cell table:number-columns-repeated="59"/>
          <table:table-cell table:style-name="ce92"/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117"/>
          <table:table-cell table:style-name="ce25" office:value-type="string" calcext:value-type="string">
            <text:p>Pl. Wilsona</text:p>
          </table:table-cell>
          <table:table-cell table:style-name="ce13" office:value-type="string" calcext:value-type="string">
            <text:p>18</text:p>
          </table:table-cell>
          <table:table-cell table:style-name="Default"/>
          <table:table-cell table:style-name="ce25" table:formula="of:=[.DT4]&amp;&quot; &quot;&amp;[.DU4]" office:value-type="string" office:string-value="Pl. Wilsona 18" calcext:value-type="string">
            <text:p>Pl. Wilsona 18</text:p>
          </table:table-cell>
          <table:table-cell table:style-name="ce25" office:value-type="time" office:time-value="PT04H58M00S" calcext:value-type="time">
            <text:p>4:58</text:p>
          </table:table-cell>
          <table:table-cell table:style-name="ce25" office:value-type="time" office:time-value="PT05H28M00S" calcext:value-type="time">
            <text:p>5:28</text:p>
          </table:table-cell>
          <table:table-cell table:style-name="ce25" office:value-type="time" office:time-value="PT05H58M00S" calcext:value-type="time">
            <text:p>5:58</text:p>
          </table:table-cell>
          <table:table-cell table:style-name="ce25" office:value-type="time" office:time-value="PT06H28M00S" calcext:value-type="time">
            <text:p>6:28</text:p>
          </table:table-cell>
          <table:table-cell table:style-name="ce25" office:value-type="time" office:time-value="PT06H58M00S" calcext:value-type="time">
            <text:p>6:58</text:p>
          </table:table-cell>
          <table:table-cell table:style-name="ce25" office:value-type="time" office:time-value="PT07H28M00S" calcext:value-type="time">
            <text:p>7:28</text:p>
          </table:table-cell>
          <table:table-cell table:style-name="ce25" office:value-type="time" office:time-value="PT07H58M00S" calcext:value-type="time">
            <text:p>7:58</text:p>
          </table:table-cell>
          <table:table-cell table:style-name="ce25" office:value-type="time" office:time-value="PT08H28M00S" calcext:value-type="time">
            <text:p>8:28</text:p>
          </table:table-cell>
          <table:table-cell table:style-name="ce25" office:value-type="time" office:time-value="PT08H58M00S" calcext:value-type="time">
            <text:p>8:58</text:p>
          </table:table-cell>
          <table:table-cell table:style-name="ce25" office:value-type="time" office:time-value="PT09H28M00S" calcext:value-type="time">
            <text:p>9:28</text:p>
          </table:table-cell>
          <table:table-cell table:style-name="ce25" office:value-type="time" office:time-value="PT09H58M00S" calcext:value-type="time">
            <text:p>9:58</text:p>
          </table:table-cell>
          <table:table-cell table:style-name="ce25" office:value-type="time" office:time-value="PT10H28M00S" calcext:value-type="time">
            <text:p>10:28</text:p>
          </table:table-cell>
          <table:table-cell table:style-name="ce25" office:value-type="time" office:time-value="PT10H58M00S" calcext:value-type="time">
            <text:p>10:58</text:p>
          </table:table-cell>
          <table:table-cell table:style-name="ce25" office:value-type="time" office:time-value="PT11H28M00S" calcext:value-type="time">
            <text:p>11:28</text:p>
          </table:table-cell>
          <table:table-cell table:style-name="ce25" office:value-type="time" office:time-value="PT11H58M00S" calcext:value-type="time">
            <text:p>11:58</text:p>
          </table:table-cell>
          <table:table-cell table:style-name="ce25" office:value-type="time" office:time-value="PT12H28M00S" calcext:value-type="time">
            <text:p>12:28</text:p>
          </table:table-cell>
          <table:table-cell table:style-name="ce25" office:value-type="time" office:time-value="PT12H58M00S" calcext:value-type="time">
            <text:p>12:58</text:p>
          </table:table-cell>
          <table:table-cell table:style-name="ce25" office:value-type="time" office:time-value="PT13H28M00S" calcext:value-type="time">
            <text:p>13:28</text:p>
          </table:table-cell>
          <table:table-cell table:style-name="ce25" office:value-type="time" office:time-value="PT13H58M00S" calcext:value-type="time">
            <text:p>13:58</text:p>
          </table:table-cell>
          <table:table-cell table:style-name="ce25" office:value-type="time" office:time-value="PT14H28M00S" calcext:value-type="time">
            <text:p>14:28</text:p>
          </table:table-cell>
          <table:table-cell table:style-name="ce25" office:value-type="time" office:time-value="PT14H58M00S" calcext:value-type="time">
            <text:p>14:58</text:p>
          </table:table-cell>
          <table:table-cell table:style-name="ce25" office:value-type="time" office:time-value="PT15H28M00S" calcext:value-type="time">
            <text:p>15:28</text:p>
          </table:table-cell>
          <table:table-cell table:style-name="ce25" office:value-type="time" office:time-value="PT15H58M00S" calcext:value-type="time">
            <text:p>15:58</text:p>
          </table:table-cell>
          <table:table-cell table:style-name="ce25" office:value-type="time" office:time-value="PT16H28M00S" calcext:value-type="time">
            <text:p>16:28</text:p>
          </table:table-cell>
          <table:table-cell table:style-name="ce25" office:value-type="time" office:time-value="PT16H58M00S" calcext:value-type="time">
            <text:p>16:58</text:p>
          </table:table-cell>
          <table:table-cell table:style-name="ce25" office:value-type="time" office:time-value="PT17H28M00S" calcext:value-type="time">
            <text:p>17:28</text:p>
          </table:table-cell>
          <table:table-cell table:style-name="ce25" office:value-type="time" office:time-value="PT17H58M00S" calcext:value-type="time">
            <text:p>17:58</text:p>
          </table:table-cell>
          <table:table-cell table:style-name="ce25" office:value-type="time" office:time-value="PT18H28M00S" calcext:value-type="time">
            <text:p>18:28</text:p>
          </table:table-cell>
          <table:table-cell table:style-name="ce25" office:value-type="time" office:time-value="PT18H58M00S" calcext:value-type="time">
            <text:p>18:58</text:p>
          </table:table-cell>
          <table:table-cell table:style-name="ce25" office:value-type="time" office:time-value="PT19H28M00S" calcext:value-type="time">
            <text:p>19:28</text:p>
          </table:table-cell>
          <table:table-cell table:style-name="ce25" office:value-type="time" office:time-value="PT19H58M00S" calcext:value-type="time">
            <text:p>19:58</text:p>
          </table:table-cell>
          <table:table-cell table:style-name="ce25" office:value-type="time" office:time-value="PT20H28M00S" calcext:value-type="time">
            <text:p>20:28</text:p>
          </table:table-cell>
          <table:table-cell table:style-name="ce25" office:value-type="time" office:time-value="PT20H58M00S" calcext:value-type="time">
            <text:p>20:58</text:p>
          </table:table-cell>
          <table:table-cell table:style-name="ce25" office:value-type="time" office:time-value="PT21H28M00S" calcext:value-type="time">
            <text:p>21:28</text:p>
          </table:table-cell>
          <table:table-cell table:style-name="ce25" office:value-type="time" office:time-value="PT21H58M00S" calcext:value-type="time">
            <text:p>21:58</text:p>
          </table:table-cell>
          <table:table-cell table:style-name="ce25" office:value-type="time" office:time-value="PT22H28M00S" calcext:value-type="time">
            <text:p>22:28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117"/>
          <table:table-cell table:style-name="ce25" office:value-type="string" calcext:value-type="string">
            <text:p>Pl. Wilsona</text:p>
          </table:table-cell>
          <table:table-cell table:style-name="ce13" office:value-type="string" calcext:value-type="string">
            <text:p>04</text:p>
          </table:table-cell>
          <table:table-cell table:style-name="Default"/>
          <table:table-cell table:style-name="ce25" table:formula="of:=[.DT5]&amp;&quot; &quot;&amp;[.DU5]" office:value-type="string" office:string-value="Pl. Wilsona 04" calcext:value-type="string">
            <text:p>Pl. Wilsona 04</text:p>
          </table:table-cell>
          <table:table-cell table:style-name="ce25" table:formula="of:=[.DX4]+TIME(0;1;0)" office:value-type="time" office:time-value="PT04H59M00S" calcext:value-type="time">
            <text:p>4:59</text:p>
          </table:table-cell>
          <table:table-cell table:style-name="ce25" table:formula="of:=[.DY4]+TIME(0;1;0)" office:value-type="time" office:time-value="PT05H29M00S" calcext:value-type="time">
            <text:p>5:29</text:p>
          </table:table-cell>
          <table:table-cell table:style-name="ce25" table:formula="of:=[.DZ4]+TIME(0;1;0)" office:value-type="time" office:time-value="PT05H59M00S" calcext:value-type="time">
            <text:p>5:59</text:p>
          </table:table-cell>
          <table:table-cell table:style-name="ce25" table:formula="of:=[.EA4]+TIME(0;1;0)" office:value-type="time" office:time-value="PT06H29M00S" calcext:value-type="time">
            <text:p>6:29</text:p>
          </table:table-cell>
          <table:table-cell table:style-name="ce25" table:formula="of:=[.EB4]+TIME(0;1;0)" office:value-type="time" office:time-value="PT06H59M00S" calcext:value-type="time">
            <text:p>6:59</text:p>
          </table:table-cell>
          <table:table-cell table:style-name="ce25" table:formula="of:=[.EC4]+TIME(0;1;0)" office:value-type="time" office:time-value="PT07H29M00S" calcext:value-type="time">
            <text:p>7:29</text:p>
          </table:table-cell>
          <table:table-cell table:style-name="ce25" table:formula="of:=[.ED4]+TIME(0;1;0)" office:value-type="time" office:time-value="PT07H59M00S" calcext:value-type="time">
            <text:p>7:59</text:p>
          </table:table-cell>
          <table:table-cell table:style-name="ce25" table:formula="of:=[.EE4]+TIME(0;1;0)" office:value-type="time" office:time-value="PT08H29M00S" calcext:value-type="time">
            <text:p>8:29</text:p>
          </table:table-cell>
          <table:table-cell table:style-name="ce25" table:formula="of:=[.EF4]+TIME(0;1;0)" office:value-type="time" office:time-value="PT08H59M00S" calcext:value-type="time">
            <text:p>8:59</text:p>
          </table:table-cell>
          <table:table-cell table:style-name="ce25" table:formula="of:=[.EG4]+TIME(0;1;0)" office:value-type="time" office:time-value="PT09H29M00S" calcext:value-type="time">
            <text:p>9:29</text:p>
          </table:table-cell>
          <table:table-cell table:style-name="ce25" table:formula="of:=[.EH4]+TIME(0;1;0)" office:value-type="time" office:time-value="PT09H59M00S" calcext:value-type="time">
            <text:p>9:59</text:p>
          </table:table-cell>
          <table:table-cell table:style-name="ce25" table:formula="of:=[.EI4]+TIME(0;1;0)" office:value-type="time" office:time-value="PT10H29M00S" calcext:value-type="time">
            <text:p>10:29</text:p>
          </table:table-cell>
          <table:table-cell table:style-name="ce25" table:formula="of:=[.EJ4]+TIME(0;1;0)" office:value-type="time" office:time-value="PT10H59M00S" calcext:value-type="time">
            <text:p>10:59</text:p>
          </table:table-cell>
          <table:table-cell table:style-name="ce25" table:formula="of:=[.EK4]+TIME(0;1;0)" office:value-type="time" office:time-value="PT11H29M00S" calcext:value-type="time">
            <text:p>11:29</text:p>
          </table:table-cell>
          <table:table-cell table:style-name="ce25" table:formula="of:=[.EL4]+TIME(0;1;0)" office:value-type="time" office:time-value="PT11H59M00S" calcext:value-type="time">
            <text:p>11:59</text:p>
          </table:table-cell>
          <table:table-cell table:style-name="ce25" table:formula="of:=[.EM4]+TIME(0;1;0)" office:value-type="time" office:time-value="PT12H29M00S" calcext:value-type="time">
            <text:p>12:29</text:p>
          </table:table-cell>
          <table:table-cell table:style-name="ce25" table:formula="of:=[.EN4]+TIME(0;1;0)" office:value-type="time" office:time-value="PT12H59M00S" calcext:value-type="time">
            <text:p>12:59</text:p>
          </table:table-cell>
          <table:table-cell table:style-name="ce25" table:formula="of:=[.EO4]+TIME(0;1;0)" office:value-type="time" office:time-value="PT13H29M00S" calcext:value-type="time">
            <text:p>13:29</text:p>
          </table:table-cell>
          <table:table-cell table:style-name="ce25" table:formula="of:=[.EP4]+TIME(0;1;0)" office:value-type="time" office:time-value="PT13H59M00S" calcext:value-type="time">
            <text:p>13:59</text:p>
          </table:table-cell>
          <table:table-cell table:style-name="ce25" table:formula="of:=[.EQ4]+TIME(0;1;0)" office:value-type="time" office:time-value="PT14H29M00S" calcext:value-type="time">
            <text:p>14:29</text:p>
          </table:table-cell>
          <table:table-cell table:style-name="ce25" table:formula="of:=[.ER4]+TIME(0;1;0)" office:value-type="time" office:time-value="PT14H59M00S" calcext:value-type="time">
            <text:p>14:59</text:p>
          </table:table-cell>
          <table:table-cell table:style-name="ce25" table:formula="of:=[.ES4]+TIME(0;1;0)" office:value-type="time" office:time-value="PT15H29M00S" calcext:value-type="time">
            <text:p>15:29</text:p>
          </table:table-cell>
          <table:table-cell table:style-name="ce25" table:formula="of:=[.ET4]+TIME(0;1;0)" office:value-type="time" office:time-value="PT15H59M00S" calcext:value-type="time">
            <text:p>15:59</text:p>
          </table:table-cell>
          <table:table-cell table:style-name="ce25" table:formula="of:=[.EU4]+TIME(0;1;0)" office:value-type="time" office:time-value="PT16H29M00S" calcext:value-type="time">
            <text:p>16:29</text:p>
          </table:table-cell>
          <table:table-cell table:style-name="ce25" table:formula="of:=[.EV4]+TIME(0;1;0)" office:value-type="time" office:time-value="PT16H59M00S" calcext:value-type="time">
            <text:p>16:59</text:p>
          </table:table-cell>
          <table:table-cell table:style-name="ce25" table:formula="of:=[.EW4]+TIME(0;1;0)" office:value-type="time" office:time-value="PT17H29M00S" calcext:value-type="time">
            <text:p>17:29</text:p>
          </table:table-cell>
          <table:table-cell table:style-name="ce25" table:formula="of:=[.EX4]+TIME(0;1;0)" office:value-type="time" office:time-value="PT17H59M00S" calcext:value-type="time">
            <text:p>17:59</text:p>
          </table:table-cell>
          <table:table-cell table:style-name="ce25" table:formula="of:=[.EY4]+TIME(0;1;0)" office:value-type="time" office:time-value="PT18H29M00S" calcext:value-type="time">
            <text:p>18:29</text:p>
          </table:table-cell>
          <table:table-cell table:style-name="ce25" table:formula="of:=[.EZ4]+TIME(0;1;0)" office:value-type="time" office:time-value="PT18H59M00S" calcext:value-type="time">
            <text:p>18:59</text:p>
          </table:table-cell>
          <table:table-cell table:style-name="ce25" table:formula="of:=[.FA4]+TIME(0;1;0)" office:value-type="time" office:time-value="PT19H29M00S" calcext:value-type="time">
            <text:p>19:29</text:p>
          </table:table-cell>
          <table:table-cell table:style-name="ce25" table:formula="of:=[.FB4]+TIME(0;1;0)" office:value-type="time" office:time-value="PT19H59M00S" calcext:value-type="time">
            <text:p>19:59</text:p>
          </table:table-cell>
          <table:table-cell table:style-name="ce25" table:formula="of:=[.FC4]+TIME(0;1;0)" office:value-type="time" office:time-value="PT20H29M00S" calcext:value-type="time">
            <text:p>20:29</text:p>
          </table:table-cell>
          <table:table-cell table:style-name="ce25" table:formula="of:=[.FD4]+TIME(0;1;0)" office:value-type="time" office:time-value="PT20H59M00S" calcext:value-type="time">
            <text:p>20:59</text:p>
          </table:table-cell>
          <table:table-cell table:style-name="ce25" table:formula="of:=[.FE4]+TIME(0;1;0)" office:value-type="time" office:time-value="PT21H29M00S" calcext:value-type="time">
            <text:p>21:29</text:p>
          </table:table-cell>
          <table:table-cell table:style-name="ce25" table:formula="of:=[.FF4]+TIME(0;1;0)" office:value-type="time" office:time-value="PT21H59M00S" calcext:value-type="time">
            <text:p>21:59</text:p>
          </table:table-cell>
          <table:table-cell table:style-name="ce25" table:formula="of:=[.FG4]+TIME(0;1;0)" office:value-type="time" office:time-value="PT22H29M00S" calcext:value-type="time">
            <text:p>22:29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117"/>
          <table:table-cell table:style-name="ce25" office:value-type="string" calcext:value-type="string">
            <text:p>Bohomolca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6]&amp;&quot; &quot;&amp;[.DU6]" office:value-type="string" office:string-value="Bohomolca 02" calcext:value-type="string">
            <text:p>Bohomolca 02</text:p>
          </table:table-cell>
          <table:table-cell table:style-name="ce25" table:formula="of:=[.DX5]+TIME(0;1;0)" office:value-type="time" office:time-value="PT05H00M00S" calcext:value-type="time">
            <text:p>5:00</text:p>
          </table:table-cell>
          <table:table-cell table:style-name="ce25" table:formula="of:=[.DY5]+TIME(0;1;0)" office:value-type="time" office:time-value="PT05H30M00S" calcext:value-type="time">
            <text:p>5:30</text:p>
          </table:table-cell>
          <table:table-cell table:style-name="ce25" table:formula="of:=[.DZ5]+TIME(0;1;0)" office:value-type="time" office:time-value="PT06H00M00S" calcext:value-type="time">
            <text:p>6:00</text:p>
          </table:table-cell>
          <table:table-cell table:style-name="ce25" table:formula="of:=[.EA5]+TIME(0;1;0)" office:value-type="time" office:time-value="PT06H30M00S" calcext:value-type="time">
            <text:p>6:30</text:p>
          </table:table-cell>
          <table:table-cell table:style-name="ce25" table:formula="of:=[.EB5]+TIME(0;1;0)" office:value-type="time" office:time-value="PT07H00M00S" calcext:value-type="time">
            <text:p>7:00</text:p>
          </table:table-cell>
          <table:table-cell table:style-name="ce25" table:formula="of:=[.EC5]+TIME(0;1;0)" office:value-type="time" office:time-value="PT07H30M00S" calcext:value-type="time">
            <text:p>7:30</text:p>
          </table:table-cell>
          <table:table-cell table:style-name="ce25" table:formula="of:=[.ED5]+TIME(0;1;0)" office:value-type="time" office:time-value="PT08H00M00S" calcext:value-type="time">
            <text:p>8:00</text:p>
          </table:table-cell>
          <table:table-cell table:style-name="ce25" table:formula="of:=[.EE5]+TIME(0;1;0)" office:value-type="time" office:time-value="PT08H30M00S" calcext:value-type="time">
            <text:p>8:30</text:p>
          </table:table-cell>
          <table:table-cell table:style-name="ce25" table:formula="of:=[.EF5]+TIME(0;1;0)" office:value-type="time" office:time-value="PT09H00M00S" calcext:value-type="time">
            <text:p>9:00</text:p>
          </table:table-cell>
          <table:table-cell table:style-name="ce25" table:formula="of:=[.EG5]+TIME(0;1;0)" office:value-type="time" office:time-value="PT09H30M00S" calcext:value-type="time">
            <text:p>9:30</text:p>
          </table:table-cell>
          <table:table-cell table:style-name="ce25" table:formula="of:=[.EH5]+TIME(0;1;0)" office:value-type="time" office:time-value="PT10H00M00S" calcext:value-type="time">
            <text:p>10:00</text:p>
          </table:table-cell>
          <table:table-cell table:style-name="ce25" table:formula="of:=[.EI5]+TIME(0;1;0)" office:value-type="time" office:time-value="PT10H30M00S" calcext:value-type="time">
            <text:p>10:30</text:p>
          </table:table-cell>
          <table:table-cell table:style-name="ce25" table:formula="of:=[.EJ5]+TIME(0;1;0)" office:value-type="time" office:time-value="PT11H00M00S" calcext:value-type="time">
            <text:p>11:00</text:p>
          </table:table-cell>
          <table:table-cell table:style-name="ce25" table:formula="of:=[.EK5]+TIME(0;1;0)" office:value-type="time" office:time-value="PT11H30M00S" calcext:value-type="time">
            <text:p>11:30</text:p>
          </table:table-cell>
          <table:table-cell table:style-name="ce25" table:formula="of:=[.EL5]+TIME(0;1;0)" office:value-type="time" office:time-value="PT12H00M00S" calcext:value-type="time">
            <text:p>12:00</text:p>
          </table:table-cell>
          <table:table-cell table:style-name="ce25" table:formula="of:=[.EM5]+TIME(0;1;0)" office:value-type="time" office:time-value="PT12H30M00S" calcext:value-type="time">
            <text:p>12:30</text:p>
          </table:table-cell>
          <table:table-cell table:style-name="ce25" table:formula="of:=[.EN5]+TIME(0;1;0)" office:value-type="time" office:time-value="PT13H00M00S" calcext:value-type="time">
            <text:p>13:00</text:p>
          </table:table-cell>
          <table:table-cell table:style-name="ce25" table:formula="of:=[.EO5]+TIME(0;1;0)" office:value-type="time" office:time-value="PT13H30M00S" calcext:value-type="time">
            <text:p>13:30</text:p>
          </table:table-cell>
          <table:table-cell table:style-name="ce25" table:formula="of:=[.EP5]+TIME(0;1;0)" office:value-type="time" office:time-value="PT14H00M00S" calcext:value-type="time">
            <text:p>14:00</text:p>
          </table:table-cell>
          <table:table-cell table:style-name="ce25" table:formula="of:=[.EQ5]+TIME(0;1;0)" office:value-type="time" office:time-value="PT14H30M00S" calcext:value-type="time">
            <text:p>14:30</text:p>
          </table:table-cell>
          <table:table-cell table:style-name="ce25" table:formula="of:=[.ER5]+TIME(0;1;0)" office:value-type="time" office:time-value="PT15H00M00S" calcext:value-type="time">
            <text:p>15:00</text:p>
          </table:table-cell>
          <table:table-cell table:style-name="ce25" table:formula="of:=[.ES5]+TIME(0;1;0)" office:value-type="time" office:time-value="PT15H30M00S" calcext:value-type="time">
            <text:p>15:30</text:p>
          </table:table-cell>
          <table:table-cell table:style-name="ce25" table:formula="of:=[.ET5]+TIME(0;1;0)" office:value-type="time" office:time-value="PT16H00M00S" calcext:value-type="time">
            <text:p>16:00</text:p>
          </table:table-cell>
          <table:table-cell table:style-name="ce25" table:formula="of:=[.EU5]+TIME(0;1;0)" office:value-type="time" office:time-value="PT16H30M00S" calcext:value-type="time">
            <text:p>16:30</text:p>
          </table:table-cell>
          <table:table-cell table:style-name="ce25" table:formula="of:=[.EV5]+TIME(0;1;0)" office:value-type="time" office:time-value="PT17H00M00S" calcext:value-type="time">
            <text:p>17:00</text:p>
          </table:table-cell>
          <table:table-cell table:style-name="ce25" table:formula="of:=[.EW5]+TIME(0;1;0)" office:value-type="time" office:time-value="PT17H30M00S" calcext:value-type="time">
            <text:p>17:30</text:p>
          </table:table-cell>
          <table:table-cell table:style-name="ce25" table:formula="of:=[.EX5]+TIME(0;1;0)" office:value-type="time" office:time-value="PT18H00M00S" calcext:value-type="time">
            <text:p>18:00</text:p>
          </table:table-cell>
          <table:table-cell table:style-name="ce25" table:formula="of:=[.EY5]+TIME(0;1;0)" office:value-type="time" office:time-value="PT18H30M00S" calcext:value-type="time">
            <text:p>18:30</text:p>
          </table:table-cell>
          <table:table-cell table:style-name="ce25" table:formula="of:=[.EZ5]+TIME(0;1;0)" office:value-type="time" office:time-value="PT19H00M00S" calcext:value-type="time">
            <text:p>19:00</text:p>
          </table:table-cell>
          <table:table-cell table:style-name="ce25" table:formula="of:=[.FA5]+TIME(0;1;0)" office:value-type="time" office:time-value="PT19H30M00S" calcext:value-type="time">
            <text:p>19:30</text:p>
          </table:table-cell>
          <table:table-cell table:style-name="ce25" table:formula="of:=[.FB5]+TIME(0;1;0)" office:value-type="time" office:time-value="PT20H00M00S" calcext:value-type="time">
            <text:p>20:00</text:p>
          </table:table-cell>
          <table:table-cell table:style-name="ce25" table:formula="of:=[.FC5]+TIME(0;1;0)" office:value-type="time" office:time-value="PT20H30M00S" calcext:value-type="time">
            <text:p>20:30</text:p>
          </table:table-cell>
          <table:table-cell table:style-name="ce25" table:formula="of:=[.FD5]+TIME(0;1;0)" office:value-type="time" office:time-value="PT21H00M00S" calcext:value-type="time">
            <text:p>21:00</text:p>
          </table:table-cell>
          <table:table-cell table:style-name="ce25" table:formula="of:=[.FE5]+TIME(0;1;0)" office:value-type="time" office:time-value="PT21H30M00S" calcext:value-type="time">
            <text:p>21:30</text:p>
          </table:table-cell>
          <table:table-cell table:style-name="ce25" table:formula="of:=[.FF5]+TIME(0;1;0)" office:value-type="time" office:time-value="PT22H00M00S" calcext:value-type="time">
            <text:p>22:00</text:p>
          </table:table-cell>
          <table:table-cell table:style-name="ce25" table:formula="of:=[.FG5]+TIME(0;1;0)" office:value-type="time" office:time-value="PT22H30M00S" calcext:value-type="time">
            <text:p>22:30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117"/>
          <table:table-cell table:style-name="ce25" office:value-type="string" calcext:value-type="string">
            <text:p>Marymont-Potok</text:p>
          </table:table-cell>
          <table:table-cell table:style-name="ce33" office:value-type="string" calcext:value-type="string">
            <text:p>06</text:p>
          </table:table-cell>
          <table:table-cell table:style-name="Default"/>
          <table:table-cell table:style-name="ce25" table:formula="of:=[.DT7]&amp;&quot; &quot;&amp;[.DU7]" office:value-type="string" office:string-value="Marymont-Potok 06" calcext:value-type="string">
            <text:p>Marymont-Potok 06</text:p>
          </table:table-cell>
          <table:table-cell table:style-name="ce25" table:formula="of:=[.DX6]+TIME(0;1;0)" office:value-type="time" office:time-value="PT05H01M00S" calcext:value-type="time">
            <text:p>5:01</text:p>
          </table:table-cell>
          <table:table-cell table:style-name="ce25" table:formula="of:=[.DY6]+TIME(0;1;0)" office:value-type="time" office:time-value="PT05H31M00S" calcext:value-type="time">
            <text:p>5:31</text:p>
          </table:table-cell>
          <table:table-cell table:style-name="ce25" table:formula="of:=[.DZ6]+TIME(0;1;0)" office:value-type="time" office:time-value="PT06H01M00S" calcext:value-type="time">
            <text:p>6:01</text:p>
          </table:table-cell>
          <table:table-cell table:style-name="ce25" table:formula="of:=[.EA6]+TIME(0;1;0)" office:value-type="time" office:time-value="PT06H31M00S" calcext:value-type="time">
            <text:p>6:31</text:p>
          </table:table-cell>
          <table:table-cell table:style-name="ce25" table:formula="of:=[.EB6]+TIME(0;1;0)" office:value-type="time" office:time-value="PT07H01M00S" calcext:value-type="time">
            <text:p>7:01</text:p>
          </table:table-cell>
          <table:table-cell table:style-name="ce25" table:formula="of:=[.EC6]+TIME(0;1;0)" office:value-type="time" office:time-value="PT07H31M00S" calcext:value-type="time">
            <text:p>7:31</text:p>
          </table:table-cell>
          <table:table-cell table:style-name="ce25" table:formula="of:=[.ED6]+TIME(0;1;0)" office:value-type="time" office:time-value="PT08H01M00S" calcext:value-type="time">
            <text:p>8:01</text:p>
          </table:table-cell>
          <table:table-cell table:style-name="ce25" table:formula="of:=[.EE6]+TIME(0;1;0)" office:value-type="time" office:time-value="PT08H31M00S" calcext:value-type="time">
            <text:p>8:31</text:p>
          </table:table-cell>
          <table:table-cell table:style-name="ce25" table:formula="of:=[.EF6]+TIME(0;1;0)" office:value-type="time" office:time-value="PT09H01M00S" calcext:value-type="time">
            <text:p>9:01</text:p>
          </table:table-cell>
          <table:table-cell table:style-name="ce25" table:formula="of:=[.EG6]+TIME(0;1;0)" office:value-type="time" office:time-value="PT09H31M00S" calcext:value-type="time">
            <text:p>9:31</text:p>
          </table:table-cell>
          <table:table-cell table:style-name="ce25" table:formula="of:=[.EH6]+TIME(0;1;0)" office:value-type="time" office:time-value="PT10H01M00S" calcext:value-type="time">
            <text:p>10:01</text:p>
          </table:table-cell>
          <table:table-cell table:style-name="ce25" table:formula="of:=[.EI6]+TIME(0;1;0)" office:value-type="time" office:time-value="PT10H31M00S" calcext:value-type="time">
            <text:p>10:31</text:p>
          </table:table-cell>
          <table:table-cell table:style-name="ce25" table:formula="of:=[.EJ6]+TIME(0;1;0)" office:value-type="time" office:time-value="PT11H01M00S" calcext:value-type="time">
            <text:p>11:01</text:p>
          </table:table-cell>
          <table:table-cell table:style-name="ce25" table:formula="of:=[.EK6]+TIME(0;1;0)" office:value-type="time" office:time-value="PT11H31M00S" calcext:value-type="time">
            <text:p>11:31</text:p>
          </table:table-cell>
          <table:table-cell table:style-name="ce25" table:formula="of:=[.EL6]+TIME(0;1;0)" office:value-type="time" office:time-value="PT12H01M00S" calcext:value-type="time">
            <text:p>12:01</text:p>
          </table:table-cell>
          <table:table-cell table:style-name="ce25" table:formula="of:=[.EM6]+TIME(0;1;0)" office:value-type="time" office:time-value="PT12H31M00S" calcext:value-type="time">
            <text:p>12:31</text:p>
          </table:table-cell>
          <table:table-cell table:style-name="ce25" table:formula="of:=[.EN6]+TIME(0;1;0)" office:value-type="time" office:time-value="PT13H01M00S" calcext:value-type="time">
            <text:p>13:01</text:p>
          </table:table-cell>
          <table:table-cell table:style-name="ce25" table:formula="of:=[.EO6]+TIME(0;1;0)" office:value-type="time" office:time-value="PT13H31M00S" calcext:value-type="time">
            <text:p>13:31</text:p>
          </table:table-cell>
          <table:table-cell table:style-name="ce25" table:formula="of:=[.EP6]+TIME(0;1;0)" office:value-type="time" office:time-value="PT14H01M00S" calcext:value-type="time">
            <text:p>14:01</text:p>
          </table:table-cell>
          <table:table-cell table:style-name="ce25" table:formula="of:=[.EQ6]+TIME(0;1;0)" office:value-type="time" office:time-value="PT14H31M00S" calcext:value-type="time">
            <text:p>14:31</text:p>
          </table:table-cell>
          <table:table-cell table:style-name="ce25" table:formula="of:=[.ER6]+TIME(0;1;0)" office:value-type="time" office:time-value="PT15H01M00S" calcext:value-type="time">
            <text:p>15:01</text:p>
          </table:table-cell>
          <table:table-cell table:style-name="ce25" table:formula="of:=[.ES6]+TIME(0;1;0)" office:value-type="time" office:time-value="PT15H31M00S" calcext:value-type="time">
            <text:p>15:31</text:p>
          </table:table-cell>
          <table:table-cell table:style-name="ce25" table:formula="of:=[.ET6]+TIME(0;1;0)" office:value-type="time" office:time-value="PT16H01M00S" calcext:value-type="time">
            <text:p>16:01</text:p>
          </table:table-cell>
          <table:table-cell table:style-name="ce25" table:formula="of:=[.EU6]+TIME(0;1;0)" office:value-type="time" office:time-value="PT16H31M00S" calcext:value-type="time">
            <text:p>16:31</text:p>
          </table:table-cell>
          <table:table-cell table:style-name="ce25" table:formula="of:=[.EV6]+TIME(0;1;0)" office:value-type="time" office:time-value="PT17H01M00S" calcext:value-type="time">
            <text:p>17:01</text:p>
          </table:table-cell>
          <table:table-cell table:style-name="ce25" table:formula="of:=[.EW6]+TIME(0;1;0)" office:value-type="time" office:time-value="PT17H31M00S" calcext:value-type="time">
            <text:p>17:31</text:p>
          </table:table-cell>
          <table:table-cell table:style-name="ce25" table:formula="of:=[.EX6]+TIME(0;1;0)" office:value-type="time" office:time-value="PT18H01M00S" calcext:value-type="time">
            <text:p>18:01</text:p>
          </table:table-cell>
          <table:table-cell table:style-name="ce25" table:formula="of:=[.EY6]+TIME(0;1;0)" office:value-type="time" office:time-value="PT18H31M00S" calcext:value-type="time">
            <text:p>18:31</text:p>
          </table:table-cell>
          <table:table-cell table:style-name="ce25" table:formula="of:=[.EZ6]+TIME(0;1;0)" office:value-type="time" office:time-value="PT19H01M00S" calcext:value-type="time">
            <text:p>19:01</text:p>
          </table:table-cell>
          <table:table-cell table:style-name="ce25" table:formula="of:=[.FA6]+TIME(0;1;0)" office:value-type="time" office:time-value="PT19H31M00S" calcext:value-type="time">
            <text:p>19:31</text:p>
          </table:table-cell>
          <table:table-cell table:style-name="ce25" table:formula="of:=[.FB6]+TIME(0;1;0)" office:value-type="time" office:time-value="PT20H01M00S" calcext:value-type="time">
            <text:p>20:01</text:p>
          </table:table-cell>
          <table:table-cell table:style-name="ce25" table:formula="of:=[.FC6]+TIME(0;1;0)" office:value-type="time" office:time-value="PT20H31M00S" calcext:value-type="time">
            <text:p>20:31</text:p>
          </table:table-cell>
          <table:table-cell table:style-name="ce25" table:formula="of:=[.FD6]+TIME(0;1;0)" office:value-type="time" office:time-value="PT21H01M00S" calcext:value-type="time">
            <text:p>21:01</text:p>
          </table:table-cell>
          <table:table-cell table:style-name="ce25" table:formula="of:=[.FE6]+TIME(0;1;0)" office:value-type="time" office:time-value="PT21H31M00S" calcext:value-type="time">
            <text:p>21:31</text:p>
          </table:table-cell>
          <table:table-cell table:style-name="ce25" table:formula="of:=[.FF6]+TIME(0;1;0)" office:value-type="time" office:time-value="PT22H01M00S" calcext:value-type="time">
            <text:p>22:01</text:p>
          </table:table-cell>
          <table:table-cell table:style-name="ce25" table:formula="of:=[.FG6]+TIME(0;1;0)" office:value-type="time" office:time-value="PT22H31M00S" calcext:value-type="time">
            <text:p>22:31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117"/>
          <table:table-cell table:style-name="ce25" office:value-type="string" calcext:value-type="string">
            <text:p>Os. Potok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8]&amp;&quot; &quot;&amp;[.DU8]" office:value-type="string" office:string-value="Os. Potok 02" calcext:value-type="string">
            <text:p>Os. Potok 02</text:p>
          </table:table-cell>
          <table:table-cell table:style-name="ce25" table:formula="of:=[.DX7]+TIME(0;1;0)" office:value-type="time" office:time-value="PT05H02M00S" calcext:value-type="time">
            <text:p>5:02</text:p>
          </table:table-cell>
          <table:table-cell table:style-name="ce25" table:formula="of:=[.DY7]+TIME(0;1;0)" office:value-type="time" office:time-value="PT05H32M00S" calcext:value-type="time">
            <text:p>5:32</text:p>
          </table:table-cell>
          <table:table-cell table:style-name="ce25" table:formula="of:=[.DZ7]+TIME(0;2;0)" office:value-type="time" office:time-value="PT06H03M00S" calcext:value-type="time">
            <text:p>6:03</text:p>
          </table:table-cell>
          <table:table-cell table:style-name="ce25" table:formula="of:=[.EA7]+TIME(0;2;0)" office:value-type="time" office:time-value="PT06H33M00S" calcext:value-type="time">
            <text:p>6:33</text:p>
          </table:table-cell>
          <table:table-cell table:style-name="ce25" table:formula="of:=[.EB7]+TIME(0;2;0)" office:value-type="time" office:time-value="PT07H03M00S" calcext:value-type="time">
            <text:p>7:03</text:p>
          </table:table-cell>
          <table:table-cell table:style-name="ce25" table:formula="of:=[.EC7]+TIME(0;2;0)" office:value-type="time" office:time-value="PT07H33M00S" calcext:value-type="time">
            <text:p>7:33</text:p>
          </table:table-cell>
          <table:table-cell table:style-name="ce25" table:formula="of:=[.ED7]+TIME(0;2;0)" office:value-type="time" office:time-value="PT08H03M00S" calcext:value-type="time">
            <text:p>8:03</text:p>
          </table:table-cell>
          <table:table-cell table:style-name="ce25" table:formula="of:=[.EE7]+TIME(0;2;0)" office:value-type="time" office:time-value="PT08H33M00S" calcext:value-type="time">
            <text:p>8:33</text:p>
          </table:table-cell>
          <table:table-cell table:style-name="ce25" table:formula="of:=[.EF7]+TIME(0;2;0)" office:value-type="time" office:time-value="PT09H03M00S" calcext:value-type="time">
            <text:p>9:03</text:p>
          </table:table-cell>
          <table:table-cell table:style-name="ce25" table:formula="of:=[.EG7]+TIME(0;2;0)" office:value-type="time" office:time-value="PT09H33M00S" calcext:value-type="time">
            <text:p>9:33</text:p>
          </table:table-cell>
          <table:table-cell table:style-name="ce25" table:formula="of:=[.EH7]+TIME(0;2;0)" office:value-type="time" office:time-value="PT10H03M00S" calcext:value-type="time">
            <text:p>10:03</text:p>
          </table:table-cell>
          <table:table-cell table:style-name="ce25" table:formula="of:=[.EI7]+TIME(0;2;0)" office:value-type="time" office:time-value="PT10H33M00S" calcext:value-type="time">
            <text:p>10:33</text:p>
          </table:table-cell>
          <table:table-cell table:style-name="ce25" table:formula="of:=[.EJ7]+TIME(0;2;0)" office:value-type="time" office:time-value="PT11H03M00S" calcext:value-type="time">
            <text:p>11:03</text:p>
          </table:table-cell>
          <table:table-cell table:style-name="ce25" table:formula="of:=[.EK7]+TIME(0;2;0)" office:value-type="time" office:time-value="PT11H33M00S" calcext:value-type="time">
            <text:p>11:33</text:p>
          </table:table-cell>
          <table:table-cell table:style-name="ce25" table:formula="of:=[.EL7]+TIME(0;2;0)" office:value-type="time" office:time-value="PT12H03M00S" calcext:value-type="time">
            <text:p>12:03</text:p>
          </table:table-cell>
          <table:table-cell table:style-name="ce25" table:formula="of:=[.EM7]+TIME(0;2;0)" office:value-type="time" office:time-value="PT12H33M00S" calcext:value-type="time">
            <text:p>12:33</text:p>
          </table:table-cell>
          <table:table-cell table:style-name="ce25" table:formula="of:=[.EN7]+TIME(0;2;0)" office:value-type="time" office:time-value="PT13H03M00S" calcext:value-type="time">
            <text:p>13:03</text:p>
          </table:table-cell>
          <table:table-cell table:style-name="ce25" table:formula="of:=[.EO7]+TIME(0;2;0)" office:value-type="time" office:time-value="PT13H33M00S" calcext:value-type="time">
            <text:p>13:33</text:p>
          </table:table-cell>
          <table:table-cell table:style-name="ce25" table:formula="of:=[.EP7]+TIME(0;2;0)" office:value-type="time" office:time-value="PT14H03M00S" calcext:value-type="time">
            <text:p>14:03</text:p>
          </table:table-cell>
          <table:table-cell table:style-name="ce25" table:formula="of:=[.EQ7]+TIME(0;2;0)" office:value-type="time" office:time-value="PT14H33M00S" calcext:value-type="time">
            <text:p>14:33</text:p>
          </table:table-cell>
          <table:table-cell table:style-name="ce25" table:formula="of:=[.ER7]+TIME(0;2;0)" office:value-type="time" office:time-value="PT15H03M00S" calcext:value-type="time">
            <text:p>15:03</text:p>
          </table:table-cell>
          <table:table-cell table:style-name="ce25" table:formula="of:=[.ES7]+TIME(0;2;0)" office:value-type="time" office:time-value="PT15H33M00S" calcext:value-type="time">
            <text:p>15:33</text:p>
          </table:table-cell>
          <table:table-cell table:style-name="ce25" table:formula="of:=[.ET7]+TIME(0;2;0)" office:value-type="time" office:time-value="PT16H03M00S" calcext:value-type="time">
            <text:p>16:03</text:p>
          </table:table-cell>
          <table:table-cell table:style-name="ce25" table:formula="of:=[.EU7]+TIME(0;2;0)" office:value-type="time" office:time-value="PT16H33M00S" calcext:value-type="time">
            <text:p>16:33</text:p>
          </table:table-cell>
          <table:table-cell table:style-name="ce25" table:formula="of:=[.EV7]+TIME(0;2;0)" office:value-type="time" office:time-value="PT17H03M00S" calcext:value-type="time">
            <text:p>17:03</text:p>
          </table:table-cell>
          <table:table-cell table:style-name="ce25" table:formula="of:=[.EW7]+TIME(0;2;0)" office:value-type="time" office:time-value="PT17H33M00S" calcext:value-type="time">
            <text:p>17:33</text:p>
          </table:table-cell>
          <table:table-cell table:style-name="ce25" table:formula="of:=[.EX7]+TIME(0;2;0)" office:value-type="time" office:time-value="PT18H03M00S" calcext:value-type="time">
            <text:p>18:03</text:p>
          </table:table-cell>
          <table:table-cell table:style-name="ce25" table:formula="of:=[.EY7]+TIME(0;2;0)" office:value-type="time" office:time-value="PT18H33M00S" calcext:value-type="time">
            <text:p>18:33</text:p>
          </table:table-cell>
          <table:table-cell table:style-name="ce25" table:formula="of:=[.EZ7]+TIME(0;2;0)" office:value-type="time" office:time-value="PT19H03M00S" calcext:value-type="time">
            <text:p>19:03</text:p>
          </table:table-cell>
          <table:table-cell table:style-name="ce25" table:formula="of:=[.FA7]+TIME(0;2;0)" office:value-type="time" office:time-value="PT19H33M00S" calcext:value-type="time">
            <text:p>19:33</text:p>
          </table:table-cell>
          <table:table-cell table:style-name="ce25" table:formula="of:=[.FB7]+TIME(0;2;0)" office:value-type="time" office:time-value="PT20H03M00S" calcext:value-type="time">
            <text:p>20:03</text:p>
          </table:table-cell>
          <table:table-cell table:style-name="ce25" table:formula="of:=[.FC7]+TIME(0;2;0)" office:value-type="time" office:time-value="PT20H33M00S" calcext:value-type="time">
            <text:p>20:33</text:p>
          </table:table-cell>
          <table:table-cell table:style-name="ce25" table:formula="of:=[.FD7]+TIME(0;1;0)" office:value-type="time" office:time-value="PT21H02M00S" calcext:value-type="time">
            <text:p>21:02</text:p>
          </table:table-cell>
          <table:table-cell table:style-name="ce25" table:formula="of:=[.FE7]+TIME(0;1;0)" office:value-type="time" office:time-value="PT21H32M00S" calcext:value-type="time">
            <text:p>21:32</text:p>
          </table:table-cell>
          <table:table-cell table:style-name="ce25" table:formula="of:=[.FF7]+TIME(0;1;0)" office:value-type="time" office:time-value="PT22H02M00S" calcext:value-type="time">
            <text:p>22:02</text:p>
          </table:table-cell>
          <table:table-cell table:style-name="ce25" table:formula="of:=[.FG7]+TIME(0;1;0)" office:value-type="time" office:time-value="PT22H32M00S" calcext:value-type="time">
            <text:p>22:32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117"/>
          <table:table-cell table:style-name="ce25" office:value-type="string" calcext:value-type="string">
            <text:p>Rudzka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9]&amp;&quot; &quot;&amp;[.DU9]" office:value-type="string" office:string-value="Rudzka 02" calcext:value-type="string">
            <text:p>Rudzka 02</text:p>
          </table:table-cell>
          <table:table-cell table:style-name="ce25" table:formula="of:=[.DX8]+TIME(0;1;0)" office:value-type="time" office:time-value="PT05H03M00S" calcext:value-type="time">
            <text:p>5:03</text:p>
          </table:table-cell>
          <table:table-cell table:style-name="ce25" table:formula="of:=[.DY8]+TIME(0;1;0)" office:value-type="time" office:time-value="PT05H33M00S" calcext:value-type="time">
            <text:p>5:33</text:p>
          </table:table-cell>
          <table:table-cell table:style-name="ce25" table:formula="of:=[.DZ8]+TIME(0;1;0)" office:value-type="time" office:time-value="PT06H04M00S" calcext:value-type="time">
            <text:p>6:04</text:p>
          </table:table-cell>
          <table:table-cell table:style-name="ce25" table:formula="of:=[.EA8]+TIME(0;1;0)" office:value-type="time" office:time-value="PT06H34M00S" calcext:value-type="time">
            <text:p>6:34</text:p>
          </table:table-cell>
          <table:table-cell table:style-name="ce25" table:formula="of:=[.EB8]+TIME(0;1;0)" office:value-type="time" office:time-value="PT07H04M00S" calcext:value-type="time">
            <text:p>7:04</text:p>
          </table:table-cell>
          <table:table-cell table:style-name="ce25" table:formula="of:=[.EC8]+TIME(0;1;0)" office:value-type="time" office:time-value="PT07H34M00S" calcext:value-type="time">
            <text:p>7:34</text:p>
          </table:table-cell>
          <table:table-cell table:style-name="ce25" table:formula="of:=[.ED8]+TIME(0;1;0)" office:value-type="time" office:time-value="PT08H04M00S" calcext:value-type="time">
            <text:p>8:04</text:p>
          </table:table-cell>
          <table:table-cell table:style-name="ce25" table:formula="of:=[.EE8]+TIME(0;1;0)" office:value-type="time" office:time-value="PT08H34M00S" calcext:value-type="time">
            <text:p>8:34</text:p>
          </table:table-cell>
          <table:table-cell table:style-name="ce25" table:formula="of:=[.EF8]+TIME(0;1;0)" office:value-type="time" office:time-value="PT09H04M00S" calcext:value-type="time">
            <text:p>9:04</text:p>
          </table:table-cell>
          <table:table-cell table:style-name="ce25" table:formula="of:=[.EG8]+TIME(0;1;0)" office:value-type="time" office:time-value="PT09H34M00S" calcext:value-type="time">
            <text:p>9:34</text:p>
          </table:table-cell>
          <table:table-cell table:style-name="ce25" table:formula="of:=[.EH8]+TIME(0;1;0)" office:value-type="time" office:time-value="PT10H04M00S" calcext:value-type="time">
            <text:p>10:04</text:p>
          </table:table-cell>
          <table:table-cell table:style-name="ce25" table:formula="of:=[.EI8]+TIME(0;1;0)" office:value-type="time" office:time-value="PT10H34M00S" calcext:value-type="time">
            <text:p>10:34</text:p>
          </table:table-cell>
          <table:table-cell table:style-name="ce25" table:formula="of:=[.EJ8]+TIME(0;1;0)" office:value-type="time" office:time-value="PT11H04M00S" calcext:value-type="time">
            <text:p>11:04</text:p>
          </table:table-cell>
          <table:table-cell table:style-name="ce25" table:formula="of:=[.EK8]+TIME(0;1;0)" office:value-type="time" office:time-value="PT11H34M00S" calcext:value-type="time">
            <text:p>11:34</text:p>
          </table:table-cell>
          <table:table-cell table:style-name="ce25" table:formula="of:=[.EL8]+TIME(0;1;0)" office:value-type="time" office:time-value="PT12H04M00S" calcext:value-type="time">
            <text:p>12:04</text:p>
          </table:table-cell>
          <table:table-cell table:style-name="ce25" table:formula="of:=[.EM8]+TIME(0;1;0)" office:value-type="time" office:time-value="PT12H34M00S" calcext:value-type="time">
            <text:p>12:34</text:p>
          </table:table-cell>
          <table:table-cell table:style-name="ce25" table:formula="of:=[.EN8]+TIME(0;1;0)" office:value-type="time" office:time-value="PT13H04M00S" calcext:value-type="time">
            <text:p>13:04</text:p>
          </table:table-cell>
          <table:table-cell table:style-name="ce25" table:formula="of:=[.EO8]+TIME(0;1;0)" office:value-type="time" office:time-value="PT13H34M00S" calcext:value-type="time">
            <text:p>13:34</text:p>
          </table:table-cell>
          <table:table-cell table:style-name="ce25" table:formula="of:=[.EP8]+TIME(0;1;0)" office:value-type="time" office:time-value="PT14H04M00S" calcext:value-type="time">
            <text:p>14:04</text:p>
          </table:table-cell>
          <table:table-cell table:style-name="ce25" table:formula="of:=[.EQ8]+TIME(0;1;0)" office:value-type="time" office:time-value="PT14H34M00S" calcext:value-type="time">
            <text:p>14:34</text:p>
          </table:table-cell>
          <table:table-cell table:style-name="ce25" table:formula="of:=[.ER8]+TIME(0;1;0)" office:value-type="time" office:time-value="PT15H04M00S" calcext:value-type="time">
            <text:p>15:04</text:p>
          </table:table-cell>
          <table:table-cell table:style-name="ce25" table:formula="of:=[.ES8]+TIME(0;1;0)" office:value-type="time" office:time-value="PT15H34M00S" calcext:value-type="time">
            <text:p>15:34</text:p>
          </table:table-cell>
          <table:table-cell table:style-name="ce25" table:formula="of:=[.ET8]+TIME(0;1;0)" office:value-type="time" office:time-value="PT16H04M00S" calcext:value-type="time">
            <text:p>16:04</text:p>
          </table:table-cell>
          <table:table-cell table:style-name="ce25" table:formula="of:=[.EU8]+TIME(0;1;0)" office:value-type="time" office:time-value="PT16H34M00S" calcext:value-type="time">
            <text:p>16:34</text:p>
          </table:table-cell>
          <table:table-cell table:style-name="ce25" table:formula="of:=[.EV8]+TIME(0;1;0)" office:value-type="time" office:time-value="PT17H04M00S" calcext:value-type="time">
            <text:p>17:04</text:p>
          </table:table-cell>
          <table:table-cell table:style-name="ce25" table:formula="of:=[.EW8]+TIME(0;1;0)" office:value-type="time" office:time-value="PT17H34M00S" calcext:value-type="time">
            <text:p>17:34</text:p>
          </table:table-cell>
          <table:table-cell table:style-name="ce25" table:formula="of:=[.EX8]+TIME(0;1;0)" office:value-type="time" office:time-value="PT18H04M00S" calcext:value-type="time">
            <text:p>18:04</text:p>
          </table:table-cell>
          <table:table-cell table:style-name="ce25" table:formula="of:=[.EY8]+TIME(0;1;0)" office:value-type="time" office:time-value="PT18H34M00S" calcext:value-type="time">
            <text:p>18:34</text:p>
          </table:table-cell>
          <table:table-cell table:style-name="ce25" table:formula="of:=[.EZ8]+TIME(0;1;0)" office:value-type="time" office:time-value="PT19H04M00S" calcext:value-type="time">
            <text:p>19:04</text:p>
          </table:table-cell>
          <table:table-cell table:style-name="ce25" table:formula="of:=[.FA8]+TIME(0;1;0)" office:value-type="time" office:time-value="PT19H34M00S" calcext:value-type="time">
            <text:p>19:34</text:p>
          </table:table-cell>
          <table:table-cell table:style-name="ce25" table:formula="of:=[.FB8]+TIME(0;1;0)" office:value-type="time" office:time-value="PT20H04M00S" calcext:value-type="time">
            <text:p>20:04</text:p>
          </table:table-cell>
          <table:table-cell table:style-name="ce25" table:formula="of:=[.FC8]+TIME(0;1;0)" office:value-type="time" office:time-value="PT20H34M00S" calcext:value-type="time">
            <text:p>20:34</text:p>
          </table:table-cell>
          <table:table-cell table:style-name="ce25" table:formula="of:=[.FD8]+TIME(0;1;0)" office:value-type="time" office:time-value="PT21H03M00S" calcext:value-type="time">
            <text:p>21:03</text:p>
          </table:table-cell>
          <table:table-cell table:style-name="ce25" table:formula="of:=[.FE8]+TIME(0;1;0)" office:value-type="time" office:time-value="PT21H33M00S" calcext:value-type="time">
            <text:p>21:33</text:p>
          </table:table-cell>
          <table:table-cell table:style-name="ce25" table:formula="of:=[.FF8]+TIME(0;1;0)" office:value-type="time" office:time-value="PT22H03M00S" calcext:value-type="time">
            <text:p>22:03</text:p>
          </table:table-cell>
          <table:table-cell table:style-name="ce25" table:formula="of:=[.FG8]+TIME(0;1;0)" office:value-type="time" office:time-value="PT22H33M00S" calcext:value-type="time">
            <text:p>22:33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117"/>
          <table:table-cell table:style-name="ce25" office:value-type="string" calcext:value-type="string">
            <text:p>Sobocka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10]&amp;&quot; &quot;&amp;[.DU10]" office:value-type="string" office:string-value="Sobocka 02" calcext:value-type="string">
            <text:p>Sobocka 02</text:p>
          </table:table-cell>
          <table:table-cell table:style-name="ce25" table:formula="of:=[.DX9]+TIME(0;1;0)" office:value-type="time" office:time-value="PT05H04M00S" calcext:value-type="time">
            <text:p>5:04</text:p>
          </table:table-cell>
          <table:table-cell table:style-name="ce25" table:formula="of:=[.DY9]+TIME(0;1;0)" office:value-type="time" office:time-value="PT05H34M00S" calcext:value-type="time">
            <text:p>5:34</text:p>
          </table:table-cell>
          <table:table-cell table:style-name="ce25" table:formula="of:=[.DZ9]+TIME(0;1;0)" office:value-type="time" office:time-value="PT06H05M00S" calcext:value-type="time">
            <text:p>6:05</text:p>
          </table:table-cell>
          <table:table-cell table:style-name="ce25" table:formula="of:=[.EA9]+TIME(0;1;0)" office:value-type="time" office:time-value="PT06H35M00S" calcext:value-type="time">
            <text:p>6:35</text:p>
          </table:table-cell>
          <table:table-cell table:style-name="ce25" table:formula="of:=[.EB9]+TIME(0;1;0)" office:value-type="time" office:time-value="PT07H05M00S" calcext:value-type="time">
            <text:p>7:05</text:p>
          </table:table-cell>
          <table:table-cell table:style-name="ce25" table:formula="of:=[.EC9]+TIME(0;1;0)" office:value-type="time" office:time-value="PT07H35M00S" calcext:value-type="time">
            <text:p>7:35</text:p>
          </table:table-cell>
          <table:table-cell table:style-name="ce25" table:formula="of:=[.ED9]+TIME(0;1;0)" office:value-type="time" office:time-value="PT08H05M00S" calcext:value-type="time">
            <text:p>8:05</text:p>
          </table:table-cell>
          <table:table-cell table:style-name="ce25" table:formula="of:=[.EE9]+TIME(0;1;0)" office:value-type="time" office:time-value="PT08H35M00S" calcext:value-type="time">
            <text:p>8:35</text:p>
          </table:table-cell>
          <table:table-cell table:style-name="ce25" table:formula="of:=[.EF9]+TIME(0;1;0)" office:value-type="time" office:time-value="PT09H05M00S" calcext:value-type="time">
            <text:p>9:05</text:p>
          </table:table-cell>
          <table:table-cell table:style-name="ce25" table:formula="of:=[.EG9]+TIME(0;1;0)" office:value-type="time" office:time-value="PT09H35M00S" calcext:value-type="time">
            <text:p>9:35</text:p>
          </table:table-cell>
          <table:table-cell table:style-name="ce25" table:formula="of:=[.EH9]+TIME(0;1;0)" office:value-type="time" office:time-value="PT10H05M00S" calcext:value-type="time">
            <text:p>10:05</text:p>
          </table:table-cell>
          <table:table-cell table:style-name="ce25" table:formula="of:=[.EI9]+TIME(0;1;0)" office:value-type="time" office:time-value="PT10H35M00S" calcext:value-type="time">
            <text:p>10:35</text:p>
          </table:table-cell>
          <table:table-cell table:style-name="ce25" table:formula="of:=[.EJ9]+TIME(0;1;0)" office:value-type="time" office:time-value="PT11H05M00S" calcext:value-type="time">
            <text:p>11:05</text:p>
          </table:table-cell>
          <table:table-cell table:style-name="ce25" table:formula="of:=[.EK9]+TIME(0;1;0)" office:value-type="time" office:time-value="PT11H35M00S" calcext:value-type="time">
            <text:p>11:35</text:p>
          </table:table-cell>
          <table:table-cell table:style-name="ce25" table:formula="of:=[.EL9]+TIME(0;1;0)" office:value-type="time" office:time-value="PT12H05M00S" calcext:value-type="time">
            <text:p>12:05</text:p>
          </table:table-cell>
          <table:table-cell table:style-name="ce25" table:formula="of:=[.EM9]+TIME(0;1;0)" office:value-type="time" office:time-value="PT12H35M00S" calcext:value-type="time">
            <text:p>12:35</text:p>
          </table:table-cell>
          <table:table-cell table:style-name="ce25" table:formula="of:=[.EN9]+TIME(0;1;0)" office:value-type="time" office:time-value="PT13H05M00S" calcext:value-type="time">
            <text:p>13:05</text:p>
          </table:table-cell>
          <table:table-cell table:style-name="ce25" table:formula="of:=[.EO9]+TIME(0;1;0)" office:value-type="time" office:time-value="PT13H35M00S" calcext:value-type="time">
            <text:p>13:35</text:p>
          </table:table-cell>
          <table:table-cell table:style-name="ce25" table:formula="of:=[.EP9]+TIME(0;1;0)" office:value-type="time" office:time-value="PT14H05M00S" calcext:value-type="time">
            <text:p>14:05</text:p>
          </table:table-cell>
          <table:table-cell table:style-name="ce25" table:formula="of:=[.EQ9]+TIME(0;1;0)" office:value-type="time" office:time-value="PT14H35M00S" calcext:value-type="time">
            <text:p>14:35</text:p>
          </table:table-cell>
          <table:table-cell table:style-name="ce25" table:formula="of:=[.ER9]+TIME(0;1;0)" office:value-type="time" office:time-value="PT15H05M00S" calcext:value-type="time">
            <text:p>15:05</text:p>
          </table:table-cell>
          <table:table-cell table:style-name="ce25" table:formula="of:=[.ES9]+TIME(0;1;0)" office:value-type="time" office:time-value="PT15H35M00S" calcext:value-type="time">
            <text:p>15:35</text:p>
          </table:table-cell>
          <table:table-cell table:style-name="ce25" table:formula="of:=[.ET9]+TIME(0;1;0)" office:value-type="time" office:time-value="PT16H05M00S" calcext:value-type="time">
            <text:p>16:05</text:p>
          </table:table-cell>
          <table:table-cell table:style-name="ce25" table:formula="of:=[.EU9]+TIME(0;1;0)" office:value-type="time" office:time-value="PT16H35M00S" calcext:value-type="time">
            <text:p>16:35</text:p>
          </table:table-cell>
          <table:table-cell table:style-name="ce25" table:formula="of:=[.EV9]+TIME(0;1;0)" office:value-type="time" office:time-value="PT17H05M00S" calcext:value-type="time">
            <text:p>17:05</text:p>
          </table:table-cell>
          <table:table-cell table:style-name="ce25" table:formula="of:=[.EW9]+TIME(0;1;0)" office:value-type="time" office:time-value="PT17H35M00S" calcext:value-type="time">
            <text:p>17:35</text:p>
          </table:table-cell>
          <table:table-cell table:style-name="ce25" table:formula="of:=[.EX9]+TIME(0;1;0)" office:value-type="time" office:time-value="PT18H05M00S" calcext:value-type="time">
            <text:p>18:05</text:p>
          </table:table-cell>
          <table:table-cell table:style-name="ce25" table:formula="of:=[.EY9]+TIME(0;1;0)" office:value-type="time" office:time-value="PT18H35M00S" calcext:value-type="time">
            <text:p>18:35</text:p>
          </table:table-cell>
          <table:table-cell table:style-name="ce25" table:formula="of:=[.EZ9]+TIME(0;1;0)" office:value-type="time" office:time-value="PT19H05M00S" calcext:value-type="time">
            <text:p>19:05</text:p>
          </table:table-cell>
          <table:table-cell table:style-name="ce25" table:formula="of:=[.FA9]+TIME(0;1;0)" office:value-type="time" office:time-value="PT19H35M00S" calcext:value-type="time">
            <text:p>19:35</text:p>
          </table:table-cell>
          <table:table-cell table:style-name="ce25" table:formula="of:=[.FB9]+TIME(0;1;0)" office:value-type="time" office:time-value="PT20H05M00S" calcext:value-type="time">
            <text:p>20:05</text:p>
          </table:table-cell>
          <table:table-cell table:style-name="ce25" table:formula="of:=[.FC9]+TIME(0;1;0)" office:value-type="time" office:time-value="PT20H35M00S" calcext:value-type="time">
            <text:p>20:35</text:p>
          </table:table-cell>
          <table:table-cell table:style-name="ce25" table:formula="of:=[.FD9]+TIME(0;1;0)" office:value-type="time" office:time-value="PT21H04M00S" calcext:value-type="time">
            <text:p>21:04</text:p>
          </table:table-cell>
          <table:table-cell table:style-name="ce25" table:formula="of:=[.FE9]+TIME(0;1;0)" office:value-type="time" office:time-value="PT21H34M00S" calcext:value-type="time">
            <text:p>21:34</text:p>
          </table:table-cell>
          <table:table-cell table:style-name="ce25" table:formula="of:=[.FF9]+TIME(0;1;0)" office:value-type="time" office:time-value="PT22H04M00S" calcext:value-type="time">
            <text:p>22:04</text:p>
          </table:table-cell>
          <table:table-cell table:style-name="ce25" table:formula="of:=[.FG9]+TIME(0;1;0)" office:value-type="time" office:time-value="PT22H34M00S" calcext:value-type="time">
            <text:p>22:34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117"/>
          <table:table-cell table:style-name="ce25" office:value-type="string" calcext:value-type="string">
            <text:p>Klaudyny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11]&amp;&quot; &quot;&amp;[.DU11]" office:value-type="string" office:string-value="Klaudyny 02" calcext:value-type="string">
            <text:p>Klaudyny 02</text:p>
          </table:table-cell>
          <table:table-cell table:style-name="ce25" table:formula="of:=[.DX10]+TIME(0;1;0)" office:value-type="time" office:time-value="PT05H05M00S" calcext:value-type="time">
            <text:p>5:05</text:p>
          </table:table-cell>
          <table:table-cell table:style-name="ce25" table:formula="of:=[.DY10]+TIME(0;1;0)" office:value-type="time" office:time-value="PT05H35M00S" calcext:value-type="time">
            <text:p>5:35</text:p>
          </table:table-cell>
          <table:table-cell table:style-name="ce25" table:formula="of:=[.DZ10]+TIME(0;1;0)" office:value-type="time" office:time-value="PT06H06M00S" calcext:value-type="time">
            <text:p>6:06</text:p>
          </table:table-cell>
          <table:table-cell table:style-name="ce25" table:formula="of:=[.EA10]+TIME(0;1;0)" office:value-type="time" office:time-value="PT06H36M00S" calcext:value-type="time">
            <text:p>6:36</text:p>
          </table:table-cell>
          <table:table-cell table:style-name="ce25" table:formula="of:=[.EB10]+TIME(0;1;0)" office:value-type="time" office:time-value="PT07H06M00S" calcext:value-type="time">
            <text:p>7:06</text:p>
          </table:table-cell>
          <table:table-cell table:style-name="ce25" table:formula="of:=[.EC10]+TIME(0;1;0)" office:value-type="time" office:time-value="PT07H36M00S" calcext:value-type="time">
            <text:p>7:36</text:p>
          </table:table-cell>
          <table:table-cell table:style-name="ce25" table:formula="of:=[.ED10]+TIME(0;1;0)" office:value-type="time" office:time-value="PT08H06M00S" calcext:value-type="time">
            <text:p>8:06</text:p>
          </table:table-cell>
          <table:table-cell table:style-name="ce25" table:formula="of:=[.EE10]+TIME(0;1;0)" office:value-type="time" office:time-value="PT08H36M00S" calcext:value-type="time">
            <text:p>8:36</text:p>
          </table:table-cell>
          <table:table-cell table:style-name="ce25" table:formula="of:=[.EF10]+TIME(0;1;0)" office:value-type="time" office:time-value="PT09H06M00S" calcext:value-type="time">
            <text:p>9:06</text:p>
          </table:table-cell>
          <table:table-cell table:style-name="ce25" table:formula="of:=[.EG10]+TIME(0;1;0)" office:value-type="time" office:time-value="PT09H36M00S" calcext:value-type="time">
            <text:p>9:36</text:p>
          </table:table-cell>
          <table:table-cell table:style-name="ce25" table:formula="of:=[.EH10]+TIME(0;1;0)" office:value-type="time" office:time-value="PT10H06M00S" calcext:value-type="time">
            <text:p>10:06</text:p>
          </table:table-cell>
          <table:table-cell table:style-name="ce25" table:formula="of:=[.EI10]+TIME(0;1;0)" office:value-type="time" office:time-value="PT10H36M00S" calcext:value-type="time">
            <text:p>10:36</text:p>
          </table:table-cell>
          <table:table-cell table:style-name="ce25" table:formula="of:=[.EJ10]+TIME(0;1;0)" office:value-type="time" office:time-value="PT11H06M00S" calcext:value-type="time">
            <text:p>11:06</text:p>
          </table:table-cell>
          <table:table-cell table:style-name="ce25" table:formula="of:=[.EK10]+TIME(0;1;0)" office:value-type="time" office:time-value="PT11H36M00S" calcext:value-type="time">
            <text:p>11:36</text:p>
          </table:table-cell>
          <table:table-cell table:style-name="ce25" table:formula="of:=[.EL10]+TIME(0;1;0)" office:value-type="time" office:time-value="PT12H06M00S" calcext:value-type="time">
            <text:p>12:06</text:p>
          </table:table-cell>
          <table:table-cell table:style-name="ce25" table:formula="of:=[.EM10]+TIME(0;1;0)" office:value-type="time" office:time-value="PT12H36M00S" calcext:value-type="time">
            <text:p>12:36</text:p>
          </table:table-cell>
          <table:table-cell table:style-name="ce25" table:formula="of:=[.EN10]+TIME(0;1;0)" office:value-type="time" office:time-value="PT13H06M00S" calcext:value-type="time">
            <text:p>13:06</text:p>
          </table:table-cell>
          <table:table-cell table:style-name="ce25" table:formula="of:=[.EO10]+TIME(0;1;0)" office:value-type="time" office:time-value="PT13H36M00S" calcext:value-type="time">
            <text:p>13:36</text:p>
          </table:table-cell>
          <table:table-cell table:style-name="ce25" table:formula="of:=[.EP10]+TIME(0;1;0)" office:value-type="time" office:time-value="PT14H06M00S" calcext:value-type="time">
            <text:p>14:06</text:p>
          </table:table-cell>
          <table:table-cell table:style-name="ce25" table:formula="of:=[.EQ10]+TIME(0;1;0)" office:value-type="time" office:time-value="PT14H36M00S" calcext:value-type="time">
            <text:p>14:36</text:p>
          </table:table-cell>
          <table:table-cell table:style-name="ce25" table:formula="of:=[.ER10]+TIME(0;1;0)" office:value-type="time" office:time-value="PT15H06M00S" calcext:value-type="time">
            <text:p>15:06</text:p>
          </table:table-cell>
          <table:table-cell table:style-name="ce25" table:formula="of:=[.ES10]+TIME(0;1;0)" office:value-type="time" office:time-value="PT15H36M00S" calcext:value-type="time">
            <text:p>15:36</text:p>
          </table:table-cell>
          <table:table-cell table:style-name="ce25" table:formula="of:=[.ET10]+TIME(0;1;0)" office:value-type="time" office:time-value="PT16H06M00S" calcext:value-type="time">
            <text:p>16:06</text:p>
          </table:table-cell>
          <table:table-cell table:style-name="ce25" table:formula="of:=[.EU10]+TIME(0;1;0)" office:value-type="time" office:time-value="PT16H36M00S" calcext:value-type="time">
            <text:p>16:36</text:p>
          </table:table-cell>
          <table:table-cell table:style-name="ce25" table:formula="of:=[.EV10]+TIME(0;1;0)" office:value-type="time" office:time-value="PT17H06M00S" calcext:value-type="time">
            <text:p>17:06</text:p>
          </table:table-cell>
          <table:table-cell table:style-name="ce25" table:formula="of:=[.EW10]+TIME(0;1;0)" office:value-type="time" office:time-value="PT17H36M00S" calcext:value-type="time">
            <text:p>17:36</text:p>
          </table:table-cell>
          <table:table-cell table:style-name="ce25" table:formula="of:=[.EX10]+TIME(0;1;0)" office:value-type="time" office:time-value="PT18H06M00S" calcext:value-type="time">
            <text:p>18:06</text:p>
          </table:table-cell>
          <table:table-cell table:style-name="ce25" table:formula="of:=[.EY10]+TIME(0;1;0)" office:value-type="time" office:time-value="PT18H36M00S" calcext:value-type="time">
            <text:p>18:36</text:p>
          </table:table-cell>
          <table:table-cell table:style-name="ce25" table:formula="of:=[.EZ10]+TIME(0;1;0)" office:value-type="time" office:time-value="PT19H06M00S" calcext:value-type="time">
            <text:p>19:06</text:p>
          </table:table-cell>
          <table:table-cell table:style-name="ce25" table:formula="of:=[.FA10]+TIME(0;1;0)" office:value-type="time" office:time-value="PT19H36M00S" calcext:value-type="time">
            <text:p>19:36</text:p>
          </table:table-cell>
          <table:table-cell table:style-name="ce25" table:formula="of:=[.FB10]+TIME(0;1;0)" office:value-type="time" office:time-value="PT20H06M00S" calcext:value-type="time">
            <text:p>20:06</text:p>
          </table:table-cell>
          <table:table-cell table:style-name="ce25" table:formula="of:=[.FC10]+TIME(0;1;0)" office:value-type="time" office:time-value="PT20H36M00S" calcext:value-type="time">
            <text:p>20:36</text:p>
          </table:table-cell>
          <table:table-cell table:style-name="ce25" table:formula="of:=[.FD10]+TIME(0;1;0)" office:value-type="time" office:time-value="PT21H05M00S" calcext:value-type="time">
            <text:p>21:05</text:p>
          </table:table-cell>
          <table:table-cell table:style-name="ce25" table:formula="of:=[.FE10]+TIME(0;1;0)" office:value-type="time" office:time-value="PT21H35M00S" calcext:value-type="time">
            <text:p>21:35</text:p>
          </table:table-cell>
          <table:table-cell table:style-name="ce25" table:formula="of:=[.FF10]+TIME(0;1;0)" office:value-type="time" office:time-value="PT22H05M00S" calcext:value-type="time">
            <text:p>22:05</text:p>
          </table:table-cell>
          <table:table-cell table:style-name="ce25" table:formula="of:=[.FG10]+TIME(0;1;0)" office:value-type="time" office:time-value="PT22H35M00S" calcext:value-type="time">
            <text:p>22:35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117"/>
          <table:table-cell table:style-name="ce25" office:value-type="string" calcext:value-type="string">
            <text:p>Lektykarska</text:p>
          </table:table-cell>
          <table:table-cell table:style-name="ce33" office:value-type="string" calcext:value-type="string">
            <text:p>04</text:p>
          </table:table-cell>
          <table:table-cell table:style-name="Default"/>
          <table:table-cell table:style-name="ce25" table:formula="of:=[.DT12]&amp;&quot; &quot;&amp;[.DU12]" office:value-type="string" office:string-value="Lektykarska 04" calcext:value-type="string">
            <text:p>Lektykarska 04</text:p>
          </table:table-cell>
          <table:table-cell table:style-name="ce25" table:formula="of:=[.DX11]+TIME(0;1;0)" office:value-type="time" office:time-value="PT05H06M00S" calcext:value-type="time">
            <text:p>5:06</text:p>
          </table:table-cell>
          <table:table-cell table:style-name="ce25" table:formula="of:=[.DY11]+TIME(0;1;0)" office:value-type="time" office:time-value="PT05H36M00S" calcext:value-type="time">
            <text:p>5:36</text:p>
          </table:table-cell>
          <table:table-cell table:style-name="ce25" table:formula="of:=[.DZ11]+TIME(0;1;0)" office:value-type="time" office:time-value="PT06H07M00S" calcext:value-type="time">
            <text:p>6:07</text:p>
          </table:table-cell>
          <table:table-cell table:style-name="ce25" table:formula="of:=[.EA11]+TIME(0;1;0)" office:value-type="time" office:time-value="PT06H37M00S" calcext:value-type="time">
            <text:p>6:37</text:p>
          </table:table-cell>
          <table:table-cell table:style-name="ce25" table:formula="of:=[.EB11]+TIME(0;1;0)" office:value-type="time" office:time-value="PT07H07M00S" calcext:value-type="time">
            <text:p>7:07</text:p>
          </table:table-cell>
          <table:table-cell table:style-name="ce25" table:formula="of:=[.EC11]+TIME(0;1;0)" office:value-type="time" office:time-value="PT07H37M00S" calcext:value-type="time">
            <text:p>7:37</text:p>
          </table:table-cell>
          <table:table-cell table:style-name="ce25" table:formula="of:=[.ED11]+TIME(0;1;0)" office:value-type="time" office:time-value="PT08H07M00S" calcext:value-type="time">
            <text:p>8:07</text:p>
          </table:table-cell>
          <table:table-cell table:style-name="ce25" table:formula="of:=[.EE11]+TIME(0;1;0)" office:value-type="time" office:time-value="PT08H37M00S" calcext:value-type="time">
            <text:p>8:37</text:p>
          </table:table-cell>
          <table:table-cell table:style-name="ce25" table:formula="of:=[.EF11]+TIME(0;1;0)" office:value-type="time" office:time-value="PT09H07M00S" calcext:value-type="time">
            <text:p>9:07</text:p>
          </table:table-cell>
          <table:table-cell table:style-name="ce25" table:formula="of:=[.EG11]+TIME(0;1;0)" office:value-type="time" office:time-value="PT09H37M00S" calcext:value-type="time">
            <text:p>9:37</text:p>
          </table:table-cell>
          <table:table-cell table:style-name="ce25" table:formula="of:=[.EH11]+TIME(0;1;0)" office:value-type="time" office:time-value="PT10H07M00S" calcext:value-type="time">
            <text:p>10:07</text:p>
          </table:table-cell>
          <table:table-cell table:style-name="ce25" table:formula="of:=[.EI11]+TIME(0;1;0)" office:value-type="time" office:time-value="PT10H37M00S" calcext:value-type="time">
            <text:p>10:37</text:p>
          </table:table-cell>
          <table:table-cell table:style-name="ce25" table:formula="of:=[.EJ11]+TIME(0;1;0)" office:value-type="time" office:time-value="PT11H07M00S" calcext:value-type="time">
            <text:p>11:07</text:p>
          </table:table-cell>
          <table:table-cell table:style-name="ce25" table:formula="of:=[.EK11]+TIME(0;1;0)" office:value-type="time" office:time-value="PT11H37M00S" calcext:value-type="time">
            <text:p>11:37</text:p>
          </table:table-cell>
          <table:table-cell table:style-name="ce25" table:formula="of:=[.EL11]+TIME(0;1;0)" office:value-type="time" office:time-value="PT12H07M00S" calcext:value-type="time">
            <text:p>12:07</text:p>
          </table:table-cell>
          <table:table-cell table:style-name="ce25" table:formula="of:=[.EM11]+TIME(0;1;0)" office:value-type="time" office:time-value="PT12H37M00S" calcext:value-type="time">
            <text:p>12:37</text:p>
          </table:table-cell>
          <table:table-cell table:style-name="ce25" table:formula="of:=[.EN11]+TIME(0;1;0)" office:value-type="time" office:time-value="PT13H07M00S" calcext:value-type="time">
            <text:p>13:07</text:p>
          </table:table-cell>
          <table:table-cell table:style-name="ce25" table:formula="of:=[.EO11]+TIME(0;1;0)" office:value-type="time" office:time-value="PT13H37M00S" calcext:value-type="time">
            <text:p>13:37</text:p>
          </table:table-cell>
          <table:table-cell table:style-name="ce25" table:formula="of:=[.EP11]+TIME(0;1;0)" office:value-type="time" office:time-value="PT14H07M00S" calcext:value-type="time">
            <text:p>14:07</text:p>
          </table:table-cell>
          <table:table-cell table:style-name="ce25" table:formula="of:=[.EQ11]+TIME(0;1;0)" office:value-type="time" office:time-value="PT14H37M00S" calcext:value-type="time">
            <text:p>14:37</text:p>
          </table:table-cell>
          <table:table-cell table:style-name="ce25" table:formula="of:=[.ER11]+TIME(0;1;0)" office:value-type="time" office:time-value="PT15H07M00S" calcext:value-type="time">
            <text:p>15:07</text:p>
          </table:table-cell>
          <table:table-cell table:style-name="ce25" table:formula="of:=[.ES11]+TIME(0;1;0)" office:value-type="time" office:time-value="PT15H37M00S" calcext:value-type="time">
            <text:p>15:37</text:p>
          </table:table-cell>
          <table:table-cell table:style-name="ce25" table:formula="of:=[.ET11]+TIME(0;1;0)" office:value-type="time" office:time-value="PT16H07M00S" calcext:value-type="time">
            <text:p>16:07</text:p>
          </table:table-cell>
          <table:table-cell table:style-name="ce25" table:formula="of:=[.EU11]+TIME(0;1;0)" office:value-type="time" office:time-value="PT16H37M00S" calcext:value-type="time">
            <text:p>16:37</text:p>
          </table:table-cell>
          <table:table-cell table:style-name="ce25" table:formula="of:=[.EV11]+TIME(0;1;0)" office:value-type="time" office:time-value="PT17H07M00S" calcext:value-type="time">
            <text:p>17:07</text:p>
          </table:table-cell>
          <table:table-cell table:style-name="ce25" table:formula="of:=[.EW11]+TIME(0;1;0)" office:value-type="time" office:time-value="PT17H37M00S" calcext:value-type="time">
            <text:p>17:37</text:p>
          </table:table-cell>
          <table:table-cell table:style-name="ce25" table:formula="of:=[.EX11]+TIME(0;1;0)" office:value-type="time" office:time-value="PT18H07M00S" calcext:value-type="time">
            <text:p>18:07</text:p>
          </table:table-cell>
          <table:table-cell table:style-name="ce25" table:formula="of:=[.EY11]+TIME(0;1;0)" office:value-type="time" office:time-value="PT18H37M00S" calcext:value-type="time">
            <text:p>18:37</text:p>
          </table:table-cell>
          <table:table-cell table:style-name="ce25" table:formula="of:=[.EZ11]+TIME(0;1;0)" office:value-type="time" office:time-value="PT19H07M00S" calcext:value-type="time">
            <text:p>19:07</text:p>
          </table:table-cell>
          <table:table-cell table:style-name="ce25" table:formula="of:=[.FA11]+TIME(0;1;0)" office:value-type="time" office:time-value="PT19H37M00S" calcext:value-type="time">
            <text:p>19:37</text:p>
          </table:table-cell>
          <table:table-cell table:style-name="ce25" table:formula="of:=[.FB11]+TIME(0;1;0)" office:value-type="time" office:time-value="PT20H07M00S" calcext:value-type="time">
            <text:p>20:07</text:p>
          </table:table-cell>
          <table:table-cell table:style-name="ce25" table:formula="of:=[.FC11]+TIME(0;1;0)" office:value-type="time" office:time-value="PT20H37M00S" calcext:value-type="time">
            <text:p>20:37</text:p>
          </table:table-cell>
          <table:table-cell table:style-name="ce25" table:formula="of:=[.FD11]+TIME(0;1;0)" office:value-type="time" office:time-value="PT21H06M00S" calcext:value-type="time">
            <text:p>21:06</text:p>
          </table:table-cell>
          <table:table-cell table:style-name="ce25" table:formula="of:=[.FE11]+TIME(0;1;0)" office:value-type="time" office:time-value="PT21H36M00S" calcext:value-type="time">
            <text:p>21:36</text:p>
          </table:table-cell>
          <table:table-cell table:style-name="ce25" table:formula="of:=[.FF11]+TIME(0;1;0)" office:value-type="time" office:time-value="PT22H06M00S" calcext:value-type="time">
            <text:p>22:06</text:p>
          </table:table-cell>
          <table:table-cell table:style-name="ce25" table:formula="of:=[.FG11]+TIME(0;1;0)" office:value-type="time" office:time-value="PT22H36M00S" calcext:value-type="time">
            <text:p>22:36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30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Podleśna-IMGW</text:p>
          </table:table-cell>
          <table:table-cell table:style-name="ce33" office:value-type="string" calcext:value-type="string">
            <text:p>05</text:p>
          </table:table-cell>
          <table:table-cell table:style-name="Default"/>
          <table:table-cell table:style-name="ce25" table:formula="of:=[.DT13]&amp;&quot; &quot;&amp;[.DU13]" office:value-type="string" office:string-value="Podleśna-IMGW 05" calcext:value-type="string">
            <text:p>Podleśna-IMGW 05</text:p>
          </table:table-cell>
          <table:table-cell table:style-name="ce25" table:formula="of:=[.DX12]+TIME(0;1;0)" office:value-type="time" office:time-value="PT05H07M00S" calcext:value-type="time">
            <text:p>5:07</text:p>
          </table:table-cell>
          <table:table-cell table:style-name="ce25" table:formula="of:=[.DY12]+TIME(0;1;0)" office:value-type="time" office:time-value="PT05H37M00S" calcext:value-type="time">
            <text:p>5:37</text:p>
          </table:table-cell>
          <table:table-cell table:style-name="ce25" table:formula="of:=[.DZ12]+TIME(0;1;0)" office:value-type="time" office:time-value="PT06H08M00S" calcext:value-type="time">
            <text:p>6:08</text:p>
          </table:table-cell>
          <table:table-cell table:style-name="ce25" table:formula="of:=[.EA12]+TIME(0;1;0)" office:value-type="time" office:time-value="PT06H38M00S" calcext:value-type="time">
            <text:p>6:38</text:p>
          </table:table-cell>
          <table:table-cell table:style-name="ce25" table:formula="of:=[.EB12]+TIME(0;1;0)" office:value-type="time" office:time-value="PT07H08M00S" calcext:value-type="time">
            <text:p>7:08</text:p>
          </table:table-cell>
          <table:table-cell table:style-name="ce25" table:formula="of:=[.EC12]+TIME(0;1;0)" office:value-type="time" office:time-value="PT07H38M00S" calcext:value-type="time">
            <text:p>7:38</text:p>
          </table:table-cell>
          <table:table-cell table:style-name="ce25" table:formula="of:=[.ED12]+TIME(0;1;0)" office:value-type="time" office:time-value="PT08H08M00S" calcext:value-type="time">
            <text:p>8:08</text:p>
          </table:table-cell>
          <table:table-cell table:style-name="ce25" table:formula="of:=[.EE12]+TIME(0;1;0)" office:value-type="time" office:time-value="PT08H38M00S" calcext:value-type="time">
            <text:p>8:38</text:p>
          </table:table-cell>
          <table:table-cell table:style-name="ce25" table:formula="of:=[.EF12]+TIME(0;1;0)" office:value-type="time" office:time-value="PT09H08M00S" calcext:value-type="time">
            <text:p>9:08</text:p>
          </table:table-cell>
          <table:table-cell table:style-name="ce25" table:formula="of:=[.EG12]+TIME(0;1;0)" office:value-type="time" office:time-value="PT09H38M00S" calcext:value-type="time">
            <text:p>9:38</text:p>
          </table:table-cell>
          <table:table-cell table:style-name="ce25" table:formula="of:=[.EH12]+TIME(0;1;0)" office:value-type="time" office:time-value="PT10H08M00S" calcext:value-type="time">
            <text:p>10:08</text:p>
          </table:table-cell>
          <table:table-cell table:style-name="ce25" table:formula="of:=[.EI12]+TIME(0;1;0)" office:value-type="time" office:time-value="PT10H38M00S" calcext:value-type="time">
            <text:p>10:38</text:p>
          </table:table-cell>
          <table:table-cell table:style-name="ce25" table:formula="of:=[.EJ12]+TIME(0;1;0)" office:value-type="time" office:time-value="PT11H08M00S" calcext:value-type="time">
            <text:p>11:08</text:p>
          </table:table-cell>
          <table:table-cell table:style-name="ce25" table:formula="of:=[.EK12]+TIME(0;1;0)" office:value-type="time" office:time-value="PT11H38M00S" calcext:value-type="time">
            <text:p>11:38</text:p>
          </table:table-cell>
          <table:table-cell table:style-name="ce25" table:formula="of:=[.EL12]+TIME(0;1;0)" office:value-type="time" office:time-value="PT12H08M00S" calcext:value-type="time">
            <text:p>12:08</text:p>
          </table:table-cell>
          <table:table-cell table:style-name="ce25" table:formula="of:=[.EM12]+TIME(0;1;0)" office:value-type="time" office:time-value="PT12H38M00S" calcext:value-type="time">
            <text:p>12:38</text:p>
          </table:table-cell>
          <table:table-cell table:style-name="ce25" table:formula="of:=[.EN12]+TIME(0;1;0)" office:value-type="time" office:time-value="PT13H08M00S" calcext:value-type="time">
            <text:p>13:08</text:p>
          </table:table-cell>
          <table:table-cell table:style-name="ce25" table:formula="of:=[.EO12]+TIME(0;1;0)" office:value-type="time" office:time-value="PT13H38M00S" calcext:value-type="time">
            <text:p>13:38</text:p>
          </table:table-cell>
          <table:table-cell table:style-name="ce25" table:formula="of:=[.EP12]+TIME(0;1;0)" office:value-type="time" office:time-value="PT14H08M00S" calcext:value-type="time">
            <text:p>14:08</text:p>
          </table:table-cell>
          <table:table-cell table:style-name="ce25" table:formula="of:=[.EQ12]+TIME(0;1;0)" office:value-type="time" office:time-value="PT14H38M00S" calcext:value-type="time">
            <text:p>14:38</text:p>
          </table:table-cell>
          <table:table-cell table:style-name="ce25" table:formula="of:=[.ER12]+TIME(0;1;0)" office:value-type="time" office:time-value="PT15H08M00S" calcext:value-type="time">
            <text:p>15:08</text:p>
          </table:table-cell>
          <table:table-cell table:style-name="ce25" table:formula="of:=[.ES12]+TIME(0;1;0)" office:value-type="time" office:time-value="PT15H38M00S" calcext:value-type="time">
            <text:p>15:38</text:p>
          </table:table-cell>
          <table:table-cell table:style-name="ce25" table:formula="of:=[.ET12]+TIME(0;1;0)" office:value-type="time" office:time-value="PT16H08M00S" calcext:value-type="time">
            <text:p>16:08</text:p>
          </table:table-cell>
          <table:table-cell table:style-name="ce25" table:formula="of:=[.EU12]+TIME(0;1;0)" office:value-type="time" office:time-value="PT16H38M00S" calcext:value-type="time">
            <text:p>16:38</text:p>
          </table:table-cell>
          <table:table-cell table:style-name="ce25" table:formula="of:=[.EV12]+TIME(0;1;0)" office:value-type="time" office:time-value="PT17H08M00S" calcext:value-type="time">
            <text:p>17:08</text:p>
          </table:table-cell>
          <table:table-cell table:style-name="ce25" table:formula="of:=[.EW12]+TIME(0;1;0)" office:value-type="time" office:time-value="PT17H38M00S" calcext:value-type="time">
            <text:p>17:38</text:p>
          </table:table-cell>
          <table:table-cell table:style-name="ce25" table:formula="of:=[.EX12]+TIME(0;1;0)" office:value-type="time" office:time-value="PT18H08M00S" calcext:value-type="time">
            <text:p>18:08</text:p>
          </table:table-cell>
          <table:table-cell table:style-name="ce25" table:formula="of:=[.EY12]+TIME(0;1;0)" office:value-type="time" office:time-value="PT18H38M00S" calcext:value-type="time">
            <text:p>18:38</text:p>
          </table:table-cell>
          <table:table-cell table:style-name="ce25" table:formula="of:=[.EZ12]+TIME(0;1;0)" office:value-type="time" office:time-value="PT19H08M00S" calcext:value-type="time">
            <text:p>19:08</text:p>
          </table:table-cell>
          <table:table-cell table:style-name="ce25" table:formula="of:=[.FA12]+TIME(0;1;0)" office:value-type="time" office:time-value="PT19H38M00S" calcext:value-type="time">
            <text:p>19:38</text:p>
          </table:table-cell>
          <table:table-cell table:style-name="ce25" table:formula="of:=[.FB12]+TIME(0;1;0)" office:value-type="time" office:time-value="PT20H08M00S" calcext:value-type="time">
            <text:p>20:08</text:p>
          </table:table-cell>
          <table:table-cell table:style-name="ce25" table:formula="of:=[.FC12]+TIME(0;1;0)" office:value-type="time" office:time-value="PT20H38M00S" calcext:value-type="time">
            <text:p>20:38</text:p>
          </table:table-cell>
          <table:table-cell table:style-name="ce25" table:formula="of:=[.FD12]+TIME(0;1;0)" office:value-type="time" office:time-value="PT21H07M00S" calcext:value-type="time">
            <text:p>21:07</text:p>
          </table:table-cell>
          <table:table-cell table:style-name="ce25" table:formula="of:=[.FE12]+TIME(0;1;0)" office:value-type="time" office:time-value="PT21H37M00S" calcext:value-type="time">
            <text:p>21:37</text:p>
          </table:table-cell>
          <table:table-cell table:style-name="ce25" table:formula="of:=[.FF12]+TIME(0;1;0)" office:value-type="time" office:time-value="PT22H07M00S" calcext:value-type="time">
            <text:p>22:07</text:p>
          </table:table-cell>
          <table:table-cell table:style-name="ce25" table:formula="of:=[.FG12]+TIME(0;1;0)" office:value-type="time" office:time-value="PT22H37M00S" calcext:value-type="time">
            <text:p>22:37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30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AWF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14]&amp;&quot; &quot;&amp;[.DU14]" office:value-type="string" office:string-value="AWF 02" calcext:value-type="string">
            <text:p>AWF 02</text:p>
          </table:table-cell>
          <table:table-cell table:style-name="ce25" table:formula="of:=[.DX13]+TIME(0;2;0)" office:value-type="time" office:time-value="PT05H09M00S" calcext:value-type="time">
            <text:p>5:09</text:p>
          </table:table-cell>
          <table:table-cell table:style-name="ce25" table:formula="of:=[.DY13]+TIME(0;2;0)" office:value-type="time" office:time-value="PT05H39M00S" calcext:value-type="time">
            <text:p>5:39</text:p>
          </table:table-cell>
          <table:table-cell table:style-name="ce25" table:formula="of:=[.DZ13]+TIME(0;2;0)" office:value-type="time" office:time-value="PT06H10M00S" calcext:value-type="time">
            <text:p>6:10</text:p>
          </table:table-cell>
          <table:table-cell table:style-name="ce25" table:formula="of:=[.EA13]+TIME(0;2;0)" office:value-type="time" office:time-value="PT06H40M00S" calcext:value-type="time">
            <text:p>6:40</text:p>
          </table:table-cell>
          <table:table-cell table:style-name="ce25" table:formula="of:=[.EB13]+TIME(0;2;0)" office:value-type="time" office:time-value="PT07H10M00S" calcext:value-type="time">
            <text:p>7:10</text:p>
          </table:table-cell>
          <table:table-cell table:style-name="ce25" table:formula="of:=[.EC13]+TIME(0;2;0)" office:value-type="time" office:time-value="PT07H40M00S" calcext:value-type="time">
            <text:p>7:40</text:p>
          </table:table-cell>
          <table:table-cell table:style-name="ce25" table:formula="of:=[.ED13]+TIME(0;2;0)" office:value-type="time" office:time-value="PT08H10M00S" calcext:value-type="time">
            <text:p>8:10</text:p>
          </table:table-cell>
          <table:table-cell table:style-name="ce25" table:formula="of:=[.EE13]+TIME(0;2;0)" office:value-type="time" office:time-value="PT08H40M00S" calcext:value-type="time">
            <text:p>8:40</text:p>
          </table:table-cell>
          <table:table-cell table:style-name="ce25" table:formula="of:=[.EF13]+TIME(0;2;0)" office:value-type="time" office:time-value="PT09H10M00S" calcext:value-type="time">
            <text:p>9:10</text:p>
          </table:table-cell>
          <table:table-cell table:style-name="ce25" table:formula="of:=[.EG13]+TIME(0;2;0)" office:value-type="time" office:time-value="PT09H40M00S" calcext:value-type="time">
            <text:p>9:40</text:p>
          </table:table-cell>
          <table:table-cell table:style-name="ce25" table:formula="of:=[.EH13]+TIME(0;2;0)" office:value-type="time" office:time-value="PT10H10M00S" calcext:value-type="time">
            <text:p>10:10</text:p>
          </table:table-cell>
          <table:table-cell table:style-name="ce25" table:formula="of:=[.EI13]+TIME(0;2;0)" office:value-type="time" office:time-value="PT10H40M00S" calcext:value-type="time">
            <text:p>10:40</text:p>
          </table:table-cell>
          <table:table-cell table:style-name="ce25" table:formula="of:=[.EJ13]+TIME(0;2;0)" office:value-type="time" office:time-value="PT11H10M00S" calcext:value-type="time">
            <text:p>11:10</text:p>
          </table:table-cell>
          <table:table-cell table:style-name="ce25" table:formula="of:=[.EK13]+TIME(0;2;0)" office:value-type="time" office:time-value="PT11H40M00S" calcext:value-type="time">
            <text:p>11:40</text:p>
          </table:table-cell>
          <table:table-cell table:style-name="ce25" table:formula="of:=[.EL13]+TIME(0;2;0)" office:value-type="time" office:time-value="PT12H10M00S" calcext:value-type="time">
            <text:p>12:10</text:p>
          </table:table-cell>
          <table:table-cell table:style-name="ce25" table:formula="of:=[.EM13]+TIME(0;2;0)" office:value-type="time" office:time-value="PT12H40M00S" calcext:value-type="time">
            <text:p>12:40</text:p>
          </table:table-cell>
          <table:table-cell table:style-name="ce25" table:formula="of:=[.EN13]+TIME(0;2;0)" office:value-type="time" office:time-value="PT13H10M00S" calcext:value-type="time">
            <text:p>13:10</text:p>
          </table:table-cell>
          <table:table-cell table:style-name="ce25" table:formula="of:=[.EO13]+TIME(0;2;0)" office:value-type="time" office:time-value="PT13H40M00S" calcext:value-type="time">
            <text:p>13:40</text:p>
          </table:table-cell>
          <table:table-cell table:style-name="ce25" table:formula="of:=[.EP13]+TIME(0;2;0)" office:value-type="time" office:time-value="PT14H10M00S" calcext:value-type="time">
            <text:p>14:10</text:p>
          </table:table-cell>
          <table:table-cell table:style-name="ce25" table:formula="of:=[.EQ13]+TIME(0;2;0)" office:value-type="time" office:time-value="PT14H40M00S" calcext:value-type="time">
            <text:p>14:40</text:p>
          </table:table-cell>
          <table:table-cell table:style-name="ce25" table:formula="of:=[.ER13]+TIME(0;2;0)" office:value-type="time" office:time-value="PT15H10M00S" calcext:value-type="time">
            <text:p>15:10</text:p>
          </table:table-cell>
          <table:table-cell table:style-name="ce25" table:formula="of:=[.ES13]+TIME(0;2;0)" office:value-type="time" office:time-value="PT15H40M00S" calcext:value-type="time">
            <text:p>15:40</text:p>
          </table:table-cell>
          <table:table-cell table:style-name="ce25" table:formula="of:=[.ET13]+TIME(0;2;0)" office:value-type="time" office:time-value="PT16H10M00S" calcext:value-type="time">
            <text:p>16:10</text:p>
          </table:table-cell>
          <table:table-cell table:style-name="ce25" table:formula="of:=[.EU13]+TIME(0;2;0)" office:value-type="time" office:time-value="PT16H40M00S" calcext:value-type="time">
            <text:p>16:40</text:p>
          </table:table-cell>
          <table:table-cell table:style-name="ce25" table:formula="of:=[.EV13]+TIME(0;2;0)" office:value-type="time" office:time-value="PT17H10M00S" calcext:value-type="time">
            <text:p>17:10</text:p>
          </table:table-cell>
          <table:table-cell table:style-name="ce25" table:formula="of:=[.EW13]+TIME(0;2;0)" office:value-type="time" office:time-value="PT17H40M00S" calcext:value-type="time">
            <text:p>17:40</text:p>
          </table:table-cell>
          <table:table-cell table:style-name="ce25" table:formula="of:=[.EX13]+TIME(0;2;0)" office:value-type="time" office:time-value="PT18H10M00S" calcext:value-type="time">
            <text:p>18:10</text:p>
          </table:table-cell>
          <table:table-cell table:style-name="ce25" table:formula="of:=[.EY13]+TIME(0;2;0)" office:value-type="time" office:time-value="PT18H40M00S" calcext:value-type="time">
            <text:p>18:40</text:p>
          </table:table-cell>
          <table:table-cell table:style-name="ce25" table:formula="of:=[.EZ13]+TIME(0;2;0)" office:value-type="time" office:time-value="PT19H10M00S" calcext:value-type="time">
            <text:p>19:10</text:p>
          </table:table-cell>
          <table:table-cell table:style-name="ce25" table:formula="of:=[.FA13]+TIME(0;2;0)" office:value-type="time" office:time-value="PT19H40M00S" calcext:value-type="time">
            <text:p>19:40</text:p>
          </table:table-cell>
          <table:table-cell table:style-name="ce25" table:formula="of:=[.FB13]+TIME(0;2;0)" office:value-type="time" office:time-value="PT20H10M00S" calcext:value-type="time">
            <text:p>20:10</text:p>
          </table:table-cell>
          <table:table-cell table:style-name="ce25" table:formula="of:=[.FC13]+TIME(0;2;0)" office:value-type="time" office:time-value="PT20H40M00S" calcext:value-type="time">
            <text:p>20:40</text:p>
          </table:table-cell>
          <table:table-cell table:style-name="ce25" table:formula="of:=[.FD13]+TIME(0;2;0)" office:value-type="time" office:time-value="PT21H09M00S" calcext:value-type="time">
            <text:p>21:09</text:p>
          </table:table-cell>
          <table:table-cell table:style-name="ce25" table:formula="of:=[.FE13]+TIME(0;2;0)" office:value-type="time" office:time-value="PT21H39M00S" calcext:value-type="time">
            <text:p>21:39</text:p>
          </table:table-cell>
          <table:table-cell table:style-name="ce25" table:formula="of:=[.FF13]+TIME(0;2;0)" office:value-type="time" office:time-value="PT22H09M00S" calcext:value-type="time">
            <text:p>22:09</text:p>
          </table:table-cell>
          <table:table-cell table:style-name="ce25" table:formula="of:=[.FG13]+TIME(0;2;0)" office:value-type="time" office:time-value="PT22H39M00S" calcext:value-type="time">
            <text:p>22:39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30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Twardowska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15]&amp;&quot; &quot;&amp;[.DU14]" office:value-type="string" office:string-value="Twardowska 02" calcext:value-type="string">
            <text:p>Twardowska 02</text:p>
          </table:table-cell>
          <table:table-cell table:style-name="ce25" table:formula="of:=[.DX14]+TIME(0;0;0)" office:value-type="time" office:time-value="PT05H09M00S" calcext:value-type="time">
            <text:p>5:09</text:p>
          </table:table-cell>
          <table:table-cell table:style-name="ce25" table:formula="of:=[.DY14]+TIME(0;0;0)" office:value-type="time" office:time-value="PT05H39M00S" calcext:value-type="time">
            <text:p>5:39</text:p>
          </table:table-cell>
          <table:table-cell table:style-name="ce25" table:formula="of:=[.DZ14]+TIME(0;0;0)" office:value-type="time" office:time-value="PT06H10M00S" calcext:value-type="time">
            <text:p>6:10</text:p>
          </table:table-cell>
          <table:table-cell table:style-name="ce25" table:formula="of:=[.EA14]+TIME(0;0;0)" office:value-type="time" office:time-value="PT06H40M00S" calcext:value-type="time">
            <text:p>6:40</text:p>
          </table:table-cell>
          <table:table-cell table:style-name="ce25" table:formula="of:=[.EB14]+TIME(0;1;0)" office:value-type="time" office:time-value="PT07H11M00S" calcext:value-type="time">
            <text:p>7:11</text:p>
          </table:table-cell>
          <table:table-cell table:style-name="ce25" table:formula="of:=[.EC14]+TIME(0;1;0)" office:value-type="time" office:time-value="PT07H41M00S" calcext:value-type="time">
            <text:p>7:41</text:p>
          </table:table-cell>
          <table:table-cell table:style-name="ce25" table:formula="of:=[.ED14]+TIME(0;1;0)" office:value-type="time" office:time-value="PT08H11M00S" calcext:value-type="time">
            <text:p>8:11</text:p>
          </table:table-cell>
          <table:table-cell table:style-name="ce25" table:formula="of:=[.EE14]+TIME(0;1;0)" office:value-type="time" office:time-value="PT08H41M00S" calcext:value-type="time">
            <text:p>8:41</text:p>
          </table:table-cell>
          <table:table-cell table:style-name="ce25" table:formula="of:=[.EF14]+TIME(0;0;0)" office:value-type="time" office:time-value="PT09H10M00S" calcext:value-type="time">
            <text:p>9:10</text:p>
          </table:table-cell>
          <table:table-cell table:style-name="ce25" table:formula="of:=[.EG14]+TIME(0;0;0)" office:value-type="time" office:time-value="PT09H40M00S" calcext:value-type="time">
            <text:p>9:40</text:p>
          </table:table-cell>
          <table:table-cell table:style-name="ce25" table:formula="of:=[.EH14]+TIME(0;0;0)" office:value-type="time" office:time-value="PT10H10M00S" calcext:value-type="time">
            <text:p>10:10</text:p>
          </table:table-cell>
          <table:table-cell table:style-name="ce25" table:formula="of:=[.EI14]+TIME(0;0;0)" office:value-type="time" office:time-value="PT10H40M00S" calcext:value-type="time">
            <text:p>10:40</text:p>
          </table:table-cell>
          <table:table-cell table:style-name="ce25" table:formula="of:=[.EJ14]+TIME(0;0;0)" office:value-type="time" office:time-value="PT11H10M00S" calcext:value-type="time">
            <text:p>11:10</text:p>
          </table:table-cell>
          <table:table-cell table:style-name="ce25" table:formula="of:=[.EK14]+TIME(0;0;0)" office:value-type="time" office:time-value="PT11H40M00S" calcext:value-type="time">
            <text:p>11:40</text:p>
          </table:table-cell>
          <table:table-cell table:style-name="ce25" table:formula="of:=[.EL14]+TIME(0;0;0)" office:value-type="time" office:time-value="PT12H10M00S" calcext:value-type="time">
            <text:p>12:10</text:p>
          </table:table-cell>
          <table:table-cell table:style-name="ce25" table:formula="of:=[.EM14]+TIME(0;0;0)" office:value-type="time" office:time-value="PT12H40M00S" calcext:value-type="time">
            <text:p>12:40</text:p>
          </table:table-cell>
          <table:table-cell table:style-name="ce25" table:formula="of:=[.EN14]+TIME(0;0;0)" office:value-type="time" office:time-value="PT13H10M00S" calcext:value-type="time">
            <text:p>13:10</text:p>
          </table:table-cell>
          <table:table-cell table:style-name="ce25" table:formula="of:=[.EO14]+TIME(0;0;0)" office:value-type="time" office:time-value="PT13H40M00S" calcext:value-type="time">
            <text:p>13:40</text:p>
          </table:table-cell>
          <table:table-cell table:style-name="ce25" table:formula="of:=[.EP14]+TIME(0;0;0)" office:value-type="time" office:time-value="PT14H10M00S" calcext:value-type="time">
            <text:p>14:10</text:p>
          </table:table-cell>
          <table:table-cell table:style-name="ce25" table:formula="of:=[.EQ14]+TIME(0;0;0)" office:value-type="time" office:time-value="PT14H40M00S" calcext:value-type="time">
            <text:p>14:40</text:p>
          </table:table-cell>
          <table:table-cell table:style-name="ce25" table:formula="of:=[.ER14]+TIME(0;1;0)" office:value-type="time" office:time-value="PT15H11M00S" calcext:value-type="time">
            <text:p>15:11</text:p>
          </table:table-cell>
          <table:table-cell table:style-name="ce25" table:formula="of:=[.ES14]+TIME(0;1;0)" office:value-type="time" office:time-value="PT15H41M00S" calcext:value-type="time">
            <text:p>15:41</text:p>
          </table:table-cell>
          <table:table-cell table:style-name="ce25" table:formula="of:=[.ET14]+TIME(0;1;0)" office:value-type="time" office:time-value="PT16H11M00S" calcext:value-type="time">
            <text:p>16:11</text:p>
          </table:table-cell>
          <table:table-cell table:style-name="ce25" table:formula="of:=[.EU14]+TIME(0;1;0)" office:value-type="time" office:time-value="PT16H41M00S" calcext:value-type="time">
            <text:p>16:41</text:p>
          </table:table-cell>
          <table:table-cell table:style-name="ce25" table:formula="of:=[.EV14]+TIME(0;1;0)" office:value-type="time" office:time-value="PT17H11M00S" calcext:value-type="time">
            <text:p>17:11</text:p>
          </table:table-cell>
          <table:table-cell table:style-name="ce25" table:formula="of:=[.EW14]+TIME(0;1;0)" office:value-type="time" office:time-value="PT17H41M00S" calcext:value-type="time">
            <text:p>17:41</text:p>
          </table:table-cell>
          <table:table-cell table:style-name="ce25" table:formula="of:=[.EX14]+TIME(0;1;0)" office:value-type="time" office:time-value="PT18H11M00S" calcext:value-type="time">
            <text:p>18:11</text:p>
          </table:table-cell>
          <table:table-cell table:style-name="ce25" table:formula="of:=[.EY14]+TIME(0;1;0)" office:value-type="time" office:time-value="PT18H41M00S" calcext:value-type="time">
            <text:p>18:41</text:p>
          </table:table-cell>
          <table:table-cell table:style-name="ce25" table:formula="of:=[.EZ14]+TIME(0;0;0)" office:value-type="time" office:time-value="PT19H10M00S" calcext:value-type="time">
            <text:p>19:10</text:p>
          </table:table-cell>
          <table:table-cell table:style-name="ce25" table:formula="of:=[.FA14]+TIME(0;0;0)" office:value-type="time" office:time-value="PT19H40M00S" calcext:value-type="time">
            <text:p>19:40</text:p>
          </table:table-cell>
          <table:table-cell table:style-name="ce25" table:formula="of:=[.FB14]+TIME(0;0;0)" office:value-type="time" office:time-value="PT20H10M00S" calcext:value-type="time">
            <text:p>20:10</text:p>
          </table:table-cell>
          <table:table-cell table:style-name="ce25" table:formula="of:=[.FC14]+TIME(0;0;0)" office:value-type="time" office:time-value="PT20H40M00S" calcext:value-type="time">
            <text:p>20:40</text:p>
          </table:table-cell>
          <table:table-cell table:style-name="ce25" table:formula="of:=[.FD14]+TIME(0;0;0)" office:value-type="time" office:time-value="PT21H09M00S" calcext:value-type="time">
            <text:p>21:09</text:p>
          </table:table-cell>
          <table:table-cell table:style-name="ce25" table:formula="of:=[.FE14]+TIME(0;0;0)" office:value-type="time" office:time-value="PT21H39M00S" calcext:value-type="time">
            <text:p>21:39</text:p>
          </table:table-cell>
          <table:table-cell table:style-name="ce25" table:formula="of:=[.FF14]+TIME(0;0;0)" office:value-type="time" office:time-value="PT22H09M00S" calcext:value-type="time">
            <text:p>22:09</text:p>
          </table:table-cell>
          <table:table-cell table:style-name="ce25" table:formula="of:=[.FG14]+TIME(0;0;0)" office:value-type="time" office:time-value="PT22H39M00S" calcext:value-type="time">
            <text:p>22:39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30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Szpital Bielańska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16]&amp;&quot; &quot;&amp;[.DU15]" office:value-type="string" office:string-value="Szpital Bielańska 02" calcext:value-type="string">
            <text:p>Szpital Bielańska 02</text:p>
          </table:table-cell>
          <table:table-cell table:style-name="ce25" table:formula="of:=[.DX15]+TIME(0;1;0)" office:value-type="time" office:time-value="PT05H10M00S" calcext:value-type="time">
            <text:p>5:10</text:p>
          </table:table-cell>
          <table:table-cell table:style-name="ce25" table:formula="of:=[.DY15]+TIME(0;1;0)" office:value-type="time" office:time-value="PT05H40M00S" calcext:value-type="time">
            <text:p>5:40</text:p>
          </table:table-cell>
          <table:table-cell table:style-name="ce25" table:formula="of:=[.DZ15]+TIME(0;1;0)" office:value-type="time" office:time-value="PT06H11M00S" calcext:value-type="time">
            <text:p>6:11</text:p>
          </table:table-cell>
          <table:table-cell table:style-name="ce25" table:formula="of:=[.EA15]+TIME(0;1;0)" office:value-type="time" office:time-value="PT06H41M00S" calcext:value-type="time">
            <text:p>6:41</text:p>
          </table:table-cell>
          <table:table-cell table:style-name="ce25" table:formula="of:=[.EB15]+TIME(0;1;0)" office:value-type="time" office:time-value="PT07H12M00S" calcext:value-type="time">
            <text:p>7:12</text:p>
          </table:table-cell>
          <table:table-cell table:style-name="ce25" table:formula="of:=[.EC15]+TIME(0;1;0)" office:value-type="time" office:time-value="PT07H42M00S" calcext:value-type="time">
            <text:p>7:42</text:p>
          </table:table-cell>
          <table:table-cell table:style-name="ce25" table:formula="of:=[.ED15]+TIME(0;1;0)" office:value-type="time" office:time-value="PT08H12M00S" calcext:value-type="time">
            <text:p>8:12</text:p>
          </table:table-cell>
          <table:table-cell table:style-name="ce25" table:formula="of:=[.EE15]+TIME(0;1;0)" office:value-type="time" office:time-value="PT08H42M00S" calcext:value-type="time">
            <text:p>8:42</text:p>
          </table:table-cell>
          <table:table-cell table:style-name="ce25" table:formula="of:=[.EF15]+TIME(0;1;0)" office:value-type="time" office:time-value="PT09H11M00S" calcext:value-type="time">
            <text:p>9:11</text:p>
          </table:table-cell>
          <table:table-cell table:style-name="ce25" table:formula="of:=[.EG15]+TIME(0;1;0)" office:value-type="time" office:time-value="PT09H41M00S" calcext:value-type="time">
            <text:p>9:41</text:p>
          </table:table-cell>
          <table:table-cell table:style-name="ce25" table:formula="of:=[.EH15]+TIME(0;1;0)" office:value-type="time" office:time-value="PT10H11M00S" calcext:value-type="time">
            <text:p>10:11</text:p>
          </table:table-cell>
          <table:table-cell table:style-name="ce25" table:formula="of:=[.EI15]+TIME(0;1;0)" office:value-type="time" office:time-value="PT10H41M00S" calcext:value-type="time">
            <text:p>10:41</text:p>
          </table:table-cell>
          <table:table-cell table:style-name="ce25" table:formula="of:=[.EJ15]+TIME(0;1;0)" office:value-type="time" office:time-value="PT11H11M00S" calcext:value-type="time">
            <text:p>11:11</text:p>
          </table:table-cell>
          <table:table-cell table:style-name="ce25" table:formula="of:=[.EK15]+TIME(0;1;0)" office:value-type="time" office:time-value="PT11H41M00S" calcext:value-type="time">
            <text:p>11:41</text:p>
          </table:table-cell>
          <table:table-cell table:style-name="ce25" table:formula="of:=[.EL15]+TIME(0;1;0)" office:value-type="time" office:time-value="PT12H11M00S" calcext:value-type="time">
            <text:p>12:11</text:p>
          </table:table-cell>
          <table:table-cell table:style-name="ce25" table:formula="of:=[.EM15]+TIME(0;1;0)" office:value-type="time" office:time-value="PT12H41M00S" calcext:value-type="time">
            <text:p>12:41</text:p>
          </table:table-cell>
          <table:table-cell table:style-name="ce25" table:formula="of:=[.EN15]+TIME(0;1;0)" office:value-type="time" office:time-value="PT13H11M00S" calcext:value-type="time">
            <text:p>13:11</text:p>
          </table:table-cell>
          <table:table-cell table:style-name="ce25" table:formula="of:=[.EO15]+TIME(0;1;0)" office:value-type="time" office:time-value="PT13H41M00S" calcext:value-type="time">
            <text:p>13:41</text:p>
          </table:table-cell>
          <table:table-cell table:style-name="ce25" table:formula="of:=[.EP15]+TIME(0;1;0)" office:value-type="time" office:time-value="PT14H11M00S" calcext:value-type="time">
            <text:p>14:11</text:p>
          </table:table-cell>
          <table:table-cell table:style-name="ce25" table:formula="of:=[.EQ15]+TIME(0;1;0)" office:value-type="time" office:time-value="PT14H41M00S" calcext:value-type="time">
            <text:p>14:41</text:p>
          </table:table-cell>
          <table:table-cell table:style-name="ce25" table:formula="of:=[.ER15]+TIME(0;1;0)" office:value-type="time" office:time-value="PT15H12M00S" calcext:value-type="time">
            <text:p>15:12</text:p>
          </table:table-cell>
          <table:table-cell table:style-name="ce25" table:formula="of:=[.ES15]+TIME(0;1;0)" office:value-type="time" office:time-value="PT15H42M00S" calcext:value-type="time">
            <text:p>15:42</text:p>
          </table:table-cell>
          <table:table-cell table:style-name="ce25" table:formula="of:=[.ET15]+TIME(0;1;0)" office:value-type="time" office:time-value="PT16H12M00S" calcext:value-type="time">
            <text:p>16:12</text:p>
          </table:table-cell>
          <table:table-cell table:style-name="ce25" table:formula="of:=[.EU15]+TIME(0;1;0)" office:value-type="time" office:time-value="PT16H42M00S" calcext:value-type="time">
            <text:p>16:42</text:p>
          </table:table-cell>
          <table:table-cell table:style-name="ce25" table:formula="of:=[.EV15]+TIME(0;1;0)" office:value-type="time" office:time-value="PT17H12M00S" calcext:value-type="time">
            <text:p>17:12</text:p>
          </table:table-cell>
          <table:table-cell table:style-name="ce25" table:formula="of:=[.EW15]+TIME(0;1;0)" office:value-type="time" office:time-value="PT17H42M00S" calcext:value-type="time">
            <text:p>17:42</text:p>
          </table:table-cell>
          <table:table-cell table:style-name="ce25" table:formula="of:=[.EX15]+TIME(0;1;0)" office:value-type="time" office:time-value="PT18H12M00S" calcext:value-type="time">
            <text:p>18:12</text:p>
          </table:table-cell>
          <table:table-cell table:style-name="ce25" table:formula="of:=[.EY15]+TIME(0;1;0)" office:value-type="time" office:time-value="PT18H42M00S" calcext:value-type="time">
            <text:p>18:42</text:p>
          </table:table-cell>
          <table:table-cell table:style-name="ce25" table:formula="of:=[.EZ15]+TIME(0;1;0)" office:value-type="time" office:time-value="PT19H11M00S" calcext:value-type="time">
            <text:p>19:11</text:p>
          </table:table-cell>
          <table:table-cell table:style-name="ce25" table:formula="of:=[.FA15]+TIME(0;1;0)" office:value-type="time" office:time-value="PT19H41M00S" calcext:value-type="time">
            <text:p>19:41</text:p>
          </table:table-cell>
          <table:table-cell table:style-name="ce25" table:formula="of:=[.FB15]+TIME(0;1;0)" office:value-type="time" office:time-value="PT20H11M00S" calcext:value-type="time">
            <text:p>20:11</text:p>
          </table:table-cell>
          <table:table-cell table:style-name="ce25" table:formula="of:=[.FC15]+TIME(0;1;0)" office:value-type="time" office:time-value="PT20H41M00S" calcext:value-type="time">
            <text:p>20:41</text:p>
          </table:table-cell>
          <table:table-cell table:style-name="ce25" table:formula="of:=[.FD15]+TIME(0;1;0)" office:value-type="time" office:time-value="PT21H10M00S" calcext:value-type="time">
            <text:p>21:10</text:p>
          </table:table-cell>
          <table:table-cell table:style-name="ce25" table:formula="of:=[.FE15]+TIME(0;1;0)" office:value-type="time" office:time-value="PT21H40M00S" calcext:value-type="time">
            <text:p>21:40</text:p>
          </table:table-cell>
          <table:table-cell table:style-name="ce25" table:formula="of:=[.FF15]+TIME(0;1;0)" office:value-type="time" office:time-value="PT22H10M00S" calcext:value-type="time">
            <text:p>22:10</text:p>
          </table:table-cell>
          <table:table-cell table:style-name="ce25" table:formula="of:=[.FG15]+TIME(0;1;0)" office:value-type="time" office:time-value="PT22H40M00S" calcext:value-type="time">
            <text:p>22:40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30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UKSW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17]&amp;&quot; &quot;&amp;[.DU16]" office:value-type="string" office:string-value="UKSW 02" calcext:value-type="string">
            <text:p>UKSW 02</text:p>
          </table:table-cell>
          <table:table-cell table:style-name="ce25" table:formula="of:=[.DX16]+TIME(0;1;0)" office:value-type="time" office:time-value="PT05H11M00S" calcext:value-type="time">
            <text:p>5:11</text:p>
          </table:table-cell>
          <table:table-cell table:style-name="ce25" table:formula="of:=[.DY16]+TIME(0;1;0)" office:value-type="time" office:time-value="PT05H41M00S" calcext:value-type="time">
            <text:p>5:41</text:p>
          </table:table-cell>
          <table:table-cell table:style-name="ce25" table:formula="of:=[.DZ16]+TIME(0;1;0)" office:value-type="time" office:time-value="PT06H12M00S" calcext:value-type="time">
            <text:p>6:12</text:p>
          </table:table-cell>
          <table:table-cell table:style-name="ce25" table:formula="of:=[.EA16]+TIME(0;1;0)" office:value-type="time" office:time-value="PT06H42M00S" calcext:value-type="time">
            <text:p>6:42</text:p>
          </table:table-cell>
          <table:table-cell table:style-name="ce25" table:formula="of:=[.EB16]+TIME(0;1;0)" office:value-type="time" office:time-value="PT07H13M00S" calcext:value-type="time">
            <text:p>7:13</text:p>
          </table:table-cell>
          <table:table-cell table:style-name="ce25" table:formula="of:=[.EC16]+TIME(0;1;0)" office:value-type="time" office:time-value="PT07H43M00S" calcext:value-type="time">
            <text:p>7:43</text:p>
          </table:table-cell>
          <table:table-cell table:style-name="ce25" table:formula="of:=[.ED16]+TIME(0;1;0)" office:value-type="time" office:time-value="PT08H13M00S" calcext:value-type="time">
            <text:p>8:13</text:p>
          </table:table-cell>
          <table:table-cell table:style-name="ce25" table:formula="of:=[.EE16]+TIME(0;1;0)" office:value-type="time" office:time-value="PT08H43M00S" calcext:value-type="time">
            <text:p>8:43</text:p>
          </table:table-cell>
          <table:table-cell table:style-name="ce25" table:formula="of:=[.EF16]+TIME(0;1;0)" office:value-type="time" office:time-value="PT09H12M00S" calcext:value-type="time">
            <text:p>9:12</text:p>
          </table:table-cell>
          <table:table-cell table:style-name="ce25" table:formula="of:=[.EG16]+TIME(0;1;0)" office:value-type="time" office:time-value="PT09H42M00S" calcext:value-type="time">
            <text:p>9:42</text:p>
          </table:table-cell>
          <table:table-cell table:style-name="ce25" table:formula="of:=[.EH16]+TIME(0;1;0)" office:value-type="time" office:time-value="PT10H12M00S" calcext:value-type="time">
            <text:p>10:12</text:p>
          </table:table-cell>
          <table:table-cell table:style-name="ce25" table:formula="of:=[.EI16]+TIME(0;1;0)" office:value-type="time" office:time-value="PT10H42M00S" calcext:value-type="time">
            <text:p>10:42</text:p>
          </table:table-cell>
          <table:table-cell table:style-name="ce25" table:formula="of:=[.EJ16]+TIME(0;1;0)" office:value-type="time" office:time-value="PT11H12M00S" calcext:value-type="time">
            <text:p>11:12</text:p>
          </table:table-cell>
          <table:table-cell table:style-name="ce25" table:formula="of:=[.EK16]+TIME(0;1;0)" office:value-type="time" office:time-value="PT11H42M00S" calcext:value-type="time">
            <text:p>11:42</text:p>
          </table:table-cell>
          <table:table-cell table:style-name="ce25" table:formula="of:=[.EL16]+TIME(0;1;0)" office:value-type="time" office:time-value="PT12H12M00S" calcext:value-type="time">
            <text:p>12:12</text:p>
          </table:table-cell>
          <table:table-cell table:style-name="ce25" table:formula="of:=[.EM16]+TIME(0;1;0)" office:value-type="time" office:time-value="PT12H42M00S" calcext:value-type="time">
            <text:p>12:42</text:p>
          </table:table-cell>
          <table:table-cell table:style-name="ce25" table:formula="of:=[.EN16]+TIME(0;1;0)" office:value-type="time" office:time-value="PT13H12M00S" calcext:value-type="time">
            <text:p>13:12</text:p>
          </table:table-cell>
          <table:table-cell table:style-name="ce25" table:formula="of:=[.EO16]+TIME(0;1;0)" office:value-type="time" office:time-value="PT13H42M00S" calcext:value-type="time">
            <text:p>13:42</text:p>
          </table:table-cell>
          <table:table-cell table:style-name="ce25" table:formula="of:=[.EP16]+TIME(0;1;0)" office:value-type="time" office:time-value="PT14H12M00S" calcext:value-type="time">
            <text:p>14:12</text:p>
          </table:table-cell>
          <table:table-cell table:style-name="ce25" table:formula="of:=[.EQ16]+TIME(0;1;0)" office:value-type="time" office:time-value="PT14H42M00S" calcext:value-type="time">
            <text:p>14:42</text:p>
          </table:table-cell>
          <table:table-cell table:style-name="ce25" table:formula="of:=[.ER16]+TIME(0;1;0)" office:value-type="time" office:time-value="PT15H13M00S" calcext:value-type="time">
            <text:p>15:13</text:p>
          </table:table-cell>
          <table:table-cell table:style-name="ce25" table:formula="of:=[.ES16]+TIME(0;1;0)" office:value-type="time" office:time-value="PT15H43M00S" calcext:value-type="time">
            <text:p>15:43</text:p>
          </table:table-cell>
          <table:table-cell table:style-name="ce25" table:formula="of:=[.ET16]+TIME(0;1;0)" office:value-type="time" office:time-value="PT16H13M00S" calcext:value-type="time">
            <text:p>16:13</text:p>
          </table:table-cell>
          <table:table-cell table:style-name="ce25" table:formula="of:=[.EU16]+TIME(0;1;0)" office:value-type="time" office:time-value="PT16H43M00S" calcext:value-type="time">
            <text:p>16:43</text:p>
          </table:table-cell>
          <table:table-cell table:style-name="ce25" table:formula="of:=[.EV16]+TIME(0;1;0)" office:value-type="time" office:time-value="PT17H13M00S" calcext:value-type="time">
            <text:p>17:13</text:p>
          </table:table-cell>
          <table:table-cell table:style-name="ce25" table:formula="of:=[.EW16]+TIME(0;1;0)" office:value-type="time" office:time-value="PT17H43M00S" calcext:value-type="time">
            <text:p>17:43</text:p>
          </table:table-cell>
          <table:table-cell table:style-name="ce25" table:formula="of:=[.EX16]+TIME(0;1;0)" office:value-type="time" office:time-value="PT18H13M00S" calcext:value-type="time">
            <text:p>18:13</text:p>
          </table:table-cell>
          <table:table-cell table:style-name="ce25" table:formula="of:=[.EY16]+TIME(0;1;0)" office:value-type="time" office:time-value="PT18H43M00S" calcext:value-type="time">
            <text:p>18:43</text:p>
          </table:table-cell>
          <table:table-cell table:style-name="ce25" table:formula="of:=[.EZ16]+TIME(0;1;0)" office:value-type="time" office:time-value="PT19H12M00S" calcext:value-type="time">
            <text:p>19:12</text:p>
          </table:table-cell>
          <table:table-cell table:style-name="ce25" table:formula="of:=[.FA16]+TIME(0;1;0)" office:value-type="time" office:time-value="PT19H42M00S" calcext:value-type="time">
            <text:p>19:42</text:p>
          </table:table-cell>
          <table:table-cell table:style-name="ce25" table:formula="of:=[.FB16]+TIME(0;1;0)" office:value-type="time" office:time-value="PT20H12M00S" calcext:value-type="time">
            <text:p>20:12</text:p>
          </table:table-cell>
          <table:table-cell table:style-name="ce25" table:formula="of:=[.FC16]+TIME(0;1;0)" office:value-type="time" office:time-value="PT20H42M00S" calcext:value-type="time">
            <text:p>20:42</text:p>
          </table:table-cell>
          <table:table-cell table:style-name="ce25" table:formula="of:=[.FD16]+TIME(0;1;0)" office:value-type="time" office:time-value="PT21H11M00S" calcext:value-type="time">
            <text:p>21:11</text:p>
          </table:table-cell>
          <table:table-cell table:style-name="ce25" table:formula="of:=[.FE16]+TIME(0;1;0)" office:value-type="time" office:time-value="PT21H41M00S" calcext:value-type="time">
            <text:p>21:41</text:p>
          </table:table-cell>
          <table:table-cell table:style-name="ce25" table:formula="of:=[.FF16]+TIME(0;1;0)" office:value-type="time" office:time-value="PT22H11M00S" calcext:value-type="time">
            <text:p>22:11</text:p>
          </table:table-cell>
          <table:table-cell table:style-name="ce25" table:formula="of:=[.FG16]+TIME(0;1;0)" office:value-type="time" office:time-value="PT22H41M00S" calcext:value-type="time">
            <text:p>22:41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30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Las Bielański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18]&amp;&quot; &quot;&amp;[.DU17]" office:value-type="string" office:string-value="Las Bielański 02" calcext:value-type="string">
            <text:p>Las Bielański 02</text:p>
          </table:table-cell>
          <table:table-cell table:style-name="ce25" table:formula="of:=[.DX17]+TIME(0;1;0)" office:value-type="time" office:time-value="PT05H12M00S" calcext:value-type="time">
            <text:p>5:12</text:p>
          </table:table-cell>
          <table:table-cell table:style-name="ce25" table:formula="of:=[.DY17]+TIME(0;1;0)" office:value-type="time" office:time-value="PT05H42M00S" calcext:value-type="time">
            <text:p>5:42</text:p>
          </table:table-cell>
          <table:table-cell table:style-name="ce25" table:formula="of:=[.DZ17]+TIME(0;1;0)" office:value-type="time" office:time-value="PT06H13M00S" calcext:value-type="time">
            <text:p>6:13</text:p>
          </table:table-cell>
          <table:table-cell table:style-name="ce25" table:formula="of:=[.EA17]+TIME(0;1;0)" office:value-type="time" office:time-value="PT06H43M00S" calcext:value-type="time">
            <text:p>6:43</text:p>
          </table:table-cell>
          <table:table-cell table:style-name="ce25" table:formula="of:=[.EB17]+TIME(0;1;0)" office:value-type="time" office:time-value="PT07H14M00S" calcext:value-type="time">
            <text:p>7:14</text:p>
          </table:table-cell>
          <table:table-cell table:style-name="ce25" table:formula="of:=[.EC17]+TIME(0;1;0)" office:value-type="time" office:time-value="PT07H44M00S" calcext:value-type="time">
            <text:p>7:44</text:p>
          </table:table-cell>
          <table:table-cell table:style-name="ce25" table:formula="of:=[.ED17]+TIME(0;1;0)" office:value-type="time" office:time-value="PT08H14M00S" calcext:value-type="time">
            <text:p>8:14</text:p>
          </table:table-cell>
          <table:table-cell table:style-name="ce25" table:formula="of:=[.EE17]+TIME(0;1;0)" office:value-type="time" office:time-value="PT08H44M00S" calcext:value-type="time">
            <text:p>8:44</text:p>
          </table:table-cell>
          <table:table-cell table:style-name="ce25" table:formula="of:=[.EF17]+TIME(0;1;0)" office:value-type="time" office:time-value="PT09H13M00S" calcext:value-type="time">
            <text:p>9:13</text:p>
          </table:table-cell>
          <table:table-cell table:style-name="ce25" table:formula="of:=[.EG17]+TIME(0;1;0)" office:value-type="time" office:time-value="PT09H43M00S" calcext:value-type="time">
            <text:p>9:43</text:p>
          </table:table-cell>
          <table:table-cell table:style-name="ce25" table:formula="of:=[.EH17]+TIME(0;1;0)" office:value-type="time" office:time-value="PT10H13M00S" calcext:value-type="time">
            <text:p>10:13</text:p>
          </table:table-cell>
          <table:table-cell table:style-name="ce25" table:formula="of:=[.EI17]+TIME(0;1;0)" office:value-type="time" office:time-value="PT10H43M00S" calcext:value-type="time">
            <text:p>10:43</text:p>
          </table:table-cell>
          <table:table-cell table:style-name="ce25" table:formula="of:=[.EJ17]+TIME(0;1;0)" office:value-type="time" office:time-value="PT11H13M00S" calcext:value-type="time">
            <text:p>11:13</text:p>
          </table:table-cell>
          <table:table-cell table:style-name="ce25" table:formula="of:=[.EK17]+TIME(0;1;0)" office:value-type="time" office:time-value="PT11H43M00S" calcext:value-type="time">
            <text:p>11:43</text:p>
          </table:table-cell>
          <table:table-cell table:style-name="ce25" table:formula="of:=[.EL17]+TIME(0;1;0)" office:value-type="time" office:time-value="PT12H13M00S" calcext:value-type="time">
            <text:p>12:13</text:p>
          </table:table-cell>
          <table:table-cell table:style-name="ce25" table:formula="of:=[.EM17]+TIME(0;1;0)" office:value-type="time" office:time-value="PT12H43M00S" calcext:value-type="time">
            <text:p>12:43</text:p>
          </table:table-cell>
          <table:table-cell table:style-name="ce25" table:formula="of:=[.EN17]+TIME(0;1;0)" office:value-type="time" office:time-value="PT13H13M00S" calcext:value-type="time">
            <text:p>13:13</text:p>
          </table:table-cell>
          <table:table-cell table:style-name="ce25" table:formula="of:=[.EO17]+TIME(0;1;0)" office:value-type="time" office:time-value="PT13H43M00S" calcext:value-type="time">
            <text:p>13:43</text:p>
          </table:table-cell>
          <table:table-cell table:style-name="ce25" table:formula="of:=[.EP17]+TIME(0;1;0)" office:value-type="time" office:time-value="PT14H13M00S" calcext:value-type="time">
            <text:p>14:13</text:p>
          </table:table-cell>
          <table:table-cell table:style-name="ce25" table:formula="of:=[.EQ17]+TIME(0;1;0)" office:value-type="time" office:time-value="PT14H43M00S" calcext:value-type="time">
            <text:p>14:43</text:p>
          </table:table-cell>
          <table:table-cell table:style-name="ce25" table:formula="of:=[.ER17]+TIME(0;1;0)" office:value-type="time" office:time-value="PT15H14M00S" calcext:value-type="time">
            <text:p>15:14</text:p>
          </table:table-cell>
          <table:table-cell table:style-name="ce25" table:formula="of:=[.ES17]+TIME(0;1;0)" office:value-type="time" office:time-value="PT15H44M00S" calcext:value-type="time">
            <text:p>15:44</text:p>
          </table:table-cell>
          <table:table-cell table:style-name="ce25" table:formula="of:=[.ET17]+TIME(0;1;0)" office:value-type="time" office:time-value="PT16H14M00S" calcext:value-type="time">
            <text:p>16:14</text:p>
          </table:table-cell>
          <table:table-cell table:style-name="ce25" table:formula="of:=[.EU17]+TIME(0;1;0)" office:value-type="time" office:time-value="PT16H44M00S" calcext:value-type="time">
            <text:p>16:44</text:p>
          </table:table-cell>
          <table:table-cell table:style-name="ce25" table:formula="of:=[.EV17]+TIME(0;1;0)" office:value-type="time" office:time-value="PT17H14M00S" calcext:value-type="time">
            <text:p>17:14</text:p>
          </table:table-cell>
          <table:table-cell table:style-name="ce25" table:formula="of:=[.EW17]+TIME(0;1;0)" office:value-type="time" office:time-value="PT17H44M00S" calcext:value-type="time">
            <text:p>17:44</text:p>
          </table:table-cell>
          <table:table-cell table:style-name="ce25" table:formula="of:=[.EX17]+TIME(0;1;0)" office:value-type="time" office:time-value="PT18H14M00S" calcext:value-type="time">
            <text:p>18:14</text:p>
          </table:table-cell>
          <table:table-cell table:style-name="ce25" table:formula="of:=[.EY17]+TIME(0;1;0)" office:value-type="time" office:time-value="PT18H44M00S" calcext:value-type="time">
            <text:p>18:44</text:p>
          </table:table-cell>
          <table:table-cell table:style-name="ce25" table:formula="of:=[.EZ17]+TIME(0;1;0)" office:value-type="time" office:time-value="PT19H13M00S" calcext:value-type="time">
            <text:p>19:13</text:p>
          </table:table-cell>
          <table:table-cell table:style-name="ce25" table:formula="of:=[.FA17]+TIME(0;1;0)" office:value-type="time" office:time-value="PT19H43M00S" calcext:value-type="time">
            <text:p>19:43</text:p>
          </table:table-cell>
          <table:table-cell table:style-name="ce25" table:formula="of:=[.FB17]+TIME(0;1;0)" office:value-type="time" office:time-value="PT20H13M00S" calcext:value-type="time">
            <text:p>20:13</text:p>
          </table:table-cell>
          <table:table-cell table:style-name="ce25" table:formula="of:=[.FC17]+TIME(0;1;0)" office:value-type="time" office:time-value="PT20H43M00S" calcext:value-type="time">
            <text:p>20:43</text:p>
          </table:table-cell>
          <table:table-cell table:style-name="ce25" table:formula="of:=[.FD17]+TIME(0;1;0)" office:value-type="time" office:time-value="PT21H12M00S" calcext:value-type="time">
            <text:p>21:12</text:p>
          </table:table-cell>
          <table:table-cell table:style-name="ce25" table:formula="of:=[.FE17]+TIME(0;1;0)" office:value-type="time" office:time-value="PT21H42M00S" calcext:value-type="time">
            <text:p>21:42</text:p>
          </table:table-cell>
          <table:table-cell table:style-name="ce25" table:formula="of:=[.FF17]+TIME(0;1;0)" office:value-type="time" office:time-value="PT22H12M00S" calcext:value-type="time">
            <text:p>22:12</text:p>
          </table:table-cell>
          <table:table-cell table:style-name="ce25" table:formula="of:=[.FG17]+TIME(0;1;0)" office:value-type="time" office:time-value="PT22H42M00S" calcext:value-type="time">
            <text:p>22:42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30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Przy Agorze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19]&amp;&quot; &quot;&amp;[.DU18]" office:value-type="string" office:string-value="Przy Agorze 02" calcext:value-type="string">
            <text:p>Przy Agorze 02</text:p>
          </table:table-cell>
          <table:table-cell table:style-name="ce25" table:formula="of:=[.DX18]+TIME(0;1;0)" office:value-type="time" office:time-value="PT05H13M00S" calcext:value-type="time">
            <text:p>5:13</text:p>
          </table:table-cell>
          <table:table-cell table:style-name="ce25" table:formula="of:=[.DY18]+TIME(0;1;0)" office:value-type="time" office:time-value="PT05H43M00S" calcext:value-type="time">
            <text:p>5:43</text:p>
          </table:table-cell>
          <table:table-cell table:style-name="ce25" table:formula="of:=[.DZ18]+TIME(0;1;0)" office:value-type="time" office:time-value="PT06H14M00S" calcext:value-type="time">
            <text:p>6:14</text:p>
          </table:table-cell>
          <table:table-cell table:style-name="ce25" table:formula="of:=[.EA18]+TIME(0;1;0)" office:value-type="time" office:time-value="PT06H44M00S" calcext:value-type="time">
            <text:p>6:44</text:p>
          </table:table-cell>
          <table:table-cell table:style-name="ce25" table:formula="of:=[.EB18]+TIME(0;1;0)" office:value-type="time" office:time-value="PT07H15M00S" calcext:value-type="time">
            <text:p>7:15</text:p>
          </table:table-cell>
          <table:table-cell table:style-name="ce25" table:formula="of:=[.EC18]+TIME(0;1;0)" office:value-type="time" office:time-value="PT07H45M00S" calcext:value-type="time">
            <text:p>7:45</text:p>
          </table:table-cell>
          <table:table-cell table:style-name="ce25" table:formula="of:=[.ED18]+TIME(0;1;0)" office:value-type="time" office:time-value="PT08H15M00S" calcext:value-type="time">
            <text:p>8:15</text:p>
          </table:table-cell>
          <table:table-cell table:style-name="ce25" table:formula="of:=[.EE18]+TIME(0;1;0)" office:value-type="time" office:time-value="PT08H45M00S" calcext:value-type="time">
            <text:p>8:45</text:p>
          </table:table-cell>
          <table:table-cell table:style-name="ce25" table:formula="of:=[.EF18]+TIME(0;1;0)" office:value-type="time" office:time-value="PT09H14M00S" calcext:value-type="time">
            <text:p>9:14</text:p>
          </table:table-cell>
          <table:table-cell table:style-name="ce25" table:formula="of:=[.EG18]+TIME(0;1;0)" office:value-type="time" office:time-value="PT09H44M00S" calcext:value-type="time">
            <text:p>9:44</text:p>
          </table:table-cell>
          <table:table-cell table:style-name="ce25" table:formula="of:=[.EH18]+TIME(0;1;0)" office:value-type="time" office:time-value="PT10H14M00S" calcext:value-type="time">
            <text:p>10:14</text:p>
          </table:table-cell>
          <table:table-cell table:style-name="ce25" table:formula="of:=[.EI18]+TIME(0;1;0)" office:value-type="time" office:time-value="PT10H44M00S" calcext:value-type="time">
            <text:p>10:44</text:p>
          </table:table-cell>
          <table:table-cell table:style-name="ce25" table:formula="of:=[.EJ18]+TIME(0;1;0)" office:value-type="time" office:time-value="PT11H14M00S" calcext:value-type="time">
            <text:p>11:14</text:p>
          </table:table-cell>
          <table:table-cell table:style-name="ce25" table:formula="of:=[.EK18]+TIME(0;1;0)" office:value-type="time" office:time-value="PT11H44M00S" calcext:value-type="time">
            <text:p>11:44</text:p>
          </table:table-cell>
          <table:table-cell table:style-name="ce25" table:formula="of:=[.EL18]+TIME(0;1;0)" office:value-type="time" office:time-value="PT12H14M00S" calcext:value-type="time">
            <text:p>12:14</text:p>
          </table:table-cell>
          <table:table-cell table:style-name="ce25" table:formula="of:=[.EM18]+TIME(0;1;0)" office:value-type="time" office:time-value="PT12H44M00S" calcext:value-type="time">
            <text:p>12:44</text:p>
          </table:table-cell>
          <table:table-cell table:style-name="ce25" table:formula="of:=[.EN18]+TIME(0;1;0)" office:value-type="time" office:time-value="PT13H14M00S" calcext:value-type="time">
            <text:p>13:14</text:p>
          </table:table-cell>
          <table:table-cell table:style-name="ce25" table:formula="of:=[.EO18]+TIME(0;1;0)" office:value-type="time" office:time-value="PT13H44M00S" calcext:value-type="time">
            <text:p>13:44</text:p>
          </table:table-cell>
          <table:table-cell table:style-name="ce25" table:formula="of:=[.EP18]+TIME(0;1;0)" office:value-type="time" office:time-value="PT14H14M00S" calcext:value-type="time">
            <text:p>14:14</text:p>
          </table:table-cell>
          <table:table-cell table:style-name="ce25" table:formula="of:=[.EQ18]+TIME(0;1;0)" office:value-type="time" office:time-value="PT14H44M00S" calcext:value-type="time">
            <text:p>14:44</text:p>
          </table:table-cell>
          <table:table-cell table:style-name="ce25" table:formula="of:=[.ER18]+TIME(0;1;0)" office:value-type="time" office:time-value="PT15H15M00S" calcext:value-type="time">
            <text:p>15:15</text:p>
          </table:table-cell>
          <table:table-cell table:style-name="ce25" table:formula="of:=[.ES18]+TIME(0;1;0)" office:value-type="time" office:time-value="PT15H45M00S" calcext:value-type="time">
            <text:p>15:45</text:p>
          </table:table-cell>
          <table:table-cell table:style-name="ce25" table:formula="of:=[.ET18]+TIME(0;1;0)" office:value-type="time" office:time-value="PT16H15M00S" calcext:value-type="time">
            <text:p>16:15</text:p>
          </table:table-cell>
          <table:table-cell table:style-name="ce25" table:formula="of:=[.EU18]+TIME(0;1;0)" office:value-type="time" office:time-value="PT16H45M00S" calcext:value-type="time">
            <text:p>16:45</text:p>
          </table:table-cell>
          <table:table-cell table:style-name="ce25" table:formula="of:=[.EV18]+TIME(0;1;0)" office:value-type="time" office:time-value="PT17H15M00S" calcext:value-type="time">
            <text:p>17:15</text:p>
          </table:table-cell>
          <table:table-cell table:style-name="ce25" table:formula="of:=[.EW18]+TIME(0;1;0)" office:value-type="time" office:time-value="PT17H45M00S" calcext:value-type="time">
            <text:p>17:45</text:p>
          </table:table-cell>
          <table:table-cell table:style-name="ce25" table:formula="of:=[.EX18]+TIME(0;1;0)" office:value-type="time" office:time-value="PT18H15M00S" calcext:value-type="time">
            <text:p>18:15</text:p>
          </table:table-cell>
          <table:table-cell table:style-name="ce25" table:formula="of:=[.EY18]+TIME(0;1;0)" office:value-type="time" office:time-value="PT18H45M00S" calcext:value-type="time">
            <text:p>18:45</text:p>
          </table:table-cell>
          <table:table-cell table:style-name="ce25" table:formula="of:=[.EZ18]+TIME(0;1;0)" office:value-type="time" office:time-value="PT19H14M00S" calcext:value-type="time">
            <text:p>19:14</text:p>
          </table:table-cell>
          <table:table-cell table:style-name="ce25" table:formula="of:=[.FA18]+TIME(0;1;0)" office:value-type="time" office:time-value="PT19H44M00S" calcext:value-type="time">
            <text:p>19:44</text:p>
          </table:table-cell>
          <table:table-cell table:style-name="ce25" table:formula="of:=[.FB18]+TIME(0;1;0)" office:value-type="time" office:time-value="PT20H14M00S" calcext:value-type="time">
            <text:p>20:14</text:p>
          </table:table-cell>
          <table:table-cell table:style-name="ce25" table:formula="of:=[.FC18]+TIME(0;1;0)" office:value-type="time" office:time-value="PT20H44M00S" calcext:value-type="time">
            <text:p>20:44</text:p>
          </table:table-cell>
          <table:table-cell table:style-name="ce25" table:formula="of:=[.FD18]+TIME(0;1;0)" office:value-type="time" office:time-value="PT21H13M00S" calcext:value-type="time">
            <text:p>21:13</text:p>
          </table:table-cell>
          <table:table-cell table:style-name="ce25" table:formula="of:=[.FE18]+TIME(0;1;0)" office:value-type="time" office:time-value="PT21H43M00S" calcext:value-type="time">
            <text:p>21:43</text:p>
          </table:table-cell>
          <table:table-cell table:style-name="ce25" table:formula="of:=[.FF18]+TIME(0;1;0)" office:value-type="time" office:time-value="PT22H13M00S" calcext:value-type="time">
            <text:p>22:13</text:p>
          </table:table-cell>
          <table:table-cell table:style-name="ce25" table:formula="of:=[.FG18]+TIME(0;1;0)" office:value-type="time" office:time-value="PT22H43M00S" calcext:value-type="time">
            <text:p>22:43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6"/>
          <table:table-cell table:number-columns-repeated="30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Cm. Włoski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20]&amp;&quot; &quot;&amp;[.DU19]" office:value-type="string" office:string-value="Cm. Włoski 02" calcext:value-type="string">
            <text:p>Cm. Włoski 02</text:p>
          </table:table-cell>
          <table:table-cell table:style-name="ce25" table:formula="of:=[.DX19]+TIME(0;1;0)" office:value-type="time" office:time-value="PT05H14M00S" calcext:value-type="time">
            <text:p>5:14</text:p>
          </table:table-cell>
          <table:table-cell table:style-name="ce25" table:formula="of:=[.DY19]+TIME(0;1;0)" office:value-type="time" office:time-value="PT05H44M00S" calcext:value-type="time">
            <text:p>5:44</text:p>
          </table:table-cell>
          <table:table-cell table:style-name="ce25" table:formula="of:=[.DZ19]+TIME(0;1;0)" office:value-type="time" office:time-value="PT06H15M00S" calcext:value-type="time">
            <text:p>6:15</text:p>
          </table:table-cell>
          <table:table-cell table:style-name="ce25" table:formula="of:=[.EA19]+TIME(0;1;0)" office:value-type="time" office:time-value="PT06H45M00S" calcext:value-type="time">
            <text:p>6:45</text:p>
          </table:table-cell>
          <table:table-cell table:style-name="ce25" table:formula="of:=[.EB19]+TIME(0;1;0)" office:value-type="time" office:time-value="PT07H16M00S" calcext:value-type="time">
            <text:p>7:16</text:p>
          </table:table-cell>
          <table:table-cell table:style-name="ce25" table:formula="of:=[.EC19]+TIME(0;1;0)" office:value-type="time" office:time-value="PT07H46M00S" calcext:value-type="time">
            <text:p>7:46</text:p>
          </table:table-cell>
          <table:table-cell table:style-name="ce25" table:formula="of:=[.ED19]+TIME(0;1;0)" office:value-type="time" office:time-value="PT08H16M00S" calcext:value-type="time">
            <text:p>8:16</text:p>
          </table:table-cell>
          <table:table-cell table:style-name="ce25" table:formula="of:=[.EE19]+TIME(0;1;0)" office:value-type="time" office:time-value="PT08H46M00S" calcext:value-type="time">
            <text:p>8:46</text:p>
          </table:table-cell>
          <table:table-cell table:style-name="ce25" table:formula="of:=[.EF19]+TIME(0;1;0)" office:value-type="time" office:time-value="PT09H15M00S" calcext:value-type="time">
            <text:p>9:15</text:p>
          </table:table-cell>
          <table:table-cell table:style-name="ce25" table:formula="of:=[.EG19]+TIME(0;1;0)" office:value-type="time" office:time-value="PT09H45M00S" calcext:value-type="time">
            <text:p>9:45</text:p>
          </table:table-cell>
          <table:table-cell table:style-name="ce25" table:formula="of:=[.EH19]+TIME(0;1;0)" office:value-type="time" office:time-value="PT10H15M00S" calcext:value-type="time">
            <text:p>10:15</text:p>
          </table:table-cell>
          <table:table-cell table:style-name="ce25" table:formula="of:=[.EI19]+TIME(0;1;0)" office:value-type="time" office:time-value="PT10H45M00S" calcext:value-type="time">
            <text:p>10:45</text:p>
          </table:table-cell>
          <table:table-cell table:style-name="ce25" table:formula="of:=[.EJ19]+TIME(0;1;0)" office:value-type="time" office:time-value="PT11H15M00S" calcext:value-type="time">
            <text:p>11:15</text:p>
          </table:table-cell>
          <table:table-cell table:style-name="ce25" table:formula="of:=[.EK19]+TIME(0;1;0)" office:value-type="time" office:time-value="PT11H45M00S" calcext:value-type="time">
            <text:p>11:45</text:p>
          </table:table-cell>
          <table:table-cell table:style-name="ce25" table:formula="of:=[.EL19]+TIME(0;1;0)" office:value-type="time" office:time-value="PT12H15M00S" calcext:value-type="time">
            <text:p>12:15</text:p>
          </table:table-cell>
          <table:table-cell table:style-name="ce25" table:formula="of:=[.EM19]+TIME(0;1;0)" office:value-type="time" office:time-value="PT12H45M00S" calcext:value-type="time">
            <text:p>12:45</text:p>
          </table:table-cell>
          <table:table-cell table:style-name="ce25" table:formula="of:=[.EN19]+TIME(0;1;0)" office:value-type="time" office:time-value="PT13H15M00S" calcext:value-type="time">
            <text:p>13:15</text:p>
          </table:table-cell>
          <table:table-cell table:style-name="ce25" table:formula="of:=[.EO19]+TIME(0;1;0)" office:value-type="time" office:time-value="PT13H45M00S" calcext:value-type="time">
            <text:p>13:45</text:p>
          </table:table-cell>
          <table:table-cell table:style-name="ce25" table:formula="of:=[.EP19]+TIME(0;1;0)" office:value-type="time" office:time-value="PT14H15M00S" calcext:value-type="time">
            <text:p>14:15</text:p>
          </table:table-cell>
          <table:table-cell table:style-name="ce25" table:formula="of:=[.EQ19]+TIME(0;1;0)" office:value-type="time" office:time-value="PT14H45M00S" calcext:value-type="time">
            <text:p>14:45</text:p>
          </table:table-cell>
          <table:table-cell table:style-name="ce25" table:formula="of:=[.ER19]+TIME(0;1;0)" office:value-type="time" office:time-value="PT15H16M00S" calcext:value-type="time">
            <text:p>15:16</text:p>
          </table:table-cell>
          <table:table-cell table:style-name="ce25" table:formula="of:=[.ES19]+TIME(0;1;0)" office:value-type="time" office:time-value="PT15H46M00S" calcext:value-type="time">
            <text:p>15:46</text:p>
          </table:table-cell>
          <table:table-cell table:style-name="ce25" table:formula="of:=[.ET19]+TIME(0;1;0)" office:value-type="time" office:time-value="PT16H16M00S" calcext:value-type="time">
            <text:p>16:16</text:p>
          </table:table-cell>
          <table:table-cell table:style-name="ce25" table:formula="of:=[.EU19]+TIME(0;1;0)" office:value-type="time" office:time-value="PT16H46M00S" calcext:value-type="time">
            <text:p>16:46</text:p>
          </table:table-cell>
          <table:table-cell table:style-name="ce25" table:formula="of:=[.EV19]+TIME(0;1;0)" office:value-type="time" office:time-value="PT17H16M00S" calcext:value-type="time">
            <text:p>17:16</text:p>
          </table:table-cell>
          <table:table-cell table:style-name="ce25" table:formula="of:=[.EW19]+TIME(0;1;0)" office:value-type="time" office:time-value="PT17H46M00S" calcext:value-type="time">
            <text:p>17:46</text:p>
          </table:table-cell>
          <table:table-cell table:style-name="ce25" table:formula="of:=[.EX19]+TIME(0;1;0)" office:value-type="time" office:time-value="PT18H16M00S" calcext:value-type="time">
            <text:p>18:16</text:p>
          </table:table-cell>
          <table:table-cell table:style-name="ce25" table:formula="of:=[.EY19]+TIME(0;1;0)" office:value-type="time" office:time-value="PT18H46M00S" calcext:value-type="time">
            <text:p>18:46</text:p>
          </table:table-cell>
          <table:table-cell table:style-name="ce25" table:formula="of:=[.EZ19]+TIME(0;1;0)" office:value-type="time" office:time-value="PT19H15M00S" calcext:value-type="time">
            <text:p>19:15</text:p>
          </table:table-cell>
          <table:table-cell table:style-name="ce25" table:formula="of:=[.FA19]+TIME(0;1;0)" office:value-type="time" office:time-value="PT19H45M00S" calcext:value-type="time">
            <text:p>19:45</text:p>
          </table:table-cell>
          <table:table-cell table:style-name="ce25" table:formula="of:=[.FB19]+TIME(0;1;0)" office:value-type="time" office:time-value="PT20H15M00S" calcext:value-type="time">
            <text:p>20:15</text:p>
          </table:table-cell>
          <table:table-cell table:style-name="ce25" table:formula="of:=[.FC19]+TIME(0;1;0)" office:value-type="time" office:time-value="PT20H45M00S" calcext:value-type="time">
            <text:p>20:45</text:p>
          </table:table-cell>
          <table:table-cell table:style-name="ce25" table:formula="of:=[.FD19]+TIME(0;1;0)" office:value-type="time" office:time-value="PT21H14M00S" calcext:value-type="time">
            <text:p>21:14</text:p>
          </table:table-cell>
          <table:table-cell table:style-name="ce25" table:formula="of:=[.FE19]+TIME(0;1;0)" office:value-type="time" office:time-value="PT21H44M00S" calcext:value-type="time">
            <text:p>21:44</text:p>
          </table:table-cell>
          <table:table-cell table:style-name="ce25" table:formula="of:=[.FF19]+TIME(0;1;0)" office:value-type="time" office:time-value="PT22H14M00S" calcext:value-type="time">
            <text:p>22:14</text:p>
          </table:table-cell>
          <table:table-cell table:style-name="ce25" table:formula="of:=[.FG19]+TIME(0;1;0)" office:value-type="time" office:time-value="PT22H44M00S" calcext:value-type="time">
            <text:p>22:44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Prozy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21]&amp;&quot; &quot;&amp;[.DU20]" office:value-type="string" office:string-value="Prozy 02" calcext:value-type="string">
            <text:p>Prozy 02</text:p>
          </table:table-cell>
          <table:table-cell table:style-name="ce25" table:formula="of:=[.DX20]+TIME(0;1;0)" office:value-type="time" office:time-value="PT05H15M00S" calcext:value-type="time">
            <text:p>5:15</text:p>
          </table:table-cell>
          <table:table-cell table:style-name="ce25" table:formula="of:=[.DY20]+TIME(0;1;0)" office:value-type="time" office:time-value="PT05H45M00S" calcext:value-type="time">
            <text:p>5:45</text:p>
          </table:table-cell>
          <table:table-cell table:style-name="ce25" table:formula="of:=[.DZ20]+TIME(0;1;0)" office:value-type="time" office:time-value="PT06H16M00S" calcext:value-type="time">
            <text:p>6:16</text:p>
          </table:table-cell>
          <table:table-cell table:style-name="ce25" table:formula="of:=[.EA20]+TIME(0;1;0)" office:value-type="time" office:time-value="PT06H46M00S" calcext:value-type="time">
            <text:p>6:46</text:p>
          </table:table-cell>
          <table:table-cell table:style-name="ce25" table:formula="of:=[.EB20]+TIME(0;1;0)" office:value-type="time" office:time-value="PT07H17M00S" calcext:value-type="time">
            <text:p>7:17</text:p>
          </table:table-cell>
          <table:table-cell table:style-name="ce25" table:formula="of:=[.EC20]+TIME(0;1;0)" office:value-type="time" office:time-value="PT07H47M00S" calcext:value-type="time">
            <text:p>7:47</text:p>
          </table:table-cell>
          <table:table-cell table:style-name="ce25" table:formula="of:=[.ED20]+TIME(0;1;0)" office:value-type="time" office:time-value="PT08H17M00S" calcext:value-type="time">
            <text:p>8:17</text:p>
          </table:table-cell>
          <table:table-cell table:style-name="ce25" table:formula="of:=[.EE20]+TIME(0;1;0)" office:value-type="time" office:time-value="PT08H47M00S" calcext:value-type="time">
            <text:p>8:47</text:p>
          </table:table-cell>
          <table:table-cell table:style-name="ce25" table:formula="of:=[.EF20]+TIME(0;1;0)" office:value-type="time" office:time-value="PT09H16M00S" calcext:value-type="time">
            <text:p>9:16</text:p>
          </table:table-cell>
          <table:table-cell table:style-name="ce25" table:formula="of:=[.EG20]+TIME(0;1;0)" office:value-type="time" office:time-value="PT09H46M00S" calcext:value-type="time">
            <text:p>9:46</text:p>
          </table:table-cell>
          <table:table-cell table:style-name="ce25" table:formula="of:=[.EH20]+TIME(0;1;0)" office:value-type="time" office:time-value="PT10H16M00S" calcext:value-type="time">
            <text:p>10:16</text:p>
          </table:table-cell>
          <table:table-cell table:style-name="ce25" table:formula="of:=[.EI20]+TIME(0;1;0)" office:value-type="time" office:time-value="PT10H46M00S" calcext:value-type="time">
            <text:p>10:46</text:p>
          </table:table-cell>
          <table:table-cell table:style-name="ce25" table:formula="of:=[.EJ20]+TIME(0;1;0)" office:value-type="time" office:time-value="PT11H16M00S" calcext:value-type="time">
            <text:p>11:16</text:p>
          </table:table-cell>
          <table:table-cell table:style-name="ce25" table:formula="of:=[.EK20]+TIME(0;1;0)" office:value-type="time" office:time-value="PT11H46M00S" calcext:value-type="time">
            <text:p>11:46</text:p>
          </table:table-cell>
          <table:table-cell table:style-name="ce25" table:formula="of:=[.EL20]+TIME(0;1;0)" office:value-type="time" office:time-value="PT12H16M00S" calcext:value-type="time">
            <text:p>12:16</text:p>
          </table:table-cell>
          <table:table-cell table:style-name="ce25" table:formula="of:=[.EM20]+TIME(0;1;0)" office:value-type="time" office:time-value="PT12H46M00S" calcext:value-type="time">
            <text:p>12:46</text:p>
          </table:table-cell>
          <table:table-cell table:style-name="ce25" table:formula="of:=[.EN20]+TIME(0;1;0)" office:value-type="time" office:time-value="PT13H16M00S" calcext:value-type="time">
            <text:p>13:16</text:p>
          </table:table-cell>
          <table:table-cell table:style-name="ce25" table:formula="of:=[.EO20]+TIME(0;1;0)" office:value-type="time" office:time-value="PT13H46M00S" calcext:value-type="time">
            <text:p>13:46</text:p>
          </table:table-cell>
          <table:table-cell table:style-name="ce25" table:formula="of:=[.EP20]+TIME(0;1;0)" office:value-type="time" office:time-value="PT14H16M00S" calcext:value-type="time">
            <text:p>14:16</text:p>
          </table:table-cell>
          <table:table-cell table:style-name="ce25" table:formula="of:=[.EQ20]+TIME(0;1;0)" office:value-type="time" office:time-value="PT14H46M00S" calcext:value-type="time">
            <text:p>14:46</text:p>
          </table:table-cell>
          <table:table-cell table:style-name="ce25" table:formula="of:=[.ER20]+TIME(0;1;0)" office:value-type="time" office:time-value="PT15H17M00S" calcext:value-type="time">
            <text:p>15:17</text:p>
          </table:table-cell>
          <table:table-cell table:style-name="ce25" table:formula="of:=[.ES20]+TIME(0;1;0)" office:value-type="time" office:time-value="PT15H47M00S" calcext:value-type="time">
            <text:p>15:47</text:p>
          </table:table-cell>
          <table:table-cell table:style-name="ce25" table:formula="of:=[.ET20]+TIME(0;1;0)" office:value-type="time" office:time-value="PT16H17M00S" calcext:value-type="time">
            <text:p>16:17</text:p>
          </table:table-cell>
          <table:table-cell table:style-name="ce25" table:formula="of:=[.EU20]+TIME(0;1;0)" office:value-type="time" office:time-value="PT16H47M00S" calcext:value-type="time">
            <text:p>16:47</text:p>
          </table:table-cell>
          <table:table-cell table:style-name="ce25" table:formula="of:=[.EV20]+TIME(0;1;0)" office:value-type="time" office:time-value="PT17H17M00S" calcext:value-type="time">
            <text:p>17:17</text:p>
          </table:table-cell>
          <table:table-cell table:style-name="ce25" table:formula="of:=[.EW20]+TIME(0;1;0)" office:value-type="time" office:time-value="PT17H47M00S" calcext:value-type="time">
            <text:p>17:47</text:p>
          </table:table-cell>
          <table:table-cell table:style-name="ce25" table:formula="of:=[.EX20]+TIME(0;1;0)" office:value-type="time" office:time-value="PT18H17M00S" calcext:value-type="time">
            <text:p>18:17</text:p>
          </table:table-cell>
          <table:table-cell table:style-name="ce25" table:formula="of:=[.EY20]+TIME(0;1;0)" office:value-type="time" office:time-value="PT18H47M00S" calcext:value-type="time">
            <text:p>18:47</text:p>
          </table:table-cell>
          <table:table-cell table:style-name="ce25" table:formula="of:=[.EZ20]+TIME(0;1;0)" office:value-type="time" office:time-value="PT19H16M00S" calcext:value-type="time">
            <text:p>19:16</text:p>
          </table:table-cell>
          <table:table-cell table:style-name="ce25" table:formula="of:=[.FA20]+TIME(0;1;0)" office:value-type="time" office:time-value="PT19H46M00S" calcext:value-type="time">
            <text:p>19:46</text:p>
          </table:table-cell>
          <table:table-cell table:style-name="ce25" table:formula="of:=[.FB20]+TIME(0;1;0)" office:value-type="time" office:time-value="PT20H16M00S" calcext:value-type="time">
            <text:p>20:16</text:p>
          </table:table-cell>
          <table:table-cell table:style-name="ce25" table:formula="of:=[.FC20]+TIME(0;1;0)" office:value-type="time" office:time-value="PT20H46M00S" calcext:value-type="time">
            <text:p>20:46</text:p>
          </table:table-cell>
          <table:table-cell table:style-name="ce25" table:formula="of:=[.FD20]+TIME(0;1;0)" office:value-type="time" office:time-value="PT21H15M00S" calcext:value-type="time">
            <text:p>21:15</text:p>
          </table:table-cell>
          <table:table-cell table:style-name="ce25" table:formula="of:=[.FE20]+TIME(0;1;0)" office:value-type="time" office:time-value="PT21H45M00S" calcext:value-type="time">
            <text:p>21:45</text:p>
          </table:table-cell>
          <table:table-cell table:style-name="ce25" table:formula="of:=[.FF20]+TIME(0;1;0)" office:value-type="time" office:time-value="PT22H15M00S" calcext:value-type="time">
            <text:p>22:15</text:p>
          </table:table-cell>
          <table:table-cell table:style-name="ce25" table:formula="of:=[.FG20]+TIME(0;1;0)" office:value-type="time" office:time-value="PT22H45M00S" calcext:value-type="time">
            <text:p>22:45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Muzelna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22]&amp;&quot; &quot;&amp;[.DU21]" office:value-type="string" office:string-value="Muzelna 02" calcext:value-type="string">
            <text:p>Muzelna 02</text:p>
          </table:table-cell>
          <table:table-cell table:style-name="ce25" table:formula="of:=[.DX21]+TIME(0;1;0)" office:value-type="time" office:time-value="PT05H16M00S" calcext:value-type="time">
            <text:p>5:16</text:p>
          </table:table-cell>
          <table:table-cell table:style-name="ce25" table:formula="of:=[.DY21]+TIME(0;1;0)" office:value-type="time" office:time-value="PT05H46M00S" calcext:value-type="time">
            <text:p>5:46</text:p>
          </table:table-cell>
          <table:table-cell table:style-name="ce25" table:formula="of:=[.DZ21]+TIME(0;1;0)" office:value-type="time" office:time-value="PT06H17M00S" calcext:value-type="time">
            <text:p>6:17</text:p>
          </table:table-cell>
          <table:table-cell table:style-name="ce25" table:formula="of:=[.EA21]+TIME(0;1;0)" office:value-type="time" office:time-value="PT06H47M00S" calcext:value-type="time">
            <text:p>6:47</text:p>
          </table:table-cell>
          <table:table-cell table:style-name="ce25" table:formula="of:=[.EB21]+TIME(0;1;0)" office:value-type="time" office:time-value="PT07H18M00S" calcext:value-type="time">
            <text:p>7:18</text:p>
          </table:table-cell>
          <table:table-cell table:style-name="ce25" table:formula="of:=[.EC21]+TIME(0;1;0)" office:value-type="time" office:time-value="PT07H48M00S" calcext:value-type="time">
            <text:p>7:48</text:p>
          </table:table-cell>
          <table:table-cell table:style-name="ce25" table:formula="of:=[.ED21]+TIME(0;1;0)" office:value-type="time" office:time-value="PT08H18M00S" calcext:value-type="time">
            <text:p>8:18</text:p>
          </table:table-cell>
          <table:table-cell table:style-name="ce25" table:formula="of:=[.EE21]+TIME(0;1;0)" office:value-type="time" office:time-value="PT08H48M00S" calcext:value-type="time">
            <text:p>8:48</text:p>
          </table:table-cell>
          <table:table-cell table:style-name="ce25" table:formula="of:=[.EF21]+TIME(0;1;0)" office:value-type="time" office:time-value="PT09H17M00S" calcext:value-type="time">
            <text:p>9:17</text:p>
          </table:table-cell>
          <table:table-cell table:style-name="ce25" table:formula="of:=[.EG21]+TIME(0;1;0)" office:value-type="time" office:time-value="PT09H47M00S" calcext:value-type="time">
            <text:p>9:47</text:p>
          </table:table-cell>
          <table:table-cell table:style-name="ce25" table:formula="of:=[.EH21]+TIME(0;1;0)" office:value-type="time" office:time-value="PT10H17M00S" calcext:value-type="time">
            <text:p>10:17</text:p>
          </table:table-cell>
          <table:table-cell table:style-name="ce25" table:formula="of:=[.EI21]+TIME(0;1;0)" office:value-type="time" office:time-value="PT10H47M00S" calcext:value-type="time">
            <text:p>10:47</text:p>
          </table:table-cell>
          <table:table-cell table:style-name="ce25" table:formula="of:=[.EJ21]+TIME(0;1;0)" office:value-type="time" office:time-value="PT11H17M00S" calcext:value-type="time">
            <text:p>11:17</text:p>
          </table:table-cell>
          <table:table-cell table:style-name="ce25" table:formula="of:=[.EK21]+TIME(0;1;0)" office:value-type="time" office:time-value="PT11H47M00S" calcext:value-type="time">
            <text:p>11:47</text:p>
          </table:table-cell>
          <table:table-cell table:style-name="ce25" table:formula="of:=[.EL21]+TIME(0;1;0)" office:value-type="time" office:time-value="PT12H17M00S" calcext:value-type="time">
            <text:p>12:17</text:p>
          </table:table-cell>
          <table:table-cell table:style-name="ce25" table:formula="of:=[.EM21]+TIME(0;1;0)" office:value-type="time" office:time-value="PT12H47M00S" calcext:value-type="time">
            <text:p>12:47</text:p>
          </table:table-cell>
          <table:table-cell table:style-name="ce25" table:formula="of:=[.EN21]+TIME(0;1;0)" office:value-type="time" office:time-value="PT13H17M00S" calcext:value-type="time">
            <text:p>13:17</text:p>
          </table:table-cell>
          <table:table-cell table:style-name="ce25" table:formula="of:=[.EO21]+TIME(0;1;0)" office:value-type="time" office:time-value="PT13H47M00S" calcext:value-type="time">
            <text:p>13:47</text:p>
          </table:table-cell>
          <table:table-cell table:style-name="ce25" table:formula="of:=[.EP21]+TIME(0;1;0)" office:value-type="time" office:time-value="PT14H17M00S" calcext:value-type="time">
            <text:p>14:17</text:p>
          </table:table-cell>
          <table:table-cell table:style-name="ce25" table:formula="of:=[.EQ21]+TIME(0;1;0)" office:value-type="time" office:time-value="PT14H47M00S" calcext:value-type="time">
            <text:p>14:47</text:p>
          </table:table-cell>
          <table:table-cell table:style-name="ce25" table:formula="of:=[.ER21]+TIME(0;1;0)" office:value-type="time" office:time-value="PT15H18M00S" calcext:value-type="time">
            <text:p>15:18</text:p>
          </table:table-cell>
          <table:table-cell table:style-name="ce25" table:formula="of:=[.ES21]+TIME(0;1;0)" office:value-type="time" office:time-value="PT15H48M00S" calcext:value-type="time">
            <text:p>15:48</text:p>
          </table:table-cell>
          <table:table-cell table:style-name="ce25" table:formula="of:=[.ET21]+TIME(0;1;0)" office:value-type="time" office:time-value="PT16H18M00S" calcext:value-type="time">
            <text:p>16:18</text:p>
          </table:table-cell>
          <table:table-cell table:style-name="ce25" table:formula="of:=[.EU21]+TIME(0;1;0)" office:value-type="time" office:time-value="PT16H48M00S" calcext:value-type="time">
            <text:p>16:48</text:p>
          </table:table-cell>
          <table:table-cell table:style-name="ce25" table:formula="of:=[.EV21]+TIME(0;1;0)" office:value-type="time" office:time-value="PT17H18M00S" calcext:value-type="time">
            <text:p>17:18</text:p>
          </table:table-cell>
          <table:table-cell table:style-name="ce25" table:formula="of:=[.EW21]+TIME(0;1;0)" office:value-type="time" office:time-value="PT17H48M00S" calcext:value-type="time">
            <text:p>17:48</text:p>
          </table:table-cell>
          <table:table-cell table:style-name="ce25" table:formula="of:=[.EX21]+TIME(0;1;0)" office:value-type="time" office:time-value="PT18H18M00S" calcext:value-type="time">
            <text:p>18:18</text:p>
          </table:table-cell>
          <table:table-cell table:style-name="ce25" table:formula="of:=[.EY21]+TIME(0;1;0)" office:value-type="time" office:time-value="PT18H48M00S" calcext:value-type="time">
            <text:p>18:48</text:p>
          </table:table-cell>
          <table:table-cell table:style-name="ce25" table:formula="of:=[.EZ21]+TIME(0;1;0)" office:value-type="time" office:time-value="PT19H17M00S" calcext:value-type="time">
            <text:p>19:17</text:p>
          </table:table-cell>
          <table:table-cell table:style-name="ce25" table:formula="of:=[.FA21]+TIME(0;1;0)" office:value-type="time" office:time-value="PT19H47M00S" calcext:value-type="time">
            <text:p>19:47</text:p>
          </table:table-cell>
          <table:table-cell table:style-name="ce25" table:formula="of:=[.FB21]+TIME(0;1;0)" office:value-type="time" office:time-value="PT20H17M00S" calcext:value-type="time">
            <text:p>20:17</text:p>
          </table:table-cell>
          <table:table-cell table:style-name="ce25" table:formula="of:=[.FC21]+TIME(0;1;0)" office:value-type="time" office:time-value="PT20H47M00S" calcext:value-type="time">
            <text:p>20:47</text:p>
          </table:table-cell>
          <table:table-cell table:style-name="ce25" table:formula="of:=[.FD21]+TIME(0;1;0)" office:value-type="time" office:time-value="PT21H16M00S" calcext:value-type="time">
            <text:p>21:16</text:p>
          </table:table-cell>
          <table:table-cell table:style-name="ce25" table:formula="of:=[.FE21]+TIME(0;1;0)" office:value-type="time" office:time-value="PT21H46M00S" calcext:value-type="time">
            <text:p>21:46</text:p>
          </table:table-cell>
          <table:table-cell table:style-name="ce25" table:formula="of:=[.FF21]+TIME(0;1;0)" office:value-type="time" office:time-value="PT22H16M00S" calcext:value-type="time">
            <text:p>22:16</text:p>
          </table:table-cell>
          <table:table-cell table:style-name="ce25" table:formula="of:=[.FG21]+TIME(0;1;0)" office:value-type="time" office:time-value="PT22H46M00S" calcext:value-type="time">
            <text:p>22:46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Dzierżoniowska</text:p>
          </table:table-cell>
          <table:table-cell table:style-name="ce33" office:value-type="string" calcext:value-type="string">
            <text:p>04</text:p>
          </table:table-cell>
          <table:table-cell table:style-name="Default"/>
          <table:table-cell table:style-name="ce25" table:formula="of:=[.DT23]&amp;&quot; &quot;&amp;[.DU22]" office:value-type="string" office:string-value="Dzierżoniowska 02" calcext:value-type="string">
            <text:p>Dzierżoniowska 02</text:p>
          </table:table-cell>
          <table:table-cell table:style-name="ce25" table:formula="of:=[.DX22]+TIME(0;1;0)" office:value-type="time" office:time-value="PT05H17M00S" calcext:value-type="time">
            <text:p>5:17</text:p>
          </table:table-cell>
          <table:table-cell table:style-name="ce25" table:formula="of:=[.DY22]+TIME(0;1;0)" office:value-type="time" office:time-value="PT05H47M00S" calcext:value-type="time">
            <text:p>5:47</text:p>
          </table:table-cell>
          <table:table-cell table:style-name="ce25" table:formula="of:=[.DZ22]+TIME(0;2;0)" office:value-type="time" office:time-value="PT06H19M00S" calcext:value-type="time">
            <text:p>6:19</text:p>
          </table:table-cell>
          <table:table-cell table:style-name="ce25" table:formula="of:=[.EA22]+TIME(0;2;0)" office:value-type="time" office:time-value="PT06H49M00S" calcext:value-type="time">
            <text:p>6:49</text:p>
          </table:table-cell>
          <table:table-cell table:style-name="ce25" table:formula="of:=[.EB22]+TIME(0;2;0)" office:value-type="time" office:time-value="PT07H20M00S" calcext:value-type="time">
            <text:p>7:20</text:p>
          </table:table-cell>
          <table:table-cell table:style-name="ce25" table:formula="of:=[.EC22]+TIME(0;2;0)" office:value-type="time" office:time-value="PT07H50M00S" calcext:value-type="time">
            <text:p>7:50</text:p>
          </table:table-cell>
          <table:table-cell table:style-name="ce25" table:formula="of:=[.ED22]+TIME(0;2;0)" office:value-type="time" office:time-value="PT08H20M00S" calcext:value-type="time">
            <text:p>8:20</text:p>
          </table:table-cell>
          <table:table-cell table:style-name="ce25" table:formula="of:=[.EE22]+TIME(0;2;0)" office:value-type="time" office:time-value="PT08H50M00S" calcext:value-type="time">
            <text:p>8:50</text:p>
          </table:table-cell>
          <table:table-cell table:style-name="ce25" table:formula="of:=[.EF22]+TIME(0;2;0)" office:value-type="time" office:time-value="PT09H19M00S" calcext:value-type="time">
            <text:p>9:19</text:p>
          </table:table-cell>
          <table:table-cell table:style-name="ce25" table:formula="of:=[.EG22]+TIME(0;2;0)" office:value-type="time" office:time-value="PT09H49M00S" calcext:value-type="time">
            <text:p>9:49</text:p>
          </table:table-cell>
          <table:table-cell table:style-name="ce25" table:formula="of:=[.EH22]+TIME(0;2;0)" office:value-type="time" office:time-value="PT10H19M00S" calcext:value-type="time">
            <text:p>10:19</text:p>
          </table:table-cell>
          <table:table-cell table:style-name="ce25" table:formula="of:=[.EI22]+TIME(0;2;0)" office:value-type="time" office:time-value="PT10H49M00S" calcext:value-type="time">
            <text:p>10:49</text:p>
          </table:table-cell>
          <table:table-cell table:style-name="ce25" table:formula="of:=[.EJ22]+TIME(0;2;0)" office:value-type="time" office:time-value="PT11H19M00S" calcext:value-type="time">
            <text:p>11:19</text:p>
          </table:table-cell>
          <table:table-cell table:style-name="ce25" table:formula="of:=[.EK22]+TIME(0;2;0)" office:value-type="time" office:time-value="PT11H49M00S" calcext:value-type="time">
            <text:p>11:49</text:p>
          </table:table-cell>
          <table:table-cell table:style-name="ce25" table:formula="of:=[.EL22]+TIME(0;2;0)" office:value-type="time" office:time-value="PT12H19M00S" calcext:value-type="time">
            <text:p>12:19</text:p>
          </table:table-cell>
          <table:table-cell table:style-name="ce25" table:formula="of:=[.EM22]+TIME(0;2;0)" office:value-type="time" office:time-value="PT12H49M00S" calcext:value-type="time">
            <text:p>12:49</text:p>
          </table:table-cell>
          <table:table-cell table:style-name="ce25" table:formula="of:=[.EN22]+TIME(0;2;0)" office:value-type="time" office:time-value="PT13H19M00S" calcext:value-type="time">
            <text:p>13:19</text:p>
          </table:table-cell>
          <table:table-cell table:style-name="ce25" table:formula="of:=[.EO22]+TIME(0;2;0)" office:value-type="time" office:time-value="PT13H49M00S" calcext:value-type="time">
            <text:p>13:49</text:p>
          </table:table-cell>
          <table:table-cell table:style-name="ce25" table:formula="of:=[.EP22]+TIME(0;2;0)" office:value-type="time" office:time-value="PT14H19M00S" calcext:value-type="time">
            <text:p>14:19</text:p>
          </table:table-cell>
          <table:table-cell table:style-name="ce25" table:formula="of:=[.EQ22]+TIME(0;2;0)" office:value-type="time" office:time-value="PT14H49M00S" calcext:value-type="time">
            <text:p>14:49</text:p>
          </table:table-cell>
          <table:table-cell table:style-name="ce25" table:formula="of:=[.ER22]+TIME(0;2;0)" office:value-type="time" office:time-value="PT15H20M00S" calcext:value-type="time">
            <text:p>15:20</text:p>
          </table:table-cell>
          <table:table-cell table:style-name="ce25" table:formula="of:=[.ES22]+TIME(0;2;0)" office:value-type="time" office:time-value="PT15H50M00S" calcext:value-type="time">
            <text:p>15:50</text:p>
          </table:table-cell>
          <table:table-cell table:style-name="ce25" table:formula="of:=[.ET22]+TIME(0;2;0)" office:value-type="time" office:time-value="PT16H20M00S" calcext:value-type="time">
            <text:p>16:20</text:p>
          </table:table-cell>
          <table:table-cell table:style-name="ce25" table:formula="of:=[.EU22]+TIME(0;2;0)" office:value-type="time" office:time-value="PT16H50M00S" calcext:value-type="time">
            <text:p>16:50</text:p>
          </table:table-cell>
          <table:table-cell table:style-name="ce25" table:formula="of:=[.EV22]+TIME(0;2;0)" office:value-type="time" office:time-value="PT17H20M00S" calcext:value-type="time">
            <text:p>17:20</text:p>
          </table:table-cell>
          <table:table-cell table:style-name="ce25" table:formula="of:=[.EW22]+TIME(0;2;0)" office:value-type="time" office:time-value="PT17H50M00S" calcext:value-type="time">
            <text:p>17:50</text:p>
          </table:table-cell>
          <table:table-cell table:style-name="ce25" table:formula="of:=[.EX22]+TIME(0;2;0)" office:value-type="time" office:time-value="PT18H20M00S" calcext:value-type="time">
            <text:p>18:20</text:p>
          </table:table-cell>
          <table:table-cell table:style-name="ce25" table:formula="of:=[.EY22]+TIME(0;2;0)" office:value-type="time" office:time-value="PT18H50M00S" calcext:value-type="time">
            <text:p>18:50</text:p>
          </table:table-cell>
          <table:table-cell table:style-name="ce25" table:formula="of:=[.EZ22]+TIME(0;2;0)" office:value-type="time" office:time-value="PT19H19M00S" calcext:value-type="time">
            <text:p>19:19</text:p>
          </table:table-cell>
          <table:table-cell table:style-name="ce25" table:formula="of:=[.FA22]+TIME(0;2;0)" office:value-type="time" office:time-value="PT19H49M00S" calcext:value-type="time">
            <text:p>19:49</text:p>
          </table:table-cell>
          <table:table-cell table:style-name="ce25" table:formula="of:=[.FB22]+TIME(0;2;0)" office:value-type="time" office:time-value="PT20H19M00S" calcext:value-type="time">
            <text:p>20:19</text:p>
          </table:table-cell>
          <table:table-cell table:style-name="ce25" table:formula="of:=[.FC22]+TIME(0;2;0)" office:value-type="time" office:time-value="PT20H49M00S" calcext:value-type="time">
            <text:p>20:49</text:p>
          </table:table-cell>
          <table:table-cell table:style-name="ce25" table:formula="of:=[.FD22]+TIME(0;1;0)" office:value-type="time" office:time-value="PT21H17M00S" calcext:value-type="time">
            <text:p>21:17</text:p>
          </table:table-cell>
          <table:table-cell table:style-name="ce25" table:formula="of:=[.FE22]+TIME(0;1;0)" office:value-type="time" office:time-value="PT21H47M00S" calcext:value-type="time">
            <text:p>21:47</text:p>
          </table:table-cell>
          <table:table-cell table:style-name="ce25" table:formula="of:=[.FF22]+TIME(0;1;0)" office:value-type="time" office:time-value="PT22H17M00S" calcext:value-type="time">
            <text:p>22:17</text:p>
          </table:table-cell>
          <table:table-cell table:style-name="ce25" table:formula="of:=[.FG22]+TIME(0;1;0)" office:value-type="time" office:time-value="PT22H47M00S" calcext:value-type="time">
            <text:p>22:47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Anny Jagiellonki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24]&amp;&quot; &quot;&amp;[.DU23]" office:value-type="string" office:string-value="Anny Jagiellonki 04" calcext:value-type="string">
            <text:p>Anny Jagiellonki 04</text:p>
          </table:table-cell>
          <table:table-cell table:style-name="ce25" table:formula="of:=[.DX23]+TIME(0;1;0)" office:value-type="time" office:time-value="PT05H18M00S" calcext:value-type="time">
            <text:p>5:18</text:p>
          </table:table-cell>
          <table:table-cell table:style-name="ce25" table:formula="of:=[.DY23]+TIME(0;1;0)" office:value-type="time" office:time-value="PT05H48M00S" calcext:value-type="time">
            <text:p>5:48</text:p>
          </table:table-cell>
          <table:table-cell table:style-name="ce25" table:formula="of:=[.DZ23]+TIME(0;1;0)" office:value-type="time" office:time-value="PT06H20M00S" calcext:value-type="time">
            <text:p>6:20</text:p>
          </table:table-cell>
          <table:table-cell table:style-name="ce25" table:formula="of:=[.EA23]+TIME(0;1;0)" office:value-type="time" office:time-value="PT06H50M00S" calcext:value-type="time">
            <text:p>6:50</text:p>
          </table:table-cell>
          <table:table-cell table:style-name="ce25" table:formula="of:=[.EB23]+TIME(0;1;0)" office:value-type="time" office:time-value="PT07H21M00S" calcext:value-type="time">
            <text:p>7:21</text:p>
          </table:table-cell>
          <table:table-cell table:style-name="ce25" table:formula="of:=[.EC23]+TIME(0;1;0)" office:value-type="time" office:time-value="PT07H51M00S" calcext:value-type="time">
            <text:p>7:51</text:p>
          </table:table-cell>
          <table:table-cell table:style-name="ce25" table:formula="of:=[.ED23]+TIME(0;1;0)" office:value-type="time" office:time-value="PT08H21M00S" calcext:value-type="time">
            <text:p>8:21</text:p>
          </table:table-cell>
          <table:table-cell table:style-name="ce25" table:formula="of:=[.EE23]+TIME(0;1;0)" office:value-type="time" office:time-value="PT08H51M00S" calcext:value-type="time">
            <text:p>8:51</text:p>
          </table:table-cell>
          <table:table-cell table:style-name="ce25" table:formula="of:=[.EF23]+TIME(0;1;0)" office:value-type="time" office:time-value="PT09H20M00S" calcext:value-type="time">
            <text:p>9:20</text:p>
          </table:table-cell>
          <table:table-cell table:style-name="ce25" table:formula="of:=[.EG23]+TIME(0;1;0)" office:value-type="time" office:time-value="PT09H50M00S" calcext:value-type="time">
            <text:p>9:50</text:p>
          </table:table-cell>
          <table:table-cell table:style-name="ce25" table:formula="of:=[.EH23]+TIME(0;1;0)" office:value-type="time" office:time-value="PT10H20M00S" calcext:value-type="time">
            <text:p>10:20</text:p>
          </table:table-cell>
          <table:table-cell table:style-name="ce25" table:formula="of:=[.EI23]+TIME(0;1;0)" office:value-type="time" office:time-value="PT10H50M00S" calcext:value-type="time">
            <text:p>10:50</text:p>
          </table:table-cell>
          <table:table-cell table:style-name="ce25" table:formula="of:=[.EJ23]+TIME(0;1;0)" office:value-type="time" office:time-value="PT11H20M00S" calcext:value-type="time">
            <text:p>11:20</text:p>
          </table:table-cell>
          <table:table-cell table:style-name="ce25" table:formula="of:=[.EK23]+TIME(0;1;0)" office:value-type="time" office:time-value="PT11H50M00S" calcext:value-type="time">
            <text:p>11:50</text:p>
          </table:table-cell>
          <table:table-cell table:style-name="ce25" table:formula="of:=[.EL23]+TIME(0;1;0)" office:value-type="time" office:time-value="PT12H20M00S" calcext:value-type="time">
            <text:p>12:20</text:p>
          </table:table-cell>
          <table:table-cell table:style-name="ce25" table:formula="of:=[.EM23]+TIME(0;1;0)" office:value-type="time" office:time-value="PT12H50M00S" calcext:value-type="time">
            <text:p>12:50</text:p>
          </table:table-cell>
          <table:table-cell table:style-name="ce25" table:formula="of:=[.EN23]+TIME(0;1;0)" office:value-type="time" office:time-value="PT13H20M00S" calcext:value-type="time">
            <text:p>13:20</text:p>
          </table:table-cell>
          <table:table-cell table:style-name="ce25" table:formula="of:=[.EO23]+TIME(0;1;0)" office:value-type="time" office:time-value="PT13H50M00S" calcext:value-type="time">
            <text:p>13:50</text:p>
          </table:table-cell>
          <table:table-cell table:style-name="ce25" table:formula="of:=[.EP23]+TIME(0;1;0)" office:value-type="time" office:time-value="PT14H20M00S" calcext:value-type="time">
            <text:p>14:20</text:p>
          </table:table-cell>
          <table:table-cell table:style-name="ce25" table:formula="of:=[.EQ23]+TIME(0;1;0)" office:value-type="time" office:time-value="PT14H50M00S" calcext:value-type="time">
            <text:p>14:50</text:p>
          </table:table-cell>
          <table:table-cell table:style-name="ce25" table:formula="of:=[.ER23]+TIME(0;1;0)" office:value-type="time" office:time-value="PT15H21M00S" calcext:value-type="time">
            <text:p>15:21</text:p>
          </table:table-cell>
          <table:table-cell table:style-name="ce25" table:formula="of:=[.ES23]+TIME(0;1;0)" office:value-type="time" office:time-value="PT15H51M00S" calcext:value-type="time">
            <text:p>15:51</text:p>
          </table:table-cell>
          <table:table-cell table:style-name="ce25" table:formula="of:=[.ET23]+TIME(0;1;0)" office:value-type="time" office:time-value="PT16H21M00S" calcext:value-type="time">
            <text:p>16:21</text:p>
          </table:table-cell>
          <table:table-cell table:style-name="ce25" table:formula="of:=[.EU23]+TIME(0;1;0)" office:value-type="time" office:time-value="PT16H51M00S" calcext:value-type="time">
            <text:p>16:51</text:p>
          </table:table-cell>
          <table:table-cell table:style-name="ce25" table:formula="of:=[.EV23]+TIME(0;1;0)" office:value-type="time" office:time-value="PT17H21M00S" calcext:value-type="time">
            <text:p>17:21</text:p>
          </table:table-cell>
          <table:table-cell table:style-name="ce25" table:formula="of:=[.EW23]+TIME(0;1;0)" office:value-type="time" office:time-value="PT17H51M00S" calcext:value-type="time">
            <text:p>17:51</text:p>
          </table:table-cell>
          <table:table-cell table:style-name="ce25" table:formula="of:=[.EX23]+TIME(0;1;0)" office:value-type="time" office:time-value="PT18H21M00S" calcext:value-type="time">
            <text:p>18:21</text:p>
          </table:table-cell>
          <table:table-cell table:style-name="ce25" table:formula="of:=[.EY23]+TIME(0;1;0)" office:value-type="time" office:time-value="PT18H51M00S" calcext:value-type="time">
            <text:p>18:51</text:p>
          </table:table-cell>
          <table:table-cell table:style-name="ce25" table:formula="of:=[.EZ23]+TIME(0;1;0)" office:value-type="time" office:time-value="PT19H20M00S" calcext:value-type="time">
            <text:p>19:20</text:p>
          </table:table-cell>
          <table:table-cell table:style-name="ce25" table:formula="of:=[.FA23]+TIME(0;1;0)" office:value-type="time" office:time-value="PT19H50M00S" calcext:value-type="time">
            <text:p>19:50</text:p>
          </table:table-cell>
          <table:table-cell table:style-name="ce25" table:formula="of:=[.FB23]+TIME(0;1;0)" office:value-type="time" office:time-value="PT20H20M00S" calcext:value-type="time">
            <text:p>20:20</text:p>
          </table:table-cell>
          <table:table-cell table:style-name="ce25" table:formula="of:=[.FC23]+TIME(0;1;0)" office:value-type="time" office:time-value="PT20H50M00S" calcext:value-type="time">
            <text:p>20:50</text:p>
          </table:table-cell>
          <table:table-cell table:style-name="ce25" table:formula="of:=[.FD23]+TIME(0;1;0)" office:value-type="time" office:time-value="PT21H18M00S" calcext:value-type="time">
            <text:p>21:18</text:p>
          </table:table-cell>
          <table:table-cell table:style-name="ce25" table:formula="of:=[.FE23]+TIME(0;1;0)" office:value-type="time" office:time-value="PT21H48M00S" calcext:value-type="time">
            <text:p>21:48</text:p>
          </table:table-cell>
          <table:table-cell table:style-name="ce25" table:formula="of:=[.FF23]+TIME(0;1;0)" office:value-type="time" office:time-value="PT22H18M00S" calcext:value-type="time">
            <text:p>22:18</text:p>
          </table:table-cell>
          <table:table-cell table:style-name="ce25" table:formula="of:=[.FG23]+TIME(0;1;0)" office:value-type="time" office:time-value="PT22H48M00S" calcext:value-type="time">
            <text:p>22:48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Żubrowa-UKSW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25]&amp;&quot; &quot;&amp;[.DU24]" office:value-type="string" office:string-value="Żubrowa-UKSW 02" calcext:value-type="string">
            <text:p>Żubrowa-UKSW 02</text:p>
          </table:table-cell>
          <table:table-cell table:style-name="ce25" table:formula="of:=[.DX24]+TIME(0;1;0)" office:value-type="time" office:time-value="PT05H19M00S" calcext:value-type="time">
            <text:p>5:19</text:p>
          </table:table-cell>
          <table:table-cell table:style-name="ce25" table:formula="of:=[.DY24]+TIME(0;1;0)" office:value-type="time" office:time-value="PT05H49M00S" calcext:value-type="time">
            <text:p>5:49</text:p>
          </table:table-cell>
          <table:table-cell table:style-name="ce25" table:formula="of:=[.DZ24]+TIME(0;1;0)" office:value-type="time" office:time-value="PT06H21M00S" calcext:value-type="time">
            <text:p>6:21</text:p>
          </table:table-cell>
          <table:table-cell table:style-name="ce25" table:formula="of:=[.EA24]+TIME(0;1;0)" office:value-type="time" office:time-value="PT06H51M00S" calcext:value-type="time">
            <text:p>6:51</text:p>
          </table:table-cell>
          <table:table-cell table:style-name="ce25" table:formula="of:=[.EB24]+TIME(0;1;0)" office:value-type="time" office:time-value="PT07H22M00S" calcext:value-type="time">
            <text:p>7:22</text:p>
          </table:table-cell>
          <table:table-cell table:style-name="ce25" table:formula="of:=[.EC24]+TIME(0;1;0)" office:value-type="time" office:time-value="PT07H52M00S" calcext:value-type="time">
            <text:p>7:52</text:p>
          </table:table-cell>
          <table:table-cell table:style-name="ce25" table:formula="of:=[.ED24]+TIME(0;1;0)" office:value-type="time" office:time-value="PT08H22M00S" calcext:value-type="time">
            <text:p>8:22</text:p>
          </table:table-cell>
          <table:table-cell table:style-name="ce25" table:formula="of:=[.EE24]+TIME(0;1;0)" office:value-type="time" office:time-value="PT08H52M00S" calcext:value-type="time">
            <text:p>8:52</text:p>
          </table:table-cell>
          <table:table-cell table:style-name="ce25" table:formula="of:=[.EF24]+TIME(0;1;0)" office:value-type="time" office:time-value="PT09H21M00S" calcext:value-type="time">
            <text:p>9:21</text:p>
          </table:table-cell>
          <table:table-cell table:style-name="ce25" table:formula="of:=[.EG24]+TIME(0;1;0)" office:value-type="time" office:time-value="PT09H51M00S" calcext:value-type="time">
            <text:p>9:51</text:p>
          </table:table-cell>
          <table:table-cell table:style-name="ce25" table:formula="of:=[.EH24]+TIME(0;1;0)" office:value-type="time" office:time-value="PT10H21M00S" calcext:value-type="time">
            <text:p>10:21</text:p>
          </table:table-cell>
          <table:table-cell table:style-name="ce25" table:formula="of:=[.EI24]+TIME(0;1;0)" office:value-type="time" office:time-value="PT10H51M00S" calcext:value-type="time">
            <text:p>10:51</text:p>
          </table:table-cell>
          <table:table-cell table:style-name="ce25" table:formula="of:=[.EJ24]+TIME(0;1;0)" office:value-type="time" office:time-value="PT11H21M00S" calcext:value-type="time">
            <text:p>11:21</text:p>
          </table:table-cell>
          <table:table-cell table:style-name="ce25" table:formula="of:=[.EK24]+TIME(0;1;0)" office:value-type="time" office:time-value="PT11H51M00S" calcext:value-type="time">
            <text:p>11:51</text:p>
          </table:table-cell>
          <table:table-cell table:style-name="ce25" table:formula="of:=[.EL24]+TIME(0;1;0)" office:value-type="time" office:time-value="PT12H21M00S" calcext:value-type="time">
            <text:p>12:21</text:p>
          </table:table-cell>
          <table:table-cell table:style-name="ce25" table:formula="of:=[.EM24]+TIME(0;1;0)" office:value-type="time" office:time-value="PT12H51M00S" calcext:value-type="time">
            <text:p>12:51</text:p>
          </table:table-cell>
          <table:table-cell table:style-name="ce25" table:formula="of:=[.EN24]+TIME(0;1;0)" office:value-type="time" office:time-value="PT13H21M00S" calcext:value-type="time">
            <text:p>13:21</text:p>
          </table:table-cell>
          <table:table-cell table:style-name="ce25" table:formula="of:=[.EO24]+TIME(0;1;0)" office:value-type="time" office:time-value="PT13H51M00S" calcext:value-type="time">
            <text:p>13:51</text:p>
          </table:table-cell>
          <table:table-cell table:style-name="ce25" table:formula="of:=[.EP24]+TIME(0;1;0)" office:value-type="time" office:time-value="PT14H21M00S" calcext:value-type="time">
            <text:p>14:21</text:p>
          </table:table-cell>
          <table:table-cell table:style-name="ce25" table:formula="of:=[.EQ24]+TIME(0;1;0)" office:value-type="time" office:time-value="PT14H51M00S" calcext:value-type="time">
            <text:p>14:51</text:p>
          </table:table-cell>
          <table:table-cell table:style-name="ce25" table:formula="of:=[.ER24]+TIME(0;1;0)" office:value-type="time" office:time-value="PT15H22M00S" calcext:value-type="time">
            <text:p>15:22</text:p>
          </table:table-cell>
          <table:table-cell table:style-name="ce25" table:formula="of:=[.ES24]+TIME(0;1;0)" office:value-type="time" office:time-value="PT15H52M00S" calcext:value-type="time">
            <text:p>15:52</text:p>
          </table:table-cell>
          <table:table-cell table:style-name="ce25" table:formula="of:=[.ET24]+TIME(0;1;0)" office:value-type="time" office:time-value="PT16H22M00S" calcext:value-type="time">
            <text:p>16:22</text:p>
          </table:table-cell>
          <table:table-cell table:style-name="ce25" table:formula="of:=[.EU24]+TIME(0;1;0)" office:value-type="time" office:time-value="PT16H52M00S" calcext:value-type="time">
            <text:p>16:52</text:p>
          </table:table-cell>
          <table:table-cell table:style-name="ce25" table:formula="of:=[.EV24]+TIME(0;1;0)" office:value-type="time" office:time-value="PT17H22M00S" calcext:value-type="time">
            <text:p>17:22</text:p>
          </table:table-cell>
          <table:table-cell table:style-name="ce25" table:formula="of:=[.EW24]+TIME(0;1;0)" office:value-type="time" office:time-value="PT17H52M00S" calcext:value-type="time">
            <text:p>17:52</text:p>
          </table:table-cell>
          <table:table-cell table:style-name="ce25" table:formula="of:=[.EX24]+TIME(0;1;0)" office:value-type="time" office:time-value="PT18H22M00S" calcext:value-type="time">
            <text:p>18:22</text:p>
          </table:table-cell>
          <table:table-cell table:style-name="ce25" table:formula="of:=[.EY24]+TIME(0;1;0)" office:value-type="time" office:time-value="PT18H52M00S" calcext:value-type="time">
            <text:p>18:52</text:p>
          </table:table-cell>
          <table:table-cell table:style-name="ce25" table:formula="of:=[.EZ24]+TIME(0;1;0)" office:value-type="time" office:time-value="PT19H21M00S" calcext:value-type="time">
            <text:p>19:21</text:p>
          </table:table-cell>
          <table:table-cell table:style-name="ce25" table:formula="of:=[.FA24]+TIME(0;1;0)" office:value-type="time" office:time-value="PT19H51M00S" calcext:value-type="time">
            <text:p>19:51</text:p>
          </table:table-cell>
          <table:table-cell table:style-name="ce25" table:formula="of:=[.FB24]+TIME(0;1;0)" office:value-type="time" office:time-value="PT20H21M00S" calcext:value-type="time">
            <text:p>20:21</text:p>
          </table:table-cell>
          <table:table-cell table:style-name="ce25" table:formula="of:=[.FC24]+TIME(0;1;0)" office:value-type="time" office:time-value="PT20H51M00S" calcext:value-type="time">
            <text:p>20:51</text:p>
          </table:table-cell>
          <table:table-cell table:style-name="ce25" table:formula="of:=[.FD24]+TIME(0;1;0)" office:value-type="time" office:time-value="PT21H19M00S" calcext:value-type="time">
            <text:p>21:19</text:p>
          </table:table-cell>
          <table:table-cell table:style-name="ce25" table:formula="of:=[.FE24]+TIME(0;1;0)" office:value-type="time" office:time-value="PT21H49M00S" calcext:value-type="time">
            <text:p>21:49</text:p>
          </table:table-cell>
          <table:table-cell table:style-name="ce25" table:formula="of:=[.FF24]+TIME(0;1;0)" office:value-type="time" office:time-value="PT22H19M00S" calcext:value-type="time">
            <text:p>22:19</text:p>
          </table:table-cell>
          <table:table-cell table:style-name="ce25" table:formula="of:=[.FG24]+TIME(0;1;0)" office:value-type="time" office:time-value="PT22H49M00S" calcext:value-type="time">
            <text:p>22:49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Tułowicka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26]&amp;&quot; &quot;&amp;[.DU25]" office:value-type="string" office:string-value="Tułowicka 02" calcext:value-type="string">
            <text:p>Tułowicka 02</text:p>
          </table:table-cell>
          <table:table-cell table:style-name="ce25" table:formula="of:=[.DX25]+TIME(0;1;0)" office:value-type="time" office:time-value="PT05H20M00S" calcext:value-type="time">
            <text:p>5:20</text:p>
          </table:table-cell>
          <table:table-cell table:style-name="ce25" table:formula="of:=[.DY25]+TIME(0;1;0)" office:value-type="time" office:time-value="PT05H50M00S" calcext:value-type="time">
            <text:p>5:50</text:p>
          </table:table-cell>
          <table:table-cell table:style-name="ce25" table:formula="of:=[.DZ25]+TIME(0;1;0)" office:value-type="time" office:time-value="PT06H22M00S" calcext:value-type="time">
            <text:p>6:22</text:p>
          </table:table-cell>
          <table:table-cell table:style-name="ce25" table:formula="of:=[.EA25]+TIME(0;1;0)" office:value-type="time" office:time-value="PT06H52M00S" calcext:value-type="time">
            <text:p>6:52</text:p>
          </table:table-cell>
          <table:table-cell table:style-name="ce25" table:formula="of:=[.EB25]+TIME(0;1;0)" office:value-type="time" office:time-value="PT07H23M00S" calcext:value-type="time">
            <text:p>7:23</text:p>
          </table:table-cell>
          <table:table-cell table:style-name="ce25" table:formula="of:=[.EC25]+TIME(0;1;0)" office:value-type="time" office:time-value="PT07H53M00S" calcext:value-type="time">
            <text:p>7:53</text:p>
          </table:table-cell>
          <table:table-cell table:style-name="ce25" table:formula="of:=[.ED25]+TIME(0;1;0)" office:value-type="time" office:time-value="PT08H23M00S" calcext:value-type="time">
            <text:p>8:23</text:p>
          </table:table-cell>
          <table:table-cell table:style-name="ce25" table:formula="of:=[.EE25]+TIME(0;1;0)" office:value-type="time" office:time-value="PT08H53M00S" calcext:value-type="time">
            <text:p>8:53</text:p>
          </table:table-cell>
          <table:table-cell table:style-name="ce25" table:formula="of:=[.EF25]+TIME(0;1;0)" office:value-type="time" office:time-value="PT09H22M00S" calcext:value-type="time">
            <text:p>9:22</text:p>
          </table:table-cell>
          <table:table-cell table:style-name="ce25" table:formula="of:=[.EG25]+TIME(0;1;0)" office:value-type="time" office:time-value="PT09H52M00S" calcext:value-type="time">
            <text:p>9:52</text:p>
          </table:table-cell>
          <table:table-cell table:style-name="ce25" table:formula="of:=[.EH25]+TIME(0;1;0)" office:value-type="time" office:time-value="PT10H22M00S" calcext:value-type="time">
            <text:p>10:22</text:p>
          </table:table-cell>
          <table:table-cell table:style-name="ce25" table:formula="of:=[.EI25]+TIME(0;1;0)" office:value-type="time" office:time-value="PT10H52M00S" calcext:value-type="time">
            <text:p>10:52</text:p>
          </table:table-cell>
          <table:table-cell table:style-name="ce25" table:formula="of:=[.EJ25]+TIME(0;1;0)" office:value-type="time" office:time-value="PT11H22M00S" calcext:value-type="time">
            <text:p>11:22</text:p>
          </table:table-cell>
          <table:table-cell table:style-name="ce25" table:formula="of:=[.EK25]+TIME(0;1;0)" office:value-type="time" office:time-value="PT11H52M00S" calcext:value-type="time">
            <text:p>11:52</text:p>
          </table:table-cell>
          <table:table-cell table:style-name="ce25" table:formula="of:=[.EL25]+TIME(0;1;0)" office:value-type="time" office:time-value="PT12H22M00S" calcext:value-type="time">
            <text:p>12:22</text:p>
          </table:table-cell>
          <table:table-cell table:style-name="ce25" table:formula="of:=[.EM25]+TIME(0;1;0)" office:value-type="time" office:time-value="PT12H52M00S" calcext:value-type="time">
            <text:p>12:52</text:p>
          </table:table-cell>
          <table:table-cell table:style-name="ce25" table:formula="of:=[.EN25]+TIME(0;1;0)" office:value-type="time" office:time-value="PT13H22M00S" calcext:value-type="time">
            <text:p>13:22</text:p>
          </table:table-cell>
          <table:table-cell table:style-name="ce25" table:formula="of:=[.EO25]+TIME(0;1;0)" office:value-type="time" office:time-value="PT13H52M00S" calcext:value-type="time">
            <text:p>13:52</text:p>
          </table:table-cell>
          <table:table-cell table:style-name="ce25" table:formula="of:=[.EP25]+TIME(0;1;0)" office:value-type="time" office:time-value="PT14H22M00S" calcext:value-type="time">
            <text:p>14:22</text:p>
          </table:table-cell>
          <table:table-cell table:style-name="ce25" table:formula="of:=[.EQ25]+TIME(0;1;0)" office:value-type="time" office:time-value="PT14H52M00S" calcext:value-type="time">
            <text:p>14:52</text:p>
          </table:table-cell>
          <table:table-cell table:style-name="ce25" table:formula="of:=[.ER25]+TIME(0;1;0)" office:value-type="time" office:time-value="PT15H23M00S" calcext:value-type="time">
            <text:p>15:23</text:p>
          </table:table-cell>
          <table:table-cell table:style-name="ce25" table:formula="of:=[.ES25]+TIME(0;1;0)" office:value-type="time" office:time-value="PT15H53M00S" calcext:value-type="time">
            <text:p>15:53</text:p>
          </table:table-cell>
          <table:table-cell table:style-name="ce25" table:formula="of:=[.ET25]+TIME(0;1;0)" office:value-type="time" office:time-value="PT16H23M00S" calcext:value-type="time">
            <text:p>16:23</text:p>
          </table:table-cell>
          <table:table-cell table:style-name="ce25" table:formula="of:=[.EU25]+TIME(0;1;0)" office:value-type="time" office:time-value="PT16H53M00S" calcext:value-type="time">
            <text:p>16:53</text:p>
          </table:table-cell>
          <table:table-cell table:style-name="ce25" table:formula="of:=[.EV25]+TIME(0;1;0)" office:value-type="time" office:time-value="PT17H23M00S" calcext:value-type="time">
            <text:p>17:23</text:p>
          </table:table-cell>
          <table:table-cell table:style-name="ce25" table:formula="of:=[.EW25]+TIME(0;1;0)" office:value-type="time" office:time-value="PT17H53M00S" calcext:value-type="time">
            <text:p>17:53</text:p>
          </table:table-cell>
          <table:table-cell table:style-name="ce25" table:formula="of:=[.EX25]+TIME(0;1;0)" office:value-type="time" office:time-value="PT18H23M00S" calcext:value-type="time">
            <text:p>18:23</text:p>
          </table:table-cell>
          <table:table-cell table:style-name="ce25" table:formula="of:=[.EY25]+TIME(0;1;0)" office:value-type="time" office:time-value="PT18H53M00S" calcext:value-type="time">
            <text:p>18:53</text:p>
          </table:table-cell>
          <table:table-cell table:style-name="ce25" table:formula="of:=[.EZ25]+TIME(0;1;0)" office:value-type="time" office:time-value="PT19H22M00S" calcext:value-type="time">
            <text:p>19:22</text:p>
          </table:table-cell>
          <table:table-cell table:style-name="ce25" table:formula="of:=[.FA25]+TIME(0;1;0)" office:value-type="time" office:time-value="PT19H52M00S" calcext:value-type="time">
            <text:p>19:52</text:p>
          </table:table-cell>
          <table:table-cell table:style-name="ce25" table:formula="of:=[.FB25]+TIME(0;1;0)" office:value-type="time" office:time-value="PT20H22M00S" calcext:value-type="time">
            <text:p>20:22</text:p>
          </table:table-cell>
          <table:table-cell table:style-name="ce25" table:formula="of:=[.FC25]+TIME(0;1;0)" office:value-type="time" office:time-value="PT20H52M00S" calcext:value-type="time">
            <text:p>20:52</text:p>
          </table:table-cell>
          <table:table-cell table:style-name="ce25" table:formula="of:=[.FD25]+TIME(0;1;0)" office:value-type="time" office:time-value="PT21H20M00S" calcext:value-type="time">
            <text:p>21:20</text:p>
          </table:table-cell>
          <table:table-cell table:style-name="ce25" table:formula="of:=[.FE25]+TIME(0;1;0)" office:value-type="time" office:time-value="PT21H50M00S" calcext:value-type="time">
            <text:p>21:50</text:p>
          </table:table-cell>
          <table:table-cell table:style-name="ce25" table:formula="of:=[.FF25]+TIME(0;1;0)" office:value-type="time" office:time-value="PT22H20M00S" calcext:value-type="time">
            <text:p>22:20</text:p>
          </table:table-cell>
          <table:table-cell table:style-name="ce25" table:formula="of:=[.FG25]+TIME(0;1;0)" office:value-type="time" office:time-value="PT22H50M00S" calcext:value-type="time">
            <text:p>22:50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Dankowicka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27]&amp;&quot; &quot;&amp;[.DU26]" office:value-type="string" office:string-value="Dankowicka 02" calcext:value-type="string">
            <text:p>Dankowicka 02</text:p>
          </table:table-cell>
          <table:table-cell table:style-name="ce25" table:formula="of:=[.DX26]+TIME(0;0;0)" office:value-type="time" office:time-value="PT05H20M00S" calcext:value-type="time">
            <text:p>5:20</text:p>
          </table:table-cell>
          <table:table-cell table:style-name="ce25" table:formula="of:=[.DY26]+TIME(0;0;0)" office:value-type="time" office:time-value="PT05H50M00S" calcext:value-type="time">
            <text:p>5:50</text:p>
          </table:table-cell>
          <table:table-cell table:style-name="ce25" table:formula="of:=[.DZ26]+TIME(0;0;0)" office:value-type="time" office:time-value="PT06H22M00S" calcext:value-type="time">
            <text:p>6:22</text:p>
          </table:table-cell>
          <table:table-cell table:style-name="ce25" table:formula="of:=[.EA26]+TIME(0;0;0)" office:value-type="time" office:time-value="PT06H52M00S" calcext:value-type="time">
            <text:p>6:52</text:p>
          </table:table-cell>
          <table:table-cell table:style-name="ce25" table:formula="of:=[.EB26]+TIME(0;0;0)" office:value-type="time" office:time-value="PT07H23M00S" calcext:value-type="time">
            <text:p>7:23</text:p>
          </table:table-cell>
          <table:table-cell table:style-name="ce25" table:formula="of:=[.EC26]+TIME(0;0;0)" office:value-type="time" office:time-value="PT07H53M00S" calcext:value-type="time">
            <text:p>7:53</text:p>
          </table:table-cell>
          <table:table-cell table:style-name="ce25" table:formula="of:=[.ED26]+TIME(0;0;0)" office:value-type="time" office:time-value="PT08H23M00S" calcext:value-type="time">
            <text:p>8:23</text:p>
          </table:table-cell>
          <table:table-cell table:style-name="ce25" table:formula="of:=[.EE26]+TIME(0;0;0)" office:value-type="time" office:time-value="PT08H53M00S" calcext:value-type="time">
            <text:p>8:53</text:p>
          </table:table-cell>
          <table:table-cell table:style-name="ce25" table:formula="of:=[.EF26]+TIME(0;0;0)" office:value-type="time" office:time-value="PT09H22M00S" calcext:value-type="time">
            <text:p>9:22</text:p>
          </table:table-cell>
          <table:table-cell table:style-name="ce25" table:formula="of:=[.EG26]+TIME(0;0;0)" office:value-type="time" office:time-value="PT09H52M00S" calcext:value-type="time">
            <text:p>9:52</text:p>
          </table:table-cell>
          <table:table-cell table:style-name="ce25" table:formula="of:=[.EH26]+TIME(0;0;0)" office:value-type="time" office:time-value="PT10H22M00S" calcext:value-type="time">
            <text:p>10:22</text:p>
          </table:table-cell>
          <table:table-cell table:style-name="ce25" table:formula="of:=[.EI26]+TIME(0;0;0)" office:value-type="time" office:time-value="PT10H52M00S" calcext:value-type="time">
            <text:p>10:52</text:p>
          </table:table-cell>
          <table:table-cell table:style-name="ce25" table:formula="of:=[.EJ26]+TIME(0;0;0)" office:value-type="time" office:time-value="PT11H22M00S" calcext:value-type="time">
            <text:p>11:22</text:p>
          </table:table-cell>
          <table:table-cell table:style-name="ce25" table:formula="of:=[.EK26]+TIME(0;0;0)" office:value-type="time" office:time-value="PT11H52M00S" calcext:value-type="time">
            <text:p>11:52</text:p>
          </table:table-cell>
          <table:table-cell table:style-name="ce25" table:formula="of:=[.EL26]+TIME(0;0;0)" office:value-type="time" office:time-value="PT12H22M00S" calcext:value-type="time">
            <text:p>12:22</text:p>
          </table:table-cell>
          <table:table-cell table:style-name="ce25" table:formula="of:=[.EM26]+TIME(0;0;0)" office:value-type="time" office:time-value="PT12H52M00S" calcext:value-type="time">
            <text:p>12:52</text:p>
          </table:table-cell>
          <table:table-cell table:style-name="ce25" table:formula="of:=[.EN26]+TIME(0;0;0)" office:value-type="time" office:time-value="PT13H22M00S" calcext:value-type="time">
            <text:p>13:22</text:p>
          </table:table-cell>
          <table:table-cell table:style-name="ce25" table:formula="of:=[.EO26]+TIME(0;0;0)" office:value-type="time" office:time-value="PT13H52M00S" calcext:value-type="time">
            <text:p>13:52</text:p>
          </table:table-cell>
          <table:table-cell table:style-name="ce25" table:formula="of:=[.EP26]+TIME(0;0;0)" office:value-type="time" office:time-value="PT14H22M00S" calcext:value-type="time">
            <text:p>14:22</text:p>
          </table:table-cell>
          <table:table-cell table:style-name="ce25" table:formula="of:=[.EQ26]+TIME(0;0;0)" office:value-type="time" office:time-value="PT14H52M00S" calcext:value-type="time">
            <text:p>14:52</text:p>
          </table:table-cell>
          <table:table-cell table:style-name="ce25" table:formula="of:=[.ER26]+TIME(0;0;0)" office:value-type="time" office:time-value="PT15H23M00S" calcext:value-type="time">
            <text:p>15:23</text:p>
          </table:table-cell>
          <table:table-cell table:style-name="ce25" table:formula="of:=[.ES26]+TIME(0;0;0)" office:value-type="time" office:time-value="PT15H53M00S" calcext:value-type="time">
            <text:p>15:53</text:p>
          </table:table-cell>
          <table:table-cell table:style-name="ce25" table:formula="of:=[.ET26]+TIME(0;0;0)" office:value-type="time" office:time-value="PT16H23M00S" calcext:value-type="time">
            <text:p>16:23</text:p>
          </table:table-cell>
          <table:table-cell table:style-name="ce25" table:formula="of:=[.EU26]+TIME(0;0;0)" office:value-type="time" office:time-value="PT16H53M00S" calcext:value-type="time">
            <text:p>16:53</text:p>
          </table:table-cell>
          <table:table-cell table:style-name="ce25" table:formula="of:=[.EV26]+TIME(0;0;0)" office:value-type="time" office:time-value="PT17H23M00S" calcext:value-type="time">
            <text:p>17:23</text:p>
          </table:table-cell>
          <table:table-cell table:style-name="ce25" table:formula="of:=[.EW26]+TIME(0;0;0)" office:value-type="time" office:time-value="PT17H53M00S" calcext:value-type="time">
            <text:p>17:53</text:p>
          </table:table-cell>
          <table:table-cell table:style-name="ce25" table:formula="of:=[.EX26]+TIME(0;0;0)" office:value-type="time" office:time-value="PT18H23M00S" calcext:value-type="time">
            <text:p>18:23</text:p>
          </table:table-cell>
          <table:table-cell table:style-name="ce25" table:formula="of:=[.EY26]+TIME(0;0;0)" office:value-type="time" office:time-value="PT18H53M00S" calcext:value-type="time">
            <text:p>18:53</text:p>
          </table:table-cell>
          <table:table-cell table:style-name="ce25" table:formula="of:=[.EZ26]+TIME(0;0;0)" office:value-type="time" office:time-value="PT19H22M00S" calcext:value-type="time">
            <text:p>19:22</text:p>
          </table:table-cell>
          <table:table-cell table:style-name="ce25" table:formula="of:=[.FA26]+TIME(0;0;0)" office:value-type="time" office:time-value="PT19H52M00S" calcext:value-type="time">
            <text:p>19:52</text:p>
          </table:table-cell>
          <table:table-cell table:style-name="ce25" table:formula="of:=[.FB26]+TIME(0;0;0)" office:value-type="time" office:time-value="PT20H22M00S" calcext:value-type="time">
            <text:p>20:22</text:p>
          </table:table-cell>
          <table:table-cell table:style-name="ce25" table:formula="of:=[.FC26]+TIME(0;0;0)" office:value-type="time" office:time-value="PT20H52M00S" calcext:value-type="time">
            <text:p>20:52</text:p>
          </table:table-cell>
          <table:table-cell table:style-name="ce25" table:formula="of:=[.FD26]+TIME(0;0;0)" office:value-type="time" office:time-value="PT21H20M00S" calcext:value-type="time">
            <text:p>21:20</text:p>
          </table:table-cell>
          <table:table-cell table:style-name="ce25" table:formula="of:=[.FE26]+TIME(0;0;0)" office:value-type="time" office:time-value="PT21H50M00S" calcext:value-type="time">
            <text:p>21:50</text:p>
          </table:table-cell>
          <table:table-cell table:style-name="ce25" table:formula="of:=[.FF26]+TIME(0;0;0)" office:value-type="time" office:time-value="PT22H20M00S" calcext:value-type="time">
            <text:p>22:20</text:p>
          </table:table-cell>
          <table:table-cell table:style-name="ce25" table:formula="of:=[.FG26]+TIME(0;0;0)" office:value-type="time" office:time-value="PT22H50M00S" calcext:value-type="time">
            <text:p>22:50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Cm. Północny-Brama Płn.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28]&amp;&quot; &quot;&amp;[.DU27]" office:value-type="string" office:string-value="Cm. Północny-Brama Płn. 02" calcext:value-type="string">
            <text:p>Cm. Północny-Brama Płn. 02</text:p>
          </table:table-cell>
          <table:table-cell table:style-name="ce25" table:formula="of:=[.DX27]+TIME(0;1;0)" office:value-type="time" office:time-value="PT05H21M00S" calcext:value-type="time">
            <text:p>5:21</text:p>
          </table:table-cell>
          <table:table-cell table:style-name="ce25" table:formula="of:=[.DY27]+TIME(0;1;0)" office:value-type="time" office:time-value="PT05H51M00S" calcext:value-type="time">
            <text:p>5:51</text:p>
          </table:table-cell>
          <table:table-cell table:style-name="ce25" table:formula="of:=[.DZ27]+TIME(0;1;0)" office:value-type="time" office:time-value="PT06H23M00S" calcext:value-type="time">
            <text:p>6:23</text:p>
          </table:table-cell>
          <table:table-cell table:style-name="ce25" table:formula="of:=[.EA27]+TIME(0;1;0)" office:value-type="time" office:time-value="PT06H53M00S" calcext:value-type="time">
            <text:p>6:53</text:p>
          </table:table-cell>
          <table:table-cell table:style-name="ce25" table:formula="of:=[.EB27]+TIME(0;1;0)" office:value-type="time" office:time-value="PT07H24M00S" calcext:value-type="time">
            <text:p>7:24</text:p>
          </table:table-cell>
          <table:table-cell table:style-name="ce25" table:formula="of:=[.EC27]+TIME(0;1;0)" office:value-type="time" office:time-value="PT07H54M00S" calcext:value-type="time">
            <text:p>7:54</text:p>
          </table:table-cell>
          <table:table-cell table:style-name="ce25" table:formula="of:=[.ED27]+TIME(0;1;0)" office:value-type="time" office:time-value="PT08H24M00S" calcext:value-type="time">
            <text:p>8:24</text:p>
          </table:table-cell>
          <table:table-cell table:style-name="ce25" table:formula="of:=[.EE27]+TIME(0;1;0)" office:value-type="time" office:time-value="PT08H54M00S" calcext:value-type="time">
            <text:p>8:54</text:p>
          </table:table-cell>
          <table:table-cell table:style-name="ce25" table:formula="of:=[.EF27]+TIME(0;1;0)" office:value-type="time" office:time-value="PT09H23M00S" calcext:value-type="time">
            <text:p>9:23</text:p>
          </table:table-cell>
          <table:table-cell table:style-name="ce25" table:formula="of:=[.EG27]+TIME(0;1;0)" office:value-type="time" office:time-value="PT09H53M00S" calcext:value-type="time">
            <text:p>9:53</text:p>
          </table:table-cell>
          <table:table-cell table:style-name="ce25" table:formula="of:=[.EH27]+TIME(0;1;0)" office:value-type="time" office:time-value="PT10H23M00S" calcext:value-type="time">
            <text:p>10:23</text:p>
          </table:table-cell>
          <table:table-cell table:style-name="ce25" table:formula="of:=[.EI27]+TIME(0;1;0)" office:value-type="time" office:time-value="PT10H53M00S" calcext:value-type="time">
            <text:p>10:53</text:p>
          </table:table-cell>
          <table:table-cell table:style-name="ce25" table:formula="of:=[.EJ27]+TIME(0;1;0)" office:value-type="time" office:time-value="PT11H23M00S" calcext:value-type="time">
            <text:p>11:23</text:p>
          </table:table-cell>
          <table:table-cell table:style-name="ce25" table:formula="of:=[.EK27]+TIME(0;1;0)" office:value-type="time" office:time-value="PT11H53M00S" calcext:value-type="time">
            <text:p>11:53</text:p>
          </table:table-cell>
          <table:table-cell table:style-name="ce25" table:formula="of:=[.EL27]+TIME(0;1;0)" office:value-type="time" office:time-value="PT12H23M00S" calcext:value-type="time">
            <text:p>12:23</text:p>
          </table:table-cell>
          <table:table-cell table:style-name="ce25" table:formula="of:=[.EM27]+TIME(0;1;0)" office:value-type="time" office:time-value="PT12H53M00S" calcext:value-type="time">
            <text:p>12:53</text:p>
          </table:table-cell>
          <table:table-cell table:style-name="ce25" table:formula="of:=[.EN27]+TIME(0;1;0)" office:value-type="time" office:time-value="PT13H23M00S" calcext:value-type="time">
            <text:p>13:23</text:p>
          </table:table-cell>
          <table:table-cell table:style-name="ce25" table:formula="of:=[.EO27]+TIME(0;1;0)" office:value-type="time" office:time-value="PT13H53M00S" calcext:value-type="time">
            <text:p>13:53</text:p>
          </table:table-cell>
          <table:table-cell table:style-name="ce25" table:formula="of:=[.EP27]+TIME(0;1;0)" office:value-type="time" office:time-value="PT14H23M00S" calcext:value-type="time">
            <text:p>14:23</text:p>
          </table:table-cell>
          <table:table-cell table:style-name="ce25" table:formula="of:=[.EQ27]+TIME(0;1;0)" office:value-type="time" office:time-value="PT14H53M00S" calcext:value-type="time">
            <text:p>14:53</text:p>
          </table:table-cell>
          <table:table-cell table:style-name="ce25" table:formula="of:=[.ER27]+TIME(0;1;0)" office:value-type="time" office:time-value="PT15H24M00S" calcext:value-type="time">
            <text:p>15:24</text:p>
          </table:table-cell>
          <table:table-cell table:style-name="ce25" table:formula="of:=[.ES27]+TIME(0;1;0)" office:value-type="time" office:time-value="PT15H54M00S" calcext:value-type="time">
            <text:p>15:54</text:p>
          </table:table-cell>
          <table:table-cell table:style-name="ce25" table:formula="of:=[.ET27]+TIME(0;1;0)" office:value-type="time" office:time-value="PT16H24M00S" calcext:value-type="time">
            <text:p>16:24</text:p>
          </table:table-cell>
          <table:table-cell table:style-name="ce25" table:formula="of:=[.EU27]+TIME(0;1;0)" office:value-type="time" office:time-value="PT16H54M00S" calcext:value-type="time">
            <text:p>16:54</text:p>
          </table:table-cell>
          <table:table-cell table:style-name="ce25" table:formula="of:=[.EV27]+TIME(0;1;0)" office:value-type="time" office:time-value="PT17H24M00S" calcext:value-type="time">
            <text:p>17:24</text:p>
          </table:table-cell>
          <table:table-cell table:style-name="ce25" table:formula="of:=[.EW27]+TIME(0;1;0)" office:value-type="time" office:time-value="PT17H54M00S" calcext:value-type="time">
            <text:p>17:54</text:p>
          </table:table-cell>
          <table:table-cell table:style-name="ce25" table:formula="of:=[.EX27]+TIME(0;1;0)" office:value-type="time" office:time-value="PT18H24M00S" calcext:value-type="time">
            <text:p>18:24</text:p>
          </table:table-cell>
          <table:table-cell table:style-name="ce25" table:formula="of:=[.EY27]+TIME(0;1;0)" office:value-type="time" office:time-value="PT18H54M00S" calcext:value-type="time">
            <text:p>18:54</text:p>
          </table:table-cell>
          <table:table-cell table:style-name="ce25" table:formula="of:=[.EZ27]+TIME(0;1;0)" office:value-type="time" office:time-value="PT19H23M00S" calcext:value-type="time">
            <text:p>19:23</text:p>
          </table:table-cell>
          <table:table-cell table:style-name="ce25" table:formula="of:=[.FA27]+TIME(0;1;0)" office:value-type="time" office:time-value="PT19H53M00S" calcext:value-type="time">
            <text:p>19:53</text:p>
          </table:table-cell>
          <table:table-cell table:style-name="ce25" table:formula="of:=[.FB27]+TIME(0;1;0)" office:value-type="time" office:time-value="PT20H23M00S" calcext:value-type="time">
            <text:p>20:23</text:p>
          </table:table-cell>
          <table:table-cell table:style-name="ce25" table:formula="of:=[.FC27]+TIME(0;1;0)" office:value-type="time" office:time-value="PT20H53M00S" calcext:value-type="time">
            <text:p>20:53</text:p>
          </table:table-cell>
          <table:table-cell table:style-name="ce25" table:formula="of:=[.FD27]+TIME(0;1;0)" office:value-type="time" office:time-value="PT21H21M00S" calcext:value-type="time">
            <text:p>21:21</text:p>
          </table:table-cell>
          <table:table-cell table:style-name="ce25" table:formula="of:=[.FE27]+TIME(0;1;0)" office:value-type="time" office:time-value="PT21H51M00S" calcext:value-type="time">
            <text:p>21:51</text:p>
          </table:table-cell>
          <table:table-cell table:style-name="ce25" table:formula="of:=[.FF27]+TIME(0;1;0)" office:value-type="time" office:time-value="PT22H21M00S" calcext:value-type="time">
            <text:p>22:21</text:p>
          </table:table-cell>
          <table:table-cell table:style-name="ce25" table:formula="of:=[.FG27]+TIME(0;1;0)" office:value-type="time" office:time-value="PT22H51M00S" calcext:value-type="time">
            <text:p>22:51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Cm. Północny-Brama Gł.</text:p>
          </table:table-cell>
          <table:table-cell table:style-name="ce33" office:value-type="string" calcext:value-type="string">
            <text:p>02</text:p>
          </table:table-cell>
          <table:table-cell table:style-name="Default"/>
          <table:table-cell table:style-name="ce25" table:formula="of:=[.DT29]&amp;&quot; &quot;&amp;[.DU28]" office:value-type="string" office:string-value="Cm. Północny-Brama Gł. 02" calcext:value-type="string">
            <text:p>Cm. Północny-Brama Gł. 02</text:p>
          </table:table-cell>
          <table:table-cell table:style-name="ce25" table:formula="of:=[.DX28]+TIME(0;1;0)" office:value-type="time" office:time-value="PT05H22M00S" calcext:value-type="time">
            <text:p>5:22</text:p>
          </table:table-cell>
          <table:table-cell table:style-name="ce25" table:formula="of:=[.DY28]+TIME(0;1;0)" office:value-type="time" office:time-value="PT05H52M00S" calcext:value-type="time">
            <text:p>5:52</text:p>
          </table:table-cell>
          <table:table-cell table:style-name="ce25" table:formula="of:=[.DZ28]+TIME(0;1;0)" office:value-type="time" office:time-value="PT06H24M00S" calcext:value-type="time">
            <text:p>6:24</text:p>
          </table:table-cell>
          <table:table-cell table:style-name="ce25" table:formula="of:=[.EA28]+TIME(0;1;0)" office:value-type="time" office:time-value="PT06H54M00S" calcext:value-type="time">
            <text:p>6:54</text:p>
          </table:table-cell>
          <table:table-cell table:style-name="ce25" table:formula="of:=[.EB28]+TIME(0;1;0)" office:value-type="time" office:time-value="PT07H25M00S" calcext:value-type="time">
            <text:p>7:25</text:p>
          </table:table-cell>
          <table:table-cell table:style-name="ce25" table:formula="of:=[.EC28]+TIME(0;1;0)" office:value-type="time" office:time-value="PT07H55M00S" calcext:value-type="time">
            <text:p>7:55</text:p>
          </table:table-cell>
          <table:table-cell table:style-name="ce25" table:formula="of:=[.ED28]+TIME(0;1;0)" office:value-type="time" office:time-value="PT08H25M00S" calcext:value-type="time">
            <text:p>8:25</text:p>
          </table:table-cell>
          <table:table-cell table:style-name="ce25" table:formula="of:=[.EE28]+TIME(0;1;0)" office:value-type="time" office:time-value="PT08H55M00S" calcext:value-type="time">
            <text:p>8:55</text:p>
          </table:table-cell>
          <table:table-cell table:style-name="ce25" table:formula="of:=[.EF28]+TIME(0;1;0)" office:value-type="time" office:time-value="PT09H24M00S" calcext:value-type="time">
            <text:p>9:24</text:p>
          </table:table-cell>
          <table:table-cell table:style-name="ce25" table:formula="of:=[.EG28]+TIME(0;1;0)" office:value-type="time" office:time-value="PT09H54M00S" calcext:value-type="time">
            <text:p>9:54</text:p>
          </table:table-cell>
          <table:table-cell table:style-name="ce25" table:formula="of:=[.EH28]+TIME(0;1;0)" office:value-type="time" office:time-value="PT10H24M00S" calcext:value-type="time">
            <text:p>10:24</text:p>
          </table:table-cell>
          <table:table-cell table:style-name="ce25" table:formula="of:=[.EI28]+TIME(0;1;0)" office:value-type="time" office:time-value="PT10H54M00S" calcext:value-type="time">
            <text:p>10:54</text:p>
          </table:table-cell>
          <table:table-cell table:style-name="ce25" table:formula="of:=[.EJ28]+TIME(0;1;0)" office:value-type="time" office:time-value="PT11H24M00S" calcext:value-type="time">
            <text:p>11:24</text:p>
          </table:table-cell>
          <table:table-cell table:style-name="ce25" table:formula="of:=[.EK28]+TIME(0;1;0)" office:value-type="time" office:time-value="PT11H54M00S" calcext:value-type="time">
            <text:p>11:54</text:p>
          </table:table-cell>
          <table:table-cell table:style-name="ce25" table:formula="of:=[.EL28]+TIME(0;1;0)" office:value-type="time" office:time-value="PT12H24M00S" calcext:value-type="time">
            <text:p>12:24</text:p>
          </table:table-cell>
          <table:table-cell table:style-name="ce25" table:formula="of:=[.EM28]+TIME(0;1;0)" office:value-type="time" office:time-value="PT12H54M00S" calcext:value-type="time">
            <text:p>12:54</text:p>
          </table:table-cell>
          <table:table-cell table:style-name="ce25" table:formula="of:=[.EN28]+TIME(0;1;0)" office:value-type="time" office:time-value="PT13H24M00S" calcext:value-type="time">
            <text:p>13:24</text:p>
          </table:table-cell>
          <table:table-cell table:style-name="ce25" table:formula="of:=[.EO28]+TIME(0;1;0)" office:value-type="time" office:time-value="PT13H54M00S" calcext:value-type="time">
            <text:p>13:54</text:p>
          </table:table-cell>
          <table:table-cell table:style-name="ce25" table:formula="of:=[.EP28]+TIME(0;1;0)" office:value-type="time" office:time-value="PT14H24M00S" calcext:value-type="time">
            <text:p>14:24</text:p>
          </table:table-cell>
          <table:table-cell table:style-name="ce25" table:formula="of:=[.EQ28]+TIME(0;1;0)" office:value-type="time" office:time-value="PT14H54M00S" calcext:value-type="time">
            <text:p>14:54</text:p>
          </table:table-cell>
          <table:table-cell table:style-name="ce25" table:formula="of:=[.ER28]+TIME(0;1;0)" office:value-type="time" office:time-value="PT15H25M00S" calcext:value-type="time">
            <text:p>15:25</text:p>
          </table:table-cell>
          <table:table-cell table:style-name="ce25" table:formula="of:=[.ES28]+TIME(0;1;0)" office:value-type="time" office:time-value="PT15H55M00S" calcext:value-type="time">
            <text:p>15:55</text:p>
          </table:table-cell>
          <table:table-cell table:style-name="ce25" table:formula="of:=[.ET28]+TIME(0;1;0)" office:value-type="time" office:time-value="PT16H25M00S" calcext:value-type="time">
            <text:p>16:25</text:p>
          </table:table-cell>
          <table:table-cell table:style-name="ce25" table:formula="of:=[.EU28]+TIME(0;1;0)" office:value-type="time" office:time-value="PT16H55M00S" calcext:value-type="time">
            <text:p>16:55</text:p>
          </table:table-cell>
          <table:table-cell table:style-name="ce25" table:formula="of:=[.EV28]+TIME(0;1;0)" office:value-type="time" office:time-value="PT17H25M00S" calcext:value-type="time">
            <text:p>17:25</text:p>
          </table:table-cell>
          <table:table-cell table:style-name="ce25" table:formula="of:=[.EW28]+TIME(0;1;0)" office:value-type="time" office:time-value="PT17H55M00S" calcext:value-type="time">
            <text:p>17:55</text:p>
          </table:table-cell>
          <table:table-cell table:style-name="ce25" table:formula="of:=[.EX28]+TIME(0;1;0)" office:value-type="time" office:time-value="PT18H25M00S" calcext:value-type="time">
            <text:p>18:25</text:p>
          </table:table-cell>
          <table:table-cell table:style-name="ce25" table:formula="of:=[.EY28]+TIME(0;1;0)" office:value-type="time" office:time-value="PT18H55M00S" calcext:value-type="time">
            <text:p>18:55</text:p>
          </table:table-cell>
          <table:table-cell table:style-name="ce25" table:formula="of:=[.EZ28]+TIME(0;1;0)" office:value-type="time" office:time-value="PT19H24M00S" calcext:value-type="time">
            <text:p>19:24</text:p>
          </table:table-cell>
          <table:table-cell table:style-name="ce25" table:formula="of:=[.FA28]+TIME(0;1;0)" office:value-type="time" office:time-value="PT19H54M00S" calcext:value-type="time">
            <text:p>19:54</text:p>
          </table:table-cell>
          <table:table-cell table:style-name="ce25" table:formula="of:=[.FB28]+TIME(0;1;0)" office:value-type="time" office:time-value="PT20H24M00S" calcext:value-type="time">
            <text:p>20:24</text:p>
          </table:table-cell>
          <table:table-cell table:style-name="ce25" table:formula="of:=[.FC28]+TIME(0;1;0)" office:value-type="time" office:time-value="PT20H54M00S" calcext:value-type="time">
            <text:p>20:54</text:p>
          </table:table-cell>
          <table:table-cell table:style-name="ce25" table:formula="of:=[.FD28]+TIME(0;1;0)" office:value-type="time" office:time-value="PT21H22M00S" calcext:value-type="time">
            <text:p>21:22</text:p>
          </table:table-cell>
          <table:table-cell table:style-name="ce25" table:formula="of:=[.FE28]+TIME(0;1;0)" office:value-type="time" office:time-value="PT21H52M00S" calcext:value-type="time">
            <text:p>21:52</text:p>
          </table:table-cell>
          <table:table-cell table:style-name="ce25" table:formula="of:=[.FF28]+TIME(0;1;0)" office:value-type="time" office:time-value="PT22H22M00S" calcext:value-type="time">
            <text:p>22:22</text:p>
          </table:table-cell>
          <table:table-cell table:style-name="ce25" table:formula="of:=[.FG28]+TIME(0;1;0)" office:value-type="time" office:time-value="PT22H52M00S" calcext:value-type="time">
            <text:p>22:52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Cm. Północny-Brama Gł.</text:p>
          </table:table-cell>
          <table:table-cell table:style-name="ce39" office:value-type="string" calcext:value-type="string">
            <text:p>03</text:p>
          </table:table-cell>
          <table:table-cell table:style-name="Default"/>
          <table:table-cell table:style-name="ce25" table:formula="of:=[.DT30]&amp;&quot; &quot;&amp;[.DU29]" office:value-type="string" office:string-value="Cm. Północny-Brama Gł. 02" calcext:value-type="string">
            <text:p>Cm. Północny-Brama Gł. 02</text:p>
          </table:table-cell>
          <table:table-cell table:style-name="ce25" table:formula="of:=[.DX29]+TIME(0;1;0)" office:value-type="time" office:time-value="PT05H23M00S" calcext:value-type="time">
            <text:p>5:23</text:p>
          </table:table-cell>
          <table:table-cell table:style-name="ce25" table:formula="of:=[.DY29]+TIME(0;1;0)" office:value-type="time" office:time-value="PT05H53M00S" calcext:value-type="time">
            <text:p>5:53</text:p>
          </table:table-cell>
          <table:table-cell table:style-name="ce25" table:formula="of:=[.DZ29]+TIME(0;1;0)" office:value-type="time" office:time-value="PT06H25M00S" calcext:value-type="time">
            <text:p>6:25</text:p>
          </table:table-cell>
          <table:table-cell table:style-name="ce25" table:formula="of:=[.EA29]+TIME(0;1;0)" office:value-type="time" office:time-value="PT06H55M00S" calcext:value-type="time">
            <text:p>6:55</text:p>
          </table:table-cell>
          <table:table-cell table:style-name="ce25" table:formula="of:=[.EB29]+TIME(0;1;0)" office:value-type="time" office:time-value="PT07H26M00S" calcext:value-type="time">
            <text:p>7:26</text:p>
          </table:table-cell>
          <table:table-cell table:style-name="ce25" table:formula="of:=[.EC29]+TIME(0;1;0)" office:value-type="time" office:time-value="PT07H56M00S" calcext:value-type="time">
            <text:p>7:56</text:p>
          </table:table-cell>
          <table:table-cell table:style-name="ce25" table:formula="of:=[.ED29]+TIME(0;1;0)" office:value-type="time" office:time-value="PT08H26M00S" calcext:value-type="time">
            <text:p>8:26</text:p>
          </table:table-cell>
          <table:table-cell table:style-name="ce25" table:formula="of:=[.EE29]+TIME(0;1;0)" office:value-type="time" office:time-value="PT08H56M00S" calcext:value-type="time">
            <text:p>8:56</text:p>
          </table:table-cell>
          <table:table-cell table:style-name="ce25" table:formula="of:=[.EF29]+TIME(0;1;0)" office:value-type="time" office:time-value="PT09H25M00S" calcext:value-type="time">
            <text:p>9:25</text:p>
          </table:table-cell>
          <table:table-cell table:style-name="ce25" table:formula="of:=[.EG29]+TIME(0;1;0)" office:value-type="time" office:time-value="PT09H55M00S" calcext:value-type="time">
            <text:p>9:55</text:p>
          </table:table-cell>
          <table:table-cell table:style-name="ce25" table:formula="of:=[.EH29]+TIME(0;1;0)" office:value-type="time" office:time-value="PT10H25M00S" calcext:value-type="time">
            <text:p>10:25</text:p>
          </table:table-cell>
          <table:table-cell table:style-name="ce25" table:formula="of:=[.EI29]+TIME(0;1;0)" office:value-type="time" office:time-value="PT10H55M00S" calcext:value-type="time">
            <text:p>10:55</text:p>
          </table:table-cell>
          <table:table-cell table:style-name="ce25" table:formula="of:=[.EJ29]+TIME(0;1;0)" office:value-type="time" office:time-value="PT11H25M00S" calcext:value-type="time">
            <text:p>11:25</text:p>
          </table:table-cell>
          <table:table-cell table:style-name="ce25" table:formula="of:=[.EK29]+TIME(0;1;0)" office:value-type="time" office:time-value="PT11H55M00S" calcext:value-type="time">
            <text:p>11:55</text:p>
          </table:table-cell>
          <table:table-cell table:style-name="ce25" table:formula="of:=[.EL29]+TIME(0;1;0)" office:value-type="time" office:time-value="PT12H25M00S" calcext:value-type="time">
            <text:p>12:25</text:p>
          </table:table-cell>
          <table:table-cell table:style-name="ce25" table:formula="of:=[.EM29]+TIME(0;1;0)" office:value-type="time" office:time-value="PT12H55M00S" calcext:value-type="time">
            <text:p>12:55</text:p>
          </table:table-cell>
          <table:table-cell table:style-name="ce25" table:formula="of:=[.EN29]+TIME(0;1;0)" office:value-type="time" office:time-value="PT13H25M00S" calcext:value-type="time">
            <text:p>13:25</text:p>
          </table:table-cell>
          <table:table-cell table:style-name="ce25" table:formula="of:=[.EO29]+TIME(0;1;0)" office:value-type="time" office:time-value="PT13H55M00S" calcext:value-type="time">
            <text:p>13:55</text:p>
          </table:table-cell>
          <table:table-cell table:style-name="ce25" table:formula="of:=[.EP29]+TIME(0;1;0)" office:value-type="time" office:time-value="PT14H25M00S" calcext:value-type="time">
            <text:p>14:25</text:p>
          </table:table-cell>
          <table:table-cell table:style-name="ce25" table:formula="of:=[.EQ29]+TIME(0;1;0)" office:value-type="time" office:time-value="PT14H55M00S" calcext:value-type="time">
            <text:p>14:55</text:p>
          </table:table-cell>
          <table:table-cell table:style-name="ce25" table:formula="of:=[.ER29]+TIME(0;1;0)" office:value-type="time" office:time-value="PT15H26M00S" calcext:value-type="time">
            <text:p>15:26</text:p>
          </table:table-cell>
          <table:table-cell table:style-name="ce25" table:formula="of:=[.ES29]+TIME(0;1;0)" office:value-type="time" office:time-value="PT15H56M00S" calcext:value-type="time">
            <text:p>15:56</text:p>
          </table:table-cell>
          <table:table-cell table:style-name="ce25" table:formula="of:=[.ET29]+TIME(0;1;0)" office:value-type="time" office:time-value="PT16H26M00S" calcext:value-type="time">
            <text:p>16:26</text:p>
          </table:table-cell>
          <table:table-cell table:style-name="ce25" table:formula="of:=[.EU29]+TIME(0;1;0)" office:value-type="time" office:time-value="PT16H56M00S" calcext:value-type="time">
            <text:p>16:56</text:p>
          </table:table-cell>
          <table:table-cell table:style-name="ce25" table:formula="of:=[.EV29]+TIME(0;1;0)" office:value-type="time" office:time-value="PT17H26M00S" calcext:value-type="time">
            <text:p>17:26</text:p>
          </table:table-cell>
          <table:table-cell table:style-name="ce25" table:formula="of:=[.EW29]+TIME(0;1;0)" office:value-type="time" office:time-value="PT17H56M00S" calcext:value-type="time">
            <text:p>17:56</text:p>
          </table:table-cell>
          <table:table-cell table:style-name="ce25" table:formula="of:=[.EX29]+TIME(0;1;0)" office:value-type="time" office:time-value="PT18H26M00S" calcext:value-type="time">
            <text:p>18:26</text:p>
          </table:table-cell>
          <table:table-cell table:style-name="ce25" table:formula="of:=[.EY29]+TIME(0;1;0)" office:value-type="time" office:time-value="PT18H56M00S" calcext:value-type="time">
            <text:p>18:56</text:p>
          </table:table-cell>
          <table:table-cell table:style-name="ce25" table:formula="of:=[.EZ29]+TIME(0;1;0)" office:value-type="time" office:time-value="PT19H25M00S" calcext:value-type="time">
            <text:p>19:25</text:p>
          </table:table-cell>
          <table:table-cell table:style-name="ce25" table:formula="of:=[.FA29]+TIME(0;1;0)" office:value-type="time" office:time-value="PT19H55M00S" calcext:value-type="time">
            <text:p>19:55</text:p>
          </table:table-cell>
          <table:table-cell table:style-name="ce25" table:formula="of:=[.FB29]+TIME(0;1;0)" office:value-type="time" office:time-value="PT20H25M00S" calcext:value-type="time">
            <text:p>20:25</text:p>
          </table:table-cell>
          <table:table-cell table:style-name="ce25" table:formula="of:=[.FC29]+TIME(0;1;0)" office:value-type="time" office:time-value="PT20H55M00S" calcext:value-type="time">
            <text:p>20:55</text:p>
          </table:table-cell>
          <table:table-cell table:style-name="ce25" table:formula="of:=[.FD29]+TIME(0;1;0)" office:value-type="time" office:time-value="PT21H23M00S" calcext:value-type="time">
            <text:p>21:23</text:p>
          </table:table-cell>
          <table:table-cell table:style-name="ce25" table:formula="of:=[.FE29]+TIME(0;1;0)" office:value-type="time" office:time-value="PT21H53M00S" calcext:value-type="time">
            <text:p>21:53</text:p>
          </table:table-cell>
          <table:table-cell table:style-name="ce25" table:formula="of:=[.FF29]+TIME(0;1;0)" office:value-type="time" office:time-value="PT22H23M00S" calcext:value-type="time">
            <text:p>22:23</text:p>
          </table:table-cell>
          <table:table-cell table:style-name="ce25" table:formula="of:=[.FG29]+TIME(0;1;0)" office:value-type="time" office:time-value="PT22H53M00S" calcext:value-type="time">
            <text:p>22:53</text:p>
          </table:table-cell>
          <table:table-cell table:style-name="ce25" table:number-columns-repeated="2"/>
          <table:table-cell table:number-columns-repeated="65"/>
        </table:table-row>
        <table:table-row table:style-name="ro2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53"/>
          <table:table-cell table:number-columns-repeated="34"/>
          <table:table-cell table:style-name="Default"/>
          <table:table-cell/>
          <table:table-cell table:style-name="Default" table:number-columns-repeated="5"/>
          <table:table-cell table:number-columns-repeated="100"/>
        </table:table-row>
        <table:table-row table:style-name="ro1" table:number-rows-repeated="2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53"/>
          <table:table-cell table:number-columns-repeated="34"/>
          <table:table-cell table:style-name="Default"/>
          <table:table-cell/>
          <table:table-cell table:style-name="Default" table:number-columns-repeated="5"/>
          <table:table-cell table:number-columns-repeated="100"/>
        </table:table-row>
        <table:table-row table:style-name="ro1" table:number-rows-repeated="5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53"/>
          <table:table-cell table:number-columns-repeated="34"/>
          <table:table-cell table:style-name="Default"/>
          <table:table-cell/>
          <table:table-cell table:style-name="Default" table:number-columns-repeated="5"/>
          <table:table-cell table:number-columns-repeated="100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53"/>
          <table:table-cell table:number-columns-repeated="34"/>
          <table:table-cell table:style-name="Default"/>
          <table:table-cell/>
          <table:table-cell table:style-name="Default" table:number-columns-repeated="5"/>
          <table:table-cell table:number-columns-repeated="100"/>
        </table:table-row>
        <table:table-row table:style-name="ro3">
          <table:table-cell table:style-name="Default" table:number-columns-repeated="2"/>
          <table:table-cell table:style-name="ce17"/>
          <table:table-cell table:style-name="ce46"/>
          <table:table-cell table:number-columns-repeated="32"/>
          <table:table-cell table:style-name="ce17" table:number-columns-repeated="53"/>
          <table:table-cell table:number-columns-repeated="34"/>
          <table:table-cell table:style-name="ce100"/>
          <table:table-cell/>
          <table:table-cell table:style-name="Default"/>
          <table:table-cell table:style-name="ce100"/>
          <table:table-cell table:style-name="ce106" table:number-columns-repeated="4"/>
          <table:table-cell table:number-columns-repeated="99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53"/>
          <table:table-cell table:number-columns-repeated="34"/>
          <table:table-cell table:style-name="ce100"/>
          <table:table-cell/>
          <table:table-cell table:style-name="Default"/>
          <table:table-cell table:style-name="ce100"/>
          <table:table-cell table:style-name="ce106" table:number-columns-repeated="4"/>
          <table:table-cell table:number-columns-repeated="99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53"/>
          <table:table-cell table:number-columns-repeated="34"/>
          <table:table-cell table:style-name="ce100"/>
          <table:table-cell/>
          <table:table-cell table:style-name="Default"/>
          <table:table-cell table:style-name="ce100"/>
          <table:table-cell table:style-name="ce107" table:number-columns-repeated="4"/>
          <table:table-cell table:number-columns-repeated="99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53"/>
          <table:table-cell table:number-columns-repeated="34"/>
          <table:table-cell table:style-name="Default"/>
          <table:table-cell/>
          <table:table-cell table:style-name="Default"/>
          <table:table-cell table:style-name="ce271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53"/>
          <table:table-cell table:number-columns-repeated="34"/>
          <table:table-cell table:style-name="Default"/>
          <table:table-cell/>
          <table:table-cell table:style-name="Default"/>
          <table:table-cell table:style-name="ce272"/>
          <table:covered-table-cell table:number-columns-repeated="2" table:style-name="ce108"/>
          <table:covered-table-cell table:number-columns-repeated="30" table:style-name="ce210"/>
          <table:covered-table-cell table:number-columns-repeated="6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53"/>
          <table:table-cell table:number-columns-repeated="34"/>
          <table:table-cell table:style-name="Default"/>
          <table:table-cell/>
          <table:table-cell table:style-name="Default"/>
          <table:table-cell table:style-name="ce101" office:value-type="string" calcext:value-type="string">
            <text:p>Przystanek</text:p>
          </table:table-cell>
          <table:covered-table-cell table:number-columns-repeated="2" table:style-name="ce182"/>
          <table:covered-table-cell table:number-columns-repeated="30" table:style-name="ce210"/>
          <table:covered-table-cell table:number-columns-repeated="6" table:style-name="ce185"/>
          <table:table-cell table:number-columns-repeated="65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Cm. Północny-Brama Gł.</text:p>
          </table:table-cell>
          <table:table-cell table:style-name="ce13" office:value-type="string" calcext:value-type="string">
            <text:p>03</text:p>
          </table:table-cell>
          <table:table-cell table:style-name="Default"/>
          <table:table-cell table:style-name="ce25" table:formula="of:=[.DT46]&amp;&quot; &quot;&amp;[.DU46]" office:value-type="string" office:string-value="Cm. Północny-Brama Gł. 03" calcext:value-type="string">
            <text:p>Cm. Północny-Brama Gł. 03</text:p>
          </table:table-cell>
          <table:table-cell table:style-name="ce25" office:value-type="time" office:time-value="PT05H00M00S" calcext:value-type="time">
            <text:p>5:00</text:p>
          </table:table-cell>
          <table:table-cell table:style-name="ce25" office:value-type="time" office:time-value="PT05H30M00S" calcext:value-type="time">
            <text:p>5:30</text:p>
          </table:table-cell>
          <table:table-cell table:style-name="ce25" office:value-type="time" office:time-value="PT06H00M00S" calcext:value-type="time">
            <text:p>6:00</text:p>
          </table:table-cell>
          <table:table-cell table:style-name="ce25" office:value-type="time" office:time-value="PT06H30M00S" calcext:value-type="time">
            <text:p>6:30</text:p>
          </table:table-cell>
          <table:table-cell table:style-name="ce25" office:value-type="time" office:time-value="PT07H00M00S" calcext:value-type="time">
            <text:p>7:00</text:p>
          </table:table-cell>
          <table:table-cell table:style-name="ce25" office:value-type="time" office:time-value="PT07H30M00S" calcext:value-type="time">
            <text:p>7:30</text:p>
          </table:table-cell>
          <table:table-cell table:style-name="ce25" office:value-type="time" office:time-value="PT08H00M00S" calcext:value-type="time">
            <text:p>8:00</text:p>
          </table:table-cell>
          <table:table-cell table:style-name="ce25" office:value-type="time" office:time-value="PT08H30M00S" calcext:value-type="time">
            <text:p>8:30</text:p>
          </table:table-cell>
          <table:table-cell table:style-name="ce25" office:value-type="time" office:time-value="PT09H00M00S" calcext:value-type="time">
            <text:p>9:00</text:p>
          </table:table-cell>
          <table:table-cell table:style-name="ce25" office:value-type="time" office:time-value="PT09H30M00S" calcext:value-type="time">
            <text:p>9:30</text:p>
          </table:table-cell>
          <table:table-cell table:style-name="ce25" office:value-type="time" office:time-value="PT10H00M00S" calcext:value-type="time">
            <text:p>10:00</text:p>
          </table:table-cell>
          <table:table-cell table:style-name="ce25" office:value-type="time" office:time-value="PT10H30M00S" calcext:value-type="time">
            <text:p>10:30</text:p>
          </table:table-cell>
          <table:table-cell table:style-name="ce25" office:value-type="time" office:time-value="PT11H00M00S" calcext:value-type="time">
            <text:p>11:00</text:p>
          </table:table-cell>
          <table:table-cell table:style-name="ce25" office:value-type="time" office:time-value="PT11H30M00S" calcext:value-type="time">
            <text:p>11:30</text:p>
          </table:table-cell>
          <table:table-cell table:style-name="ce25" office:value-type="time" office:time-value="PT12H00M00S" calcext:value-type="time">
            <text:p>12:00</text:p>
          </table:table-cell>
          <table:table-cell table:style-name="ce25" office:value-type="time" office:time-value="PT12H30M00S" calcext:value-type="time">
            <text:p>12:30</text:p>
          </table:table-cell>
          <table:table-cell table:style-name="ce25" office:value-type="time" office:time-value="PT13H00M00S" calcext:value-type="time">
            <text:p>13:00</text:p>
          </table:table-cell>
          <table:table-cell table:style-name="ce25" office:value-type="time" office:time-value="PT13H30M00S" calcext:value-type="time">
            <text:p>13:30</text:p>
          </table:table-cell>
          <table:table-cell table:style-name="ce25" office:value-type="time" office:time-value="PT14H00M00S" calcext:value-type="time">
            <text:p>14:00</text:p>
          </table:table-cell>
          <table:table-cell table:style-name="ce25" office:value-type="time" office:time-value="PT14H30M00S" calcext:value-type="time">
            <text:p>14:30</text:p>
          </table:table-cell>
          <table:table-cell table:style-name="ce25" office:value-type="time" office:time-value="PT15H00M00S" calcext:value-type="time">
            <text:p>15:00</text:p>
          </table:table-cell>
          <table:table-cell table:style-name="ce25" office:value-type="time" office:time-value="PT15H30M00S" calcext:value-type="time">
            <text:p>15:30</text:p>
          </table:table-cell>
          <table:table-cell table:style-name="ce25" office:value-type="time" office:time-value="PT16H00M00S" calcext:value-type="time">
            <text:p>16:00</text:p>
          </table:table-cell>
          <table:table-cell table:style-name="ce25" office:value-type="time" office:time-value="PT16H30M00S" calcext:value-type="time">
            <text:p>16:30</text:p>
          </table:table-cell>
          <table:table-cell table:style-name="ce25" office:value-type="time" office:time-value="PT17H00M00S" calcext:value-type="time">
            <text:p>17:00</text:p>
          </table:table-cell>
          <table:table-cell table:style-name="ce25" office:value-type="time" office:time-value="PT17H30M00S" calcext:value-type="time">
            <text:p>17:30</text:p>
          </table:table-cell>
          <table:table-cell table:style-name="ce25" office:value-type="time" office:time-value="PT18H00M00S" calcext:value-type="time">
            <text:p>18:00</text:p>
          </table:table-cell>
          <table:table-cell table:style-name="ce25" office:value-type="time" office:time-value="PT18H30M00S" calcext:value-type="time">
            <text:p>18:30</text:p>
          </table:table-cell>
          <table:table-cell table:style-name="ce25" office:value-type="time" office:time-value="PT19H00M00S" calcext:value-type="time">
            <text:p>19:00</text:p>
          </table:table-cell>
          <table:table-cell table:style-name="ce25" office:value-type="time" office:time-value="PT19H30M00S" calcext:value-type="time">
            <text:p>19:30</text:p>
          </table:table-cell>
          <table:table-cell table:style-name="ce25" office:value-type="time" office:time-value="PT20H00M00S" calcext:value-type="time">
            <text:p>20:00</text:p>
          </table:table-cell>
          <table:table-cell table:style-name="ce25" office:value-type="time" office:time-value="PT20H30M00S" calcext:value-type="time">
            <text:p>20:30</text:p>
          </table:table-cell>
          <table:table-cell table:style-name="ce25" office:value-type="time" office:time-value="PT21H00M00S" calcext:value-type="time">
            <text:p>21:00</text:p>
          </table:table-cell>
          <table:table-cell table:style-name="ce25" office:value-type="time" office:time-value="PT21H30M00S" calcext:value-type="time">
            <text:p>21:30</text:p>
          </table:table-cell>
          <table:table-cell table:style-name="ce25" office:value-type="time" office:time-value="PT22H00M00S" calcext:value-type="time">
            <text:p>22:00</text:p>
          </table:table-cell>
          <table:table-cell table:style-name="ce25" office:value-type="time" office:time-value="PT22H30M00S" calcext:value-type="time">
            <text:p>22:30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17"/>
          <table:table-cell table:number-columns-repeated="33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Cm. Północny-Brama Gł.</text:p>
          </table:table-cell>
          <table:table-cell table:style-name="ce13" office:value-type="string" calcext:value-type="string">
            <text:p>01</text:p>
          </table:table-cell>
          <table:table-cell table:style-name="Default"/>
          <table:table-cell table:style-name="ce25" table:formula="of:=[.DT47]&amp;&quot; &quot;&amp;[.DU47]" office:value-type="string" office:string-value="Cm. Północny-Brama Gł. 01" calcext:value-type="string">
            <text:p>Cm. Północny-Brama Gł. 01</text:p>
          </table:table-cell>
          <table:table-cell table:style-name="ce25" table:formula="of:=[.DX46]+TIME(0;1;0)" office:value-type="time" office:time-value="PT05H01M00S" calcext:value-type="time">
            <text:p>5:01</text:p>
          </table:table-cell>
          <table:table-cell table:style-name="ce25" table:formula="of:=[.DY46]+TIME(0;1;0)" office:value-type="time" office:time-value="PT05H31M00S" calcext:value-type="time">
            <text:p>5:31</text:p>
          </table:table-cell>
          <table:table-cell table:style-name="ce25" table:formula="of:=[.DZ46]+TIME(0;1;0)" office:value-type="time" office:time-value="PT06H01M00S" calcext:value-type="time">
            <text:p>6:01</text:p>
          </table:table-cell>
          <table:table-cell table:style-name="ce25" table:formula="of:=[.EA46]+TIME(0;1;0)" office:value-type="time" office:time-value="PT06H31M00S" calcext:value-type="time">
            <text:p>6:31</text:p>
          </table:table-cell>
          <table:table-cell table:style-name="ce25" table:formula="of:=[.EB46]+TIME(0;1;0)" office:value-type="time" office:time-value="PT07H01M00S" calcext:value-type="time">
            <text:p>7:01</text:p>
          </table:table-cell>
          <table:table-cell table:style-name="ce25" table:formula="of:=[.EC46]+TIME(0;1;0)" office:value-type="time" office:time-value="PT07H31M00S" calcext:value-type="time">
            <text:p>7:31</text:p>
          </table:table-cell>
          <table:table-cell table:style-name="ce25" table:formula="of:=[.ED46]+TIME(0;1;0)" office:value-type="time" office:time-value="PT08H01M00S" calcext:value-type="time">
            <text:p>8:01</text:p>
          </table:table-cell>
          <table:table-cell table:style-name="ce25" table:formula="of:=[.EE46]+TIME(0;1;0)" office:value-type="time" office:time-value="PT08H31M00S" calcext:value-type="time">
            <text:p>8:31</text:p>
          </table:table-cell>
          <table:table-cell table:style-name="ce25" table:formula="of:=[.EF46]+TIME(0;1;0)" office:value-type="time" office:time-value="PT09H01M00S" calcext:value-type="time">
            <text:p>9:01</text:p>
          </table:table-cell>
          <table:table-cell table:style-name="ce25" table:formula="of:=[.EG46]+TIME(0;1;0)" office:value-type="time" office:time-value="PT09H31M00S" calcext:value-type="time">
            <text:p>9:31</text:p>
          </table:table-cell>
          <table:table-cell table:style-name="ce25" table:formula="of:=[.EH46]+TIME(0;1;0)" office:value-type="time" office:time-value="PT10H01M00S" calcext:value-type="time">
            <text:p>10:01</text:p>
          </table:table-cell>
          <table:table-cell table:style-name="ce25" table:formula="of:=[.EI46]+TIME(0;1;0)" office:value-type="time" office:time-value="PT10H31M00S" calcext:value-type="time">
            <text:p>10:31</text:p>
          </table:table-cell>
          <table:table-cell table:style-name="ce25" table:formula="of:=[.EJ46]+TIME(0;1;0)" office:value-type="time" office:time-value="PT11H01M00S" calcext:value-type="time">
            <text:p>11:01</text:p>
          </table:table-cell>
          <table:table-cell table:style-name="ce25" table:formula="of:=[.EK46]+TIME(0;1;0)" office:value-type="time" office:time-value="PT11H31M00S" calcext:value-type="time">
            <text:p>11:31</text:p>
          </table:table-cell>
          <table:table-cell table:style-name="ce25" table:formula="of:=[.EL46]+TIME(0;1;0)" office:value-type="time" office:time-value="PT12H01M00S" calcext:value-type="time">
            <text:p>12:01</text:p>
          </table:table-cell>
          <table:table-cell table:style-name="ce25" table:formula="of:=[.EM46]+TIME(0;1;0)" office:value-type="time" office:time-value="PT12H31M00S" calcext:value-type="time">
            <text:p>12:31</text:p>
          </table:table-cell>
          <table:table-cell table:style-name="ce25" table:formula="of:=[.EN46]+TIME(0;1;0)" office:value-type="time" office:time-value="PT13H01M00S" calcext:value-type="time">
            <text:p>13:01</text:p>
          </table:table-cell>
          <table:table-cell table:style-name="ce25" table:formula="of:=[.EO46]+TIME(0;1;0)" office:value-type="time" office:time-value="PT13H31M00S" calcext:value-type="time">
            <text:p>13:31</text:p>
          </table:table-cell>
          <table:table-cell table:style-name="ce25" table:formula="of:=[.EP46]+TIME(0;1;0)" office:value-type="time" office:time-value="PT14H01M00S" calcext:value-type="time">
            <text:p>14:01</text:p>
          </table:table-cell>
          <table:table-cell table:style-name="ce25" table:formula="of:=[.EQ46]+TIME(0;1;0)" office:value-type="time" office:time-value="PT14H31M00S" calcext:value-type="time">
            <text:p>14:31</text:p>
          </table:table-cell>
          <table:table-cell table:style-name="ce25" table:formula="of:=[.ER46]+TIME(0;1;0)" office:value-type="time" office:time-value="PT15H01M00S" calcext:value-type="time">
            <text:p>15:01</text:p>
          </table:table-cell>
          <table:table-cell table:style-name="ce25" table:formula="of:=[.ES46]+TIME(0;1;0)" office:value-type="time" office:time-value="PT15H31M00S" calcext:value-type="time">
            <text:p>15:31</text:p>
          </table:table-cell>
          <table:table-cell table:style-name="ce25" table:formula="of:=[.ET46]+TIME(0;1;0)" office:value-type="time" office:time-value="PT16H01M00S" calcext:value-type="time">
            <text:p>16:01</text:p>
          </table:table-cell>
          <table:table-cell table:style-name="ce25" table:formula="of:=[.EU46]+TIME(0;1;0)" office:value-type="time" office:time-value="PT16H31M00S" calcext:value-type="time">
            <text:p>16:31</text:p>
          </table:table-cell>
          <table:table-cell table:style-name="ce25" table:formula="of:=[.EV46]+TIME(0;1;0)" office:value-type="time" office:time-value="PT17H01M00S" calcext:value-type="time">
            <text:p>17:01</text:p>
          </table:table-cell>
          <table:table-cell table:style-name="ce25" table:formula="of:=[.EW46]+TIME(0;1;0)" office:value-type="time" office:time-value="PT17H31M00S" calcext:value-type="time">
            <text:p>17:31</text:p>
          </table:table-cell>
          <table:table-cell table:style-name="ce25" table:formula="of:=[.EX46]+TIME(0;1;0)" office:value-type="time" office:time-value="PT18H01M00S" calcext:value-type="time">
            <text:p>18:01</text:p>
          </table:table-cell>
          <table:table-cell table:style-name="ce25" table:formula="of:=[.EY46]+TIME(0;1;0)" office:value-type="time" office:time-value="PT18H31M00S" calcext:value-type="time">
            <text:p>18:31</text:p>
          </table:table-cell>
          <table:table-cell table:style-name="ce25" table:formula="of:=[.EZ46]+TIME(0;1;0)" office:value-type="time" office:time-value="PT19H01M00S" calcext:value-type="time">
            <text:p>19:01</text:p>
          </table:table-cell>
          <table:table-cell table:style-name="ce25" table:formula="of:=[.FA46]+TIME(0;1;0)" office:value-type="time" office:time-value="PT19H31M00S" calcext:value-type="time">
            <text:p>19:31</text:p>
          </table:table-cell>
          <table:table-cell table:style-name="ce25" table:formula="of:=[.FB46]+TIME(0;1;0)" office:value-type="time" office:time-value="PT20H01M00S" calcext:value-type="time">
            <text:p>20:01</text:p>
          </table:table-cell>
          <table:table-cell table:style-name="ce25" table:formula="of:=[.FC46]+TIME(0;1;0)" office:value-type="time" office:time-value="PT20H31M00S" calcext:value-type="time">
            <text:p>20:31</text:p>
          </table:table-cell>
          <table:table-cell table:style-name="ce25" table:formula="of:=[.FD46]+TIME(0;1;0)" office:value-type="time" office:time-value="PT21H01M00S" calcext:value-type="time">
            <text:p>21:01</text:p>
          </table:table-cell>
          <table:table-cell table:style-name="ce25" table:formula="of:=[.FE46]+TIME(0;1;0)" office:value-type="time" office:time-value="PT21H31M00S" calcext:value-type="time">
            <text:p>21:31</text:p>
          </table:table-cell>
          <table:table-cell table:style-name="ce25" table:formula="of:=[.FF46]+TIME(0;1;0)" office:value-type="time" office:time-value="PT22H01M00S" calcext:value-type="time">
            <text:p>22:01</text:p>
          </table:table-cell>
          <table:table-cell table:style-name="ce25" table:formula="of:=[.FG46]+TIME(0;1;0)" office:value-type="time" office:time-value="PT22H31M00S" calcext:value-type="time">
            <text:p>22:31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Cm. Północny-Brama Płn.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48]&amp;&quot; &quot;&amp;[.DU48]" office:value-type="string" office:string-value="Cm. Północny-Brama Płn. 01" calcext:value-type="string">
            <text:p>Cm. Północny-Brama Płn. 01</text:p>
          </table:table-cell>
          <table:table-cell table:style-name="ce25" table:formula="of:=[.DX47]+TIME(0;1;0)" office:value-type="time" office:time-value="PT05H02M00S" calcext:value-type="time">
            <text:p>5:02</text:p>
          </table:table-cell>
          <table:table-cell table:style-name="ce25" table:formula="of:=[.DY47]+TIME(0;1;0)" office:value-type="time" office:time-value="PT05H32M00S" calcext:value-type="time">
            <text:p>5:32</text:p>
          </table:table-cell>
          <table:table-cell table:style-name="ce25" table:formula="of:=[.DZ47]+TIME(0;1;0)" office:value-type="time" office:time-value="PT06H02M00S" calcext:value-type="time">
            <text:p>6:02</text:p>
          </table:table-cell>
          <table:table-cell table:style-name="ce25" table:formula="of:=[.EA47]+TIME(0;1;0)" office:value-type="time" office:time-value="PT06H32M00S" calcext:value-type="time">
            <text:p>6:32</text:p>
          </table:table-cell>
          <table:table-cell table:style-name="ce25" table:formula="of:=[.EB47]+TIME(0;1;0)" office:value-type="time" office:time-value="PT07H02M00S" calcext:value-type="time">
            <text:p>7:02</text:p>
          </table:table-cell>
          <table:table-cell table:style-name="ce25" table:formula="of:=[.EC47]+TIME(0;1;0)" office:value-type="time" office:time-value="PT07H32M00S" calcext:value-type="time">
            <text:p>7:32</text:p>
          </table:table-cell>
          <table:table-cell table:style-name="ce25" table:formula="of:=[.ED47]+TIME(0;1;0)" office:value-type="time" office:time-value="PT08H02M00S" calcext:value-type="time">
            <text:p>8:02</text:p>
          </table:table-cell>
          <table:table-cell table:style-name="ce25" table:formula="of:=[.EE47]+TIME(0;1;0)" office:value-type="time" office:time-value="PT08H32M00S" calcext:value-type="time">
            <text:p>8:32</text:p>
          </table:table-cell>
          <table:table-cell table:style-name="ce25" table:formula="of:=[.EF47]+TIME(0;1;0)" office:value-type="time" office:time-value="PT09H02M00S" calcext:value-type="time">
            <text:p>9:02</text:p>
          </table:table-cell>
          <table:table-cell table:style-name="ce25" table:formula="of:=[.EG47]+TIME(0;1;0)" office:value-type="time" office:time-value="PT09H32M00S" calcext:value-type="time">
            <text:p>9:32</text:p>
          </table:table-cell>
          <table:table-cell table:style-name="ce25" table:formula="of:=[.EH47]+TIME(0;1;0)" office:value-type="time" office:time-value="PT10H02M00S" calcext:value-type="time">
            <text:p>10:02</text:p>
          </table:table-cell>
          <table:table-cell table:style-name="ce25" table:formula="of:=[.EI47]+TIME(0;1;0)" office:value-type="time" office:time-value="PT10H32M00S" calcext:value-type="time">
            <text:p>10:32</text:p>
          </table:table-cell>
          <table:table-cell table:style-name="ce25" table:formula="of:=[.EJ47]+TIME(0;1;0)" office:value-type="time" office:time-value="PT11H02M00S" calcext:value-type="time">
            <text:p>11:02</text:p>
          </table:table-cell>
          <table:table-cell table:style-name="ce25" table:formula="of:=[.EK47]+TIME(0;1;0)" office:value-type="time" office:time-value="PT11H32M00S" calcext:value-type="time">
            <text:p>11:32</text:p>
          </table:table-cell>
          <table:table-cell table:style-name="ce25" table:formula="of:=[.EL47]+TIME(0;1;0)" office:value-type="time" office:time-value="PT12H02M00S" calcext:value-type="time">
            <text:p>12:02</text:p>
          </table:table-cell>
          <table:table-cell table:style-name="ce25" table:formula="of:=[.EM47]+TIME(0;1;0)" office:value-type="time" office:time-value="PT12H32M00S" calcext:value-type="time">
            <text:p>12:32</text:p>
          </table:table-cell>
          <table:table-cell table:style-name="ce25" table:formula="of:=[.EN47]+TIME(0;1;0)" office:value-type="time" office:time-value="PT13H02M00S" calcext:value-type="time">
            <text:p>13:02</text:p>
          </table:table-cell>
          <table:table-cell table:style-name="ce25" table:formula="of:=[.EO47]+TIME(0;1;0)" office:value-type="time" office:time-value="PT13H32M00S" calcext:value-type="time">
            <text:p>13:32</text:p>
          </table:table-cell>
          <table:table-cell table:style-name="ce25" table:formula="of:=[.EP47]+TIME(0;1;0)" office:value-type="time" office:time-value="PT14H02M00S" calcext:value-type="time">
            <text:p>14:02</text:p>
          </table:table-cell>
          <table:table-cell table:style-name="ce25" table:formula="of:=[.EQ47]+TIME(0;1;0)" office:value-type="time" office:time-value="PT14H32M00S" calcext:value-type="time">
            <text:p>14:32</text:p>
          </table:table-cell>
          <table:table-cell table:style-name="ce25" table:formula="of:=[.ER47]+TIME(0;1;0)" office:value-type="time" office:time-value="PT15H02M00S" calcext:value-type="time">
            <text:p>15:02</text:p>
          </table:table-cell>
          <table:table-cell table:style-name="ce25" table:formula="of:=[.ES47]+TIME(0;1;0)" office:value-type="time" office:time-value="PT15H32M00S" calcext:value-type="time">
            <text:p>15:32</text:p>
          </table:table-cell>
          <table:table-cell table:style-name="ce25" table:formula="of:=[.ET47]+TIME(0;1;0)" office:value-type="time" office:time-value="PT16H02M00S" calcext:value-type="time">
            <text:p>16:02</text:p>
          </table:table-cell>
          <table:table-cell table:style-name="ce25" table:formula="of:=[.EU47]+TIME(0;1;0)" office:value-type="time" office:time-value="PT16H32M00S" calcext:value-type="time">
            <text:p>16:32</text:p>
          </table:table-cell>
          <table:table-cell table:style-name="ce25" table:formula="of:=[.EV47]+TIME(0;1;0)" office:value-type="time" office:time-value="PT17H02M00S" calcext:value-type="time">
            <text:p>17:02</text:p>
          </table:table-cell>
          <table:table-cell table:style-name="ce25" table:formula="of:=[.EW47]+TIME(0;1;0)" office:value-type="time" office:time-value="PT17H32M00S" calcext:value-type="time">
            <text:p>17:32</text:p>
          </table:table-cell>
          <table:table-cell table:style-name="ce25" table:formula="of:=[.EX47]+TIME(0;1;0)" office:value-type="time" office:time-value="PT18H02M00S" calcext:value-type="time">
            <text:p>18:02</text:p>
          </table:table-cell>
          <table:table-cell table:style-name="ce25" table:formula="of:=[.EY47]+TIME(0;1;0)" office:value-type="time" office:time-value="PT18H32M00S" calcext:value-type="time">
            <text:p>18:32</text:p>
          </table:table-cell>
          <table:table-cell table:style-name="ce25" table:formula="of:=[.EZ47]+TIME(0;1;0)" office:value-type="time" office:time-value="PT19H02M00S" calcext:value-type="time">
            <text:p>19:02</text:p>
          </table:table-cell>
          <table:table-cell table:style-name="ce25" table:formula="of:=[.FA47]+TIME(0;1;0)" office:value-type="time" office:time-value="PT19H32M00S" calcext:value-type="time">
            <text:p>19:32</text:p>
          </table:table-cell>
          <table:table-cell table:style-name="ce25" table:formula="of:=[.FB47]+TIME(0;1;0)" office:value-type="time" office:time-value="PT20H02M00S" calcext:value-type="time">
            <text:p>20:02</text:p>
          </table:table-cell>
          <table:table-cell table:style-name="ce25" table:formula="of:=[.FC47]+TIME(0;1;0)" office:value-type="time" office:time-value="PT20H32M00S" calcext:value-type="time">
            <text:p>20:32</text:p>
          </table:table-cell>
          <table:table-cell table:style-name="ce25" table:formula="of:=[.FD47]+TIME(0;1;0)" office:value-type="time" office:time-value="PT21H02M00S" calcext:value-type="time">
            <text:p>21:02</text:p>
          </table:table-cell>
          <table:table-cell table:style-name="ce25" table:formula="of:=[.FE47]+TIME(0;1;0)" office:value-type="time" office:time-value="PT21H32M00S" calcext:value-type="time">
            <text:p>21:32</text:p>
          </table:table-cell>
          <table:table-cell table:style-name="ce25" table:formula="of:=[.FF47]+TIME(0;1;0)" office:value-type="time" office:time-value="PT22H02M00S" calcext:value-type="time">
            <text:p>22:02</text:p>
          </table:table-cell>
          <table:table-cell table:style-name="ce25" table:formula="of:=[.FG47]+TIME(0;1;0)" office:value-type="time" office:time-value="PT22H32M00S" calcext:value-type="time">
            <text:p>22:32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Dankowicka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49]&amp;&quot; &quot;&amp;[.DU49]" office:value-type="string" office:string-value="Dankowicka 01" calcext:value-type="string">
            <text:p>Dankowicka 01</text:p>
          </table:table-cell>
          <table:table-cell table:style-name="ce25" table:formula="of:=[.DX48]+TIME(0;1;0)" office:value-type="time" office:time-value="PT05H03M00S" calcext:value-type="time">
            <text:p>5:03</text:p>
          </table:table-cell>
          <table:table-cell table:style-name="ce25" table:formula="of:=[.DY48]+TIME(0;1;0)" office:value-type="time" office:time-value="PT05H33M00S" calcext:value-type="time">
            <text:p>5:33</text:p>
          </table:table-cell>
          <table:table-cell table:style-name="ce25" table:formula="of:=[.DZ48]+TIME(0;1;0)" office:value-type="time" office:time-value="PT06H03M00S" calcext:value-type="time">
            <text:p>6:03</text:p>
          </table:table-cell>
          <table:table-cell table:style-name="ce25" table:formula="of:=[.EA48]+TIME(0;1;0)" office:value-type="time" office:time-value="PT06H33M00S" calcext:value-type="time">
            <text:p>6:33</text:p>
          </table:table-cell>
          <table:table-cell table:style-name="ce25" table:formula="of:=[.EB48]+TIME(0;1;0)" office:value-type="time" office:time-value="PT07H03M00S" calcext:value-type="time">
            <text:p>7:03</text:p>
          </table:table-cell>
          <table:table-cell table:style-name="ce25" table:formula="of:=[.EC48]+TIME(0;1;0)" office:value-type="time" office:time-value="PT07H33M00S" calcext:value-type="time">
            <text:p>7:33</text:p>
          </table:table-cell>
          <table:table-cell table:style-name="ce25" table:formula="of:=[.ED48]+TIME(0;1;0)" office:value-type="time" office:time-value="PT08H03M00S" calcext:value-type="time">
            <text:p>8:03</text:p>
          </table:table-cell>
          <table:table-cell table:style-name="ce25" table:formula="of:=[.EE48]+TIME(0;1;0)" office:value-type="time" office:time-value="PT08H33M00S" calcext:value-type="time">
            <text:p>8:33</text:p>
          </table:table-cell>
          <table:table-cell table:style-name="ce25" table:formula="of:=[.EF48]+TIME(0;1;0)" office:value-type="time" office:time-value="PT09H03M00S" calcext:value-type="time">
            <text:p>9:03</text:p>
          </table:table-cell>
          <table:table-cell table:style-name="ce25" table:formula="of:=[.EG48]+TIME(0;1;0)" office:value-type="time" office:time-value="PT09H33M00S" calcext:value-type="time">
            <text:p>9:33</text:p>
          </table:table-cell>
          <table:table-cell table:style-name="ce25" table:formula="of:=[.EH48]+TIME(0;1;0)" office:value-type="time" office:time-value="PT10H03M00S" calcext:value-type="time">
            <text:p>10:03</text:p>
          </table:table-cell>
          <table:table-cell table:style-name="ce25" table:formula="of:=[.EI48]+TIME(0;1;0)" office:value-type="time" office:time-value="PT10H33M00S" calcext:value-type="time">
            <text:p>10:33</text:p>
          </table:table-cell>
          <table:table-cell table:style-name="ce25" table:formula="of:=[.EJ48]+TIME(0;1;0)" office:value-type="time" office:time-value="PT11H03M00S" calcext:value-type="time">
            <text:p>11:03</text:p>
          </table:table-cell>
          <table:table-cell table:style-name="ce25" table:formula="of:=[.EK48]+TIME(0;1;0)" office:value-type="time" office:time-value="PT11H33M00S" calcext:value-type="time">
            <text:p>11:33</text:p>
          </table:table-cell>
          <table:table-cell table:style-name="ce25" table:formula="of:=[.EL48]+TIME(0;1;0)" office:value-type="time" office:time-value="PT12H03M00S" calcext:value-type="time">
            <text:p>12:03</text:p>
          </table:table-cell>
          <table:table-cell table:style-name="ce25" table:formula="of:=[.EM48]+TIME(0;1;0)" office:value-type="time" office:time-value="PT12H33M00S" calcext:value-type="time">
            <text:p>12:33</text:p>
          </table:table-cell>
          <table:table-cell table:style-name="ce25" table:formula="of:=[.EN48]+TIME(0;1;0)" office:value-type="time" office:time-value="PT13H03M00S" calcext:value-type="time">
            <text:p>13:03</text:p>
          </table:table-cell>
          <table:table-cell table:style-name="ce25" table:formula="of:=[.EO48]+TIME(0;1;0)" office:value-type="time" office:time-value="PT13H33M00S" calcext:value-type="time">
            <text:p>13:33</text:p>
          </table:table-cell>
          <table:table-cell table:style-name="ce25" table:formula="of:=[.EP48]+TIME(0;1;0)" office:value-type="time" office:time-value="PT14H03M00S" calcext:value-type="time">
            <text:p>14:03</text:p>
          </table:table-cell>
          <table:table-cell table:style-name="ce25" table:formula="of:=[.EQ48]+TIME(0;1;0)" office:value-type="time" office:time-value="PT14H33M00S" calcext:value-type="time">
            <text:p>14:33</text:p>
          </table:table-cell>
          <table:table-cell table:style-name="ce25" table:formula="of:=[.ER48]+TIME(0;1;0)" office:value-type="time" office:time-value="PT15H03M00S" calcext:value-type="time">
            <text:p>15:03</text:p>
          </table:table-cell>
          <table:table-cell table:style-name="ce25" table:formula="of:=[.ES48]+TIME(0;1;0)" office:value-type="time" office:time-value="PT15H33M00S" calcext:value-type="time">
            <text:p>15:33</text:p>
          </table:table-cell>
          <table:table-cell table:style-name="ce25" table:formula="of:=[.ET48]+TIME(0;1;0)" office:value-type="time" office:time-value="PT16H03M00S" calcext:value-type="time">
            <text:p>16:03</text:p>
          </table:table-cell>
          <table:table-cell table:style-name="ce25" table:formula="of:=[.EU48]+TIME(0;1;0)" office:value-type="time" office:time-value="PT16H33M00S" calcext:value-type="time">
            <text:p>16:33</text:p>
          </table:table-cell>
          <table:table-cell table:style-name="ce25" table:formula="of:=[.EV48]+TIME(0;1;0)" office:value-type="time" office:time-value="PT17H03M00S" calcext:value-type="time">
            <text:p>17:03</text:p>
          </table:table-cell>
          <table:table-cell table:style-name="ce25" table:formula="of:=[.EW48]+TIME(0;1;0)" office:value-type="time" office:time-value="PT17H33M00S" calcext:value-type="time">
            <text:p>17:33</text:p>
          </table:table-cell>
          <table:table-cell table:style-name="ce25" table:formula="of:=[.EX48]+TIME(0;1;0)" office:value-type="time" office:time-value="PT18H03M00S" calcext:value-type="time">
            <text:p>18:03</text:p>
          </table:table-cell>
          <table:table-cell table:style-name="ce25" table:formula="of:=[.EY48]+TIME(0;1;0)" office:value-type="time" office:time-value="PT18H33M00S" calcext:value-type="time">
            <text:p>18:33</text:p>
          </table:table-cell>
          <table:table-cell table:style-name="ce25" table:formula="of:=[.EZ48]+TIME(0;1;0)" office:value-type="time" office:time-value="PT19H03M00S" calcext:value-type="time">
            <text:p>19:03</text:p>
          </table:table-cell>
          <table:table-cell table:style-name="ce25" table:formula="of:=[.FA48]+TIME(0;1;0)" office:value-type="time" office:time-value="PT19H33M00S" calcext:value-type="time">
            <text:p>19:33</text:p>
          </table:table-cell>
          <table:table-cell table:style-name="ce25" table:formula="of:=[.FB48]+TIME(0;1;0)" office:value-type="time" office:time-value="PT20H03M00S" calcext:value-type="time">
            <text:p>20:03</text:p>
          </table:table-cell>
          <table:table-cell table:style-name="ce25" table:formula="of:=[.FC48]+TIME(0;1;0)" office:value-type="time" office:time-value="PT20H33M00S" calcext:value-type="time">
            <text:p>20:33</text:p>
          </table:table-cell>
          <table:table-cell table:style-name="ce25" table:formula="of:=[.FD48]+TIME(0;1;0)" office:value-type="time" office:time-value="PT21H03M00S" calcext:value-type="time">
            <text:p>21:03</text:p>
          </table:table-cell>
          <table:table-cell table:style-name="ce25" table:formula="of:=[.FE48]+TIME(0;1;0)" office:value-type="time" office:time-value="PT21H33M00S" calcext:value-type="time">
            <text:p>21:33</text:p>
          </table:table-cell>
          <table:table-cell table:style-name="ce25" table:formula="of:=[.FF48]+TIME(0;1;0)" office:value-type="time" office:time-value="PT22H03M00S" calcext:value-type="time">
            <text:p>22:03</text:p>
          </table:table-cell>
          <table:table-cell table:style-name="ce25" table:formula="of:=[.FG48]+TIME(0;1;0)" office:value-type="time" office:time-value="PT22H33M00S" calcext:value-type="time">
            <text:p>22:33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Tułowicka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50]&amp;&quot; &quot;&amp;[.DU50]" office:value-type="string" office:string-value="Tułowicka 01" calcext:value-type="string">
            <text:p>Tułowicka 01</text:p>
          </table:table-cell>
          <table:table-cell table:style-name="ce25" table:formula="of:=[.DX49]+TIME(0;0;0)" office:value-type="time" office:time-value="PT05H03M00S" calcext:value-type="time">
            <text:p>5:03</text:p>
          </table:table-cell>
          <table:table-cell table:style-name="ce25" table:formula="of:=[.DY49]+TIME(0;0;0)" office:value-type="time" office:time-value="PT05H33M00S" calcext:value-type="time">
            <text:p>5:33</text:p>
          </table:table-cell>
          <table:table-cell table:style-name="ce25" table:formula="of:=[.DZ49]+TIME(0;0;0)" office:value-type="time" office:time-value="PT06H03M00S" calcext:value-type="time">
            <text:p>6:03</text:p>
          </table:table-cell>
          <table:table-cell table:style-name="ce25" table:formula="of:=[.EA49]+TIME(0;0;0)" office:value-type="time" office:time-value="PT06H33M00S" calcext:value-type="time">
            <text:p>6:33</text:p>
          </table:table-cell>
          <table:table-cell table:style-name="ce25" table:formula="of:=[.EB49]+TIME(0;0;0)" office:value-type="time" office:time-value="PT07H03M00S" calcext:value-type="time">
            <text:p>7:03</text:p>
          </table:table-cell>
          <table:table-cell table:style-name="ce25" table:formula="of:=[.EC49]+TIME(0;0;0)" office:value-type="time" office:time-value="PT07H33M00S" calcext:value-type="time">
            <text:p>7:33</text:p>
          </table:table-cell>
          <table:table-cell table:style-name="ce25" table:formula="of:=[.ED49]+TIME(0;0;0)" office:value-type="time" office:time-value="PT08H03M00S" calcext:value-type="time">
            <text:p>8:03</text:p>
          </table:table-cell>
          <table:table-cell table:style-name="ce25" table:formula="of:=[.EE49]+TIME(0;0;0)" office:value-type="time" office:time-value="PT08H33M00S" calcext:value-type="time">
            <text:p>8:33</text:p>
          </table:table-cell>
          <table:table-cell table:style-name="ce25" table:formula="of:=[.EF49]+TIME(0;0;0)" office:value-type="time" office:time-value="PT09H03M00S" calcext:value-type="time">
            <text:p>9:03</text:p>
          </table:table-cell>
          <table:table-cell table:style-name="ce25" table:formula="of:=[.EG49]+TIME(0;0;0)" office:value-type="time" office:time-value="PT09H33M00S" calcext:value-type="time">
            <text:p>9:33</text:p>
          </table:table-cell>
          <table:table-cell table:style-name="ce25" table:formula="of:=[.EH49]+TIME(0;0;0)" office:value-type="time" office:time-value="PT10H03M00S" calcext:value-type="time">
            <text:p>10:03</text:p>
          </table:table-cell>
          <table:table-cell table:style-name="ce25" table:formula="of:=[.EI49]+TIME(0;0;0)" office:value-type="time" office:time-value="PT10H33M00S" calcext:value-type="time">
            <text:p>10:33</text:p>
          </table:table-cell>
          <table:table-cell table:style-name="ce25" table:formula="of:=[.EJ49]+TIME(0;0;0)" office:value-type="time" office:time-value="PT11H03M00S" calcext:value-type="time">
            <text:p>11:03</text:p>
          </table:table-cell>
          <table:table-cell table:style-name="ce25" table:formula="of:=[.EK49]+TIME(0;0;0)" office:value-type="time" office:time-value="PT11H33M00S" calcext:value-type="time">
            <text:p>11:33</text:p>
          </table:table-cell>
          <table:table-cell table:style-name="ce25" table:formula="of:=[.EL49]+TIME(0;0;0)" office:value-type="time" office:time-value="PT12H03M00S" calcext:value-type="time">
            <text:p>12:03</text:p>
          </table:table-cell>
          <table:table-cell table:style-name="ce25" table:formula="of:=[.EM49]+TIME(0;0;0)" office:value-type="time" office:time-value="PT12H33M00S" calcext:value-type="time">
            <text:p>12:33</text:p>
          </table:table-cell>
          <table:table-cell table:style-name="ce25" table:formula="of:=[.EN49]+TIME(0;0;0)" office:value-type="time" office:time-value="PT13H03M00S" calcext:value-type="time">
            <text:p>13:03</text:p>
          </table:table-cell>
          <table:table-cell table:style-name="ce25" table:formula="of:=[.EO49]+TIME(0;0;0)" office:value-type="time" office:time-value="PT13H33M00S" calcext:value-type="time">
            <text:p>13:33</text:p>
          </table:table-cell>
          <table:table-cell table:style-name="ce25" table:formula="of:=[.EP49]+TIME(0;0;0)" office:value-type="time" office:time-value="PT14H03M00S" calcext:value-type="time">
            <text:p>14:03</text:p>
          </table:table-cell>
          <table:table-cell table:style-name="ce25" table:formula="of:=[.EQ49]+TIME(0;0;0)" office:value-type="time" office:time-value="PT14H33M00S" calcext:value-type="time">
            <text:p>14:33</text:p>
          </table:table-cell>
          <table:table-cell table:style-name="ce25" table:formula="of:=[.ER49]+TIME(0;0;0)" office:value-type="time" office:time-value="PT15H03M00S" calcext:value-type="time">
            <text:p>15:03</text:p>
          </table:table-cell>
          <table:table-cell table:style-name="ce25" table:formula="of:=[.ES49]+TIME(0;0;0)" office:value-type="time" office:time-value="PT15H33M00S" calcext:value-type="time">
            <text:p>15:33</text:p>
          </table:table-cell>
          <table:table-cell table:style-name="ce25" table:formula="of:=[.ET49]+TIME(0;0;0)" office:value-type="time" office:time-value="PT16H03M00S" calcext:value-type="time">
            <text:p>16:03</text:p>
          </table:table-cell>
          <table:table-cell table:style-name="ce25" table:formula="of:=[.EU49]+TIME(0;0;0)" office:value-type="time" office:time-value="PT16H33M00S" calcext:value-type="time">
            <text:p>16:33</text:p>
          </table:table-cell>
          <table:table-cell table:style-name="ce25" table:formula="of:=[.EV49]+TIME(0;0;0)" office:value-type="time" office:time-value="PT17H03M00S" calcext:value-type="time">
            <text:p>17:03</text:p>
          </table:table-cell>
          <table:table-cell table:style-name="ce25" table:formula="of:=[.EW49]+TIME(0;0;0)" office:value-type="time" office:time-value="PT17H33M00S" calcext:value-type="time">
            <text:p>17:33</text:p>
          </table:table-cell>
          <table:table-cell table:style-name="ce25" table:formula="of:=[.EX49]+TIME(0;0;0)" office:value-type="time" office:time-value="PT18H03M00S" calcext:value-type="time">
            <text:p>18:03</text:p>
          </table:table-cell>
          <table:table-cell table:style-name="ce25" table:formula="of:=[.EY49]+TIME(0;0;0)" office:value-type="time" office:time-value="PT18H33M00S" calcext:value-type="time">
            <text:p>18:33</text:p>
          </table:table-cell>
          <table:table-cell table:style-name="ce25" table:formula="of:=[.EZ49]+TIME(0;0;0)" office:value-type="time" office:time-value="PT19H03M00S" calcext:value-type="time">
            <text:p>19:03</text:p>
          </table:table-cell>
          <table:table-cell table:style-name="ce25" table:formula="of:=[.FA49]+TIME(0;0;0)" office:value-type="time" office:time-value="PT19H33M00S" calcext:value-type="time">
            <text:p>19:33</text:p>
          </table:table-cell>
          <table:table-cell table:style-name="ce25" table:formula="of:=[.FB49]+TIME(0;0;0)" office:value-type="time" office:time-value="PT20H03M00S" calcext:value-type="time">
            <text:p>20:03</text:p>
          </table:table-cell>
          <table:table-cell table:style-name="ce25" table:formula="of:=[.FC49]+TIME(0;0;0)" office:value-type="time" office:time-value="PT20H33M00S" calcext:value-type="time">
            <text:p>20:33</text:p>
          </table:table-cell>
          <table:table-cell table:style-name="ce25" table:formula="of:=[.FD49]+TIME(0;0;0)" office:value-type="time" office:time-value="PT21H03M00S" calcext:value-type="time">
            <text:p>21:03</text:p>
          </table:table-cell>
          <table:table-cell table:style-name="ce25" table:formula="of:=[.FE49]+TIME(0;0;0)" office:value-type="time" office:time-value="PT21H33M00S" calcext:value-type="time">
            <text:p>21:33</text:p>
          </table:table-cell>
          <table:table-cell table:style-name="ce25" table:formula="of:=[.FF49]+TIME(0;0;0)" office:value-type="time" office:time-value="PT22H03M00S" calcext:value-type="time">
            <text:p>22:03</text:p>
          </table:table-cell>
          <table:table-cell table:style-name="ce25" table:formula="of:=[.FG49]+TIME(0;0;0)" office:value-type="time" office:time-value="PT22H33M00S" calcext:value-type="time">
            <text:p>22:33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Żubrowa-UKSW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51]&amp;&quot; &quot;&amp;[.DU51]" office:value-type="string" office:string-value="Żubrowa-UKSW 01" calcext:value-type="string">
            <text:p>Żubrowa-UKSW 01</text:p>
          </table:table-cell>
          <table:table-cell table:style-name="ce25" table:formula="of:=[.DX50]+TIME(0;1;0)" office:value-type="time" office:time-value="PT05H04M00S" calcext:value-type="time">
            <text:p>5:04</text:p>
          </table:table-cell>
          <table:table-cell table:style-name="ce25" table:formula="of:=[.DY50]+TIME(0;1;0)" office:value-type="time" office:time-value="PT05H34M00S" calcext:value-type="time">
            <text:p>5:34</text:p>
          </table:table-cell>
          <table:table-cell table:style-name="ce25" table:formula="of:=[.DZ50]+TIME(0;1;0)" office:value-type="time" office:time-value="PT06H04M00S" calcext:value-type="time">
            <text:p>6:04</text:p>
          </table:table-cell>
          <table:table-cell table:style-name="ce25" table:formula="of:=[.EA50]+TIME(0;1;0)" office:value-type="time" office:time-value="PT06H34M00S" calcext:value-type="time">
            <text:p>6:34</text:p>
          </table:table-cell>
          <table:table-cell table:style-name="ce25" table:formula="of:=[.EB50]+TIME(0;1;0)" office:value-type="time" office:time-value="PT07H04M00S" calcext:value-type="time">
            <text:p>7:04</text:p>
          </table:table-cell>
          <table:table-cell table:style-name="ce25" table:formula="of:=[.EC50]+TIME(0;1;0)" office:value-type="time" office:time-value="PT07H34M00S" calcext:value-type="time">
            <text:p>7:34</text:p>
          </table:table-cell>
          <table:table-cell table:style-name="ce25" table:formula="of:=[.ED50]+TIME(0;1;0)" office:value-type="time" office:time-value="PT08H04M00S" calcext:value-type="time">
            <text:p>8:04</text:p>
          </table:table-cell>
          <table:table-cell table:style-name="ce25" table:formula="of:=[.EE50]+TIME(0;1;0)" office:value-type="time" office:time-value="PT08H34M00S" calcext:value-type="time">
            <text:p>8:34</text:p>
          </table:table-cell>
          <table:table-cell table:style-name="ce25" table:formula="of:=[.EF50]+TIME(0;1;0)" office:value-type="time" office:time-value="PT09H04M00S" calcext:value-type="time">
            <text:p>9:04</text:p>
          </table:table-cell>
          <table:table-cell table:style-name="ce25" table:formula="of:=[.EG50]+TIME(0;1;0)" office:value-type="time" office:time-value="PT09H34M00S" calcext:value-type="time">
            <text:p>9:34</text:p>
          </table:table-cell>
          <table:table-cell table:style-name="ce25" table:formula="of:=[.EH50]+TIME(0;1;0)" office:value-type="time" office:time-value="PT10H04M00S" calcext:value-type="time">
            <text:p>10:04</text:p>
          </table:table-cell>
          <table:table-cell table:style-name="ce25" table:formula="of:=[.EI50]+TIME(0;1;0)" office:value-type="time" office:time-value="PT10H34M00S" calcext:value-type="time">
            <text:p>10:34</text:p>
          </table:table-cell>
          <table:table-cell table:style-name="ce25" table:formula="of:=[.EJ50]+TIME(0;1;0)" office:value-type="time" office:time-value="PT11H04M00S" calcext:value-type="time">
            <text:p>11:04</text:p>
          </table:table-cell>
          <table:table-cell table:style-name="ce25" table:formula="of:=[.EK50]+TIME(0;1;0)" office:value-type="time" office:time-value="PT11H34M00S" calcext:value-type="time">
            <text:p>11:34</text:p>
          </table:table-cell>
          <table:table-cell table:style-name="ce25" table:formula="of:=[.EL50]+TIME(0;1;0)" office:value-type="time" office:time-value="PT12H04M00S" calcext:value-type="time">
            <text:p>12:04</text:p>
          </table:table-cell>
          <table:table-cell table:style-name="ce25" table:formula="of:=[.EM50]+TIME(0;1;0)" office:value-type="time" office:time-value="PT12H34M00S" calcext:value-type="time">
            <text:p>12:34</text:p>
          </table:table-cell>
          <table:table-cell table:style-name="ce25" table:formula="of:=[.EN50]+TIME(0;1;0)" office:value-type="time" office:time-value="PT13H04M00S" calcext:value-type="time">
            <text:p>13:04</text:p>
          </table:table-cell>
          <table:table-cell table:style-name="ce25" table:formula="of:=[.EO50]+TIME(0;1;0)" office:value-type="time" office:time-value="PT13H34M00S" calcext:value-type="time">
            <text:p>13:34</text:p>
          </table:table-cell>
          <table:table-cell table:style-name="ce25" table:formula="of:=[.EP50]+TIME(0;1;0)" office:value-type="time" office:time-value="PT14H04M00S" calcext:value-type="time">
            <text:p>14:04</text:p>
          </table:table-cell>
          <table:table-cell table:style-name="ce25" table:formula="of:=[.EQ50]+TIME(0;1;0)" office:value-type="time" office:time-value="PT14H34M00S" calcext:value-type="time">
            <text:p>14:34</text:p>
          </table:table-cell>
          <table:table-cell table:style-name="ce25" table:formula="of:=[.ER50]+TIME(0;1;0)" office:value-type="time" office:time-value="PT15H04M00S" calcext:value-type="time">
            <text:p>15:04</text:p>
          </table:table-cell>
          <table:table-cell table:style-name="ce25" table:formula="of:=[.ES50]+TIME(0;1;0)" office:value-type="time" office:time-value="PT15H34M00S" calcext:value-type="time">
            <text:p>15:34</text:p>
          </table:table-cell>
          <table:table-cell table:style-name="ce25" table:formula="of:=[.ET50]+TIME(0;1;0)" office:value-type="time" office:time-value="PT16H04M00S" calcext:value-type="time">
            <text:p>16:04</text:p>
          </table:table-cell>
          <table:table-cell table:style-name="ce25" table:formula="of:=[.EU50]+TIME(0;1;0)" office:value-type="time" office:time-value="PT16H34M00S" calcext:value-type="time">
            <text:p>16:34</text:p>
          </table:table-cell>
          <table:table-cell table:style-name="ce25" table:formula="of:=[.EV50]+TIME(0;1;0)" office:value-type="time" office:time-value="PT17H04M00S" calcext:value-type="time">
            <text:p>17:04</text:p>
          </table:table-cell>
          <table:table-cell table:style-name="ce25" table:formula="of:=[.EW50]+TIME(0;1;0)" office:value-type="time" office:time-value="PT17H34M00S" calcext:value-type="time">
            <text:p>17:34</text:p>
          </table:table-cell>
          <table:table-cell table:style-name="ce25" table:formula="of:=[.EX50]+TIME(0;1;0)" office:value-type="time" office:time-value="PT18H04M00S" calcext:value-type="time">
            <text:p>18:04</text:p>
          </table:table-cell>
          <table:table-cell table:style-name="ce25" table:formula="of:=[.EY50]+TIME(0;1;0)" office:value-type="time" office:time-value="PT18H34M00S" calcext:value-type="time">
            <text:p>18:34</text:p>
          </table:table-cell>
          <table:table-cell table:style-name="ce25" table:formula="of:=[.EZ50]+TIME(0;1;0)" office:value-type="time" office:time-value="PT19H04M00S" calcext:value-type="time">
            <text:p>19:04</text:p>
          </table:table-cell>
          <table:table-cell table:style-name="ce25" table:formula="of:=[.FA50]+TIME(0;1;0)" office:value-type="time" office:time-value="PT19H34M00S" calcext:value-type="time">
            <text:p>19:34</text:p>
          </table:table-cell>
          <table:table-cell table:style-name="ce25" table:formula="of:=[.FB50]+TIME(0;1;0)" office:value-type="time" office:time-value="PT20H04M00S" calcext:value-type="time">
            <text:p>20:04</text:p>
          </table:table-cell>
          <table:table-cell table:style-name="ce25" table:formula="of:=[.FC50]+TIME(0;1;0)" office:value-type="time" office:time-value="PT20H34M00S" calcext:value-type="time">
            <text:p>20:34</text:p>
          </table:table-cell>
          <table:table-cell table:style-name="ce25" table:formula="of:=[.FD50]+TIME(0;1;0)" office:value-type="time" office:time-value="PT21H04M00S" calcext:value-type="time">
            <text:p>21:04</text:p>
          </table:table-cell>
          <table:table-cell table:style-name="ce25" table:formula="of:=[.FE50]+TIME(0;1;0)" office:value-type="time" office:time-value="PT21H34M00S" calcext:value-type="time">
            <text:p>21:34</text:p>
          </table:table-cell>
          <table:table-cell table:style-name="ce25" table:formula="of:=[.FF50]+TIME(0;1;0)" office:value-type="time" office:time-value="PT22H04M00S" calcext:value-type="time">
            <text:p>22:04</text:p>
          </table:table-cell>
          <table:table-cell table:style-name="ce25" table:formula="of:=[.FG50]+TIME(0;1;0)" office:value-type="time" office:time-value="PT22H34M00S" calcext:value-type="time">
            <text:p>22:34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17" table:number-columns-repeated="53"/>
          <table:table-cell table:number-columns-repeated="34"/>
          <table:table-cell table:style-name="ce25" office:value-type="string" calcext:value-type="string">
            <text:p>Anny Jagiellonki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52]&amp;&quot; &quot;&amp;[.DU52]" office:value-type="string" office:string-value="Anny Jagiellonki 01" calcext:value-type="string">
            <text:p>Anny Jagiellonki 01</text:p>
          </table:table-cell>
          <table:table-cell table:style-name="ce25" table:formula="of:=[.DX51]+TIME(0;1;0)" office:value-type="time" office:time-value="PT05H05M00S" calcext:value-type="time">
            <text:p>5:05</text:p>
          </table:table-cell>
          <table:table-cell table:style-name="ce25" table:formula="of:=[.DY51]+TIME(0;1;0)" office:value-type="time" office:time-value="PT05H35M00S" calcext:value-type="time">
            <text:p>5:35</text:p>
          </table:table-cell>
          <table:table-cell table:style-name="ce25" table:formula="of:=[.DZ51]+TIME(0;1;0)" office:value-type="time" office:time-value="PT06H05M00S" calcext:value-type="time">
            <text:p>6:05</text:p>
          </table:table-cell>
          <table:table-cell table:style-name="ce25" table:formula="of:=[.EA51]+TIME(0;1;0)" office:value-type="time" office:time-value="PT06H35M00S" calcext:value-type="time">
            <text:p>6:35</text:p>
          </table:table-cell>
          <table:table-cell table:style-name="ce25" table:formula="of:=[.EB51]+TIME(0;1;0)" office:value-type="time" office:time-value="PT07H05M00S" calcext:value-type="time">
            <text:p>7:05</text:p>
          </table:table-cell>
          <table:table-cell table:style-name="ce25" table:formula="of:=[.EC51]+TIME(0;1;0)" office:value-type="time" office:time-value="PT07H35M00S" calcext:value-type="time">
            <text:p>7:35</text:p>
          </table:table-cell>
          <table:table-cell table:style-name="ce25" table:formula="of:=[.ED51]+TIME(0;1;0)" office:value-type="time" office:time-value="PT08H05M00S" calcext:value-type="time">
            <text:p>8:05</text:p>
          </table:table-cell>
          <table:table-cell table:style-name="ce25" table:formula="of:=[.EE51]+TIME(0;1;0)" office:value-type="time" office:time-value="PT08H35M00S" calcext:value-type="time">
            <text:p>8:35</text:p>
          </table:table-cell>
          <table:table-cell table:style-name="ce25" table:formula="of:=[.EF51]+TIME(0;1;0)" office:value-type="time" office:time-value="PT09H05M00S" calcext:value-type="time">
            <text:p>9:05</text:p>
          </table:table-cell>
          <table:table-cell table:style-name="ce25" table:formula="of:=[.EG51]+TIME(0;1;0)" office:value-type="time" office:time-value="PT09H35M00S" calcext:value-type="time">
            <text:p>9:35</text:p>
          </table:table-cell>
          <table:table-cell table:style-name="ce25" table:formula="of:=[.EH51]+TIME(0;1;0)" office:value-type="time" office:time-value="PT10H05M00S" calcext:value-type="time">
            <text:p>10:05</text:p>
          </table:table-cell>
          <table:table-cell table:style-name="ce25" table:formula="of:=[.EI51]+TIME(0;1;0)" office:value-type="time" office:time-value="PT10H35M00S" calcext:value-type="time">
            <text:p>10:35</text:p>
          </table:table-cell>
          <table:table-cell table:style-name="ce25" table:formula="of:=[.EJ51]+TIME(0;1;0)" office:value-type="time" office:time-value="PT11H05M00S" calcext:value-type="time">
            <text:p>11:05</text:p>
          </table:table-cell>
          <table:table-cell table:style-name="ce25" table:formula="of:=[.EK51]+TIME(0;1;0)" office:value-type="time" office:time-value="PT11H35M00S" calcext:value-type="time">
            <text:p>11:35</text:p>
          </table:table-cell>
          <table:table-cell table:style-name="ce25" table:formula="of:=[.EL51]+TIME(0;1;0)" office:value-type="time" office:time-value="PT12H05M00S" calcext:value-type="time">
            <text:p>12:05</text:p>
          </table:table-cell>
          <table:table-cell table:style-name="ce25" table:formula="of:=[.EM51]+TIME(0;1;0)" office:value-type="time" office:time-value="PT12H35M00S" calcext:value-type="time">
            <text:p>12:35</text:p>
          </table:table-cell>
          <table:table-cell table:style-name="ce25" table:formula="of:=[.EN51]+TIME(0;1;0)" office:value-type="time" office:time-value="PT13H05M00S" calcext:value-type="time">
            <text:p>13:05</text:p>
          </table:table-cell>
          <table:table-cell table:style-name="ce25" table:formula="of:=[.EO51]+TIME(0;1;0)" office:value-type="time" office:time-value="PT13H35M00S" calcext:value-type="time">
            <text:p>13:35</text:p>
          </table:table-cell>
          <table:table-cell table:style-name="ce25" table:formula="of:=[.EP51]+TIME(0;1;0)" office:value-type="time" office:time-value="PT14H05M00S" calcext:value-type="time">
            <text:p>14:05</text:p>
          </table:table-cell>
          <table:table-cell table:style-name="ce25" table:formula="of:=[.EQ51]+TIME(0;1;0)" office:value-type="time" office:time-value="PT14H35M00S" calcext:value-type="time">
            <text:p>14:35</text:p>
          </table:table-cell>
          <table:table-cell table:style-name="ce25" table:formula="of:=[.ER51]+TIME(0;1;0)" office:value-type="time" office:time-value="PT15H05M00S" calcext:value-type="time">
            <text:p>15:05</text:p>
          </table:table-cell>
          <table:table-cell table:style-name="ce25" table:formula="of:=[.ES51]+TIME(0;1;0)" office:value-type="time" office:time-value="PT15H35M00S" calcext:value-type="time">
            <text:p>15:35</text:p>
          </table:table-cell>
          <table:table-cell table:style-name="ce25" table:formula="of:=[.ET51]+TIME(0;1;0)" office:value-type="time" office:time-value="PT16H05M00S" calcext:value-type="time">
            <text:p>16:05</text:p>
          </table:table-cell>
          <table:table-cell table:style-name="ce25" table:formula="of:=[.EU51]+TIME(0;1;0)" office:value-type="time" office:time-value="PT16H35M00S" calcext:value-type="time">
            <text:p>16:35</text:p>
          </table:table-cell>
          <table:table-cell table:style-name="ce25" table:formula="of:=[.EV51]+TIME(0;1;0)" office:value-type="time" office:time-value="PT17H05M00S" calcext:value-type="time">
            <text:p>17:05</text:p>
          </table:table-cell>
          <table:table-cell table:style-name="ce25" table:formula="of:=[.EW51]+TIME(0;1;0)" office:value-type="time" office:time-value="PT17H35M00S" calcext:value-type="time">
            <text:p>17:35</text:p>
          </table:table-cell>
          <table:table-cell table:style-name="ce25" table:formula="of:=[.EX51]+TIME(0;1;0)" office:value-type="time" office:time-value="PT18H05M00S" calcext:value-type="time">
            <text:p>18:05</text:p>
          </table:table-cell>
          <table:table-cell table:style-name="ce25" table:formula="of:=[.EY51]+TIME(0;1;0)" office:value-type="time" office:time-value="PT18H35M00S" calcext:value-type="time">
            <text:p>18:35</text:p>
          </table:table-cell>
          <table:table-cell table:style-name="ce25" table:formula="of:=[.EZ51]+TIME(0;1;0)" office:value-type="time" office:time-value="PT19H05M00S" calcext:value-type="time">
            <text:p>19:05</text:p>
          </table:table-cell>
          <table:table-cell table:style-name="ce25" table:formula="of:=[.FA51]+TIME(0;1;0)" office:value-type="time" office:time-value="PT19H35M00S" calcext:value-type="time">
            <text:p>19:35</text:p>
          </table:table-cell>
          <table:table-cell table:style-name="ce25" table:formula="of:=[.FB51]+TIME(0;1;0)" office:value-type="time" office:time-value="PT20H05M00S" calcext:value-type="time">
            <text:p>20:05</text:p>
          </table:table-cell>
          <table:table-cell table:style-name="ce25" table:formula="of:=[.FC51]+TIME(0;1;0)" office:value-type="time" office:time-value="PT20H35M00S" calcext:value-type="time">
            <text:p>20:35</text:p>
          </table:table-cell>
          <table:table-cell table:style-name="ce25" table:formula="of:=[.FD51]+TIME(0;1;0)" office:value-type="time" office:time-value="PT21H05M00S" calcext:value-type="time">
            <text:p>21:05</text:p>
          </table:table-cell>
          <table:table-cell table:style-name="ce25" table:formula="of:=[.FE51]+TIME(0;1;0)" office:value-type="time" office:time-value="PT21H35M00S" calcext:value-type="time">
            <text:p>21:35</text:p>
          </table:table-cell>
          <table:table-cell table:style-name="ce25" table:formula="of:=[.FF51]+TIME(0;1;0)" office:value-type="time" office:time-value="PT22H05M00S" calcext:value-type="time">
            <text:p>22:05</text:p>
          </table:table-cell>
          <table:table-cell table:style-name="ce25" table:formula="of:=[.FG51]+TIME(0;1;0)" office:value-type="time" office:time-value="PT22H35M00S" calcext:value-type="time">
            <text:p>22:35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Dzierżoniowska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53]&amp;&quot; &quot;&amp;[.DU53]" office:value-type="string" office:string-value="Dzierżoniowska 01" calcext:value-type="string">
            <text:p>Dzierżoniowska 01</text:p>
          </table:table-cell>
          <table:table-cell table:style-name="ce25" table:formula="of:=[.DX52]+TIME(0;1;0)" office:value-type="time" office:time-value="PT05H06M00S" calcext:value-type="time">
            <text:p>5:06</text:p>
          </table:table-cell>
          <table:table-cell table:style-name="ce25" table:formula="of:=[.DY52]+TIME(0;1;0)" office:value-type="time" office:time-value="PT05H36M00S" calcext:value-type="time">
            <text:p>5:36</text:p>
          </table:table-cell>
          <table:table-cell table:style-name="ce25" table:formula="of:=[.DZ52]+TIME(0;1;0)" office:value-type="time" office:time-value="PT06H06M00S" calcext:value-type="time">
            <text:p>6:06</text:p>
          </table:table-cell>
          <table:table-cell table:style-name="ce25" table:formula="of:=[.EA52]+TIME(0;1;0)" office:value-type="time" office:time-value="PT06H36M00S" calcext:value-type="time">
            <text:p>6:36</text:p>
          </table:table-cell>
          <table:table-cell table:style-name="ce25" table:formula="of:=[.EB52]+TIME(0;1;0)" office:value-type="time" office:time-value="PT07H06M00S" calcext:value-type="time">
            <text:p>7:06</text:p>
          </table:table-cell>
          <table:table-cell table:style-name="ce25" table:formula="of:=[.EC52]+TIME(0;1;0)" office:value-type="time" office:time-value="PT07H36M00S" calcext:value-type="time">
            <text:p>7:36</text:p>
          </table:table-cell>
          <table:table-cell table:style-name="ce25" table:formula="of:=[.ED52]+TIME(0;1;0)" office:value-type="time" office:time-value="PT08H06M00S" calcext:value-type="time">
            <text:p>8:06</text:p>
          </table:table-cell>
          <table:table-cell table:style-name="ce25" table:formula="of:=[.EE52]+TIME(0;1;0)" office:value-type="time" office:time-value="PT08H36M00S" calcext:value-type="time">
            <text:p>8:36</text:p>
          </table:table-cell>
          <table:table-cell table:style-name="ce25" table:formula="of:=[.EF52]+TIME(0;1;0)" office:value-type="time" office:time-value="PT09H06M00S" calcext:value-type="time">
            <text:p>9:06</text:p>
          </table:table-cell>
          <table:table-cell table:style-name="ce25" table:formula="of:=[.EG52]+TIME(0;1;0)" office:value-type="time" office:time-value="PT09H36M00S" calcext:value-type="time">
            <text:p>9:36</text:p>
          </table:table-cell>
          <table:table-cell table:style-name="ce25" table:formula="of:=[.EH52]+TIME(0;1;0)" office:value-type="time" office:time-value="PT10H06M00S" calcext:value-type="time">
            <text:p>10:06</text:p>
          </table:table-cell>
          <table:table-cell table:style-name="ce25" table:formula="of:=[.EI52]+TIME(0;1;0)" office:value-type="time" office:time-value="PT10H36M00S" calcext:value-type="time">
            <text:p>10:36</text:p>
          </table:table-cell>
          <table:table-cell table:style-name="ce25" table:formula="of:=[.EJ52]+TIME(0;1;0)" office:value-type="time" office:time-value="PT11H06M00S" calcext:value-type="time">
            <text:p>11:06</text:p>
          </table:table-cell>
          <table:table-cell table:style-name="ce25" table:formula="of:=[.EK52]+TIME(0;1;0)" office:value-type="time" office:time-value="PT11H36M00S" calcext:value-type="time">
            <text:p>11:36</text:p>
          </table:table-cell>
          <table:table-cell table:style-name="ce25" table:formula="of:=[.EL52]+TIME(0;1;0)" office:value-type="time" office:time-value="PT12H06M00S" calcext:value-type="time">
            <text:p>12:06</text:p>
          </table:table-cell>
          <table:table-cell table:style-name="ce25" table:formula="of:=[.EM52]+TIME(0;1;0)" office:value-type="time" office:time-value="PT12H36M00S" calcext:value-type="time">
            <text:p>12:36</text:p>
          </table:table-cell>
          <table:table-cell table:style-name="ce25" table:formula="of:=[.EN52]+TIME(0;1;0)" office:value-type="time" office:time-value="PT13H06M00S" calcext:value-type="time">
            <text:p>13:06</text:p>
          </table:table-cell>
          <table:table-cell table:style-name="ce25" table:formula="of:=[.EO52]+TIME(0;1;0)" office:value-type="time" office:time-value="PT13H36M00S" calcext:value-type="time">
            <text:p>13:36</text:p>
          </table:table-cell>
          <table:table-cell table:style-name="ce25" table:formula="of:=[.EP52]+TIME(0;1;0)" office:value-type="time" office:time-value="PT14H06M00S" calcext:value-type="time">
            <text:p>14:06</text:p>
          </table:table-cell>
          <table:table-cell table:style-name="ce25" table:formula="of:=[.EQ52]+TIME(0;1;0)" office:value-type="time" office:time-value="PT14H36M00S" calcext:value-type="time">
            <text:p>14:36</text:p>
          </table:table-cell>
          <table:table-cell table:style-name="ce25" table:formula="of:=[.ER52]+TIME(0;1;0)" office:value-type="time" office:time-value="PT15H06M00S" calcext:value-type="time">
            <text:p>15:06</text:p>
          </table:table-cell>
          <table:table-cell table:style-name="ce25" table:formula="of:=[.ES52]+TIME(0;1;0)" office:value-type="time" office:time-value="PT15H36M00S" calcext:value-type="time">
            <text:p>15:36</text:p>
          </table:table-cell>
          <table:table-cell table:style-name="ce25" table:formula="of:=[.ET52]+TIME(0;1;0)" office:value-type="time" office:time-value="PT16H06M00S" calcext:value-type="time">
            <text:p>16:06</text:p>
          </table:table-cell>
          <table:table-cell table:style-name="ce25" table:formula="of:=[.EU52]+TIME(0;1;0)" office:value-type="time" office:time-value="PT16H36M00S" calcext:value-type="time">
            <text:p>16:36</text:p>
          </table:table-cell>
          <table:table-cell table:style-name="ce25" table:formula="of:=[.EV52]+TIME(0;1;0)" office:value-type="time" office:time-value="PT17H06M00S" calcext:value-type="time">
            <text:p>17:06</text:p>
          </table:table-cell>
          <table:table-cell table:style-name="ce25" table:formula="of:=[.EW52]+TIME(0;1;0)" office:value-type="time" office:time-value="PT17H36M00S" calcext:value-type="time">
            <text:p>17:36</text:p>
          </table:table-cell>
          <table:table-cell table:style-name="ce25" table:formula="of:=[.EX52]+TIME(0;1;0)" office:value-type="time" office:time-value="PT18H06M00S" calcext:value-type="time">
            <text:p>18:06</text:p>
          </table:table-cell>
          <table:table-cell table:style-name="ce25" table:formula="of:=[.EY52]+TIME(0;1;0)" office:value-type="time" office:time-value="PT18H36M00S" calcext:value-type="time">
            <text:p>18:36</text:p>
          </table:table-cell>
          <table:table-cell table:style-name="ce25" table:formula="of:=[.EZ52]+TIME(0;1;0)" office:value-type="time" office:time-value="PT19H06M00S" calcext:value-type="time">
            <text:p>19:06</text:p>
          </table:table-cell>
          <table:table-cell table:style-name="ce25" table:formula="of:=[.FA52]+TIME(0;1;0)" office:value-type="time" office:time-value="PT19H36M00S" calcext:value-type="time">
            <text:p>19:36</text:p>
          </table:table-cell>
          <table:table-cell table:style-name="ce25" table:formula="of:=[.FB52]+TIME(0;1;0)" office:value-type="time" office:time-value="PT20H06M00S" calcext:value-type="time">
            <text:p>20:06</text:p>
          </table:table-cell>
          <table:table-cell table:style-name="ce25" table:formula="of:=[.FC52]+TIME(0;1;0)" office:value-type="time" office:time-value="PT20H36M00S" calcext:value-type="time">
            <text:p>20:36</text:p>
          </table:table-cell>
          <table:table-cell table:style-name="ce25" table:formula="of:=[.FD52]+TIME(0;1;0)" office:value-type="time" office:time-value="PT21H06M00S" calcext:value-type="time">
            <text:p>21:06</text:p>
          </table:table-cell>
          <table:table-cell table:style-name="ce25" table:formula="of:=[.FE52]+TIME(0;1;0)" office:value-type="time" office:time-value="PT21H36M00S" calcext:value-type="time">
            <text:p>21:36</text:p>
          </table:table-cell>
          <table:table-cell table:style-name="ce25" table:formula="of:=[.FF52]+TIME(0;1;0)" office:value-type="time" office:time-value="PT22H06M00S" calcext:value-type="time">
            <text:p>22:06</text:p>
          </table:table-cell>
          <table:table-cell table:style-name="ce25" table:formula="of:=[.FG52]+TIME(0;1;0)" office:value-type="time" office:time-value="PT22H36M00S" calcext:value-type="time">
            <text:p>22:36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Muzelna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54]&amp;&quot; &quot;&amp;[.DU54]" office:value-type="string" office:string-value="Muzelna 01" calcext:value-type="string">
            <text:p>Muzelna 01</text:p>
          </table:table-cell>
          <table:table-cell table:style-name="ce25" table:formula="of:=[.DX53]+TIME(0;1;0)" office:value-type="time" office:time-value="PT05H07M00S" calcext:value-type="time">
            <text:p>5:07</text:p>
          </table:table-cell>
          <table:table-cell table:style-name="ce25" table:formula="of:=[.DY53]+TIME(0;1;0)" office:value-type="time" office:time-value="PT05H37M00S" calcext:value-type="time">
            <text:p>5:37</text:p>
          </table:table-cell>
          <table:table-cell table:style-name="ce25" table:formula="of:=[.DZ53]+TIME(0;2;0)" office:value-type="time" office:time-value="PT06H08M00S" calcext:value-type="time">
            <text:p>6:08</text:p>
          </table:table-cell>
          <table:table-cell table:style-name="ce25" table:formula="of:=[.EA53]+TIME(0;2;0)" office:value-type="time" office:time-value="PT06H38M00S" calcext:value-type="time">
            <text:p>6:38</text:p>
          </table:table-cell>
          <table:table-cell table:style-name="ce25" table:formula="of:=[.EB53]+TIME(0;2;0)" office:value-type="time" office:time-value="PT07H08M00S" calcext:value-type="time">
            <text:p>7:08</text:p>
          </table:table-cell>
          <table:table-cell table:style-name="ce25" table:formula="of:=[.EC53]+TIME(0;3;0)" office:value-type="time" office:time-value="PT07H39M00S" calcext:value-type="time">
            <text:p>7:39</text:p>
          </table:table-cell>
          <table:table-cell table:style-name="ce25" table:formula="of:=[.ED53]+TIME(0;3;0)" office:value-type="time" office:time-value="PT08H09M00S" calcext:value-type="time">
            <text:p>8:09</text:p>
          </table:table-cell>
          <table:table-cell table:style-name="ce25" table:formula="of:=[.EE53]+TIME(0;3;0)" office:value-type="time" office:time-value="PT08H39M00S" calcext:value-type="time">
            <text:p>8:39</text:p>
          </table:table-cell>
          <table:table-cell table:style-name="ce25" table:formula="of:=[.EF53]+TIME(0;2;0)" office:value-type="time" office:time-value="PT09H08M00S" calcext:value-type="time">
            <text:p>9:08</text:p>
          </table:table-cell>
          <table:table-cell table:style-name="ce25" table:formula="of:=[.EG53]+TIME(0;2;0)" office:value-type="time" office:time-value="PT09H38M00S" calcext:value-type="time">
            <text:p>9:38</text:p>
          </table:table-cell>
          <table:table-cell table:style-name="ce25" table:formula="of:=[.EH53]+TIME(0;2;0)" office:value-type="time" office:time-value="PT10H08M00S" calcext:value-type="time">
            <text:p>10:08</text:p>
          </table:table-cell>
          <table:table-cell table:style-name="ce25" table:formula="of:=[.EI53]+TIME(0;2;0)" office:value-type="time" office:time-value="PT10H38M00S" calcext:value-type="time">
            <text:p>10:38</text:p>
          </table:table-cell>
          <table:table-cell table:style-name="ce25" table:formula="of:=[.EJ53]+TIME(0;2;0)" office:value-type="time" office:time-value="PT11H08M00S" calcext:value-type="time">
            <text:p>11:08</text:p>
          </table:table-cell>
          <table:table-cell table:style-name="ce25" table:formula="of:=[.EK53]+TIME(0;2;0)" office:value-type="time" office:time-value="PT11H38M00S" calcext:value-type="time">
            <text:p>11:38</text:p>
          </table:table-cell>
          <table:table-cell table:style-name="ce25" table:formula="of:=[.EL53]+TIME(0;2;0)" office:value-type="time" office:time-value="PT12H08M00S" calcext:value-type="time">
            <text:p>12:08</text:p>
          </table:table-cell>
          <table:table-cell table:style-name="ce25" table:formula="of:=[.EM53]+TIME(0;2;0)" office:value-type="time" office:time-value="PT12H38M00S" calcext:value-type="time">
            <text:p>12:38</text:p>
          </table:table-cell>
          <table:table-cell table:style-name="ce25" table:formula="of:=[.EN53]+TIME(0;2;0)" office:value-type="time" office:time-value="PT13H08M00S" calcext:value-type="time">
            <text:p>13:08</text:p>
          </table:table-cell>
          <table:table-cell table:style-name="ce25" table:formula="of:=[.EO53]+TIME(0;2;0)" office:value-type="time" office:time-value="PT13H38M00S" calcext:value-type="time">
            <text:p>13:38</text:p>
          </table:table-cell>
          <table:table-cell table:style-name="ce25" table:formula="of:=[.EP53]+TIME(0;2;0)" office:value-type="time" office:time-value="PT14H08M00S" calcext:value-type="time">
            <text:p>14:08</text:p>
          </table:table-cell>
          <table:table-cell table:style-name="ce25" table:formula="of:=[.EQ53]+TIME(0;2;0)" office:value-type="time" office:time-value="PT14H38M00S" calcext:value-type="time">
            <text:p>14:38</text:p>
          </table:table-cell>
          <table:table-cell table:style-name="ce25" table:formula="of:=[.ER53]+TIME(0;2;0)" office:value-type="time" office:time-value="PT15H08M00S" calcext:value-type="time">
            <text:p>15:08</text:p>
          </table:table-cell>
          <table:table-cell table:style-name="ce25" table:formula="of:=[.ES53]+TIME(0;2;0)" office:value-type="time" office:time-value="PT15H38M00S" calcext:value-type="time">
            <text:p>15:38</text:p>
          </table:table-cell>
          <table:table-cell table:style-name="ce25" table:formula="of:=[.ET53]+TIME(0;2;0)" office:value-type="time" office:time-value="PT16H08M00S" calcext:value-type="time">
            <text:p>16:08</text:p>
          </table:table-cell>
          <table:table-cell table:style-name="ce25" table:formula="of:=[.EU53]+TIME(0;2;0)" office:value-type="time" office:time-value="PT16H38M00S" calcext:value-type="time">
            <text:p>16:38</text:p>
          </table:table-cell>
          <table:table-cell table:style-name="ce25" table:formula="of:=[.EV53]+TIME(0;2;0)" office:value-type="time" office:time-value="PT17H08M00S" calcext:value-type="time">
            <text:p>17:08</text:p>
          </table:table-cell>
          <table:table-cell table:style-name="ce25" table:formula="of:=[.EW53]+TIME(0;2;0)" office:value-type="time" office:time-value="PT17H38M00S" calcext:value-type="time">
            <text:p>17:38</text:p>
          </table:table-cell>
          <table:table-cell table:style-name="ce25" table:formula="of:=[.EX53]+TIME(0;2;0)" office:value-type="time" office:time-value="PT18H08M00S" calcext:value-type="time">
            <text:p>18:08</text:p>
          </table:table-cell>
          <table:table-cell table:style-name="ce25" table:formula="of:=[.EY53]+TIME(0;2;0)" office:value-type="time" office:time-value="PT18H38M00S" calcext:value-type="time">
            <text:p>18:38</text:p>
          </table:table-cell>
          <table:table-cell table:style-name="ce25" table:formula="of:=[.EZ53]+TIME(0;2;0)" office:value-type="time" office:time-value="PT19H08M00S" calcext:value-type="time">
            <text:p>19:08</text:p>
          </table:table-cell>
          <table:table-cell table:style-name="ce25" table:formula="of:=[.FA53]+TIME(0;2;0)" office:value-type="time" office:time-value="PT19H38M00S" calcext:value-type="time">
            <text:p>19:38</text:p>
          </table:table-cell>
          <table:table-cell table:style-name="ce25" table:formula="of:=[.FB53]+TIME(0;2;0)" office:value-type="time" office:time-value="PT20H08M00S" calcext:value-type="time">
            <text:p>20:08</text:p>
          </table:table-cell>
          <table:table-cell table:style-name="ce25" table:formula="of:=[.FC53]+TIME(0;2;0)" office:value-type="time" office:time-value="PT20H38M00S" calcext:value-type="time">
            <text:p>20:38</text:p>
          </table:table-cell>
          <table:table-cell table:style-name="ce25" table:formula="of:=[.FD53]+TIME(0;1;0)" office:value-type="time" office:time-value="PT21H07M00S" calcext:value-type="time">
            <text:p>21:07</text:p>
          </table:table-cell>
          <table:table-cell table:style-name="ce25" table:formula="of:=[.FE53]+TIME(0;1;0)" office:value-type="time" office:time-value="PT21H37M00S" calcext:value-type="time">
            <text:p>21:37</text:p>
          </table:table-cell>
          <table:table-cell table:style-name="ce25" table:formula="of:=[.FF53]+TIME(0;1;0)" office:value-type="time" office:time-value="PT22H07M00S" calcext:value-type="time">
            <text:p>22:07</text:p>
          </table:table-cell>
          <table:table-cell table:style-name="ce25" table:formula="of:=[.FG53]+TIME(0;1;0)" office:value-type="time" office:time-value="PT22H37M00S" calcext:value-type="time">
            <text:p>22:37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Prozy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55]&amp;&quot; &quot;&amp;[.DU55]" office:value-type="string" office:string-value="Prozy 01" calcext:value-type="string">
            <text:p>Prozy 01</text:p>
          </table:table-cell>
          <table:table-cell table:style-name="ce25" table:formula="of:=[.DX54]+TIME(0;1;0)" office:value-type="time" office:time-value="PT05H08M00S" calcext:value-type="time">
            <text:p>5:08</text:p>
          </table:table-cell>
          <table:table-cell table:style-name="ce25" table:formula="of:=[.DY54]+TIME(0;1;0)" office:value-type="time" office:time-value="PT05H38M00S" calcext:value-type="time">
            <text:p>5:38</text:p>
          </table:table-cell>
          <table:table-cell table:style-name="ce25" table:formula="of:=[.DZ54]+TIME(0;1;0)" office:value-type="time" office:time-value="PT06H09M00S" calcext:value-type="time">
            <text:p>6:09</text:p>
          </table:table-cell>
          <table:table-cell table:style-name="ce25" table:formula="of:=[.EA54]+TIME(0;1;0)" office:value-type="time" office:time-value="PT06H39M00S" calcext:value-type="time">
            <text:p>6:39</text:p>
          </table:table-cell>
          <table:table-cell table:style-name="ce25" table:formula="of:=[.EB54]+TIME(0;1;0)" office:value-type="time" office:time-value="PT07H09M00S" calcext:value-type="time">
            <text:p>7:09</text:p>
          </table:table-cell>
          <table:table-cell table:style-name="ce25" table:formula="of:=[.EC54]+TIME(0;1;0)" office:value-type="time" office:time-value="PT07H40M00S" calcext:value-type="time">
            <text:p>7:40</text:p>
          </table:table-cell>
          <table:table-cell table:style-name="ce25" table:formula="of:=[.ED54]+TIME(0;1;0)" office:value-type="time" office:time-value="PT08H10M00S" calcext:value-type="time">
            <text:p>8:10</text:p>
          </table:table-cell>
          <table:table-cell table:style-name="ce25" table:formula="of:=[.EE54]+TIME(0;1;0)" office:value-type="time" office:time-value="PT08H40M00S" calcext:value-type="time">
            <text:p>8:40</text:p>
          </table:table-cell>
          <table:table-cell table:style-name="ce25" table:formula="of:=[.EF54]+TIME(0;1;0)" office:value-type="time" office:time-value="PT09H09M00S" calcext:value-type="time">
            <text:p>9:09</text:p>
          </table:table-cell>
          <table:table-cell table:style-name="ce25" table:formula="of:=[.EG54]+TIME(0;1;0)" office:value-type="time" office:time-value="PT09H39M00S" calcext:value-type="time">
            <text:p>9:39</text:p>
          </table:table-cell>
          <table:table-cell table:style-name="ce25" table:formula="of:=[.EH54]+TIME(0;1;0)" office:value-type="time" office:time-value="PT10H09M00S" calcext:value-type="time">
            <text:p>10:09</text:p>
          </table:table-cell>
          <table:table-cell table:style-name="ce25" table:formula="of:=[.EI54]+TIME(0;1;0)" office:value-type="time" office:time-value="PT10H39M00S" calcext:value-type="time">
            <text:p>10:39</text:p>
          </table:table-cell>
          <table:table-cell table:style-name="ce25" table:formula="of:=[.EJ54]+TIME(0;1;0)" office:value-type="time" office:time-value="PT11H09M00S" calcext:value-type="time">
            <text:p>11:09</text:p>
          </table:table-cell>
          <table:table-cell table:style-name="ce25" table:formula="of:=[.EK54]+TIME(0;1;0)" office:value-type="time" office:time-value="PT11H39M00S" calcext:value-type="time">
            <text:p>11:39</text:p>
          </table:table-cell>
          <table:table-cell table:style-name="ce25" table:formula="of:=[.EL54]+TIME(0;1;0)" office:value-type="time" office:time-value="PT12H09M00S" calcext:value-type="time">
            <text:p>12:09</text:p>
          </table:table-cell>
          <table:table-cell table:style-name="ce25" table:formula="of:=[.EM54]+TIME(0;1;0)" office:value-type="time" office:time-value="PT12H39M00S" calcext:value-type="time">
            <text:p>12:39</text:p>
          </table:table-cell>
          <table:table-cell table:style-name="ce25" table:formula="of:=[.EN54]+TIME(0;1;0)" office:value-type="time" office:time-value="PT13H09M00S" calcext:value-type="time">
            <text:p>13:09</text:p>
          </table:table-cell>
          <table:table-cell table:style-name="ce25" table:formula="of:=[.EO54]+TIME(0;1;0)" office:value-type="time" office:time-value="PT13H39M00S" calcext:value-type="time">
            <text:p>13:39</text:p>
          </table:table-cell>
          <table:table-cell table:style-name="ce25" table:formula="of:=[.EP54]+TIME(0;1;0)" office:value-type="time" office:time-value="PT14H09M00S" calcext:value-type="time">
            <text:p>14:09</text:p>
          </table:table-cell>
          <table:table-cell table:style-name="ce25" table:formula="of:=[.EQ54]+TIME(0;1;0)" office:value-type="time" office:time-value="PT14H39M00S" calcext:value-type="time">
            <text:p>14:39</text:p>
          </table:table-cell>
          <table:table-cell table:style-name="ce25" table:formula="of:=[.ER54]+TIME(0;1;0)" office:value-type="time" office:time-value="PT15H09M00S" calcext:value-type="time">
            <text:p>15:09</text:p>
          </table:table-cell>
          <table:table-cell table:style-name="ce25" table:formula="of:=[.ES54]+TIME(0;1;0)" office:value-type="time" office:time-value="PT15H39M00S" calcext:value-type="time">
            <text:p>15:39</text:p>
          </table:table-cell>
          <table:table-cell table:style-name="ce25" table:formula="of:=[.ET54]+TIME(0;1;0)" office:value-type="time" office:time-value="PT16H09M00S" calcext:value-type="time">
            <text:p>16:09</text:p>
          </table:table-cell>
          <table:table-cell table:style-name="ce25" table:formula="of:=[.EU54]+TIME(0;1;0)" office:value-type="time" office:time-value="PT16H39M00S" calcext:value-type="time">
            <text:p>16:39</text:p>
          </table:table-cell>
          <table:table-cell table:style-name="ce25" table:formula="of:=[.EV54]+TIME(0;1;0)" office:value-type="time" office:time-value="PT17H09M00S" calcext:value-type="time">
            <text:p>17:09</text:p>
          </table:table-cell>
          <table:table-cell table:style-name="ce25" table:formula="of:=[.EW54]+TIME(0;1;0)" office:value-type="time" office:time-value="PT17H39M00S" calcext:value-type="time">
            <text:p>17:39</text:p>
          </table:table-cell>
          <table:table-cell table:style-name="ce25" table:formula="of:=[.EX54]+TIME(0;1;0)" office:value-type="time" office:time-value="PT18H09M00S" calcext:value-type="time">
            <text:p>18:09</text:p>
          </table:table-cell>
          <table:table-cell table:style-name="ce25" table:formula="of:=[.EY54]+TIME(0;1;0)" office:value-type="time" office:time-value="PT18H39M00S" calcext:value-type="time">
            <text:p>18:39</text:p>
          </table:table-cell>
          <table:table-cell table:style-name="ce25" table:formula="of:=[.EZ54]+TIME(0;1;0)" office:value-type="time" office:time-value="PT19H09M00S" calcext:value-type="time">
            <text:p>19:09</text:p>
          </table:table-cell>
          <table:table-cell table:style-name="ce25" table:formula="of:=[.FA54]+TIME(0;1;0)" office:value-type="time" office:time-value="PT19H39M00S" calcext:value-type="time">
            <text:p>19:39</text:p>
          </table:table-cell>
          <table:table-cell table:style-name="ce25" table:formula="of:=[.FB54]+TIME(0;1;0)" office:value-type="time" office:time-value="PT20H09M00S" calcext:value-type="time">
            <text:p>20:09</text:p>
          </table:table-cell>
          <table:table-cell table:style-name="ce25" table:formula="of:=[.FC54]+TIME(0;1;0)" office:value-type="time" office:time-value="PT20H39M00S" calcext:value-type="time">
            <text:p>20:39</text:p>
          </table:table-cell>
          <table:table-cell table:style-name="ce25" table:formula="of:=[.FD54]+TIME(0;1;0)" office:value-type="time" office:time-value="PT21H08M00S" calcext:value-type="time">
            <text:p>21:08</text:p>
          </table:table-cell>
          <table:table-cell table:style-name="ce25" table:formula="of:=[.FE54]+TIME(0;1;0)" office:value-type="time" office:time-value="PT21H38M00S" calcext:value-type="time">
            <text:p>21:38</text:p>
          </table:table-cell>
          <table:table-cell table:style-name="ce25" table:formula="of:=[.FF54]+TIME(0;1;0)" office:value-type="time" office:time-value="PT22H08M00S" calcext:value-type="time">
            <text:p>22:08</text:p>
          </table:table-cell>
          <table:table-cell table:style-name="ce25" table:formula="of:=[.FG54]+TIME(0;1;0)" office:value-type="time" office:time-value="PT22H38M00S" calcext:value-type="time">
            <text:p>22:38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Cm. Włoski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56]&amp;&quot; &quot;&amp;[.DU56]" office:value-type="string" office:string-value="Cm. Włoski 01" calcext:value-type="string">
            <text:p>Cm. Włoski 01</text:p>
          </table:table-cell>
          <table:table-cell table:style-name="ce25" table:formula="of:=[.DX55]+TIME(0;1;0)" office:value-type="time" office:time-value="PT05H09M00S" calcext:value-type="time">
            <text:p>5:09</text:p>
          </table:table-cell>
          <table:table-cell table:style-name="ce25" table:formula="of:=[.DY55]+TIME(0;1;0)" office:value-type="time" office:time-value="PT05H39M00S" calcext:value-type="time">
            <text:p>5:39</text:p>
          </table:table-cell>
          <table:table-cell table:style-name="ce25" table:formula="of:=[.DZ55]+TIME(0;1;0)" office:value-type="time" office:time-value="PT06H10M00S" calcext:value-type="time">
            <text:p>6:10</text:p>
          </table:table-cell>
          <table:table-cell table:style-name="ce25" table:formula="of:=[.EA55]+TIME(0;1;0)" office:value-type="time" office:time-value="PT06H40M00S" calcext:value-type="time">
            <text:p>6:40</text:p>
          </table:table-cell>
          <table:table-cell table:style-name="ce25" table:formula="of:=[.EB55]+TIME(0;1;0)" office:value-type="time" office:time-value="PT07H10M00S" calcext:value-type="time">
            <text:p>7:10</text:p>
          </table:table-cell>
          <table:table-cell table:style-name="ce25" table:formula="of:=[.EC55]+TIME(0;1;0)" office:value-type="time" office:time-value="PT07H41M00S" calcext:value-type="time">
            <text:p>7:41</text:p>
          </table:table-cell>
          <table:table-cell table:style-name="ce25" table:formula="of:=[.ED55]+TIME(0;1;0)" office:value-type="time" office:time-value="PT08H11M00S" calcext:value-type="time">
            <text:p>8:11</text:p>
          </table:table-cell>
          <table:table-cell table:style-name="ce25" table:formula="of:=[.EE55]+TIME(0;1;0)" office:value-type="time" office:time-value="PT08H41M00S" calcext:value-type="time">
            <text:p>8:41</text:p>
          </table:table-cell>
          <table:table-cell table:style-name="ce25" table:formula="of:=[.EF55]+TIME(0;1;0)" office:value-type="time" office:time-value="PT09H10M00S" calcext:value-type="time">
            <text:p>9:10</text:p>
          </table:table-cell>
          <table:table-cell table:style-name="ce25" table:formula="of:=[.EG55]+TIME(0;1;0)" office:value-type="time" office:time-value="PT09H40M00S" calcext:value-type="time">
            <text:p>9:40</text:p>
          </table:table-cell>
          <table:table-cell table:style-name="ce25" table:formula="of:=[.EH55]+TIME(0;1;0)" office:value-type="time" office:time-value="PT10H10M00S" calcext:value-type="time">
            <text:p>10:10</text:p>
          </table:table-cell>
          <table:table-cell table:style-name="ce25" table:formula="of:=[.EI55]+TIME(0;1;0)" office:value-type="time" office:time-value="PT10H40M00S" calcext:value-type="time">
            <text:p>10:40</text:p>
          </table:table-cell>
          <table:table-cell table:style-name="ce25" table:formula="of:=[.EJ55]+TIME(0;1;0)" office:value-type="time" office:time-value="PT11H10M00S" calcext:value-type="time">
            <text:p>11:10</text:p>
          </table:table-cell>
          <table:table-cell table:style-name="ce25" table:formula="of:=[.EK55]+TIME(0;1;0)" office:value-type="time" office:time-value="PT11H40M00S" calcext:value-type="time">
            <text:p>11:40</text:p>
          </table:table-cell>
          <table:table-cell table:style-name="ce25" table:formula="of:=[.EL55]+TIME(0;1;0)" office:value-type="time" office:time-value="PT12H10M00S" calcext:value-type="time">
            <text:p>12:10</text:p>
          </table:table-cell>
          <table:table-cell table:style-name="ce25" table:formula="of:=[.EM55]+TIME(0;1;0)" office:value-type="time" office:time-value="PT12H40M00S" calcext:value-type="time">
            <text:p>12:40</text:p>
          </table:table-cell>
          <table:table-cell table:style-name="ce25" table:formula="of:=[.EN55]+TIME(0;1;0)" office:value-type="time" office:time-value="PT13H10M00S" calcext:value-type="time">
            <text:p>13:10</text:p>
          </table:table-cell>
          <table:table-cell table:style-name="ce25" table:formula="of:=[.EO55]+TIME(0;1;0)" office:value-type="time" office:time-value="PT13H40M00S" calcext:value-type="time">
            <text:p>13:40</text:p>
          </table:table-cell>
          <table:table-cell table:style-name="ce25" table:formula="of:=[.EP55]+TIME(0;1;0)" office:value-type="time" office:time-value="PT14H10M00S" calcext:value-type="time">
            <text:p>14:10</text:p>
          </table:table-cell>
          <table:table-cell table:style-name="ce25" table:formula="of:=[.EQ55]+TIME(0;1;0)" office:value-type="time" office:time-value="PT14H40M00S" calcext:value-type="time">
            <text:p>14:40</text:p>
          </table:table-cell>
          <table:table-cell table:style-name="ce25" table:formula="of:=[.ER55]+TIME(0;1;0)" office:value-type="time" office:time-value="PT15H10M00S" calcext:value-type="time">
            <text:p>15:10</text:p>
          </table:table-cell>
          <table:table-cell table:style-name="ce25" table:formula="of:=[.ES55]+TIME(0;1;0)" office:value-type="time" office:time-value="PT15H40M00S" calcext:value-type="time">
            <text:p>15:40</text:p>
          </table:table-cell>
          <table:table-cell table:style-name="ce25" table:formula="of:=[.ET55]+TIME(0;1;0)" office:value-type="time" office:time-value="PT16H10M00S" calcext:value-type="time">
            <text:p>16:10</text:p>
          </table:table-cell>
          <table:table-cell table:style-name="ce25" table:formula="of:=[.EU55]+TIME(0;1;0)" office:value-type="time" office:time-value="PT16H40M00S" calcext:value-type="time">
            <text:p>16:40</text:p>
          </table:table-cell>
          <table:table-cell table:style-name="ce25" table:formula="of:=[.EV55]+TIME(0;1;0)" office:value-type="time" office:time-value="PT17H10M00S" calcext:value-type="time">
            <text:p>17:10</text:p>
          </table:table-cell>
          <table:table-cell table:style-name="ce25" table:formula="of:=[.EW55]+TIME(0;1;0)" office:value-type="time" office:time-value="PT17H40M00S" calcext:value-type="time">
            <text:p>17:40</text:p>
          </table:table-cell>
          <table:table-cell table:style-name="ce25" table:formula="of:=[.EX55]+TIME(0;1;0)" office:value-type="time" office:time-value="PT18H10M00S" calcext:value-type="time">
            <text:p>18:10</text:p>
          </table:table-cell>
          <table:table-cell table:style-name="ce25" table:formula="of:=[.EY55]+TIME(0;1;0)" office:value-type="time" office:time-value="PT18H40M00S" calcext:value-type="time">
            <text:p>18:40</text:p>
          </table:table-cell>
          <table:table-cell table:style-name="ce25" table:formula="of:=[.EZ55]+TIME(0;1;0)" office:value-type="time" office:time-value="PT19H10M00S" calcext:value-type="time">
            <text:p>19:10</text:p>
          </table:table-cell>
          <table:table-cell table:style-name="ce25" table:formula="of:=[.FA55]+TIME(0;1;0)" office:value-type="time" office:time-value="PT19H40M00S" calcext:value-type="time">
            <text:p>19:40</text:p>
          </table:table-cell>
          <table:table-cell table:style-name="ce25" table:formula="of:=[.FB55]+TIME(0;1;0)" office:value-type="time" office:time-value="PT20H10M00S" calcext:value-type="time">
            <text:p>20:10</text:p>
          </table:table-cell>
          <table:table-cell table:style-name="ce25" table:formula="of:=[.FC55]+TIME(0;1;0)" office:value-type="time" office:time-value="PT20H40M00S" calcext:value-type="time">
            <text:p>20:40</text:p>
          </table:table-cell>
          <table:table-cell table:style-name="ce25" table:formula="of:=[.FD55]+TIME(0;1;0)" office:value-type="time" office:time-value="PT21H09M00S" calcext:value-type="time">
            <text:p>21:09</text:p>
          </table:table-cell>
          <table:table-cell table:style-name="ce25" table:formula="of:=[.FE55]+TIME(0;1;0)" office:value-type="time" office:time-value="PT21H39M00S" calcext:value-type="time">
            <text:p>21:39</text:p>
          </table:table-cell>
          <table:table-cell table:style-name="ce25" table:formula="of:=[.FF55]+TIME(0;1;0)" office:value-type="time" office:time-value="PT22H09M00S" calcext:value-type="time">
            <text:p>22:09</text:p>
          </table:table-cell>
          <table:table-cell table:style-name="ce25" table:formula="of:=[.FG55]+TIME(0;1;0)" office:value-type="time" office:time-value="PT22H39M00S" calcext:value-type="time">
            <text:p>22:39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Przy Agorze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57]&amp;&quot; &quot;&amp;[.DU57]" office:value-type="string" office:string-value="Przy Agorze 01" calcext:value-type="string">
            <text:p>Przy Agorze 01</text:p>
          </table:table-cell>
          <table:table-cell table:style-name="ce25" table:formula="of:=[.DX56]+TIME(0;1;0)" office:value-type="time" office:time-value="PT05H10M00S" calcext:value-type="time">
            <text:p>5:10</text:p>
          </table:table-cell>
          <table:table-cell table:style-name="ce25" table:formula="of:=[.DY56]+TIME(0;1;0)" office:value-type="time" office:time-value="PT05H40M00S" calcext:value-type="time">
            <text:p>5:40</text:p>
          </table:table-cell>
          <table:table-cell table:style-name="ce25" table:formula="of:=[.DZ56]+TIME(0;1;0)" office:value-type="time" office:time-value="PT06H11M00S" calcext:value-type="time">
            <text:p>6:11</text:p>
          </table:table-cell>
          <table:table-cell table:style-name="ce25" table:formula="of:=[.EA56]+TIME(0;1;0)" office:value-type="time" office:time-value="PT06H41M00S" calcext:value-type="time">
            <text:p>6:41</text:p>
          </table:table-cell>
          <table:table-cell table:style-name="ce25" table:formula="of:=[.EB56]+TIME(0;1;0)" office:value-type="time" office:time-value="PT07H11M00S" calcext:value-type="time">
            <text:p>7:11</text:p>
          </table:table-cell>
          <table:table-cell table:style-name="ce25" table:formula="of:=[.EC56]+TIME(0;2;0)" office:value-type="time" office:time-value="PT07H43M00S" calcext:value-type="time">
            <text:p>7:43</text:p>
          </table:table-cell>
          <table:table-cell table:style-name="ce25" table:formula="of:=[.ED56]+TIME(0;2;0)" office:value-type="time" office:time-value="PT08H13M00S" calcext:value-type="time">
            <text:p>8:13</text:p>
          </table:table-cell>
          <table:table-cell table:style-name="ce25" table:formula="of:=[.EE56]+TIME(0;2;0)" office:value-type="time" office:time-value="PT08H43M00S" calcext:value-type="time">
            <text:p>8:43</text:p>
          </table:table-cell>
          <table:table-cell table:style-name="ce25" table:formula="of:=[.EF56]+TIME(0;2;0)" office:value-type="time" office:time-value="PT09H12M00S" calcext:value-type="time">
            <text:p>9:12</text:p>
          </table:table-cell>
          <table:table-cell table:style-name="ce25" table:formula="of:=[.EG56]+TIME(0;2;0)" office:value-type="time" office:time-value="PT09H42M00S" calcext:value-type="time">
            <text:p>9:42</text:p>
          </table:table-cell>
          <table:table-cell table:style-name="ce25" table:formula="of:=[.EH56]+TIME(0;2;0)" office:value-type="time" office:time-value="PT10H12M00S" calcext:value-type="time">
            <text:p>10:12</text:p>
          </table:table-cell>
          <table:table-cell table:style-name="ce25" table:formula="of:=[.EI56]+TIME(0;2;0)" office:value-type="time" office:time-value="PT10H42M00S" calcext:value-type="time">
            <text:p>10:42</text:p>
          </table:table-cell>
          <table:table-cell table:style-name="ce25" table:formula="of:=[.EJ56]+TIME(0;2;0)" office:value-type="time" office:time-value="PT11H12M00S" calcext:value-type="time">
            <text:p>11:12</text:p>
          </table:table-cell>
          <table:table-cell table:style-name="ce25" table:formula="of:=[.EK56]+TIME(0;2;0)" office:value-type="time" office:time-value="PT11H42M00S" calcext:value-type="time">
            <text:p>11:42</text:p>
          </table:table-cell>
          <table:table-cell table:style-name="ce25" table:formula="of:=[.EL56]+TIME(0;2;0)" office:value-type="time" office:time-value="PT12H12M00S" calcext:value-type="time">
            <text:p>12:12</text:p>
          </table:table-cell>
          <table:table-cell table:style-name="ce25" table:formula="of:=[.EM56]+TIME(0;2;0)" office:value-type="time" office:time-value="PT12H42M00S" calcext:value-type="time">
            <text:p>12:42</text:p>
          </table:table-cell>
          <table:table-cell table:style-name="ce25" table:formula="of:=[.EN56]+TIME(0;2;0)" office:value-type="time" office:time-value="PT13H12M00S" calcext:value-type="time">
            <text:p>13:12</text:p>
          </table:table-cell>
          <table:table-cell table:style-name="ce25" table:formula="of:=[.EO56]+TIME(0;2;0)" office:value-type="time" office:time-value="PT13H42M00S" calcext:value-type="time">
            <text:p>13:42</text:p>
          </table:table-cell>
          <table:table-cell table:style-name="ce25" table:formula="of:=[.EP56]+TIME(0;2;0)" office:value-type="time" office:time-value="PT14H12M00S" calcext:value-type="time">
            <text:p>14:12</text:p>
          </table:table-cell>
          <table:table-cell table:style-name="ce25" table:formula="of:=[.EQ56]+TIME(0;2;0)" office:value-type="time" office:time-value="PT14H42M00S" calcext:value-type="time">
            <text:p>14:42</text:p>
          </table:table-cell>
          <table:table-cell table:style-name="ce25" table:formula="of:=[.ER56]+TIME(0;2;0)" office:value-type="time" office:time-value="PT15H12M00S" calcext:value-type="time">
            <text:p>15:12</text:p>
          </table:table-cell>
          <table:table-cell table:style-name="ce25" table:formula="of:=[.ES56]+TIME(0;2;0)" office:value-type="time" office:time-value="PT15H42M00S" calcext:value-type="time">
            <text:p>15:42</text:p>
          </table:table-cell>
          <table:table-cell table:style-name="ce25" table:formula="of:=[.ET56]+TIME(0;2;0)" office:value-type="time" office:time-value="PT16H12M00S" calcext:value-type="time">
            <text:p>16:12</text:p>
          </table:table-cell>
          <table:table-cell table:style-name="ce25" table:formula="of:=[.EU56]+TIME(0;2;0)" office:value-type="time" office:time-value="PT16H42M00S" calcext:value-type="time">
            <text:p>16:42</text:p>
          </table:table-cell>
          <table:table-cell table:style-name="ce25" table:formula="of:=[.EV56]+TIME(0;2;0)" office:value-type="time" office:time-value="PT17H12M00S" calcext:value-type="time">
            <text:p>17:12</text:p>
          </table:table-cell>
          <table:table-cell table:style-name="ce25" table:formula="of:=[.EW56]+TIME(0;2;0)" office:value-type="time" office:time-value="PT17H42M00S" calcext:value-type="time">
            <text:p>17:42</text:p>
          </table:table-cell>
          <table:table-cell table:style-name="ce25" table:formula="of:=[.EX56]+TIME(0;2;0)" office:value-type="time" office:time-value="PT18H12M00S" calcext:value-type="time">
            <text:p>18:12</text:p>
          </table:table-cell>
          <table:table-cell table:style-name="ce25" table:formula="of:=[.EY56]+TIME(0;2;0)" office:value-type="time" office:time-value="PT18H42M00S" calcext:value-type="time">
            <text:p>18:42</text:p>
          </table:table-cell>
          <table:table-cell table:style-name="ce25" table:formula="of:=[.EZ56]+TIME(0;1;0)" office:value-type="time" office:time-value="PT19H11M00S" calcext:value-type="time">
            <text:p>19:11</text:p>
          </table:table-cell>
          <table:table-cell table:style-name="ce25" table:formula="of:=[.FA56]+TIME(0;1;0)" office:value-type="time" office:time-value="PT19H41M00S" calcext:value-type="time">
            <text:p>19:41</text:p>
          </table:table-cell>
          <table:table-cell table:style-name="ce25" table:formula="of:=[.FB56]+TIME(0;1;0)" office:value-type="time" office:time-value="PT20H11M00S" calcext:value-type="time">
            <text:p>20:11</text:p>
          </table:table-cell>
          <table:table-cell table:style-name="ce25" table:formula="of:=[.FC56]+TIME(0;1;0)" office:value-type="time" office:time-value="PT20H41M00S" calcext:value-type="time">
            <text:p>20:41</text:p>
          </table:table-cell>
          <table:table-cell table:style-name="ce25" table:formula="of:=[.FD56]+TIME(0;1;0)" office:value-type="time" office:time-value="PT21H10M00S" calcext:value-type="time">
            <text:p>21:10</text:p>
          </table:table-cell>
          <table:table-cell table:style-name="ce25" table:formula="of:=[.FE56]+TIME(0;1;0)" office:value-type="time" office:time-value="PT21H40M00S" calcext:value-type="time">
            <text:p>21:40</text:p>
          </table:table-cell>
          <table:table-cell table:style-name="ce25" table:formula="of:=[.FF56]+TIME(0;1;0)" office:value-type="time" office:time-value="PT22H10M00S" calcext:value-type="time">
            <text:p>22:10</text:p>
          </table:table-cell>
          <table:table-cell table:style-name="ce25" table:formula="of:=[.FG56]+TIME(0;1;0)" office:value-type="time" office:time-value="PT22H40M00S" calcext:value-type="time">
            <text:p>22:40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53"/>
          <table:table-cell table:number-columns-repeated="34"/>
          <table:table-cell table:style-name="ce26" office:value-type="string" calcext:value-type="string">
            <text:p>Las Bielański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58]&amp;&quot; &quot;&amp;[.DU58]" office:value-type="string" office:string-value="Las Bielański 01" calcext:value-type="string">
            <text:p>Las Bielański 01</text:p>
          </table:table-cell>
          <table:table-cell table:style-name="ce25" table:formula="of:=[.DX57]+TIME(0;0;0)" office:value-type="time" office:time-value="PT05H10M00S" calcext:value-type="time">
            <text:p>5:10</text:p>
          </table:table-cell>
          <table:table-cell table:style-name="ce25" table:formula="of:=[.DY57]+TIME(0;0;0)" office:value-type="time" office:time-value="PT05H40M00S" calcext:value-type="time">
            <text:p>5:40</text:p>
          </table:table-cell>
          <table:table-cell table:style-name="ce25" table:formula="of:=[.DZ57]+TIME(0;0;0)" office:value-type="time" office:time-value="PT06H11M00S" calcext:value-type="time">
            <text:p>6:11</text:p>
          </table:table-cell>
          <table:table-cell table:style-name="ce25" table:formula="of:=[.EA57]+TIME(0;0;0)" office:value-type="time" office:time-value="PT06H41M00S" calcext:value-type="time">
            <text:p>6:41</text:p>
          </table:table-cell>
          <table:table-cell table:style-name="ce25" table:formula="of:=[.EB57]+TIME(0;0;0)" office:value-type="time" office:time-value="PT07H11M00S" calcext:value-type="time">
            <text:p>7:11</text:p>
          </table:table-cell>
          <table:table-cell table:style-name="ce25" table:formula="of:=[.EC57]+TIME(0;0;0)" office:value-type="time" office:time-value="PT07H43M00S" calcext:value-type="time">
            <text:p>7:43</text:p>
          </table:table-cell>
          <table:table-cell table:style-name="ce25" table:formula="of:=[.ED57]+TIME(0;0;0)" office:value-type="time" office:time-value="PT08H13M00S" calcext:value-type="time">
            <text:p>8:13</text:p>
          </table:table-cell>
          <table:table-cell table:style-name="ce25" table:formula="of:=[.EE57]+TIME(0;0;0)" office:value-type="time" office:time-value="PT08H43M00S" calcext:value-type="time">
            <text:p>8:43</text:p>
          </table:table-cell>
          <table:table-cell table:style-name="ce25" table:formula="of:=[.EF57]+TIME(0;0;0)" office:value-type="time" office:time-value="PT09H12M00S" calcext:value-type="time">
            <text:p>9:12</text:p>
          </table:table-cell>
          <table:table-cell table:style-name="ce25" table:formula="of:=[.EG57]+TIME(0;0;0)" office:value-type="time" office:time-value="PT09H42M00S" calcext:value-type="time">
            <text:p>9:42</text:p>
          </table:table-cell>
          <table:table-cell table:style-name="ce25" table:formula="of:=[.EH57]+TIME(0;0;0)" office:value-type="time" office:time-value="PT10H12M00S" calcext:value-type="time">
            <text:p>10:12</text:p>
          </table:table-cell>
          <table:table-cell table:style-name="ce25" table:formula="of:=[.EI57]+TIME(0;0;0)" office:value-type="time" office:time-value="PT10H42M00S" calcext:value-type="time">
            <text:p>10:42</text:p>
          </table:table-cell>
          <table:table-cell table:style-name="ce25" table:formula="of:=[.EJ57]+TIME(0;0;0)" office:value-type="time" office:time-value="PT11H12M00S" calcext:value-type="time">
            <text:p>11:12</text:p>
          </table:table-cell>
          <table:table-cell table:style-name="ce25" table:formula="of:=[.EK57]+TIME(0;0;0)" office:value-type="time" office:time-value="PT11H42M00S" calcext:value-type="time">
            <text:p>11:42</text:p>
          </table:table-cell>
          <table:table-cell table:style-name="ce25" table:formula="of:=[.EL57]+TIME(0;0;0)" office:value-type="time" office:time-value="PT12H12M00S" calcext:value-type="time">
            <text:p>12:12</text:p>
          </table:table-cell>
          <table:table-cell table:style-name="ce25" table:formula="of:=[.EM57]+TIME(0;0;0)" office:value-type="time" office:time-value="PT12H42M00S" calcext:value-type="time">
            <text:p>12:42</text:p>
          </table:table-cell>
          <table:table-cell table:style-name="ce25" table:formula="of:=[.EN57]+TIME(0;0;0)" office:value-type="time" office:time-value="PT13H12M00S" calcext:value-type="time">
            <text:p>13:12</text:p>
          </table:table-cell>
          <table:table-cell table:style-name="ce25" table:formula="of:=[.EO57]+TIME(0;0;0)" office:value-type="time" office:time-value="PT13H42M00S" calcext:value-type="time">
            <text:p>13:42</text:p>
          </table:table-cell>
          <table:table-cell table:style-name="ce25" table:formula="of:=[.EP57]+TIME(0;0;0)" office:value-type="time" office:time-value="PT14H12M00S" calcext:value-type="time">
            <text:p>14:12</text:p>
          </table:table-cell>
          <table:table-cell table:style-name="ce25" table:formula="of:=[.EQ57]+TIME(0;0;0)" office:value-type="time" office:time-value="PT14H42M00S" calcext:value-type="time">
            <text:p>14:42</text:p>
          </table:table-cell>
          <table:table-cell table:style-name="ce25" table:formula="of:=[.ER57]+TIME(0;0;0)" office:value-type="time" office:time-value="PT15H12M00S" calcext:value-type="time">
            <text:p>15:12</text:p>
          </table:table-cell>
          <table:table-cell table:style-name="ce25" table:formula="of:=[.ES57]+TIME(0;0;0)" office:value-type="time" office:time-value="PT15H42M00S" calcext:value-type="time">
            <text:p>15:42</text:p>
          </table:table-cell>
          <table:table-cell table:style-name="ce25" table:formula="of:=[.ET57]+TIME(0;0;0)" office:value-type="time" office:time-value="PT16H12M00S" calcext:value-type="time">
            <text:p>16:12</text:p>
          </table:table-cell>
          <table:table-cell table:style-name="ce25" table:formula="of:=[.EU57]+TIME(0;0;0)" office:value-type="time" office:time-value="PT16H42M00S" calcext:value-type="time">
            <text:p>16:42</text:p>
          </table:table-cell>
          <table:table-cell table:style-name="ce25" table:formula="of:=[.EV57]+TIME(0;0;0)" office:value-type="time" office:time-value="PT17H12M00S" calcext:value-type="time">
            <text:p>17:12</text:p>
          </table:table-cell>
          <table:table-cell table:style-name="ce25" table:formula="of:=[.EW57]+TIME(0;0;0)" office:value-type="time" office:time-value="PT17H42M00S" calcext:value-type="time">
            <text:p>17:42</text:p>
          </table:table-cell>
          <table:table-cell table:style-name="ce25" table:formula="of:=[.EX57]+TIME(0;0;0)" office:value-type="time" office:time-value="PT18H12M00S" calcext:value-type="time">
            <text:p>18:12</text:p>
          </table:table-cell>
          <table:table-cell table:style-name="ce25" table:formula="of:=[.EY57]+TIME(0;0;0)" office:value-type="time" office:time-value="PT18H42M00S" calcext:value-type="time">
            <text:p>18:42</text:p>
          </table:table-cell>
          <table:table-cell table:style-name="ce25" table:formula="of:=[.EZ57]+TIME(0;0;0)" office:value-type="time" office:time-value="PT19H11M00S" calcext:value-type="time">
            <text:p>19:11</text:p>
          </table:table-cell>
          <table:table-cell table:style-name="ce25" table:formula="of:=[.FA57]+TIME(0;0;0)" office:value-type="time" office:time-value="PT19H41M00S" calcext:value-type="time">
            <text:p>19:41</text:p>
          </table:table-cell>
          <table:table-cell table:style-name="ce25" table:formula="of:=[.FB57]+TIME(0;0;0)" office:value-type="time" office:time-value="PT20H11M00S" calcext:value-type="time">
            <text:p>20:11</text:p>
          </table:table-cell>
          <table:table-cell table:style-name="ce25" table:formula="of:=[.FC57]+TIME(0;0;0)" office:value-type="time" office:time-value="PT20H41M00S" calcext:value-type="time">
            <text:p>20:41</text:p>
          </table:table-cell>
          <table:table-cell table:style-name="ce25" table:formula="of:=[.FD57]+TIME(0;0;0)" office:value-type="time" office:time-value="PT21H10M00S" calcext:value-type="time">
            <text:p>21:10</text:p>
          </table:table-cell>
          <table:table-cell table:style-name="ce25" table:formula="of:=[.FE57]+TIME(0;0;0)" office:value-type="time" office:time-value="PT21H40M00S" calcext:value-type="time">
            <text:p>21:40</text:p>
          </table:table-cell>
          <table:table-cell table:style-name="ce25" table:formula="of:=[.FF57]+TIME(0;0;0)" office:value-type="time" office:time-value="PT22H10M00S" calcext:value-type="time">
            <text:p>22:10</text:p>
          </table:table-cell>
          <table:table-cell table:style-name="ce25" table:formula="of:=[.FG57]+TIME(0;0;0)" office:value-type="time" office:time-value="PT22H40M00S" calcext:value-type="time">
            <text:p>22:40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5" office:value-type="string" calcext:value-type="string">
            <text:p>UKSW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59]&amp;&quot; &quot;&amp;[.DU59]" office:value-type="string" office:string-value="UKSW 01" calcext:value-type="string">
            <text:p>UKSW 01</text:p>
          </table:table-cell>
          <table:table-cell table:style-name="ce25" table:formula="of:=[.DX58]+TIME(0;1;0)" office:value-type="time" office:time-value="PT05H11M00S" calcext:value-type="time">
            <text:p>5:11</text:p>
          </table:table-cell>
          <table:table-cell table:style-name="ce25" table:formula="of:=[.DY58]+TIME(0;1;0)" office:value-type="time" office:time-value="PT05H41M00S" calcext:value-type="time">
            <text:p>5:41</text:p>
          </table:table-cell>
          <table:table-cell table:style-name="ce25" table:formula="of:=[.DZ58]+TIME(0;1;0)" office:value-type="time" office:time-value="PT06H12M00S" calcext:value-type="time">
            <text:p>6:12</text:p>
          </table:table-cell>
          <table:table-cell table:style-name="ce25" table:formula="of:=[.EA58]+TIME(0;1;0)" office:value-type="time" office:time-value="PT06H42M00S" calcext:value-type="time">
            <text:p>6:42</text:p>
          </table:table-cell>
          <table:table-cell table:style-name="ce25" table:formula="of:=[.EB58]+TIME(0;1;0)" office:value-type="time" office:time-value="PT07H12M00S" calcext:value-type="time">
            <text:p>7:12</text:p>
          </table:table-cell>
          <table:table-cell table:style-name="ce25" table:formula="of:=[.EC58]+TIME(0;1;0)" office:value-type="time" office:time-value="PT07H44M00S" calcext:value-type="time">
            <text:p>7:44</text:p>
          </table:table-cell>
          <table:table-cell table:style-name="ce25" table:formula="of:=[.ED58]+TIME(0;1;0)" office:value-type="time" office:time-value="PT08H14M00S" calcext:value-type="time">
            <text:p>8:14</text:p>
          </table:table-cell>
          <table:table-cell table:style-name="ce25" table:formula="of:=[.EE58]+TIME(0;1;0)" office:value-type="time" office:time-value="PT08H44M00S" calcext:value-type="time">
            <text:p>8:44</text:p>
          </table:table-cell>
          <table:table-cell table:style-name="ce25" table:formula="of:=[.EF58]+TIME(0;1;0)" office:value-type="time" office:time-value="PT09H13M00S" calcext:value-type="time">
            <text:p>9:13</text:p>
          </table:table-cell>
          <table:table-cell table:style-name="ce25" table:formula="of:=[.EG58]+TIME(0;1;0)" office:value-type="time" office:time-value="PT09H43M00S" calcext:value-type="time">
            <text:p>9:43</text:p>
          </table:table-cell>
          <table:table-cell table:style-name="ce25" table:formula="of:=[.EH58]+TIME(0;1;0)" office:value-type="time" office:time-value="PT10H13M00S" calcext:value-type="time">
            <text:p>10:13</text:p>
          </table:table-cell>
          <table:table-cell table:style-name="ce25" table:formula="of:=[.EI58]+TIME(0;1;0)" office:value-type="time" office:time-value="PT10H43M00S" calcext:value-type="time">
            <text:p>10:43</text:p>
          </table:table-cell>
          <table:table-cell table:style-name="ce25" table:formula="of:=[.EJ58]+TIME(0;1;0)" office:value-type="time" office:time-value="PT11H13M00S" calcext:value-type="time">
            <text:p>11:13</text:p>
          </table:table-cell>
          <table:table-cell table:style-name="ce25" table:formula="of:=[.EK58]+TIME(0;1;0)" office:value-type="time" office:time-value="PT11H43M00S" calcext:value-type="time">
            <text:p>11:43</text:p>
          </table:table-cell>
          <table:table-cell table:style-name="ce25" table:formula="of:=[.EL58]+TIME(0;1;0)" office:value-type="time" office:time-value="PT12H13M00S" calcext:value-type="time">
            <text:p>12:13</text:p>
          </table:table-cell>
          <table:table-cell table:style-name="ce25" table:formula="of:=[.EM58]+TIME(0;1;0)" office:value-type="time" office:time-value="PT12H43M00S" calcext:value-type="time">
            <text:p>12:43</text:p>
          </table:table-cell>
          <table:table-cell table:style-name="ce25" table:formula="of:=[.EN58]+TIME(0;1;0)" office:value-type="time" office:time-value="PT13H13M00S" calcext:value-type="time">
            <text:p>13:13</text:p>
          </table:table-cell>
          <table:table-cell table:style-name="ce25" table:formula="of:=[.EO58]+TIME(0;1;0)" office:value-type="time" office:time-value="PT13H43M00S" calcext:value-type="time">
            <text:p>13:43</text:p>
          </table:table-cell>
          <table:table-cell table:style-name="ce25" table:formula="of:=[.EP58]+TIME(0;1;0)" office:value-type="time" office:time-value="PT14H13M00S" calcext:value-type="time">
            <text:p>14:13</text:p>
          </table:table-cell>
          <table:table-cell table:style-name="ce25" table:formula="of:=[.EQ58]+TIME(0;1;0)" office:value-type="time" office:time-value="PT14H43M00S" calcext:value-type="time">
            <text:p>14:43</text:p>
          </table:table-cell>
          <table:table-cell table:style-name="ce25" table:formula="of:=[.ER58]+TIME(0;1;0)" office:value-type="time" office:time-value="PT15H13M00S" calcext:value-type="time">
            <text:p>15:13</text:p>
          </table:table-cell>
          <table:table-cell table:style-name="ce25" table:formula="of:=[.ES58]+TIME(0;1;0)" office:value-type="time" office:time-value="PT15H43M00S" calcext:value-type="time">
            <text:p>15:43</text:p>
          </table:table-cell>
          <table:table-cell table:style-name="ce25" table:formula="of:=[.ET58]+TIME(0;1;0)" office:value-type="time" office:time-value="PT16H13M00S" calcext:value-type="time">
            <text:p>16:13</text:p>
          </table:table-cell>
          <table:table-cell table:style-name="ce25" table:formula="of:=[.EU58]+TIME(0;1;0)" office:value-type="time" office:time-value="PT16H43M00S" calcext:value-type="time">
            <text:p>16:43</text:p>
          </table:table-cell>
          <table:table-cell table:style-name="ce25" table:formula="of:=[.EV58]+TIME(0;1;0)" office:value-type="time" office:time-value="PT17H13M00S" calcext:value-type="time">
            <text:p>17:13</text:p>
          </table:table-cell>
          <table:table-cell table:style-name="ce25" table:formula="of:=[.EW58]+TIME(0;1;0)" office:value-type="time" office:time-value="PT17H43M00S" calcext:value-type="time">
            <text:p>17:43</text:p>
          </table:table-cell>
          <table:table-cell table:style-name="ce25" table:formula="of:=[.EX58]+TIME(0;1;0)" office:value-type="time" office:time-value="PT18H13M00S" calcext:value-type="time">
            <text:p>18:13</text:p>
          </table:table-cell>
          <table:table-cell table:style-name="ce25" table:formula="of:=[.EY58]+TIME(0;1;0)" office:value-type="time" office:time-value="PT18H43M00S" calcext:value-type="time">
            <text:p>18:43</text:p>
          </table:table-cell>
          <table:table-cell table:style-name="ce25" table:formula="of:=[.EZ58]+TIME(0;1;0)" office:value-type="time" office:time-value="PT19H12M00S" calcext:value-type="time">
            <text:p>19:12</text:p>
          </table:table-cell>
          <table:table-cell table:style-name="ce25" table:formula="of:=[.FA58]+TIME(0;1;0)" office:value-type="time" office:time-value="PT19H42M00S" calcext:value-type="time">
            <text:p>19:42</text:p>
          </table:table-cell>
          <table:table-cell table:style-name="ce25" table:formula="of:=[.FB58]+TIME(0;1;0)" office:value-type="time" office:time-value="PT20H12M00S" calcext:value-type="time">
            <text:p>20:12</text:p>
          </table:table-cell>
          <table:table-cell table:style-name="ce25" table:formula="of:=[.FC58]+TIME(0;1;0)" office:value-type="time" office:time-value="PT20H42M00S" calcext:value-type="time">
            <text:p>20:42</text:p>
          </table:table-cell>
          <table:table-cell table:style-name="ce25" table:formula="of:=[.FD58]+TIME(0;1;0)" office:value-type="time" office:time-value="PT21H11M00S" calcext:value-type="time">
            <text:p>21:11</text:p>
          </table:table-cell>
          <table:table-cell table:style-name="ce25" table:formula="of:=[.FE58]+TIME(0;1;0)" office:value-type="time" office:time-value="PT21H41M00S" calcext:value-type="time">
            <text:p>21:41</text:p>
          </table:table-cell>
          <table:table-cell table:style-name="ce25" table:formula="of:=[.FF58]+TIME(0;1;0)" office:value-type="time" office:time-value="PT22H11M00S" calcext:value-type="time">
            <text:p>22:11</text:p>
          </table:table-cell>
          <table:table-cell table:style-name="ce25" table:formula="of:=[.FG58]+TIME(0;1;0)" office:value-type="time" office:time-value="PT22H41M00S" calcext:value-type="time">
            <text:p>22:41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5" office:value-type="string" calcext:value-type="string">
            <text:p>Szpital Bielańska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60]&amp;&quot; &quot;&amp;[.DU60]" office:value-type="string" office:string-value="Szpital Bielańska 01" calcext:value-type="string">
            <text:p>Szpital Bielańska 01</text:p>
          </table:table-cell>
          <table:table-cell table:style-name="ce25" table:formula="of:=[.DX59]+TIME(0;1;0)" office:value-type="time" office:time-value="PT05H12M00S" calcext:value-type="time">
            <text:p>5:12</text:p>
          </table:table-cell>
          <table:table-cell table:style-name="ce25" table:formula="of:=[.DY59]+TIME(0;1;0)" office:value-type="time" office:time-value="PT05H42M00S" calcext:value-type="time">
            <text:p>5:42</text:p>
          </table:table-cell>
          <table:table-cell table:style-name="ce25" table:formula="of:=[.DZ59]+TIME(0;1;0)" office:value-type="time" office:time-value="PT06H13M00S" calcext:value-type="time">
            <text:p>6:13</text:p>
          </table:table-cell>
          <table:table-cell table:style-name="ce25" table:formula="of:=[.EA59]+TIME(0;1;0)" office:value-type="time" office:time-value="PT06H43M00S" calcext:value-type="time">
            <text:p>6:43</text:p>
          </table:table-cell>
          <table:table-cell table:style-name="ce25" table:formula="of:=[.EB59]+TIME(0;1;0)" office:value-type="time" office:time-value="PT07H13M00S" calcext:value-type="time">
            <text:p>7:13</text:p>
          </table:table-cell>
          <table:table-cell table:style-name="ce25" table:formula="of:=[.EC59]+TIME(0;1;0)" office:value-type="time" office:time-value="PT07H45M00S" calcext:value-type="time">
            <text:p>7:45</text:p>
          </table:table-cell>
          <table:table-cell table:style-name="ce25" table:formula="of:=[.ED59]+TIME(0;1;0)" office:value-type="time" office:time-value="PT08H15M00S" calcext:value-type="time">
            <text:p>8:15</text:p>
          </table:table-cell>
          <table:table-cell table:style-name="ce25" table:formula="of:=[.EE59]+TIME(0;1;0)" office:value-type="time" office:time-value="PT08H45M00S" calcext:value-type="time">
            <text:p>8:45</text:p>
          </table:table-cell>
          <table:table-cell table:style-name="ce25" table:formula="of:=[.EF59]+TIME(0;1;0)" office:value-type="time" office:time-value="PT09H14M00S" calcext:value-type="time">
            <text:p>9:14</text:p>
          </table:table-cell>
          <table:table-cell table:style-name="ce25" table:formula="of:=[.EG59]+TIME(0;1;0)" office:value-type="time" office:time-value="PT09H44M00S" calcext:value-type="time">
            <text:p>9:44</text:p>
          </table:table-cell>
          <table:table-cell table:style-name="ce25" table:formula="of:=[.EH59]+TIME(0;1;0)" office:value-type="time" office:time-value="PT10H14M00S" calcext:value-type="time">
            <text:p>10:14</text:p>
          </table:table-cell>
          <table:table-cell table:style-name="ce25" table:formula="of:=[.EI59]+TIME(0;1;0)" office:value-type="time" office:time-value="PT10H44M00S" calcext:value-type="time">
            <text:p>10:44</text:p>
          </table:table-cell>
          <table:table-cell table:style-name="ce25" table:formula="of:=[.EJ59]+TIME(0;1;0)" office:value-type="time" office:time-value="PT11H14M00S" calcext:value-type="time">
            <text:p>11:14</text:p>
          </table:table-cell>
          <table:table-cell table:style-name="ce25" table:formula="of:=[.EK59]+TIME(0;1;0)" office:value-type="time" office:time-value="PT11H44M00S" calcext:value-type="time">
            <text:p>11:44</text:p>
          </table:table-cell>
          <table:table-cell table:style-name="ce25" table:formula="of:=[.EL59]+TIME(0;1;0)" office:value-type="time" office:time-value="PT12H14M00S" calcext:value-type="time">
            <text:p>12:14</text:p>
          </table:table-cell>
          <table:table-cell table:style-name="ce25" table:formula="of:=[.EM59]+TIME(0;1;0)" office:value-type="time" office:time-value="PT12H44M00S" calcext:value-type="time">
            <text:p>12:44</text:p>
          </table:table-cell>
          <table:table-cell table:style-name="ce25" table:formula="of:=[.EN59]+TIME(0;1;0)" office:value-type="time" office:time-value="PT13H14M00S" calcext:value-type="time">
            <text:p>13:14</text:p>
          </table:table-cell>
          <table:table-cell table:style-name="ce25" table:formula="of:=[.EO59]+TIME(0;1;0)" office:value-type="time" office:time-value="PT13H44M00S" calcext:value-type="time">
            <text:p>13:44</text:p>
          </table:table-cell>
          <table:table-cell table:style-name="ce25" table:formula="of:=[.EP59]+TIME(0;1;0)" office:value-type="time" office:time-value="PT14H14M00S" calcext:value-type="time">
            <text:p>14:14</text:p>
          </table:table-cell>
          <table:table-cell table:style-name="ce25" table:formula="of:=[.EQ59]+TIME(0;1;0)" office:value-type="time" office:time-value="PT14H44M00S" calcext:value-type="time">
            <text:p>14:44</text:p>
          </table:table-cell>
          <table:table-cell table:style-name="ce25" table:formula="of:=[.ER59]+TIME(0;1;0)" office:value-type="time" office:time-value="PT15H14M00S" calcext:value-type="time">
            <text:p>15:14</text:p>
          </table:table-cell>
          <table:table-cell table:style-name="ce25" table:formula="of:=[.ES59]+TIME(0;1;0)" office:value-type="time" office:time-value="PT15H44M00S" calcext:value-type="time">
            <text:p>15:44</text:p>
          </table:table-cell>
          <table:table-cell table:style-name="ce25" table:formula="of:=[.ET59]+TIME(0;1;0)" office:value-type="time" office:time-value="PT16H14M00S" calcext:value-type="time">
            <text:p>16:14</text:p>
          </table:table-cell>
          <table:table-cell table:style-name="ce25" table:formula="of:=[.EU59]+TIME(0;1;0)" office:value-type="time" office:time-value="PT16H44M00S" calcext:value-type="time">
            <text:p>16:44</text:p>
          </table:table-cell>
          <table:table-cell table:style-name="ce25" table:formula="of:=[.EV59]+TIME(0;1;0)" office:value-type="time" office:time-value="PT17H14M00S" calcext:value-type="time">
            <text:p>17:14</text:p>
          </table:table-cell>
          <table:table-cell table:style-name="ce25" table:formula="of:=[.EW59]+TIME(0;1;0)" office:value-type="time" office:time-value="PT17H44M00S" calcext:value-type="time">
            <text:p>17:44</text:p>
          </table:table-cell>
          <table:table-cell table:style-name="ce25" table:formula="of:=[.EX59]+TIME(0;1;0)" office:value-type="time" office:time-value="PT18H14M00S" calcext:value-type="time">
            <text:p>18:14</text:p>
          </table:table-cell>
          <table:table-cell table:style-name="ce25" table:formula="of:=[.EY59]+TIME(0;1;0)" office:value-type="time" office:time-value="PT18H44M00S" calcext:value-type="time">
            <text:p>18:44</text:p>
          </table:table-cell>
          <table:table-cell table:style-name="ce25" table:formula="of:=[.EZ59]+TIME(0;1;0)" office:value-type="time" office:time-value="PT19H13M00S" calcext:value-type="time">
            <text:p>19:13</text:p>
          </table:table-cell>
          <table:table-cell table:style-name="ce25" table:formula="of:=[.FA59]+TIME(0;1;0)" office:value-type="time" office:time-value="PT19H43M00S" calcext:value-type="time">
            <text:p>19:43</text:p>
          </table:table-cell>
          <table:table-cell table:style-name="ce25" table:formula="of:=[.FB59]+TIME(0;1;0)" office:value-type="time" office:time-value="PT20H13M00S" calcext:value-type="time">
            <text:p>20:13</text:p>
          </table:table-cell>
          <table:table-cell table:style-name="ce25" table:formula="of:=[.FC59]+TIME(0;1;0)" office:value-type="time" office:time-value="PT20H43M00S" calcext:value-type="time">
            <text:p>20:43</text:p>
          </table:table-cell>
          <table:table-cell table:style-name="ce25" table:formula="of:=[.FD59]+TIME(0;1;0)" office:value-type="time" office:time-value="PT21H12M00S" calcext:value-type="time">
            <text:p>21:12</text:p>
          </table:table-cell>
          <table:table-cell table:style-name="ce25" table:formula="of:=[.FE59]+TIME(0;1;0)" office:value-type="time" office:time-value="PT21H42M00S" calcext:value-type="time">
            <text:p>21:42</text:p>
          </table:table-cell>
          <table:table-cell table:style-name="ce25" table:formula="of:=[.FF59]+TIME(0;1;0)" office:value-type="time" office:time-value="PT22H12M00S" calcext:value-type="time">
            <text:p>22:12</text:p>
          </table:table-cell>
          <table:table-cell table:style-name="ce25" table:formula="of:=[.FG59]+TIME(0;1;0)" office:value-type="time" office:time-value="PT22H42M00S" calcext:value-type="time">
            <text:p>22:42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5" office:value-type="string" calcext:value-type="string">
            <text:p>Twardowska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61]&amp;&quot; &quot;&amp;[.DU61]" office:value-type="string" office:string-value="Twardowska 01" calcext:value-type="string">
            <text:p>Twardowska 01</text:p>
          </table:table-cell>
          <table:table-cell table:style-name="ce25" table:formula="of:=[.DX60]+TIME(0;1;0)" office:value-type="time" office:time-value="PT05H13M00S" calcext:value-type="time">
            <text:p>5:13</text:p>
          </table:table-cell>
          <table:table-cell table:style-name="ce25" table:formula="of:=[.DY60]+TIME(0;1;0)" office:value-type="time" office:time-value="PT05H43M00S" calcext:value-type="time">
            <text:p>5:43</text:p>
          </table:table-cell>
          <table:table-cell table:style-name="ce25" table:formula="of:=[.DZ60]+TIME(0;1;0)" office:value-type="time" office:time-value="PT06H14M00S" calcext:value-type="time">
            <text:p>6:14</text:p>
          </table:table-cell>
          <table:table-cell table:style-name="ce25" table:formula="of:=[.EA60]+TIME(0;1;0)" office:value-type="time" office:time-value="PT06H44M00S" calcext:value-type="time">
            <text:p>6:44</text:p>
          </table:table-cell>
          <table:table-cell table:style-name="ce25" table:formula="of:=[.EB60]+TIME(0;1;0)" office:value-type="time" office:time-value="PT07H14M00S" calcext:value-type="time">
            <text:p>7:14</text:p>
          </table:table-cell>
          <table:table-cell table:style-name="ce25" table:formula="of:=[.EC60]+TIME(0;1;0)" office:value-type="time" office:time-value="PT07H46M00S" calcext:value-type="time">
            <text:p>7:46</text:p>
          </table:table-cell>
          <table:table-cell table:style-name="ce25" table:formula="of:=[.ED60]+TIME(0;1;0)" office:value-type="time" office:time-value="PT08H16M00S" calcext:value-type="time">
            <text:p>8:16</text:p>
          </table:table-cell>
          <table:table-cell table:style-name="ce25" table:formula="of:=[.EE60]+TIME(0;1;0)" office:value-type="time" office:time-value="PT08H46M00S" calcext:value-type="time">
            <text:p>8:46</text:p>
          </table:table-cell>
          <table:table-cell table:style-name="ce25" table:formula="of:=[.EF60]+TIME(0;1;0)" office:value-type="time" office:time-value="PT09H15M00S" calcext:value-type="time">
            <text:p>9:15</text:p>
          </table:table-cell>
          <table:table-cell table:style-name="ce25" table:formula="of:=[.EG60]+TIME(0;1;0)" office:value-type="time" office:time-value="PT09H45M00S" calcext:value-type="time">
            <text:p>9:45</text:p>
          </table:table-cell>
          <table:table-cell table:style-name="ce25" table:formula="of:=[.EH60]+TIME(0;1;0)" office:value-type="time" office:time-value="PT10H15M00S" calcext:value-type="time">
            <text:p>10:15</text:p>
          </table:table-cell>
          <table:table-cell table:style-name="ce25" table:formula="of:=[.EI60]+TIME(0;1;0)" office:value-type="time" office:time-value="PT10H45M00S" calcext:value-type="time">
            <text:p>10:45</text:p>
          </table:table-cell>
          <table:table-cell table:style-name="ce25" table:formula="of:=[.EJ60]+TIME(0;1;0)" office:value-type="time" office:time-value="PT11H15M00S" calcext:value-type="time">
            <text:p>11:15</text:p>
          </table:table-cell>
          <table:table-cell table:style-name="ce25" table:formula="of:=[.EK60]+TIME(0;1;0)" office:value-type="time" office:time-value="PT11H45M00S" calcext:value-type="time">
            <text:p>11:45</text:p>
          </table:table-cell>
          <table:table-cell table:style-name="ce25" table:formula="of:=[.EL60]+TIME(0;1;0)" office:value-type="time" office:time-value="PT12H15M00S" calcext:value-type="time">
            <text:p>12:15</text:p>
          </table:table-cell>
          <table:table-cell table:style-name="ce25" table:formula="of:=[.EM60]+TIME(0;1;0)" office:value-type="time" office:time-value="PT12H45M00S" calcext:value-type="time">
            <text:p>12:45</text:p>
          </table:table-cell>
          <table:table-cell table:style-name="ce25" table:formula="of:=[.EN60]+TIME(0;1;0)" office:value-type="time" office:time-value="PT13H15M00S" calcext:value-type="time">
            <text:p>13:15</text:p>
          </table:table-cell>
          <table:table-cell table:style-name="ce25" table:formula="of:=[.EO60]+TIME(0;1;0)" office:value-type="time" office:time-value="PT13H45M00S" calcext:value-type="time">
            <text:p>13:45</text:p>
          </table:table-cell>
          <table:table-cell table:style-name="ce25" table:formula="of:=[.EP60]+TIME(0;1;0)" office:value-type="time" office:time-value="PT14H15M00S" calcext:value-type="time">
            <text:p>14:15</text:p>
          </table:table-cell>
          <table:table-cell table:style-name="ce25" table:formula="of:=[.EQ60]+TIME(0;1;0)" office:value-type="time" office:time-value="PT14H45M00S" calcext:value-type="time">
            <text:p>14:45</text:p>
          </table:table-cell>
          <table:table-cell table:style-name="ce25" table:formula="of:=[.ER60]+TIME(0;1;0)" office:value-type="time" office:time-value="PT15H15M00S" calcext:value-type="time">
            <text:p>15:15</text:p>
          </table:table-cell>
          <table:table-cell table:style-name="ce25" table:formula="of:=[.ES60]+TIME(0;1;0)" office:value-type="time" office:time-value="PT15H45M00S" calcext:value-type="time">
            <text:p>15:45</text:p>
          </table:table-cell>
          <table:table-cell table:style-name="ce25" table:formula="of:=[.ET60]+TIME(0;1;0)" office:value-type="time" office:time-value="PT16H15M00S" calcext:value-type="time">
            <text:p>16:15</text:p>
          </table:table-cell>
          <table:table-cell table:style-name="ce25" table:formula="of:=[.EU60]+TIME(0;1;0)" office:value-type="time" office:time-value="PT16H45M00S" calcext:value-type="time">
            <text:p>16:45</text:p>
          </table:table-cell>
          <table:table-cell table:style-name="ce25" table:formula="of:=[.EV60]+TIME(0;1;0)" office:value-type="time" office:time-value="PT17H15M00S" calcext:value-type="time">
            <text:p>17:15</text:p>
          </table:table-cell>
          <table:table-cell table:style-name="ce25" table:formula="of:=[.EW60]+TIME(0;1;0)" office:value-type="time" office:time-value="PT17H45M00S" calcext:value-type="time">
            <text:p>17:45</text:p>
          </table:table-cell>
          <table:table-cell table:style-name="ce25" table:formula="of:=[.EX60]+TIME(0;1;0)" office:value-type="time" office:time-value="PT18H15M00S" calcext:value-type="time">
            <text:p>18:15</text:p>
          </table:table-cell>
          <table:table-cell table:style-name="ce25" table:formula="of:=[.EY60]+TIME(0;1;0)" office:value-type="time" office:time-value="PT18H45M00S" calcext:value-type="time">
            <text:p>18:45</text:p>
          </table:table-cell>
          <table:table-cell table:style-name="ce25" table:formula="of:=[.EZ60]+TIME(0;1;0)" office:value-type="time" office:time-value="PT19H14M00S" calcext:value-type="time">
            <text:p>19:14</text:p>
          </table:table-cell>
          <table:table-cell table:style-name="ce25" table:formula="of:=[.FA60]+TIME(0;1;0)" office:value-type="time" office:time-value="PT19H44M00S" calcext:value-type="time">
            <text:p>19:44</text:p>
          </table:table-cell>
          <table:table-cell table:style-name="ce25" table:formula="of:=[.FB60]+TIME(0;1;0)" office:value-type="time" office:time-value="PT20H14M00S" calcext:value-type="time">
            <text:p>20:14</text:p>
          </table:table-cell>
          <table:table-cell table:style-name="ce25" table:formula="of:=[.FC60]+TIME(0;1;0)" office:value-type="time" office:time-value="PT20H44M00S" calcext:value-type="time">
            <text:p>20:44</text:p>
          </table:table-cell>
          <table:table-cell table:style-name="ce25" table:formula="of:=[.FD60]+TIME(0;1;0)" office:value-type="time" office:time-value="PT21H13M00S" calcext:value-type="time">
            <text:p>21:13</text:p>
          </table:table-cell>
          <table:table-cell table:style-name="ce25" table:formula="of:=[.FE60]+TIME(0;1;0)" office:value-type="time" office:time-value="PT21H43M00S" calcext:value-type="time">
            <text:p>21:43</text:p>
          </table:table-cell>
          <table:table-cell table:style-name="ce25" table:formula="of:=[.FF60]+TIME(0;1;0)" office:value-type="time" office:time-value="PT22H13M00S" calcext:value-type="time">
            <text:p>22:13</text:p>
          </table:table-cell>
          <table:table-cell table:style-name="ce25" table:formula="of:=[.FG60]+TIME(0;1;0)" office:value-type="time" office:time-value="PT22H43M00S" calcext:value-type="time">
            <text:p>22:43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6" office:value-type="string" calcext:value-type="string">
            <text:p>AWF</text:p>
          </table:table-cell>
          <table:table-cell table:style-name="ce33" office:value-type="string" calcext:value-type="string">
            <text:p>05</text:p>
          </table:table-cell>
          <table:table-cell table:style-name="Default"/>
          <table:table-cell table:style-name="ce25" table:formula="of:=[.DT62]&amp;&quot; &quot;&amp;[.DU62]" office:value-type="string" office:string-value="AWF 05" calcext:value-type="string">
            <text:p>AWF 05</text:p>
          </table:table-cell>
          <table:table-cell table:style-name="ce25" table:formula="of:=[.DX61]+TIME(0;1;0)" office:value-type="time" office:time-value="PT05H14M00S" calcext:value-type="time">
            <text:p>5:14</text:p>
          </table:table-cell>
          <table:table-cell table:style-name="ce25" table:formula="of:=[.DY61]+TIME(0;1;0)" office:value-type="time" office:time-value="PT05H44M00S" calcext:value-type="time">
            <text:p>5:44</text:p>
          </table:table-cell>
          <table:table-cell table:style-name="ce25" table:formula="of:=[.DZ61]+TIME(0;1;0)" office:value-type="time" office:time-value="PT06H15M00S" calcext:value-type="time">
            <text:p>6:15</text:p>
          </table:table-cell>
          <table:table-cell table:style-name="ce25" table:formula="of:=[.EA61]+TIME(0;1;0)" office:value-type="time" office:time-value="PT06H45M00S" calcext:value-type="time">
            <text:p>6:45</text:p>
          </table:table-cell>
          <table:table-cell table:style-name="ce25" table:formula="of:=[.EB61]+TIME(0;1;0)" office:value-type="time" office:time-value="PT07H15M00S" calcext:value-type="time">
            <text:p>7:15</text:p>
          </table:table-cell>
          <table:table-cell table:style-name="ce25" table:formula="of:=[.EC61]+TIME(0;1;0)" office:value-type="time" office:time-value="PT07H47M00S" calcext:value-type="time">
            <text:p>7:47</text:p>
          </table:table-cell>
          <table:table-cell table:style-name="ce25" table:formula="of:=[.ED61]+TIME(0;1;0)" office:value-type="time" office:time-value="PT08H17M00S" calcext:value-type="time">
            <text:p>8:17</text:p>
          </table:table-cell>
          <table:table-cell table:style-name="ce25" table:formula="of:=[.EE61]+TIME(0;1;0)" office:value-type="time" office:time-value="PT08H47M00S" calcext:value-type="time">
            <text:p>8:47</text:p>
          </table:table-cell>
          <table:table-cell table:style-name="ce25" table:formula="of:=[.EF61]+TIME(0;1;0)" office:value-type="time" office:time-value="PT09H16M00S" calcext:value-type="time">
            <text:p>9:16</text:p>
          </table:table-cell>
          <table:table-cell table:style-name="ce25" table:formula="of:=[.EG61]+TIME(0;1;0)" office:value-type="time" office:time-value="PT09H46M00S" calcext:value-type="time">
            <text:p>9:46</text:p>
          </table:table-cell>
          <table:table-cell table:style-name="ce25" table:formula="of:=[.EH61]+TIME(0;1;0)" office:value-type="time" office:time-value="PT10H16M00S" calcext:value-type="time">
            <text:p>10:16</text:p>
          </table:table-cell>
          <table:table-cell table:style-name="ce25" table:formula="of:=[.EI61]+TIME(0;1;0)" office:value-type="time" office:time-value="PT10H46M00S" calcext:value-type="time">
            <text:p>10:46</text:p>
          </table:table-cell>
          <table:table-cell table:style-name="ce25" table:formula="of:=[.EJ61]+TIME(0;1;0)" office:value-type="time" office:time-value="PT11H16M00S" calcext:value-type="time">
            <text:p>11:16</text:p>
          </table:table-cell>
          <table:table-cell table:style-name="ce25" table:formula="of:=[.EK61]+TIME(0;1;0)" office:value-type="time" office:time-value="PT11H46M00S" calcext:value-type="time">
            <text:p>11:46</text:p>
          </table:table-cell>
          <table:table-cell table:style-name="ce25" table:formula="of:=[.EL61]+TIME(0;1;0)" office:value-type="time" office:time-value="PT12H16M00S" calcext:value-type="time">
            <text:p>12:16</text:p>
          </table:table-cell>
          <table:table-cell table:style-name="ce25" table:formula="of:=[.EM61]+TIME(0;1;0)" office:value-type="time" office:time-value="PT12H46M00S" calcext:value-type="time">
            <text:p>12:46</text:p>
          </table:table-cell>
          <table:table-cell table:style-name="ce25" table:formula="of:=[.EN61]+TIME(0;1;0)" office:value-type="time" office:time-value="PT13H16M00S" calcext:value-type="time">
            <text:p>13:16</text:p>
          </table:table-cell>
          <table:table-cell table:style-name="ce25" table:formula="of:=[.EO61]+TIME(0;1;0)" office:value-type="time" office:time-value="PT13H46M00S" calcext:value-type="time">
            <text:p>13:46</text:p>
          </table:table-cell>
          <table:table-cell table:style-name="ce25" table:formula="of:=[.EP61]+TIME(0;1;0)" office:value-type="time" office:time-value="PT14H16M00S" calcext:value-type="time">
            <text:p>14:16</text:p>
          </table:table-cell>
          <table:table-cell table:style-name="ce25" table:formula="of:=[.EQ61]+TIME(0;1;0)" office:value-type="time" office:time-value="PT14H46M00S" calcext:value-type="time">
            <text:p>14:46</text:p>
          </table:table-cell>
          <table:table-cell table:style-name="ce25" table:formula="of:=[.ER61]+TIME(0;1;0)" office:value-type="time" office:time-value="PT15H16M00S" calcext:value-type="time">
            <text:p>15:16</text:p>
          </table:table-cell>
          <table:table-cell table:style-name="ce25" table:formula="of:=[.ES61]+TIME(0;1;0)" office:value-type="time" office:time-value="PT15H46M00S" calcext:value-type="time">
            <text:p>15:46</text:p>
          </table:table-cell>
          <table:table-cell table:style-name="ce25" table:formula="of:=[.ET61]+TIME(0;1;0)" office:value-type="time" office:time-value="PT16H16M00S" calcext:value-type="time">
            <text:p>16:16</text:p>
          </table:table-cell>
          <table:table-cell table:style-name="ce25" table:formula="of:=[.EU61]+TIME(0;1;0)" office:value-type="time" office:time-value="PT16H46M00S" calcext:value-type="time">
            <text:p>16:46</text:p>
          </table:table-cell>
          <table:table-cell table:style-name="ce25" table:formula="of:=[.EV61]+TIME(0;1;0)" office:value-type="time" office:time-value="PT17H16M00S" calcext:value-type="time">
            <text:p>17:16</text:p>
          </table:table-cell>
          <table:table-cell table:style-name="ce25" table:formula="of:=[.EW61]+TIME(0;1;0)" office:value-type="time" office:time-value="PT17H46M00S" calcext:value-type="time">
            <text:p>17:46</text:p>
          </table:table-cell>
          <table:table-cell table:style-name="ce25" table:formula="of:=[.EX61]+TIME(0;1;0)" office:value-type="time" office:time-value="PT18H16M00S" calcext:value-type="time">
            <text:p>18:16</text:p>
          </table:table-cell>
          <table:table-cell table:style-name="ce25" table:formula="of:=[.EY61]+TIME(0;1;0)" office:value-type="time" office:time-value="PT18H46M00S" calcext:value-type="time">
            <text:p>18:46</text:p>
          </table:table-cell>
          <table:table-cell table:style-name="ce25" table:formula="of:=[.EZ61]+TIME(0;1;0)" office:value-type="time" office:time-value="PT19H15M00S" calcext:value-type="time">
            <text:p>19:15</text:p>
          </table:table-cell>
          <table:table-cell table:style-name="ce25" table:formula="of:=[.FA61]+TIME(0;1;0)" office:value-type="time" office:time-value="PT19H45M00S" calcext:value-type="time">
            <text:p>19:45</text:p>
          </table:table-cell>
          <table:table-cell table:style-name="ce25" table:formula="of:=[.FB61]+TIME(0;1;0)" office:value-type="time" office:time-value="PT20H15M00S" calcext:value-type="time">
            <text:p>20:15</text:p>
          </table:table-cell>
          <table:table-cell table:style-name="ce25" table:formula="of:=[.FC61]+TIME(0;1;0)" office:value-type="time" office:time-value="PT20H45M00S" calcext:value-type="time">
            <text:p>20:45</text:p>
          </table:table-cell>
          <table:table-cell table:style-name="ce25" table:formula="of:=[.FD61]+TIME(0;1;0)" office:value-type="time" office:time-value="PT21H14M00S" calcext:value-type="time">
            <text:p>21:14</text:p>
          </table:table-cell>
          <table:table-cell table:style-name="ce25" table:formula="of:=[.FE61]+TIME(0;1;0)" office:value-type="time" office:time-value="PT21H44M00S" calcext:value-type="time">
            <text:p>21:44</text:p>
          </table:table-cell>
          <table:table-cell table:style-name="ce25" table:formula="of:=[.FF61]+TIME(0;1;0)" office:value-type="time" office:time-value="PT22H14M00S" calcext:value-type="time">
            <text:p>22:14</text:p>
          </table:table-cell>
          <table:table-cell table:style-name="ce25" table:formula="of:=[.FG61]+TIME(0;1;0)" office:value-type="time" office:time-value="PT22H44M00S" calcext:value-type="time">
            <text:p>22:44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6" office:value-type="string" calcext:value-type="string">
            <text:p>Metro Stare Bielany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63]&amp;&quot; &quot;&amp;[.DU63]" office:value-type="string" office:string-value="Metro Stare Bielany 01" calcext:value-type="string">
            <text:p>Metro Stare Bielany 01</text:p>
          </table:table-cell>
          <table:table-cell table:style-name="ce25" table:formula="of:=[.DX62]+TIME(0;1;0)" office:value-type="time" office:time-value="PT05H15M00S" calcext:value-type="time">
            <text:p>5:15</text:p>
          </table:table-cell>
          <table:table-cell table:style-name="ce25" table:formula="of:=[.DY62]+TIME(0;1;0)" office:value-type="time" office:time-value="PT05H45M00S" calcext:value-type="time">
            <text:p>5:45</text:p>
          </table:table-cell>
          <table:table-cell table:style-name="ce25" table:formula="of:=[.DZ62]+TIME(0;2;0)" office:value-type="time" office:time-value="PT06H17M00S" calcext:value-type="time">
            <text:p>6:17</text:p>
          </table:table-cell>
          <table:table-cell table:style-name="ce25" table:formula="of:=[.EA62]+TIME(0;2;0)" office:value-type="time" office:time-value="PT06H47M00S" calcext:value-type="time">
            <text:p>6:47</text:p>
          </table:table-cell>
          <table:table-cell table:style-name="ce25" table:formula="of:=[.EB62]+TIME(0;2;0)" office:value-type="time" office:time-value="PT07H17M00S" calcext:value-type="time">
            <text:p>7:17</text:p>
          </table:table-cell>
          <table:table-cell table:style-name="ce25" table:formula="of:=[.EC62]+TIME(0;2;0)" office:value-type="time" office:time-value="PT07H49M00S" calcext:value-type="time">
            <text:p>7:49</text:p>
          </table:table-cell>
          <table:table-cell table:style-name="ce25" table:formula="of:=[.ED62]+TIME(0;2;0)" office:value-type="time" office:time-value="PT08H19M00S" calcext:value-type="time">
            <text:p>8:19</text:p>
          </table:table-cell>
          <table:table-cell table:style-name="ce25" table:formula="of:=[.EE62]+TIME(0;2;0)" office:value-type="time" office:time-value="PT08H49M00S" calcext:value-type="time">
            <text:p>8:49</text:p>
          </table:table-cell>
          <table:table-cell table:style-name="ce25" table:formula="of:=[.EF62]+TIME(0;2;0)" office:value-type="time" office:time-value="PT09H18M00S" calcext:value-type="time">
            <text:p>9:18</text:p>
          </table:table-cell>
          <table:table-cell table:style-name="ce25" table:formula="of:=[.EG62]+TIME(0;2;0)" office:value-type="time" office:time-value="PT09H48M00S" calcext:value-type="time">
            <text:p>9:48</text:p>
          </table:table-cell>
          <table:table-cell table:style-name="ce25" table:formula="of:=[.EH62]+TIME(0;2;0)" office:value-type="time" office:time-value="PT10H18M00S" calcext:value-type="time">
            <text:p>10:18</text:p>
          </table:table-cell>
          <table:table-cell table:style-name="ce25" table:formula="of:=[.EI62]+TIME(0;2;0)" office:value-type="time" office:time-value="PT10H48M00S" calcext:value-type="time">
            <text:p>10:48</text:p>
          </table:table-cell>
          <table:table-cell table:style-name="ce25" table:formula="of:=[.EJ62]+TIME(0;2;0)" office:value-type="time" office:time-value="PT11H18M00S" calcext:value-type="time">
            <text:p>11:18</text:p>
          </table:table-cell>
          <table:table-cell table:style-name="ce25" table:formula="of:=[.EK62]+TIME(0;2;0)" office:value-type="time" office:time-value="PT11H48M00S" calcext:value-type="time">
            <text:p>11:48</text:p>
          </table:table-cell>
          <table:table-cell table:style-name="ce25" table:formula="of:=[.EL62]+TIME(0;2;0)" office:value-type="time" office:time-value="PT12H18M00S" calcext:value-type="time">
            <text:p>12:18</text:p>
          </table:table-cell>
          <table:table-cell table:style-name="ce25" table:formula="of:=[.EM62]+TIME(0;2;0)" office:value-type="time" office:time-value="PT12H48M00S" calcext:value-type="time">
            <text:p>12:48</text:p>
          </table:table-cell>
          <table:table-cell table:style-name="ce25" table:formula="of:=[.EN62]+TIME(0;2;0)" office:value-type="time" office:time-value="PT13H18M00S" calcext:value-type="time">
            <text:p>13:18</text:p>
          </table:table-cell>
          <table:table-cell table:style-name="ce25" table:formula="of:=[.EO62]+TIME(0;2;0)" office:value-type="time" office:time-value="PT13H48M00S" calcext:value-type="time">
            <text:p>13:48</text:p>
          </table:table-cell>
          <table:table-cell table:style-name="ce25" table:formula="of:=[.EP62]+TIME(0;2;0)" office:value-type="time" office:time-value="PT14H18M00S" calcext:value-type="time">
            <text:p>14:18</text:p>
          </table:table-cell>
          <table:table-cell table:style-name="ce25" table:formula="of:=[.EQ62]+TIME(0;2;0)" office:value-type="time" office:time-value="PT14H48M00S" calcext:value-type="time">
            <text:p>14:48</text:p>
          </table:table-cell>
          <table:table-cell table:style-name="ce25" table:formula="of:=[.ER62]+TIME(0;2;0)" office:value-type="time" office:time-value="PT15H18M00S" calcext:value-type="time">
            <text:p>15:18</text:p>
          </table:table-cell>
          <table:table-cell table:style-name="ce25" table:formula="of:=[.ES62]+TIME(0;2;0)" office:value-type="time" office:time-value="PT15H48M00S" calcext:value-type="time">
            <text:p>15:48</text:p>
          </table:table-cell>
          <table:table-cell table:style-name="ce25" table:formula="of:=[.ET62]+TIME(0;2;0)" office:value-type="time" office:time-value="PT16H18M00S" calcext:value-type="time">
            <text:p>16:18</text:p>
          </table:table-cell>
          <table:table-cell table:style-name="ce25" table:formula="of:=[.EU62]+TIME(0;2;0)" office:value-type="time" office:time-value="PT16H48M00S" calcext:value-type="time">
            <text:p>16:48</text:p>
          </table:table-cell>
          <table:table-cell table:style-name="ce25" table:formula="of:=[.EV62]+TIME(0;2;0)" office:value-type="time" office:time-value="PT17H18M00S" calcext:value-type="time">
            <text:p>17:18</text:p>
          </table:table-cell>
          <table:table-cell table:style-name="ce25" table:formula="of:=[.EW62]+TIME(0;2;0)" office:value-type="time" office:time-value="PT17H48M00S" calcext:value-type="time">
            <text:p>17:48</text:p>
          </table:table-cell>
          <table:table-cell table:style-name="ce25" table:formula="of:=[.EX62]+TIME(0;2;0)" office:value-type="time" office:time-value="PT18H18M00S" calcext:value-type="time">
            <text:p>18:18</text:p>
          </table:table-cell>
          <table:table-cell table:style-name="ce25" table:formula="of:=[.EY62]+TIME(0;2;0)" office:value-type="time" office:time-value="PT18H48M00S" calcext:value-type="time">
            <text:p>18:48</text:p>
          </table:table-cell>
          <table:table-cell table:style-name="ce25" table:formula="of:=[.EZ62]+TIME(0;2;0)" office:value-type="time" office:time-value="PT19H17M00S" calcext:value-type="time">
            <text:p>19:17</text:p>
          </table:table-cell>
          <table:table-cell table:style-name="ce25" table:formula="of:=[.FA62]+TIME(0;2;0)" office:value-type="time" office:time-value="PT19H47M00S" calcext:value-type="time">
            <text:p>19:47</text:p>
          </table:table-cell>
          <table:table-cell table:style-name="ce25" table:formula="of:=[.FB62]+TIME(0;2;0)" office:value-type="time" office:time-value="PT20H17M00S" calcext:value-type="time">
            <text:p>20:17</text:p>
          </table:table-cell>
          <table:table-cell table:style-name="ce25" table:formula="of:=[.FC62]+TIME(0;2;0)" office:value-type="time" office:time-value="PT20H47M00S" calcext:value-type="time">
            <text:p>20:47</text:p>
          </table:table-cell>
          <table:table-cell table:style-name="ce25" table:formula="of:=[.FD62]+TIME(0;1;0)" office:value-type="time" office:time-value="PT21H15M00S" calcext:value-type="time">
            <text:p>21:15</text:p>
          </table:table-cell>
          <table:table-cell table:style-name="ce25" table:formula="of:=[.FE62]+TIME(0;1;0)" office:value-type="time" office:time-value="PT21H45M00S" calcext:value-type="time">
            <text:p>21:45</text:p>
          </table:table-cell>
          <table:table-cell table:style-name="ce25" table:formula="of:=[.FF62]+TIME(0;1;0)" office:value-type="time" office:time-value="PT22H15M00S" calcext:value-type="time">
            <text:p>22:15</text:p>
          </table:table-cell>
          <table:table-cell table:style-name="ce25" table:formula="of:=[.FG62]+TIME(0;1;0)" office:value-type="time" office:time-value="PT22H45M00S" calcext:value-type="time">
            <text:p>22:45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5" office:value-type="string" calcext:value-type="string">
            <text:p>Podleśna-IMGW</text:p>
          </table:table-cell>
          <table:table-cell table:style-name="ce33" office:value-type="string" calcext:value-type="string">
            <text:p>06</text:p>
          </table:table-cell>
          <table:table-cell table:style-name="Default"/>
          <table:table-cell table:style-name="ce25" table:formula="of:=[.DT64]&amp;&quot; &quot;&amp;[.DU64]" office:value-type="string" office:string-value="Podleśna-IMGW 06" calcext:value-type="string">
            <text:p>Podleśna-IMGW 06</text:p>
          </table:table-cell>
          <table:table-cell table:style-name="ce25" table:formula="of:=[.DX63]+TIME(0;2;0)" office:value-type="time" office:time-value="PT05H17M00S" calcext:value-type="time">
            <text:p>5:17</text:p>
          </table:table-cell>
          <table:table-cell table:style-name="ce25" table:formula="of:=[.DY63]+TIME(0;2;0)" office:value-type="time" office:time-value="PT05H47M00S" calcext:value-type="time">
            <text:p>5:47</text:p>
          </table:table-cell>
          <table:table-cell table:style-name="ce25" table:formula="of:=[.DZ63]+TIME(0;2;0)" office:value-type="time" office:time-value="PT06H19M00S" calcext:value-type="time">
            <text:p>6:19</text:p>
          </table:table-cell>
          <table:table-cell table:style-name="ce25" table:formula="of:=[.EA63]+TIME(0;2;0)" office:value-type="time" office:time-value="PT06H49M00S" calcext:value-type="time">
            <text:p>6:49</text:p>
          </table:table-cell>
          <table:table-cell table:style-name="ce25" table:formula="of:=[.EB63]+TIME(0;3;0)" office:value-type="time" office:time-value="PT07H20M00S" calcext:value-type="time">
            <text:p>7:20</text:p>
          </table:table-cell>
          <table:table-cell table:style-name="ce25" table:formula="of:=[.EC63]+TIME(0;3;0)" office:value-type="time" office:time-value="PT07H52M00S" calcext:value-type="time">
            <text:p>7:52</text:p>
          </table:table-cell>
          <table:table-cell table:style-name="ce25" table:formula="of:=[.ED63]+TIME(0;3;0)" office:value-type="time" office:time-value="PT08H22M00S" calcext:value-type="time">
            <text:p>8:22</text:p>
          </table:table-cell>
          <table:table-cell table:style-name="ce25" table:formula="of:=[.EE63]+TIME(0;3;0)" office:value-type="time" office:time-value="PT08H52M00S" calcext:value-type="time">
            <text:p>8:52</text:p>
          </table:table-cell>
          <table:table-cell table:style-name="ce25" table:formula="of:=[.EF63]+TIME(0;3;0)" office:value-type="time" office:time-value="PT09H21M00S" calcext:value-type="time">
            <text:p>9:21</text:p>
          </table:table-cell>
          <table:table-cell table:style-name="ce25" table:formula="of:=[.EG63]+TIME(0;3;0)" office:value-type="time" office:time-value="PT09H51M00S" calcext:value-type="time">
            <text:p>9:51</text:p>
          </table:table-cell>
          <table:table-cell table:style-name="ce25" table:formula="of:=[.EH63]+TIME(0;3;0)" office:value-type="time" office:time-value="PT10H21M00S" calcext:value-type="time">
            <text:p>10:21</text:p>
          </table:table-cell>
          <table:table-cell table:style-name="ce25" table:formula="of:=[.EI63]+TIME(0;3;0)" office:value-type="time" office:time-value="PT10H51M00S" calcext:value-type="time">
            <text:p>10:51</text:p>
          </table:table-cell>
          <table:table-cell table:style-name="ce25" table:formula="of:=[.EJ63]+TIME(0;3;0)" office:value-type="time" office:time-value="PT11H21M00S" calcext:value-type="time">
            <text:p>11:21</text:p>
          </table:table-cell>
          <table:table-cell table:style-name="ce25" table:formula="of:=[.EK63]+TIME(0;3;0)" office:value-type="time" office:time-value="PT11H51M00S" calcext:value-type="time">
            <text:p>11:51</text:p>
          </table:table-cell>
          <table:table-cell table:style-name="ce25" table:formula="of:=[.EL63]+TIME(0;3;0)" office:value-type="time" office:time-value="PT12H21M00S" calcext:value-type="time">
            <text:p>12:21</text:p>
          </table:table-cell>
          <table:table-cell table:style-name="ce25" table:formula="of:=[.EM63]+TIME(0;3;0)" office:value-type="time" office:time-value="PT12H51M00S" calcext:value-type="time">
            <text:p>12:51</text:p>
          </table:table-cell>
          <table:table-cell table:style-name="ce25" table:formula="of:=[.EN63]+TIME(0;3;0)" office:value-type="time" office:time-value="PT13H21M00S" calcext:value-type="time">
            <text:p>13:21</text:p>
          </table:table-cell>
          <table:table-cell table:style-name="ce25" table:formula="of:=[.EO63]+TIME(0;3;0)" office:value-type="time" office:time-value="PT13H51M00S" calcext:value-type="time">
            <text:p>13:51</text:p>
          </table:table-cell>
          <table:table-cell table:style-name="ce25" table:formula="of:=[.EP63]+TIME(0;3;0)" office:value-type="time" office:time-value="PT14H21M00S" calcext:value-type="time">
            <text:p>14:21</text:p>
          </table:table-cell>
          <table:table-cell table:style-name="ce25" table:formula="of:=[.EQ63]+TIME(0;3;0)" office:value-type="time" office:time-value="PT14H51M00S" calcext:value-type="time">
            <text:p>14:51</text:p>
          </table:table-cell>
          <table:table-cell table:style-name="ce25" table:formula="of:=[.ER63]+TIME(0;3;0)" office:value-type="time" office:time-value="PT15H21M00S" calcext:value-type="time">
            <text:p>15:21</text:p>
          </table:table-cell>
          <table:table-cell table:style-name="ce25" table:formula="of:=[.ES63]+TIME(0;3;0)" office:value-type="time" office:time-value="PT15H51M00S" calcext:value-type="time">
            <text:p>15:51</text:p>
          </table:table-cell>
          <table:table-cell table:style-name="ce25" table:formula="of:=[.ET63]+TIME(0;3;0)" office:value-type="time" office:time-value="PT16H21M00S" calcext:value-type="time">
            <text:p>16:21</text:p>
          </table:table-cell>
          <table:table-cell table:style-name="ce25" table:formula="of:=[.EU63]+TIME(0;3;0)" office:value-type="time" office:time-value="PT16H51M00S" calcext:value-type="time">
            <text:p>16:51</text:p>
          </table:table-cell>
          <table:table-cell table:style-name="ce25" table:formula="of:=[.EV63]+TIME(0;3;0)" office:value-type="time" office:time-value="PT17H21M00S" calcext:value-type="time">
            <text:p>17:21</text:p>
          </table:table-cell>
          <table:table-cell table:style-name="ce25" table:formula="of:=[.EW63]+TIME(0;3;0)" office:value-type="time" office:time-value="PT17H51M00S" calcext:value-type="time">
            <text:p>17:51</text:p>
          </table:table-cell>
          <table:table-cell table:style-name="ce25" table:formula="of:=[.EX63]+TIME(0;3;0)" office:value-type="time" office:time-value="PT18H21M00S" calcext:value-type="time">
            <text:p>18:21</text:p>
          </table:table-cell>
          <table:table-cell table:style-name="ce25" table:formula="of:=[.EY63]+TIME(0;3;0)" office:value-type="time" office:time-value="PT18H51M00S" calcext:value-type="time">
            <text:p>18:51</text:p>
          </table:table-cell>
          <table:table-cell table:style-name="ce25" table:formula="of:=[.EZ63]+TIME(0;3;0)" office:value-type="time" office:time-value="PT19H20M00S" calcext:value-type="time">
            <text:p>19:20</text:p>
          </table:table-cell>
          <table:table-cell table:style-name="ce25" table:formula="of:=[.FA63]+TIME(0;3;0)" office:value-type="time" office:time-value="PT19H50M00S" calcext:value-type="time">
            <text:p>19:50</text:p>
          </table:table-cell>
          <table:table-cell table:style-name="ce25" table:formula="of:=[.FB63]+TIME(0;2;0)" office:value-type="time" office:time-value="PT20H19M00S" calcext:value-type="time">
            <text:p>20:19</text:p>
          </table:table-cell>
          <table:table-cell table:style-name="ce25" table:formula="of:=[.FC63]+TIME(0;2;0)" office:value-type="time" office:time-value="PT20H49M00S" calcext:value-type="time">
            <text:p>20:49</text:p>
          </table:table-cell>
          <table:table-cell table:style-name="ce25" table:formula="of:=[.FD63]+TIME(0;2;0)" office:value-type="time" office:time-value="PT21H17M00S" calcext:value-type="time">
            <text:p>21:17</text:p>
          </table:table-cell>
          <table:table-cell table:style-name="ce25" table:formula="of:=[.FE63]+TIME(0;2;0)" office:value-type="time" office:time-value="PT21H47M00S" calcext:value-type="time">
            <text:p>21:47</text:p>
          </table:table-cell>
          <table:table-cell table:style-name="ce25" table:formula="of:=[.FF63]+TIME(0;2;0)" office:value-type="time" office:time-value="PT22H17M00S" calcext:value-type="time">
            <text:p>22:17</text:p>
          </table:table-cell>
          <table:table-cell table:style-name="ce25" table:formula="of:=[.FG63]+TIME(0;2;0)" office:value-type="time" office:time-value="PT22H47M00S" calcext:value-type="time">
            <text:p>22:47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5" office:value-type="string" calcext:value-type="string">
            <text:p>Lektykarska</text:p>
          </table:table-cell>
          <table:table-cell table:style-name="ce33" office:value-type="string" calcext:value-type="string">
            <text:p>03</text:p>
          </table:table-cell>
          <table:table-cell table:style-name="Default"/>
          <table:table-cell table:style-name="ce25" table:formula="of:=[.DT65]&amp;&quot; &quot;&amp;[.DU65]" office:value-type="string" office:string-value="Lektykarska 03" calcext:value-type="string">
            <text:p>Lektykarska 03</text:p>
          </table:table-cell>
          <table:table-cell table:style-name="ce25" table:formula="of:=[.DX64]+TIME(0;1;0)" office:value-type="time" office:time-value="PT05H18M00S" calcext:value-type="time">
            <text:p>5:18</text:p>
          </table:table-cell>
          <table:table-cell table:style-name="ce25" table:formula="of:=[.DY64]+TIME(0;1;0)" office:value-type="time" office:time-value="PT05H48M00S" calcext:value-type="time">
            <text:p>5:48</text:p>
          </table:table-cell>
          <table:table-cell table:style-name="ce25" table:formula="of:=[.DZ64]+TIME(0;1;0)" office:value-type="time" office:time-value="PT06H20M00S" calcext:value-type="time">
            <text:p>6:20</text:p>
          </table:table-cell>
          <table:table-cell table:style-name="ce25" table:formula="of:=[.EA64]+TIME(0;1;0)" office:value-type="time" office:time-value="PT06H50M00S" calcext:value-type="time">
            <text:p>6:50</text:p>
          </table:table-cell>
          <table:table-cell table:style-name="ce25" table:formula="of:=[.EB64]+TIME(0;1;0)" office:value-type="time" office:time-value="PT07H21M00S" calcext:value-type="time">
            <text:p>7:21</text:p>
          </table:table-cell>
          <table:table-cell table:style-name="ce25" table:formula="of:=[.EC64]+TIME(0;1;0)" office:value-type="time" office:time-value="PT07H53M00S" calcext:value-type="time">
            <text:p>7:53</text:p>
          </table:table-cell>
          <table:table-cell table:style-name="ce25" table:formula="of:=[.ED64]+TIME(0;1;0)" office:value-type="time" office:time-value="PT08H23M00S" calcext:value-type="time">
            <text:p>8:23</text:p>
          </table:table-cell>
          <table:table-cell table:style-name="ce25" table:formula="of:=[.EE64]+TIME(0;1;0)" office:value-type="time" office:time-value="PT08H53M00S" calcext:value-type="time">
            <text:p>8:53</text:p>
          </table:table-cell>
          <table:table-cell table:style-name="ce25" table:formula="of:=[.EF64]+TIME(0;1;0)" office:value-type="time" office:time-value="PT09H22M00S" calcext:value-type="time">
            <text:p>9:22</text:p>
          </table:table-cell>
          <table:table-cell table:style-name="ce25" table:formula="of:=[.EG64]+TIME(0;1;0)" office:value-type="time" office:time-value="PT09H52M00S" calcext:value-type="time">
            <text:p>9:52</text:p>
          </table:table-cell>
          <table:table-cell table:style-name="ce25" table:formula="of:=[.EH64]+TIME(0;1;0)" office:value-type="time" office:time-value="PT10H22M00S" calcext:value-type="time">
            <text:p>10:22</text:p>
          </table:table-cell>
          <table:table-cell table:style-name="ce25" table:formula="of:=[.EI64]+TIME(0;1;0)" office:value-type="time" office:time-value="PT10H52M00S" calcext:value-type="time">
            <text:p>10:52</text:p>
          </table:table-cell>
          <table:table-cell table:style-name="ce25" table:formula="of:=[.EJ64]+TIME(0;1;0)" office:value-type="time" office:time-value="PT11H22M00S" calcext:value-type="time">
            <text:p>11:22</text:p>
          </table:table-cell>
          <table:table-cell table:style-name="ce25" table:formula="of:=[.EK64]+TIME(0;1;0)" office:value-type="time" office:time-value="PT11H52M00S" calcext:value-type="time">
            <text:p>11:52</text:p>
          </table:table-cell>
          <table:table-cell table:style-name="ce25" table:formula="of:=[.EL64]+TIME(0;1;0)" office:value-type="time" office:time-value="PT12H22M00S" calcext:value-type="time">
            <text:p>12:22</text:p>
          </table:table-cell>
          <table:table-cell table:style-name="ce25" table:formula="of:=[.EM64]+TIME(0;1;0)" office:value-type="time" office:time-value="PT12H52M00S" calcext:value-type="time">
            <text:p>12:52</text:p>
          </table:table-cell>
          <table:table-cell table:style-name="ce25" table:formula="of:=[.EN64]+TIME(0;1;0)" office:value-type="time" office:time-value="PT13H22M00S" calcext:value-type="time">
            <text:p>13:22</text:p>
          </table:table-cell>
          <table:table-cell table:style-name="ce25" table:formula="of:=[.EO64]+TIME(0;1;0)" office:value-type="time" office:time-value="PT13H52M00S" calcext:value-type="time">
            <text:p>13:52</text:p>
          </table:table-cell>
          <table:table-cell table:style-name="ce25" table:formula="of:=[.EP64]+TIME(0;1;0)" office:value-type="time" office:time-value="PT14H22M00S" calcext:value-type="time">
            <text:p>14:22</text:p>
          </table:table-cell>
          <table:table-cell table:style-name="ce25" table:formula="of:=[.EQ64]+TIME(0;1;0)" office:value-type="time" office:time-value="PT14H52M00S" calcext:value-type="time">
            <text:p>14:52</text:p>
          </table:table-cell>
          <table:table-cell table:style-name="ce25" table:formula="of:=[.ER64]+TIME(0;1;0)" office:value-type="time" office:time-value="PT15H22M00S" calcext:value-type="time">
            <text:p>15:22</text:p>
          </table:table-cell>
          <table:table-cell table:style-name="ce25" table:formula="of:=[.ES64]+TIME(0;1;0)" office:value-type="time" office:time-value="PT15H52M00S" calcext:value-type="time">
            <text:p>15:52</text:p>
          </table:table-cell>
          <table:table-cell table:style-name="ce25" table:formula="of:=[.ET64]+TIME(0;1;0)" office:value-type="time" office:time-value="PT16H22M00S" calcext:value-type="time">
            <text:p>16:22</text:p>
          </table:table-cell>
          <table:table-cell table:style-name="ce25" table:formula="of:=[.EU64]+TIME(0;1;0)" office:value-type="time" office:time-value="PT16H52M00S" calcext:value-type="time">
            <text:p>16:52</text:p>
          </table:table-cell>
          <table:table-cell table:style-name="ce25" table:formula="of:=[.EV64]+TIME(0;1;0)" office:value-type="time" office:time-value="PT17H22M00S" calcext:value-type="time">
            <text:p>17:22</text:p>
          </table:table-cell>
          <table:table-cell table:style-name="ce25" table:formula="of:=[.EW64]+TIME(0;1;0)" office:value-type="time" office:time-value="PT17H52M00S" calcext:value-type="time">
            <text:p>17:52</text:p>
          </table:table-cell>
          <table:table-cell table:style-name="ce25" table:formula="of:=[.EX64]+TIME(0;1;0)" office:value-type="time" office:time-value="PT18H22M00S" calcext:value-type="time">
            <text:p>18:22</text:p>
          </table:table-cell>
          <table:table-cell table:style-name="ce25" table:formula="of:=[.EY64]+TIME(0;1;0)" office:value-type="time" office:time-value="PT18H52M00S" calcext:value-type="time">
            <text:p>18:52</text:p>
          </table:table-cell>
          <table:table-cell table:style-name="ce25" table:formula="of:=[.EZ64]+TIME(0;1;0)" office:value-type="time" office:time-value="PT19H21M00S" calcext:value-type="time">
            <text:p>19:21</text:p>
          </table:table-cell>
          <table:table-cell table:style-name="ce25" table:formula="of:=[.FA64]+TIME(0;1;0)" office:value-type="time" office:time-value="PT19H51M00S" calcext:value-type="time">
            <text:p>19:51</text:p>
          </table:table-cell>
          <table:table-cell table:style-name="ce25" table:formula="of:=[.FB64]+TIME(0;1;0)" office:value-type="time" office:time-value="PT20H20M00S" calcext:value-type="time">
            <text:p>20:20</text:p>
          </table:table-cell>
          <table:table-cell table:style-name="ce25" table:formula="of:=[.FC64]+TIME(0;1;0)" office:value-type="time" office:time-value="PT20H50M00S" calcext:value-type="time">
            <text:p>20:50</text:p>
          </table:table-cell>
          <table:table-cell table:style-name="ce25" table:formula="of:=[.FD64]+TIME(0;1;0)" office:value-type="time" office:time-value="PT21H18M00S" calcext:value-type="time">
            <text:p>21:18</text:p>
          </table:table-cell>
          <table:table-cell table:style-name="ce25" table:formula="of:=[.FE64]+TIME(0;1;0)" office:value-type="time" office:time-value="PT21H48M00S" calcext:value-type="time">
            <text:p>21:48</text:p>
          </table:table-cell>
          <table:table-cell table:style-name="ce25" table:formula="of:=[.FF64]+TIME(0;1;0)" office:value-type="time" office:time-value="PT22H18M00S" calcext:value-type="time">
            <text:p>22:18</text:p>
          </table:table-cell>
          <table:table-cell table:style-name="ce25" table:formula="of:=[.FG64]+TIME(0;1;0)" office:value-type="time" office:time-value="PT22H48M00S" calcext:value-type="time">
            <text:p>22:48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5" office:value-type="string" calcext:value-type="string">
            <text:p>Klaudyny</text:p>
          </table:table-cell>
          <table:table-cell table:style-name="ce33" office:value-type="string" calcext:value-type="string">
            <text:p>03</text:p>
          </table:table-cell>
          <table:table-cell table:style-name="Default"/>
          <table:table-cell table:style-name="ce25" table:formula="of:=[.DT66]&amp;&quot; &quot;&amp;[.DU66]" office:value-type="string" office:string-value="Klaudyny 03" calcext:value-type="string">
            <text:p>Klaudyny 03</text:p>
          </table:table-cell>
          <table:table-cell table:style-name="ce25" table:formula="of:=[.DX65]+TIME(0;1;0)" office:value-type="time" office:time-value="PT05H19M00S" calcext:value-type="time">
            <text:p>5:19</text:p>
          </table:table-cell>
          <table:table-cell table:style-name="ce25" table:formula="of:=[.DY65]+TIME(0;1;0)" office:value-type="time" office:time-value="PT05H49M00S" calcext:value-type="time">
            <text:p>5:49</text:p>
          </table:table-cell>
          <table:table-cell table:style-name="ce25" table:formula="of:=[.DZ65]+TIME(0;1;0)" office:value-type="time" office:time-value="PT06H21M00S" calcext:value-type="time">
            <text:p>6:21</text:p>
          </table:table-cell>
          <table:table-cell table:style-name="ce25" table:formula="of:=[.EA65]+TIME(0;1;0)" office:value-type="time" office:time-value="PT06H51M00S" calcext:value-type="time">
            <text:p>6:51</text:p>
          </table:table-cell>
          <table:table-cell table:style-name="ce25" table:formula="of:=[.EB65]+TIME(0;1;0)" office:value-type="time" office:time-value="PT07H22M00S" calcext:value-type="time">
            <text:p>7:22</text:p>
          </table:table-cell>
          <table:table-cell table:style-name="ce25" table:formula="of:=[.EC65]+TIME(0;1;0)" office:value-type="time" office:time-value="PT07H54M00S" calcext:value-type="time">
            <text:p>7:54</text:p>
          </table:table-cell>
          <table:table-cell table:style-name="ce25" table:formula="of:=[.ED65]+TIME(0;1;0)" office:value-type="time" office:time-value="PT08H24M00S" calcext:value-type="time">
            <text:p>8:24</text:p>
          </table:table-cell>
          <table:table-cell table:style-name="ce25" table:formula="of:=[.EE65]+TIME(0;1;0)" office:value-type="time" office:time-value="PT08H54M00S" calcext:value-type="time">
            <text:p>8:54</text:p>
          </table:table-cell>
          <table:table-cell table:style-name="ce25" table:formula="of:=[.EF65]+TIME(0;1;0)" office:value-type="time" office:time-value="PT09H23M00S" calcext:value-type="time">
            <text:p>9:23</text:p>
          </table:table-cell>
          <table:table-cell table:style-name="ce25" table:formula="of:=[.EG65]+TIME(0;1;0)" office:value-type="time" office:time-value="PT09H53M00S" calcext:value-type="time">
            <text:p>9:53</text:p>
          </table:table-cell>
          <table:table-cell table:style-name="ce25" table:formula="of:=[.EH65]+TIME(0;1;0)" office:value-type="time" office:time-value="PT10H23M00S" calcext:value-type="time">
            <text:p>10:23</text:p>
          </table:table-cell>
          <table:table-cell table:style-name="ce25" table:formula="of:=[.EI65]+TIME(0;1;0)" office:value-type="time" office:time-value="PT10H53M00S" calcext:value-type="time">
            <text:p>10:53</text:p>
          </table:table-cell>
          <table:table-cell table:style-name="ce25" table:formula="of:=[.EJ65]+TIME(0;1;0)" office:value-type="time" office:time-value="PT11H23M00S" calcext:value-type="time">
            <text:p>11:23</text:p>
          </table:table-cell>
          <table:table-cell table:style-name="ce25" table:formula="of:=[.EK65]+TIME(0;1;0)" office:value-type="time" office:time-value="PT11H53M00S" calcext:value-type="time">
            <text:p>11:53</text:p>
          </table:table-cell>
          <table:table-cell table:style-name="ce25" table:formula="of:=[.EL65]+TIME(0;1;0)" office:value-type="time" office:time-value="PT12H23M00S" calcext:value-type="time">
            <text:p>12:23</text:p>
          </table:table-cell>
          <table:table-cell table:style-name="ce25" table:formula="of:=[.EM65]+TIME(0;1;0)" office:value-type="time" office:time-value="PT12H53M00S" calcext:value-type="time">
            <text:p>12:53</text:p>
          </table:table-cell>
          <table:table-cell table:style-name="ce25" table:formula="of:=[.EN65]+TIME(0;1;0)" office:value-type="time" office:time-value="PT13H23M00S" calcext:value-type="time">
            <text:p>13:23</text:p>
          </table:table-cell>
          <table:table-cell table:style-name="ce25" table:formula="of:=[.EO65]+TIME(0;1;0)" office:value-type="time" office:time-value="PT13H53M00S" calcext:value-type="time">
            <text:p>13:53</text:p>
          </table:table-cell>
          <table:table-cell table:style-name="ce25" table:formula="of:=[.EP65]+TIME(0;1;0)" office:value-type="time" office:time-value="PT14H23M00S" calcext:value-type="time">
            <text:p>14:23</text:p>
          </table:table-cell>
          <table:table-cell table:style-name="ce25" table:formula="of:=[.EQ65]+TIME(0;1;0)" office:value-type="time" office:time-value="PT14H53M00S" calcext:value-type="time">
            <text:p>14:53</text:p>
          </table:table-cell>
          <table:table-cell table:style-name="ce25" table:formula="of:=[.ER65]+TIME(0;1;0)" office:value-type="time" office:time-value="PT15H23M00S" calcext:value-type="time">
            <text:p>15:23</text:p>
          </table:table-cell>
          <table:table-cell table:style-name="ce25" table:formula="of:=[.ES65]+TIME(0;1;0)" office:value-type="time" office:time-value="PT15H53M00S" calcext:value-type="time">
            <text:p>15:53</text:p>
          </table:table-cell>
          <table:table-cell table:style-name="ce25" table:formula="of:=[.ET65]+TIME(0;1;0)" office:value-type="time" office:time-value="PT16H23M00S" calcext:value-type="time">
            <text:p>16:23</text:p>
          </table:table-cell>
          <table:table-cell table:style-name="ce25" table:formula="of:=[.EU65]+TIME(0;1;0)" office:value-type="time" office:time-value="PT16H53M00S" calcext:value-type="time">
            <text:p>16:53</text:p>
          </table:table-cell>
          <table:table-cell table:style-name="ce25" table:formula="of:=[.EV65]+TIME(0;1;0)" office:value-type="time" office:time-value="PT17H23M00S" calcext:value-type="time">
            <text:p>17:23</text:p>
          </table:table-cell>
          <table:table-cell table:style-name="ce25" table:formula="of:=[.EW65]+TIME(0;1;0)" office:value-type="time" office:time-value="PT17H53M00S" calcext:value-type="time">
            <text:p>17:53</text:p>
          </table:table-cell>
          <table:table-cell table:style-name="ce25" table:formula="of:=[.EX65]+TIME(0;1;0)" office:value-type="time" office:time-value="PT18H23M00S" calcext:value-type="time">
            <text:p>18:23</text:p>
          </table:table-cell>
          <table:table-cell table:style-name="ce25" table:formula="of:=[.EY65]+TIME(0;1;0)" office:value-type="time" office:time-value="PT18H53M00S" calcext:value-type="time">
            <text:p>18:53</text:p>
          </table:table-cell>
          <table:table-cell table:style-name="ce25" table:formula="of:=[.EZ65]+TIME(0;1;0)" office:value-type="time" office:time-value="PT19H22M00S" calcext:value-type="time">
            <text:p>19:22</text:p>
          </table:table-cell>
          <table:table-cell table:style-name="ce25" table:formula="of:=[.FA65]+TIME(0;1;0)" office:value-type="time" office:time-value="PT19H52M00S" calcext:value-type="time">
            <text:p>19:52</text:p>
          </table:table-cell>
          <table:table-cell table:style-name="ce25" table:formula="of:=[.FB65]+TIME(0;1;0)" office:value-type="time" office:time-value="PT20H21M00S" calcext:value-type="time">
            <text:p>20:21</text:p>
          </table:table-cell>
          <table:table-cell table:style-name="ce25" table:formula="of:=[.FC65]+TIME(0;1;0)" office:value-type="time" office:time-value="PT20H51M00S" calcext:value-type="time">
            <text:p>20:51</text:p>
          </table:table-cell>
          <table:table-cell table:style-name="ce25" table:formula="of:=[.FD65]+TIME(0;1;0)" office:value-type="time" office:time-value="PT21H19M00S" calcext:value-type="time">
            <text:p>21:19</text:p>
          </table:table-cell>
          <table:table-cell table:style-name="ce25" table:formula="of:=[.FE65]+TIME(0;1;0)" office:value-type="time" office:time-value="PT21H49M00S" calcext:value-type="time">
            <text:p>21:49</text:p>
          </table:table-cell>
          <table:table-cell table:style-name="ce25" table:formula="of:=[.FF65]+TIME(0;1;0)" office:value-type="time" office:time-value="PT22H19M00S" calcext:value-type="time">
            <text:p>22:19</text:p>
          </table:table-cell>
          <table:table-cell table:style-name="ce25" table:formula="of:=[.FG65]+TIME(0;1;0)" office:value-type="time" office:time-value="PT22H49M00S" calcext:value-type="time">
            <text:p>22:49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5" office:value-type="string" calcext:value-type="string">
            <text:p>Sobocka</text:p>
          </table:table-cell>
          <table:table-cell table:style-name="ce33" office:value-type="string" calcext:value-type="string">
            <text:p>01</text:p>
          </table:table-cell>
          <table:table-cell table:style-name="Default"/>
          <table:table-cell table:style-name="ce25" table:formula="of:=[.DT67]&amp;&quot; &quot;&amp;[.DU67]" office:value-type="string" office:string-value="Sobocka 01" calcext:value-type="string">
            <text:p>Sobocka 01</text:p>
          </table:table-cell>
          <table:table-cell table:style-name="ce25" table:formula="of:=[.DX66]+TIME(0;1;0)" office:value-type="time" office:time-value="PT05H20M00S" calcext:value-type="time">
            <text:p>5:20</text:p>
          </table:table-cell>
          <table:table-cell table:style-name="ce25" table:formula="of:=[.DY66]+TIME(0;1;0)" office:value-type="time" office:time-value="PT05H50M00S" calcext:value-type="time">
            <text:p>5:50</text:p>
          </table:table-cell>
          <table:table-cell table:style-name="ce25" table:formula="of:=[.DZ66]+TIME(0;1;0)" office:value-type="time" office:time-value="PT06H22M00S" calcext:value-type="time">
            <text:p>6:22</text:p>
          </table:table-cell>
          <table:table-cell table:style-name="ce25" table:formula="of:=[.EA66]+TIME(0;1;0)" office:value-type="time" office:time-value="PT06H52M00S" calcext:value-type="time">
            <text:p>6:52</text:p>
          </table:table-cell>
          <table:table-cell table:style-name="ce25" table:formula="of:=[.EB66]+TIME(0;1;0)" office:value-type="time" office:time-value="PT07H23M00S" calcext:value-type="time">
            <text:p>7:23</text:p>
          </table:table-cell>
          <table:table-cell table:style-name="ce25" table:formula="of:=[.EC66]+TIME(0;1;0)" office:value-type="time" office:time-value="PT07H55M00S" calcext:value-type="time">
            <text:p>7:55</text:p>
          </table:table-cell>
          <table:table-cell table:style-name="ce25" table:formula="of:=[.ED66]+TIME(0;1;0)" office:value-type="time" office:time-value="PT08H25M00S" calcext:value-type="time">
            <text:p>8:25</text:p>
          </table:table-cell>
          <table:table-cell table:style-name="ce25" table:formula="of:=[.EE66]+TIME(0;1;0)" office:value-type="time" office:time-value="PT08H55M00S" calcext:value-type="time">
            <text:p>8:55</text:p>
          </table:table-cell>
          <table:table-cell table:style-name="ce25" table:formula="of:=[.EF66]+TIME(0;1;0)" office:value-type="time" office:time-value="PT09H24M00S" calcext:value-type="time">
            <text:p>9:24</text:p>
          </table:table-cell>
          <table:table-cell table:style-name="ce25" table:formula="of:=[.EG66]+TIME(0;1;0)" office:value-type="time" office:time-value="PT09H54M00S" calcext:value-type="time">
            <text:p>9:54</text:p>
          </table:table-cell>
          <table:table-cell table:style-name="ce25" table:formula="of:=[.EH66]+TIME(0;1;0)" office:value-type="time" office:time-value="PT10H24M00S" calcext:value-type="time">
            <text:p>10:24</text:p>
          </table:table-cell>
          <table:table-cell table:style-name="ce25" table:formula="of:=[.EI66]+TIME(0;1;0)" office:value-type="time" office:time-value="PT10H54M00S" calcext:value-type="time">
            <text:p>10:54</text:p>
          </table:table-cell>
          <table:table-cell table:style-name="ce25" table:formula="of:=[.EJ66]+TIME(0;1;0)" office:value-type="time" office:time-value="PT11H24M00S" calcext:value-type="time">
            <text:p>11:24</text:p>
          </table:table-cell>
          <table:table-cell table:style-name="ce25" table:formula="of:=[.EK66]+TIME(0;1;0)" office:value-type="time" office:time-value="PT11H54M00S" calcext:value-type="time">
            <text:p>11:54</text:p>
          </table:table-cell>
          <table:table-cell table:style-name="ce25" table:formula="of:=[.EL66]+TIME(0;1;0)" office:value-type="time" office:time-value="PT12H24M00S" calcext:value-type="time">
            <text:p>12:24</text:p>
          </table:table-cell>
          <table:table-cell table:style-name="ce25" table:formula="of:=[.EM66]+TIME(0;1;0)" office:value-type="time" office:time-value="PT12H54M00S" calcext:value-type="time">
            <text:p>12:54</text:p>
          </table:table-cell>
          <table:table-cell table:style-name="ce25" table:formula="of:=[.EN66]+TIME(0;1;0)" office:value-type="time" office:time-value="PT13H24M00S" calcext:value-type="time">
            <text:p>13:24</text:p>
          </table:table-cell>
          <table:table-cell table:style-name="ce25" table:formula="of:=[.EO66]+TIME(0;1;0)" office:value-type="time" office:time-value="PT13H54M00S" calcext:value-type="time">
            <text:p>13:54</text:p>
          </table:table-cell>
          <table:table-cell table:style-name="ce25" table:formula="of:=[.EP66]+TIME(0;1;0)" office:value-type="time" office:time-value="PT14H24M00S" calcext:value-type="time">
            <text:p>14:24</text:p>
          </table:table-cell>
          <table:table-cell table:style-name="ce25" table:formula="of:=[.EQ66]+TIME(0;1;0)" office:value-type="time" office:time-value="PT14H54M00S" calcext:value-type="time">
            <text:p>14:54</text:p>
          </table:table-cell>
          <table:table-cell table:style-name="ce25" table:formula="of:=[.ER66]+TIME(0;1;0)" office:value-type="time" office:time-value="PT15H24M00S" calcext:value-type="time">
            <text:p>15:24</text:p>
          </table:table-cell>
          <table:table-cell table:style-name="ce25" table:formula="of:=[.ES66]+TIME(0;1;0)" office:value-type="time" office:time-value="PT15H54M00S" calcext:value-type="time">
            <text:p>15:54</text:p>
          </table:table-cell>
          <table:table-cell table:style-name="ce25" table:formula="of:=[.ET66]+TIME(0;1;0)" office:value-type="time" office:time-value="PT16H24M00S" calcext:value-type="time">
            <text:p>16:24</text:p>
          </table:table-cell>
          <table:table-cell table:style-name="ce25" table:formula="of:=[.EU66]+TIME(0;1;0)" office:value-type="time" office:time-value="PT16H54M00S" calcext:value-type="time">
            <text:p>16:54</text:p>
          </table:table-cell>
          <table:table-cell table:style-name="ce25" table:formula="of:=[.EV66]+TIME(0;1;0)" office:value-type="time" office:time-value="PT17H24M00S" calcext:value-type="time">
            <text:p>17:24</text:p>
          </table:table-cell>
          <table:table-cell table:style-name="ce25" table:formula="of:=[.EW66]+TIME(0;1;0)" office:value-type="time" office:time-value="PT17H54M00S" calcext:value-type="time">
            <text:p>17:54</text:p>
          </table:table-cell>
          <table:table-cell table:style-name="ce25" table:formula="of:=[.EX66]+TIME(0;1;0)" office:value-type="time" office:time-value="PT18H24M00S" calcext:value-type="time">
            <text:p>18:24</text:p>
          </table:table-cell>
          <table:table-cell table:style-name="ce25" table:formula="of:=[.EY66]+TIME(0;1;0)" office:value-type="time" office:time-value="PT18H54M00S" calcext:value-type="time">
            <text:p>18:54</text:p>
          </table:table-cell>
          <table:table-cell table:style-name="ce25" table:formula="of:=[.EZ66]+TIME(0;1;0)" office:value-type="time" office:time-value="PT19H23M00S" calcext:value-type="time">
            <text:p>19:23</text:p>
          </table:table-cell>
          <table:table-cell table:style-name="ce25" table:formula="of:=[.FA66]+TIME(0;1;0)" office:value-type="time" office:time-value="PT19H53M00S" calcext:value-type="time">
            <text:p>19:53</text:p>
          </table:table-cell>
          <table:table-cell table:style-name="ce25" table:formula="of:=[.FB66]+TIME(0;1;0)" office:value-type="time" office:time-value="PT20H22M00S" calcext:value-type="time">
            <text:p>20:22</text:p>
          </table:table-cell>
          <table:table-cell table:style-name="ce25" table:formula="of:=[.FC66]+TIME(0;1;0)" office:value-type="time" office:time-value="PT20H52M00S" calcext:value-type="time">
            <text:p>20:52</text:p>
          </table:table-cell>
          <table:table-cell table:style-name="ce25" table:formula="of:=[.FD66]+TIME(0;1;0)" office:value-type="time" office:time-value="PT21H20M00S" calcext:value-type="time">
            <text:p>21:20</text:p>
          </table:table-cell>
          <table:table-cell table:style-name="ce25" table:formula="of:=[.FE66]+TIME(0;1;0)" office:value-type="time" office:time-value="PT21H50M00S" calcext:value-type="time">
            <text:p>21:50</text:p>
          </table:table-cell>
          <table:table-cell table:style-name="ce25" table:formula="of:=[.FF66]+TIME(0;1;0)" office:value-type="time" office:time-value="PT22H20M00S" calcext:value-type="time">
            <text:p>22:20</text:p>
          </table:table-cell>
          <table:table-cell table:style-name="ce25" table:formula="of:=[.FG66]+TIME(0;1;0)" office:value-type="time" office:time-value="PT22H50M00S" calcext:value-type="time">
            <text:p>22:50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5" office:value-type="string" calcext:value-type="string">
            <text:p>Rudzka</text:p>
          </table:table-cell>
          <table:table-cell table:style-name="ce39" office:value-type="string" calcext:value-type="string">
            <text:p>03</text:p>
          </table:table-cell>
          <table:table-cell table:style-name="Default"/>
          <table:table-cell table:style-name="ce25" table:formula="of:=[.DT68]&amp;&quot; &quot;&amp;[.DU68]" office:value-type="string" office:string-value="Rudzka 03" calcext:value-type="string">
            <text:p>Rudzka 03</text:p>
          </table:table-cell>
          <table:table-cell table:style-name="ce25" table:formula="of:=[.DX67]+TIME(0;1;0)" office:value-type="time" office:time-value="PT05H21M00S" calcext:value-type="time">
            <text:p>5:21</text:p>
          </table:table-cell>
          <table:table-cell table:style-name="ce25" table:formula="of:=[.DY67]+TIME(0;1;0)" office:value-type="time" office:time-value="PT05H51M00S" calcext:value-type="time">
            <text:p>5:51</text:p>
          </table:table-cell>
          <table:table-cell table:style-name="ce25" table:formula="of:=[.DZ67]+TIME(0;1;0)" office:value-type="time" office:time-value="PT06H23M00S" calcext:value-type="time">
            <text:p>6:23</text:p>
          </table:table-cell>
          <table:table-cell table:style-name="ce25" table:formula="of:=[.EA67]+TIME(0;1;0)" office:value-type="time" office:time-value="PT06H53M00S" calcext:value-type="time">
            <text:p>6:53</text:p>
          </table:table-cell>
          <table:table-cell table:style-name="ce25" table:formula="of:=[.EB67]+TIME(0;1;0)" office:value-type="time" office:time-value="PT07H24M00S" calcext:value-type="time">
            <text:p>7:24</text:p>
          </table:table-cell>
          <table:table-cell table:style-name="ce25" table:formula="of:=[.EC67]+TIME(0;1;0)" office:value-type="time" office:time-value="PT07H56M00S" calcext:value-type="time">
            <text:p>7:56</text:p>
          </table:table-cell>
          <table:table-cell table:style-name="ce25" table:formula="of:=[.ED67]+TIME(0;1;0)" office:value-type="time" office:time-value="PT08H26M00S" calcext:value-type="time">
            <text:p>8:26</text:p>
          </table:table-cell>
          <table:table-cell table:style-name="ce25" table:formula="of:=[.EE67]+TIME(0;1;0)" office:value-type="time" office:time-value="PT08H56M00S" calcext:value-type="time">
            <text:p>8:56</text:p>
          </table:table-cell>
          <table:table-cell table:style-name="ce25" table:formula="of:=[.EF67]+TIME(0;1;0)" office:value-type="time" office:time-value="PT09H25M00S" calcext:value-type="time">
            <text:p>9:25</text:p>
          </table:table-cell>
          <table:table-cell table:style-name="ce25" table:formula="of:=[.EG67]+TIME(0;1;0)" office:value-type="time" office:time-value="PT09H55M00S" calcext:value-type="time">
            <text:p>9:55</text:p>
          </table:table-cell>
          <table:table-cell table:style-name="ce25" table:formula="of:=[.EH67]+TIME(0;1;0)" office:value-type="time" office:time-value="PT10H25M00S" calcext:value-type="time">
            <text:p>10:25</text:p>
          </table:table-cell>
          <table:table-cell table:style-name="ce25" table:formula="of:=[.EI67]+TIME(0;1;0)" office:value-type="time" office:time-value="PT10H55M00S" calcext:value-type="time">
            <text:p>10:55</text:p>
          </table:table-cell>
          <table:table-cell table:style-name="ce25" table:formula="of:=[.EJ67]+TIME(0;1;0)" office:value-type="time" office:time-value="PT11H25M00S" calcext:value-type="time">
            <text:p>11:25</text:p>
          </table:table-cell>
          <table:table-cell table:style-name="ce25" table:formula="of:=[.EK67]+TIME(0;1;0)" office:value-type="time" office:time-value="PT11H55M00S" calcext:value-type="time">
            <text:p>11:55</text:p>
          </table:table-cell>
          <table:table-cell table:style-name="ce25" table:formula="of:=[.EL67]+TIME(0;1;0)" office:value-type="time" office:time-value="PT12H25M00S" calcext:value-type="time">
            <text:p>12:25</text:p>
          </table:table-cell>
          <table:table-cell table:style-name="ce25" table:formula="of:=[.EM67]+TIME(0;1;0)" office:value-type="time" office:time-value="PT12H55M00S" calcext:value-type="time">
            <text:p>12:55</text:p>
          </table:table-cell>
          <table:table-cell table:style-name="ce25" table:formula="of:=[.EN67]+TIME(0;1;0)" office:value-type="time" office:time-value="PT13H25M00S" calcext:value-type="time">
            <text:p>13:25</text:p>
          </table:table-cell>
          <table:table-cell table:style-name="ce25" table:formula="of:=[.EO67]+TIME(0;1;0)" office:value-type="time" office:time-value="PT13H55M00S" calcext:value-type="time">
            <text:p>13:55</text:p>
          </table:table-cell>
          <table:table-cell table:style-name="ce25" table:formula="of:=[.EP67]+TIME(0;1;0)" office:value-type="time" office:time-value="PT14H25M00S" calcext:value-type="time">
            <text:p>14:25</text:p>
          </table:table-cell>
          <table:table-cell table:style-name="ce25" table:formula="of:=[.EQ67]+TIME(0;1;0)" office:value-type="time" office:time-value="PT14H55M00S" calcext:value-type="time">
            <text:p>14:55</text:p>
          </table:table-cell>
          <table:table-cell table:style-name="ce25" table:formula="of:=[.ER67]+TIME(0;1;0)" office:value-type="time" office:time-value="PT15H25M00S" calcext:value-type="time">
            <text:p>15:25</text:p>
          </table:table-cell>
          <table:table-cell table:style-name="ce25" table:formula="of:=[.ES67]+TIME(0;1;0)" office:value-type="time" office:time-value="PT15H55M00S" calcext:value-type="time">
            <text:p>15:55</text:p>
          </table:table-cell>
          <table:table-cell table:style-name="ce25" table:formula="of:=[.ET67]+TIME(0;1;0)" office:value-type="time" office:time-value="PT16H25M00S" calcext:value-type="time">
            <text:p>16:25</text:p>
          </table:table-cell>
          <table:table-cell table:style-name="ce25" table:formula="of:=[.EU67]+TIME(0;1;0)" office:value-type="time" office:time-value="PT16H55M00S" calcext:value-type="time">
            <text:p>16:55</text:p>
          </table:table-cell>
          <table:table-cell table:style-name="ce25" table:formula="of:=[.EV67]+TIME(0;1;0)" office:value-type="time" office:time-value="PT17H25M00S" calcext:value-type="time">
            <text:p>17:25</text:p>
          </table:table-cell>
          <table:table-cell table:style-name="ce25" table:formula="of:=[.EW67]+TIME(0;1;0)" office:value-type="time" office:time-value="PT17H55M00S" calcext:value-type="time">
            <text:p>17:55</text:p>
          </table:table-cell>
          <table:table-cell table:style-name="ce25" table:formula="of:=[.EX67]+TIME(0;1;0)" office:value-type="time" office:time-value="PT18H25M00S" calcext:value-type="time">
            <text:p>18:25</text:p>
          </table:table-cell>
          <table:table-cell table:style-name="ce25" table:formula="of:=[.EY67]+TIME(0;1;0)" office:value-type="time" office:time-value="PT18H55M00S" calcext:value-type="time">
            <text:p>18:55</text:p>
          </table:table-cell>
          <table:table-cell table:style-name="ce25" table:formula="of:=[.EZ67]+TIME(0;1;0)" office:value-type="time" office:time-value="PT19H24M00S" calcext:value-type="time">
            <text:p>19:24</text:p>
          </table:table-cell>
          <table:table-cell table:style-name="ce25" table:formula="of:=[.FA67]+TIME(0;1;0)" office:value-type="time" office:time-value="PT19H54M00S" calcext:value-type="time">
            <text:p>19:54</text:p>
          </table:table-cell>
          <table:table-cell table:style-name="ce25" table:formula="of:=[.FB67]+TIME(0;1;0)" office:value-type="time" office:time-value="PT20H23M00S" calcext:value-type="time">
            <text:p>20:23</text:p>
          </table:table-cell>
          <table:table-cell table:style-name="ce25" table:formula="of:=[.FC67]+TIME(0;1;0)" office:value-type="time" office:time-value="PT20H53M00S" calcext:value-type="time">
            <text:p>20:53</text:p>
          </table:table-cell>
          <table:table-cell table:style-name="ce25" table:formula="of:=[.FD67]+TIME(0;1;0)" office:value-type="time" office:time-value="PT21H21M00S" calcext:value-type="time">
            <text:p>21:21</text:p>
          </table:table-cell>
          <table:table-cell table:style-name="ce25" table:formula="of:=[.FE67]+TIME(0;1;0)" office:value-type="time" office:time-value="PT21H51M00S" calcext:value-type="time">
            <text:p>21:51</text:p>
          </table:table-cell>
          <table:table-cell table:style-name="ce25" table:formula="of:=[.FF67]+TIME(0;1;0)" office:value-type="time" office:time-value="PT22H21M00S" calcext:value-type="time">
            <text:p>22:21</text:p>
          </table:table-cell>
          <table:table-cell table:style-name="ce25" table:formula="of:=[.FG67]+TIME(0;1;0)" office:value-type="time" office:time-value="PT22H51M00S" calcext:value-type="time">
            <text:p>22:51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5" office:value-type="string" calcext:value-type="string">
            <text:p>Os. Potok</text:p>
          </table:table-cell>
          <table:table-cell table:style-name="ce39" office:value-type="string" calcext:value-type="string">
            <text:p>01</text:p>
          </table:table-cell>
          <table:table-cell table:style-name="Default"/>
          <table:table-cell table:style-name="ce25" table:formula="of:=[.DT69]&amp;&quot; &quot;&amp;[.DU69]" office:value-type="string" office:string-value="Os. Potok 01" calcext:value-type="string">
            <text:p>Os. Potok 01</text:p>
          </table:table-cell>
          <table:table-cell table:style-name="ce25" table:formula="of:=[.DX68]+TIME(0;0;0)" office:value-type="time" office:time-value="PT05H21M00S" calcext:value-type="time">
            <text:p>5:21</text:p>
          </table:table-cell>
          <table:table-cell table:style-name="ce25" table:formula="of:=[.DY68]+TIME(0;0;0)" office:value-type="time" office:time-value="PT05H51M00S" calcext:value-type="time">
            <text:p>5:51</text:p>
          </table:table-cell>
          <table:table-cell table:style-name="ce25" table:formula="of:=[.DZ68]+TIME(0;1;0)" office:value-type="time" office:time-value="PT06H24M00S" calcext:value-type="time">
            <text:p>6:24</text:p>
          </table:table-cell>
          <table:table-cell table:style-name="ce25" table:formula="of:=[.EA68]+TIME(0;1;0)" office:value-type="time" office:time-value="PT06H54M00S" calcext:value-type="time">
            <text:p>6:54</text:p>
          </table:table-cell>
          <table:table-cell table:style-name="ce25" table:formula="of:=[.EB68]+TIME(0;1;0)" office:value-type="time" office:time-value="PT07H25M00S" calcext:value-type="time">
            <text:p>7:25</text:p>
          </table:table-cell>
          <table:table-cell table:style-name="ce25" table:formula="of:=[.EC68]+TIME(0;1;0)" office:value-type="time" office:time-value="PT07H57M00S" calcext:value-type="time">
            <text:p>7:57</text:p>
          </table:table-cell>
          <table:table-cell table:style-name="ce25" table:formula="of:=[.ED68]+TIME(0;1;0)" office:value-type="time" office:time-value="PT08H27M00S" calcext:value-type="time">
            <text:p>8:27</text:p>
          </table:table-cell>
          <table:table-cell table:style-name="ce25" table:formula="of:=[.EE68]+TIME(0;1;0)" office:value-type="time" office:time-value="PT08H57M00S" calcext:value-type="time">
            <text:p>8:57</text:p>
          </table:table-cell>
          <table:table-cell table:style-name="ce25" table:formula="of:=[.EF68]+TIME(0;1;0)" office:value-type="time" office:time-value="PT09H26M00S" calcext:value-type="time">
            <text:p>9:26</text:p>
          </table:table-cell>
          <table:table-cell table:style-name="ce25" table:formula="of:=[.EG68]+TIME(0;1;0)" office:value-type="time" office:time-value="PT09H56M00S" calcext:value-type="time">
            <text:p>9:56</text:p>
          </table:table-cell>
          <table:table-cell table:style-name="ce25" table:formula="of:=[.EH68]+TIME(0;1;0)" office:value-type="time" office:time-value="PT10H26M00S" calcext:value-type="time">
            <text:p>10:26</text:p>
          </table:table-cell>
          <table:table-cell table:style-name="ce25" table:formula="of:=[.EI68]+TIME(0;1;0)" office:value-type="time" office:time-value="PT10H56M00S" calcext:value-type="time">
            <text:p>10:56</text:p>
          </table:table-cell>
          <table:table-cell table:style-name="ce25" table:formula="of:=[.EJ68]+TIME(0;1;0)" office:value-type="time" office:time-value="PT11H26M00S" calcext:value-type="time">
            <text:p>11:26</text:p>
          </table:table-cell>
          <table:table-cell table:style-name="ce25" table:formula="of:=[.EK68]+TIME(0;1;0)" office:value-type="time" office:time-value="PT11H56M00S" calcext:value-type="time">
            <text:p>11:56</text:p>
          </table:table-cell>
          <table:table-cell table:style-name="ce25" table:formula="of:=[.EL68]+TIME(0;1;0)" office:value-type="time" office:time-value="PT12H26M00S" calcext:value-type="time">
            <text:p>12:26</text:p>
          </table:table-cell>
          <table:table-cell table:style-name="ce25" table:formula="of:=[.EM68]+TIME(0;1;0)" office:value-type="time" office:time-value="PT12H56M00S" calcext:value-type="time">
            <text:p>12:56</text:p>
          </table:table-cell>
          <table:table-cell table:style-name="ce25" table:formula="of:=[.EN68]+TIME(0;1;0)" office:value-type="time" office:time-value="PT13H26M00S" calcext:value-type="time">
            <text:p>13:26</text:p>
          </table:table-cell>
          <table:table-cell table:style-name="ce25" table:formula="of:=[.EO68]+TIME(0;1;0)" office:value-type="time" office:time-value="PT13H56M00S" calcext:value-type="time">
            <text:p>13:56</text:p>
          </table:table-cell>
          <table:table-cell table:style-name="ce25" table:formula="of:=[.EP68]+TIME(0;1;0)" office:value-type="time" office:time-value="PT14H26M00S" calcext:value-type="time">
            <text:p>14:26</text:p>
          </table:table-cell>
          <table:table-cell table:style-name="ce25" table:formula="of:=[.EQ68]+TIME(0;1;0)" office:value-type="time" office:time-value="PT14H56M00S" calcext:value-type="time">
            <text:p>14:56</text:p>
          </table:table-cell>
          <table:table-cell table:style-name="ce25" table:formula="of:=[.ER68]+TIME(0;1;0)" office:value-type="time" office:time-value="PT15H26M00S" calcext:value-type="time">
            <text:p>15:26</text:p>
          </table:table-cell>
          <table:table-cell table:style-name="ce25" table:formula="of:=[.ES68]+TIME(0;1;0)" office:value-type="time" office:time-value="PT15H56M00S" calcext:value-type="time">
            <text:p>15:56</text:p>
          </table:table-cell>
          <table:table-cell table:style-name="ce25" table:formula="of:=[.ET68]+TIME(0;1;0)" office:value-type="time" office:time-value="PT16H26M00S" calcext:value-type="time">
            <text:p>16:26</text:p>
          </table:table-cell>
          <table:table-cell table:style-name="ce25" table:formula="of:=[.EU68]+TIME(0;1;0)" office:value-type="time" office:time-value="PT16H56M00S" calcext:value-type="time">
            <text:p>16:56</text:p>
          </table:table-cell>
          <table:table-cell table:style-name="ce25" table:formula="of:=[.EV68]+TIME(0;1;0)" office:value-type="time" office:time-value="PT17H26M00S" calcext:value-type="time">
            <text:p>17:26</text:p>
          </table:table-cell>
          <table:table-cell table:style-name="ce25" table:formula="of:=[.EW68]+TIME(0;1;0)" office:value-type="time" office:time-value="PT17H56M00S" calcext:value-type="time">
            <text:p>17:56</text:p>
          </table:table-cell>
          <table:table-cell table:style-name="ce25" table:formula="of:=[.EX68]+TIME(0;1;0)" office:value-type="time" office:time-value="PT18H26M00S" calcext:value-type="time">
            <text:p>18:26</text:p>
          </table:table-cell>
          <table:table-cell table:style-name="ce25" table:formula="of:=[.EY68]+TIME(0;1;0)" office:value-type="time" office:time-value="PT18H56M00S" calcext:value-type="time">
            <text:p>18:56</text:p>
          </table:table-cell>
          <table:table-cell table:style-name="ce25" table:formula="of:=[.EZ68]+TIME(0;1;0)" office:value-type="time" office:time-value="PT19H25M00S" calcext:value-type="time">
            <text:p>19:25</text:p>
          </table:table-cell>
          <table:table-cell table:style-name="ce25" table:formula="of:=[.FA68]+TIME(0;1;0)" office:value-type="time" office:time-value="PT19H55M00S" calcext:value-type="time">
            <text:p>19:55</text:p>
          </table:table-cell>
          <table:table-cell table:style-name="ce25" table:formula="of:=[.FB68]+TIME(0;1;0)" office:value-type="time" office:time-value="PT20H24M00S" calcext:value-type="time">
            <text:p>20:24</text:p>
          </table:table-cell>
          <table:table-cell table:style-name="ce25" table:formula="of:=[.FC68]+TIME(0;1;0)" office:value-type="time" office:time-value="PT20H54M00S" calcext:value-type="time">
            <text:p>20:54</text:p>
          </table:table-cell>
          <table:table-cell table:style-name="ce25" table:formula="of:=[.FD68]+TIME(0;0;0)" office:value-type="time" office:time-value="PT21H21M00S" calcext:value-type="time">
            <text:p>21:21</text:p>
          </table:table-cell>
          <table:table-cell table:style-name="ce25" table:formula="of:=[.FE68]+TIME(0;0;0)" office:value-type="time" office:time-value="PT21H51M00S" calcext:value-type="time">
            <text:p>21:51</text:p>
          </table:table-cell>
          <table:table-cell table:style-name="ce25" table:formula="of:=[.FF68]+TIME(0;0;0)" office:value-type="time" office:time-value="PT22H21M00S" calcext:value-type="time">
            <text:p>22:21</text:p>
          </table:table-cell>
          <table:table-cell table:style-name="ce25" table:formula="of:=[.FG68]+TIME(0;0;0)" office:value-type="time" office:time-value="PT22H51M00S" calcext:value-type="time">
            <text:p>22:51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5" office:value-type="string" calcext:value-type="string">
            <text:p>Marymont-Potok</text:p>
          </table:table-cell>
          <table:table-cell table:style-name="ce39" office:value-type="string" calcext:value-type="string">
            <text:p>01</text:p>
          </table:table-cell>
          <table:table-cell table:style-name="Default"/>
          <table:table-cell table:style-name="ce25" table:formula="of:=[.DT70]&amp;&quot; &quot;&amp;[.DU70]" office:value-type="string" office:string-value="Marymont-Potok 01" calcext:value-type="string">
            <text:p>Marymont-Potok 01</text:p>
          </table:table-cell>
          <table:table-cell table:style-name="ce25" table:formula="of:=[.DX69]+TIME(0;2;0)" office:value-type="time" office:time-value="PT05H23M00S" calcext:value-type="time">
            <text:p>5:23</text:p>
          </table:table-cell>
          <table:table-cell table:style-name="ce25" table:formula="of:=[.DY69]+TIME(0;2;0)" office:value-type="time" office:time-value="PT05H53M00S" calcext:value-type="time">
            <text:p>5:53</text:p>
          </table:table-cell>
          <table:table-cell table:style-name="ce25" table:formula="of:=[.DZ69]+TIME(0;2;0)" office:value-type="time" office:time-value="PT06H26M00S" calcext:value-type="time">
            <text:p>6:26</text:p>
          </table:table-cell>
          <table:table-cell table:style-name="ce25" table:formula="of:=[.EA69]+TIME(0;2;0)" office:value-type="time" office:time-value="PT06H56M00S" calcext:value-type="time">
            <text:p>6:56</text:p>
          </table:table-cell>
          <table:table-cell table:style-name="ce25" table:formula="of:=[.EB69]+TIME(0;2;0)" office:value-type="time" office:time-value="PT07H27M00S" calcext:value-type="time">
            <text:p>7:27</text:p>
          </table:table-cell>
          <table:table-cell table:style-name="ce25" table:formula="of:=[.EC69]+TIME(0;2;0)" office:value-type="time" office:time-value="PT07H59M00S" calcext:value-type="time">
            <text:p>7:59</text:p>
          </table:table-cell>
          <table:table-cell table:style-name="ce25" table:formula="of:=[.ED69]+TIME(0;2;0)" office:value-type="time" office:time-value="PT08H29M00S" calcext:value-type="time">
            <text:p>8:29</text:p>
          </table:table-cell>
          <table:table-cell table:style-name="ce25" table:formula="of:=[.EE69]+TIME(0;2;0)" office:value-type="time" office:time-value="PT08H59M00S" calcext:value-type="time">
            <text:p>8:59</text:p>
          </table:table-cell>
          <table:table-cell table:style-name="ce25" table:formula="of:=[.EF69]+TIME(0;2;0)" office:value-type="time" office:time-value="PT09H28M00S" calcext:value-type="time">
            <text:p>9:28</text:p>
          </table:table-cell>
          <table:table-cell table:style-name="ce25" table:formula="of:=[.EG69]+TIME(0;2;0)" office:value-type="time" office:time-value="PT09H58M00S" calcext:value-type="time">
            <text:p>9:58</text:p>
          </table:table-cell>
          <table:table-cell table:style-name="ce25" table:formula="of:=[.EH69]+TIME(0;2;0)" office:value-type="time" office:time-value="PT10H28M00S" calcext:value-type="time">
            <text:p>10:28</text:p>
          </table:table-cell>
          <table:table-cell table:style-name="ce25" table:formula="of:=[.EI69]+TIME(0;2;0)" office:value-type="time" office:time-value="PT10H58M00S" calcext:value-type="time">
            <text:p>10:58</text:p>
          </table:table-cell>
          <table:table-cell table:style-name="ce25" table:formula="of:=[.EJ69]+TIME(0;2;0)" office:value-type="time" office:time-value="PT11H28M00S" calcext:value-type="time">
            <text:p>11:28</text:p>
          </table:table-cell>
          <table:table-cell table:style-name="ce25" table:formula="of:=[.EK69]+TIME(0;2;0)" office:value-type="time" office:time-value="PT11H58M00S" calcext:value-type="time">
            <text:p>11:58</text:p>
          </table:table-cell>
          <table:table-cell table:style-name="ce25" table:formula="of:=[.EL69]+TIME(0;2;0)" office:value-type="time" office:time-value="PT12H28M00S" calcext:value-type="time">
            <text:p>12:28</text:p>
          </table:table-cell>
          <table:table-cell table:style-name="ce25" table:formula="of:=[.EM69]+TIME(0;2;0)" office:value-type="time" office:time-value="PT12H58M00S" calcext:value-type="time">
            <text:p>12:58</text:p>
          </table:table-cell>
          <table:table-cell table:style-name="ce25" table:formula="of:=[.EN69]+TIME(0;2;0)" office:value-type="time" office:time-value="PT13H28M00S" calcext:value-type="time">
            <text:p>13:28</text:p>
          </table:table-cell>
          <table:table-cell table:style-name="ce25" table:formula="of:=[.EO69]+TIME(0;2;0)" office:value-type="time" office:time-value="PT13H58M00S" calcext:value-type="time">
            <text:p>13:58</text:p>
          </table:table-cell>
          <table:table-cell table:style-name="ce25" table:formula="of:=[.EP69]+TIME(0;2;0)" office:value-type="time" office:time-value="PT14H28M00S" calcext:value-type="time">
            <text:p>14:28</text:p>
          </table:table-cell>
          <table:table-cell table:style-name="ce25" table:formula="of:=[.EQ69]+TIME(0;2;0)" office:value-type="time" office:time-value="PT14H58M00S" calcext:value-type="time">
            <text:p>14:58</text:p>
          </table:table-cell>
          <table:table-cell table:style-name="ce25" table:formula="of:=[.ER69]+TIME(0;2;0)" office:value-type="time" office:time-value="PT15H28M00S" calcext:value-type="time">
            <text:p>15:28</text:p>
          </table:table-cell>
          <table:table-cell table:style-name="ce25" table:formula="of:=[.ES69]+TIME(0;2;0)" office:value-type="time" office:time-value="PT15H58M00S" calcext:value-type="time">
            <text:p>15:58</text:p>
          </table:table-cell>
          <table:table-cell table:style-name="ce25" table:formula="of:=[.ET69]+TIME(0;2;0)" office:value-type="time" office:time-value="PT16H28M00S" calcext:value-type="time">
            <text:p>16:28</text:p>
          </table:table-cell>
          <table:table-cell table:style-name="ce25" table:formula="of:=[.EU69]+TIME(0;2;0)" office:value-type="time" office:time-value="PT16H58M00S" calcext:value-type="time">
            <text:p>16:58</text:p>
          </table:table-cell>
          <table:table-cell table:style-name="ce25" table:formula="of:=[.EV69]+TIME(0;2;0)" office:value-type="time" office:time-value="PT17H28M00S" calcext:value-type="time">
            <text:p>17:28</text:p>
          </table:table-cell>
          <table:table-cell table:style-name="ce25" table:formula="of:=[.EW69]+TIME(0;2;0)" office:value-type="time" office:time-value="PT17H58M00S" calcext:value-type="time">
            <text:p>17:58</text:p>
          </table:table-cell>
          <table:table-cell table:style-name="ce25" table:formula="of:=[.EX69]+TIME(0;2;0)" office:value-type="time" office:time-value="PT18H28M00S" calcext:value-type="time">
            <text:p>18:28</text:p>
          </table:table-cell>
          <table:table-cell table:style-name="ce25" table:formula="of:=[.EY69]+TIME(0;2;0)" office:value-type="time" office:time-value="PT18H58M00S" calcext:value-type="time">
            <text:p>18:58</text:p>
          </table:table-cell>
          <table:table-cell table:style-name="ce25" table:formula="of:=[.EZ69]+TIME(0;2;0)" office:value-type="time" office:time-value="PT19H27M00S" calcext:value-type="time">
            <text:p>19:27</text:p>
          </table:table-cell>
          <table:table-cell table:style-name="ce25" table:formula="of:=[.FA69]+TIME(0;2;0)" office:value-type="time" office:time-value="PT19H57M00S" calcext:value-type="time">
            <text:p>19:57</text:p>
          </table:table-cell>
          <table:table-cell table:style-name="ce25" table:formula="of:=[.FB69]+TIME(0;2;0)" office:value-type="time" office:time-value="PT20H26M00S" calcext:value-type="time">
            <text:p>20:26</text:p>
          </table:table-cell>
          <table:table-cell table:style-name="ce25" table:formula="of:=[.FC69]+TIME(0;2;0)" office:value-type="time" office:time-value="PT20H56M00S" calcext:value-type="time">
            <text:p>20:56</text:p>
          </table:table-cell>
          <table:table-cell table:style-name="ce25" table:formula="of:=[.FD69]+TIME(0;2;0)" office:value-type="time" office:time-value="PT21H23M00S" calcext:value-type="time">
            <text:p>21:23</text:p>
          </table:table-cell>
          <table:table-cell table:style-name="ce25" table:formula="of:=[.FE69]+TIME(0;2;0)" office:value-type="time" office:time-value="PT21H53M00S" calcext:value-type="time">
            <text:p>21:53</text:p>
          </table:table-cell>
          <table:table-cell table:style-name="ce25" table:formula="of:=[.FF69]+TIME(0;2;0)" office:value-type="time" office:time-value="PT22H23M00S" calcext:value-type="time">
            <text:p>22:23</text:p>
          </table:table-cell>
          <table:table-cell table:style-name="ce25" table:formula="of:=[.FG69]+TIME(0;2;0)" office:value-type="time" office:time-value="PT22H53M00S" calcext:value-type="time">
            <text:p>22:53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5" office:value-type="string" calcext:value-type="string">
            <text:p>Bohomolca</text:p>
          </table:table-cell>
          <table:table-cell table:style-name="ce39" office:value-type="string" calcext:value-type="string">
            <text:p>01</text:p>
          </table:table-cell>
          <table:table-cell table:style-name="Default"/>
          <table:table-cell table:style-name="ce25" table:formula="of:=[.DT71]&amp;&quot; &quot;&amp;[.DU71]" office:value-type="string" office:string-value="Bohomolca 01" calcext:value-type="string">
            <text:p>Bohomolca 01</text:p>
          </table:table-cell>
          <table:table-cell table:style-name="ce25" table:formula="of:=[.DX70]+TIME(0;1;0)" office:value-type="time" office:time-value="PT05H24M00S" calcext:value-type="time">
            <text:p>5:24</text:p>
          </table:table-cell>
          <table:table-cell table:style-name="ce25" table:formula="of:=[.DY70]+TIME(0;1;0)" office:value-type="time" office:time-value="PT05H54M00S" calcext:value-type="time">
            <text:p>5:54</text:p>
          </table:table-cell>
          <table:table-cell table:style-name="ce25" table:formula="of:=[.DZ70]+TIME(0;1;0)" office:value-type="time" office:time-value="PT06H27M00S" calcext:value-type="time">
            <text:p>6:27</text:p>
          </table:table-cell>
          <table:table-cell table:style-name="ce25" table:formula="of:=[.EA70]+TIME(0;1;0)" office:value-type="time" office:time-value="PT06H57M00S" calcext:value-type="time">
            <text:p>6:57</text:p>
          </table:table-cell>
          <table:table-cell table:style-name="ce25" table:formula="of:=[.EB70]+TIME(0;1;0)" office:value-type="time" office:time-value="PT07H28M00S" calcext:value-type="time">
            <text:p>7:28</text:p>
          </table:table-cell>
          <table:table-cell table:style-name="ce25" table:formula="of:=[.EC70]+TIME(0;1;0)" office:value-type="time" office:time-value="PT08H00M00S" calcext:value-type="time">
            <text:p>8:00</text:p>
          </table:table-cell>
          <table:table-cell table:style-name="ce25" table:formula="of:=[.ED70]+TIME(0;1;0)" office:value-type="time" office:time-value="PT08H30M00S" calcext:value-type="time">
            <text:p>8:30</text:p>
          </table:table-cell>
          <table:table-cell table:style-name="ce25" table:formula="of:=[.EE70]+TIME(0;1;0)" office:value-type="time" office:time-value="PT09H00M00S" calcext:value-type="time">
            <text:p>9:00</text:p>
          </table:table-cell>
          <table:table-cell table:style-name="ce25" table:formula="of:=[.EF70]+TIME(0;1;0)" office:value-type="time" office:time-value="PT09H29M00S" calcext:value-type="time">
            <text:p>9:29</text:p>
          </table:table-cell>
          <table:table-cell table:style-name="ce25" table:formula="of:=[.EG70]+TIME(0;1;0)" office:value-type="time" office:time-value="PT09H59M00S" calcext:value-type="time">
            <text:p>9:59</text:p>
          </table:table-cell>
          <table:table-cell table:style-name="ce25" table:formula="of:=[.EH70]+TIME(0;1;0)" office:value-type="time" office:time-value="PT10H29M00S" calcext:value-type="time">
            <text:p>10:29</text:p>
          </table:table-cell>
          <table:table-cell table:style-name="ce25" table:formula="of:=[.EI70]+TIME(0;1;0)" office:value-type="time" office:time-value="PT10H59M00S" calcext:value-type="time">
            <text:p>10:59</text:p>
          </table:table-cell>
          <table:table-cell table:style-name="ce25" table:formula="of:=[.EJ70]+TIME(0;1;0)" office:value-type="time" office:time-value="PT11H29M00S" calcext:value-type="time">
            <text:p>11:29</text:p>
          </table:table-cell>
          <table:table-cell table:style-name="ce25" table:formula="of:=[.EK70]+TIME(0;1;0)" office:value-type="time" office:time-value="PT11H59M00S" calcext:value-type="time">
            <text:p>11:59</text:p>
          </table:table-cell>
          <table:table-cell table:style-name="ce25" table:formula="of:=[.EL70]+TIME(0;1;0)" office:value-type="time" office:time-value="PT12H29M00S" calcext:value-type="time">
            <text:p>12:29</text:p>
          </table:table-cell>
          <table:table-cell table:style-name="ce25" table:formula="of:=[.EM70]+TIME(0;1;0)" office:value-type="time" office:time-value="PT12H59M00S" calcext:value-type="time">
            <text:p>12:59</text:p>
          </table:table-cell>
          <table:table-cell table:style-name="ce25" table:formula="of:=[.EN70]+TIME(0;1;0)" office:value-type="time" office:time-value="PT13H29M00S" calcext:value-type="time">
            <text:p>13:29</text:p>
          </table:table-cell>
          <table:table-cell table:style-name="ce25" table:formula="of:=[.EO70]+TIME(0;1;0)" office:value-type="time" office:time-value="PT13H59M00S" calcext:value-type="time">
            <text:p>13:59</text:p>
          </table:table-cell>
          <table:table-cell table:style-name="ce25" table:formula="of:=[.EP70]+TIME(0;1;0)" office:value-type="time" office:time-value="PT14H29M00S" calcext:value-type="time">
            <text:p>14:29</text:p>
          </table:table-cell>
          <table:table-cell table:style-name="ce25" table:formula="of:=[.EQ70]+TIME(0;1;0)" office:value-type="time" office:time-value="PT14H59M00S" calcext:value-type="time">
            <text:p>14:59</text:p>
          </table:table-cell>
          <table:table-cell table:style-name="ce25" table:formula="of:=[.ER70]+TIME(0;1;0)" office:value-type="time" office:time-value="PT15H29M00S" calcext:value-type="time">
            <text:p>15:29</text:p>
          </table:table-cell>
          <table:table-cell table:style-name="ce25" table:formula="of:=[.ES70]+TIME(0;1;0)" office:value-type="time" office:time-value="PT15H59M00S" calcext:value-type="time">
            <text:p>15:59</text:p>
          </table:table-cell>
          <table:table-cell table:style-name="ce25" table:formula="of:=[.ET70]+TIME(0;1;0)" office:value-type="time" office:time-value="PT16H29M00S" calcext:value-type="time">
            <text:p>16:29</text:p>
          </table:table-cell>
          <table:table-cell table:style-name="ce25" table:formula="of:=[.EU70]+TIME(0;1;0)" office:value-type="time" office:time-value="PT16H59M00S" calcext:value-type="time">
            <text:p>16:59</text:p>
          </table:table-cell>
          <table:table-cell table:style-name="ce25" table:formula="of:=[.EV70]+TIME(0;1;0)" office:value-type="time" office:time-value="PT17H29M00S" calcext:value-type="time">
            <text:p>17:29</text:p>
          </table:table-cell>
          <table:table-cell table:style-name="ce25" table:formula="of:=[.EW70]+TIME(0;1;0)" office:value-type="time" office:time-value="PT17H59M00S" calcext:value-type="time">
            <text:p>17:59</text:p>
          </table:table-cell>
          <table:table-cell table:style-name="ce25" table:formula="of:=[.EX70]+TIME(0;1;0)" office:value-type="time" office:time-value="PT18H29M00S" calcext:value-type="time">
            <text:p>18:29</text:p>
          </table:table-cell>
          <table:table-cell table:style-name="ce25" table:formula="of:=[.EY70]+TIME(0;1;0)" office:value-type="time" office:time-value="PT18H59M00S" calcext:value-type="time">
            <text:p>18:59</text:p>
          </table:table-cell>
          <table:table-cell table:style-name="ce25" table:formula="of:=[.EZ70]+TIME(0;1;0)" office:value-type="time" office:time-value="PT19H28M00S" calcext:value-type="time">
            <text:p>19:28</text:p>
          </table:table-cell>
          <table:table-cell table:style-name="ce25" table:formula="of:=[.FA70]+TIME(0;1;0)" office:value-type="time" office:time-value="PT19H58M00S" calcext:value-type="time">
            <text:p>19:58</text:p>
          </table:table-cell>
          <table:table-cell table:style-name="ce25" table:formula="of:=[.FB70]+TIME(0;1;0)" office:value-type="time" office:time-value="PT20H27M00S" calcext:value-type="time">
            <text:p>20:27</text:p>
          </table:table-cell>
          <table:table-cell table:style-name="ce25" table:formula="of:=[.FC70]+TIME(0;1;0)" office:value-type="time" office:time-value="PT20H57M00S" calcext:value-type="time">
            <text:p>20:57</text:p>
          </table:table-cell>
          <table:table-cell table:style-name="ce25" table:formula="of:=[.FD70]+TIME(0;1;0)" office:value-type="time" office:time-value="PT21H24M00S" calcext:value-type="time">
            <text:p>21:24</text:p>
          </table:table-cell>
          <table:table-cell table:style-name="ce25" table:formula="of:=[.FE70]+TIME(0;1;0)" office:value-type="time" office:time-value="PT21H54M00S" calcext:value-type="time">
            <text:p>21:54</text:p>
          </table:table-cell>
          <table:table-cell table:style-name="ce25" table:formula="of:=[.FF70]+TIME(0;1;0)" office:value-type="time" office:time-value="PT22H24M00S" calcext:value-type="time">
            <text:p>22:24</text:p>
          </table:table-cell>
          <table:table-cell table:style-name="ce25" table:formula="of:=[.FG70]+TIME(0;1;0)" office:value-type="time" office:time-value="PT22H54M00S" calcext:value-type="time">
            <text:p>22:54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20"/>
          <table:table-cell table:style-name="ce25" office:value-type="string" calcext:value-type="string">
            <text:p>Pl. Wilsona</text:p>
          </table:table-cell>
          <table:table-cell table:style-name="ce39" office:value-type="string" calcext:value-type="string">
            <text:p>03</text:p>
          </table:table-cell>
          <table:table-cell table:style-name="Default"/>
          <table:table-cell table:style-name="ce25" table:formula="of:=[.DT72]&amp;&quot; &quot;&amp;[.DU72]" office:value-type="string" office:string-value="Pl. Wilsona 03" calcext:value-type="string">
            <text:p>Pl. Wilsona 03</text:p>
          </table:table-cell>
          <table:table-cell table:style-name="ce25" table:formula="of:=[.DX71]+TIME(0;1;0)" office:value-type="time" office:time-value="PT05H25M00S" calcext:value-type="time">
            <text:p>5:25</text:p>
          </table:table-cell>
          <table:table-cell table:style-name="ce25" table:formula="of:=[.DY71]+TIME(0;1;0)" office:value-type="time" office:time-value="PT05H55M00S" calcext:value-type="time">
            <text:p>5:55</text:p>
          </table:table-cell>
          <table:table-cell table:style-name="ce25" table:formula="of:=[.DZ71]+TIME(0;1;0)" office:value-type="time" office:time-value="PT06H28M00S" calcext:value-type="time">
            <text:p>6:28</text:p>
          </table:table-cell>
          <table:table-cell table:style-name="ce25" table:formula="of:=[.EA71]+TIME(0;1;0)" office:value-type="time" office:time-value="PT06H58M00S" calcext:value-type="time">
            <text:p>6:58</text:p>
          </table:table-cell>
          <table:table-cell table:style-name="ce25" table:formula="of:=[.EB71]+TIME(0;1;0)" office:value-type="time" office:time-value="PT07H29M00S" calcext:value-type="time">
            <text:p>7:29</text:p>
          </table:table-cell>
          <table:table-cell table:style-name="ce25" table:formula="of:=[.EC71]+TIME(0;1;0)" office:value-type="time" office:time-value="PT08H01M00S" calcext:value-type="time">
            <text:p>8:01</text:p>
          </table:table-cell>
          <table:table-cell table:style-name="ce25" table:formula="of:=[.ED71]+TIME(0;1;0)" office:value-type="time" office:time-value="PT08H31M00S" calcext:value-type="time">
            <text:p>8:31</text:p>
          </table:table-cell>
          <table:table-cell table:style-name="ce25" table:formula="of:=[.EE71]+TIME(0;1;0)" office:value-type="time" office:time-value="PT09H01M00S" calcext:value-type="time">
            <text:p>9:01</text:p>
          </table:table-cell>
          <table:table-cell table:style-name="ce25" table:formula="of:=[.EF71]+TIME(0;1;0)" office:value-type="time" office:time-value="PT09H30M00S" calcext:value-type="time">
            <text:p>9:30</text:p>
          </table:table-cell>
          <table:table-cell table:style-name="ce25" table:formula="of:=[.EG71]+TIME(0;1;0)" office:value-type="time" office:time-value="PT10H00M00S" calcext:value-type="time">
            <text:p>10:00</text:p>
          </table:table-cell>
          <table:table-cell table:style-name="ce25" table:formula="of:=[.EH71]+TIME(0;1;0)" office:value-type="time" office:time-value="PT10H30M00S" calcext:value-type="time">
            <text:p>10:30</text:p>
          </table:table-cell>
          <table:table-cell table:style-name="ce25" table:formula="of:=[.EI71]+TIME(0;1;0)" office:value-type="time" office:time-value="PT11H00M00S" calcext:value-type="time">
            <text:p>11:00</text:p>
          </table:table-cell>
          <table:table-cell table:style-name="ce25" table:formula="of:=[.EJ71]+TIME(0;1;0)" office:value-type="time" office:time-value="PT11H30M00S" calcext:value-type="time">
            <text:p>11:30</text:p>
          </table:table-cell>
          <table:table-cell table:style-name="ce25" table:formula="of:=[.EK71]+TIME(0;1;0)" office:value-type="time" office:time-value="PT12H00M00S" calcext:value-type="time">
            <text:p>12:00</text:p>
          </table:table-cell>
          <table:table-cell table:style-name="ce25" table:formula="of:=[.EL71]+TIME(0;1;0)" office:value-type="time" office:time-value="PT12H30M00S" calcext:value-type="time">
            <text:p>12:30</text:p>
          </table:table-cell>
          <table:table-cell table:style-name="ce25" table:formula="of:=[.EM71]+TIME(0;1;0)" office:value-type="time" office:time-value="PT13H00M00S" calcext:value-type="time">
            <text:p>13:00</text:p>
          </table:table-cell>
          <table:table-cell table:style-name="ce25" table:formula="of:=[.EN71]+TIME(0;1;0)" office:value-type="time" office:time-value="PT13H30M00S" calcext:value-type="time">
            <text:p>13:30</text:p>
          </table:table-cell>
          <table:table-cell table:style-name="ce25" table:formula="of:=[.EO71]+TIME(0;1;0)" office:value-type="time" office:time-value="PT14H00M00S" calcext:value-type="time">
            <text:p>14:00</text:p>
          </table:table-cell>
          <table:table-cell table:style-name="ce25" table:formula="of:=[.EP71]+TIME(0;1;0)" office:value-type="time" office:time-value="PT14H30M00S" calcext:value-type="time">
            <text:p>14:30</text:p>
          </table:table-cell>
          <table:table-cell table:style-name="ce25" table:formula="of:=[.EQ71]+TIME(0;1;0)" office:value-type="time" office:time-value="PT15H00M00S" calcext:value-type="time">
            <text:p>15:00</text:p>
          </table:table-cell>
          <table:table-cell table:style-name="ce25" table:formula="of:=[.ER71]+TIME(0;1;0)" office:value-type="time" office:time-value="PT15H30M00S" calcext:value-type="time">
            <text:p>15:30</text:p>
          </table:table-cell>
          <table:table-cell table:style-name="ce25" table:formula="of:=[.ES71]+TIME(0;1;0)" office:value-type="time" office:time-value="PT16H00M00S" calcext:value-type="time">
            <text:p>16:00</text:p>
          </table:table-cell>
          <table:table-cell table:style-name="ce25" table:formula="of:=[.ET71]+TIME(0;1;0)" office:value-type="time" office:time-value="PT16H30M00S" calcext:value-type="time">
            <text:p>16:30</text:p>
          </table:table-cell>
          <table:table-cell table:style-name="ce25" table:formula="of:=[.EU71]+TIME(0;1;0)" office:value-type="time" office:time-value="PT17H00M00S" calcext:value-type="time">
            <text:p>17:00</text:p>
          </table:table-cell>
          <table:table-cell table:style-name="ce25" table:formula="of:=[.EV71]+TIME(0;1;0)" office:value-type="time" office:time-value="PT17H30M00S" calcext:value-type="time">
            <text:p>17:30</text:p>
          </table:table-cell>
          <table:table-cell table:style-name="ce25" table:formula="of:=[.EW71]+TIME(0;1;0)" office:value-type="time" office:time-value="PT18H00M00S" calcext:value-type="time">
            <text:p>18:00</text:p>
          </table:table-cell>
          <table:table-cell table:style-name="ce25" table:formula="of:=[.EX71]+TIME(0;1;0)" office:value-type="time" office:time-value="PT18H30M00S" calcext:value-type="time">
            <text:p>18:30</text:p>
          </table:table-cell>
          <table:table-cell table:style-name="ce25" table:formula="of:=[.EY71]+TIME(0;1;0)" office:value-type="time" office:time-value="PT19H00M00S" calcext:value-type="time">
            <text:p>19:00</text:p>
          </table:table-cell>
          <table:table-cell table:style-name="ce25" table:formula="of:=[.EZ71]+TIME(0;1;0)" office:value-type="time" office:time-value="PT19H29M00S" calcext:value-type="time">
            <text:p>19:29</text:p>
          </table:table-cell>
          <table:table-cell table:style-name="ce25" table:formula="of:=[.FA71]+TIME(0;1;0)" office:value-type="time" office:time-value="PT19H59M00S" calcext:value-type="time">
            <text:p>19:59</text:p>
          </table:table-cell>
          <table:table-cell table:style-name="ce25" table:formula="of:=[.FB71]+TIME(0;1;0)" office:value-type="time" office:time-value="PT20H28M00S" calcext:value-type="time">
            <text:p>20:28</text:p>
          </table:table-cell>
          <table:table-cell table:style-name="ce25" table:formula="of:=[.FC71]+TIME(0;1;0)" office:value-type="time" office:time-value="PT20H58M00S" calcext:value-type="time">
            <text:p>20:58</text:p>
          </table:table-cell>
          <table:table-cell table:style-name="ce25" table:formula="of:=[.FD71]+TIME(0;1;0)" office:value-type="time" office:time-value="PT21H25M00S" calcext:value-type="time">
            <text:p>21:25</text:p>
          </table:table-cell>
          <table:table-cell table:style-name="ce25" table:formula="of:=[.FE71]+TIME(0;1;0)" office:value-type="time" office:time-value="PT21H55M00S" calcext:value-type="time">
            <text:p>21:55</text:p>
          </table:table-cell>
          <table:table-cell table:style-name="ce25" table:formula="of:=[.FF71]+TIME(0;1;0)" office:value-type="time" office:time-value="PT22H25M00S" calcext:value-type="time">
            <text:p>22:25</text:p>
          </table:table-cell>
          <table:table-cell table:style-name="ce25" table:formula="of:=[.FG71]+TIME(0;1;0)" office:value-type="time" office:time-value="PT22H55M00S" calcext:value-type="time">
            <text:p>22:55</text:p>
          </table:table-cell>
          <table:table-cell table:style-name="ce25" table:number-columns-repeated="2"/>
          <table:table-cell table:number-columns-repeated="65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94"/>
          <table:table-cell table:style-name="ce237"/>
          <table:table-cell table:number-columns-repeated="25"/>
          <table:table-cell table:style-name="ce25" office:value-type="string" calcext:value-type="string">
            <text:p>Pl. Wilsona</text:p>
          </table:table-cell>
          <table:table-cell table:style-name="ce39" office:value-type="string" calcext:value-type="string">
            <text:p>18</text:p>
          </table:table-cell>
          <table:table-cell table:style-name="Default"/>
          <table:table-cell table:style-name="ce25" table:formula="of:=[.DT73]&amp;&quot; &quot;&amp;[.DU73]" office:value-type="string" office:string-value="Pl. Wilsona 18" calcext:value-type="string">
            <text:p>Pl. Wilsona 18</text:p>
          </table:table-cell>
          <table:table-cell table:style-name="ce25" table:formula="of:=[.DX72]+TIME(0;2;0)" office:value-type="time" office:time-value="PT05H27M00S" calcext:value-type="time">
            <text:p>5:27</text:p>
          </table:table-cell>
          <table:table-cell table:style-name="ce25" table:formula="of:=[.DY72]+TIME(0;2;0)" office:value-type="time" office:time-value="PT05H57M00S" calcext:value-type="time">
            <text:p>5:57</text:p>
          </table:table-cell>
          <table:table-cell table:style-name="ce25" table:formula="of:=[.DZ72]+TIME(0;2;0)" office:value-type="time" office:time-value="PT06H30M00S" calcext:value-type="time">
            <text:p>6:30</text:p>
          </table:table-cell>
          <table:table-cell table:style-name="ce25" table:formula="of:=[.EA72]+TIME(0;2;0)" office:value-type="time" office:time-value="PT07H00M00S" calcext:value-type="time">
            <text:p>7:00</text:p>
          </table:table-cell>
          <table:table-cell table:style-name="ce25" table:formula="of:=[.EB72]+TIME(0;2;0)" office:value-type="time" office:time-value="PT07H31M00S" calcext:value-type="time">
            <text:p>7:31</text:p>
          </table:table-cell>
          <table:table-cell table:style-name="ce25" table:formula="of:=[.EC72]+TIME(0;2;0)" office:value-type="time" office:time-value="PT08H03M00S" calcext:value-type="time">
            <text:p>8:03</text:p>
          </table:table-cell>
          <table:table-cell table:style-name="ce25" table:formula="of:=[.ED72]+TIME(0;2;0)" office:value-type="time" office:time-value="PT08H33M00S" calcext:value-type="time">
            <text:p>8:33</text:p>
          </table:table-cell>
          <table:table-cell table:style-name="ce25" table:formula="of:=[.EE72]+TIME(0;2;0)" office:value-type="time" office:time-value="PT09H03M00S" calcext:value-type="time">
            <text:p>9:03</text:p>
          </table:table-cell>
          <table:table-cell table:style-name="ce25" table:formula="of:=[.EF72]+TIME(0;2;0)" office:value-type="time" office:time-value="PT09H32M00S" calcext:value-type="time">
            <text:p>9:32</text:p>
          </table:table-cell>
          <table:table-cell table:style-name="ce25" table:formula="of:=[.EG72]+TIME(0;2;0)" office:value-type="time" office:time-value="PT10H02M00S" calcext:value-type="time">
            <text:p>10:02</text:p>
          </table:table-cell>
          <table:table-cell table:style-name="ce25" table:formula="of:=[.EH72]+TIME(0;2;0)" office:value-type="time" office:time-value="PT10H32M00S" calcext:value-type="time">
            <text:p>10:32</text:p>
          </table:table-cell>
          <table:table-cell table:style-name="ce25" table:formula="of:=[.EI72]+TIME(0;2;0)" office:value-type="time" office:time-value="PT11H02M00S" calcext:value-type="time">
            <text:p>11:02</text:p>
          </table:table-cell>
          <table:table-cell table:style-name="ce25" table:formula="of:=[.EJ72]+TIME(0;2;0)" office:value-type="time" office:time-value="PT11H32M00S" calcext:value-type="time">
            <text:p>11:32</text:p>
          </table:table-cell>
          <table:table-cell table:style-name="ce25" table:formula="of:=[.EK72]+TIME(0;2;0)" office:value-type="time" office:time-value="PT12H02M00S" calcext:value-type="time">
            <text:p>12:02</text:p>
          </table:table-cell>
          <table:table-cell table:style-name="ce25" table:formula="of:=[.EL72]+TIME(0;2;0)" office:value-type="time" office:time-value="PT12H32M00S" calcext:value-type="time">
            <text:p>12:32</text:p>
          </table:table-cell>
          <table:table-cell table:style-name="ce25" table:formula="of:=[.EM72]+TIME(0;2;0)" office:value-type="time" office:time-value="PT13H02M00S" calcext:value-type="time">
            <text:p>13:02</text:p>
          </table:table-cell>
          <table:table-cell table:style-name="ce25" table:formula="of:=[.EN72]+TIME(0;2;0)" office:value-type="time" office:time-value="PT13H32M00S" calcext:value-type="time">
            <text:p>13:32</text:p>
          </table:table-cell>
          <table:table-cell table:style-name="ce25" table:formula="of:=[.EO72]+TIME(0;2;0)" office:value-type="time" office:time-value="PT14H02M00S" calcext:value-type="time">
            <text:p>14:02</text:p>
          </table:table-cell>
          <table:table-cell table:style-name="ce25" table:formula="of:=[.EP72]+TIME(0;2;0)" office:value-type="time" office:time-value="PT14H32M00S" calcext:value-type="time">
            <text:p>14:32</text:p>
          </table:table-cell>
          <table:table-cell table:style-name="ce25" table:formula="of:=[.EQ72]+TIME(0;2;0)" office:value-type="time" office:time-value="PT15H02M00S" calcext:value-type="time">
            <text:p>15:02</text:p>
          </table:table-cell>
          <table:table-cell table:style-name="ce25" table:formula="of:=[.ER72]+TIME(0;2;0)" office:value-type="time" office:time-value="PT15H32M00S" calcext:value-type="time">
            <text:p>15:32</text:p>
          </table:table-cell>
          <table:table-cell table:style-name="ce25" table:formula="of:=[.ES72]+TIME(0;2;0)" office:value-type="time" office:time-value="PT16H02M00S" calcext:value-type="time">
            <text:p>16:02</text:p>
          </table:table-cell>
          <table:table-cell table:style-name="ce25" table:formula="of:=[.ET72]+TIME(0;2;0)" office:value-type="time" office:time-value="PT16H32M00S" calcext:value-type="time">
            <text:p>16:32</text:p>
          </table:table-cell>
          <table:table-cell table:style-name="ce25" table:formula="of:=[.EU72]+TIME(0;2;0)" office:value-type="time" office:time-value="PT17H02M00S" calcext:value-type="time">
            <text:p>17:02</text:p>
          </table:table-cell>
          <table:table-cell table:style-name="ce25" table:formula="of:=[.EV72]+TIME(0;2;0)" office:value-type="time" office:time-value="PT17H32M00S" calcext:value-type="time">
            <text:p>17:32</text:p>
          </table:table-cell>
          <table:table-cell table:style-name="ce25" table:formula="of:=[.EW72]+TIME(0;2;0)" office:value-type="time" office:time-value="PT18H02M00S" calcext:value-type="time">
            <text:p>18:02</text:p>
          </table:table-cell>
          <table:table-cell table:style-name="ce25" table:formula="of:=[.EX72]+TIME(0;2;0)" office:value-type="time" office:time-value="PT18H32M00S" calcext:value-type="time">
            <text:p>18:32</text:p>
          </table:table-cell>
          <table:table-cell table:style-name="ce25" table:formula="of:=[.EY72]+TIME(0;2;0)" office:value-type="time" office:time-value="PT19H02M00S" calcext:value-type="time">
            <text:p>19:02</text:p>
          </table:table-cell>
          <table:table-cell table:style-name="ce25" table:formula="of:=[.EZ72]+TIME(0;2;0)" office:value-type="time" office:time-value="PT19H31M00S" calcext:value-type="time">
            <text:p>19:31</text:p>
          </table:table-cell>
          <table:table-cell table:style-name="ce25" table:formula="of:=[.FA72]+TIME(0;2;0)" office:value-type="time" office:time-value="PT20H01M00S" calcext:value-type="time">
            <text:p>20:01</text:p>
          </table:table-cell>
          <table:table-cell table:style-name="ce25" table:formula="of:=[.FB72]+TIME(0;2;0)" office:value-type="time" office:time-value="PT20H30M00S" calcext:value-type="time">
            <text:p>20:30</text:p>
          </table:table-cell>
          <table:table-cell table:style-name="ce25" table:formula="of:=[.FC72]+TIME(0;2;0)" office:value-type="time" office:time-value="PT21H00M00S" calcext:value-type="time">
            <text:p>21:00</text:p>
          </table:table-cell>
          <table:table-cell table:style-name="ce25" table:formula="of:=[.FD72]+TIME(0;2;0)" office:value-type="time" office:time-value="PT21H27M00S" calcext:value-type="time">
            <text:p>21:27</text:p>
          </table:table-cell>
          <table:table-cell table:style-name="ce25" office:value-type="string" calcext:value-type="string">
            <text:p>-</text:p>
          </table:table-cell>
          <table:table-cell table:style-name="ce25" table:formula="of:=[.FF72]+TIME(0;2;0)" office:value-type="time" office:time-value="PT22H27M00S" calcext:value-type="time">
            <text:p>22:27</text:p>
          </table:table-cell>
          <table:table-cell table:style-name="ce25" office:value-type="string" calcext:value-type="string">
            <text:p>-</text:p>
          </table:table-cell>
          <table:table-cell table:style-name="ce25" table:number-columns-repeated="2"/>
          <table:table-cell table:number-columns-repeated="65"/>
        </table:table-row>
        <table:table-row table:style-name="ro1" table:number-rows-repeated="3">
          <table:table-cell table:style-name="ce2"/>
          <table:table-cell table:style-name="Default"/>
          <table:table-cell table:style-name="ce2"/>
          <table:table-cell table:number-columns-repeated="94"/>
          <table:table-cell table:style-name="ce237"/>
          <table:table-cell table:number-columns-repeated="25"/>
          <table:table-cell table:style-name="Default"/>
          <table:table-cell/>
          <table:table-cell table:style-name="Default" table:number-columns-repeated="5"/>
          <table:table-cell table:number-columns-repeated="100"/>
        </table:table-row>
        <table:table-row table:style-name="ro1" table:number-rows-repeated="5">
          <table:table-cell table:style-name="ce2"/>
          <table:table-cell table:style-name="Default"/>
          <table:table-cell table:style-name="ce2"/>
          <table:table-cell table:number-columns-repeated="94"/>
          <table:table-cell table:style-name="ce237"/>
          <table:table-cell table:number-columns-repeated="25"/>
          <table:table-cell table:style-name="Default"/>
          <table:table-cell/>
          <table:table-cell table:style-name="Default" table:number-columns-repeated="5"/>
          <table:table-cell table:number-columns-repeated="100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94"/>
          <table:table-cell table:style-name="ce237"/>
          <table:table-cell table:number-columns-repeated="25"/>
          <table:table-cell table:style-name="Default"/>
          <table:table-cell/>
          <table:table-cell table:style-name="Default" table:number-columns-repeated="5"/>
          <table:table-cell table:number-columns-repeated="100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94"/>
          <table:table-cell table:style-name="ce237"/>
          <table:table-cell table:number-columns-repeated="25"/>
          <table:table-cell table:style-name="Default"/>
          <table:table-cell/>
          <table:table-cell table:style-name="Default" table:number-columns-repeated="5"/>
          <table:table-cell table:number-columns-repeated="100"/>
        </table:table-row>
        <table:table-row table:style-name="ro1">
          <table:table-cell table:style-name="ce8"/>
          <table:table-cell table:style-name="ce54"/>
          <table:table-cell table:style-name="ce8"/>
          <table:table-cell table:style-name="ce89" table:number-columns-repeated="3"/>
          <table:table-cell table:style-name="ce54" table:number-columns-repeated="27"/>
          <table:table-cell/>
          <table:table-cell table:style-name="ce54" table:number-columns-repeated="2"/>
          <table:table-cell table:style-name="ce89" table:number-columns-repeated="61"/>
          <table:table-cell table:style-name="ce256"/>
          <table:table-cell table:style-name="ce89"/>
          <table:table-cell table:style-name="ce54" table:number-columns-repeated="19"/>
          <table:table-cell/>
          <table:table-cell table:style-name="ce54" table:number-columns-repeated="111"/>
        </table:table-row>
        <table:table-row table:style-name="ro4" table:number-rows-repeated="36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5">
          <table:table-cell table:number-columns-repeated="230"/>
        </table:table-row>
        <table:table-row table:style-name="ro1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number-columns-repeated="132"/>
        </table:table-row>
        <table:table-row table:style-name="ro4" table:number-rows-repeated="2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1" table:number-rows-repeated="9">
          <table:table-cell table:number-columns-repeated="36"/>
          <table:table-cell table:style-name="Default" table:number-columns-repeated="52"/>
          <table:table-cell table:style-name="ce32"/>
          <table:table-cell table:style-name="ce42" table:number-columns-repeated="4"/>
          <table:table-cell table:style-name="ce49" table:number-columns-repeated="4"/>
          <table:table-cell table:style-name="ce59"/>
          <table:table-cell table:style-name="ce42"/>
          <table:table-cell table:number-columns-repeated="131"/>
        </table:table-row>
        <table:table-row table:style-name="ro4">
          <table:table-cell table:number-columns-repeated="36"/>
          <table:table-cell table:style-name="Default" table:number-columns-repeated="52"/>
          <table:table-cell table:style-name="ce32" table:number-columns-repeated="5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41">
          <table:table-cell table:number-columns-repeated="36"/>
          <table:table-cell table:style-name="ce30" table:number-columns-repeated="52"/>
          <table:table-cell table:style-name="ce40" table:number-columns-repeated="9"/>
          <table:table-cell table:style-name="ce53"/>
          <table:table-cell table:style-name="ce45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2" table:number-columns-repeated="57"/>
          <table:table-cell table:style-name="ce40" table:number-columns-repeated="4"/>
          <table:table-cell table:style-name="ce56"/>
          <table:table-cell table:style-name="ce34"/>
          <table:table-cell table:number-columns-repeated="131"/>
        </table:table-row>
        <table:table-row table:style-name="ro4" table:number-rows-repeated="3">
          <table:table-cell table:number-columns-repeated="36"/>
          <table:table-cell table:style-name="ce34" table:number-columns-repeated="57"/>
          <table:table-cell table:style-name="ce45" table:number-columns-repeated="4"/>
          <table:table-cell table:style-name="ce57"/>
          <table:table-cell table:style-name="ce34"/>
          <table:table-cell table:number-columns-repeated="131"/>
        </table:table-row>
        <table:table-row table:style-name="ro4" table:number-rows-repeated="2">
          <table:table-cell table:number-columns-repeated="36"/>
          <table:table-cell table:style-name="ce37" table:number-columns-repeated="57"/>
          <table:table-cell table:style-name="ce48" table:number-columns-repeated="4"/>
          <table:table-cell table:style-name="ce58"/>
          <table:table-cell table:style-name="ce37"/>
          <table:table-cell table:number-columns-repeated="131"/>
        </table:table-row>
        <table:table-row table:style-name="ro1" table:number-rows-repeated="1047375">
          <table:table-cell table:number-columns-repeated="230"/>
        </table:table-row>
        <table:table-row table:style-name="ro1">
          <table:table-cell table:number-columns-repeated="230"/>
        </table:table-row>
        <calcext:conditional-formats>
          <calcext:conditional-format calcext:target-range-address="DP.FD45:DP.FI45 DP.DW4:DP.FI30 DP.DW46:DP.FI73 DP.DT4:DP.DU30 DP.DT46:DP.DU73 DP.DX45:DP.DY45">
            <calcext:condition calcext:apply-style-name="Bez tytułu1" calcext:value="formula-is(MOD(ROW();2)=0)" calcext:base-cell-address="DP.DT4"/>
            <calcext:condition calcext:apply-style-name="Bez tytułu2" calcext:value="formula-is(MOD(ROW();2)=1)" calcext:base-cell-address="DP.DT4"/>
          </calcext:conditional-format>
        </calcext:conditional-formats>
      </table:table>
      <table:table table:name="DŚ" table:style-name="ta1" table:print-ranges="DŚ.DI1:DŚ.EU30 DŚ.DI43:DŚ.EU73 DŚ.A85:DŚ.AD86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2" table:default-cell-style-name="ce85"/>
        <table:table-column table:style-name="co4" table:default-cell-style-name="ce85"/>
        <table:table-column table:style-name="co4" table:number-columns-repeated="27" table:default-cell-style-name="Default"/>
        <table:table-column table:style-name="co5" table:default-cell-style-name="ce54"/>
        <table:table-column table:style-name="co4" table:number-columns-repeated="2" table:default-cell-style-name="Default"/>
        <table:table-column table:style-name="co6" table:default-cell-style-name="ce85"/>
        <table:table-column table:style-name="co7" table:number-columns-repeated="4" table:default-cell-style-name="ce85"/>
        <table:table-column table:style-name="co31" table:default-cell-style-name="ce85"/>
        <table:table-column table:style-name="co7" table:number-columns-repeated="13" table:default-cell-style-name="ce85"/>
        <table:table-column table:style-name="co9" table:default-cell-style-name="ce85"/>
        <table:table-column table:style-name="co10" table:default-cell-style-name="ce85"/>
        <table:table-column table:style-name="co32" table:default-cell-style-name="ce85"/>
        <table:table-column table:style-name="co12" table:default-cell-style-name="ce85"/>
        <table:table-column table:style-name="co7" table:number-columns-repeated="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16" table:number-columns-repeated="3" table:default-cell-style-name="ce85"/>
        <table:table-column table:style-name="co31" table:default-cell-style-name="ce85"/>
        <table:table-column table:style-name="co16" table:number-columns-repeated="6" table:default-cell-style-name="ce85"/>
        <table:table-column table:style-name="co15" table:default-cell-style-name="ce85"/>
        <table:table-column table:style-name="co16" table:number-columns-repeated="6" table:default-cell-style-name="ce85"/>
        <table:table-column table:style-name="co19" table:default-cell-style-name="ce17"/>
        <table:table-column table:style-name="co20" table:default-cell-style-name="ce17"/>
        <table:table-column table:style-name="co32" table:default-cell-style-name="ce255"/>
        <table:table-column table:style-name="co12" table:default-cell-style-name="ce85"/>
        <table:table-column table:style-name="co4" table:number-columns-repeated="19" table:default-cell-style-name="Default"/>
        <table:table-column table:style-name="co22" table:default-cell-style-name="ce54"/>
        <table:table-column table:style-name="co4" table:number-columns-repeated="2" table:default-cell-style-name="Default"/>
        <table:table-column table:style-name="co33" table:number-columns-repeated="2" table:default-cell-style-name="ce401"/>
        <table:table-column table:style-name="co25" table:default-cell-style-name="ce85"/>
        <table:table-column table:style-name="co4" table:default-cell-style-name="Default"/>
        <table:table-column table:style-name="co26" table:default-cell-style-name="ce85"/>
        <table:table-column table:style-name="co25" table:default-cell-style-name="ce85"/>
        <table:table-column table:style-name="co27" table:number-columns-repeated="2" table:default-cell-style-name="ce85"/>
        <table:table-column table:style-name="co28" table:default-cell-style-name="ce85"/>
        <table:table-column table:style-name="co28" table:number-columns-repeated="35" table:default-cell-style-name="Default"/>
        <table:table-column table:style-name="co29" table:number-columns-repeated="7" table:default-cell-style-name="Default"/>
        <table:table-column table:style-name="co34" table:number-columns-repeated="3" table:default-cell-style-name="Default"/>
        <table:table-column table:style-name="co29" table:number-columns-repeated="16" table:default-cell-style-name="Default"/>
        <table:table-column table:style-name="co4" table:default-cell-style-name="Default"/>
        <table:table-column table:style-name="co30" table:number-columns-repeated="7" table:default-cell-style-name="Default"/>
        <table:table-row table:style-name="ro1">
          <table:table-cell table:style-name="ce1"/>
          <table:table-cell table:style-name="Default" table:number-columns-repeated="5"/>
          <table:table-cell table:number-columns-repeated="103"/>
          <table:table-cell table:style-name="Default"/>
          <table:table-cell/>
          <table:table-cell table:style-name="Default"/>
          <table:table-cell table:style-name="ce271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number-columns-repeated="28"/>
          <table:table-cell table:style-name="ce194"/>
          <table:table-cell table:style-name="ce195" table:number-columns-repeated="5"/>
        </table:table-row>
        <table:table-row table:style-name="ro1">
          <table:table-cell table:style-name="Default" table:number-columns-repeated="6"/>
          <table:table-cell table:number-columns-repeated="103"/>
          <table:table-cell table:style-name="Default"/>
          <table:table-cell/>
          <table:table-cell table:style-name="Default"/>
          <table:table-cell table:style-name="ce272"/>
          <table:covered-table-cell table:number-columns-repeated="4" table:style-name="ce104"/>
          <table:covered-table-cell table:number-columns-repeated="34" table:style-name="ce30"/>
          <table:table-cell table:number-columns-repeated="28"/>
          <table:table-cell table:style-name="ce92"/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100"/>
          <table:table-cell table:style-name="ce85"/>
          <table:table-cell table:number-columns-repeated="2"/>
          <table:table-cell table:style-name="Default"/>
          <table:table-cell/>
          <table:table-cell table:style-name="Default"/>
          <table:table-cell table:style-name="ce97" office:value-type="string" calcext:value-type="string">
            <text:p>Przystanek</text:p>
          </table:table-cell>
          <table:covered-table-cell table:number-columns-repeated="4" table:style-name="ce104"/>
          <table:covered-table-cell table:number-columns-repeated="34" table:style-name="ce30"/>
          <table:table-cell table:number-columns-repeated="28"/>
          <table:table-cell table:style-name="ce92"/>
          <table:table-cell table:number-columns-repeated="5"/>
        </table:table-row>
        <table:table-row table:style-name="ro4">
          <table:table-cell table:style-name="Default" table:number-columns-repeated="6"/>
          <table:table-cell table:number-columns-repeated="103"/>
          <table:table-cell table:style-name="ce112" office:value-type="string" calcext:value-type="string">
            <text:p>Pl. Wilsona</text:p>
          </table:table-cell>
          <table:table-cell table:style-name="ce114" office:value-type="string" calcext:value-type="string">
            <text:p>18</text:p>
          </table:table-cell>
          <table:table-cell table:style-name="Default"/>
          <table:table-cell table:style-name="ce112" table:formula="of:=[.DF4]&amp;&quot; &quot;&amp;[.DG4]" office:value-type="string" office:string-value="Pl. Wilsona 18" calcext:value-type="string">
            <text:p>Pl. Wilsona 18</text:p>
          </table:table-cell>
          <table:table-cell table:style-name="ce112" office:value-type="time" office:time-value="PT04H58M00S" calcext:value-type="time">
            <text:p>4:58</text:p>
          </table:table-cell>
          <table:table-cell table:style-name="ce112" office:value-type="time" office:time-value="PT05H28M00S" calcext:value-type="time">
            <text:p>5:28</text:p>
          </table:table-cell>
          <table:table-cell table:style-name="ce112" office:value-type="time" office:time-value="PT05H58M00S" calcext:value-type="time">
            <text:p>5:58</text:p>
          </table:table-cell>
          <table:table-cell table:style-name="ce112" office:value-type="time" office:time-value="PT06H28M00S" calcext:value-type="time">
            <text:p>6:28</text:p>
          </table:table-cell>
          <table:table-cell table:style-name="ce112" office:value-type="time" office:time-value="PT06H58M00S" calcext:value-type="time">
            <text:p>6:58</text:p>
          </table:table-cell>
          <table:table-cell table:style-name="ce112" office:value-type="time" office:time-value="PT07H28M00S" calcext:value-type="time">
            <text:p>7:28</text:p>
          </table:table-cell>
          <table:table-cell table:style-name="ce112" office:value-type="time" office:time-value="PT07H58M00S" calcext:value-type="time">
            <text:p>7:58</text:p>
          </table:table-cell>
          <table:table-cell table:style-name="ce112" office:value-type="time" office:time-value="PT08H28M00S" calcext:value-type="time">
            <text:p>8:28</text:p>
          </table:table-cell>
          <table:table-cell table:style-name="ce112" office:value-type="time" office:time-value="PT08H58M00S" calcext:value-type="time">
            <text:p>8:58</text:p>
          </table:table-cell>
          <table:table-cell table:style-name="ce112" office:value-type="time" office:time-value="PT09H28M00S" calcext:value-type="time">
            <text:p>9:28</text:p>
          </table:table-cell>
          <table:table-cell table:style-name="ce112" office:value-type="time" office:time-value="PT09H58M00S" calcext:value-type="time">
            <text:p>9:58</text:p>
          </table:table-cell>
          <table:table-cell table:style-name="ce112" office:value-type="time" office:time-value="PT10H28M00S" calcext:value-type="time">
            <text:p>10:28</text:p>
          </table:table-cell>
          <table:table-cell table:style-name="ce112" office:value-type="time" office:time-value="PT10H58M00S" calcext:value-type="time">
            <text:p>10:58</text:p>
          </table:table-cell>
          <table:table-cell table:style-name="ce112" office:value-type="time" office:time-value="PT11H28M00S" calcext:value-type="time">
            <text:p>11:28</text:p>
          </table:table-cell>
          <table:table-cell table:style-name="ce112" office:value-type="time" office:time-value="PT11H58M00S" calcext:value-type="time">
            <text:p>11:58</text:p>
          </table:table-cell>
          <table:table-cell table:style-name="ce112" office:value-type="time" office:time-value="PT12H28M00S" calcext:value-type="time">
            <text:p>12:28</text:p>
          </table:table-cell>
          <table:table-cell table:style-name="ce112" office:value-type="time" office:time-value="PT12H58M00S" calcext:value-type="time">
            <text:p>12:58</text:p>
          </table:table-cell>
          <table:table-cell table:style-name="ce112" office:value-type="time" office:time-value="PT13H28M00S" calcext:value-type="time">
            <text:p>13:28</text:p>
          </table:table-cell>
          <table:table-cell table:style-name="ce112" office:value-type="time" office:time-value="PT13H58M00S" calcext:value-type="time">
            <text:p>13:58</text:p>
          </table:table-cell>
          <table:table-cell table:style-name="ce112" office:value-type="time" office:time-value="PT14H28M00S" calcext:value-type="time">
            <text:p>14:28</text:p>
          </table:table-cell>
          <table:table-cell table:style-name="ce112" office:value-type="time" office:time-value="PT14H58M00S" calcext:value-type="time">
            <text:p>14:58</text:p>
          </table:table-cell>
          <table:table-cell table:style-name="ce112" office:value-type="time" office:time-value="PT15H28M00S" calcext:value-type="time">
            <text:p>15:28</text:p>
          </table:table-cell>
          <table:table-cell table:style-name="ce112" office:value-type="time" office:time-value="PT15H58M00S" calcext:value-type="time">
            <text:p>15:58</text:p>
          </table:table-cell>
          <table:table-cell table:style-name="ce112" office:value-type="time" office:time-value="PT16H28M00S" calcext:value-type="time">
            <text:p>16:28</text:p>
          </table:table-cell>
          <table:table-cell table:style-name="ce112" office:value-type="time" office:time-value="PT16H58M00S" calcext:value-type="time">
            <text:p>16:58</text:p>
          </table:table-cell>
          <table:table-cell table:style-name="ce112" office:value-type="time" office:time-value="PT17H28M00S" calcext:value-type="time">
            <text:p>17:28</text:p>
          </table:table-cell>
          <table:table-cell table:style-name="ce112" office:value-type="time" office:time-value="PT17H58M00S" calcext:value-type="time">
            <text:p>17:58</text:p>
          </table:table-cell>
          <table:table-cell table:style-name="ce112" office:value-type="time" office:time-value="PT18H28M00S" calcext:value-type="time">
            <text:p>18:28</text:p>
          </table:table-cell>
          <table:table-cell table:style-name="ce112" office:value-type="time" office:time-value="PT18H58M00S" calcext:value-type="time">
            <text:p>18:58</text:p>
          </table:table-cell>
          <table:table-cell table:style-name="ce112" office:value-type="time" office:time-value="PT19H28M00S" calcext:value-type="time">
            <text:p>19:28</text:p>
          </table:table-cell>
          <table:table-cell table:style-name="ce112" office:value-type="time" office:time-value="PT19H58M00S" calcext:value-type="time">
            <text:p>19:58</text:p>
          </table:table-cell>
          <table:table-cell table:style-name="ce112" office:value-type="time" office:time-value="PT20H28M00S" calcext:value-type="time">
            <text:p>20:28</text:p>
          </table:table-cell>
          <table:table-cell table:style-name="ce112" office:value-type="time" office:time-value="PT20H58M00S" calcext:value-type="time">
            <text:p>20:58</text:p>
          </table:table-cell>
          <table:table-cell table:style-name="ce112" office:value-type="time" office:time-value="PT21H28M00S" calcext:value-type="time">
            <text:p>21:28</text:p>
          </table:table-cell>
          <table:table-cell table:style-name="ce112" office:value-type="time" office:time-value="PT21H58M00S" calcext:value-type="time">
            <text:p>21:58</text:p>
          </table:table-cell>
          <table:table-cell table:style-name="ce112" office:value-type="time" office:time-value="PT22H28M00S" calcext:value-type="time">
            <text:p>22:28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103"/>
          <table:table-cell table:style-name="ce112" office:value-type="string" calcext:value-type="string">
            <text:p>Pl. Wilsona</text:p>
          </table:table-cell>
          <table:table-cell table:style-name="ce114" office:value-type="string" calcext:value-type="string">
            <text:p>04</text:p>
          </table:table-cell>
          <table:table-cell table:style-name="Default"/>
          <table:table-cell table:style-name="ce112" table:formula="of:=[.DF5]&amp;&quot; &quot;&amp;[.DG5]" office:value-type="string" office:string-value="Pl. Wilsona 04" calcext:value-type="string">
            <text:p>Pl. Wilsona 04</text:p>
          </table:table-cell>
          <table:table-cell table:style-name="ce112" table:formula="of:=[.DJ4]+TIME(0;1;0)" office:value-type="time" office:time-value="PT04H59M00S" calcext:value-type="time">
            <text:p>4:59</text:p>
          </table:table-cell>
          <table:table-cell table:style-name="ce112" table:formula="of:=[.DK4]+TIME(0;1;0)" office:value-type="time" office:time-value="PT05H29M00S" calcext:value-type="time">
            <text:p>5:29</text:p>
          </table:table-cell>
          <table:table-cell table:style-name="ce112" table:formula="of:=[.DL4]+TIME(0;1;0)" office:value-type="time" office:time-value="PT05H59M00S" calcext:value-type="time">
            <text:p>5:59</text:p>
          </table:table-cell>
          <table:table-cell table:style-name="ce112" table:formula="of:=[.DM4]+TIME(0;1;0)" office:value-type="time" office:time-value="PT06H29M00S" calcext:value-type="time">
            <text:p>6:29</text:p>
          </table:table-cell>
          <table:table-cell table:style-name="ce112" table:formula="of:=[.DN4]+TIME(0;1;0)" office:value-type="time" office:time-value="PT06H59M00S" calcext:value-type="time">
            <text:p>6:59</text:p>
          </table:table-cell>
          <table:table-cell table:style-name="ce112" table:formula="of:=[.DO4]+TIME(0;1;0)" office:value-type="time" office:time-value="PT07H29M00S" calcext:value-type="time">
            <text:p>7:29</text:p>
          </table:table-cell>
          <table:table-cell table:style-name="ce112" table:formula="of:=[.DP4]+TIME(0;1;0)" office:value-type="time" office:time-value="PT07H59M00S" calcext:value-type="time">
            <text:p>7:59</text:p>
          </table:table-cell>
          <table:table-cell table:style-name="ce112" table:formula="of:=[.DQ4]+TIME(0;1;0)" office:value-type="time" office:time-value="PT08H29M00S" calcext:value-type="time">
            <text:p>8:29</text:p>
          </table:table-cell>
          <table:table-cell table:style-name="ce112" table:formula="of:=[.DR4]+TIME(0;1;0)" office:value-type="time" office:time-value="PT08H59M00S" calcext:value-type="time">
            <text:p>8:59</text:p>
          </table:table-cell>
          <table:table-cell table:style-name="ce112" table:formula="of:=[.DS4]+TIME(0;1;0)" office:value-type="time" office:time-value="PT09H29M00S" calcext:value-type="time">
            <text:p>9:29</text:p>
          </table:table-cell>
          <table:table-cell table:style-name="ce112" table:formula="of:=[.DT4]+TIME(0;1;0)" office:value-type="time" office:time-value="PT09H59M00S" calcext:value-type="time">
            <text:p>9:59</text:p>
          </table:table-cell>
          <table:table-cell table:style-name="ce112" table:formula="of:=[.DU4]+TIME(0;1;0)" office:value-type="time" office:time-value="PT10H29M00S" calcext:value-type="time">
            <text:p>10:29</text:p>
          </table:table-cell>
          <table:table-cell table:style-name="ce112" table:formula="of:=[.DV4]+TIME(0;1;0)" office:value-type="time" office:time-value="PT10H59M00S" calcext:value-type="time">
            <text:p>10:59</text:p>
          </table:table-cell>
          <table:table-cell table:style-name="ce112" table:formula="of:=[.DW4]+TIME(0;1;0)" office:value-type="time" office:time-value="PT11H29M00S" calcext:value-type="time">
            <text:p>11:29</text:p>
          </table:table-cell>
          <table:table-cell table:style-name="ce112" table:formula="of:=[.DX4]+TIME(0;1;0)" office:value-type="time" office:time-value="PT11H59M00S" calcext:value-type="time">
            <text:p>11:59</text:p>
          </table:table-cell>
          <table:table-cell table:style-name="ce112" table:formula="of:=[.DY4]+TIME(0;1;0)" office:value-type="time" office:time-value="PT12H29M00S" calcext:value-type="time">
            <text:p>12:29</text:p>
          </table:table-cell>
          <table:table-cell table:style-name="ce112" table:formula="of:=[.DZ4]+TIME(0;1;0)" office:value-type="time" office:time-value="PT12H59M00S" calcext:value-type="time">
            <text:p>12:59</text:p>
          </table:table-cell>
          <table:table-cell table:style-name="ce112" table:formula="of:=[.EA4]+TIME(0;1;0)" office:value-type="time" office:time-value="PT13H29M00S" calcext:value-type="time">
            <text:p>13:29</text:p>
          </table:table-cell>
          <table:table-cell table:style-name="ce112" table:formula="of:=[.EB4]+TIME(0;1;0)" office:value-type="time" office:time-value="PT13H59M00S" calcext:value-type="time">
            <text:p>13:59</text:p>
          </table:table-cell>
          <table:table-cell table:style-name="ce112" table:formula="of:=[.EC4]+TIME(0;1;0)" office:value-type="time" office:time-value="PT14H29M00S" calcext:value-type="time">
            <text:p>14:29</text:p>
          </table:table-cell>
          <table:table-cell table:style-name="ce112" table:formula="of:=[.ED4]+TIME(0;1;0)" office:value-type="time" office:time-value="PT14H59M00S" calcext:value-type="time">
            <text:p>14:59</text:p>
          </table:table-cell>
          <table:table-cell table:style-name="ce112" table:formula="of:=[.EE4]+TIME(0;1;0)" office:value-type="time" office:time-value="PT15H29M00S" calcext:value-type="time">
            <text:p>15:29</text:p>
          </table:table-cell>
          <table:table-cell table:style-name="ce112" table:formula="of:=[.EF4]+TIME(0;1;0)" office:value-type="time" office:time-value="PT15H59M00S" calcext:value-type="time">
            <text:p>15:59</text:p>
          </table:table-cell>
          <table:table-cell table:style-name="ce112" table:formula="of:=[.EG4]+TIME(0;1;0)" office:value-type="time" office:time-value="PT16H29M00S" calcext:value-type="time">
            <text:p>16:29</text:p>
          </table:table-cell>
          <table:table-cell table:style-name="ce112" table:formula="of:=[.EH4]+TIME(0;1;0)" office:value-type="time" office:time-value="PT16H59M00S" calcext:value-type="time">
            <text:p>16:59</text:p>
          </table:table-cell>
          <table:table-cell table:style-name="ce112" table:formula="of:=[.EI4]+TIME(0;1;0)" office:value-type="time" office:time-value="PT17H29M00S" calcext:value-type="time">
            <text:p>17:29</text:p>
          </table:table-cell>
          <table:table-cell table:style-name="ce112" table:formula="of:=[.EJ4]+TIME(0;1;0)" office:value-type="time" office:time-value="PT17H59M00S" calcext:value-type="time">
            <text:p>17:59</text:p>
          </table:table-cell>
          <table:table-cell table:style-name="ce112" table:formula="of:=[.EK4]+TIME(0;1;0)" office:value-type="time" office:time-value="PT18H29M00S" calcext:value-type="time">
            <text:p>18:29</text:p>
          </table:table-cell>
          <table:table-cell table:style-name="ce112" table:formula="of:=[.EL4]+TIME(0;1;0)" office:value-type="time" office:time-value="PT18H59M00S" calcext:value-type="time">
            <text:p>18:59</text:p>
          </table:table-cell>
          <table:table-cell table:style-name="ce112" table:formula="of:=[.EM4]+TIME(0;1;0)" office:value-type="time" office:time-value="PT19H29M00S" calcext:value-type="time">
            <text:p>19:29</text:p>
          </table:table-cell>
          <table:table-cell table:style-name="ce112" table:formula="of:=[.EN4]+TIME(0;1;0)" office:value-type="time" office:time-value="PT19H59M00S" calcext:value-type="time">
            <text:p>19:59</text:p>
          </table:table-cell>
          <table:table-cell table:style-name="ce112" table:formula="of:=[.EO4]+TIME(0;1;0)" office:value-type="time" office:time-value="PT20H29M00S" calcext:value-type="time">
            <text:p>20:29</text:p>
          </table:table-cell>
          <table:table-cell table:style-name="ce112" table:formula="of:=[.EP4]+TIME(0;1;0)" office:value-type="time" office:time-value="PT20H59M00S" calcext:value-type="time">
            <text:p>20:59</text:p>
          </table:table-cell>
          <table:table-cell table:style-name="ce112" table:formula="of:=[.EQ4]+TIME(0;1;0)" office:value-type="time" office:time-value="PT21H29M00S" calcext:value-type="time">
            <text:p>21:29</text:p>
          </table:table-cell>
          <table:table-cell table:style-name="ce112" table:formula="of:=[.ER4]+TIME(0;1;0)" office:value-type="time" office:time-value="PT21H59M00S" calcext:value-type="time">
            <text:p>21:59</text:p>
          </table:table-cell>
          <table:table-cell table:style-name="ce112" table:formula="of:=[.ES4]+TIME(0;1;0)" office:value-type="time" office:time-value="PT22H29M00S" calcext:value-type="time">
            <text:p>22:29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103"/>
          <table:table-cell table:style-name="ce112" office:value-type="string" calcext:value-type="string">
            <text:p>Bohomolca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6]&amp;&quot; &quot;&amp;[.DG6]" office:value-type="string" office:string-value="Bohomolca 02" calcext:value-type="string">
            <text:p>Bohomolca 02</text:p>
          </table:table-cell>
          <table:table-cell table:style-name="ce112" table:formula="of:=[.DJ5]+TIME(0;1;0)" office:value-type="time" office:time-value="PT05H00M00S" calcext:value-type="time">
            <text:p>5:00</text:p>
          </table:table-cell>
          <table:table-cell table:style-name="ce112" table:formula="of:=[.DK5]+TIME(0;1;0)" office:value-type="time" office:time-value="PT05H30M00S" calcext:value-type="time">
            <text:p>5:30</text:p>
          </table:table-cell>
          <table:table-cell table:style-name="ce112" table:formula="of:=[.DL5]+TIME(0;1;0)" office:value-type="time" office:time-value="PT06H00M00S" calcext:value-type="time">
            <text:p>6:00</text:p>
          </table:table-cell>
          <table:table-cell table:style-name="ce112" table:formula="of:=[.DM5]+TIME(0;1;0)" office:value-type="time" office:time-value="PT06H30M00S" calcext:value-type="time">
            <text:p>6:30</text:p>
          </table:table-cell>
          <table:table-cell table:style-name="ce112" table:formula="of:=[.DN5]+TIME(0;1;0)" office:value-type="time" office:time-value="PT07H00M00S" calcext:value-type="time">
            <text:p>7:00</text:p>
          </table:table-cell>
          <table:table-cell table:style-name="ce112" table:formula="of:=[.DO5]+TIME(0;1;0)" office:value-type="time" office:time-value="PT07H30M00S" calcext:value-type="time">
            <text:p>7:30</text:p>
          </table:table-cell>
          <table:table-cell table:style-name="ce112" table:formula="of:=[.DP5]+TIME(0;1;0)" office:value-type="time" office:time-value="PT08H00M00S" calcext:value-type="time">
            <text:p>8:00</text:p>
          </table:table-cell>
          <table:table-cell table:style-name="ce112" table:formula="of:=[.DQ5]+TIME(0;1;0)" office:value-type="time" office:time-value="PT08H30M00S" calcext:value-type="time">
            <text:p>8:30</text:p>
          </table:table-cell>
          <table:table-cell table:style-name="ce112" table:formula="of:=[.DR5]+TIME(0;1;0)" office:value-type="time" office:time-value="PT09H00M00S" calcext:value-type="time">
            <text:p>9:00</text:p>
          </table:table-cell>
          <table:table-cell table:style-name="ce112" table:formula="of:=[.DS5]+TIME(0;1;0)" office:value-type="time" office:time-value="PT09H30M00S" calcext:value-type="time">
            <text:p>9:30</text:p>
          </table:table-cell>
          <table:table-cell table:style-name="ce112" table:formula="of:=[.DT5]+TIME(0;1;0)" office:value-type="time" office:time-value="PT10H00M00S" calcext:value-type="time">
            <text:p>10:00</text:p>
          </table:table-cell>
          <table:table-cell table:style-name="ce112" table:formula="of:=[.DU5]+TIME(0;1;0)" office:value-type="time" office:time-value="PT10H30M00S" calcext:value-type="time">
            <text:p>10:30</text:p>
          </table:table-cell>
          <table:table-cell table:style-name="ce112" table:formula="of:=[.DV5]+TIME(0;1;0)" office:value-type="time" office:time-value="PT11H00M00S" calcext:value-type="time">
            <text:p>11:00</text:p>
          </table:table-cell>
          <table:table-cell table:style-name="ce112" table:formula="of:=[.DW5]+TIME(0;1;0)" office:value-type="time" office:time-value="PT11H30M00S" calcext:value-type="time">
            <text:p>11:30</text:p>
          </table:table-cell>
          <table:table-cell table:style-name="ce112" table:formula="of:=[.DX5]+TIME(0;1;0)" office:value-type="time" office:time-value="PT12H00M00S" calcext:value-type="time">
            <text:p>12:00</text:p>
          </table:table-cell>
          <table:table-cell table:style-name="ce112" table:formula="of:=[.DY5]+TIME(0;1;0)" office:value-type="time" office:time-value="PT12H30M00S" calcext:value-type="time">
            <text:p>12:30</text:p>
          </table:table-cell>
          <table:table-cell table:style-name="ce112" table:formula="of:=[.DZ5]+TIME(0;1;0)" office:value-type="time" office:time-value="PT13H00M00S" calcext:value-type="time">
            <text:p>13:00</text:p>
          </table:table-cell>
          <table:table-cell table:style-name="ce112" table:formula="of:=[.EA5]+TIME(0;1;0)" office:value-type="time" office:time-value="PT13H30M00S" calcext:value-type="time">
            <text:p>13:30</text:p>
          </table:table-cell>
          <table:table-cell table:style-name="ce112" table:formula="of:=[.EB5]+TIME(0;1;0)" office:value-type="time" office:time-value="PT14H00M00S" calcext:value-type="time">
            <text:p>14:00</text:p>
          </table:table-cell>
          <table:table-cell table:style-name="ce112" table:formula="of:=[.EC5]+TIME(0;1;0)" office:value-type="time" office:time-value="PT14H30M00S" calcext:value-type="time">
            <text:p>14:30</text:p>
          </table:table-cell>
          <table:table-cell table:style-name="ce112" table:formula="of:=[.ED5]+TIME(0;1;0)" office:value-type="time" office:time-value="PT15H00M00S" calcext:value-type="time">
            <text:p>15:00</text:p>
          </table:table-cell>
          <table:table-cell table:style-name="ce112" table:formula="of:=[.EE5]+TIME(0;1;0)" office:value-type="time" office:time-value="PT15H30M00S" calcext:value-type="time">
            <text:p>15:30</text:p>
          </table:table-cell>
          <table:table-cell table:style-name="ce112" table:formula="of:=[.EF5]+TIME(0;1;0)" office:value-type="time" office:time-value="PT16H00M00S" calcext:value-type="time">
            <text:p>16:00</text:p>
          </table:table-cell>
          <table:table-cell table:style-name="ce112" table:formula="of:=[.EG5]+TIME(0;1;0)" office:value-type="time" office:time-value="PT16H30M00S" calcext:value-type="time">
            <text:p>16:30</text:p>
          </table:table-cell>
          <table:table-cell table:style-name="ce112" table:formula="of:=[.EH5]+TIME(0;1;0)" office:value-type="time" office:time-value="PT17H00M00S" calcext:value-type="time">
            <text:p>17:00</text:p>
          </table:table-cell>
          <table:table-cell table:style-name="ce112" table:formula="of:=[.EI5]+TIME(0;1;0)" office:value-type="time" office:time-value="PT17H30M00S" calcext:value-type="time">
            <text:p>17:30</text:p>
          </table:table-cell>
          <table:table-cell table:style-name="ce112" table:formula="of:=[.EJ5]+TIME(0;1;0)" office:value-type="time" office:time-value="PT18H00M00S" calcext:value-type="time">
            <text:p>18:00</text:p>
          </table:table-cell>
          <table:table-cell table:style-name="ce112" table:formula="of:=[.EK5]+TIME(0;1;0)" office:value-type="time" office:time-value="PT18H30M00S" calcext:value-type="time">
            <text:p>18:30</text:p>
          </table:table-cell>
          <table:table-cell table:style-name="ce112" table:formula="of:=[.EL5]+TIME(0;1;0)" office:value-type="time" office:time-value="PT19H00M00S" calcext:value-type="time">
            <text:p>19:00</text:p>
          </table:table-cell>
          <table:table-cell table:style-name="ce112" table:formula="of:=[.EM5]+TIME(0;1;0)" office:value-type="time" office:time-value="PT19H30M00S" calcext:value-type="time">
            <text:p>19:30</text:p>
          </table:table-cell>
          <table:table-cell table:style-name="ce112" table:formula="of:=[.EN5]+TIME(0;1;0)" office:value-type="time" office:time-value="PT20H00M00S" calcext:value-type="time">
            <text:p>20:00</text:p>
          </table:table-cell>
          <table:table-cell table:style-name="ce112" table:formula="of:=[.EO5]+TIME(0;1;0)" office:value-type="time" office:time-value="PT20H30M00S" calcext:value-type="time">
            <text:p>20:30</text:p>
          </table:table-cell>
          <table:table-cell table:style-name="ce112" table:formula="of:=[.EP5]+TIME(0;1;0)" office:value-type="time" office:time-value="PT21H00M00S" calcext:value-type="time">
            <text:p>21:00</text:p>
          </table:table-cell>
          <table:table-cell table:style-name="ce112" table:formula="of:=[.EQ5]+TIME(0;1;0)" office:value-type="time" office:time-value="PT21H30M00S" calcext:value-type="time">
            <text:p>21:30</text:p>
          </table:table-cell>
          <table:table-cell table:style-name="ce112" table:formula="of:=[.ER5]+TIME(0;1;0)" office:value-type="time" office:time-value="PT22H00M00S" calcext:value-type="time">
            <text:p>22:00</text:p>
          </table:table-cell>
          <table:table-cell table:style-name="ce112" table:formula="of:=[.ES5]+TIME(0;1;0)" office:value-type="time" office:time-value="PT22H30M00S" calcext:value-type="time">
            <text:p>22:30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103"/>
          <table:table-cell table:style-name="ce112" office:value-type="string" calcext:value-type="string">
            <text:p>Marymont-Potok</text:p>
          </table:table-cell>
          <table:table-cell table:style-name="ce115" office:value-type="string" calcext:value-type="string">
            <text:p>06</text:p>
          </table:table-cell>
          <table:table-cell table:style-name="Default"/>
          <table:table-cell table:style-name="ce112" table:formula="of:=[.DF7]&amp;&quot; &quot;&amp;[.DG7]" office:value-type="string" office:string-value="Marymont-Potok 06" calcext:value-type="string">
            <text:p>Marymont-Potok 06</text:p>
          </table:table-cell>
          <table:table-cell table:style-name="ce112" table:formula="of:=[.DJ6]+TIME(0;1;0)" office:value-type="time" office:time-value="PT05H01M00S" calcext:value-type="time">
            <text:p>5:01</text:p>
          </table:table-cell>
          <table:table-cell table:style-name="ce112" table:formula="of:=[.DK6]+TIME(0;1;0)" office:value-type="time" office:time-value="PT05H31M00S" calcext:value-type="time">
            <text:p>5:31</text:p>
          </table:table-cell>
          <table:table-cell table:style-name="ce112" table:formula="of:=[.DL6]+TIME(0;1;0)" office:value-type="time" office:time-value="PT06H01M00S" calcext:value-type="time">
            <text:p>6:01</text:p>
          </table:table-cell>
          <table:table-cell table:style-name="ce112" table:formula="of:=[.DM6]+TIME(0;1;0)" office:value-type="time" office:time-value="PT06H31M00S" calcext:value-type="time">
            <text:p>6:31</text:p>
          </table:table-cell>
          <table:table-cell table:style-name="ce112" table:formula="of:=[.DN6]+TIME(0;1;0)" office:value-type="time" office:time-value="PT07H01M00S" calcext:value-type="time">
            <text:p>7:01</text:p>
          </table:table-cell>
          <table:table-cell table:style-name="ce112" table:formula="of:=[.DO6]+TIME(0;1;0)" office:value-type="time" office:time-value="PT07H31M00S" calcext:value-type="time">
            <text:p>7:31</text:p>
          </table:table-cell>
          <table:table-cell table:style-name="ce112" table:formula="of:=[.DP6]+TIME(0;1;0)" office:value-type="time" office:time-value="PT08H01M00S" calcext:value-type="time">
            <text:p>8:01</text:p>
          </table:table-cell>
          <table:table-cell table:style-name="ce112" table:formula="of:=[.DQ6]+TIME(0;1;0)" office:value-type="time" office:time-value="PT08H31M00S" calcext:value-type="time">
            <text:p>8:31</text:p>
          </table:table-cell>
          <table:table-cell table:style-name="ce112" table:formula="of:=[.DR6]+TIME(0;1;0)" office:value-type="time" office:time-value="PT09H01M00S" calcext:value-type="time">
            <text:p>9:01</text:p>
          </table:table-cell>
          <table:table-cell table:style-name="ce112" table:formula="of:=[.DS6]+TIME(0;1;0)" office:value-type="time" office:time-value="PT09H31M00S" calcext:value-type="time">
            <text:p>9:31</text:p>
          </table:table-cell>
          <table:table-cell table:style-name="ce112" table:formula="of:=[.DT6]+TIME(0;1;0)" office:value-type="time" office:time-value="PT10H01M00S" calcext:value-type="time">
            <text:p>10:01</text:p>
          </table:table-cell>
          <table:table-cell table:style-name="ce112" table:formula="of:=[.DU6]+TIME(0;1;0)" office:value-type="time" office:time-value="PT10H31M00S" calcext:value-type="time">
            <text:p>10:31</text:p>
          </table:table-cell>
          <table:table-cell table:style-name="ce112" table:formula="of:=[.DV6]+TIME(0;1;0)" office:value-type="time" office:time-value="PT11H01M00S" calcext:value-type="time">
            <text:p>11:01</text:p>
          </table:table-cell>
          <table:table-cell table:style-name="ce112" table:formula="of:=[.DW6]+TIME(0;1;0)" office:value-type="time" office:time-value="PT11H31M00S" calcext:value-type="time">
            <text:p>11:31</text:p>
          </table:table-cell>
          <table:table-cell table:style-name="ce112" table:formula="of:=[.DX6]+TIME(0;1;0)" office:value-type="time" office:time-value="PT12H01M00S" calcext:value-type="time">
            <text:p>12:01</text:p>
          </table:table-cell>
          <table:table-cell table:style-name="ce112" table:formula="of:=[.DY6]+TIME(0;1;0)" office:value-type="time" office:time-value="PT12H31M00S" calcext:value-type="time">
            <text:p>12:31</text:p>
          </table:table-cell>
          <table:table-cell table:style-name="ce112" table:formula="of:=[.DZ6]+TIME(0;1;0)" office:value-type="time" office:time-value="PT13H01M00S" calcext:value-type="time">
            <text:p>13:01</text:p>
          </table:table-cell>
          <table:table-cell table:style-name="ce112" table:formula="of:=[.EA6]+TIME(0;1;0)" office:value-type="time" office:time-value="PT13H31M00S" calcext:value-type="time">
            <text:p>13:31</text:p>
          </table:table-cell>
          <table:table-cell table:style-name="ce112" table:formula="of:=[.EB6]+TIME(0;1;0)" office:value-type="time" office:time-value="PT14H01M00S" calcext:value-type="time">
            <text:p>14:01</text:p>
          </table:table-cell>
          <table:table-cell table:style-name="ce112" table:formula="of:=[.EC6]+TIME(0;1;0)" office:value-type="time" office:time-value="PT14H31M00S" calcext:value-type="time">
            <text:p>14:31</text:p>
          </table:table-cell>
          <table:table-cell table:style-name="ce112" table:formula="of:=[.ED6]+TIME(0;1;0)" office:value-type="time" office:time-value="PT15H01M00S" calcext:value-type="time">
            <text:p>15:01</text:p>
          </table:table-cell>
          <table:table-cell table:style-name="ce112" table:formula="of:=[.EE6]+TIME(0;1;0)" office:value-type="time" office:time-value="PT15H31M00S" calcext:value-type="time">
            <text:p>15:31</text:p>
          </table:table-cell>
          <table:table-cell table:style-name="ce112" table:formula="of:=[.EF6]+TIME(0;1;0)" office:value-type="time" office:time-value="PT16H01M00S" calcext:value-type="time">
            <text:p>16:01</text:p>
          </table:table-cell>
          <table:table-cell table:style-name="ce112" table:formula="of:=[.EG6]+TIME(0;1;0)" office:value-type="time" office:time-value="PT16H31M00S" calcext:value-type="time">
            <text:p>16:31</text:p>
          </table:table-cell>
          <table:table-cell table:style-name="ce112" table:formula="of:=[.EH6]+TIME(0;1;0)" office:value-type="time" office:time-value="PT17H01M00S" calcext:value-type="time">
            <text:p>17:01</text:p>
          </table:table-cell>
          <table:table-cell table:style-name="ce112" table:formula="of:=[.EI6]+TIME(0;1;0)" office:value-type="time" office:time-value="PT17H31M00S" calcext:value-type="time">
            <text:p>17:31</text:p>
          </table:table-cell>
          <table:table-cell table:style-name="ce112" table:formula="of:=[.EJ6]+TIME(0;1;0)" office:value-type="time" office:time-value="PT18H01M00S" calcext:value-type="time">
            <text:p>18:01</text:p>
          </table:table-cell>
          <table:table-cell table:style-name="ce112" table:formula="of:=[.EK6]+TIME(0;1;0)" office:value-type="time" office:time-value="PT18H31M00S" calcext:value-type="time">
            <text:p>18:31</text:p>
          </table:table-cell>
          <table:table-cell table:style-name="ce112" table:formula="of:=[.EL6]+TIME(0;1;0)" office:value-type="time" office:time-value="PT19H01M00S" calcext:value-type="time">
            <text:p>19:01</text:p>
          </table:table-cell>
          <table:table-cell table:style-name="ce112" table:formula="of:=[.EM6]+TIME(0;1;0)" office:value-type="time" office:time-value="PT19H31M00S" calcext:value-type="time">
            <text:p>19:31</text:p>
          </table:table-cell>
          <table:table-cell table:style-name="ce112" table:formula="of:=[.EN6]+TIME(0;1;0)" office:value-type="time" office:time-value="PT20H01M00S" calcext:value-type="time">
            <text:p>20:01</text:p>
          </table:table-cell>
          <table:table-cell table:style-name="ce112" table:formula="of:=[.EO6]+TIME(0;1;0)" office:value-type="time" office:time-value="PT20H31M00S" calcext:value-type="time">
            <text:p>20:31</text:p>
          </table:table-cell>
          <table:table-cell table:style-name="ce112" table:formula="of:=[.EP6]+TIME(0;1;0)" office:value-type="time" office:time-value="PT21H01M00S" calcext:value-type="time">
            <text:p>21:01</text:p>
          </table:table-cell>
          <table:table-cell table:style-name="ce112" table:formula="of:=[.EQ6]+TIME(0;1;0)" office:value-type="time" office:time-value="PT21H31M00S" calcext:value-type="time">
            <text:p>21:31</text:p>
          </table:table-cell>
          <table:table-cell table:style-name="ce112" table:formula="of:=[.ER6]+TIME(0;1;0)" office:value-type="time" office:time-value="PT22H01M00S" calcext:value-type="time">
            <text:p>22:01</text:p>
          </table:table-cell>
          <table:table-cell table:style-name="ce112" table:formula="of:=[.ES6]+TIME(0;1;0)" office:value-type="time" office:time-value="PT22H31M00S" calcext:value-type="time">
            <text:p>22:31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103"/>
          <table:table-cell table:style-name="ce112" office:value-type="string" calcext:value-type="string">
            <text:p>Os. Potok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8]&amp;&quot; &quot;&amp;[.DG8]" office:value-type="string" office:string-value="Os. Potok 02" calcext:value-type="string">
            <text:p>Os. Potok 02</text:p>
          </table:table-cell>
          <table:table-cell table:style-name="ce112" table:formula="of:=[.DJ7]+TIME(0;1;0)" office:value-type="time" office:time-value="PT05H02M00S" calcext:value-type="time">
            <text:p>5:02</text:p>
          </table:table-cell>
          <table:table-cell table:style-name="ce112" table:formula="of:=[.DK7]+TIME(0;1;0)" office:value-type="time" office:time-value="PT05H32M00S" calcext:value-type="time">
            <text:p>5:32</text:p>
          </table:table-cell>
          <table:table-cell table:style-name="ce112" table:formula="of:=[.DL7]+TIME(0;1;0)" office:value-type="time" office:time-value="PT06H02M00S" calcext:value-type="time">
            <text:p>6:02</text:p>
          </table:table-cell>
          <table:table-cell table:style-name="ce112" table:formula="of:=[.DM7]+TIME(0;1;0)" office:value-type="time" office:time-value="PT06H32M00S" calcext:value-type="time">
            <text:p>6:32</text:p>
          </table:table-cell>
          <table:table-cell table:style-name="ce112" table:formula="of:=[.DN7]+TIME(0;1;0)" office:value-type="time" office:time-value="PT07H02M00S" calcext:value-type="time">
            <text:p>7:02</text:p>
          </table:table-cell>
          <table:table-cell table:style-name="ce112" table:formula="of:=[.DO7]+TIME(0;1;0)" office:value-type="time" office:time-value="PT07H32M00S" calcext:value-type="time">
            <text:p>7:32</text:p>
          </table:table-cell>
          <table:table-cell table:style-name="ce112" table:formula="of:=[.DP7]+TIME(0;2;0)" office:value-type="time" office:time-value="PT08H03M00S" calcext:value-type="time">
            <text:p>8:03</text:p>
          </table:table-cell>
          <table:table-cell table:style-name="ce112" table:formula="of:=[.DQ7]+TIME(0;2;0)" office:value-type="time" office:time-value="PT08H33M00S" calcext:value-type="time">
            <text:p>8:33</text:p>
          </table:table-cell>
          <table:table-cell table:style-name="ce112" table:formula="of:=[.DR7]+TIME(0;2;0)" office:value-type="time" office:time-value="PT09H03M00S" calcext:value-type="time">
            <text:p>9:03</text:p>
          </table:table-cell>
          <table:table-cell table:style-name="ce112" table:formula="of:=[.DS7]+TIME(0;2;0)" office:value-type="time" office:time-value="PT09H33M00S" calcext:value-type="time">
            <text:p>9:33</text:p>
          </table:table-cell>
          <table:table-cell table:style-name="ce112" table:formula="of:=[.DT7]+TIME(0;2;0)" office:value-type="time" office:time-value="PT10H03M00S" calcext:value-type="time">
            <text:p>10:03</text:p>
          </table:table-cell>
          <table:table-cell table:style-name="ce112" table:formula="of:=[.DU7]+TIME(0;2;0)" office:value-type="time" office:time-value="PT10H33M00S" calcext:value-type="time">
            <text:p>10:33</text:p>
          </table:table-cell>
          <table:table-cell table:style-name="ce112" table:formula="of:=[.DV7]+TIME(0;2;0)" office:value-type="time" office:time-value="PT11H03M00S" calcext:value-type="time">
            <text:p>11:03</text:p>
          </table:table-cell>
          <table:table-cell table:style-name="ce112" table:formula="of:=[.DW7]+TIME(0;2;0)" office:value-type="time" office:time-value="PT11H33M00S" calcext:value-type="time">
            <text:p>11:33</text:p>
          </table:table-cell>
          <table:table-cell table:style-name="ce112" table:formula="of:=[.DX7]+TIME(0;2;0)" office:value-type="time" office:time-value="PT12H03M00S" calcext:value-type="time">
            <text:p>12:03</text:p>
          </table:table-cell>
          <table:table-cell table:style-name="ce112" table:formula="of:=[.DY7]+TIME(0;2;0)" office:value-type="time" office:time-value="PT12H33M00S" calcext:value-type="time">
            <text:p>12:33</text:p>
          </table:table-cell>
          <table:table-cell table:style-name="ce112" table:formula="of:=[.DZ7]+TIME(0;2;0)" office:value-type="time" office:time-value="PT13H03M00S" calcext:value-type="time">
            <text:p>13:03</text:p>
          </table:table-cell>
          <table:table-cell table:style-name="ce112" table:formula="of:=[.EA7]+TIME(0;2;0)" office:value-type="time" office:time-value="PT13H33M00S" calcext:value-type="time">
            <text:p>13:33</text:p>
          </table:table-cell>
          <table:table-cell table:style-name="ce112" table:formula="of:=[.EB7]+TIME(0;2;0)" office:value-type="time" office:time-value="PT14H03M00S" calcext:value-type="time">
            <text:p>14:03</text:p>
          </table:table-cell>
          <table:table-cell table:style-name="ce112" table:formula="of:=[.EC7]+TIME(0;2;0)" office:value-type="time" office:time-value="PT14H33M00S" calcext:value-type="time">
            <text:p>14:33</text:p>
          </table:table-cell>
          <table:table-cell table:style-name="ce112" table:formula="of:=[.ED7]+TIME(0;2;0)" office:value-type="time" office:time-value="PT15H03M00S" calcext:value-type="time">
            <text:p>15:03</text:p>
          </table:table-cell>
          <table:table-cell table:style-name="ce112" table:formula="of:=[.EE7]+TIME(0;2;0)" office:value-type="time" office:time-value="PT15H33M00S" calcext:value-type="time">
            <text:p>15:33</text:p>
          </table:table-cell>
          <table:table-cell table:style-name="ce112" table:formula="of:=[.EF7]+TIME(0;2;0)" office:value-type="time" office:time-value="PT16H03M00S" calcext:value-type="time">
            <text:p>16:03</text:p>
          </table:table-cell>
          <table:table-cell table:style-name="ce112" table:formula="of:=[.EG7]+TIME(0;2;0)" office:value-type="time" office:time-value="PT16H33M00S" calcext:value-type="time">
            <text:p>16:33</text:p>
          </table:table-cell>
          <table:table-cell table:style-name="ce112" table:formula="of:=[.EH7]+TIME(0;2;0)" office:value-type="time" office:time-value="PT17H03M00S" calcext:value-type="time">
            <text:p>17:03</text:p>
          </table:table-cell>
          <table:table-cell table:style-name="ce112" table:formula="of:=[.EI7]+TIME(0;2;0)" office:value-type="time" office:time-value="PT17H33M00S" calcext:value-type="time">
            <text:p>17:33</text:p>
          </table:table-cell>
          <table:table-cell table:style-name="ce112" table:formula="of:=[.EJ7]+TIME(0;2;0)" office:value-type="time" office:time-value="PT18H03M00S" calcext:value-type="time">
            <text:p>18:03</text:p>
          </table:table-cell>
          <table:table-cell table:style-name="ce112" table:formula="of:=[.EK7]+TIME(0;2;0)" office:value-type="time" office:time-value="PT18H33M00S" calcext:value-type="time">
            <text:p>18:33</text:p>
          </table:table-cell>
          <table:table-cell table:style-name="ce112" table:formula="of:=[.EL7]+TIME(0;2;0)" office:value-type="time" office:time-value="PT19H03M00S" calcext:value-type="time">
            <text:p>19:03</text:p>
          </table:table-cell>
          <table:table-cell table:style-name="ce112" table:formula="of:=[.EM7]+TIME(0;2;0)" office:value-type="time" office:time-value="PT19H33M00S" calcext:value-type="time">
            <text:p>19:33</text:p>
          </table:table-cell>
          <table:table-cell table:style-name="ce112" table:formula="of:=[.EN7]+TIME(0;1;0)" office:value-type="time" office:time-value="PT20H02M00S" calcext:value-type="time">
            <text:p>20:02</text:p>
          </table:table-cell>
          <table:table-cell table:style-name="ce112" table:formula="of:=[.EO7]+TIME(0;1;0)" office:value-type="time" office:time-value="PT20H32M00S" calcext:value-type="time">
            <text:p>20:32</text:p>
          </table:table-cell>
          <table:table-cell table:style-name="ce112" table:formula="of:=[.EP7]+TIME(0;1;0)" office:value-type="time" office:time-value="PT21H02M00S" calcext:value-type="time">
            <text:p>21:02</text:p>
          </table:table-cell>
          <table:table-cell table:style-name="ce112" table:formula="of:=[.EQ7]+TIME(0;1;0)" office:value-type="time" office:time-value="PT21H32M00S" calcext:value-type="time">
            <text:p>21:32</text:p>
          </table:table-cell>
          <table:table-cell table:style-name="ce112" table:formula="of:=[.ER7]+TIME(0;1;0)" office:value-type="time" office:time-value="PT22H02M00S" calcext:value-type="time">
            <text:p>22:02</text:p>
          </table:table-cell>
          <table:table-cell table:style-name="ce112" table:formula="of:=[.ES7]+TIME(0;1;0)" office:value-type="time" office:time-value="PT22H32M00S" calcext:value-type="time">
            <text:p>22:32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103"/>
          <table:table-cell table:style-name="ce112" office:value-type="string" calcext:value-type="string">
            <text:p>Rudzka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9]&amp;&quot; &quot;&amp;[.DG9]" office:value-type="string" office:string-value="Rudzka 02" calcext:value-type="string">
            <text:p>Rudzka 02</text:p>
          </table:table-cell>
          <table:table-cell table:style-name="ce112" table:formula="of:=[.DJ8]+TIME(0;1;0)" office:value-type="time" office:time-value="PT05H03M00S" calcext:value-type="time">
            <text:p>5:03</text:p>
          </table:table-cell>
          <table:table-cell table:style-name="ce112" table:formula="of:=[.DK8]+TIME(0;1;0)" office:value-type="time" office:time-value="PT05H33M00S" calcext:value-type="time">
            <text:p>5:33</text:p>
          </table:table-cell>
          <table:table-cell table:style-name="ce112" table:formula="of:=[.DL8]+TIME(0;1;0)" office:value-type="time" office:time-value="PT06H03M00S" calcext:value-type="time">
            <text:p>6:03</text:p>
          </table:table-cell>
          <table:table-cell table:style-name="ce112" table:formula="of:=[.DM8]+TIME(0;1;0)" office:value-type="time" office:time-value="PT06H33M00S" calcext:value-type="time">
            <text:p>6:33</text:p>
          </table:table-cell>
          <table:table-cell table:style-name="ce112" table:formula="of:=[.DN8]+TIME(0;1;0)" office:value-type="time" office:time-value="PT07H03M00S" calcext:value-type="time">
            <text:p>7:03</text:p>
          </table:table-cell>
          <table:table-cell table:style-name="ce112" table:formula="of:=[.DO8]+TIME(0;1;0)" office:value-type="time" office:time-value="PT07H33M00S" calcext:value-type="time">
            <text:p>7:33</text:p>
          </table:table-cell>
          <table:table-cell table:style-name="ce112" table:formula="of:=[.DP8]+TIME(0;1;0)" office:value-type="time" office:time-value="PT08H04M00S" calcext:value-type="time">
            <text:p>8:04</text:p>
          </table:table-cell>
          <table:table-cell table:style-name="ce112" table:formula="of:=[.DQ8]+TIME(0;1;0)" office:value-type="time" office:time-value="PT08H34M00S" calcext:value-type="time">
            <text:p>8:34</text:p>
          </table:table-cell>
          <table:table-cell table:style-name="ce112" table:formula="of:=[.DR8]+TIME(0;1;0)" office:value-type="time" office:time-value="PT09H04M00S" calcext:value-type="time">
            <text:p>9:04</text:p>
          </table:table-cell>
          <table:table-cell table:style-name="ce112" table:formula="of:=[.DS8]+TIME(0;1;0)" office:value-type="time" office:time-value="PT09H34M00S" calcext:value-type="time">
            <text:p>9:34</text:p>
          </table:table-cell>
          <table:table-cell table:style-name="ce112" table:formula="of:=[.DT8]+TIME(0;1;0)" office:value-type="time" office:time-value="PT10H04M00S" calcext:value-type="time">
            <text:p>10:04</text:p>
          </table:table-cell>
          <table:table-cell table:style-name="ce112" table:formula="of:=[.DU8]+TIME(0;1;0)" office:value-type="time" office:time-value="PT10H34M00S" calcext:value-type="time">
            <text:p>10:34</text:p>
          </table:table-cell>
          <table:table-cell table:style-name="ce112" table:formula="of:=[.DV8]+TIME(0;1;0)" office:value-type="time" office:time-value="PT11H04M00S" calcext:value-type="time">
            <text:p>11:04</text:p>
          </table:table-cell>
          <table:table-cell table:style-name="ce112" table:formula="of:=[.DW8]+TIME(0;1;0)" office:value-type="time" office:time-value="PT11H34M00S" calcext:value-type="time">
            <text:p>11:34</text:p>
          </table:table-cell>
          <table:table-cell table:style-name="ce112" table:formula="of:=[.DX8]+TIME(0;1;0)" office:value-type="time" office:time-value="PT12H04M00S" calcext:value-type="time">
            <text:p>12:04</text:p>
          </table:table-cell>
          <table:table-cell table:style-name="ce112" table:formula="of:=[.DY8]+TIME(0;1;0)" office:value-type="time" office:time-value="PT12H34M00S" calcext:value-type="time">
            <text:p>12:34</text:p>
          </table:table-cell>
          <table:table-cell table:style-name="ce112" table:formula="of:=[.DZ8]+TIME(0;1;0)" office:value-type="time" office:time-value="PT13H04M00S" calcext:value-type="time">
            <text:p>13:04</text:p>
          </table:table-cell>
          <table:table-cell table:style-name="ce112" table:formula="of:=[.EA8]+TIME(0;1;0)" office:value-type="time" office:time-value="PT13H34M00S" calcext:value-type="time">
            <text:p>13:34</text:p>
          </table:table-cell>
          <table:table-cell table:style-name="ce112" table:formula="of:=[.EB8]+TIME(0;1;0)" office:value-type="time" office:time-value="PT14H04M00S" calcext:value-type="time">
            <text:p>14:04</text:p>
          </table:table-cell>
          <table:table-cell table:style-name="ce112" table:formula="of:=[.EC8]+TIME(0;1;0)" office:value-type="time" office:time-value="PT14H34M00S" calcext:value-type="time">
            <text:p>14:34</text:p>
          </table:table-cell>
          <table:table-cell table:style-name="ce112" table:formula="of:=[.ED8]+TIME(0;1;0)" office:value-type="time" office:time-value="PT15H04M00S" calcext:value-type="time">
            <text:p>15:04</text:p>
          </table:table-cell>
          <table:table-cell table:style-name="ce112" table:formula="of:=[.EE8]+TIME(0;1;0)" office:value-type="time" office:time-value="PT15H34M00S" calcext:value-type="time">
            <text:p>15:34</text:p>
          </table:table-cell>
          <table:table-cell table:style-name="ce112" table:formula="of:=[.EF8]+TIME(0;1;0)" office:value-type="time" office:time-value="PT16H04M00S" calcext:value-type="time">
            <text:p>16:04</text:p>
          </table:table-cell>
          <table:table-cell table:style-name="ce112" table:formula="of:=[.EG8]+TIME(0;1;0)" office:value-type="time" office:time-value="PT16H34M00S" calcext:value-type="time">
            <text:p>16:34</text:p>
          </table:table-cell>
          <table:table-cell table:style-name="ce112" table:formula="of:=[.EH8]+TIME(0;1;0)" office:value-type="time" office:time-value="PT17H04M00S" calcext:value-type="time">
            <text:p>17:04</text:p>
          </table:table-cell>
          <table:table-cell table:style-name="ce112" table:formula="of:=[.EI8]+TIME(0;1;0)" office:value-type="time" office:time-value="PT17H34M00S" calcext:value-type="time">
            <text:p>17:34</text:p>
          </table:table-cell>
          <table:table-cell table:style-name="ce112" table:formula="of:=[.EJ8]+TIME(0;1;0)" office:value-type="time" office:time-value="PT18H04M00S" calcext:value-type="time">
            <text:p>18:04</text:p>
          </table:table-cell>
          <table:table-cell table:style-name="ce112" table:formula="of:=[.EK8]+TIME(0;1;0)" office:value-type="time" office:time-value="PT18H34M00S" calcext:value-type="time">
            <text:p>18:34</text:p>
          </table:table-cell>
          <table:table-cell table:style-name="ce112" table:formula="of:=[.EL8]+TIME(0;1;0)" office:value-type="time" office:time-value="PT19H04M00S" calcext:value-type="time">
            <text:p>19:04</text:p>
          </table:table-cell>
          <table:table-cell table:style-name="ce112" table:formula="of:=[.EM8]+TIME(0;1;0)" office:value-type="time" office:time-value="PT19H34M00S" calcext:value-type="time">
            <text:p>19:34</text:p>
          </table:table-cell>
          <table:table-cell table:style-name="ce112" table:formula="of:=[.EN8]+TIME(0;1;0)" office:value-type="time" office:time-value="PT20H03M00S" calcext:value-type="time">
            <text:p>20:03</text:p>
          </table:table-cell>
          <table:table-cell table:style-name="ce112" table:formula="of:=[.EO8]+TIME(0;1;0)" office:value-type="time" office:time-value="PT20H33M00S" calcext:value-type="time">
            <text:p>20:33</text:p>
          </table:table-cell>
          <table:table-cell table:style-name="ce112" table:formula="of:=[.EP8]+TIME(0;1;0)" office:value-type="time" office:time-value="PT21H03M00S" calcext:value-type="time">
            <text:p>21:03</text:p>
          </table:table-cell>
          <table:table-cell table:style-name="ce112" table:formula="of:=[.EQ8]+TIME(0;1;0)" office:value-type="time" office:time-value="PT21H33M00S" calcext:value-type="time">
            <text:p>21:33</text:p>
          </table:table-cell>
          <table:table-cell table:style-name="ce112" table:formula="of:=[.ER8]+TIME(0;1;0)" office:value-type="time" office:time-value="PT22H03M00S" calcext:value-type="time">
            <text:p>22:03</text:p>
          </table:table-cell>
          <table:table-cell table:style-name="ce112" table:formula="of:=[.ES8]+TIME(0;1;0)" office:value-type="time" office:time-value="PT22H33M00S" calcext:value-type="time">
            <text:p>22:33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103"/>
          <table:table-cell table:style-name="ce112" office:value-type="string" calcext:value-type="string">
            <text:p>Sobocka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10]&amp;&quot; &quot;&amp;[.DG10]" office:value-type="string" office:string-value="Sobocka 02" calcext:value-type="string">
            <text:p>Sobocka 02</text:p>
          </table:table-cell>
          <table:table-cell table:style-name="ce112" table:formula="of:=[.DJ9]+TIME(0;1;0)" office:value-type="time" office:time-value="PT05H04M00S" calcext:value-type="time">
            <text:p>5:04</text:p>
          </table:table-cell>
          <table:table-cell table:style-name="ce112" table:formula="of:=[.DK9]+TIME(0;1;0)" office:value-type="time" office:time-value="PT05H34M00S" calcext:value-type="time">
            <text:p>5:34</text:p>
          </table:table-cell>
          <table:table-cell table:style-name="ce112" table:formula="of:=[.DL9]+TIME(0;1;0)" office:value-type="time" office:time-value="PT06H04M00S" calcext:value-type="time">
            <text:p>6:04</text:p>
          </table:table-cell>
          <table:table-cell table:style-name="ce112" table:formula="of:=[.DM9]+TIME(0;1;0)" office:value-type="time" office:time-value="PT06H34M00S" calcext:value-type="time">
            <text:p>6:34</text:p>
          </table:table-cell>
          <table:table-cell table:style-name="ce112" table:formula="of:=[.DN9]+TIME(0;1;0)" office:value-type="time" office:time-value="PT07H04M00S" calcext:value-type="time">
            <text:p>7:04</text:p>
          </table:table-cell>
          <table:table-cell table:style-name="ce112" table:formula="of:=[.DO9]+TIME(0;1;0)" office:value-type="time" office:time-value="PT07H34M00S" calcext:value-type="time">
            <text:p>7:34</text:p>
          </table:table-cell>
          <table:table-cell table:style-name="ce112" table:formula="of:=[.DP9]+TIME(0;1;0)" office:value-type="time" office:time-value="PT08H05M00S" calcext:value-type="time">
            <text:p>8:05</text:p>
          </table:table-cell>
          <table:table-cell table:style-name="ce112" table:formula="of:=[.DQ9]+TIME(0;1;0)" office:value-type="time" office:time-value="PT08H35M00S" calcext:value-type="time">
            <text:p>8:35</text:p>
          </table:table-cell>
          <table:table-cell table:style-name="ce112" table:formula="of:=[.DR9]+TIME(0;1;0)" office:value-type="time" office:time-value="PT09H05M00S" calcext:value-type="time">
            <text:p>9:05</text:p>
          </table:table-cell>
          <table:table-cell table:style-name="ce112" table:formula="of:=[.DS9]+TIME(0;1;0)" office:value-type="time" office:time-value="PT09H35M00S" calcext:value-type="time">
            <text:p>9:35</text:p>
          </table:table-cell>
          <table:table-cell table:style-name="ce112" table:formula="of:=[.DT9]+TIME(0;1;0)" office:value-type="time" office:time-value="PT10H05M00S" calcext:value-type="time">
            <text:p>10:05</text:p>
          </table:table-cell>
          <table:table-cell table:style-name="ce112" table:formula="of:=[.DU9]+TIME(0;1;0)" office:value-type="time" office:time-value="PT10H35M00S" calcext:value-type="time">
            <text:p>10:35</text:p>
          </table:table-cell>
          <table:table-cell table:style-name="ce112" table:formula="of:=[.DV9]+TIME(0;1;0)" office:value-type="time" office:time-value="PT11H05M00S" calcext:value-type="time">
            <text:p>11:05</text:p>
          </table:table-cell>
          <table:table-cell table:style-name="ce112" table:formula="of:=[.DW9]+TIME(0;1;0)" office:value-type="time" office:time-value="PT11H35M00S" calcext:value-type="time">
            <text:p>11:35</text:p>
          </table:table-cell>
          <table:table-cell table:style-name="ce112" table:formula="of:=[.DX9]+TIME(0;1;0)" office:value-type="time" office:time-value="PT12H05M00S" calcext:value-type="time">
            <text:p>12:05</text:p>
          </table:table-cell>
          <table:table-cell table:style-name="ce112" table:formula="of:=[.DY9]+TIME(0;1;0)" office:value-type="time" office:time-value="PT12H35M00S" calcext:value-type="time">
            <text:p>12:35</text:p>
          </table:table-cell>
          <table:table-cell table:style-name="ce112" table:formula="of:=[.DZ9]+TIME(0;1;0)" office:value-type="time" office:time-value="PT13H05M00S" calcext:value-type="time">
            <text:p>13:05</text:p>
          </table:table-cell>
          <table:table-cell table:style-name="ce112" table:formula="of:=[.EA9]+TIME(0;1;0)" office:value-type="time" office:time-value="PT13H35M00S" calcext:value-type="time">
            <text:p>13:35</text:p>
          </table:table-cell>
          <table:table-cell table:style-name="ce112" table:formula="of:=[.EB9]+TIME(0;1;0)" office:value-type="time" office:time-value="PT14H05M00S" calcext:value-type="time">
            <text:p>14:05</text:p>
          </table:table-cell>
          <table:table-cell table:style-name="ce112" table:formula="of:=[.EC9]+TIME(0;1;0)" office:value-type="time" office:time-value="PT14H35M00S" calcext:value-type="time">
            <text:p>14:35</text:p>
          </table:table-cell>
          <table:table-cell table:style-name="ce112" table:formula="of:=[.ED9]+TIME(0;1;0)" office:value-type="time" office:time-value="PT15H05M00S" calcext:value-type="time">
            <text:p>15:05</text:p>
          </table:table-cell>
          <table:table-cell table:style-name="ce112" table:formula="of:=[.EE9]+TIME(0;1;0)" office:value-type="time" office:time-value="PT15H35M00S" calcext:value-type="time">
            <text:p>15:35</text:p>
          </table:table-cell>
          <table:table-cell table:style-name="ce112" table:formula="of:=[.EF9]+TIME(0;1;0)" office:value-type="time" office:time-value="PT16H05M00S" calcext:value-type="time">
            <text:p>16:05</text:p>
          </table:table-cell>
          <table:table-cell table:style-name="ce112" table:formula="of:=[.EG9]+TIME(0;1;0)" office:value-type="time" office:time-value="PT16H35M00S" calcext:value-type="time">
            <text:p>16:35</text:p>
          </table:table-cell>
          <table:table-cell table:style-name="ce112" table:formula="of:=[.EH9]+TIME(0;1;0)" office:value-type="time" office:time-value="PT17H05M00S" calcext:value-type="time">
            <text:p>17:05</text:p>
          </table:table-cell>
          <table:table-cell table:style-name="ce112" table:formula="of:=[.EI9]+TIME(0;1;0)" office:value-type="time" office:time-value="PT17H35M00S" calcext:value-type="time">
            <text:p>17:35</text:p>
          </table:table-cell>
          <table:table-cell table:style-name="ce112" table:formula="of:=[.EJ9]+TIME(0;1;0)" office:value-type="time" office:time-value="PT18H05M00S" calcext:value-type="time">
            <text:p>18:05</text:p>
          </table:table-cell>
          <table:table-cell table:style-name="ce112" table:formula="of:=[.EK9]+TIME(0;1;0)" office:value-type="time" office:time-value="PT18H35M00S" calcext:value-type="time">
            <text:p>18:35</text:p>
          </table:table-cell>
          <table:table-cell table:style-name="ce112" table:formula="of:=[.EL9]+TIME(0;1;0)" office:value-type="time" office:time-value="PT19H05M00S" calcext:value-type="time">
            <text:p>19:05</text:p>
          </table:table-cell>
          <table:table-cell table:style-name="ce112" table:formula="of:=[.EM9]+TIME(0;1;0)" office:value-type="time" office:time-value="PT19H35M00S" calcext:value-type="time">
            <text:p>19:35</text:p>
          </table:table-cell>
          <table:table-cell table:style-name="ce112" table:formula="of:=[.EN9]+TIME(0;1;0)" office:value-type="time" office:time-value="PT20H04M00S" calcext:value-type="time">
            <text:p>20:04</text:p>
          </table:table-cell>
          <table:table-cell table:style-name="ce112" table:formula="of:=[.EO9]+TIME(0;1;0)" office:value-type="time" office:time-value="PT20H34M00S" calcext:value-type="time">
            <text:p>20:34</text:p>
          </table:table-cell>
          <table:table-cell table:style-name="ce112" table:formula="of:=[.EP9]+TIME(0;1;0)" office:value-type="time" office:time-value="PT21H04M00S" calcext:value-type="time">
            <text:p>21:04</text:p>
          </table:table-cell>
          <table:table-cell table:style-name="ce112" table:formula="of:=[.EQ9]+TIME(0;1;0)" office:value-type="time" office:time-value="PT21H34M00S" calcext:value-type="time">
            <text:p>21:34</text:p>
          </table:table-cell>
          <table:table-cell table:style-name="ce112" table:formula="of:=[.ER9]+TIME(0;1;0)" office:value-type="time" office:time-value="PT22H04M00S" calcext:value-type="time">
            <text:p>22:04</text:p>
          </table:table-cell>
          <table:table-cell table:style-name="ce112" table:formula="of:=[.ES9]+TIME(0;1;0)" office:value-type="time" office:time-value="PT22H34M00S" calcext:value-type="time">
            <text:p>22:34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103"/>
          <table:table-cell table:style-name="ce112" office:value-type="string" calcext:value-type="string">
            <text:p>Klaudyny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11]&amp;&quot; &quot;&amp;[.DG11]" office:value-type="string" office:string-value="Klaudyny 02" calcext:value-type="string">
            <text:p>Klaudyny 02</text:p>
          </table:table-cell>
          <table:table-cell table:style-name="ce112" table:formula="of:=[.DJ10]+TIME(0;1;0)" office:value-type="time" office:time-value="PT05H05M00S" calcext:value-type="time">
            <text:p>5:05</text:p>
          </table:table-cell>
          <table:table-cell table:style-name="ce112" table:formula="of:=[.DK10]+TIME(0;1;0)" office:value-type="time" office:time-value="PT05H35M00S" calcext:value-type="time">
            <text:p>5:35</text:p>
          </table:table-cell>
          <table:table-cell table:style-name="ce112" table:formula="of:=[.DL10]+TIME(0;1;0)" office:value-type="time" office:time-value="PT06H05M00S" calcext:value-type="time">
            <text:p>6:05</text:p>
          </table:table-cell>
          <table:table-cell table:style-name="ce112" table:formula="of:=[.DM10]+TIME(0;1;0)" office:value-type="time" office:time-value="PT06H35M00S" calcext:value-type="time">
            <text:p>6:35</text:p>
          </table:table-cell>
          <table:table-cell table:style-name="ce112" table:formula="of:=[.DN10]+TIME(0;1;0)" office:value-type="time" office:time-value="PT07H05M00S" calcext:value-type="time">
            <text:p>7:05</text:p>
          </table:table-cell>
          <table:table-cell table:style-name="ce112" table:formula="of:=[.DO10]+TIME(0;1;0)" office:value-type="time" office:time-value="PT07H35M00S" calcext:value-type="time">
            <text:p>7:35</text:p>
          </table:table-cell>
          <table:table-cell table:style-name="ce112" table:formula="of:=[.DP10]+TIME(0;1;0)" office:value-type="time" office:time-value="PT08H06M00S" calcext:value-type="time">
            <text:p>8:06</text:p>
          </table:table-cell>
          <table:table-cell table:style-name="ce112" table:formula="of:=[.DQ10]+TIME(0;1;0)" office:value-type="time" office:time-value="PT08H36M00S" calcext:value-type="time">
            <text:p>8:36</text:p>
          </table:table-cell>
          <table:table-cell table:style-name="ce112" table:formula="of:=[.DR10]+TIME(0;1;0)" office:value-type="time" office:time-value="PT09H06M00S" calcext:value-type="time">
            <text:p>9:06</text:p>
          </table:table-cell>
          <table:table-cell table:style-name="ce112" table:formula="of:=[.DS10]+TIME(0;1;0)" office:value-type="time" office:time-value="PT09H36M00S" calcext:value-type="time">
            <text:p>9:36</text:p>
          </table:table-cell>
          <table:table-cell table:style-name="ce112" table:formula="of:=[.DT10]+TIME(0;1;0)" office:value-type="time" office:time-value="PT10H06M00S" calcext:value-type="time">
            <text:p>10:06</text:p>
          </table:table-cell>
          <table:table-cell table:style-name="ce112" table:formula="of:=[.DU10]+TIME(0;1;0)" office:value-type="time" office:time-value="PT10H36M00S" calcext:value-type="time">
            <text:p>10:36</text:p>
          </table:table-cell>
          <table:table-cell table:style-name="ce112" table:formula="of:=[.DV10]+TIME(0;1;0)" office:value-type="time" office:time-value="PT11H06M00S" calcext:value-type="time">
            <text:p>11:06</text:p>
          </table:table-cell>
          <table:table-cell table:style-name="ce112" table:formula="of:=[.DW10]+TIME(0;1;0)" office:value-type="time" office:time-value="PT11H36M00S" calcext:value-type="time">
            <text:p>11:36</text:p>
          </table:table-cell>
          <table:table-cell table:style-name="ce112" table:formula="of:=[.DX10]+TIME(0;1;0)" office:value-type="time" office:time-value="PT12H06M00S" calcext:value-type="time">
            <text:p>12:06</text:p>
          </table:table-cell>
          <table:table-cell table:style-name="ce112" table:formula="of:=[.DY10]+TIME(0;1;0)" office:value-type="time" office:time-value="PT12H36M00S" calcext:value-type="time">
            <text:p>12:36</text:p>
          </table:table-cell>
          <table:table-cell table:style-name="ce112" table:formula="of:=[.DZ10]+TIME(0;1;0)" office:value-type="time" office:time-value="PT13H06M00S" calcext:value-type="time">
            <text:p>13:06</text:p>
          </table:table-cell>
          <table:table-cell table:style-name="ce112" table:formula="of:=[.EA10]+TIME(0;1;0)" office:value-type="time" office:time-value="PT13H36M00S" calcext:value-type="time">
            <text:p>13:36</text:p>
          </table:table-cell>
          <table:table-cell table:style-name="ce112" table:formula="of:=[.EB10]+TIME(0;1;0)" office:value-type="time" office:time-value="PT14H06M00S" calcext:value-type="time">
            <text:p>14:06</text:p>
          </table:table-cell>
          <table:table-cell table:style-name="ce112" table:formula="of:=[.EC10]+TIME(0;1;0)" office:value-type="time" office:time-value="PT14H36M00S" calcext:value-type="time">
            <text:p>14:36</text:p>
          </table:table-cell>
          <table:table-cell table:style-name="ce112" table:formula="of:=[.ED10]+TIME(0;1;0)" office:value-type="time" office:time-value="PT15H06M00S" calcext:value-type="time">
            <text:p>15:06</text:p>
          </table:table-cell>
          <table:table-cell table:style-name="ce112" table:formula="of:=[.EE10]+TIME(0;1;0)" office:value-type="time" office:time-value="PT15H36M00S" calcext:value-type="time">
            <text:p>15:36</text:p>
          </table:table-cell>
          <table:table-cell table:style-name="ce112" table:formula="of:=[.EF10]+TIME(0;1;0)" office:value-type="time" office:time-value="PT16H06M00S" calcext:value-type="time">
            <text:p>16:06</text:p>
          </table:table-cell>
          <table:table-cell table:style-name="ce112" table:formula="of:=[.EG10]+TIME(0;1;0)" office:value-type="time" office:time-value="PT16H36M00S" calcext:value-type="time">
            <text:p>16:36</text:p>
          </table:table-cell>
          <table:table-cell table:style-name="ce112" table:formula="of:=[.EH10]+TIME(0;1;0)" office:value-type="time" office:time-value="PT17H06M00S" calcext:value-type="time">
            <text:p>17:06</text:p>
          </table:table-cell>
          <table:table-cell table:style-name="ce112" table:formula="of:=[.EI10]+TIME(0;1;0)" office:value-type="time" office:time-value="PT17H36M00S" calcext:value-type="time">
            <text:p>17:36</text:p>
          </table:table-cell>
          <table:table-cell table:style-name="ce112" table:formula="of:=[.EJ10]+TIME(0;1;0)" office:value-type="time" office:time-value="PT18H06M00S" calcext:value-type="time">
            <text:p>18:06</text:p>
          </table:table-cell>
          <table:table-cell table:style-name="ce112" table:formula="of:=[.EK10]+TIME(0;1;0)" office:value-type="time" office:time-value="PT18H36M00S" calcext:value-type="time">
            <text:p>18:36</text:p>
          </table:table-cell>
          <table:table-cell table:style-name="ce112" table:formula="of:=[.EL10]+TIME(0;1;0)" office:value-type="time" office:time-value="PT19H06M00S" calcext:value-type="time">
            <text:p>19:06</text:p>
          </table:table-cell>
          <table:table-cell table:style-name="ce112" table:formula="of:=[.EM10]+TIME(0;1;0)" office:value-type="time" office:time-value="PT19H36M00S" calcext:value-type="time">
            <text:p>19:36</text:p>
          </table:table-cell>
          <table:table-cell table:style-name="ce112" table:formula="of:=[.EN10]+TIME(0;1;0)" office:value-type="time" office:time-value="PT20H05M00S" calcext:value-type="time">
            <text:p>20:05</text:p>
          </table:table-cell>
          <table:table-cell table:style-name="ce112" table:formula="of:=[.EO10]+TIME(0;1;0)" office:value-type="time" office:time-value="PT20H35M00S" calcext:value-type="time">
            <text:p>20:35</text:p>
          </table:table-cell>
          <table:table-cell table:style-name="ce112" table:formula="of:=[.EP10]+TIME(0;1;0)" office:value-type="time" office:time-value="PT21H05M00S" calcext:value-type="time">
            <text:p>21:05</text:p>
          </table:table-cell>
          <table:table-cell table:style-name="ce112" table:formula="of:=[.EQ10]+TIME(0;1;0)" office:value-type="time" office:time-value="PT21H35M00S" calcext:value-type="time">
            <text:p>21:35</text:p>
          </table:table-cell>
          <table:table-cell table:style-name="ce112" table:formula="of:=[.ER10]+TIME(0;1;0)" office:value-type="time" office:time-value="PT22H05M00S" calcext:value-type="time">
            <text:p>22:05</text:p>
          </table:table-cell>
          <table:table-cell table:style-name="ce112" table:formula="of:=[.ES10]+TIME(0;1;0)" office:value-type="time" office:time-value="PT22H35M00S" calcext:value-type="time">
            <text:p>22:35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103"/>
          <table:table-cell table:style-name="ce112" office:value-type="string" calcext:value-type="string">
            <text:p>Lektykarska</text:p>
          </table:table-cell>
          <table:table-cell table:style-name="ce115" office:value-type="string" calcext:value-type="string">
            <text:p>04</text:p>
          </table:table-cell>
          <table:table-cell table:style-name="Default"/>
          <table:table-cell table:style-name="ce112" table:formula="of:=[.DF12]&amp;&quot; &quot;&amp;[.DG12]" office:value-type="string" office:string-value="Lektykarska 04" calcext:value-type="string">
            <text:p>Lektykarska 04</text:p>
          </table:table-cell>
          <table:table-cell table:style-name="ce112" table:formula="of:=[.DJ11]+TIME(0;1;0)" office:value-type="time" office:time-value="PT05H06M00S" calcext:value-type="time">
            <text:p>5:06</text:p>
          </table:table-cell>
          <table:table-cell table:style-name="ce112" table:formula="of:=[.DK11]+TIME(0;1;0)" office:value-type="time" office:time-value="PT05H36M00S" calcext:value-type="time">
            <text:p>5:36</text:p>
          </table:table-cell>
          <table:table-cell table:style-name="ce112" table:formula="of:=[.DL11]+TIME(0;1;0)" office:value-type="time" office:time-value="PT06H06M00S" calcext:value-type="time">
            <text:p>6:06</text:p>
          </table:table-cell>
          <table:table-cell table:style-name="ce112" table:formula="of:=[.DM11]+TIME(0;1;0)" office:value-type="time" office:time-value="PT06H36M00S" calcext:value-type="time">
            <text:p>6:36</text:p>
          </table:table-cell>
          <table:table-cell table:style-name="ce112" table:formula="of:=[.DN11]+TIME(0;1;0)" office:value-type="time" office:time-value="PT07H06M00S" calcext:value-type="time">
            <text:p>7:06</text:p>
          </table:table-cell>
          <table:table-cell table:style-name="ce112" table:formula="of:=[.DO11]+TIME(0;1;0)" office:value-type="time" office:time-value="PT07H36M00S" calcext:value-type="time">
            <text:p>7:36</text:p>
          </table:table-cell>
          <table:table-cell table:style-name="ce112" table:formula="of:=[.DP11]+TIME(0;1;0)" office:value-type="time" office:time-value="PT08H07M00S" calcext:value-type="time">
            <text:p>8:07</text:p>
          </table:table-cell>
          <table:table-cell table:style-name="ce112" table:formula="of:=[.DQ11]+TIME(0;1;0)" office:value-type="time" office:time-value="PT08H37M00S" calcext:value-type="time">
            <text:p>8:37</text:p>
          </table:table-cell>
          <table:table-cell table:style-name="ce112" table:formula="of:=[.DR11]+TIME(0;1;0)" office:value-type="time" office:time-value="PT09H07M00S" calcext:value-type="time">
            <text:p>9:07</text:p>
          </table:table-cell>
          <table:table-cell table:style-name="ce112" table:formula="of:=[.DS11]+TIME(0;1;0)" office:value-type="time" office:time-value="PT09H37M00S" calcext:value-type="time">
            <text:p>9:37</text:p>
          </table:table-cell>
          <table:table-cell table:style-name="ce112" table:formula="of:=[.DT11]+TIME(0;1;0)" office:value-type="time" office:time-value="PT10H07M00S" calcext:value-type="time">
            <text:p>10:07</text:p>
          </table:table-cell>
          <table:table-cell table:style-name="ce112" table:formula="of:=[.DU11]+TIME(0;1;0)" office:value-type="time" office:time-value="PT10H37M00S" calcext:value-type="time">
            <text:p>10:37</text:p>
          </table:table-cell>
          <table:table-cell table:style-name="ce112" table:formula="of:=[.DV11]+TIME(0;1;0)" office:value-type="time" office:time-value="PT11H07M00S" calcext:value-type="time">
            <text:p>11:07</text:p>
          </table:table-cell>
          <table:table-cell table:style-name="ce112" table:formula="of:=[.DW11]+TIME(0;1;0)" office:value-type="time" office:time-value="PT11H37M00S" calcext:value-type="time">
            <text:p>11:37</text:p>
          </table:table-cell>
          <table:table-cell table:style-name="ce112" table:formula="of:=[.DX11]+TIME(0;1;0)" office:value-type="time" office:time-value="PT12H07M00S" calcext:value-type="time">
            <text:p>12:07</text:p>
          </table:table-cell>
          <table:table-cell table:style-name="ce112" table:formula="of:=[.DY11]+TIME(0;1;0)" office:value-type="time" office:time-value="PT12H37M00S" calcext:value-type="time">
            <text:p>12:37</text:p>
          </table:table-cell>
          <table:table-cell table:style-name="ce112" table:formula="of:=[.DZ11]+TIME(0;1;0)" office:value-type="time" office:time-value="PT13H07M00S" calcext:value-type="time">
            <text:p>13:07</text:p>
          </table:table-cell>
          <table:table-cell table:style-name="ce112" table:formula="of:=[.EA11]+TIME(0;1;0)" office:value-type="time" office:time-value="PT13H37M00S" calcext:value-type="time">
            <text:p>13:37</text:p>
          </table:table-cell>
          <table:table-cell table:style-name="ce112" table:formula="of:=[.EB11]+TIME(0;1;0)" office:value-type="time" office:time-value="PT14H07M00S" calcext:value-type="time">
            <text:p>14:07</text:p>
          </table:table-cell>
          <table:table-cell table:style-name="ce112" table:formula="of:=[.EC11]+TIME(0;1;0)" office:value-type="time" office:time-value="PT14H37M00S" calcext:value-type="time">
            <text:p>14:37</text:p>
          </table:table-cell>
          <table:table-cell table:style-name="ce112" table:formula="of:=[.ED11]+TIME(0;1;0)" office:value-type="time" office:time-value="PT15H07M00S" calcext:value-type="time">
            <text:p>15:07</text:p>
          </table:table-cell>
          <table:table-cell table:style-name="ce112" table:formula="of:=[.EE11]+TIME(0;1;0)" office:value-type="time" office:time-value="PT15H37M00S" calcext:value-type="time">
            <text:p>15:37</text:p>
          </table:table-cell>
          <table:table-cell table:style-name="ce112" table:formula="of:=[.EF11]+TIME(0;1;0)" office:value-type="time" office:time-value="PT16H07M00S" calcext:value-type="time">
            <text:p>16:07</text:p>
          </table:table-cell>
          <table:table-cell table:style-name="ce112" table:formula="of:=[.EG11]+TIME(0;1;0)" office:value-type="time" office:time-value="PT16H37M00S" calcext:value-type="time">
            <text:p>16:37</text:p>
          </table:table-cell>
          <table:table-cell table:style-name="ce112" table:formula="of:=[.EH11]+TIME(0;1;0)" office:value-type="time" office:time-value="PT17H07M00S" calcext:value-type="time">
            <text:p>17:07</text:p>
          </table:table-cell>
          <table:table-cell table:style-name="ce112" table:formula="of:=[.EI11]+TIME(0;1;0)" office:value-type="time" office:time-value="PT17H37M00S" calcext:value-type="time">
            <text:p>17:37</text:p>
          </table:table-cell>
          <table:table-cell table:style-name="ce112" table:formula="of:=[.EJ11]+TIME(0;1;0)" office:value-type="time" office:time-value="PT18H07M00S" calcext:value-type="time">
            <text:p>18:07</text:p>
          </table:table-cell>
          <table:table-cell table:style-name="ce112" table:formula="of:=[.EK11]+TIME(0;1;0)" office:value-type="time" office:time-value="PT18H37M00S" calcext:value-type="time">
            <text:p>18:37</text:p>
          </table:table-cell>
          <table:table-cell table:style-name="ce112" table:formula="of:=[.EL11]+TIME(0;1;0)" office:value-type="time" office:time-value="PT19H07M00S" calcext:value-type="time">
            <text:p>19:07</text:p>
          </table:table-cell>
          <table:table-cell table:style-name="ce112" table:formula="of:=[.EM11]+TIME(0;1;0)" office:value-type="time" office:time-value="PT19H37M00S" calcext:value-type="time">
            <text:p>19:37</text:p>
          </table:table-cell>
          <table:table-cell table:style-name="ce112" table:formula="of:=[.EN11]+TIME(0;1;0)" office:value-type="time" office:time-value="PT20H06M00S" calcext:value-type="time">
            <text:p>20:06</text:p>
          </table:table-cell>
          <table:table-cell table:style-name="ce112" table:formula="of:=[.EO11]+TIME(0;1;0)" office:value-type="time" office:time-value="PT20H36M00S" calcext:value-type="time">
            <text:p>20:36</text:p>
          </table:table-cell>
          <table:table-cell table:style-name="ce112" table:formula="of:=[.EP11]+TIME(0;1;0)" office:value-type="time" office:time-value="PT21H06M00S" calcext:value-type="time">
            <text:p>21:06</text:p>
          </table:table-cell>
          <table:table-cell table:style-name="ce112" table:formula="of:=[.EQ11]+TIME(0;1;0)" office:value-type="time" office:time-value="PT21H36M00S" calcext:value-type="time">
            <text:p>21:36</text:p>
          </table:table-cell>
          <table:table-cell table:style-name="ce112" table:formula="of:=[.ER11]+TIME(0;1;0)" office:value-type="time" office:time-value="PT22H06M00S" calcext:value-type="time">
            <text:p>22:06</text:p>
          </table:table-cell>
          <table:table-cell table:style-name="ce112" table:formula="of:=[.ES11]+TIME(0;1;0)" office:value-type="time" office:time-value="PT22H36M00S" calcext:value-type="time">
            <text:p>22:36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30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Podleśna-IMGW</text:p>
          </table:table-cell>
          <table:table-cell table:style-name="ce115" office:value-type="string" calcext:value-type="string">
            <text:p>05</text:p>
          </table:table-cell>
          <table:table-cell table:style-name="Default"/>
          <table:table-cell table:style-name="ce112" table:formula="of:=[.DF13]&amp;&quot; &quot;&amp;[.DG13]" office:value-type="string" office:string-value="Podleśna-IMGW 05" calcext:value-type="string">
            <text:p>Podleśna-IMGW 05</text:p>
          </table:table-cell>
          <table:table-cell table:style-name="ce112" table:formula="of:=[.DJ12]+TIME(0;1;0)" office:value-type="time" office:time-value="PT05H07M00S" calcext:value-type="time">
            <text:p>5:07</text:p>
          </table:table-cell>
          <table:table-cell table:style-name="ce112" table:formula="of:=[.DK12]+TIME(0;1;0)" office:value-type="time" office:time-value="PT05H37M00S" calcext:value-type="time">
            <text:p>5:37</text:p>
          </table:table-cell>
          <table:table-cell table:style-name="ce112" table:formula="of:=[.DL12]+TIME(0;1;0)" office:value-type="time" office:time-value="PT06H07M00S" calcext:value-type="time">
            <text:p>6:07</text:p>
          </table:table-cell>
          <table:table-cell table:style-name="ce112" table:formula="of:=[.DM12]+TIME(0;1;0)" office:value-type="time" office:time-value="PT06H37M00S" calcext:value-type="time">
            <text:p>6:37</text:p>
          </table:table-cell>
          <table:table-cell table:style-name="ce112" table:formula="of:=[.DN12]+TIME(0;1;0)" office:value-type="time" office:time-value="PT07H07M00S" calcext:value-type="time">
            <text:p>7:07</text:p>
          </table:table-cell>
          <table:table-cell table:style-name="ce112" table:formula="of:=[.DO12]+TIME(0;1;0)" office:value-type="time" office:time-value="PT07H37M00S" calcext:value-type="time">
            <text:p>7:37</text:p>
          </table:table-cell>
          <table:table-cell table:style-name="ce112" table:formula="of:=[.DP12]+TIME(0;1;0)" office:value-type="time" office:time-value="PT08H08M00S" calcext:value-type="time">
            <text:p>8:08</text:p>
          </table:table-cell>
          <table:table-cell table:style-name="ce112" table:formula="of:=[.DQ12]+TIME(0;1;0)" office:value-type="time" office:time-value="PT08H38M00S" calcext:value-type="time">
            <text:p>8:38</text:p>
          </table:table-cell>
          <table:table-cell table:style-name="ce112" table:formula="of:=[.DR12]+TIME(0;1;0)" office:value-type="time" office:time-value="PT09H08M00S" calcext:value-type="time">
            <text:p>9:08</text:p>
          </table:table-cell>
          <table:table-cell table:style-name="ce112" table:formula="of:=[.DS12]+TIME(0;1;0)" office:value-type="time" office:time-value="PT09H38M00S" calcext:value-type="time">
            <text:p>9:38</text:p>
          </table:table-cell>
          <table:table-cell table:style-name="ce112" table:formula="of:=[.DT12]+TIME(0;1;0)" office:value-type="time" office:time-value="PT10H08M00S" calcext:value-type="time">
            <text:p>10:08</text:p>
          </table:table-cell>
          <table:table-cell table:style-name="ce112" table:formula="of:=[.DU12]+TIME(0;1;0)" office:value-type="time" office:time-value="PT10H38M00S" calcext:value-type="time">
            <text:p>10:38</text:p>
          </table:table-cell>
          <table:table-cell table:style-name="ce112" table:formula="of:=[.DV12]+TIME(0;1;0)" office:value-type="time" office:time-value="PT11H08M00S" calcext:value-type="time">
            <text:p>11:08</text:p>
          </table:table-cell>
          <table:table-cell table:style-name="ce112" table:formula="of:=[.DW12]+TIME(0;1;0)" office:value-type="time" office:time-value="PT11H38M00S" calcext:value-type="time">
            <text:p>11:38</text:p>
          </table:table-cell>
          <table:table-cell table:style-name="ce112" table:formula="of:=[.DX12]+TIME(0;1;0)" office:value-type="time" office:time-value="PT12H08M00S" calcext:value-type="time">
            <text:p>12:08</text:p>
          </table:table-cell>
          <table:table-cell table:style-name="ce112" table:formula="of:=[.DY12]+TIME(0;1;0)" office:value-type="time" office:time-value="PT12H38M00S" calcext:value-type="time">
            <text:p>12:38</text:p>
          </table:table-cell>
          <table:table-cell table:style-name="ce112" table:formula="of:=[.DZ12]+TIME(0;1;0)" office:value-type="time" office:time-value="PT13H08M00S" calcext:value-type="time">
            <text:p>13:08</text:p>
          </table:table-cell>
          <table:table-cell table:style-name="ce112" table:formula="of:=[.EA12]+TIME(0;1;0)" office:value-type="time" office:time-value="PT13H38M00S" calcext:value-type="time">
            <text:p>13:38</text:p>
          </table:table-cell>
          <table:table-cell table:style-name="ce112" table:formula="of:=[.EB12]+TIME(0;1;0)" office:value-type="time" office:time-value="PT14H08M00S" calcext:value-type="time">
            <text:p>14:08</text:p>
          </table:table-cell>
          <table:table-cell table:style-name="ce112" table:formula="of:=[.EC12]+TIME(0;1;0)" office:value-type="time" office:time-value="PT14H38M00S" calcext:value-type="time">
            <text:p>14:38</text:p>
          </table:table-cell>
          <table:table-cell table:style-name="ce112" table:formula="of:=[.ED12]+TIME(0;1;0)" office:value-type="time" office:time-value="PT15H08M00S" calcext:value-type="time">
            <text:p>15:08</text:p>
          </table:table-cell>
          <table:table-cell table:style-name="ce112" table:formula="of:=[.EE12]+TIME(0;1;0)" office:value-type="time" office:time-value="PT15H38M00S" calcext:value-type="time">
            <text:p>15:38</text:p>
          </table:table-cell>
          <table:table-cell table:style-name="ce112" table:formula="of:=[.EF12]+TIME(0;1;0)" office:value-type="time" office:time-value="PT16H08M00S" calcext:value-type="time">
            <text:p>16:08</text:p>
          </table:table-cell>
          <table:table-cell table:style-name="ce112" table:formula="of:=[.EG12]+TIME(0;1;0)" office:value-type="time" office:time-value="PT16H38M00S" calcext:value-type="time">
            <text:p>16:38</text:p>
          </table:table-cell>
          <table:table-cell table:style-name="ce112" table:formula="of:=[.EH12]+TIME(0;1;0)" office:value-type="time" office:time-value="PT17H08M00S" calcext:value-type="time">
            <text:p>17:08</text:p>
          </table:table-cell>
          <table:table-cell table:style-name="ce112" table:formula="of:=[.EI12]+TIME(0;1;0)" office:value-type="time" office:time-value="PT17H38M00S" calcext:value-type="time">
            <text:p>17:38</text:p>
          </table:table-cell>
          <table:table-cell table:style-name="ce112" table:formula="of:=[.EJ12]+TIME(0;1;0)" office:value-type="time" office:time-value="PT18H08M00S" calcext:value-type="time">
            <text:p>18:08</text:p>
          </table:table-cell>
          <table:table-cell table:style-name="ce112" table:formula="of:=[.EK12]+TIME(0;1;0)" office:value-type="time" office:time-value="PT18H38M00S" calcext:value-type="time">
            <text:p>18:38</text:p>
          </table:table-cell>
          <table:table-cell table:style-name="ce112" table:formula="of:=[.EL12]+TIME(0;1;0)" office:value-type="time" office:time-value="PT19H08M00S" calcext:value-type="time">
            <text:p>19:08</text:p>
          </table:table-cell>
          <table:table-cell table:style-name="ce112" table:formula="of:=[.EM12]+TIME(0;1;0)" office:value-type="time" office:time-value="PT19H38M00S" calcext:value-type="time">
            <text:p>19:38</text:p>
          </table:table-cell>
          <table:table-cell table:style-name="ce112" table:formula="of:=[.EN12]+TIME(0;1;0)" office:value-type="time" office:time-value="PT20H07M00S" calcext:value-type="time">
            <text:p>20:07</text:p>
          </table:table-cell>
          <table:table-cell table:style-name="ce112" table:formula="of:=[.EO12]+TIME(0;1;0)" office:value-type="time" office:time-value="PT20H37M00S" calcext:value-type="time">
            <text:p>20:37</text:p>
          </table:table-cell>
          <table:table-cell table:style-name="ce112" table:formula="of:=[.EP12]+TIME(0;1;0)" office:value-type="time" office:time-value="PT21H07M00S" calcext:value-type="time">
            <text:p>21:07</text:p>
          </table:table-cell>
          <table:table-cell table:style-name="ce112" table:formula="of:=[.EQ12]+TIME(0;1;0)" office:value-type="time" office:time-value="PT21H37M00S" calcext:value-type="time">
            <text:p>21:37</text:p>
          </table:table-cell>
          <table:table-cell table:style-name="ce112" table:formula="of:=[.ER12]+TIME(0;1;0)" office:value-type="time" office:time-value="PT22H07M00S" calcext:value-type="time">
            <text:p>22:07</text:p>
          </table:table-cell>
          <table:table-cell table:style-name="ce112" table:formula="of:=[.ES12]+TIME(0;1;0)" office:value-type="time" office:time-value="PT22H37M00S" calcext:value-type="time">
            <text:p>22:37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30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AWF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14]&amp;&quot; &quot;&amp;[.DG14]" office:value-type="string" office:string-value="AWF 02" calcext:value-type="string">
            <text:p>AWF 02</text:p>
          </table:table-cell>
          <table:table-cell table:style-name="ce112" table:formula="of:=[.DJ13]+TIME(0;2;0)" office:value-type="time" office:time-value="PT05H09M00S" calcext:value-type="time">
            <text:p>5:09</text:p>
          </table:table-cell>
          <table:table-cell table:style-name="ce112" table:formula="of:=[.DK13]+TIME(0;2;0)" office:value-type="time" office:time-value="PT05H39M00S" calcext:value-type="time">
            <text:p>5:39</text:p>
          </table:table-cell>
          <table:table-cell table:style-name="ce112" table:formula="of:=[.DL13]+TIME(0;2;0)" office:value-type="time" office:time-value="PT06H09M00S" calcext:value-type="time">
            <text:p>6:09</text:p>
          </table:table-cell>
          <table:table-cell table:style-name="ce112" table:formula="of:=[.DM13]+TIME(0;2;0)" office:value-type="time" office:time-value="PT06H39M00S" calcext:value-type="time">
            <text:p>6:39</text:p>
          </table:table-cell>
          <table:table-cell table:style-name="ce112" table:formula="of:=[.DN13]+TIME(0;2;0)" office:value-type="time" office:time-value="PT07H09M00S" calcext:value-type="time">
            <text:p>7:09</text:p>
          </table:table-cell>
          <table:table-cell table:style-name="ce112" table:formula="of:=[.DO13]+TIME(0;2;0)" office:value-type="time" office:time-value="PT07H39M00S" calcext:value-type="time">
            <text:p>7:39</text:p>
          </table:table-cell>
          <table:table-cell table:style-name="ce112" table:formula="of:=[.DP13]+TIME(0;2;0)" office:value-type="time" office:time-value="PT08H10M00S" calcext:value-type="time">
            <text:p>8:10</text:p>
          </table:table-cell>
          <table:table-cell table:style-name="ce112" table:formula="of:=[.DQ13]+TIME(0;2;0)" office:value-type="time" office:time-value="PT08H40M00S" calcext:value-type="time">
            <text:p>8:40</text:p>
          </table:table-cell>
          <table:table-cell table:style-name="ce112" table:formula="of:=[.DR13]+TIME(0;2;0)" office:value-type="time" office:time-value="PT09H10M00S" calcext:value-type="time">
            <text:p>9:10</text:p>
          </table:table-cell>
          <table:table-cell table:style-name="ce112" table:formula="of:=[.DS13]+TIME(0;2;0)" office:value-type="time" office:time-value="PT09H40M00S" calcext:value-type="time">
            <text:p>9:40</text:p>
          </table:table-cell>
          <table:table-cell table:style-name="ce112" table:formula="of:=[.DT13]+TIME(0;2;0)" office:value-type="time" office:time-value="PT10H10M00S" calcext:value-type="time">
            <text:p>10:10</text:p>
          </table:table-cell>
          <table:table-cell table:style-name="ce112" table:formula="of:=[.DU13]+TIME(0;2;0)" office:value-type="time" office:time-value="PT10H40M00S" calcext:value-type="time">
            <text:p>10:40</text:p>
          </table:table-cell>
          <table:table-cell table:style-name="ce112" table:formula="of:=[.DV13]+TIME(0;2;0)" office:value-type="time" office:time-value="PT11H10M00S" calcext:value-type="time">
            <text:p>11:10</text:p>
          </table:table-cell>
          <table:table-cell table:style-name="ce112" table:formula="of:=[.DW13]+TIME(0;2;0)" office:value-type="time" office:time-value="PT11H40M00S" calcext:value-type="time">
            <text:p>11:40</text:p>
          </table:table-cell>
          <table:table-cell table:style-name="ce112" table:formula="of:=[.DX13]+TIME(0;2;0)" office:value-type="time" office:time-value="PT12H10M00S" calcext:value-type="time">
            <text:p>12:10</text:p>
          </table:table-cell>
          <table:table-cell table:style-name="ce112" table:formula="of:=[.DY13]+TIME(0;2;0)" office:value-type="time" office:time-value="PT12H40M00S" calcext:value-type="time">
            <text:p>12:40</text:p>
          </table:table-cell>
          <table:table-cell table:style-name="ce112" table:formula="of:=[.DZ13]+TIME(0;2;0)" office:value-type="time" office:time-value="PT13H10M00S" calcext:value-type="time">
            <text:p>13:10</text:p>
          </table:table-cell>
          <table:table-cell table:style-name="ce112" table:formula="of:=[.EA13]+TIME(0;2;0)" office:value-type="time" office:time-value="PT13H40M00S" calcext:value-type="time">
            <text:p>13:40</text:p>
          </table:table-cell>
          <table:table-cell table:style-name="ce112" table:formula="of:=[.EB13]+TIME(0;2;0)" office:value-type="time" office:time-value="PT14H10M00S" calcext:value-type="time">
            <text:p>14:10</text:p>
          </table:table-cell>
          <table:table-cell table:style-name="ce112" table:formula="of:=[.EC13]+TIME(0;2;0)" office:value-type="time" office:time-value="PT14H40M00S" calcext:value-type="time">
            <text:p>14:40</text:p>
          </table:table-cell>
          <table:table-cell table:style-name="ce112" table:formula="of:=[.ED13]+TIME(0;2;0)" office:value-type="time" office:time-value="PT15H10M00S" calcext:value-type="time">
            <text:p>15:10</text:p>
          </table:table-cell>
          <table:table-cell table:style-name="ce112" table:formula="of:=[.EE13]+TIME(0;2;0)" office:value-type="time" office:time-value="PT15H40M00S" calcext:value-type="time">
            <text:p>15:40</text:p>
          </table:table-cell>
          <table:table-cell table:style-name="ce112" table:formula="of:=[.EF13]+TIME(0;2;0)" office:value-type="time" office:time-value="PT16H10M00S" calcext:value-type="time">
            <text:p>16:10</text:p>
          </table:table-cell>
          <table:table-cell table:style-name="ce112" table:formula="of:=[.EG13]+TIME(0;2;0)" office:value-type="time" office:time-value="PT16H40M00S" calcext:value-type="time">
            <text:p>16:40</text:p>
          </table:table-cell>
          <table:table-cell table:style-name="ce112" table:formula="of:=[.EH13]+TIME(0;2;0)" office:value-type="time" office:time-value="PT17H10M00S" calcext:value-type="time">
            <text:p>17:10</text:p>
          </table:table-cell>
          <table:table-cell table:style-name="ce112" table:formula="of:=[.EI13]+TIME(0;2;0)" office:value-type="time" office:time-value="PT17H40M00S" calcext:value-type="time">
            <text:p>17:40</text:p>
          </table:table-cell>
          <table:table-cell table:style-name="ce112" table:formula="of:=[.EJ13]+TIME(0;2;0)" office:value-type="time" office:time-value="PT18H10M00S" calcext:value-type="time">
            <text:p>18:10</text:p>
          </table:table-cell>
          <table:table-cell table:style-name="ce112" table:formula="of:=[.EK13]+TIME(0;2;0)" office:value-type="time" office:time-value="PT18H40M00S" calcext:value-type="time">
            <text:p>18:40</text:p>
          </table:table-cell>
          <table:table-cell table:style-name="ce112" table:formula="of:=[.EL13]+TIME(0;2;0)" office:value-type="time" office:time-value="PT19H10M00S" calcext:value-type="time">
            <text:p>19:10</text:p>
          </table:table-cell>
          <table:table-cell table:style-name="ce112" table:formula="of:=[.EM13]+TIME(0;2;0)" office:value-type="time" office:time-value="PT19H40M00S" calcext:value-type="time">
            <text:p>19:40</text:p>
          </table:table-cell>
          <table:table-cell table:style-name="ce112" table:formula="of:=[.EN13]+TIME(0;2;0)" office:value-type="time" office:time-value="PT20H09M00S" calcext:value-type="time">
            <text:p>20:09</text:p>
          </table:table-cell>
          <table:table-cell table:style-name="ce112" table:formula="of:=[.EO13]+TIME(0;2;0)" office:value-type="time" office:time-value="PT20H39M00S" calcext:value-type="time">
            <text:p>20:39</text:p>
          </table:table-cell>
          <table:table-cell table:style-name="ce112" table:formula="of:=[.EP13]+TIME(0;2;0)" office:value-type="time" office:time-value="PT21H09M00S" calcext:value-type="time">
            <text:p>21:09</text:p>
          </table:table-cell>
          <table:table-cell table:style-name="ce112" table:formula="of:=[.EQ13]+TIME(0;2;0)" office:value-type="time" office:time-value="PT21H39M00S" calcext:value-type="time">
            <text:p>21:39</text:p>
          </table:table-cell>
          <table:table-cell table:style-name="ce112" table:formula="of:=[.ER13]+TIME(0;2;0)" office:value-type="time" office:time-value="PT22H09M00S" calcext:value-type="time">
            <text:p>22:09</text:p>
          </table:table-cell>
          <table:table-cell table:style-name="ce112" table:formula="of:=[.ES13]+TIME(0;2;0)" office:value-type="time" office:time-value="PT22H39M00S" calcext:value-type="time">
            <text:p>22:39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30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Twardowska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15]&amp;&quot; &quot;&amp;[.DG14]" office:value-type="string" office:string-value="Twardowska 02" calcext:value-type="string">
            <text:p>Twardowska 02</text:p>
          </table:table-cell>
          <table:table-cell table:style-name="ce112" table:formula="of:=[.DJ14]+TIME(0;0;0)" office:value-type="time" office:time-value="PT05H09M00S" calcext:value-type="time">
            <text:p>5:09</text:p>
          </table:table-cell>
          <table:table-cell table:style-name="ce112" table:formula="of:=[.DK14]+TIME(0;0;0)" office:value-type="time" office:time-value="PT05H39M00S" calcext:value-type="time">
            <text:p>5:39</text:p>
          </table:table-cell>
          <table:table-cell table:style-name="ce112" table:formula="of:=[.DL14]+TIME(0;0;0)" office:value-type="time" office:time-value="PT06H09M00S" calcext:value-type="time">
            <text:p>6:09</text:p>
          </table:table-cell>
          <table:table-cell table:style-name="ce112" table:formula="of:=[.DM14]+TIME(0;0;0)" office:value-type="time" office:time-value="PT06H39M00S" calcext:value-type="time">
            <text:p>6:39</text:p>
          </table:table-cell>
          <table:table-cell table:style-name="ce112" table:formula="of:=[.DN14]+TIME(0;0;0)" office:value-type="time" office:time-value="PT07H09M00S" calcext:value-type="time">
            <text:p>7:09</text:p>
          </table:table-cell>
          <table:table-cell table:style-name="ce112" table:formula="of:=[.DO14]+TIME(0;0;0)" office:value-type="time" office:time-value="PT07H39M00S" calcext:value-type="time">
            <text:p>7:39</text:p>
          </table:table-cell>
          <table:table-cell table:style-name="ce112" table:formula="of:=[.DP14]+TIME(0;0;0)" office:value-type="time" office:time-value="PT08H10M00S" calcext:value-type="time">
            <text:p>8:10</text:p>
          </table:table-cell>
          <table:table-cell table:style-name="ce112" table:formula="of:=[.DQ14]+TIME(0;0;0)" office:value-type="time" office:time-value="PT08H40M00S" calcext:value-type="time">
            <text:p>8:40</text:p>
          </table:table-cell>
          <table:table-cell table:style-name="ce112" table:formula="of:=[.DR14]+TIME(0;0;0)" office:value-type="time" office:time-value="PT09H10M00S" calcext:value-type="time">
            <text:p>9:10</text:p>
          </table:table-cell>
          <table:table-cell table:style-name="ce112" table:formula="of:=[.DS14]+TIME(0;0;0)" office:value-type="time" office:time-value="PT09H40M00S" calcext:value-type="time">
            <text:p>9:40</text:p>
          </table:table-cell>
          <table:table-cell table:style-name="ce112" table:formula="of:=[.DT14]+TIME(0;0;0)" office:value-type="time" office:time-value="PT10H10M00S" calcext:value-type="time">
            <text:p>10:10</text:p>
          </table:table-cell>
          <table:table-cell table:style-name="ce112" table:formula="of:=[.DU14]+TIME(0;0;0)" office:value-type="time" office:time-value="PT10H40M00S" calcext:value-type="time">
            <text:p>10:40</text:p>
          </table:table-cell>
          <table:table-cell table:style-name="ce112" table:formula="of:=[.DV14]+TIME(0;0;0)" office:value-type="time" office:time-value="PT11H10M00S" calcext:value-type="time">
            <text:p>11:10</text:p>
          </table:table-cell>
          <table:table-cell table:style-name="ce112" table:formula="of:=[.DW14]+TIME(0;0;0)" office:value-type="time" office:time-value="PT11H40M00S" calcext:value-type="time">
            <text:p>11:40</text:p>
          </table:table-cell>
          <table:table-cell table:style-name="ce112" table:formula="of:=[.DX14]+TIME(0;0;0)" office:value-type="time" office:time-value="PT12H10M00S" calcext:value-type="time">
            <text:p>12:10</text:p>
          </table:table-cell>
          <table:table-cell table:style-name="ce112" table:formula="of:=[.DY14]+TIME(0;0;0)" office:value-type="time" office:time-value="PT12H40M00S" calcext:value-type="time">
            <text:p>12:40</text:p>
          </table:table-cell>
          <table:table-cell table:style-name="ce112" table:formula="of:=[.DZ14]+TIME(0;0;0)" office:value-type="time" office:time-value="PT13H10M00S" calcext:value-type="time">
            <text:p>13:10</text:p>
          </table:table-cell>
          <table:table-cell table:style-name="ce112" table:formula="of:=[.EA14]+TIME(0;0;0)" office:value-type="time" office:time-value="PT13H40M00S" calcext:value-type="time">
            <text:p>13:40</text:p>
          </table:table-cell>
          <table:table-cell table:style-name="ce112" table:formula="of:=[.EB14]+TIME(0;0;0)" office:value-type="time" office:time-value="PT14H10M00S" calcext:value-type="time">
            <text:p>14:10</text:p>
          </table:table-cell>
          <table:table-cell table:style-name="ce112" table:formula="of:=[.EC14]+TIME(0;0;0)" office:value-type="time" office:time-value="PT14H40M00S" calcext:value-type="time">
            <text:p>14:40</text:p>
          </table:table-cell>
          <table:table-cell table:style-name="ce112" table:formula="of:=[.ED14]+TIME(0;0;0)" office:value-type="time" office:time-value="PT15H10M00S" calcext:value-type="time">
            <text:p>15:10</text:p>
          </table:table-cell>
          <table:table-cell table:style-name="ce112" table:formula="of:=[.EE14]+TIME(0;0;0)" office:value-type="time" office:time-value="PT15H40M00S" calcext:value-type="time">
            <text:p>15:40</text:p>
          </table:table-cell>
          <table:table-cell table:style-name="ce112" table:formula="of:=[.EF14]+TIME(0;0;0)" office:value-type="time" office:time-value="PT16H10M00S" calcext:value-type="time">
            <text:p>16:10</text:p>
          </table:table-cell>
          <table:table-cell table:style-name="ce112" table:formula="of:=[.EG14]+TIME(0;0;0)" office:value-type="time" office:time-value="PT16H40M00S" calcext:value-type="time">
            <text:p>16:40</text:p>
          </table:table-cell>
          <table:table-cell table:style-name="ce112" table:formula="of:=[.EH14]+TIME(0;0;0)" office:value-type="time" office:time-value="PT17H10M00S" calcext:value-type="time">
            <text:p>17:10</text:p>
          </table:table-cell>
          <table:table-cell table:style-name="ce112" table:formula="of:=[.EI14]+TIME(0;0;0)" office:value-type="time" office:time-value="PT17H40M00S" calcext:value-type="time">
            <text:p>17:40</text:p>
          </table:table-cell>
          <table:table-cell table:style-name="ce112" table:formula="of:=[.EJ14]+TIME(0;0;0)" office:value-type="time" office:time-value="PT18H10M00S" calcext:value-type="time">
            <text:p>18:10</text:p>
          </table:table-cell>
          <table:table-cell table:style-name="ce112" table:formula="of:=[.EK14]+TIME(0;0;0)" office:value-type="time" office:time-value="PT18H40M00S" calcext:value-type="time">
            <text:p>18:40</text:p>
          </table:table-cell>
          <table:table-cell table:style-name="ce112" table:formula="of:=[.EL14]+TIME(0;0;0)" office:value-type="time" office:time-value="PT19H10M00S" calcext:value-type="time">
            <text:p>19:10</text:p>
          </table:table-cell>
          <table:table-cell table:style-name="ce112" table:formula="of:=[.EM14]+TIME(0;0;0)" office:value-type="time" office:time-value="PT19H40M00S" calcext:value-type="time">
            <text:p>19:40</text:p>
          </table:table-cell>
          <table:table-cell table:style-name="ce112" table:formula="of:=[.EN14]+TIME(0;0;0)" office:value-type="time" office:time-value="PT20H09M00S" calcext:value-type="time">
            <text:p>20:09</text:p>
          </table:table-cell>
          <table:table-cell table:style-name="ce112" table:formula="of:=[.EO14]+TIME(0;0;0)" office:value-type="time" office:time-value="PT20H39M00S" calcext:value-type="time">
            <text:p>20:39</text:p>
          </table:table-cell>
          <table:table-cell table:style-name="ce112" table:formula="of:=[.EP14]+TIME(0;0;0)" office:value-type="time" office:time-value="PT21H09M00S" calcext:value-type="time">
            <text:p>21:09</text:p>
          </table:table-cell>
          <table:table-cell table:style-name="ce112" table:formula="of:=[.EQ14]+TIME(0;0;0)" office:value-type="time" office:time-value="PT21H39M00S" calcext:value-type="time">
            <text:p>21:39</text:p>
          </table:table-cell>
          <table:table-cell table:style-name="ce112" table:formula="of:=[.ER14]+TIME(0;0;0)" office:value-type="time" office:time-value="PT22H09M00S" calcext:value-type="time">
            <text:p>22:09</text:p>
          </table:table-cell>
          <table:table-cell table:style-name="ce112" table:formula="of:=[.ES14]+TIME(0;0;0)" office:value-type="time" office:time-value="PT22H39M00S" calcext:value-type="time">
            <text:p>22:39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30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Szpital Bielańska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16]&amp;&quot; &quot;&amp;[.DG15]" office:value-type="string" office:string-value="Szpital Bielańska 02" calcext:value-type="string">
            <text:p>Szpital Bielańska 02</text:p>
          </table:table-cell>
          <table:table-cell table:style-name="ce112" table:formula="of:=[.DJ15]+TIME(0;1;0)" office:value-type="time" office:time-value="PT05H10M00S" calcext:value-type="time">
            <text:p>5:10</text:p>
          </table:table-cell>
          <table:table-cell table:style-name="ce112" table:formula="of:=[.DK15]+TIME(0;1;0)" office:value-type="time" office:time-value="PT05H40M00S" calcext:value-type="time">
            <text:p>5:40</text:p>
          </table:table-cell>
          <table:table-cell table:style-name="ce112" table:formula="of:=[.DL15]+TIME(0;1;0)" office:value-type="time" office:time-value="PT06H10M00S" calcext:value-type="time">
            <text:p>6:10</text:p>
          </table:table-cell>
          <table:table-cell table:style-name="ce112" table:formula="of:=[.DM15]+TIME(0;1;0)" office:value-type="time" office:time-value="PT06H40M00S" calcext:value-type="time">
            <text:p>6:40</text:p>
          </table:table-cell>
          <table:table-cell table:style-name="ce112" table:formula="of:=[.DN15]+TIME(0;1;0)" office:value-type="time" office:time-value="PT07H10M00S" calcext:value-type="time">
            <text:p>7:10</text:p>
          </table:table-cell>
          <table:table-cell table:style-name="ce112" table:formula="of:=[.DO15]+TIME(0;1;0)" office:value-type="time" office:time-value="PT07H40M00S" calcext:value-type="time">
            <text:p>7:40</text:p>
          </table:table-cell>
          <table:table-cell table:style-name="ce112" table:formula="of:=[.DP15]+TIME(0;1;0)" office:value-type="time" office:time-value="PT08H11M00S" calcext:value-type="time">
            <text:p>8:11</text:p>
          </table:table-cell>
          <table:table-cell table:style-name="ce112" table:formula="of:=[.DQ15]+TIME(0;1;0)" office:value-type="time" office:time-value="PT08H41M00S" calcext:value-type="time">
            <text:p>8:41</text:p>
          </table:table-cell>
          <table:table-cell table:style-name="ce112" table:formula="of:=[.DR15]+TIME(0;1;0)" office:value-type="time" office:time-value="PT09H11M00S" calcext:value-type="time">
            <text:p>9:11</text:p>
          </table:table-cell>
          <table:table-cell table:style-name="ce112" table:formula="of:=[.DS15]+TIME(0;1;0)" office:value-type="time" office:time-value="PT09H41M00S" calcext:value-type="time">
            <text:p>9:41</text:p>
          </table:table-cell>
          <table:table-cell table:style-name="ce112" table:formula="of:=[.DT15]+TIME(0;1;0)" office:value-type="time" office:time-value="PT10H11M00S" calcext:value-type="time">
            <text:p>10:11</text:p>
          </table:table-cell>
          <table:table-cell table:style-name="ce112" table:formula="of:=[.DU15]+TIME(0;1;0)" office:value-type="time" office:time-value="PT10H41M00S" calcext:value-type="time">
            <text:p>10:41</text:p>
          </table:table-cell>
          <table:table-cell table:style-name="ce112" table:formula="of:=[.DV15]+TIME(0;1;0)" office:value-type="time" office:time-value="PT11H11M00S" calcext:value-type="time">
            <text:p>11:11</text:p>
          </table:table-cell>
          <table:table-cell table:style-name="ce112" table:formula="of:=[.DW15]+TIME(0;1;0)" office:value-type="time" office:time-value="PT11H41M00S" calcext:value-type="time">
            <text:p>11:41</text:p>
          </table:table-cell>
          <table:table-cell table:style-name="ce112" table:formula="of:=[.DX15]+TIME(0;1;0)" office:value-type="time" office:time-value="PT12H11M00S" calcext:value-type="time">
            <text:p>12:11</text:p>
          </table:table-cell>
          <table:table-cell table:style-name="ce112" table:formula="of:=[.DY15]+TIME(0;1;0)" office:value-type="time" office:time-value="PT12H41M00S" calcext:value-type="time">
            <text:p>12:41</text:p>
          </table:table-cell>
          <table:table-cell table:style-name="ce112" table:formula="of:=[.DZ15]+TIME(0;1;0)" office:value-type="time" office:time-value="PT13H11M00S" calcext:value-type="time">
            <text:p>13:11</text:p>
          </table:table-cell>
          <table:table-cell table:style-name="ce112" table:formula="of:=[.EA15]+TIME(0;1;0)" office:value-type="time" office:time-value="PT13H41M00S" calcext:value-type="time">
            <text:p>13:41</text:p>
          </table:table-cell>
          <table:table-cell table:style-name="ce112" table:formula="of:=[.EB15]+TIME(0;1;0)" office:value-type="time" office:time-value="PT14H11M00S" calcext:value-type="time">
            <text:p>14:11</text:p>
          </table:table-cell>
          <table:table-cell table:style-name="ce112" table:formula="of:=[.EC15]+TIME(0;1;0)" office:value-type="time" office:time-value="PT14H41M00S" calcext:value-type="time">
            <text:p>14:41</text:p>
          </table:table-cell>
          <table:table-cell table:style-name="ce112" table:formula="of:=[.ED15]+TIME(0;1;0)" office:value-type="time" office:time-value="PT15H11M00S" calcext:value-type="time">
            <text:p>15:11</text:p>
          </table:table-cell>
          <table:table-cell table:style-name="ce112" table:formula="of:=[.EE15]+TIME(0;1;0)" office:value-type="time" office:time-value="PT15H41M00S" calcext:value-type="time">
            <text:p>15:41</text:p>
          </table:table-cell>
          <table:table-cell table:style-name="ce112" table:formula="of:=[.EF15]+TIME(0;1;0)" office:value-type="time" office:time-value="PT16H11M00S" calcext:value-type="time">
            <text:p>16:11</text:p>
          </table:table-cell>
          <table:table-cell table:style-name="ce112" table:formula="of:=[.EG15]+TIME(0;1;0)" office:value-type="time" office:time-value="PT16H41M00S" calcext:value-type="time">
            <text:p>16:41</text:p>
          </table:table-cell>
          <table:table-cell table:style-name="ce112" table:formula="of:=[.EH15]+TIME(0;1;0)" office:value-type="time" office:time-value="PT17H11M00S" calcext:value-type="time">
            <text:p>17:11</text:p>
          </table:table-cell>
          <table:table-cell table:style-name="ce112" table:formula="of:=[.EI15]+TIME(0;1;0)" office:value-type="time" office:time-value="PT17H41M00S" calcext:value-type="time">
            <text:p>17:41</text:p>
          </table:table-cell>
          <table:table-cell table:style-name="ce112" table:formula="of:=[.EJ15]+TIME(0;1;0)" office:value-type="time" office:time-value="PT18H11M00S" calcext:value-type="time">
            <text:p>18:11</text:p>
          </table:table-cell>
          <table:table-cell table:style-name="ce112" table:formula="of:=[.EK15]+TIME(0;1;0)" office:value-type="time" office:time-value="PT18H41M00S" calcext:value-type="time">
            <text:p>18:41</text:p>
          </table:table-cell>
          <table:table-cell table:style-name="ce112" table:formula="of:=[.EL15]+TIME(0;1;0)" office:value-type="time" office:time-value="PT19H11M00S" calcext:value-type="time">
            <text:p>19:11</text:p>
          </table:table-cell>
          <table:table-cell table:style-name="ce112" table:formula="of:=[.EM15]+TIME(0;1;0)" office:value-type="time" office:time-value="PT19H41M00S" calcext:value-type="time">
            <text:p>19:41</text:p>
          </table:table-cell>
          <table:table-cell table:style-name="ce112" table:formula="of:=[.EN15]+TIME(0;1;0)" office:value-type="time" office:time-value="PT20H10M00S" calcext:value-type="time">
            <text:p>20:10</text:p>
          </table:table-cell>
          <table:table-cell table:style-name="ce112" table:formula="of:=[.EO15]+TIME(0;1;0)" office:value-type="time" office:time-value="PT20H40M00S" calcext:value-type="time">
            <text:p>20:40</text:p>
          </table:table-cell>
          <table:table-cell table:style-name="ce112" table:formula="of:=[.EP15]+TIME(0;1;0)" office:value-type="time" office:time-value="PT21H10M00S" calcext:value-type="time">
            <text:p>21:10</text:p>
          </table:table-cell>
          <table:table-cell table:style-name="ce112" table:formula="of:=[.EQ15]+TIME(0;1;0)" office:value-type="time" office:time-value="PT21H40M00S" calcext:value-type="time">
            <text:p>21:40</text:p>
          </table:table-cell>
          <table:table-cell table:style-name="ce112" table:formula="of:=[.ER15]+TIME(0;1;0)" office:value-type="time" office:time-value="PT22H10M00S" calcext:value-type="time">
            <text:p>22:10</text:p>
          </table:table-cell>
          <table:table-cell table:style-name="ce112" table:formula="of:=[.ES15]+TIME(0;1;0)" office:value-type="time" office:time-value="PT22H40M00S" calcext:value-type="time">
            <text:p>22:40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30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UKSW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17]&amp;&quot; &quot;&amp;[.DG16]" office:value-type="string" office:string-value="UKSW 02" calcext:value-type="string">
            <text:p>UKSW 02</text:p>
          </table:table-cell>
          <table:table-cell table:style-name="ce112" table:formula="of:=[.DJ16]+TIME(0;1;0)" office:value-type="time" office:time-value="PT05H11M00S" calcext:value-type="time">
            <text:p>5:11</text:p>
          </table:table-cell>
          <table:table-cell table:style-name="ce112" table:formula="of:=[.DK16]+TIME(0;1;0)" office:value-type="time" office:time-value="PT05H41M00S" calcext:value-type="time">
            <text:p>5:41</text:p>
          </table:table-cell>
          <table:table-cell table:style-name="ce112" table:formula="of:=[.DL16]+TIME(0;1;0)" office:value-type="time" office:time-value="PT06H11M00S" calcext:value-type="time">
            <text:p>6:11</text:p>
          </table:table-cell>
          <table:table-cell table:style-name="ce112" table:formula="of:=[.DM16]+TIME(0;1;0)" office:value-type="time" office:time-value="PT06H41M00S" calcext:value-type="time">
            <text:p>6:41</text:p>
          </table:table-cell>
          <table:table-cell table:style-name="ce112" table:formula="of:=[.DN16]+TIME(0;1;0)" office:value-type="time" office:time-value="PT07H11M00S" calcext:value-type="time">
            <text:p>7:11</text:p>
          </table:table-cell>
          <table:table-cell table:style-name="ce112" table:formula="of:=[.DO16]+TIME(0;1;0)" office:value-type="time" office:time-value="PT07H41M00S" calcext:value-type="time">
            <text:p>7:41</text:p>
          </table:table-cell>
          <table:table-cell table:style-name="ce112" table:formula="of:=[.DP16]+TIME(0;1;0)" office:value-type="time" office:time-value="PT08H12M00S" calcext:value-type="time">
            <text:p>8:12</text:p>
          </table:table-cell>
          <table:table-cell table:style-name="ce112" table:formula="of:=[.DQ16]+TIME(0;1;0)" office:value-type="time" office:time-value="PT08H42M00S" calcext:value-type="time">
            <text:p>8:42</text:p>
          </table:table-cell>
          <table:table-cell table:style-name="ce112" table:formula="of:=[.DR16]+TIME(0;1;0)" office:value-type="time" office:time-value="PT09H12M00S" calcext:value-type="time">
            <text:p>9:12</text:p>
          </table:table-cell>
          <table:table-cell table:style-name="ce112" table:formula="of:=[.DS16]+TIME(0;1;0)" office:value-type="time" office:time-value="PT09H42M00S" calcext:value-type="time">
            <text:p>9:42</text:p>
          </table:table-cell>
          <table:table-cell table:style-name="ce112" table:formula="of:=[.DT16]+TIME(0;1;0)" office:value-type="time" office:time-value="PT10H12M00S" calcext:value-type="time">
            <text:p>10:12</text:p>
          </table:table-cell>
          <table:table-cell table:style-name="ce112" table:formula="of:=[.DU16]+TIME(0;1;0)" office:value-type="time" office:time-value="PT10H42M00S" calcext:value-type="time">
            <text:p>10:42</text:p>
          </table:table-cell>
          <table:table-cell table:style-name="ce112" table:formula="of:=[.DV16]+TIME(0;1;0)" office:value-type="time" office:time-value="PT11H12M00S" calcext:value-type="time">
            <text:p>11:12</text:p>
          </table:table-cell>
          <table:table-cell table:style-name="ce112" table:formula="of:=[.DW16]+TIME(0;1;0)" office:value-type="time" office:time-value="PT11H42M00S" calcext:value-type="time">
            <text:p>11:42</text:p>
          </table:table-cell>
          <table:table-cell table:style-name="ce112" table:formula="of:=[.DX16]+TIME(0;1;0)" office:value-type="time" office:time-value="PT12H12M00S" calcext:value-type="time">
            <text:p>12:12</text:p>
          </table:table-cell>
          <table:table-cell table:style-name="ce112" table:formula="of:=[.DY16]+TIME(0;1;0)" office:value-type="time" office:time-value="PT12H42M00S" calcext:value-type="time">
            <text:p>12:42</text:p>
          </table:table-cell>
          <table:table-cell table:style-name="ce112" table:formula="of:=[.DZ16]+TIME(0;1;0)" office:value-type="time" office:time-value="PT13H12M00S" calcext:value-type="time">
            <text:p>13:12</text:p>
          </table:table-cell>
          <table:table-cell table:style-name="ce112" table:formula="of:=[.EA16]+TIME(0;1;0)" office:value-type="time" office:time-value="PT13H42M00S" calcext:value-type="time">
            <text:p>13:42</text:p>
          </table:table-cell>
          <table:table-cell table:style-name="ce112" table:formula="of:=[.EB16]+TIME(0;1;0)" office:value-type="time" office:time-value="PT14H12M00S" calcext:value-type="time">
            <text:p>14:12</text:p>
          </table:table-cell>
          <table:table-cell table:style-name="ce112" table:formula="of:=[.EC16]+TIME(0;1;0)" office:value-type="time" office:time-value="PT14H42M00S" calcext:value-type="time">
            <text:p>14:42</text:p>
          </table:table-cell>
          <table:table-cell table:style-name="ce112" table:formula="of:=[.ED16]+TIME(0;1;0)" office:value-type="time" office:time-value="PT15H12M00S" calcext:value-type="time">
            <text:p>15:12</text:p>
          </table:table-cell>
          <table:table-cell table:style-name="ce112" table:formula="of:=[.EE16]+TIME(0;1;0)" office:value-type="time" office:time-value="PT15H42M00S" calcext:value-type="time">
            <text:p>15:42</text:p>
          </table:table-cell>
          <table:table-cell table:style-name="ce112" table:formula="of:=[.EF16]+TIME(0;1;0)" office:value-type="time" office:time-value="PT16H12M00S" calcext:value-type="time">
            <text:p>16:12</text:p>
          </table:table-cell>
          <table:table-cell table:style-name="ce112" table:formula="of:=[.EG16]+TIME(0;1;0)" office:value-type="time" office:time-value="PT16H42M00S" calcext:value-type="time">
            <text:p>16:42</text:p>
          </table:table-cell>
          <table:table-cell table:style-name="ce112" table:formula="of:=[.EH16]+TIME(0;1;0)" office:value-type="time" office:time-value="PT17H12M00S" calcext:value-type="time">
            <text:p>17:12</text:p>
          </table:table-cell>
          <table:table-cell table:style-name="ce112" table:formula="of:=[.EI16]+TIME(0;1;0)" office:value-type="time" office:time-value="PT17H42M00S" calcext:value-type="time">
            <text:p>17:42</text:p>
          </table:table-cell>
          <table:table-cell table:style-name="ce112" table:formula="of:=[.EJ16]+TIME(0;1;0)" office:value-type="time" office:time-value="PT18H12M00S" calcext:value-type="time">
            <text:p>18:12</text:p>
          </table:table-cell>
          <table:table-cell table:style-name="ce112" table:formula="of:=[.EK16]+TIME(0;1;0)" office:value-type="time" office:time-value="PT18H42M00S" calcext:value-type="time">
            <text:p>18:42</text:p>
          </table:table-cell>
          <table:table-cell table:style-name="ce112" table:formula="of:=[.EL16]+TIME(0;1;0)" office:value-type="time" office:time-value="PT19H12M00S" calcext:value-type="time">
            <text:p>19:12</text:p>
          </table:table-cell>
          <table:table-cell table:style-name="ce112" table:formula="of:=[.EM16]+TIME(0;1;0)" office:value-type="time" office:time-value="PT19H42M00S" calcext:value-type="time">
            <text:p>19:42</text:p>
          </table:table-cell>
          <table:table-cell table:style-name="ce112" table:formula="of:=[.EN16]+TIME(0;1;0)" office:value-type="time" office:time-value="PT20H11M00S" calcext:value-type="time">
            <text:p>20:11</text:p>
          </table:table-cell>
          <table:table-cell table:style-name="ce112" table:formula="of:=[.EO16]+TIME(0;1;0)" office:value-type="time" office:time-value="PT20H41M00S" calcext:value-type="time">
            <text:p>20:41</text:p>
          </table:table-cell>
          <table:table-cell table:style-name="ce112" table:formula="of:=[.EP16]+TIME(0;1;0)" office:value-type="time" office:time-value="PT21H11M00S" calcext:value-type="time">
            <text:p>21:11</text:p>
          </table:table-cell>
          <table:table-cell table:style-name="ce112" table:formula="of:=[.EQ16]+TIME(0;1;0)" office:value-type="time" office:time-value="PT21H41M00S" calcext:value-type="time">
            <text:p>21:41</text:p>
          </table:table-cell>
          <table:table-cell table:style-name="ce112" table:formula="of:=[.ER16]+TIME(0;1;0)" office:value-type="time" office:time-value="PT22H11M00S" calcext:value-type="time">
            <text:p>22:11</text:p>
          </table:table-cell>
          <table:table-cell table:style-name="ce112" table:formula="of:=[.ES16]+TIME(0;1;0)" office:value-type="time" office:time-value="PT22H41M00S" calcext:value-type="time">
            <text:p>22:41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30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Las Bielański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18]&amp;&quot; &quot;&amp;[.DG17]" office:value-type="string" office:string-value="Las Bielański 02" calcext:value-type="string">
            <text:p>Las Bielański 02</text:p>
          </table:table-cell>
          <table:table-cell table:style-name="ce112" table:formula="of:=[.DJ17]+TIME(0;1;0)" office:value-type="time" office:time-value="PT05H12M00S" calcext:value-type="time">
            <text:p>5:12</text:p>
          </table:table-cell>
          <table:table-cell table:style-name="ce112" table:formula="of:=[.DK17]+TIME(0;1;0)" office:value-type="time" office:time-value="PT05H42M00S" calcext:value-type="time">
            <text:p>5:42</text:p>
          </table:table-cell>
          <table:table-cell table:style-name="ce112" table:formula="of:=[.DL17]+TIME(0;1;0)" office:value-type="time" office:time-value="PT06H12M00S" calcext:value-type="time">
            <text:p>6:12</text:p>
          </table:table-cell>
          <table:table-cell table:style-name="ce112" table:formula="of:=[.DM17]+TIME(0;1;0)" office:value-type="time" office:time-value="PT06H42M00S" calcext:value-type="time">
            <text:p>6:42</text:p>
          </table:table-cell>
          <table:table-cell table:style-name="ce112" table:formula="of:=[.DN17]+TIME(0;1;0)" office:value-type="time" office:time-value="PT07H12M00S" calcext:value-type="time">
            <text:p>7:12</text:p>
          </table:table-cell>
          <table:table-cell table:style-name="ce112" table:formula="of:=[.DO17]+TIME(0;1;0)" office:value-type="time" office:time-value="PT07H42M00S" calcext:value-type="time">
            <text:p>7:42</text:p>
          </table:table-cell>
          <table:table-cell table:style-name="ce112" table:formula="of:=[.DP17]+TIME(0;1;0)" office:value-type="time" office:time-value="PT08H13M00S" calcext:value-type="time">
            <text:p>8:13</text:p>
          </table:table-cell>
          <table:table-cell table:style-name="ce112" table:formula="of:=[.DQ17]+TIME(0;1;0)" office:value-type="time" office:time-value="PT08H43M00S" calcext:value-type="time">
            <text:p>8:43</text:p>
          </table:table-cell>
          <table:table-cell table:style-name="ce112" table:formula="of:=[.DR17]+TIME(0;1;0)" office:value-type="time" office:time-value="PT09H13M00S" calcext:value-type="time">
            <text:p>9:13</text:p>
          </table:table-cell>
          <table:table-cell table:style-name="ce112" table:formula="of:=[.DS17]+TIME(0;1;0)" office:value-type="time" office:time-value="PT09H43M00S" calcext:value-type="time">
            <text:p>9:43</text:p>
          </table:table-cell>
          <table:table-cell table:style-name="ce112" table:formula="of:=[.DT17]+TIME(0;1;0)" office:value-type="time" office:time-value="PT10H13M00S" calcext:value-type="time">
            <text:p>10:13</text:p>
          </table:table-cell>
          <table:table-cell table:style-name="ce112" table:formula="of:=[.DU17]+TIME(0;1;0)" office:value-type="time" office:time-value="PT10H43M00S" calcext:value-type="time">
            <text:p>10:43</text:p>
          </table:table-cell>
          <table:table-cell table:style-name="ce112" table:formula="of:=[.DV17]+TIME(0;1;0)" office:value-type="time" office:time-value="PT11H13M00S" calcext:value-type="time">
            <text:p>11:13</text:p>
          </table:table-cell>
          <table:table-cell table:style-name="ce112" table:formula="of:=[.DW17]+TIME(0;1;0)" office:value-type="time" office:time-value="PT11H43M00S" calcext:value-type="time">
            <text:p>11:43</text:p>
          </table:table-cell>
          <table:table-cell table:style-name="ce112" table:formula="of:=[.DX17]+TIME(0;1;0)" office:value-type="time" office:time-value="PT12H13M00S" calcext:value-type="time">
            <text:p>12:13</text:p>
          </table:table-cell>
          <table:table-cell table:style-name="ce112" table:formula="of:=[.DY17]+TIME(0;1;0)" office:value-type="time" office:time-value="PT12H43M00S" calcext:value-type="time">
            <text:p>12:43</text:p>
          </table:table-cell>
          <table:table-cell table:style-name="ce112" table:formula="of:=[.DZ17]+TIME(0;1;0)" office:value-type="time" office:time-value="PT13H13M00S" calcext:value-type="time">
            <text:p>13:13</text:p>
          </table:table-cell>
          <table:table-cell table:style-name="ce112" table:formula="of:=[.EA17]+TIME(0;1;0)" office:value-type="time" office:time-value="PT13H43M00S" calcext:value-type="time">
            <text:p>13:43</text:p>
          </table:table-cell>
          <table:table-cell table:style-name="ce112" table:formula="of:=[.EB17]+TIME(0;1;0)" office:value-type="time" office:time-value="PT14H13M00S" calcext:value-type="time">
            <text:p>14:13</text:p>
          </table:table-cell>
          <table:table-cell table:style-name="ce112" table:formula="of:=[.EC17]+TIME(0;1;0)" office:value-type="time" office:time-value="PT14H43M00S" calcext:value-type="time">
            <text:p>14:43</text:p>
          </table:table-cell>
          <table:table-cell table:style-name="ce112" table:formula="of:=[.ED17]+TIME(0;1;0)" office:value-type="time" office:time-value="PT15H13M00S" calcext:value-type="time">
            <text:p>15:13</text:p>
          </table:table-cell>
          <table:table-cell table:style-name="ce112" table:formula="of:=[.EE17]+TIME(0;1;0)" office:value-type="time" office:time-value="PT15H43M00S" calcext:value-type="time">
            <text:p>15:43</text:p>
          </table:table-cell>
          <table:table-cell table:style-name="ce112" table:formula="of:=[.EF17]+TIME(0;1;0)" office:value-type="time" office:time-value="PT16H13M00S" calcext:value-type="time">
            <text:p>16:13</text:p>
          </table:table-cell>
          <table:table-cell table:style-name="ce112" table:formula="of:=[.EG17]+TIME(0;1;0)" office:value-type="time" office:time-value="PT16H43M00S" calcext:value-type="time">
            <text:p>16:43</text:p>
          </table:table-cell>
          <table:table-cell table:style-name="ce112" table:formula="of:=[.EH17]+TIME(0;1;0)" office:value-type="time" office:time-value="PT17H13M00S" calcext:value-type="time">
            <text:p>17:13</text:p>
          </table:table-cell>
          <table:table-cell table:style-name="ce112" table:formula="of:=[.EI17]+TIME(0;1;0)" office:value-type="time" office:time-value="PT17H43M00S" calcext:value-type="time">
            <text:p>17:43</text:p>
          </table:table-cell>
          <table:table-cell table:style-name="ce112" table:formula="of:=[.EJ17]+TIME(0;1;0)" office:value-type="time" office:time-value="PT18H13M00S" calcext:value-type="time">
            <text:p>18:13</text:p>
          </table:table-cell>
          <table:table-cell table:style-name="ce112" table:formula="of:=[.EK17]+TIME(0;1;0)" office:value-type="time" office:time-value="PT18H43M00S" calcext:value-type="time">
            <text:p>18:43</text:p>
          </table:table-cell>
          <table:table-cell table:style-name="ce112" table:formula="of:=[.EL17]+TIME(0;1;0)" office:value-type="time" office:time-value="PT19H13M00S" calcext:value-type="time">
            <text:p>19:13</text:p>
          </table:table-cell>
          <table:table-cell table:style-name="ce112" table:formula="of:=[.EM17]+TIME(0;1;0)" office:value-type="time" office:time-value="PT19H43M00S" calcext:value-type="time">
            <text:p>19:43</text:p>
          </table:table-cell>
          <table:table-cell table:style-name="ce112" table:formula="of:=[.EN17]+TIME(0;1;0)" office:value-type="time" office:time-value="PT20H12M00S" calcext:value-type="time">
            <text:p>20:12</text:p>
          </table:table-cell>
          <table:table-cell table:style-name="ce112" table:formula="of:=[.EO17]+TIME(0;1;0)" office:value-type="time" office:time-value="PT20H42M00S" calcext:value-type="time">
            <text:p>20:42</text:p>
          </table:table-cell>
          <table:table-cell table:style-name="ce112" table:formula="of:=[.EP17]+TIME(0;1;0)" office:value-type="time" office:time-value="PT21H12M00S" calcext:value-type="time">
            <text:p>21:12</text:p>
          </table:table-cell>
          <table:table-cell table:style-name="ce112" table:formula="of:=[.EQ17]+TIME(0;1;0)" office:value-type="time" office:time-value="PT21H42M00S" calcext:value-type="time">
            <text:p>21:42</text:p>
          </table:table-cell>
          <table:table-cell table:style-name="ce112" table:formula="of:=[.ER17]+TIME(0;1;0)" office:value-type="time" office:time-value="PT22H12M00S" calcext:value-type="time">
            <text:p>22:12</text:p>
          </table:table-cell>
          <table:table-cell table:style-name="ce112" table:formula="of:=[.ES17]+TIME(0;1;0)" office:value-type="time" office:time-value="PT22H42M00S" calcext:value-type="time">
            <text:p>22:42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30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Przy Agorze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19]&amp;&quot; &quot;&amp;[.DG18]" office:value-type="string" office:string-value="Przy Agorze 02" calcext:value-type="string">
            <text:p>Przy Agorze 02</text:p>
          </table:table-cell>
          <table:table-cell table:style-name="ce112" table:formula="of:=[.DJ18]+TIME(0;1;0)" office:value-type="time" office:time-value="PT05H13M00S" calcext:value-type="time">
            <text:p>5:13</text:p>
          </table:table-cell>
          <table:table-cell table:style-name="ce112" table:formula="of:=[.DK18]+TIME(0;1;0)" office:value-type="time" office:time-value="PT05H43M00S" calcext:value-type="time">
            <text:p>5:43</text:p>
          </table:table-cell>
          <table:table-cell table:style-name="ce112" table:formula="of:=[.DL18]+TIME(0;1;0)" office:value-type="time" office:time-value="PT06H13M00S" calcext:value-type="time">
            <text:p>6:13</text:p>
          </table:table-cell>
          <table:table-cell table:style-name="ce112" table:formula="of:=[.DM18]+TIME(0;1;0)" office:value-type="time" office:time-value="PT06H43M00S" calcext:value-type="time">
            <text:p>6:43</text:p>
          </table:table-cell>
          <table:table-cell table:style-name="ce112" table:formula="of:=[.DN18]+TIME(0;1;0)" office:value-type="time" office:time-value="PT07H13M00S" calcext:value-type="time">
            <text:p>7:13</text:p>
          </table:table-cell>
          <table:table-cell table:style-name="ce112" table:formula="of:=[.DO18]+TIME(0;1;0)" office:value-type="time" office:time-value="PT07H43M00S" calcext:value-type="time">
            <text:p>7:43</text:p>
          </table:table-cell>
          <table:table-cell table:style-name="ce112" table:formula="of:=[.DP18]+TIME(0;1;0)" office:value-type="time" office:time-value="PT08H14M00S" calcext:value-type="time">
            <text:p>8:14</text:p>
          </table:table-cell>
          <table:table-cell table:style-name="ce112" table:formula="of:=[.DQ18]+TIME(0;1;0)" office:value-type="time" office:time-value="PT08H44M00S" calcext:value-type="time">
            <text:p>8:44</text:p>
          </table:table-cell>
          <table:table-cell table:style-name="ce112" table:formula="of:=[.DR18]+TIME(0;1;0)" office:value-type="time" office:time-value="PT09H14M00S" calcext:value-type="time">
            <text:p>9:14</text:p>
          </table:table-cell>
          <table:table-cell table:style-name="ce112" table:formula="of:=[.DS18]+TIME(0;1;0)" office:value-type="time" office:time-value="PT09H44M00S" calcext:value-type="time">
            <text:p>9:44</text:p>
          </table:table-cell>
          <table:table-cell table:style-name="ce112" table:formula="of:=[.DT18]+TIME(0;1;0)" office:value-type="time" office:time-value="PT10H14M00S" calcext:value-type="time">
            <text:p>10:14</text:p>
          </table:table-cell>
          <table:table-cell table:style-name="ce112" table:formula="of:=[.DU18]+TIME(0;1;0)" office:value-type="time" office:time-value="PT10H44M00S" calcext:value-type="time">
            <text:p>10:44</text:p>
          </table:table-cell>
          <table:table-cell table:style-name="ce112" table:formula="of:=[.DV18]+TIME(0;1;0)" office:value-type="time" office:time-value="PT11H14M00S" calcext:value-type="time">
            <text:p>11:14</text:p>
          </table:table-cell>
          <table:table-cell table:style-name="ce112" table:formula="of:=[.DW18]+TIME(0;1;0)" office:value-type="time" office:time-value="PT11H44M00S" calcext:value-type="time">
            <text:p>11:44</text:p>
          </table:table-cell>
          <table:table-cell table:style-name="ce112" table:formula="of:=[.DX18]+TIME(0;1;0)" office:value-type="time" office:time-value="PT12H14M00S" calcext:value-type="time">
            <text:p>12:14</text:p>
          </table:table-cell>
          <table:table-cell table:style-name="ce112" table:formula="of:=[.DY18]+TIME(0;1;0)" office:value-type="time" office:time-value="PT12H44M00S" calcext:value-type="time">
            <text:p>12:44</text:p>
          </table:table-cell>
          <table:table-cell table:style-name="ce112" table:formula="of:=[.DZ18]+TIME(0;1;0)" office:value-type="time" office:time-value="PT13H14M00S" calcext:value-type="time">
            <text:p>13:14</text:p>
          </table:table-cell>
          <table:table-cell table:style-name="ce112" table:formula="of:=[.EA18]+TIME(0;1;0)" office:value-type="time" office:time-value="PT13H44M00S" calcext:value-type="time">
            <text:p>13:44</text:p>
          </table:table-cell>
          <table:table-cell table:style-name="ce112" table:formula="of:=[.EB18]+TIME(0;1;0)" office:value-type="time" office:time-value="PT14H14M00S" calcext:value-type="time">
            <text:p>14:14</text:p>
          </table:table-cell>
          <table:table-cell table:style-name="ce112" table:formula="of:=[.EC18]+TIME(0;1;0)" office:value-type="time" office:time-value="PT14H44M00S" calcext:value-type="time">
            <text:p>14:44</text:p>
          </table:table-cell>
          <table:table-cell table:style-name="ce112" table:formula="of:=[.ED18]+TIME(0;1;0)" office:value-type="time" office:time-value="PT15H14M00S" calcext:value-type="time">
            <text:p>15:14</text:p>
          </table:table-cell>
          <table:table-cell table:style-name="ce112" table:formula="of:=[.EE18]+TIME(0;1;0)" office:value-type="time" office:time-value="PT15H44M00S" calcext:value-type="time">
            <text:p>15:44</text:p>
          </table:table-cell>
          <table:table-cell table:style-name="ce112" table:formula="of:=[.EF18]+TIME(0;1;0)" office:value-type="time" office:time-value="PT16H14M00S" calcext:value-type="time">
            <text:p>16:14</text:p>
          </table:table-cell>
          <table:table-cell table:style-name="ce112" table:formula="of:=[.EG18]+TIME(0;1;0)" office:value-type="time" office:time-value="PT16H44M00S" calcext:value-type="time">
            <text:p>16:44</text:p>
          </table:table-cell>
          <table:table-cell table:style-name="ce112" table:formula="of:=[.EH18]+TIME(0;1;0)" office:value-type="time" office:time-value="PT17H14M00S" calcext:value-type="time">
            <text:p>17:14</text:p>
          </table:table-cell>
          <table:table-cell table:style-name="ce112" table:formula="of:=[.EI18]+TIME(0;1;0)" office:value-type="time" office:time-value="PT17H44M00S" calcext:value-type="time">
            <text:p>17:44</text:p>
          </table:table-cell>
          <table:table-cell table:style-name="ce112" table:formula="of:=[.EJ18]+TIME(0;1;0)" office:value-type="time" office:time-value="PT18H14M00S" calcext:value-type="time">
            <text:p>18:14</text:p>
          </table:table-cell>
          <table:table-cell table:style-name="ce112" table:formula="of:=[.EK18]+TIME(0;1;0)" office:value-type="time" office:time-value="PT18H44M00S" calcext:value-type="time">
            <text:p>18:44</text:p>
          </table:table-cell>
          <table:table-cell table:style-name="ce112" table:formula="of:=[.EL18]+TIME(0;1;0)" office:value-type="time" office:time-value="PT19H14M00S" calcext:value-type="time">
            <text:p>19:14</text:p>
          </table:table-cell>
          <table:table-cell table:style-name="ce112" table:formula="of:=[.EM18]+TIME(0;1;0)" office:value-type="time" office:time-value="PT19H44M00S" calcext:value-type="time">
            <text:p>19:44</text:p>
          </table:table-cell>
          <table:table-cell table:style-name="ce112" table:formula="of:=[.EN18]+TIME(0;1;0)" office:value-type="time" office:time-value="PT20H13M00S" calcext:value-type="time">
            <text:p>20:13</text:p>
          </table:table-cell>
          <table:table-cell table:style-name="ce112" table:formula="of:=[.EO18]+TIME(0;1;0)" office:value-type="time" office:time-value="PT20H43M00S" calcext:value-type="time">
            <text:p>20:43</text:p>
          </table:table-cell>
          <table:table-cell table:style-name="ce112" table:formula="of:=[.EP18]+TIME(0;1;0)" office:value-type="time" office:time-value="PT21H13M00S" calcext:value-type="time">
            <text:p>21:13</text:p>
          </table:table-cell>
          <table:table-cell table:style-name="ce112" table:formula="of:=[.EQ18]+TIME(0;1;0)" office:value-type="time" office:time-value="PT21H43M00S" calcext:value-type="time">
            <text:p>21:43</text:p>
          </table:table-cell>
          <table:table-cell table:style-name="ce112" table:formula="of:=[.ER18]+TIME(0;1;0)" office:value-type="time" office:time-value="PT22H13M00S" calcext:value-type="time">
            <text:p>22:13</text:p>
          </table:table-cell>
          <table:table-cell table:style-name="ce112" table:formula="of:=[.ES18]+TIME(0;1;0)" office:value-type="time" office:time-value="PT22H43M00S" calcext:value-type="time">
            <text:p>22:43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30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Cm. Włoski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20]&amp;&quot; &quot;&amp;[.DG19]" office:value-type="string" office:string-value="Cm. Włoski 02" calcext:value-type="string">
            <text:p>Cm. Włoski 02</text:p>
          </table:table-cell>
          <table:table-cell table:style-name="ce112" table:formula="of:=[.DJ19]+TIME(0;1;0)" office:value-type="time" office:time-value="PT05H14M00S" calcext:value-type="time">
            <text:p>5:14</text:p>
          </table:table-cell>
          <table:table-cell table:style-name="ce112" table:formula="of:=[.DK19]+TIME(0;1;0)" office:value-type="time" office:time-value="PT05H44M00S" calcext:value-type="time">
            <text:p>5:44</text:p>
          </table:table-cell>
          <table:table-cell table:style-name="ce112" table:formula="of:=[.DL19]+TIME(0;1;0)" office:value-type="time" office:time-value="PT06H14M00S" calcext:value-type="time">
            <text:p>6:14</text:p>
          </table:table-cell>
          <table:table-cell table:style-name="ce112" table:formula="of:=[.DM19]+TIME(0;1;0)" office:value-type="time" office:time-value="PT06H44M00S" calcext:value-type="time">
            <text:p>6:44</text:p>
          </table:table-cell>
          <table:table-cell table:style-name="ce112" table:formula="of:=[.DN19]+TIME(0;1;0)" office:value-type="time" office:time-value="PT07H14M00S" calcext:value-type="time">
            <text:p>7:14</text:p>
          </table:table-cell>
          <table:table-cell table:style-name="ce112" table:formula="of:=[.DO19]+TIME(0;1;0)" office:value-type="time" office:time-value="PT07H44M00S" calcext:value-type="time">
            <text:p>7:44</text:p>
          </table:table-cell>
          <table:table-cell table:style-name="ce112" table:formula="of:=[.DP19]+TIME(0;1;0)" office:value-type="time" office:time-value="PT08H15M00S" calcext:value-type="time">
            <text:p>8:15</text:p>
          </table:table-cell>
          <table:table-cell table:style-name="ce112" table:formula="of:=[.DQ19]+TIME(0;1;0)" office:value-type="time" office:time-value="PT08H45M00S" calcext:value-type="time">
            <text:p>8:45</text:p>
          </table:table-cell>
          <table:table-cell table:style-name="ce112" table:formula="of:=[.DR19]+TIME(0;1;0)" office:value-type="time" office:time-value="PT09H15M00S" calcext:value-type="time">
            <text:p>9:15</text:p>
          </table:table-cell>
          <table:table-cell table:style-name="ce112" table:formula="of:=[.DS19]+TIME(0;1;0)" office:value-type="time" office:time-value="PT09H45M00S" calcext:value-type="time">
            <text:p>9:45</text:p>
          </table:table-cell>
          <table:table-cell table:style-name="ce112" table:formula="of:=[.DT19]+TIME(0;1;0)" office:value-type="time" office:time-value="PT10H15M00S" calcext:value-type="time">
            <text:p>10:15</text:p>
          </table:table-cell>
          <table:table-cell table:style-name="ce112" table:formula="of:=[.DU19]+TIME(0;1;0)" office:value-type="time" office:time-value="PT10H45M00S" calcext:value-type="time">
            <text:p>10:45</text:p>
          </table:table-cell>
          <table:table-cell table:style-name="ce112" table:formula="of:=[.DV19]+TIME(0;1;0)" office:value-type="time" office:time-value="PT11H15M00S" calcext:value-type="time">
            <text:p>11:15</text:p>
          </table:table-cell>
          <table:table-cell table:style-name="ce112" table:formula="of:=[.DW19]+TIME(0;1;0)" office:value-type="time" office:time-value="PT11H45M00S" calcext:value-type="time">
            <text:p>11:45</text:p>
          </table:table-cell>
          <table:table-cell table:style-name="ce112" table:formula="of:=[.DX19]+TIME(0;1;0)" office:value-type="time" office:time-value="PT12H15M00S" calcext:value-type="time">
            <text:p>12:15</text:p>
          </table:table-cell>
          <table:table-cell table:style-name="ce112" table:formula="of:=[.DY19]+TIME(0;1;0)" office:value-type="time" office:time-value="PT12H45M00S" calcext:value-type="time">
            <text:p>12:45</text:p>
          </table:table-cell>
          <table:table-cell table:style-name="ce112" table:formula="of:=[.DZ19]+TIME(0;1;0)" office:value-type="time" office:time-value="PT13H15M00S" calcext:value-type="time">
            <text:p>13:15</text:p>
          </table:table-cell>
          <table:table-cell table:style-name="ce112" table:formula="of:=[.EA19]+TIME(0;1;0)" office:value-type="time" office:time-value="PT13H45M00S" calcext:value-type="time">
            <text:p>13:45</text:p>
          </table:table-cell>
          <table:table-cell table:style-name="ce112" table:formula="of:=[.EB19]+TIME(0;1;0)" office:value-type="time" office:time-value="PT14H15M00S" calcext:value-type="time">
            <text:p>14:15</text:p>
          </table:table-cell>
          <table:table-cell table:style-name="ce112" table:formula="of:=[.EC19]+TIME(0;1;0)" office:value-type="time" office:time-value="PT14H45M00S" calcext:value-type="time">
            <text:p>14:45</text:p>
          </table:table-cell>
          <table:table-cell table:style-name="ce112" table:formula="of:=[.ED19]+TIME(0;1;0)" office:value-type="time" office:time-value="PT15H15M00S" calcext:value-type="time">
            <text:p>15:15</text:p>
          </table:table-cell>
          <table:table-cell table:style-name="ce112" table:formula="of:=[.EE19]+TIME(0;1;0)" office:value-type="time" office:time-value="PT15H45M00S" calcext:value-type="time">
            <text:p>15:45</text:p>
          </table:table-cell>
          <table:table-cell table:style-name="ce112" table:formula="of:=[.EF19]+TIME(0;1;0)" office:value-type="time" office:time-value="PT16H15M00S" calcext:value-type="time">
            <text:p>16:15</text:p>
          </table:table-cell>
          <table:table-cell table:style-name="ce112" table:formula="of:=[.EG19]+TIME(0;1;0)" office:value-type="time" office:time-value="PT16H45M00S" calcext:value-type="time">
            <text:p>16:45</text:p>
          </table:table-cell>
          <table:table-cell table:style-name="ce112" table:formula="of:=[.EH19]+TIME(0;1;0)" office:value-type="time" office:time-value="PT17H15M00S" calcext:value-type="time">
            <text:p>17:15</text:p>
          </table:table-cell>
          <table:table-cell table:style-name="ce112" table:formula="of:=[.EI19]+TIME(0;1;0)" office:value-type="time" office:time-value="PT17H45M00S" calcext:value-type="time">
            <text:p>17:45</text:p>
          </table:table-cell>
          <table:table-cell table:style-name="ce112" table:formula="of:=[.EJ19]+TIME(0;1;0)" office:value-type="time" office:time-value="PT18H15M00S" calcext:value-type="time">
            <text:p>18:15</text:p>
          </table:table-cell>
          <table:table-cell table:style-name="ce112" table:formula="of:=[.EK19]+TIME(0;1;0)" office:value-type="time" office:time-value="PT18H45M00S" calcext:value-type="time">
            <text:p>18:45</text:p>
          </table:table-cell>
          <table:table-cell table:style-name="ce112" table:formula="of:=[.EL19]+TIME(0;1;0)" office:value-type="time" office:time-value="PT19H15M00S" calcext:value-type="time">
            <text:p>19:15</text:p>
          </table:table-cell>
          <table:table-cell table:style-name="ce112" table:formula="of:=[.EM19]+TIME(0;1;0)" office:value-type="time" office:time-value="PT19H45M00S" calcext:value-type="time">
            <text:p>19:45</text:p>
          </table:table-cell>
          <table:table-cell table:style-name="ce112" table:formula="of:=[.EN19]+TIME(0;1;0)" office:value-type="time" office:time-value="PT20H14M00S" calcext:value-type="time">
            <text:p>20:14</text:p>
          </table:table-cell>
          <table:table-cell table:style-name="ce112" table:formula="of:=[.EO19]+TIME(0;1;0)" office:value-type="time" office:time-value="PT20H44M00S" calcext:value-type="time">
            <text:p>20:44</text:p>
          </table:table-cell>
          <table:table-cell table:style-name="ce112" table:formula="of:=[.EP19]+TIME(0;1;0)" office:value-type="time" office:time-value="PT21H14M00S" calcext:value-type="time">
            <text:p>21:14</text:p>
          </table:table-cell>
          <table:table-cell table:style-name="ce112" table:formula="of:=[.EQ19]+TIME(0;1;0)" office:value-type="time" office:time-value="PT21H44M00S" calcext:value-type="time">
            <text:p>21:44</text:p>
          </table:table-cell>
          <table:table-cell table:style-name="ce112" table:formula="of:=[.ER19]+TIME(0;1;0)" office:value-type="time" office:time-value="PT22H14M00S" calcext:value-type="time">
            <text:p>22:14</text:p>
          </table:table-cell>
          <table:table-cell table:style-name="ce112" table:formula="of:=[.ES19]+TIME(0;1;0)" office:value-type="time" office:time-value="PT22H44M00S" calcext:value-type="time">
            <text:p>22:44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30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Prozy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21]&amp;&quot; &quot;&amp;[.DG20]" office:value-type="string" office:string-value="Prozy 02" calcext:value-type="string">
            <text:p>Prozy 02</text:p>
          </table:table-cell>
          <table:table-cell table:style-name="ce112" table:formula="of:=[.DJ20]+TIME(0;1;0)" office:value-type="time" office:time-value="PT05H15M00S" calcext:value-type="time">
            <text:p>5:15</text:p>
          </table:table-cell>
          <table:table-cell table:style-name="ce112" table:formula="of:=[.DK20]+TIME(0;1;0)" office:value-type="time" office:time-value="PT05H45M00S" calcext:value-type="time">
            <text:p>5:45</text:p>
          </table:table-cell>
          <table:table-cell table:style-name="ce112" table:formula="of:=[.DL20]+TIME(0;1;0)" office:value-type="time" office:time-value="PT06H15M00S" calcext:value-type="time">
            <text:p>6:15</text:p>
          </table:table-cell>
          <table:table-cell table:style-name="ce112" table:formula="of:=[.DM20]+TIME(0;1;0)" office:value-type="time" office:time-value="PT06H45M00S" calcext:value-type="time">
            <text:p>6:45</text:p>
          </table:table-cell>
          <table:table-cell table:style-name="ce112" table:formula="of:=[.DN20]+TIME(0;1;0)" office:value-type="time" office:time-value="PT07H15M00S" calcext:value-type="time">
            <text:p>7:15</text:p>
          </table:table-cell>
          <table:table-cell table:style-name="ce112" table:formula="of:=[.DO20]+TIME(0;1;0)" office:value-type="time" office:time-value="PT07H45M00S" calcext:value-type="time">
            <text:p>7:45</text:p>
          </table:table-cell>
          <table:table-cell table:style-name="ce112" table:formula="of:=[.DP20]+TIME(0;1;0)" office:value-type="time" office:time-value="PT08H16M00S" calcext:value-type="time">
            <text:p>8:16</text:p>
          </table:table-cell>
          <table:table-cell table:style-name="ce112" table:formula="of:=[.DQ20]+TIME(0;1;0)" office:value-type="time" office:time-value="PT08H46M00S" calcext:value-type="time">
            <text:p>8:46</text:p>
          </table:table-cell>
          <table:table-cell table:style-name="ce112" table:formula="of:=[.DR20]+TIME(0;1;0)" office:value-type="time" office:time-value="PT09H16M00S" calcext:value-type="time">
            <text:p>9:16</text:p>
          </table:table-cell>
          <table:table-cell table:style-name="ce112" table:formula="of:=[.DS20]+TIME(0;1;0)" office:value-type="time" office:time-value="PT09H46M00S" calcext:value-type="time">
            <text:p>9:46</text:p>
          </table:table-cell>
          <table:table-cell table:style-name="ce112" table:formula="of:=[.DT20]+TIME(0;1;0)" office:value-type="time" office:time-value="PT10H16M00S" calcext:value-type="time">
            <text:p>10:16</text:p>
          </table:table-cell>
          <table:table-cell table:style-name="ce112" table:formula="of:=[.DU20]+TIME(0;1;0)" office:value-type="time" office:time-value="PT10H46M00S" calcext:value-type="time">
            <text:p>10:46</text:p>
          </table:table-cell>
          <table:table-cell table:style-name="ce112" table:formula="of:=[.DV20]+TIME(0;1;0)" office:value-type="time" office:time-value="PT11H16M00S" calcext:value-type="time">
            <text:p>11:16</text:p>
          </table:table-cell>
          <table:table-cell table:style-name="ce112" table:formula="of:=[.DW20]+TIME(0;1;0)" office:value-type="time" office:time-value="PT11H46M00S" calcext:value-type="time">
            <text:p>11:46</text:p>
          </table:table-cell>
          <table:table-cell table:style-name="ce112" table:formula="of:=[.DX20]+TIME(0;1;0)" office:value-type="time" office:time-value="PT12H16M00S" calcext:value-type="time">
            <text:p>12:16</text:p>
          </table:table-cell>
          <table:table-cell table:style-name="ce112" table:formula="of:=[.DY20]+TIME(0;1;0)" office:value-type="time" office:time-value="PT12H46M00S" calcext:value-type="time">
            <text:p>12:46</text:p>
          </table:table-cell>
          <table:table-cell table:style-name="ce112" table:formula="of:=[.DZ20]+TIME(0;1;0)" office:value-type="time" office:time-value="PT13H16M00S" calcext:value-type="time">
            <text:p>13:16</text:p>
          </table:table-cell>
          <table:table-cell table:style-name="ce112" table:formula="of:=[.EA20]+TIME(0;1;0)" office:value-type="time" office:time-value="PT13H46M00S" calcext:value-type="time">
            <text:p>13:46</text:p>
          </table:table-cell>
          <table:table-cell table:style-name="ce112" table:formula="of:=[.EB20]+TIME(0;1;0)" office:value-type="time" office:time-value="PT14H16M00S" calcext:value-type="time">
            <text:p>14:16</text:p>
          </table:table-cell>
          <table:table-cell table:style-name="ce112" table:formula="of:=[.EC20]+TIME(0;1;0)" office:value-type="time" office:time-value="PT14H46M00S" calcext:value-type="time">
            <text:p>14:46</text:p>
          </table:table-cell>
          <table:table-cell table:style-name="ce112" table:formula="of:=[.ED20]+TIME(0;1;0)" office:value-type="time" office:time-value="PT15H16M00S" calcext:value-type="time">
            <text:p>15:16</text:p>
          </table:table-cell>
          <table:table-cell table:style-name="ce112" table:formula="of:=[.EE20]+TIME(0;1;0)" office:value-type="time" office:time-value="PT15H46M00S" calcext:value-type="time">
            <text:p>15:46</text:p>
          </table:table-cell>
          <table:table-cell table:style-name="ce112" table:formula="of:=[.EF20]+TIME(0;1;0)" office:value-type="time" office:time-value="PT16H16M00S" calcext:value-type="time">
            <text:p>16:16</text:p>
          </table:table-cell>
          <table:table-cell table:style-name="ce112" table:formula="of:=[.EG20]+TIME(0;1;0)" office:value-type="time" office:time-value="PT16H46M00S" calcext:value-type="time">
            <text:p>16:46</text:p>
          </table:table-cell>
          <table:table-cell table:style-name="ce112" table:formula="of:=[.EH20]+TIME(0;1;0)" office:value-type="time" office:time-value="PT17H16M00S" calcext:value-type="time">
            <text:p>17:16</text:p>
          </table:table-cell>
          <table:table-cell table:style-name="ce112" table:formula="of:=[.EI20]+TIME(0;1;0)" office:value-type="time" office:time-value="PT17H46M00S" calcext:value-type="time">
            <text:p>17:46</text:p>
          </table:table-cell>
          <table:table-cell table:style-name="ce112" table:formula="of:=[.EJ20]+TIME(0;1;0)" office:value-type="time" office:time-value="PT18H16M00S" calcext:value-type="time">
            <text:p>18:16</text:p>
          </table:table-cell>
          <table:table-cell table:style-name="ce112" table:formula="of:=[.EK20]+TIME(0;1;0)" office:value-type="time" office:time-value="PT18H46M00S" calcext:value-type="time">
            <text:p>18:46</text:p>
          </table:table-cell>
          <table:table-cell table:style-name="ce112" table:formula="of:=[.EL20]+TIME(0;1;0)" office:value-type="time" office:time-value="PT19H16M00S" calcext:value-type="time">
            <text:p>19:16</text:p>
          </table:table-cell>
          <table:table-cell table:style-name="ce112" table:formula="of:=[.EM20]+TIME(0;1;0)" office:value-type="time" office:time-value="PT19H46M00S" calcext:value-type="time">
            <text:p>19:46</text:p>
          </table:table-cell>
          <table:table-cell table:style-name="ce112" table:formula="of:=[.EN20]+TIME(0;1;0)" office:value-type="time" office:time-value="PT20H15M00S" calcext:value-type="time">
            <text:p>20:15</text:p>
          </table:table-cell>
          <table:table-cell table:style-name="ce112" table:formula="of:=[.EO20]+TIME(0;1;0)" office:value-type="time" office:time-value="PT20H45M00S" calcext:value-type="time">
            <text:p>20:45</text:p>
          </table:table-cell>
          <table:table-cell table:style-name="ce112" table:formula="of:=[.EP20]+TIME(0;1;0)" office:value-type="time" office:time-value="PT21H15M00S" calcext:value-type="time">
            <text:p>21:15</text:p>
          </table:table-cell>
          <table:table-cell table:style-name="ce112" table:formula="of:=[.EQ20]+TIME(0;1;0)" office:value-type="time" office:time-value="PT21H45M00S" calcext:value-type="time">
            <text:p>21:45</text:p>
          </table:table-cell>
          <table:table-cell table:style-name="ce112" table:formula="of:=[.ER20]+TIME(0;1;0)" office:value-type="time" office:time-value="PT22H15M00S" calcext:value-type="time">
            <text:p>22:15</text:p>
          </table:table-cell>
          <table:table-cell table:style-name="ce112" table:formula="of:=[.ES20]+TIME(0;1;0)" office:value-type="time" office:time-value="PT22H45M00S" calcext:value-type="time">
            <text:p>22:45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30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Muzelna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22]&amp;&quot; &quot;&amp;[.DG21]" office:value-type="string" office:string-value="Muzelna 02" calcext:value-type="string">
            <text:p>Muzelna 02</text:p>
          </table:table-cell>
          <table:table-cell table:style-name="ce112" table:formula="of:=[.DJ21]+TIME(0;1;0)" office:value-type="time" office:time-value="PT05H16M00S" calcext:value-type="time">
            <text:p>5:16</text:p>
          </table:table-cell>
          <table:table-cell table:style-name="ce112" table:formula="of:=[.DK21]+TIME(0;1;0)" office:value-type="time" office:time-value="PT05H46M00S" calcext:value-type="time">
            <text:p>5:46</text:p>
          </table:table-cell>
          <table:table-cell table:style-name="ce112" table:formula="of:=[.DL21]+TIME(0;1;0)" office:value-type="time" office:time-value="PT06H16M00S" calcext:value-type="time">
            <text:p>6:16</text:p>
          </table:table-cell>
          <table:table-cell table:style-name="ce112" table:formula="of:=[.DM21]+TIME(0;1;0)" office:value-type="time" office:time-value="PT06H46M00S" calcext:value-type="time">
            <text:p>6:46</text:p>
          </table:table-cell>
          <table:table-cell table:style-name="ce112" table:formula="of:=[.DN21]+TIME(0;1;0)" office:value-type="time" office:time-value="PT07H16M00S" calcext:value-type="time">
            <text:p>7:16</text:p>
          </table:table-cell>
          <table:table-cell table:style-name="ce112" table:formula="of:=[.DO21]+TIME(0;1;0)" office:value-type="time" office:time-value="PT07H46M00S" calcext:value-type="time">
            <text:p>7:46</text:p>
          </table:table-cell>
          <table:table-cell table:style-name="ce112" table:formula="of:=[.DP21]+TIME(0;1;0)" office:value-type="time" office:time-value="PT08H17M00S" calcext:value-type="time">
            <text:p>8:17</text:p>
          </table:table-cell>
          <table:table-cell table:style-name="ce112" table:formula="of:=[.DQ21]+TIME(0;1;0)" office:value-type="time" office:time-value="PT08H47M00S" calcext:value-type="time">
            <text:p>8:47</text:p>
          </table:table-cell>
          <table:table-cell table:style-name="ce112" table:formula="of:=[.DR21]+TIME(0;1;0)" office:value-type="time" office:time-value="PT09H17M00S" calcext:value-type="time">
            <text:p>9:17</text:p>
          </table:table-cell>
          <table:table-cell table:style-name="ce112" table:formula="of:=[.DS21]+TIME(0;1;0)" office:value-type="time" office:time-value="PT09H47M00S" calcext:value-type="time">
            <text:p>9:47</text:p>
          </table:table-cell>
          <table:table-cell table:style-name="ce112" table:formula="of:=[.DT21]+TIME(0;1;0)" office:value-type="time" office:time-value="PT10H17M00S" calcext:value-type="time">
            <text:p>10:17</text:p>
          </table:table-cell>
          <table:table-cell table:style-name="ce112" table:formula="of:=[.DU21]+TIME(0;1;0)" office:value-type="time" office:time-value="PT10H47M00S" calcext:value-type="time">
            <text:p>10:47</text:p>
          </table:table-cell>
          <table:table-cell table:style-name="ce112" table:formula="of:=[.DV21]+TIME(0;1;0)" office:value-type="time" office:time-value="PT11H17M00S" calcext:value-type="time">
            <text:p>11:17</text:p>
          </table:table-cell>
          <table:table-cell table:style-name="ce112" table:formula="of:=[.DW21]+TIME(0;1;0)" office:value-type="time" office:time-value="PT11H47M00S" calcext:value-type="time">
            <text:p>11:47</text:p>
          </table:table-cell>
          <table:table-cell table:style-name="ce112" table:formula="of:=[.DX21]+TIME(0;1;0)" office:value-type="time" office:time-value="PT12H17M00S" calcext:value-type="time">
            <text:p>12:17</text:p>
          </table:table-cell>
          <table:table-cell table:style-name="ce112" table:formula="of:=[.DY21]+TIME(0;1;0)" office:value-type="time" office:time-value="PT12H47M00S" calcext:value-type="time">
            <text:p>12:47</text:p>
          </table:table-cell>
          <table:table-cell table:style-name="ce112" table:formula="of:=[.DZ21]+TIME(0;1;0)" office:value-type="time" office:time-value="PT13H17M00S" calcext:value-type="time">
            <text:p>13:17</text:p>
          </table:table-cell>
          <table:table-cell table:style-name="ce112" table:formula="of:=[.EA21]+TIME(0;1;0)" office:value-type="time" office:time-value="PT13H47M00S" calcext:value-type="time">
            <text:p>13:47</text:p>
          </table:table-cell>
          <table:table-cell table:style-name="ce112" table:formula="of:=[.EB21]+TIME(0;1;0)" office:value-type="time" office:time-value="PT14H17M00S" calcext:value-type="time">
            <text:p>14:17</text:p>
          </table:table-cell>
          <table:table-cell table:style-name="ce112" table:formula="of:=[.EC21]+TIME(0;1;0)" office:value-type="time" office:time-value="PT14H47M00S" calcext:value-type="time">
            <text:p>14:47</text:p>
          </table:table-cell>
          <table:table-cell table:style-name="ce112" table:formula="of:=[.ED21]+TIME(0;1;0)" office:value-type="time" office:time-value="PT15H17M00S" calcext:value-type="time">
            <text:p>15:17</text:p>
          </table:table-cell>
          <table:table-cell table:style-name="ce112" table:formula="of:=[.EE21]+TIME(0;1;0)" office:value-type="time" office:time-value="PT15H47M00S" calcext:value-type="time">
            <text:p>15:47</text:p>
          </table:table-cell>
          <table:table-cell table:style-name="ce112" table:formula="of:=[.EF21]+TIME(0;1;0)" office:value-type="time" office:time-value="PT16H17M00S" calcext:value-type="time">
            <text:p>16:17</text:p>
          </table:table-cell>
          <table:table-cell table:style-name="ce112" table:formula="of:=[.EG21]+TIME(0;1;0)" office:value-type="time" office:time-value="PT16H47M00S" calcext:value-type="time">
            <text:p>16:47</text:p>
          </table:table-cell>
          <table:table-cell table:style-name="ce112" table:formula="of:=[.EH21]+TIME(0;1;0)" office:value-type="time" office:time-value="PT17H17M00S" calcext:value-type="time">
            <text:p>17:17</text:p>
          </table:table-cell>
          <table:table-cell table:style-name="ce112" table:formula="of:=[.EI21]+TIME(0;1;0)" office:value-type="time" office:time-value="PT17H47M00S" calcext:value-type="time">
            <text:p>17:47</text:p>
          </table:table-cell>
          <table:table-cell table:style-name="ce112" table:formula="of:=[.EJ21]+TIME(0;1;0)" office:value-type="time" office:time-value="PT18H17M00S" calcext:value-type="time">
            <text:p>18:17</text:p>
          </table:table-cell>
          <table:table-cell table:style-name="ce112" table:formula="of:=[.EK21]+TIME(0;1;0)" office:value-type="time" office:time-value="PT18H47M00S" calcext:value-type="time">
            <text:p>18:47</text:p>
          </table:table-cell>
          <table:table-cell table:style-name="ce112" table:formula="of:=[.EL21]+TIME(0;1;0)" office:value-type="time" office:time-value="PT19H17M00S" calcext:value-type="time">
            <text:p>19:17</text:p>
          </table:table-cell>
          <table:table-cell table:style-name="ce112" table:formula="of:=[.EM21]+TIME(0;1;0)" office:value-type="time" office:time-value="PT19H47M00S" calcext:value-type="time">
            <text:p>19:47</text:p>
          </table:table-cell>
          <table:table-cell table:style-name="ce112" table:formula="of:=[.EN21]+TIME(0;1;0)" office:value-type="time" office:time-value="PT20H16M00S" calcext:value-type="time">
            <text:p>20:16</text:p>
          </table:table-cell>
          <table:table-cell table:style-name="ce112" table:formula="of:=[.EO21]+TIME(0;1;0)" office:value-type="time" office:time-value="PT20H46M00S" calcext:value-type="time">
            <text:p>20:46</text:p>
          </table:table-cell>
          <table:table-cell table:style-name="ce112" table:formula="of:=[.EP21]+TIME(0;1;0)" office:value-type="time" office:time-value="PT21H16M00S" calcext:value-type="time">
            <text:p>21:16</text:p>
          </table:table-cell>
          <table:table-cell table:style-name="ce112" table:formula="of:=[.EQ21]+TIME(0;1;0)" office:value-type="time" office:time-value="PT21H46M00S" calcext:value-type="time">
            <text:p>21:46</text:p>
          </table:table-cell>
          <table:table-cell table:style-name="ce112" table:formula="of:=[.ER21]+TIME(0;1;0)" office:value-type="time" office:time-value="PT22H16M00S" calcext:value-type="time">
            <text:p>22:16</text:p>
          </table:table-cell>
          <table:table-cell table:style-name="ce112" table:formula="of:=[.ES21]+TIME(0;1;0)" office:value-type="time" office:time-value="PT22H46M00S" calcext:value-type="time">
            <text:p>22:46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6"/>
          <table:table-cell table:number-columns-repeated="30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Dzierżoniowska</text:p>
          </table:table-cell>
          <table:table-cell table:style-name="ce115" office:value-type="string" calcext:value-type="string">
            <text:p>04</text:p>
          </table:table-cell>
          <table:table-cell table:style-name="Default"/>
          <table:table-cell table:style-name="ce112" table:formula="of:=[.DF23]&amp;&quot; &quot;&amp;[.DG22]" office:value-type="string" office:string-value="Dzierżoniowska 02" calcext:value-type="string">
            <text:p>Dzierżoniowska 02</text:p>
          </table:table-cell>
          <table:table-cell table:style-name="ce112" table:formula="of:=[.DJ22]+TIME(0;1;0)" office:value-type="time" office:time-value="PT05H17M00S" calcext:value-type="time">
            <text:p>5:17</text:p>
          </table:table-cell>
          <table:table-cell table:style-name="ce112" table:formula="of:=[.DK22]+TIME(0;1;0)" office:value-type="time" office:time-value="PT05H47M00S" calcext:value-type="time">
            <text:p>5:47</text:p>
          </table:table-cell>
          <table:table-cell table:style-name="ce112" table:formula="of:=[.DL22]+TIME(0;1;0)" office:value-type="time" office:time-value="PT06H17M00S" calcext:value-type="time">
            <text:p>6:17</text:p>
          </table:table-cell>
          <table:table-cell table:style-name="ce112" table:formula="of:=[.DM22]+TIME(0;1;0)" office:value-type="time" office:time-value="PT06H47M00S" calcext:value-type="time">
            <text:p>6:47</text:p>
          </table:table-cell>
          <table:table-cell table:style-name="ce112" table:formula="of:=[.DN22]+TIME(0;1;0)" office:value-type="time" office:time-value="PT07H17M00S" calcext:value-type="time">
            <text:p>7:17</text:p>
          </table:table-cell>
          <table:table-cell table:style-name="ce112" table:formula="of:=[.DO22]+TIME(0;1;0)" office:value-type="time" office:time-value="PT07H47M00S" calcext:value-type="time">
            <text:p>7:47</text:p>
          </table:table-cell>
          <table:table-cell table:style-name="ce112" table:formula="of:=[.DP22]+TIME(0;2;0)" office:value-type="time" office:time-value="PT08H19M00S" calcext:value-type="time">
            <text:p>8:19</text:p>
          </table:table-cell>
          <table:table-cell table:style-name="ce112" table:formula="of:=[.DQ22]+TIME(0;2;0)" office:value-type="time" office:time-value="PT08H49M00S" calcext:value-type="time">
            <text:p>8:49</text:p>
          </table:table-cell>
          <table:table-cell table:style-name="ce112" table:formula="of:=[.DR22]+TIME(0;2;0)" office:value-type="time" office:time-value="PT09H19M00S" calcext:value-type="time">
            <text:p>9:19</text:p>
          </table:table-cell>
          <table:table-cell table:style-name="ce112" table:formula="of:=[.DS22]+TIME(0;2;0)" office:value-type="time" office:time-value="PT09H49M00S" calcext:value-type="time">
            <text:p>9:49</text:p>
          </table:table-cell>
          <table:table-cell table:style-name="ce112" table:formula="of:=[.DT22]+TIME(0;2;0)" office:value-type="time" office:time-value="PT10H19M00S" calcext:value-type="time">
            <text:p>10:19</text:p>
          </table:table-cell>
          <table:table-cell table:style-name="ce112" table:formula="of:=[.DU22]+TIME(0;2;0)" office:value-type="time" office:time-value="PT10H49M00S" calcext:value-type="time">
            <text:p>10:49</text:p>
          </table:table-cell>
          <table:table-cell table:style-name="ce112" table:formula="of:=[.DV22]+TIME(0;2;0)" office:value-type="time" office:time-value="PT11H19M00S" calcext:value-type="time">
            <text:p>11:19</text:p>
          </table:table-cell>
          <table:table-cell table:style-name="ce112" table:formula="of:=[.DW22]+TIME(0;2;0)" office:value-type="time" office:time-value="PT11H49M00S" calcext:value-type="time">
            <text:p>11:49</text:p>
          </table:table-cell>
          <table:table-cell table:style-name="ce112" table:formula="of:=[.DX22]+TIME(0;2;0)" office:value-type="time" office:time-value="PT12H19M00S" calcext:value-type="time">
            <text:p>12:19</text:p>
          </table:table-cell>
          <table:table-cell table:style-name="ce112" table:formula="of:=[.DY22]+TIME(0;2;0)" office:value-type="time" office:time-value="PT12H49M00S" calcext:value-type="time">
            <text:p>12:49</text:p>
          </table:table-cell>
          <table:table-cell table:style-name="ce112" table:formula="of:=[.DZ22]+TIME(0;2;0)" office:value-type="time" office:time-value="PT13H19M00S" calcext:value-type="time">
            <text:p>13:19</text:p>
          </table:table-cell>
          <table:table-cell table:style-name="ce112" table:formula="of:=[.EA22]+TIME(0;2;0)" office:value-type="time" office:time-value="PT13H49M00S" calcext:value-type="time">
            <text:p>13:49</text:p>
          </table:table-cell>
          <table:table-cell table:style-name="ce112" table:formula="of:=[.EB22]+TIME(0;2;0)" office:value-type="time" office:time-value="PT14H19M00S" calcext:value-type="time">
            <text:p>14:19</text:p>
          </table:table-cell>
          <table:table-cell table:style-name="ce112" table:formula="of:=[.EC22]+TIME(0;2;0)" office:value-type="time" office:time-value="PT14H49M00S" calcext:value-type="time">
            <text:p>14:49</text:p>
          </table:table-cell>
          <table:table-cell table:style-name="ce112" table:formula="of:=[.ED22]+TIME(0;2;0)" office:value-type="time" office:time-value="PT15H19M00S" calcext:value-type="time">
            <text:p>15:19</text:p>
          </table:table-cell>
          <table:table-cell table:style-name="ce112" table:formula="of:=[.EE22]+TIME(0;2;0)" office:value-type="time" office:time-value="PT15H49M00S" calcext:value-type="time">
            <text:p>15:49</text:p>
          </table:table-cell>
          <table:table-cell table:style-name="ce112" table:formula="of:=[.EF22]+TIME(0;2;0)" office:value-type="time" office:time-value="PT16H19M00S" calcext:value-type="time">
            <text:p>16:19</text:p>
          </table:table-cell>
          <table:table-cell table:style-name="ce112" table:formula="of:=[.EG22]+TIME(0;2;0)" office:value-type="time" office:time-value="PT16H49M00S" calcext:value-type="time">
            <text:p>16:49</text:p>
          </table:table-cell>
          <table:table-cell table:style-name="ce112" table:formula="of:=[.EH22]+TIME(0;2;0)" office:value-type="time" office:time-value="PT17H19M00S" calcext:value-type="time">
            <text:p>17:19</text:p>
          </table:table-cell>
          <table:table-cell table:style-name="ce112" table:formula="of:=[.EI22]+TIME(0;2;0)" office:value-type="time" office:time-value="PT17H49M00S" calcext:value-type="time">
            <text:p>17:49</text:p>
          </table:table-cell>
          <table:table-cell table:style-name="ce112" table:formula="of:=[.EJ22]+TIME(0;2;0)" office:value-type="time" office:time-value="PT18H19M00S" calcext:value-type="time">
            <text:p>18:19</text:p>
          </table:table-cell>
          <table:table-cell table:style-name="ce112" table:formula="of:=[.EK22]+TIME(0;2;0)" office:value-type="time" office:time-value="PT18H49M00S" calcext:value-type="time">
            <text:p>18:49</text:p>
          </table:table-cell>
          <table:table-cell table:style-name="ce112" table:formula="of:=[.EL22]+TIME(0;2;0)" office:value-type="time" office:time-value="PT19H19M00S" calcext:value-type="time">
            <text:p>19:19</text:p>
          </table:table-cell>
          <table:table-cell table:style-name="ce112" table:formula="of:=[.EM22]+TIME(0;2;0)" office:value-type="time" office:time-value="PT19H49M00S" calcext:value-type="time">
            <text:p>19:49</text:p>
          </table:table-cell>
          <table:table-cell table:style-name="ce112" table:formula="of:=[.EN22]+TIME(0;1;0)" office:value-type="time" office:time-value="PT20H17M00S" calcext:value-type="time">
            <text:p>20:17</text:p>
          </table:table-cell>
          <table:table-cell table:style-name="ce112" table:formula="of:=[.EO22]+TIME(0;1;0)" office:value-type="time" office:time-value="PT20H47M00S" calcext:value-type="time">
            <text:p>20:47</text:p>
          </table:table-cell>
          <table:table-cell table:style-name="ce112" table:formula="of:=[.EP22]+TIME(0;1;0)" office:value-type="time" office:time-value="PT21H17M00S" calcext:value-type="time">
            <text:p>21:17</text:p>
          </table:table-cell>
          <table:table-cell table:style-name="ce112" table:formula="of:=[.EQ22]+TIME(0;1;0)" office:value-type="time" office:time-value="PT21H47M00S" calcext:value-type="time">
            <text:p>21:47</text:p>
          </table:table-cell>
          <table:table-cell table:style-name="ce112" table:formula="of:=[.ER22]+TIME(0;1;0)" office:value-type="time" office:time-value="PT22H17M00S" calcext:value-type="time">
            <text:p>22:17</text:p>
          </table:table-cell>
          <table:table-cell table:style-name="ce112" table:formula="of:=[.ES22]+TIME(0;1;0)" office:value-type="time" office:time-value="PT22H47M00S" calcext:value-type="time">
            <text:p>22:47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Anny Jagiellonki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24]&amp;&quot; &quot;&amp;[.DG23]" office:value-type="string" office:string-value="Anny Jagiellonki 04" calcext:value-type="string">
            <text:p>Anny Jagiellonki 04</text:p>
          </table:table-cell>
          <table:table-cell table:style-name="ce112" table:formula="of:=[.DJ23]+TIME(0;1;0)" office:value-type="time" office:time-value="PT05H18M00S" calcext:value-type="time">
            <text:p>5:18</text:p>
          </table:table-cell>
          <table:table-cell table:style-name="ce112" table:formula="of:=[.DK23]+TIME(0;1;0)" office:value-type="time" office:time-value="PT05H48M00S" calcext:value-type="time">
            <text:p>5:48</text:p>
          </table:table-cell>
          <table:table-cell table:style-name="ce112" table:formula="of:=[.DL23]+TIME(0;1;0)" office:value-type="time" office:time-value="PT06H18M00S" calcext:value-type="time">
            <text:p>6:18</text:p>
          </table:table-cell>
          <table:table-cell table:style-name="ce112" table:formula="of:=[.DM23]+TIME(0;1;0)" office:value-type="time" office:time-value="PT06H48M00S" calcext:value-type="time">
            <text:p>6:48</text:p>
          </table:table-cell>
          <table:table-cell table:style-name="ce112" table:formula="of:=[.DN23]+TIME(0;1;0)" office:value-type="time" office:time-value="PT07H18M00S" calcext:value-type="time">
            <text:p>7:18</text:p>
          </table:table-cell>
          <table:table-cell table:style-name="ce112" table:formula="of:=[.DO23]+TIME(0;1;0)" office:value-type="time" office:time-value="PT07H48M00S" calcext:value-type="time">
            <text:p>7:48</text:p>
          </table:table-cell>
          <table:table-cell table:style-name="ce112" table:formula="of:=[.DP23]+TIME(0;1;0)" office:value-type="time" office:time-value="PT08H20M00S" calcext:value-type="time">
            <text:p>8:20</text:p>
          </table:table-cell>
          <table:table-cell table:style-name="ce112" table:formula="of:=[.DQ23]+TIME(0;1;0)" office:value-type="time" office:time-value="PT08H50M00S" calcext:value-type="time">
            <text:p>8:50</text:p>
          </table:table-cell>
          <table:table-cell table:style-name="ce112" table:formula="of:=[.DR23]+TIME(0;1;0)" office:value-type="time" office:time-value="PT09H20M00S" calcext:value-type="time">
            <text:p>9:20</text:p>
          </table:table-cell>
          <table:table-cell table:style-name="ce112" table:formula="of:=[.DS23]+TIME(0;1;0)" office:value-type="time" office:time-value="PT09H50M00S" calcext:value-type="time">
            <text:p>9:50</text:p>
          </table:table-cell>
          <table:table-cell table:style-name="ce112" table:formula="of:=[.DT23]+TIME(0;1;0)" office:value-type="time" office:time-value="PT10H20M00S" calcext:value-type="time">
            <text:p>10:20</text:p>
          </table:table-cell>
          <table:table-cell table:style-name="ce112" table:formula="of:=[.DU23]+TIME(0;1;0)" office:value-type="time" office:time-value="PT10H50M00S" calcext:value-type="time">
            <text:p>10:50</text:p>
          </table:table-cell>
          <table:table-cell table:style-name="ce112" table:formula="of:=[.DV23]+TIME(0;1;0)" office:value-type="time" office:time-value="PT11H20M00S" calcext:value-type="time">
            <text:p>11:20</text:p>
          </table:table-cell>
          <table:table-cell table:style-name="ce112" table:formula="of:=[.DW23]+TIME(0;1;0)" office:value-type="time" office:time-value="PT11H50M00S" calcext:value-type="time">
            <text:p>11:50</text:p>
          </table:table-cell>
          <table:table-cell table:style-name="ce112" table:formula="of:=[.DX23]+TIME(0;1;0)" office:value-type="time" office:time-value="PT12H20M00S" calcext:value-type="time">
            <text:p>12:20</text:p>
          </table:table-cell>
          <table:table-cell table:style-name="ce112" table:formula="of:=[.DY23]+TIME(0;1;0)" office:value-type="time" office:time-value="PT12H50M00S" calcext:value-type="time">
            <text:p>12:50</text:p>
          </table:table-cell>
          <table:table-cell table:style-name="ce112" table:formula="of:=[.DZ23]+TIME(0;1;0)" office:value-type="time" office:time-value="PT13H20M00S" calcext:value-type="time">
            <text:p>13:20</text:p>
          </table:table-cell>
          <table:table-cell table:style-name="ce112" table:formula="of:=[.EA23]+TIME(0;1;0)" office:value-type="time" office:time-value="PT13H50M00S" calcext:value-type="time">
            <text:p>13:50</text:p>
          </table:table-cell>
          <table:table-cell table:style-name="ce112" table:formula="of:=[.EB23]+TIME(0;1;0)" office:value-type="time" office:time-value="PT14H20M00S" calcext:value-type="time">
            <text:p>14:20</text:p>
          </table:table-cell>
          <table:table-cell table:style-name="ce112" table:formula="of:=[.EC23]+TIME(0;1;0)" office:value-type="time" office:time-value="PT14H50M00S" calcext:value-type="time">
            <text:p>14:50</text:p>
          </table:table-cell>
          <table:table-cell table:style-name="ce112" table:formula="of:=[.ED23]+TIME(0;1;0)" office:value-type="time" office:time-value="PT15H20M00S" calcext:value-type="time">
            <text:p>15:20</text:p>
          </table:table-cell>
          <table:table-cell table:style-name="ce112" table:formula="of:=[.EE23]+TIME(0;1;0)" office:value-type="time" office:time-value="PT15H50M00S" calcext:value-type="time">
            <text:p>15:50</text:p>
          </table:table-cell>
          <table:table-cell table:style-name="ce112" table:formula="of:=[.EF23]+TIME(0;1;0)" office:value-type="time" office:time-value="PT16H20M00S" calcext:value-type="time">
            <text:p>16:20</text:p>
          </table:table-cell>
          <table:table-cell table:style-name="ce112" table:formula="of:=[.EG23]+TIME(0;1;0)" office:value-type="time" office:time-value="PT16H50M00S" calcext:value-type="time">
            <text:p>16:50</text:p>
          </table:table-cell>
          <table:table-cell table:style-name="ce112" table:formula="of:=[.EH23]+TIME(0;1;0)" office:value-type="time" office:time-value="PT17H20M00S" calcext:value-type="time">
            <text:p>17:20</text:p>
          </table:table-cell>
          <table:table-cell table:style-name="ce112" table:formula="of:=[.EI23]+TIME(0;1;0)" office:value-type="time" office:time-value="PT17H50M00S" calcext:value-type="time">
            <text:p>17:50</text:p>
          </table:table-cell>
          <table:table-cell table:style-name="ce112" table:formula="of:=[.EJ23]+TIME(0;1;0)" office:value-type="time" office:time-value="PT18H20M00S" calcext:value-type="time">
            <text:p>18:20</text:p>
          </table:table-cell>
          <table:table-cell table:style-name="ce112" table:formula="of:=[.EK23]+TIME(0;1;0)" office:value-type="time" office:time-value="PT18H50M00S" calcext:value-type="time">
            <text:p>18:50</text:p>
          </table:table-cell>
          <table:table-cell table:style-name="ce112" table:formula="of:=[.EL23]+TIME(0;1;0)" office:value-type="time" office:time-value="PT19H20M00S" calcext:value-type="time">
            <text:p>19:20</text:p>
          </table:table-cell>
          <table:table-cell table:style-name="ce112" table:formula="of:=[.EM23]+TIME(0;1;0)" office:value-type="time" office:time-value="PT19H50M00S" calcext:value-type="time">
            <text:p>19:50</text:p>
          </table:table-cell>
          <table:table-cell table:style-name="ce112" table:formula="of:=[.EN23]+TIME(0;1;0)" office:value-type="time" office:time-value="PT20H18M00S" calcext:value-type="time">
            <text:p>20:18</text:p>
          </table:table-cell>
          <table:table-cell table:style-name="ce112" table:formula="of:=[.EO23]+TIME(0;1;0)" office:value-type="time" office:time-value="PT20H48M00S" calcext:value-type="time">
            <text:p>20:48</text:p>
          </table:table-cell>
          <table:table-cell table:style-name="ce112" table:formula="of:=[.EP23]+TIME(0;1;0)" office:value-type="time" office:time-value="PT21H18M00S" calcext:value-type="time">
            <text:p>21:18</text:p>
          </table:table-cell>
          <table:table-cell table:style-name="ce112" table:formula="of:=[.EQ23]+TIME(0;1;0)" office:value-type="time" office:time-value="PT21H48M00S" calcext:value-type="time">
            <text:p>21:48</text:p>
          </table:table-cell>
          <table:table-cell table:style-name="ce112" table:formula="of:=[.ER23]+TIME(0;1;0)" office:value-type="time" office:time-value="PT22H18M00S" calcext:value-type="time">
            <text:p>22:18</text:p>
          </table:table-cell>
          <table:table-cell table:style-name="ce112" table:formula="of:=[.ES23]+TIME(0;1;0)" office:value-type="time" office:time-value="PT22H48M00S" calcext:value-type="time">
            <text:p>22:48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Żubrowa-UKSW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25]&amp;&quot; &quot;&amp;[.DG24]" office:value-type="string" office:string-value="Żubrowa-UKSW 02" calcext:value-type="string">
            <text:p>Żubrowa-UKSW 02</text:p>
          </table:table-cell>
          <table:table-cell table:style-name="ce112" table:formula="of:=[.DJ24]+TIME(0;1;0)" office:value-type="time" office:time-value="PT05H19M00S" calcext:value-type="time">
            <text:p>5:19</text:p>
          </table:table-cell>
          <table:table-cell table:style-name="ce112" table:formula="of:=[.DK24]+TIME(0;1;0)" office:value-type="time" office:time-value="PT05H49M00S" calcext:value-type="time">
            <text:p>5:49</text:p>
          </table:table-cell>
          <table:table-cell table:style-name="ce112" table:formula="of:=[.DL24]+TIME(0;1;0)" office:value-type="time" office:time-value="PT06H19M00S" calcext:value-type="time">
            <text:p>6:19</text:p>
          </table:table-cell>
          <table:table-cell table:style-name="ce112" table:formula="of:=[.DM24]+TIME(0;1;0)" office:value-type="time" office:time-value="PT06H49M00S" calcext:value-type="time">
            <text:p>6:49</text:p>
          </table:table-cell>
          <table:table-cell table:style-name="ce112" table:formula="of:=[.DN24]+TIME(0;1;0)" office:value-type="time" office:time-value="PT07H19M00S" calcext:value-type="time">
            <text:p>7:19</text:p>
          </table:table-cell>
          <table:table-cell table:style-name="ce112" table:formula="of:=[.DO24]+TIME(0;1;0)" office:value-type="time" office:time-value="PT07H49M00S" calcext:value-type="time">
            <text:p>7:49</text:p>
          </table:table-cell>
          <table:table-cell table:style-name="ce112" table:formula="of:=[.DP24]+TIME(0;1;0)" office:value-type="time" office:time-value="PT08H21M00S" calcext:value-type="time">
            <text:p>8:21</text:p>
          </table:table-cell>
          <table:table-cell table:style-name="ce112" table:formula="of:=[.DQ24]+TIME(0;1;0)" office:value-type="time" office:time-value="PT08H51M00S" calcext:value-type="time">
            <text:p>8:51</text:p>
          </table:table-cell>
          <table:table-cell table:style-name="ce112" table:formula="of:=[.DR24]+TIME(0;1;0)" office:value-type="time" office:time-value="PT09H21M00S" calcext:value-type="time">
            <text:p>9:21</text:p>
          </table:table-cell>
          <table:table-cell table:style-name="ce112" table:formula="of:=[.DS24]+TIME(0;1;0)" office:value-type="time" office:time-value="PT09H51M00S" calcext:value-type="time">
            <text:p>9:51</text:p>
          </table:table-cell>
          <table:table-cell table:style-name="ce112" table:formula="of:=[.DT24]+TIME(0;1;0)" office:value-type="time" office:time-value="PT10H21M00S" calcext:value-type="time">
            <text:p>10:21</text:p>
          </table:table-cell>
          <table:table-cell table:style-name="ce112" table:formula="of:=[.DU24]+TIME(0;1;0)" office:value-type="time" office:time-value="PT10H51M00S" calcext:value-type="time">
            <text:p>10:51</text:p>
          </table:table-cell>
          <table:table-cell table:style-name="ce112" table:formula="of:=[.DV24]+TIME(0;1;0)" office:value-type="time" office:time-value="PT11H21M00S" calcext:value-type="time">
            <text:p>11:21</text:p>
          </table:table-cell>
          <table:table-cell table:style-name="ce112" table:formula="of:=[.DW24]+TIME(0;1;0)" office:value-type="time" office:time-value="PT11H51M00S" calcext:value-type="time">
            <text:p>11:51</text:p>
          </table:table-cell>
          <table:table-cell table:style-name="ce112" table:formula="of:=[.DX24]+TIME(0;1;0)" office:value-type="time" office:time-value="PT12H21M00S" calcext:value-type="time">
            <text:p>12:21</text:p>
          </table:table-cell>
          <table:table-cell table:style-name="ce112" table:formula="of:=[.DY24]+TIME(0;1;0)" office:value-type="time" office:time-value="PT12H51M00S" calcext:value-type="time">
            <text:p>12:51</text:p>
          </table:table-cell>
          <table:table-cell table:style-name="ce112" table:formula="of:=[.DZ24]+TIME(0;1;0)" office:value-type="time" office:time-value="PT13H21M00S" calcext:value-type="time">
            <text:p>13:21</text:p>
          </table:table-cell>
          <table:table-cell table:style-name="ce112" table:formula="of:=[.EA24]+TIME(0;1;0)" office:value-type="time" office:time-value="PT13H51M00S" calcext:value-type="time">
            <text:p>13:51</text:p>
          </table:table-cell>
          <table:table-cell table:style-name="ce112" table:formula="of:=[.EB24]+TIME(0;1;0)" office:value-type="time" office:time-value="PT14H21M00S" calcext:value-type="time">
            <text:p>14:21</text:p>
          </table:table-cell>
          <table:table-cell table:style-name="ce112" table:formula="of:=[.EC24]+TIME(0;1;0)" office:value-type="time" office:time-value="PT14H51M00S" calcext:value-type="time">
            <text:p>14:51</text:p>
          </table:table-cell>
          <table:table-cell table:style-name="ce112" table:formula="of:=[.ED24]+TIME(0;1;0)" office:value-type="time" office:time-value="PT15H21M00S" calcext:value-type="time">
            <text:p>15:21</text:p>
          </table:table-cell>
          <table:table-cell table:style-name="ce112" table:formula="of:=[.EE24]+TIME(0;1;0)" office:value-type="time" office:time-value="PT15H51M00S" calcext:value-type="time">
            <text:p>15:51</text:p>
          </table:table-cell>
          <table:table-cell table:style-name="ce112" table:formula="of:=[.EF24]+TIME(0;1;0)" office:value-type="time" office:time-value="PT16H21M00S" calcext:value-type="time">
            <text:p>16:21</text:p>
          </table:table-cell>
          <table:table-cell table:style-name="ce112" table:formula="of:=[.EG24]+TIME(0;1;0)" office:value-type="time" office:time-value="PT16H51M00S" calcext:value-type="time">
            <text:p>16:51</text:p>
          </table:table-cell>
          <table:table-cell table:style-name="ce112" table:formula="of:=[.EH24]+TIME(0;1;0)" office:value-type="time" office:time-value="PT17H21M00S" calcext:value-type="time">
            <text:p>17:21</text:p>
          </table:table-cell>
          <table:table-cell table:style-name="ce112" table:formula="of:=[.EI24]+TIME(0;1;0)" office:value-type="time" office:time-value="PT17H51M00S" calcext:value-type="time">
            <text:p>17:51</text:p>
          </table:table-cell>
          <table:table-cell table:style-name="ce112" table:formula="of:=[.EJ24]+TIME(0;1;0)" office:value-type="time" office:time-value="PT18H21M00S" calcext:value-type="time">
            <text:p>18:21</text:p>
          </table:table-cell>
          <table:table-cell table:style-name="ce112" table:formula="of:=[.EK24]+TIME(0;1;0)" office:value-type="time" office:time-value="PT18H51M00S" calcext:value-type="time">
            <text:p>18:51</text:p>
          </table:table-cell>
          <table:table-cell table:style-name="ce112" table:formula="of:=[.EL24]+TIME(0;1;0)" office:value-type="time" office:time-value="PT19H21M00S" calcext:value-type="time">
            <text:p>19:21</text:p>
          </table:table-cell>
          <table:table-cell table:style-name="ce112" table:formula="of:=[.EM24]+TIME(0;1;0)" office:value-type="time" office:time-value="PT19H51M00S" calcext:value-type="time">
            <text:p>19:51</text:p>
          </table:table-cell>
          <table:table-cell table:style-name="ce112" table:formula="of:=[.EN24]+TIME(0;1;0)" office:value-type="time" office:time-value="PT20H19M00S" calcext:value-type="time">
            <text:p>20:19</text:p>
          </table:table-cell>
          <table:table-cell table:style-name="ce112" table:formula="of:=[.EO24]+TIME(0;1;0)" office:value-type="time" office:time-value="PT20H49M00S" calcext:value-type="time">
            <text:p>20:49</text:p>
          </table:table-cell>
          <table:table-cell table:style-name="ce112" table:formula="of:=[.EP24]+TIME(0;1;0)" office:value-type="time" office:time-value="PT21H19M00S" calcext:value-type="time">
            <text:p>21:19</text:p>
          </table:table-cell>
          <table:table-cell table:style-name="ce112" table:formula="of:=[.EQ24]+TIME(0;1;0)" office:value-type="time" office:time-value="PT21H49M00S" calcext:value-type="time">
            <text:p>21:49</text:p>
          </table:table-cell>
          <table:table-cell table:style-name="ce112" table:formula="of:=[.ER24]+TIME(0;1;0)" office:value-type="time" office:time-value="PT22H19M00S" calcext:value-type="time">
            <text:p>22:19</text:p>
          </table:table-cell>
          <table:table-cell table:style-name="ce112" table:formula="of:=[.ES24]+TIME(0;1;0)" office:value-type="time" office:time-value="PT22H49M00S" calcext:value-type="time">
            <text:p>22:49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Tułowicka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26]&amp;&quot; &quot;&amp;[.DG25]" office:value-type="string" office:string-value="Tułowicka 02" calcext:value-type="string">
            <text:p>Tułowicka 02</text:p>
          </table:table-cell>
          <table:table-cell table:style-name="ce112" table:formula="of:=[.DJ25]+TIME(0;1;0)" office:value-type="time" office:time-value="PT05H20M00S" calcext:value-type="time">
            <text:p>5:20</text:p>
          </table:table-cell>
          <table:table-cell table:style-name="ce112" table:formula="of:=[.DK25]+TIME(0;1;0)" office:value-type="time" office:time-value="PT05H50M00S" calcext:value-type="time">
            <text:p>5:50</text:p>
          </table:table-cell>
          <table:table-cell table:style-name="ce112" table:formula="of:=[.DL25]+TIME(0;1;0)" office:value-type="time" office:time-value="PT06H20M00S" calcext:value-type="time">
            <text:p>6:20</text:p>
          </table:table-cell>
          <table:table-cell table:style-name="ce112" table:formula="of:=[.DM25]+TIME(0;1;0)" office:value-type="time" office:time-value="PT06H50M00S" calcext:value-type="time">
            <text:p>6:50</text:p>
          </table:table-cell>
          <table:table-cell table:style-name="ce112" table:formula="of:=[.DN25]+TIME(0;1;0)" office:value-type="time" office:time-value="PT07H20M00S" calcext:value-type="time">
            <text:p>7:20</text:p>
          </table:table-cell>
          <table:table-cell table:style-name="ce112" table:formula="of:=[.DO25]+TIME(0;1;0)" office:value-type="time" office:time-value="PT07H50M00S" calcext:value-type="time">
            <text:p>7:50</text:p>
          </table:table-cell>
          <table:table-cell table:style-name="ce112" table:formula="of:=[.DP25]+TIME(0;1;0)" office:value-type="time" office:time-value="PT08H22M00S" calcext:value-type="time">
            <text:p>8:22</text:p>
          </table:table-cell>
          <table:table-cell table:style-name="ce112" table:formula="of:=[.DQ25]+TIME(0;1;0)" office:value-type="time" office:time-value="PT08H52M00S" calcext:value-type="time">
            <text:p>8:52</text:p>
          </table:table-cell>
          <table:table-cell table:style-name="ce112" table:formula="of:=[.DR25]+TIME(0;1;0)" office:value-type="time" office:time-value="PT09H22M00S" calcext:value-type="time">
            <text:p>9:22</text:p>
          </table:table-cell>
          <table:table-cell table:style-name="ce112" table:formula="of:=[.DS25]+TIME(0;1;0)" office:value-type="time" office:time-value="PT09H52M00S" calcext:value-type="time">
            <text:p>9:52</text:p>
          </table:table-cell>
          <table:table-cell table:style-name="ce112" table:formula="of:=[.DT25]+TIME(0;1;0)" office:value-type="time" office:time-value="PT10H22M00S" calcext:value-type="time">
            <text:p>10:22</text:p>
          </table:table-cell>
          <table:table-cell table:style-name="ce112" table:formula="of:=[.DU25]+TIME(0;1;0)" office:value-type="time" office:time-value="PT10H52M00S" calcext:value-type="time">
            <text:p>10:52</text:p>
          </table:table-cell>
          <table:table-cell table:style-name="ce112" table:formula="of:=[.DV25]+TIME(0;1;0)" office:value-type="time" office:time-value="PT11H22M00S" calcext:value-type="time">
            <text:p>11:22</text:p>
          </table:table-cell>
          <table:table-cell table:style-name="ce112" table:formula="of:=[.DW25]+TIME(0;1;0)" office:value-type="time" office:time-value="PT11H52M00S" calcext:value-type="time">
            <text:p>11:52</text:p>
          </table:table-cell>
          <table:table-cell table:style-name="ce112" table:formula="of:=[.DX25]+TIME(0;1;0)" office:value-type="time" office:time-value="PT12H22M00S" calcext:value-type="time">
            <text:p>12:22</text:p>
          </table:table-cell>
          <table:table-cell table:style-name="ce112" table:formula="of:=[.DY25]+TIME(0;1;0)" office:value-type="time" office:time-value="PT12H52M00S" calcext:value-type="time">
            <text:p>12:52</text:p>
          </table:table-cell>
          <table:table-cell table:style-name="ce112" table:formula="of:=[.DZ25]+TIME(0;1;0)" office:value-type="time" office:time-value="PT13H22M00S" calcext:value-type="time">
            <text:p>13:22</text:p>
          </table:table-cell>
          <table:table-cell table:style-name="ce112" table:formula="of:=[.EA25]+TIME(0;1;0)" office:value-type="time" office:time-value="PT13H52M00S" calcext:value-type="time">
            <text:p>13:52</text:p>
          </table:table-cell>
          <table:table-cell table:style-name="ce112" table:formula="of:=[.EB25]+TIME(0;1;0)" office:value-type="time" office:time-value="PT14H22M00S" calcext:value-type="time">
            <text:p>14:22</text:p>
          </table:table-cell>
          <table:table-cell table:style-name="ce112" table:formula="of:=[.EC25]+TIME(0;1;0)" office:value-type="time" office:time-value="PT14H52M00S" calcext:value-type="time">
            <text:p>14:52</text:p>
          </table:table-cell>
          <table:table-cell table:style-name="ce112" table:formula="of:=[.ED25]+TIME(0;1;0)" office:value-type="time" office:time-value="PT15H22M00S" calcext:value-type="time">
            <text:p>15:22</text:p>
          </table:table-cell>
          <table:table-cell table:style-name="ce112" table:formula="of:=[.EE25]+TIME(0;1;0)" office:value-type="time" office:time-value="PT15H52M00S" calcext:value-type="time">
            <text:p>15:52</text:p>
          </table:table-cell>
          <table:table-cell table:style-name="ce112" table:formula="of:=[.EF25]+TIME(0;1;0)" office:value-type="time" office:time-value="PT16H22M00S" calcext:value-type="time">
            <text:p>16:22</text:p>
          </table:table-cell>
          <table:table-cell table:style-name="ce112" table:formula="of:=[.EG25]+TIME(0;1;0)" office:value-type="time" office:time-value="PT16H52M00S" calcext:value-type="time">
            <text:p>16:52</text:p>
          </table:table-cell>
          <table:table-cell table:style-name="ce112" table:formula="of:=[.EH25]+TIME(0;1;0)" office:value-type="time" office:time-value="PT17H22M00S" calcext:value-type="time">
            <text:p>17:22</text:p>
          </table:table-cell>
          <table:table-cell table:style-name="ce112" table:formula="of:=[.EI25]+TIME(0;1;0)" office:value-type="time" office:time-value="PT17H52M00S" calcext:value-type="time">
            <text:p>17:52</text:p>
          </table:table-cell>
          <table:table-cell table:style-name="ce112" table:formula="of:=[.EJ25]+TIME(0;1;0)" office:value-type="time" office:time-value="PT18H22M00S" calcext:value-type="time">
            <text:p>18:22</text:p>
          </table:table-cell>
          <table:table-cell table:style-name="ce112" table:formula="of:=[.EK25]+TIME(0;1;0)" office:value-type="time" office:time-value="PT18H52M00S" calcext:value-type="time">
            <text:p>18:52</text:p>
          </table:table-cell>
          <table:table-cell table:style-name="ce112" table:formula="of:=[.EL25]+TIME(0;1;0)" office:value-type="time" office:time-value="PT19H22M00S" calcext:value-type="time">
            <text:p>19:22</text:p>
          </table:table-cell>
          <table:table-cell table:style-name="ce112" table:formula="of:=[.EM25]+TIME(0;1;0)" office:value-type="time" office:time-value="PT19H52M00S" calcext:value-type="time">
            <text:p>19:52</text:p>
          </table:table-cell>
          <table:table-cell table:style-name="ce112" table:formula="of:=[.EN25]+TIME(0;1;0)" office:value-type="time" office:time-value="PT20H20M00S" calcext:value-type="time">
            <text:p>20:20</text:p>
          </table:table-cell>
          <table:table-cell table:style-name="ce112" table:formula="of:=[.EO25]+TIME(0;1;0)" office:value-type="time" office:time-value="PT20H50M00S" calcext:value-type="time">
            <text:p>20:50</text:p>
          </table:table-cell>
          <table:table-cell table:style-name="ce112" table:formula="of:=[.EP25]+TIME(0;1;0)" office:value-type="time" office:time-value="PT21H20M00S" calcext:value-type="time">
            <text:p>21:20</text:p>
          </table:table-cell>
          <table:table-cell table:style-name="ce112" table:formula="of:=[.EQ25]+TIME(0;1;0)" office:value-type="time" office:time-value="PT21H50M00S" calcext:value-type="time">
            <text:p>21:50</text:p>
          </table:table-cell>
          <table:table-cell table:style-name="ce112" table:formula="of:=[.ER25]+TIME(0;1;0)" office:value-type="time" office:time-value="PT22H20M00S" calcext:value-type="time">
            <text:p>22:20</text:p>
          </table:table-cell>
          <table:table-cell table:style-name="ce112" table:formula="of:=[.ES25]+TIME(0;1;0)" office:value-type="time" office:time-value="PT22H50M00S" calcext:value-type="time">
            <text:p>22:50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Dankowicka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27]&amp;&quot; &quot;&amp;[.DG26]" office:value-type="string" office:string-value="Dankowicka 02" calcext:value-type="string">
            <text:p>Dankowicka 02</text:p>
          </table:table-cell>
          <table:table-cell table:style-name="ce112" table:formula="of:=[.DJ26]+TIME(0;0;0)" office:value-type="time" office:time-value="PT05H20M00S" calcext:value-type="time">
            <text:p>5:20</text:p>
          </table:table-cell>
          <table:table-cell table:style-name="ce112" table:formula="of:=[.DK26]+TIME(0;0;0)" office:value-type="time" office:time-value="PT05H50M00S" calcext:value-type="time">
            <text:p>5:50</text:p>
          </table:table-cell>
          <table:table-cell table:style-name="ce112" table:formula="of:=[.DL26]+TIME(0;0;0)" office:value-type="time" office:time-value="PT06H20M00S" calcext:value-type="time">
            <text:p>6:20</text:p>
          </table:table-cell>
          <table:table-cell table:style-name="ce112" table:formula="of:=[.DM26]+TIME(0;0;0)" office:value-type="time" office:time-value="PT06H50M00S" calcext:value-type="time">
            <text:p>6:50</text:p>
          </table:table-cell>
          <table:table-cell table:style-name="ce112" table:formula="of:=[.DN26]+TIME(0;0;0)" office:value-type="time" office:time-value="PT07H20M00S" calcext:value-type="time">
            <text:p>7:20</text:p>
          </table:table-cell>
          <table:table-cell table:style-name="ce112" table:formula="of:=[.DO26]+TIME(0;0;0)" office:value-type="time" office:time-value="PT07H50M00S" calcext:value-type="time">
            <text:p>7:50</text:p>
          </table:table-cell>
          <table:table-cell table:style-name="ce112" table:formula="of:=[.DP26]+TIME(0;0;0)" office:value-type="time" office:time-value="PT08H22M00S" calcext:value-type="time">
            <text:p>8:22</text:p>
          </table:table-cell>
          <table:table-cell table:style-name="ce112" table:formula="of:=[.DQ26]+TIME(0;0;0)" office:value-type="time" office:time-value="PT08H52M00S" calcext:value-type="time">
            <text:p>8:52</text:p>
          </table:table-cell>
          <table:table-cell table:style-name="ce112" table:formula="of:=[.DR26]+TIME(0;0;0)" office:value-type="time" office:time-value="PT09H22M00S" calcext:value-type="time">
            <text:p>9:22</text:p>
          </table:table-cell>
          <table:table-cell table:style-name="ce112" table:formula="of:=[.DS26]+TIME(0;0;0)" office:value-type="time" office:time-value="PT09H52M00S" calcext:value-type="time">
            <text:p>9:52</text:p>
          </table:table-cell>
          <table:table-cell table:style-name="ce112" table:formula="of:=[.DT26]+TIME(0;0;0)" office:value-type="time" office:time-value="PT10H22M00S" calcext:value-type="time">
            <text:p>10:22</text:p>
          </table:table-cell>
          <table:table-cell table:style-name="ce112" table:formula="of:=[.DU26]+TIME(0;0;0)" office:value-type="time" office:time-value="PT10H52M00S" calcext:value-type="time">
            <text:p>10:52</text:p>
          </table:table-cell>
          <table:table-cell table:style-name="ce112" table:formula="of:=[.DV26]+TIME(0;0;0)" office:value-type="time" office:time-value="PT11H22M00S" calcext:value-type="time">
            <text:p>11:22</text:p>
          </table:table-cell>
          <table:table-cell table:style-name="ce112" table:formula="of:=[.DW26]+TIME(0;0;0)" office:value-type="time" office:time-value="PT11H52M00S" calcext:value-type="time">
            <text:p>11:52</text:p>
          </table:table-cell>
          <table:table-cell table:style-name="ce112" table:formula="of:=[.DX26]+TIME(0;0;0)" office:value-type="time" office:time-value="PT12H22M00S" calcext:value-type="time">
            <text:p>12:22</text:p>
          </table:table-cell>
          <table:table-cell table:style-name="ce112" table:formula="of:=[.DY26]+TIME(0;0;0)" office:value-type="time" office:time-value="PT12H52M00S" calcext:value-type="time">
            <text:p>12:52</text:p>
          </table:table-cell>
          <table:table-cell table:style-name="ce112" table:formula="of:=[.DZ26]+TIME(0;0;0)" office:value-type="time" office:time-value="PT13H22M00S" calcext:value-type="time">
            <text:p>13:22</text:p>
          </table:table-cell>
          <table:table-cell table:style-name="ce112" table:formula="of:=[.EA26]+TIME(0;0;0)" office:value-type="time" office:time-value="PT13H52M00S" calcext:value-type="time">
            <text:p>13:52</text:p>
          </table:table-cell>
          <table:table-cell table:style-name="ce112" table:formula="of:=[.EB26]+TIME(0;0;0)" office:value-type="time" office:time-value="PT14H22M00S" calcext:value-type="time">
            <text:p>14:22</text:p>
          </table:table-cell>
          <table:table-cell table:style-name="ce112" table:formula="of:=[.EC26]+TIME(0;0;0)" office:value-type="time" office:time-value="PT14H52M00S" calcext:value-type="time">
            <text:p>14:52</text:p>
          </table:table-cell>
          <table:table-cell table:style-name="ce112" table:formula="of:=[.ED26]+TIME(0;0;0)" office:value-type="time" office:time-value="PT15H22M00S" calcext:value-type="time">
            <text:p>15:22</text:p>
          </table:table-cell>
          <table:table-cell table:style-name="ce112" table:formula="of:=[.EE26]+TIME(0;0;0)" office:value-type="time" office:time-value="PT15H52M00S" calcext:value-type="time">
            <text:p>15:52</text:p>
          </table:table-cell>
          <table:table-cell table:style-name="ce112" table:formula="of:=[.EF26]+TIME(0;0;0)" office:value-type="time" office:time-value="PT16H22M00S" calcext:value-type="time">
            <text:p>16:22</text:p>
          </table:table-cell>
          <table:table-cell table:style-name="ce112" table:formula="of:=[.EG26]+TIME(0;0;0)" office:value-type="time" office:time-value="PT16H52M00S" calcext:value-type="time">
            <text:p>16:52</text:p>
          </table:table-cell>
          <table:table-cell table:style-name="ce112" table:formula="of:=[.EH26]+TIME(0;0;0)" office:value-type="time" office:time-value="PT17H22M00S" calcext:value-type="time">
            <text:p>17:22</text:p>
          </table:table-cell>
          <table:table-cell table:style-name="ce112" table:formula="of:=[.EI26]+TIME(0;0;0)" office:value-type="time" office:time-value="PT17H52M00S" calcext:value-type="time">
            <text:p>17:52</text:p>
          </table:table-cell>
          <table:table-cell table:style-name="ce112" table:formula="of:=[.EJ26]+TIME(0;0;0)" office:value-type="time" office:time-value="PT18H22M00S" calcext:value-type="time">
            <text:p>18:22</text:p>
          </table:table-cell>
          <table:table-cell table:style-name="ce112" table:formula="of:=[.EK26]+TIME(0;0;0)" office:value-type="time" office:time-value="PT18H52M00S" calcext:value-type="time">
            <text:p>18:52</text:p>
          </table:table-cell>
          <table:table-cell table:style-name="ce112" table:formula="of:=[.EL26]+TIME(0;0;0)" office:value-type="time" office:time-value="PT19H22M00S" calcext:value-type="time">
            <text:p>19:22</text:p>
          </table:table-cell>
          <table:table-cell table:style-name="ce112" table:formula="of:=[.EM26]+TIME(0;0;0)" office:value-type="time" office:time-value="PT19H52M00S" calcext:value-type="time">
            <text:p>19:52</text:p>
          </table:table-cell>
          <table:table-cell table:style-name="ce112" table:formula="of:=[.EN26]+TIME(0;0;0)" office:value-type="time" office:time-value="PT20H20M00S" calcext:value-type="time">
            <text:p>20:20</text:p>
          </table:table-cell>
          <table:table-cell table:style-name="ce112" table:formula="of:=[.EO26]+TIME(0;0;0)" office:value-type="time" office:time-value="PT20H50M00S" calcext:value-type="time">
            <text:p>20:50</text:p>
          </table:table-cell>
          <table:table-cell table:style-name="ce112" table:formula="of:=[.EP26]+TIME(0;0;0)" office:value-type="time" office:time-value="PT21H20M00S" calcext:value-type="time">
            <text:p>21:20</text:p>
          </table:table-cell>
          <table:table-cell table:style-name="ce112" table:formula="of:=[.EQ26]+TIME(0;0;0)" office:value-type="time" office:time-value="PT21H50M00S" calcext:value-type="time">
            <text:p>21:50</text:p>
          </table:table-cell>
          <table:table-cell table:style-name="ce112" table:formula="of:=[.ER26]+TIME(0;0;0)" office:value-type="time" office:time-value="PT22H20M00S" calcext:value-type="time">
            <text:p>22:20</text:p>
          </table:table-cell>
          <table:table-cell table:style-name="ce112" table:formula="of:=[.ES26]+TIME(0;0;0)" office:value-type="time" office:time-value="PT22H50M00S" calcext:value-type="time">
            <text:p>22:50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Cm. Północny-Brama Płn.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28]&amp;&quot; &quot;&amp;[.DG27]" office:value-type="string" office:string-value="Cm. Północny-Brama Płn. 02" calcext:value-type="string">
            <text:p>Cm. Północny-Brama Płn. 02</text:p>
          </table:table-cell>
          <table:table-cell table:style-name="ce112" table:formula="of:=[.DJ27]+TIME(0;1;0)" office:value-type="time" office:time-value="PT05H21M00S" calcext:value-type="time">
            <text:p>5:21</text:p>
          </table:table-cell>
          <table:table-cell table:style-name="ce112" table:formula="of:=[.DK27]+TIME(0;1;0)" office:value-type="time" office:time-value="PT05H51M00S" calcext:value-type="time">
            <text:p>5:51</text:p>
          </table:table-cell>
          <table:table-cell table:style-name="ce112" table:formula="of:=[.DL27]+TIME(0;1;0)" office:value-type="time" office:time-value="PT06H21M00S" calcext:value-type="time">
            <text:p>6:21</text:p>
          </table:table-cell>
          <table:table-cell table:style-name="ce112" table:formula="of:=[.DM27]+TIME(0;1;0)" office:value-type="time" office:time-value="PT06H51M00S" calcext:value-type="time">
            <text:p>6:51</text:p>
          </table:table-cell>
          <table:table-cell table:style-name="ce112" table:formula="of:=[.DN27]+TIME(0;1;0)" office:value-type="time" office:time-value="PT07H21M00S" calcext:value-type="time">
            <text:p>7:21</text:p>
          </table:table-cell>
          <table:table-cell table:style-name="ce112" table:formula="of:=[.DO27]+TIME(0;1;0)" office:value-type="time" office:time-value="PT07H51M00S" calcext:value-type="time">
            <text:p>7:51</text:p>
          </table:table-cell>
          <table:table-cell table:style-name="ce112" table:formula="of:=[.DP27]+TIME(0;1;0)" office:value-type="time" office:time-value="PT08H23M00S" calcext:value-type="time">
            <text:p>8:23</text:p>
          </table:table-cell>
          <table:table-cell table:style-name="ce112" table:formula="of:=[.DQ27]+TIME(0;1;0)" office:value-type="time" office:time-value="PT08H53M00S" calcext:value-type="time">
            <text:p>8:53</text:p>
          </table:table-cell>
          <table:table-cell table:style-name="ce112" table:formula="of:=[.DR27]+TIME(0;1;0)" office:value-type="time" office:time-value="PT09H23M00S" calcext:value-type="time">
            <text:p>9:23</text:p>
          </table:table-cell>
          <table:table-cell table:style-name="ce112" table:formula="of:=[.DS27]+TIME(0;1;0)" office:value-type="time" office:time-value="PT09H53M00S" calcext:value-type="time">
            <text:p>9:53</text:p>
          </table:table-cell>
          <table:table-cell table:style-name="ce112" table:formula="of:=[.DT27]+TIME(0;1;0)" office:value-type="time" office:time-value="PT10H23M00S" calcext:value-type="time">
            <text:p>10:23</text:p>
          </table:table-cell>
          <table:table-cell table:style-name="ce112" table:formula="of:=[.DU27]+TIME(0;1;0)" office:value-type="time" office:time-value="PT10H53M00S" calcext:value-type="time">
            <text:p>10:53</text:p>
          </table:table-cell>
          <table:table-cell table:style-name="ce112" table:formula="of:=[.DV27]+TIME(0;1;0)" office:value-type="time" office:time-value="PT11H23M00S" calcext:value-type="time">
            <text:p>11:23</text:p>
          </table:table-cell>
          <table:table-cell table:style-name="ce112" table:formula="of:=[.DW27]+TIME(0;1;0)" office:value-type="time" office:time-value="PT11H53M00S" calcext:value-type="time">
            <text:p>11:53</text:p>
          </table:table-cell>
          <table:table-cell table:style-name="ce112" table:formula="of:=[.DX27]+TIME(0;1;0)" office:value-type="time" office:time-value="PT12H23M00S" calcext:value-type="time">
            <text:p>12:23</text:p>
          </table:table-cell>
          <table:table-cell table:style-name="ce112" table:formula="of:=[.DY27]+TIME(0;1;0)" office:value-type="time" office:time-value="PT12H53M00S" calcext:value-type="time">
            <text:p>12:53</text:p>
          </table:table-cell>
          <table:table-cell table:style-name="ce112" table:formula="of:=[.DZ27]+TIME(0;1;0)" office:value-type="time" office:time-value="PT13H23M00S" calcext:value-type="time">
            <text:p>13:23</text:p>
          </table:table-cell>
          <table:table-cell table:style-name="ce112" table:formula="of:=[.EA27]+TIME(0;1;0)" office:value-type="time" office:time-value="PT13H53M00S" calcext:value-type="time">
            <text:p>13:53</text:p>
          </table:table-cell>
          <table:table-cell table:style-name="ce112" table:formula="of:=[.EB27]+TIME(0;1;0)" office:value-type="time" office:time-value="PT14H23M00S" calcext:value-type="time">
            <text:p>14:23</text:p>
          </table:table-cell>
          <table:table-cell table:style-name="ce112" table:formula="of:=[.EC27]+TIME(0;1;0)" office:value-type="time" office:time-value="PT14H53M00S" calcext:value-type="time">
            <text:p>14:53</text:p>
          </table:table-cell>
          <table:table-cell table:style-name="ce112" table:formula="of:=[.ED27]+TIME(0;1;0)" office:value-type="time" office:time-value="PT15H23M00S" calcext:value-type="time">
            <text:p>15:23</text:p>
          </table:table-cell>
          <table:table-cell table:style-name="ce112" table:formula="of:=[.EE27]+TIME(0;1;0)" office:value-type="time" office:time-value="PT15H53M00S" calcext:value-type="time">
            <text:p>15:53</text:p>
          </table:table-cell>
          <table:table-cell table:style-name="ce112" table:formula="of:=[.EF27]+TIME(0;1;0)" office:value-type="time" office:time-value="PT16H23M00S" calcext:value-type="time">
            <text:p>16:23</text:p>
          </table:table-cell>
          <table:table-cell table:style-name="ce112" table:formula="of:=[.EG27]+TIME(0;1;0)" office:value-type="time" office:time-value="PT16H53M00S" calcext:value-type="time">
            <text:p>16:53</text:p>
          </table:table-cell>
          <table:table-cell table:style-name="ce112" table:formula="of:=[.EH27]+TIME(0;1;0)" office:value-type="time" office:time-value="PT17H23M00S" calcext:value-type="time">
            <text:p>17:23</text:p>
          </table:table-cell>
          <table:table-cell table:style-name="ce112" table:formula="of:=[.EI27]+TIME(0;1;0)" office:value-type="time" office:time-value="PT17H53M00S" calcext:value-type="time">
            <text:p>17:53</text:p>
          </table:table-cell>
          <table:table-cell table:style-name="ce112" table:formula="of:=[.EJ27]+TIME(0;1;0)" office:value-type="time" office:time-value="PT18H23M00S" calcext:value-type="time">
            <text:p>18:23</text:p>
          </table:table-cell>
          <table:table-cell table:style-name="ce112" table:formula="of:=[.EK27]+TIME(0;1;0)" office:value-type="time" office:time-value="PT18H53M00S" calcext:value-type="time">
            <text:p>18:53</text:p>
          </table:table-cell>
          <table:table-cell table:style-name="ce112" table:formula="of:=[.EL27]+TIME(0;1;0)" office:value-type="time" office:time-value="PT19H23M00S" calcext:value-type="time">
            <text:p>19:23</text:p>
          </table:table-cell>
          <table:table-cell table:style-name="ce112" table:formula="of:=[.EM27]+TIME(0;1;0)" office:value-type="time" office:time-value="PT19H53M00S" calcext:value-type="time">
            <text:p>19:53</text:p>
          </table:table-cell>
          <table:table-cell table:style-name="ce112" table:formula="of:=[.EN27]+TIME(0;1;0)" office:value-type="time" office:time-value="PT20H21M00S" calcext:value-type="time">
            <text:p>20:21</text:p>
          </table:table-cell>
          <table:table-cell table:style-name="ce112" table:formula="of:=[.EO27]+TIME(0;1;0)" office:value-type="time" office:time-value="PT20H51M00S" calcext:value-type="time">
            <text:p>20:51</text:p>
          </table:table-cell>
          <table:table-cell table:style-name="ce112" table:formula="of:=[.EP27]+TIME(0;1;0)" office:value-type="time" office:time-value="PT21H21M00S" calcext:value-type="time">
            <text:p>21:21</text:p>
          </table:table-cell>
          <table:table-cell table:style-name="ce112" table:formula="of:=[.EQ27]+TIME(0;1;0)" office:value-type="time" office:time-value="PT21H51M00S" calcext:value-type="time">
            <text:p>21:51</text:p>
          </table:table-cell>
          <table:table-cell table:style-name="ce112" table:formula="of:=[.ER27]+TIME(0;1;0)" office:value-type="time" office:time-value="PT22H21M00S" calcext:value-type="time">
            <text:p>22:21</text:p>
          </table:table-cell>
          <table:table-cell table:style-name="ce112" table:formula="of:=[.ES27]+TIME(0;1;0)" office:value-type="time" office:time-value="PT22H51M00S" calcext:value-type="time">
            <text:p>22:51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Cm. Północny-Brama Gł.</text:p>
          </table:table-cell>
          <table:table-cell table:style-name="ce115" office:value-type="string" calcext:value-type="string">
            <text:p>02</text:p>
          </table:table-cell>
          <table:table-cell table:style-name="Default"/>
          <table:table-cell table:style-name="ce112" table:formula="of:=[.DF29]&amp;&quot; &quot;&amp;[.DG28]" office:value-type="string" office:string-value="Cm. Północny-Brama Gł. 02" calcext:value-type="string">
            <text:p>Cm. Północny-Brama Gł. 02</text:p>
          </table:table-cell>
          <table:table-cell table:style-name="ce112" table:formula="of:=[.DJ28]+TIME(0;1;0)" office:value-type="time" office:time-value="PT05H22M00S" calcext:value-type="time">
            <text:p>5:22</text:p>
          </table:table-cell>
          <table:table-cell table:style-name="ce112" table:formula="of:=[.DK28]+TIME(0;1;0)" office:value-type="time" office:time-value="PT05H52M00S" calcext:value-type="time">
            <text:p>5:52</text:p>
          </table:table-cell>
          <table:table-cell table:style-name="ce112" table:formula="of:=[.DL28]+TIME(0;1;0)" office:value-type="time" office:time-value="PT06H22M00S" calcext:value-type="time">
            <text:p>6:22</text:p>
          </table:table-cell>
          <table:table-cell table:style-name="ce112" table:formula="of:=[.DM28]+TIME(0;1;0)" office:value-type="time" office:time-value="PT06H52M00S" calcext:value-type="time">
            <text:p>6:52</text:p>
          </table:table-cell>
          <table:table-cell table:style-name="ce112" table:formula="of:=[.DN28]+TIME(0;1;0)" office:value-type="time" office:time-value="PT07H22M00S" calcext:value-type="time">
            <text:p>7:22</text:p>
          </table:table-cell>
          <table:table-cell table:style-name="ce112" table:formula="of:=[.DO28]+TIME(0;1;0)" office:value-type="time" office:time-value="PT07H52M00S" calcext:value-type="time">
            <text:p>7:52</text:p>
          </table:table-cell>
          <table:table-cell table:style-name="ce112" table:formula="of:=[.DP28]+TIME(0;1;0)" office:value-type="time" office:time-value="PT08H24M00S" calcext:value-type="time">
            <text:p>8:24</text:p>
          </table:table-cell>
          <table:table-cell table:style-name="ce112" table:formula="of:=[.DQ28]+TIME(0;1;0)" office:value-type="time" office:time-value="PT08H54M00S" calcext:value-type="time">
            <text:p>8:54</text:p>
          </table:table-cell>
          <table:table-cell table:style-name="ce112" table:formula="of:=[.DR28]+TIME(0;1;0)" office:value-type="time" office:time-value="PT09H24M00S" calcext:value-type="time">
            <text:p>9:24</text:p>
          </table:table-cell>
          <table:table-cell table:style-name="ce112" table:formula="of:=[.DS28]+TIME(0;1;0)" office:value-type="time" office:time-value="PT09H54M00S" calcext:value-type="time">
            <text:p>9:54</text:p>
          </table:table-cell>
          <table:table-cell table:style-name="ce112" table:formula="of:=[.DT28]+TIME(0;1;0)" office:value-type="time" office:time-value="PT10H24M00S" calcext:value-type="time">
            <text:p>10:24</text:p>
          </table:table-cell>
          <table:table-cell table:style-name="ce112" table:formula="of:=[.DU28]+TIME(0;1;0)" office:value-type="time" office:time-value="PT10H54M00S" calcext:value-type="time">
            <text:p>10:54</text:p>
          </table:table-cell>
          <table:table-cell table:style-name="ce112" table:formula="of:=[.DV28]+TIME(0;1;0)" office:value-type="time" office:time-value="PT11H24M00S" calcext:value-type="time">
            <text:p>11:24</text:p>
          </table:table-cell>
          <table:table-cell table:style-name="ce112" table:formula="of:=[.DW28]+TIME(0;1;0)" office:value-type="time" office:time-value="PT11H54M00S" calcext:value-type="time">
            <text:p>11:54</text:p>
          </table:table-cell>
          <table:table-cell table:style-name="ce112" table:formula="of:=[.DX28]+TIME(0;1;0)" office:value-type="time" office:time-value="PT12H24M00S" calcext:value-type="time">
            <text:p>12:24</text:p>
          </table:table-cell>
          <table:table-cell table:style-name="ce112" table:formula="of:=[.DY28]+TIME(0;1;0)" office:value-type="time" office:time-value="PT12H54M00S" calcext:value-type="time">
            <text:p>12:54</text:p>
          </table:table-cell>
          <table:table-cell table:style-name="ce112" table:formula="of:=[.DZ28]+TIME(0;1;0)" office:value-type="time" office:time-value="PT13H24M00S" calcext:value-type="time">
            <text:p>13:24</text:p>
          </table:table-cell>
          <table:table-cell table:style-name="ce112" table:formula="of:=[.EA28]+TIME(0;1;0)" office:value-type="time" office:time-value="PT13H54M00S" calcext:value-type="time">
            <text:p>13:54</text:p>
          </table:table-cell>
          <table:table-cell table:style-name="ce112" table:formula="of:=[.EB28]+TIME(0;1;0)" office:value-type="time" office:time-value="PT14H24M00S" calcext:value-type="time">
            <text:p>14:24</text:p>
          </table:table-cell>
          <table:table-cell table:style-name="ce112" table:formula="of:=[.EC28]+TIME(0;1;0)" office:value-type="time" office:time-value="PT14H54M00S" calcext:value-type="time">
            <text:p>14:54</text:p>
          </table:table-cell>
          <table:table-cell table:style-name="ce112" table:formula="of:=[.ED28]+TIME(0;1;0)" office:value-type="time" office:time-value="PT15H24M00S" calcext:value-type="time">
            <text:p>15:24</text:p>
          </table:table-cell>
          <table:table-cell table:style-name="ce112" table:formula="of:=[.EE28]+TIME(0;1;0)" office:value-type="time" office:time-value="PT15H54M00S" calcext:value-type="time">
            <text:p>15:54</text:p>
          </table:table-cell>
          <table:table-cell table:style-name="ce112" table:formula="of:=[.EF28]+TIME(0;1;0)" office:value-type="time" office:time-value="PT16H24M00S" calcext:value-type="time">
            <text:p>16:24</text:p>
          </table:table-cell>
          <table:table-cell table:style-name="ce112" table:formula="of:=[.EG28]+TIME(0;1;0)" office:value-type="time" office:time-value="PT16H54M00S" calcext:value-type="time">
            <text:p>16:54</text:p>
          </table:table-cell>
          <table:table-cell table:style-name="ce112" table:formula="of:=[.EH28]+TIME(0;1;0)" office:value-type="time" office:time-value="PT17H24M00S" calcext:value-type="time">
            <text:p>17:24</text:p>
          </table:table-cell>
          <table:table-cell table:style-name="ce112" table:formula="of:=[.EI28]+TIME(0;1;0)" office:value-type="time" office:time-value="PT17H54M00S" calcext:value-type="time">
            <text:p>17:54</text:p>
          </table:table-cell>
          <table:table-cell table:style-name="ce112" table:formula="of:=[.EJ28]+TIME(0;1;0)" office:value-type="time" office:time-value="PT18H24M00S" calcext:value-type="time">
            <text:p>18:24</text:p>
          </table:table-cell>
          <table:table-cell table:style-name="ce112" table:formula="of:=[.EK28]+TIME(0;1;0)" office:value-type="time" office:time-value="PT18H54M00S" calcext:value-type="time">
            <text:p>18:54</text:p>
          </table:table-cell>
          <table:table-cell table:style-name="ce112" table:formula="of:=[.EL28]+TIME(0;1;0)" office:value-type="time" office:time-value="PT19H24M00S" calcext:value-type="time">
            <text:p>19:24</text:p>
          </table:table-cell>
          <table:table-cell table:style-name="ce112" table:formula="of:=[.EM28]+TIME(0;1;0)" office:value-type="time" office:time-value="PT19H54M00S" calcext:value-type="time">
            <text:p>19:54</text:p>
          </table:table-cell>
          <table:table-cell table:style-name="ce112" table:formula="of:=[.EN28]+TIME(0;1;0)" office:value-type="time" office:time-value="PT20H22M00S" calcext:value-type="time">
            <text:p>20:22</text:p>
          </table:table-cell>
          <table:table-cell table:style-name="ce112" table:formula="of:=[.EO28]+TIME(0;1;0)" office:value-type="time" office:time-value="PT20H52M00S" calcext:value-type="time">
            <text:p>20:52</text:p>
          </table:table-cell>
          <table:table-cell table:style-name="ce112" table:formula="of:=[.EP28]+TIME(0;1;0)" office:value-type="time" office:time-value="PT21H22M00S" calcext:value-type="time">
            <text:p>21:22</text:p>
          </table:table-cell>
          <table:table-cell table:style-name="ce112" table:formula="of:=[.EQ28]+TIME(0;1;0)" office:value-type="time" office:time-value="PT21H52M00S" calcext:value-type="time">
            <text:p>21:52</text:p>
          </table:table-cell>
          <table:table-cell table:style-name="ce112" table:formula="of:=[.ER28]+TIME(0;1;0)" office:value-type="time" office:time-value="PT22H22M00S" calcext:value-type="time">
            <text:p>22:22</text:p>
          </table:table-cell>
          <table:table-cell table:style-name="ce112" table:formula="of:=[.ES28]+TIME(0;1;0)" office:value-type="time" office:time-value="PT22H52M00S" calcext:value-type="time">
            <text:p>22:52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4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Cm. Północny-Brama Gł.</text:p>
          </table:table-cell>
          <table:table-cell table:style-name="ce128" office:value-type="string" calcext:value-type="string">
            <text:p>03</text:p>
          </table:table-cell>
          <table:table-cell table:style-name="Default"/>
          <table:table-cell table:style-name="ce112" table:formula="of:=[.DF30]&amp;&quot; &quot;&amp;[.DG29]" office:value-type="string" office:string-value="Cm. Północny-Brama Gł. 02" calcext:value-type="string">
            <text:p>Cm. Północny-Brama Gł. 02</text:p>
          </table:table-cell>
          <table:table-cell table:style-name="ce112" table:formula="of:=[.DJ29]+TIME(0;1;0)" office:value-type="time" office:time-value="PT05H23M00S" calcext:value-type="time">
            <text:p>5:23</text:p>
          </table:table-cell>
          <table:table-cell table:style-name="ce112" table:formula="of:=[.DK29]+TIME(0;1;0)" office:value-type="time" office:time-value="PT05H53M00S" calcext:value-type="time">
            <text:p>5:53</text:p>
          </table:table-cell>
          <table:table-cell table:style-name="ce112" table:formula="of:=[.DL29]+TIME(0;1;0)" office:value-type="time" office:time-value="PT06H23M00S" calcext:value-type="time">
            <text:p>6:23</text:p>
          </table:table-cell>
          <table:table-cell table:style-name="ce112" table:formula="of:=[.DM29]+TIME(0;1;0)" office:value-type="time" office:time-value="PT06H53M00S" calcext:value-type="time">
            <text:p>6:53</text:p>
          </table:table-cell>
          <table:table-cell table:style-name="ce112" table:formula="of:=[.DN29]+TIME(0;1;0)" office:value-type="time" office:time-value="PT07H23M00S" calcext:value-type="time">
            <text:p>7:23</text:p>
          </table:table-cell>
          <table:table-cell table:style-name="ce112" table:formula="of:=[.DO29]+TIME(0;1;0)" office:value-type="time" office:time-value="PT07H53M00S" calcext:value-type="time">
            <text:p>7:53</text:p>
          </table:table-cell>
          <table:table-cell table:style-name="ce112" table:formula="of:=[.DP29]+TIME(0;1;0)" office:value-type="time" office:time-value="PT08H25M00S" calcext:value-type="time">
            <text:p>8:25</text:p>
          </table:table-cell>
          <table:table-cell table:style-name="ce112" table:formula="of:=[.DQ29]+TIME(0;1;0)" office:value-type="time" office:time-value="PT08H55M00S" calcext:value-type="time">
            <text:p>8:55</text:p>
          </table:table-cell>
          <table:table-cell table:style-name="ce112" table:formula="of:=[.DR29]+TIME(0;1;0)" office:value-type="time" office:time-value="PT09H25M00S" calcext:value-type="time">
            <text:p>9:25</text:p>
          </table:table-cell>
          <table:table-cell table:style-name="ce112" table:formula="of:=[.DS29]+TIME(0;1;0)" office:value-type="time" office:time-value="PT09H55M00S" calcext:value-type="time">
            <text:p>9:55</text:p>
          </table:table-cell>
          <table:table-cell table:style-name="ce112" table:formula="of:=[.DT29]+TIME(0;1;0)" office:value-type="time" office:time-value="PT10H25M00S" calcext:value-type="time">
            <text:p>10:25</text:p>
          </table:table-cell>
          <table:table-cell table:style-name="ce112" table:formula="of:=[.DU29]+TIME(0;1;0)" office:value-type="time" office:time-value="PT10H55M00S" calcext:value-type="time">
            <text:p>10:55</text:p>
          </table:table-cell>
          <table:table-cell table:style-name="ce112" table:formula="of:=[.DV29]+TIME(0;1;0)" office:value-type="time" office:time-value="PT11H25M00S" calcext:value-type="time">
            <text:p>11:25</text:p>
          </table:table-cell>
          <table:table-cell table:style-name="ce112" table:formula="of:=[.DW29]+TIME(0;1;0)" office:value-type="time" office:time-value="PT11H55M00S" calcext:value-type="time">
            <text:p>11:55</text:p>
          </table:table-cell>
          <table:table-cell table:style-name="ce112" table:formula="of:=[.DX29]+TIME(0;1;0)" office:value-type="time" office:time-value="PT12H25M00S" calcext:value-type="time">
            <text:p>12:25</text:p>
          </table:table-cell>
          <table:table-cell table:style-name="ce112" table:formula="of:=[.DY29]+TIME(0;1;0)" office:value-type="time" office:time-value="PT12H55M00S" calcext:value-type="time">
            <text:p>12:55</text:p>
          </table:table-cell>
          <table:table-cell table:style-name="ce112" table:formula="of:=[.DZ29]+TIME(0;1;0)" office:value-type="time" office:time-value="PT13H25M00S" calcext:value-type="time">
            <text:p>13:25</text:p>
          </table:table-cell>
          <table:table-cell table:style-name="ce112" table:formula="of:=[.EA29]+TIME(0;1;0)" office:value-type="time" office:time-value="PT13H55M00S" calcext:value-type="time">
            <text:p>13:55</text:p>
          </table:table-cell>
          <table:table-cell table:style-name="ce112" table:formula="of:=[.EB29]+TIME(0;1;0)" office:value-type="time" office:time-value="PT14H25M00S" calcext:value-type="time">
            <text:p>14:25</text:p>
          </table:table-cell>
          <table:table-cell table:style-name="ce112" table:formula="of:=[.EC29]+TIME(0;1;0)" office:value-type="time" office:time-value="PT14H55M00S" calcext:value-type="time">
            <text:p>14:55</text:p>
          </table:table-cell>
          <table:table-cell table:style-name="ce112" table:formula="of:=[.ED29]+TIME(0;1;0)" office:value-type="time" office:time-value="PT15H25M00S" calcext:value-type="time">
            <text:p>15:25</text:p>
          </table:table-cell>
          <table:table-cell table:style-name="ce112" table:formula="of:=[.EE29]+TIME(0;1;0)" office:value-type="time" office:time-value="PT15H55M00S" calcext:value-type="time">
            <text:p>15:55</text:p>
          </table:table-cell>
          <table:table-cell table:style-name="ce112" table:formula="of:=[.EF29]+TIME(0;1;0)" office:value-type="time" office:time-value="PT16H25M00S" calcext:value-type="time">
            <text:p>16:25</text:p>
          </table:table-cell>
          <table:table-cell table:style-name="ce112" table:formula="of:=[.EG29]+TIME(0;1;0)" office:value-type="time" office:time-value="PT16H55M00S" calcext:value-type="time">
            <text:p>16:55</text:p>
          </table:table-cell>
          <table:table-cell table:style-name="ce112" table:formula="of:=[.EH29]+TIME(0;1;0)" office:value-type="time" office:time-value="PT17H25M00S" calcext:value-type="time">
            <text:p>17:25</text:p>
          </table:table-cell>
          <table:table-cell table:style-name="ce112" table:formula="of:=[.EI29]+TIME(0;1;0)" office:value-type="time" office:time-value="PT17H55M00S" calcext:value-type="time">
            <text:p>17:55</text:p>
          </table:table-cell>
          <table:table-cell table:style-name="ce112" table:formula="of:=[.EJ29]+TIME(0;1;0)" office:value-type="time" office:time-value="PT18H25M00S" calcext:value-type="time">
            <text:p>18:25</text:p>
          </table:table-cell>
          <table:table-cell table:style-name="ce112" table:formula="of:=[.EK29]+TIME(0;1;0)" office:value-type="time" office:time-value="PT18H55M00S" calcext:value-type="time">
            <text:p>18:55</text:p>
          </table:table-cell>
          <table:table-cell table:style-name="ce112" table:formula="of:=[.EL29]+TIME(0;1;0)" office:value-type="time" office:time-value="PT19H25M00S" calcext:value-type="time">
            <text:p>19:25</text:p>
          </table:table-cell>
          <table:table-cell table:style-name="ce112" table:formula="of:=[.EM29]+TIME(0;1;0)" office:value-type="time" office:time-value="PT19H55M00S" calcext:value-type="time">
            <text:p>19:55</text:p>
          </table:table-cell>
          <table:table-cell table:style-name="ce112" table:formula="of:=[.EN29]+TIME(0;1;0)" office:value-type="time" office:time-value="PT20H23M00S" calcext:value-type="time">
            <text:p>20:23</text:p>
          </table:table-cell>
          <table:table-cell table:style-name="ce112" table:formula="of:=[.EO29]+TIME(0;1;0)" office:value-type="time" office:time-value="PT20H53M00S" calcext:value-type="time">
            <text:p>20:53</text:p>
          </table:table-cell>
          <table:table-cell table:style-name="ce112" table:formula="of:=[.EP29]+TIME(0;1;0)" office:value-type="time" office:time-value="PT21H23M00S" calcext:value-type="time">
            <text:p>21:23</text:p>
          </table:table-cell>
          <table:table-cell table:style-name="ce112" table:formula="of:=[.EQ29]+TIME(0;1;0)" office:value-type="time" office:time-value="PT21H53M00S" calcext:value-type="time">
            <text:p>21:53</text:p>
          </table:table-cell>
          <table:table-cell table:style-name="ce112" table:formula="of:=[.ER29]+TIME(0;1;0)" office:value-type="time" office:time-value="PT22H23M00S" calcext:value-type="time">
            <text:p>22:23</text:p>
          </table:table-cell>
          <table:table-cell table:style-name="ce112" table:formula="of:=[.ES29]+TIME(0;1;0)" office:value-type="time" office:time-value="PT22H53M00S" calcext:value-type="time">
            <text:p>22:53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33:.$FY$34];2;0);&quot;&quot;)">
            <text:p/>
          </table:table-cell>
          <table:table-cell table:number-columns-repeated="26"/>
        </table:table-row>
        <table:table-row table:style-name="ro1">
          <table:table-cell table:style-name="Default" table:number-columns-repeated="2"/>
          <table:table-cell table:style-name="ce17" table:number-columns-repeated="4"/>
          <table:table-cell table:number-columns-repeated="30"/>
          <table:table-cell table:style-name="ce17" table:number-columns-repeated="42"/>
          <table:table-cell table:number-columns-repeated="29"/>
          <table:table-cell table:style-name="ce402"/>
          <table:table-cell table:style-name="ce404"/>
          <table:table-cell table:style-name="Default"/>
          <table:table-cell/>
          <table:table-cell table:style-name="Default" table:number-columns-repeated="5"/>
          <table:table-cell table:number-columns-repeated="69"/>
        </table:table-row>
        <table:table-row table:style-name="ro1" table:number-rows-repeated="4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42"/>
          <table:table-cell table:number-columns-repeated="31"/>
          <table:table-cell table:style-name="Default"/>
          <table:table-cell/>
          <table:table-cell table:style-name="Default" table:number-columns-repeated="5"/>
          <table:table-cell table:number-columns-repeated="69"/>
        </table:table-row>
        <table:table-row table:style-name="ro4" table:number-rows-repeated="2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42"/>
          <table:table-cell table:number-columns-repeated="31"/>
          <table:table-cell table:style-name="Default"/>
          <table:table-cell/>
          <table:table-cell table:style-name="Default"/>
          <table:table-cell/>
          <table:table-cell table:style-name="ce279" table:number-columns-repeated="38"/>
          <table:table-cell table:number-columns-repeated="34"/>
        </table:table-row>
        <table:table-row table:style-name="ro4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42"/>
          <table:table-cell table:number-columns-repeated="31"/>
          <table:table-cell table:style-name="Default"/>
          <table:table-cell/>
          <table:table-cell table:style-name="Default"/>
          <table:table-cell/>
          <table:table-cell table:style-name="ce280" table:number-columns-repeated="38"/>
          <table:table-cell table:number-columns-repeated="34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42"/>
          <table:table-cell table:number-columns-repeated="31"/>
          <table:table-cell table:style-name="Default"/>
          <table:table-cell/>
          <table:table-cell table:style-name="Default" table:number-columns-repeated="5"/>
          <table:table-cell table:number-columns-repeated="69"/>
        </table:table-row>
        <table:table-row table:style-name="ro3">
          <table:table-cell table:style-name="Default" table:number-columns-repeated="2"/>
          <table:table-cell table:style-name="ce17"/>
          <table:table-cell table:style-name="ce46"/>
          <table:table-cell table:number-columns-repeated="32"/>
          <table:table-cell table:style-name="ce17" table:number-columns-repeated="42"/>
          <table:table-cell table:number-columns-repeated="31"/>
          <table:table-cell table:style-name="ce100"/>
          <table:table-cell/>
          <table:table-cell table:style-name="Default"/>
          <table:table-cell table:style-name="ce100"/>
          <table:table-cell table:style-name="ce106" table:number-columns-repeated="4"/>
          <table:table-cell table:number-columns-repeated="68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42"/>
          <table:table-cell table:number-columns-repeated="31"/>
          <table:table-cell table:style-name="ce100"/>
          <table:table-cell/>
          <table:table-cell table:style-name="Default"/>
          <table:table-cell table:style-name="ce100"/>
          <table:table-cell table:style-name="ce106" table:number-columns-repeated="4"/>
          <table:table-cell table:number-columns-repeated="68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42"/>
          <table:table-cell table:number-columns-repeated="31"/>
          <table:table-cell table:style-name="ce100"/>
          <table:table-cell/>
          <table:table-cell table:style-name="Default"/>
          <table:table-cell table:style-name="ce100"/>
          <table:table-cell table:style-name="ce107" table:number-columns-repeated="4"/>
          <table:table-cell table:number-columns-repeated="68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42"/>
          <table:table-cell table:number-columns-repeated="31"/>
          <table:table-cell table:style-name="Default"/>
          <table:table-cell/>
          <table:table-cell table:style-name="Default"/>
          <table:table-cell table:style-name="ce271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style-name="ce103" table:number-columns-spanned="1" table:number-rows-spanned="3"/>
          <table:table-cell table:number-columns-repeated="34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42"/>
          <table:table-cell table:number-columns-repeated="31"/>
          <table:table-cell table:style-name="Default"/>
          <table:table-cell/>
          <table:table-cell table:style-name="Default"/>
          <table:table-cell table:style-name="ce272"/>
          <table:covered-table-cell table:number-columns-repeated="2" table:style-name="ce108"/>
          <table:covered-table-cell table:number-columns-repeated="31" table:style-name="ce30"/>
          <table:covered-table-cell table:number-columns-repeated="5"/>
          <table:table-cell table:number-columns-repeated="34"/>
        </table:table-row>
        <table:table-row table:style-name="ro1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42"/>
          <table:table-cell table:number-columns-repeated="31"/>
          <table:table-cell table:style-name="Default"/>
          <table:table-cell/>
          <table:table-cell table:style-name="Default"/>
          <table:table-cell table:style-name="ce101" office:value-type="string" calcext:value-type="string">
            <text:p>Przystanek</text:p>
          </table:table-cell>
          <table:covered-table-cell table:number-columns-repeated="2" table:style-name="ce137"/>
          <table:covered-table-cell table:number-columns-repeated="31" table:style-name="ce30"/>
          <table:covered-table-cell table:number-columns-repeated="5" table:style-name="ce140"/>
          <table:table-cell table:number-columns-repeated="34"/>
        </table:table-row>
        <table:table-row table:style-name="ro4">
          <table:table-cell table:style-name="Default" table:number-columns-repeated="2"/>
          <table:table-cell table:style-name="ce17"/>
          <table:table-cell table:number-columns-repeated="33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Cm. Północny-Brama Gł.</text:p>
          </table:table-cell>
          <table:table-cell table:style-name="ce114" office:value-type="string" calcext:value-type="string">
            <text:p>03</text:p>
          </table:table-cell>
          <table:table-cell table:style-name="Default"/>
          <table:table-cell table:style-name="ce112" table:formula="of:=[.DF46]&amp;&quot; &quot;&amp;[.DG46]" office:value-type="string" office:string-value="Cm. Północny-Brama Gł. 03" calcext:value-type="string">
            <text:p>Cm. Północny-Brama Gł. 03</text:p>
          </table:table-cell>
          <table:table-cell table:style-name="ce112" office:value-type="time" office:time-value="PT05H00M00S" calcext:value-type="time">
            <text:p>5:00</text:p>
          </table:table-cell>
          <table:table-cell table:style-name="ce112" office:value-type="time" office:time-value="PT05H30M00S" calcext:value-type="time">
            <text:p>5:30</text:p>
          </table:table-cell>
          <table:table-cell table:style-name="ce112" office:value-type="time" office:time-value="PT06H00M00S" calcext:value-type="time">
            <text:p>6:00</text:p>
          </table:table-cell>
          <table:table-cell table:style-name="ce112" office:value-type="time" office:time-value="PT06H30M00S" calcext:value-type="time">
            <text:p>6:30</text:p>
          </table:table-cell>
          <table:table-cell table:style-name="ce112" office:value-type="time" office:time-value="PT07H00M00S" calcext:value-type="time">
            <text:p>7:00</text:p>
          </table:table-cell>
          <table:table-cell table:style-name="ce112" office:value-type="time" office:time-value="PT07H30M00S" calcext:value-type="time">
            <text:p>7:30</text:p>
          </table:table-cell>
          <table:table-cell table:style-name="ce112" office:value-type="time" office:time-value="PT08H00M00S" calcext:value-type="time">
            <text:p>8:00</text:p>
          </table:table-cell>
          <table:table-cell table:style-name="ce112" office:value-type="time" office:time-value="PT08H30M00S" calcext:value-type="time">
            <text:p>8:30</text:p>
          </table:table-cell>
          <table:table-cell table:style-name="ce112" office:value-type="time" office:time-value="PT09H00M00S" calcext:value-type="time">
            <text:p>9:00</text:p>
          </table:table-cell>
          <table:table-cell table:style-name="ce112" office:value-type="time" office:time-value="PT09H30M00S" calcext:value-type="time">
            <text:p>9:30</text:p>
          </table:table-cell>
          <table:table-cell table:style-name="ce112" office:value-type="time" office:time-value="PT10H00M00S" calcext:value-type="time">
            <text:p>10:00</text:p>
          </table:table-cell>
          <table:table-cell table:style-name="ce112" office:value-type="time" office:time-value="PT10H30M00S" calcext:value-type="time">
            <text:p>10:30</text:p>
          </table:table-cell>
          <table:table-cell table:style-name="ce112" office:value-type="time" office:time-value="PT11H00M00S" calcext:value-type="time">
            <text:p>11:00</text:p>
          </table:table-cell>
          <table:table-cell table:style-name="ce112" office:value-type="time" office:time-value="PT11H30M00S" calcext:value-type="time">
            <text:p>11:30</text:p>
          </table:table-cell>
          <table:table-cell table:style-name="ce112" office:value-type="time" office:time-value="PT12H00M00S" calcext:value-type="time">
            <text:p>12:00</text:p>
          </table:table-cell>
          <table:table-cell table:style-name="ce112" office:value-type="time" office:time-value="PT12H30M00S" calcext:value-type="time">
            <text:p>12:30</text:p>
          </table:table-cell>
          <table:table-cell table:style-name="ce112" office:value-type="time" office:time-value="PT13H00M00S" calcext:value-type="time">
            <text:p>13:00</text:p>
          </table:table-cell>
          <table:table-cell table:style-name="ce112" office:value-type="time" office:time-value="PT13H30M00S" calcext:value-type="time">
            <text:p>13:30</text:p>
          </table:table-cell>
          <table:table-cell table:style-name="ce112" office:value-type="time" office:time-value="PT14H00M00S" calcext:value-type="time">
            <text:p>14:00</text:p>
          </table:table-cell>
          <table:table-cell table:style-name="ce112" office:value-type="time" office:time-value="PT14H30M00S" calcext:value-type="time">
            <text:p>14:30</text:p>
          </table:table-cell>
          <table:table-cell table:style-name="ce112" office:value-type="time" office:time-value="PT15H00M00S" calcext:value-type="time">
            <text:p>15:00</text:p>
          </table:table-cell>
          <table:table-cell table:style-name="ce112" office:value-type="time" office:time-value="PT15H30M00S" calcext:value-type="time">
            <text:p>15:30</text:p>
          </table:table-cell>
          <table:table-cell table:style-name="ce112" office:value-type="time" office:time-value="PT16H00M00S" calcext:value-type="time">
            <text:p>16:00</text:p>
          </table:table-cell>
          <table:table-cell table:style-name="ce112" office:value-type="time" office:time-value="PT16H30M00S" calcext:value-type="time">
            <text:p>16:30</text:p>
          </table:table-cell>
          <table:table-cell table:style-name="ce112" office:value-type="time" office:time-value="PT17H00M00S" calcext:value-type="time">
            <text:p>17:00</text:p>
          </table:table-cell>
          <table:table-cell table:style-name="ce112" office:value-type="time" office:time-value="PT17H30M00S" calcext:value-type="time">
            <text:p>17:30</text:p>
          </table:table-cell>
          <table:table-cell table:style-name="ce112" office:value-type="time" office:time-value="PT18H00M00S" calcext:value-type="time">
            <text:p>18:00</text:p>
          </table:table-cell>
          <table:table-cell table:style-name="ce112" office:value-type="time" office:time-value="PT18H30M00S" calcext:value-type="time">
            <text:p>18:30</text:p>
          </table:table-cell>
          <table:table-cell table:style-name="ce112" office:value-type="time" office:time-value="PT19H00M00S" calcext:value-type="time">
            <text:p>19:00</text:p>
          </table:table-cell>
          <table:table-cell table:style-name="ce112" office:value-type="time" office:time-value="PT19H30M00S" calcext:value-type="time">
            <text:p>19:30</text:p>
          </table:table-cell>
          <table:table-cell table:style-name="ce112" office:value-type="time" office:time-value="PT20H00M00S" calcext:value-type="time">
            <text:p>20:00</text:p>
          </table:table-cell>
          <table:table-cell table:style-name="ce112" office:value-type="time" office:time-value="PT20H30M00S" calcext:value-type="time">
            <text:p>20:30</text:p>
          </table:table-cell>
          <table:table-cell table:style-name="ce112" office:value-type="time" office:time-value="PT21H00M00S" calcext:value-type="time">
            <text:p>21:00</text:p>
          </table:table-cell>
          <table:table-cell table:style-name="ce112" office:value-type="time" office:time-value="PT21H30M00S" calcext:value-type="time">
            <text:p>21:30</text:p>
          </table:table-cell>
          <table:table-cell table:style-name="ce112" office:value-type="time" office:time-value="PT22H00M00S" calcext:value-type="time">
            <text:p>22:00</text:p>
          </table:table-cell>
          <table:table-cell table:style-name="ce112" office:value-type="time" office:time-value="PT22H30M00S" calcext:value-type="time">
            <text:p>22:30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17"/>
          <table:table-cell table:number-columns-repeated="33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Cm. Północny-Brama Gł.</text:p>
          </table:table-cell>
          <table:table-cell table:style-name="ce114" office:value-type="string" calcext:value-type="string">
            <text:p>01</text:p>
          </table:table-cell>
          <table:table-cell table:style-name="Default"/>
          <table:table-cell table:style-name="ce112" table:formula="of:=[.DF47]&amp;&quot; &quot;&amp;[.DG47]" office:value-type="string" office:string-value="Cm. Północny-Brama Gł. 01" calcext:value-type="string">
            <text:p>Cm. Północny-Brama Gł. 01</text:p>
          </table:table-cell>
          <table:table-cell table:style-name="ce112" table:formula="of:=[.DJ46]+TIME(0;1;0)" office:value-type="time" office:time-value="PT05H01M00S" calcext:value-type="time">
            <text:p>5:01</text:p>
          </table:table-cell>
          <table:table-cell table:style-name="ce112" table:formula="of:=[.DK46]+TIME(0;1;0)" office:value-type="time" office:time-value="PT05H31M00S" calcext:value-type="time">
            <text:p>5:31</text:p>
          </table:table-cell>
          <table:table-cell table:style-name="ce112" table:formula="of:=[.DL46]+TIME(0;1;0)" office:value-type="time" office:time-value="PT06H01M00S" calcext:value-type="time">
            <text:p>6:01</text:p>
          </table:table-cell>
          <table:table-cell table:style-name="ce112" table:formula="of:=[.DM46]+TIME(0;1;0)" office:value-type="time" office:time-value="PT06H31M00S" calcext:value-type="time">
            <text:p>6:31</text:p>
          </table:table-cell>
          <table:table-cell table:style-name="ce112" table:formula="of:=[.DN46]+TIME(0;1;0)" office:value-type="time" office:time-value="PT07H01M00S" calcext:value-type="time">
            <text:p>7:01</text:p>
          </table:table-cell>
          <table:table-cell table:style-name="ce112" table:formula="of:=[.DO46]+TIME(0;1;0)" office:value-type="time" office:time-value="PT07H31M00S" calcext:value-type="time">
            <text:p>7:31</text:p>
          </table:table-cell>
          <table:table-cell table:style-name="ce112" table:formula="of:=[.DP46]+TIME(0;1;0)" office:value-type="time" office:time-value="PT08H01M00S" calcext:value-type="time">
            <text:p>8:01</text:p>
          </table:table-cell>
          <table:table-cell table:style-name="ce112" table:formula="of:=[.DQ46]+TIME(0;1;0)" office:value-type="time" office:time-value="PT08H31M00S" calcext:value-type="time">
            <text:p>8:31</text:p>
          </table:table-cell>
          <table:table-cell table:style-name="ce112" table:formula="of:=[.DR46]+TIME(0;1;0)" office:value-type="time" office:time-value="PT09H01M00S" calcext:value-type="time">
            <text:p>9:01</text:p>
          </table:table-cell>
          <table:table-cell table:style-name="ce112" table:formula="of:=[.DS46]+TIME(0;1;0)" office:value-type="time" office:time-value="PT09H31M00S" calcext:value-type="time">
            <text:p>9:31</text:p>
          </table:table-cell>
          <table:table-cell table:style-name="ce112" table:formula="of:=[.DT46]+TIME(0;1;0)" office:value-type="time" office:time-value="PT10H01M00S" calcext:value-type="time">
            <text:p>10:01</text:p>
          </table:table-cell>
          <table:table-cell table:style-name="ce112" table:formula="of:=[.DU46]+TIME(0;1;0)" office:value-type="time" office:time-value="PT10H31M00S" calcext:value-type="time">
            <text:p>10:31</text:p>
          </table:table-cell>
          <table:table-cell table:style-name="ce112" table:formula="of:=[.DV46]+TIME(0;1;0)" office:value-type="time" office:time-value="PT11H01M00S" calcext:value-type="time">
            <text:p>11:01</text:p>
          </table:table-cell>
          <table:table-cell table:style-name="ce112" table:formula="of:=[.DW46]+TIME(0;1;0)" office:value-type="time" office:time-value="PT11H31M00S" calcext:value-type="time">
            <text:p>11:31</text:p>
          </table:table-cell>
          <table:table-cell table:style-name="ce112" table:formula="of:=[.DX46]+TIME(0;1;0)" office:value-type="time" office:time-value="PT12H01M00S" calcext:value-type="time">
            <text:p>12:01</text:p>
          </table:table-cell>
          <table:table-cell table:style-name="ce112" table:formula="of:=[.DY46]+TIME(0;1;0)" office:value-type="time" office:time-value="PT12H31M00S" calcext:value-type="time">
            <text:p>12:31</text:p>
          </table:table-cell>
          <table:table-cell table:style-name="ce112" table:formula="of:=[.DZ46]+TIME(0;1;0)" office:value-type="time" office:time-value="PT13H01M00S" calcext:value-type="time">
            <text:p>13:01</text:p>
          </table:table-cell>
          <table:table-cell table:style-name="ce112" table:formula="of:=[.EA46]+TIME(0;1;0)" office:value-type="time" office:time-value="PT13H31M00S" calcext:value-type="time">
            <text:p>13:31</text:p>
          </table:table-cell>
          <table:table-cell table:style-name="ce112" table:formula="of:=[.EB46]+TIME(0;1;0)" office:value-type="time" office:time-value="PT14H01M00S" calcext:value-type="time">
            <text:p>14:01</text:p>
          </table:table-cell>
          <table:table-cell table:style-name="ce112" table:formula="of:=[.EC46]+TIME(0;1;0)" office:value-type="time" office:time-value="PT14H31M00S" calcext:value-type="time">
            <text:p>14:31</text:p>
          </table:table-cell>
          <table:table-cell table:style-name="ce112" table:formula="of:=[.ED46]+TIME(0;1;0)" office:value-type="time" office:time-value="PT15H01M00S" calcext:value-type="time">
            <text:p>15:01</text:p>
          </table:table-cell>
          <table:table-cell table:style-name="ce112" table:formula="of:=[.EE46]+TIME(0;1;0)" office:value-type="time" office:time-value="PT15H31M00S" calcext:value-type="time">
            <text:p>15:31</text:p>
          </table:table-cell>
          <table:table-cell table:style-name="ce112" table:formula="of:=[.EF46]+TIME(0;1;0)" office:value-type="time" office:time-value="PT16H01M00S" calcext:value-type="time">
            <text:p>16:01</text:p>
          </table:table-cell>
          <table:table-cell table:style-name="ce112" table:formula="of:=[.EG46]+TIME(0;1;0)" office:value-type="time" office:time-value="PT16H31M00S" calcext:value-type="time">
            <text:p>16:31</text:p>
          </table:table-cell>
          <table:table-cell table:style-name="ce112" table:formula="of:=[.EH46]+TIME(0;1;0)" office:value-type="time" office:time-value="PT17H01M00S" calcext:value-type="time">
            <text:p>17:01</text:p>
          </table:table-cell>
          <table:table-cell table:style-name="ce112" table:formula="of:=[.EI46]+TIME(0;1;0)" office:value-type="time" office:time-value="PT17H31M00S" calcext:value-type="time">
            <text:p>17:31</text:p>
          </table:table-cell>
          <table:table-cell table:style-name="ce112" table:formula="of:=[.EJ46]+TIME(0;1;0)" office:value-type="time" office:time-value="PT18H01M00S" calcext:value-type="time">
            <text:p>18:01</text:p>
          </table:table-cell>
          <table:table-cell table:style-name="ce112" table:formula="of:=[.EK46]+TIME(0;1;0)" office:value-type="time" office:time-value="PT18H31M00S" calcext:value-type="time">
            <text:p>18:31</text:p>
          </table:table-cell>
          <table:table-cell table:style-name="ce112" table:formula="of:=[.EL46]+TIME(0;1;0)" office:value-type="time" office:time-value="PT19H01M00S" calcext:value-type="time">
            <text:p>19:01</text:p>
          </table:table-cell>
          <table:table-cell table:style-name="ce112" table:formula="of:=[.EM46]+TIME(0;1;0)" office:value-type="time" office:time-value="PT19H31M00S" calcext:value-type="time">
            <text:p>19:31</text:p>
          </table:table-cell>
          <table:table-cell table:style-name="ce112" table:formula="of:=[.EN46]+TIME(0;1;0)" office:value-type="time" office:time-value="PT20H01M00S" calcext:value-type="time">
            <text:p>20:01</text:p>
          </table:table-cell>
          <table:table-cell table:style-name="ce112" table:formula="of:=[.EO46]+TIME(0;1;0)" office:value-type="time" office:time-value="PT20H31M00S" calcext:value-type="time">
            <text:p>20:31</text:p>
          </table:table-cell>
          <table:table-cell table:style-name="ce112" table:formula="of:=[.EP46]+TIME(0;1;0)" office:value-type="time" office:time-value="PT21H01M00S" calcext:value-type="time">
            <text:p>21:01</text:p>
          </table:table-cell>
          <table:table-cell table:style-name="ce112" table:formula="of:=[.EQ46]+TIME(0;1;0)" office:value-type="time" office:time-value="PT21H31M00S" calcext:value-type="time">
            <text:p>21:31</text:p>
          </table:table-cell>
          <table:table-cell table:style-name="ce112" table:formula="of:=[.ER46]+TIME(0;1;0)" office:value-type="time" office:time-value="PT22H01M00S" calcext:value-type="time">
            <text:p>22:01</text:p>
          </table:table-cell>
          <table:table-cell table:style-name="ce112" table:formula="of:=[.ES46]+TIME(0;1;0)" office:value-type="time" office:time-value="PT22H31M00S" calcext:value-type="time">
            <text:p>22:31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Cm. Północny-Brama Płn.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48]&amp;&quot; &quot;&amp;[.DG48]" office:value-type="string" office:string-value="Cm. Północny-Brama Płn. 01" calcext:value-type="string">
            <text:p>Cm. Północny-Brama Płn. 01</text:p>
          </table:table-cell>
          <table:table-cell table:style-name="ce112" table:formula="of:=[.DJ47]+TIME(0;1;0)" office:value-type="time" office:time-value="PT05H02M00S" calcext:value-type="time">
            <text:p>5:02</text:p>
          </table:table-cell>
          <table:table-cell table:style-name="ce112" table:formula="of:=[.DK47]+TIME(0;1;0)" office:value-type="time" office:time-value="PT05H32M00S" calcext:value-type="time">
            <text:p>5:32</text:p>
          </table:table-cell>
          <table:table-cell table:style-name="ce112" table:formula="of:=[.DL47]+TIME(0;1;0)" office:value-type="time" office:time-value="PT06H02M00S" calcext:value-type="time">
            <text:p>6:02</text:p>
          </table:table-cell>
          <table:table-cell table:style-name="ce112" table:formula="of:=[.DM47]+TIME(0;1;0)" office:value-type="time" office:time-value="PT06H32M00S" calcext:value-type="time">
            <text:p>6:32</text:p>
          </table:table-cell>
          <table:table-cell table:style-name="ce112" table:formula="of:=[.DN47]+TIME(0;1;0)" office:value-type="time" office:time-value="PT07H02M00S" calcext:value-type="time">
            <text:p>7:02</text:p>
          </table:table-cell>
          <table:table-cell table:style-name="ce112" table:formula="of:=[.DO47]+TIME(0;1;0)" office:value-type="time" office:time-value="PT07H32M00S" calcext:value-type="time">
            <text:p>7:32</text:p>
          </table:table-cell>
          <table:table-cell table:style-name="ce112" table:formula="of:=[.DP47]+TIME(0;1;0)" office:value-type="time" office:time-value="PT08H02M00S" calcext:value-type="time">
            <text:p>8:02</text:p>
          </table:table-cell>
          <table:table-cell table:style-name="ce112" table:formula="of:=[.DQ47]+TIME(0;1;0)" office:value-type="time" office:time-value="PT08H32M00S" calcext:value-type="time">
            <text:p>8:32</text:p>
          </table:table-cell>
          <table:table-cell table:style-name="ce112" table:formula="of:=[.DR47]+TIME(0;1;0)" office:value-type="time" office:time-value="PT09H02M00S" calcext:value-type="time">
            <text:p>9:02</text:p>
          </table:table-cell>
          <table:table-cell table:style-name="ce112" table:formula="of:=[.DS47]+TIME(0;1;0)" office:value-type="time" office:time-value="PT09H32M00S" calcext:value-type="time">
            <text:p>9:32</text:p>
          </table:table-cell>
          <table:table-cell table:style-name="ce112" table:formula="of:=[.DT47]+TIME(0;1;0)" office:value-type="time" office:time-value="PT10H02M00S" calcext:value-type="time">
            <text:p>10:02</text:p>
          </table:table-cell>
          <table:table-cell table:style-name="ce112" table:formula="of:=[.DU47]+TIME(0;1;0)" office:value-type="time" office:time-value="PT10H32M00S" calcext:value-type="time">
            <text:p>10:32</text:p>
          </table:table-cell>
          <table:table-cell table:style-name="ce112" table:formula="of:=[.DV47]+TIME(0;1;0)" office:value-type="time" office:time-value="PT11H02M00S" calcext:value-type="time">
            <text:p>11:02</text:p>
          </table:table-cell>
          <table:table-cell table:style-name="ce112" table:formula="of:=[.DW47]+TIME(0;1;0)" office:value-type="time" office:time-value="PT11H32M00S" calcext:value-type="time">
            <text:p>11:32</text:p>
          </table:table-cell>
          <table:table-cell table:style-name="ce112" table:formula="of:=[.DX47]+TIME(0;1;0)" office:value-type="time" office:time-value="PT12H02M00S" calcext:value-type="time">
            <text:p>12:02</text:p>
          </table:table-cell>
          <table:table-cell table:style-name="ce112" table:formula="of:=[.DY47]+TIME(0;1;0)" office:value-type="time" office:time-value="PT12H32M00S" calcext:value-type="time">
            <text:p>12:32</text:p>
          </table:table-cell>
          <table:table-cell table:style-name="ce112" table:formula="of:=[.DZ47]+TIME(0;1;0)" office:value-type="time" office:time-value="PT13H02M00S" calcext:value-type="time">
            <text:p>13:02</text:p>
          </table:table-cell>
          <table:table-cell table:style-name="ce112" table:formula="of:=[.EA47]+TIME(0;1;0)" office:value-type="time" office:time-value="PT13H32M00S" calcext:value-type="time">
            <text:p>13:32</text:p>
          </table:table-cell>
          <table:table-cell table:style-name="ce112" table:formula="of:=[.EB47]+TIME(0;1;0)" office:value-type="time" office:time-value="PT14H02M00S" calcext:value-type="time">
            <text:p>14:02</text:p>
          </table:table-cell>
          <table:table-cell table:style-name="ce112" table:formula="of:=[.EC47]+TIME(0;1;0)" office:value-type="time" office:time-value="PT14H32M00S" calcext:value-type="time">
            <text:p>14:32</text:p>
          </table:table-cell>
          <table:table-cell table:style-name="ce112" table:formula="of:=[.ED47]+TIME(0;1;0)" office:value-type="time" office:time-value="PT15H02M00S" calcext:value-type="time">
            <text:p>15:02</text:p>
          </table:table-cell>
          <table:table-cell table:style-name="ce112" table:formula="of:=[.EE47]+TIME(0;1;0)" office:value-type="time" office:time-value="PT15H32M00S" calcext:value-type="time">
            <text:p>15:32</text:p>
          </table:table-cell>
          <table:table-cell table:style-name="ce112" table:formula="of:=[.EF47]+TIME(0;1;0)" office:value-type="time" office:time-value="PT16H02M00S" calcext:value-type="time">
            <text:p>16:02</text:p>
          </table:table-cell>
          <table:table-cell table:style-name="ce112" table:formula="of:=[.EG47]+TIME(0;1;0)" office:value-type="time" office:time-value="PT16H32M00S" calcext:value-type="time">
            <text:p>16:32</text:p>
          </table:table-cell>
          <table:table-cell table:style-name="ce112" table:formula="of:=[.EH47]+TIME(0;1;0)" office:value-type="time" office:time-value="PT17H02M00S" calcext:value-type="time">
            <text:p>17:02</text:p>
          </table:table-cell>
          <table:table-cell table:style-name="ce112" table:formula="of:=[.EI47]+TIME(0;1;0)" office:value-type="time" office:time-value="PT17H32M00S" calcext:value-type="time">
            <text:p>17:32</text:p>
          </table:table-cell>
          <table:table-cell table:style-name="ce112" table:formula="of:=[.EJ47]+TIME(0;1;0)" office:value-type="time" office:time-value="PT18H02M00S" calcext:value-type="time">
            <text:p>18:02</text:p>
          </table:table-cell>
          <table:table-cell table:style-name="ce112" table:formula="of:=[.EK47]+TIME(0;1;0)" office:value-type="time" office:time-value="PT18H32M00S" calcext:value-type="time">
            <text:p>18:32</text:p>
          </table:table-cell>
          <table:table-cell table:style-name="ce112" table:formula="of:=[.EL47]+TIME(0;1;0)" office:value-type="time" office:time-value="PT19H02M00S" calcext:value-type="time">
            <text:p>19:02</text:p>
          </table:table-cell>
          <table:table-cell table:style-name="ce112" table:formula="of:=[.EM47]+TIME(0;1;0)" office:value-type="time" office:time-value="PT19H32M00S" calcext:value-type="time">
            <text:p>19:32</text:p>
          </table:table-cell>
          <table:table-cell table:style-name="ce112" table:formula="of:=[.EN47]+TIME(0;1;0)" office:value-type="time" office:time-value="PT20H02M00S" calcext:value-type="time">
            <text:p>20:02</text:p>
          </table:table-cell>
          <table:table-cell table:style-name="ce112" table:formula="of:=[.EO47]+TIME(0;1;0)" office:value-type="time" office:time-value="PT20H32M00S" calcext:value-type="time">
            <text:p>20:32</text:p>
          </table:table-cell>
          <table:table-cell table:style-name="ce112" table:formula="of:=[.EP47]+TIME(0;1;0)" office:value-type="time" office:time-value="PT21H02M00S" calcext:value-type="time">
            <text:p>21:02</text:p>
          </table:table-cell>
          <table:table-cell table:style-name="ce112" table:formula="of:=[.EQ47]+TIME(0;1;0)" office:value-type="time" office:time-value="PT21H32M00S" calcext:value-type="time">
            <text:p>21:32</text:p>
          </table:table-cell>
          <table:table-cell table:style-name="ce112" table:formula="of:=[.ER47]+TIME(0;1;0)" office:value-type="time" office:time-value="PT22H02M00S" calcext:value-type="time">
            <text:p>22:02</text:p>
          </table:table-cell>
          <table:table-cell table:style-name="ce112" table:formula="of:=[.ES47]+TIME(0;1;0)" office:value-type="time" office:time-value="PT22H32M00S" calcext:value-type="time">
            <text:p>22:32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Dankowicka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49]&amp;&quot; &quot;&amp;[.DG49]" office:value-type="string" office:string-value="Dankowicka 01" calcext:value-type="string">
            <text:p>Dankowicka 01</text:p>
          </table:table-cell>
          <table:table-cell table:style-name="ce112" table:formula="of:=[.DJ48]+TIME(0;1;0)" office:value-type="time" office:time-value="PT05H03M00S" calcext:value-type="time">
            <text:p>5:03</text:p>
          </table:table-cell>
          <table:table-cell table:style-name="ce112" table:formula="of:=[.DK48]+TIME(0;1;0)" office:value-type="time" office:time-value="PT05H33M00S" calcext:value-type="time">
            <text:p>5:33</text:p>
          </table:table-cell>
          <table:table-cell table:style-name="ce112" table:formula="of:=[.DL48]+TIME(0;1;0)" office:value-type="time" office:time-value="PT06H03M00S" calcext:value-type="time">
            <text:p>6:03</text:p>
          </table:table-cell>
          <table:table-cell table:style-name="ce112" table:formula="of:=[.DM48]+TIME(0;1;0)" office:value-type="time" office:time-value="PT06H33M00S" calcext:value-type="time">
            <text:p>6:33</text:p>
          </table:table-cell>
          <table:table-cell table:style-name="ce112" table:formula="of:=[.DN48]+TIME(0;1;0)" office:value-type="time" office:time-value="PT07H03M00S" calcext:value-type="time">
            <text:p>7:03</text:p>
          </table:table-cell>
          <table:table-cell table:style-name="ce112" table:formula="of:=[.DO48]+TIME(0;1;0)" office:value-type="time" office:time-value="PT07H33M00S" calcext:value-type="time">
            <text:p>7:33</text:p>
          </table:table-cell>
          <table:table-cell table:style-name="ce112" table:formula="of:=[.DP48]+TIME(0;1;0)" office:value-type="time" office:time-value="PT08H03M00S" calcext:value-type="time">
            <text:p>8:03</text:p>
          </table:table-cell>
          <table:table-cell table:style-name="ce112" table:formula="of:=[.DQ48]+TIME(0;1;0)" office:value-type="time" office:time-value="PT08H33M00S" calcext:value-type="time">
            <text:p>8:33</text:p>
          </table:table-cell>
          <table:table-cell table:style-name="ce112" table:formula="of:=[.DR48]+TIME(0;1;0)" office:value-type="time" office:time-value="PT09H03M00S" calcext:value-type="time">
            <text:p>9:03</text:p>
          </table:table-cell>
          <table:table-cell table:style-name="ce112" table:formula="of:=[.DS48]+TIME(0;1;0)" office:value-type="time" office:time-value="PT09H33M00S" calcext:value-type="time">
            <text:p>9:33</text:p>
          </table:table-cell>
          <table:table-cell table:style-name="ce112" table:formula="of:=[.DT48]+TIME(0;1;0)" office:value-type="time" office:time-value="PT10H03M00S" calcext:value-type="time">
            <text:p>10:03</text:p>
          </table:table-cell>
          <table:table-cell table:style-name="ce112" table:formula="of:=[.DU48]+TIME(0;1;0)" office:value-type="time" office:time-value="PT10H33M00S" calcext:value-type="time">
            <text:p>10:33</text:p>
          </table:table-cell>
          <table:table-cell table:style-name="ce112" table:formula="of:=[.DV48]+TIME(0;1;0)" office:value-type="time" office:time-value="PT11H03M00S" calcext:value-type="time">
            <text:p>11:03</text:p>
          </table:table-cell>
          <table:table-cell table:style-name="ce112" table:formula="of:=[.DW48]+TIME(0;1;0)" office:value-type="time" office:time-value="PT11H33M00S" calcext:value-type="time">
            <text:p>11:33</text:p>
          </table:table-cell>
          <table:table-cell table:style-name="ce112" table:formula="of:=[.DX48]+TIME(0;1;0)" office:value-type="time" office:time-value="PT12H03M00S" calcext:value-type="time">
            <text:p>12:03</text:p>
          </table:table-cell>
          <table:table-cell table:style-name="ce112" table:formula="of:=[.DY48]+TIME(0;1;0)" office:value-type="time" office:time-value="PT12H33M00S" calcext:value-type="time">
            <text:p>12:33</text:p>
          </table:table-cell>
          <table:table-cell table:style-name="ce112" table:formula="of:=[.DZ48]+TIME(0;1;0)" office:value-type="time" office:time-value="PT13H03M00S" calcext:value-type="time">
            <text:p>13:03</text:p>
          </table:table-cell>
          <table:table-cell table:style-name="ce112" table:formula="of:=[.EA48]+TIME(0;1;0)" office:value-type="time" office:time-value="PT13H33M00S" calcext:value-type="time">
            <text:p>13:33</text:p>
          </table:table-cell>
          <table:table-cell table:style-name="ce112" table:formula="of:=[.EB48]+TIME(0;1;0)" office:value-type="time" office:time-value="PT14H03M00S" calcext:value-type="time">
            <text:p>14:03</text:p>
          </table:table-cell>
          <table:table-cell table:style-name="ce112" table:formula="of:=[.EC48]+TIME(0;1;0)" office:value-type="time" office:time-value="PT14H33M00S" calcext:value-type="time">
            <text:p>14:33</text:p>
          </table:table-cell>
          <table:table-cell table:style-name="ce112" table:formula="of:=[.ED48]+TIME(0;1;0)" office:value-type="time" office:time-value="PT15H03M00S" calcext:value-type="time">
            <text:p>15:03</text:p>
          </table:table-cell>
          <table:table-cell table:style-name="ce112" table:formula="of:=[.EE48]+TIME(0;1;0)" office:value-type="time" office:time-value="PT15H33M00S" calcext:value-type="time">
            <text:p>15:33</text:p>
          </table:table-cell>
          <table:table-cell table:style-name="ce112" table:formula="of:=[.EF48]+TIME(0;1;0)" office:value-type="time" office:time-value="PT16H03M00S" calcext:value-type="time">
            <text:p>16:03</text:p>
          </table:table-cell>
          <table:table-cell table:style-name="ce112" table:formula="of:=[.EG48]+TIME(0;1;0)" office:value-type="time" office:time-value="PT16H33M00S" calcext:value-type="time">
            <text:p>16:33</text:p>
          </table:table-cell>
          <table:table-cell table:style-name="ce112" table:formula="of:=[.EH48]+TIME(0;1;0)" office:value-type="time" office:time-value="PT17H03M00S" calcext:value-type="time">
            <text:p>17:03</text:p>
          </table:table-cell>
          <table:table-cell table:style-name="ce112" table:formula="of:=[.EI48]+TIME(0;1;0)" office:value-type="time" office:time-value="PT17H33M00S" calcext:value-type="time">
            <text:p>17:33</text:p>
          </table:table-cell>
          <table:table-cell table:style-name="ce112" table:formula="of:=[.EJ48]+TIME(0;1;0)" office:value-type="time" office:time-value="PT18H03M00S" calcext:value-type="time">
            <text:p>18:03</text:p>
          </table:table-cell>
          <table:table-cell table:style-name="ce112" table:formula="of:=[.EK48]+TIME(0;1;0)" office:value-type="time" office:time-value="PT18H33M00S" calcext:value-type="time">
            <text:p>18:33</text:p>
          </table:table-cell>
          <table:table-cell table:style-name="ce112" table:formula="of:=[.EL48]+TIME(0;1;0)" office:value-type="time" office:time-value="PT19H03M00S" calcext:value-type="time">
            <text:p>19:03</text:p>
          </table:table-cell>
          <table:table-cell table:style-name="ce112" table:formula="of:=[.EM48]+TIME(0;1;0)" office:value-type="time" office:time-value="PT19H33M00S" calcext:value-type="time">
            <text:p>19:33</text:p>
          </table:table-cell>
          <table:table-cell table:style-name="ce112" table:formula="of:=[.EN48]+TIME(0;1;0)" office:value-type="time" office:time-value="PT20H03M00S" calcext:value-type="time">
            <text:p>20:03</text:p>
          </table:table-cell>
          <table:table-cell table:style-name="ce112" table:formula="of:=[.EO48]+TIME(0;1;0)" office:value-type="time" office:time-value="PT20H33M00S" calcext:value-type="time">
            <text:p>20:33</text:p>
          </table:table-cell>
          <table:table-cell table:style-name="ce112" table:formula="of:=[.EP48]+TIME(0;1;0)" office:value-type="time" office:time-value="PT21H03M00S" calcext:value-type="time">
            <text:p>21:03</text:p>
          </table:table-cell>
          <table:table-cell table:style-name="ce112" table:formula="of:=[.EQ48]+TIME(0;1;0)" office:value-type="time" office:time-value="PT21H33M00S" calcext:value-type="time">
            <text:p>21:33</text:p>
          </table:table-cell>
          <table:table-cell table:style-name="ce112" table:formula="of:=[.ER48]+TIME(0;1;0)" office:value-type="time" office:time-value="PT22H03M00S" calcext:value-type="time">
            <text:p>22:03</text:p>
          </table:table-cell>
          <table:table-cell table:style-name="ce112" table:formula="of:=[.ES48]+TIME(0;1;0)" office:value-type="time" office:time-value="PT22H33M00S" calcext:value-type="time">
            <text:p>22:33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Tułowicka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50]&amp;&quot; &quot;&amp;[.DG50]" office:value-type="string" office:string-value="Tułowicka 01" calcext:value-type="string">
            <text:p>Tułowicka 01</text:p>
          </table:table-cell>
          <table:table-cell table:style-name="ce112" table:formula="of:=[.DJ49]+TIME(0;0;0)" office:value-type="time" office:time-value="PT05H03M00S" calcext:value-type="time">
            <text:p>5:03</text:p>
          </table:table-cell>
          <table:table-cell table:style-name="ce112" table:formula="of:=[.DK49]+TIME(0;0;0)" office:value-type="time" office:time-value="PT05H33M00S" calcext:value-type="time">
            <text:p>5:33</text:p>
          </table:table-cell>
          <table:table-cell table:style-name="ce112" table:formula="of:=[.DL49]+TIME(0;0;0)" office:value-type="time" office:time-value="PT06H03M00S" calcext:value-type="time">
            <text:p>6:03</text:p>
          </table:table-cell>
          <table:table-cell table:style-name="ce112" table:formula="of:=[.DM49]+TIME(0;0;0)" office:value-type="time" office:time-value="PT06H33M00S" calcext:value-type="time">
            <text:p>6:33</text:p>
          </table:table-cell>
          <table:table-cell table:style-name="ce112" table:formula="of:=[.DN49]+TIME(0;0;0)" office:value-type="time" office:time-value="PT07H03M00S" calcext:value-type="time">
            <text:p>7:03</text:p>
          </table:table-cell>
          <table:table-cell table:style-name="ce112" table:formula="of:=[.DO49]+TIME(0;0;0)" office:value-type="time" office:time-value="PT07H33M00S" calcext:value-type="time">
            <text:p>7:33</text:p>
          </table:table-cell>
          <table:table-cell table:style-name="ce112" table:formula="of:=[.DP49]+TIME(0;0;0)" office:value-type="time" office:time-value="PT08H03M00S" calcext:value-type="time">
            <text:p>8:03</text:p>
          </table:table-cell>
          <table:table-cell table:style-name="ce112" table:formula="of:=[.DQ49]+TIME(0;0;0)" office:value-type="time" office:time-value="PT08H33M00S" calcext:value-type="time">
            <text:p>8:33</text:p>
          </table:table-cell>
          <table:table-cell table:style-name="ce112" table:formula="of:=[.DR49]+TIME(0;0;0)" office:value-type="time" office:time-value="PT09H03M00S" calcext:value-type="time">
            <text:p>9:03</text:p>
          </table:table-cell>
          <table:table-cell table:style-name="ce112" table:formula="of:=[.DS49]+TIME(0;0;0)" office:value-type="time" office:time-value="PT09H33M00S" calcext:value-type="time">
            <text:p>9:33</text:p>
          </table:table-cell>
          <table:table-cell table:style-name="ce112" table:formula="of:=[.DT49]+TIME(0;0;0)" office:value-type="time" office:time-value="PT10H03M00S" calcext:value-type="time">
            <text:p>10:03</text:p>
          </table:table-cell>
          <table:table-cell table:style-name="ce112" table:formula="of:=[.DU49]+TIME(0;0;0)" office:value-type="time" office:time-value="PT10H33M00S" calcext:value-type="time">
            <text:p>10:33</text:p>
          </table:table-cell>
          <table:table-cell table:style-name="ce112" table:formula="of:=[.DV49]+TIME(0;0;0)" office:value-type="time" office:time-value="PT11H03M00S" calcext:value-type="time">
            <text:p>11:03</text:p>
          </table:table-cell>
          <table:table-cell table:style-name="ce112" table:formula="of:=[.DW49]+TIME(0;0;0)" office:value-type="time" office:time-value="PT11H33M00S" calcext:value-type="time">
            <text:p>11:33</text:p>
          </table:table-cell>
          <table:table-cell table:style-name="ce112" table:formula="of:=[.DX49]+TIME(0;0;0)" office:value-type="time" office:time-value="PT12H03M00S" calcext:value-type="time">
            <text:p>12:03</text:p>
          </table:table-cell>
          <table:table-cell table:style-name="ce112" table:formula="of:=[.DY49]+TIME(0;0;0)" office:value-type="time" office:time-value="PT12H33M00S" calcext:value-type="time">
            <text:p>12:33</text:p>
          </table:table-cell>
          <table:table-cell table:style-name="ce112" table:formula="of:=[.DZ49]+TIME(0;0;0)" office:value-type="time" office:time-value="PT13H03M00S" calcext:value-type="time">
            <text:p>13:03</text:p>
          </table:table-cell>
          <table:table-cell table:style-name="ce112" table:formula="of:=[.EA49]+TIME(0;0;0)" office:value-type="time" office:time-value="PT13H33M00S" calcext:value-type="time">
            <text:p>13:33</text:p>
          </table:table-cell>
          <table:table-cell table:style-name="ce112" table:formula="of:=[.EB49]+TIME(0;0;0)" office:value-type="time" office:time-value="PT14H03M00S" calcext:value-type="time">
            <text:p>14:03</text:p>
          </table:table-cell>
          <table:table-cell table:style-name="ce112" table:formula="of:=[.EC49]+TIME(0;0;0)" office:value-type="time" office:time-value="PT14H33M00S" calcext:value-type="time">
            <text:p>14:33</text:p>
          </table:table-cell>
          <table:table-cell table:style-name="ce112" table:formula="of:=[.ED49]+TIME(0;0;0)" office:value-type="time" office:time-value="PT15H03M00S" calcext:value-type="time">
            <text:p>15:03</text:p>
          </table:table-cell>
          <table:table-cell table:style-name="ce112" table:formula="of:=[.EE49]+TIME(0;0;0)" office:value-type="time" office:time-value="PT15H33M00S" calcext:value-type="time">
            <text:p>15:33</text:p>
          </table:table-cell>
          <table:table-cell table:style-name="ce112" table:formula="of:=[.EF49]+TIME(0;0;0)" office:value-type="time" office:time-value="PT16H03M00S" calcext:value-type="time">
            <text:p>16:03</text:p>
          </table:table-cell>
          <table:table-cell table:style-name="ce112" table:formula="of:=[.EG49]+TIME(0;0;0)" office:value-type="time" office:time-value="PT16H33M00S" calcext:value-type="time">
            <text:p>16:33</text:p>
          </table:table-cell>
          <table:table-cell table:style-name="ce112" table:formula="of:=[.EH49]+TIME(0;0;0)" office:value-type="time" office:time-value="PT17H03M00S" calcext:value-type="time">
            <text:p>17:03</text:p>
          </table:table-cell>
          <table:table-cell table:style-name="ce112" table:formula="of:=[.EI49]+TIME(0;0;0)" office:value-type="time" office:time-value="PT17H33M00S" calcext:value-type="time">
            <text:p>17:33</text:p>
          </table:table-cell>
          <table:table-cell table:style-name="ce112" table:formula="of:=[.EJ49]+TIME(0;0;0)" office:value-type="time" office:time-value="PT18H03M00S" calcext:value-type="time">
            <text:p>18:03</text:p>
          </table:table-cell>
          <table:table-cell table:style-name="ce112" table:formula="of:=[.EK49]+TIME(0;0;0)" office:value-type="time" office:time-value="PT18H33M00S" calcext:value-type="time">
            <text:p>18:33</text:p>
          </table:table-cell>
          <table:table-cell table:style-name="ce112" table:formula="of:=[.EL49]+TIME(0;0;0)" office:value-type="time" office:time-value="PT19H03M00S" calcext:value-type="time">
            <text:p>19:03</text:p>
          </table:table-cell>
          <table:table-cell table:style-name="ce112" table:formula="of:=[.EM49]+TIME(0;0;0)" office:value-type="time" office:time-value="PT19H33M00S" calcext:value-type="time">
            <text:p>19:33</text:p>
          </table:table-cell>
          <table:table-cell table:style-name="ce112" table:formula="of:=[.EN49]+TIME(0;0;0)" office:value-type="time" office:time-value="PT20H03M00S" calcext:value-type="time">
            <text:p>20:03</text:p>
          </table:table-cell>
          <table:table-cell table:style-name="ce112" table:formula="of:=[.EO49]+TIME(0;0;0)" office:value-type="time" office:time-value="PT20H33M00S" calcext:value-type="time">
            <text:p>20:33</text:p>
          </table:table-cell>
          <table:table-cell table:style-name="ce112" table:formula="of:=[.EP49]+TIME(0;0;0)" office:value-type="time" office:time-value="PT21H03M00S" calcext:value-type="time">
            <text:p>21:03</text:p>
          </table:table-cell>
          <table:table-cell table:style-name="ce112" table:formula="of:=[.EQ49]+TIME(0;0;0)" office:value-type="time" office:time-value="PT21H33M00S" calcext:value-type="time">
            <text:p>21:33</text:p>
          </table:table-cell>
          <table:table-cell table:style-name="ce112" table:formula="of:=[.ER49]+TIME(0;0;0)" office:value-type="time" office:time-value="PT22H03M00S" calcext:value-type="time">
            <text:p>22:03</text:p>
          </table:table-cell>
          <table:table-cell table:style-name="ce112" table:formula="of:=[.ES49]+TIME(0;0;0)" office:value-type="time" office:time-value="PT22H33M00S" calcext:value-type="time">
            <text:p>22:33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/>
          <table:table-cell table:style-name="Default"/>
          <table:table-cell table:number-columns-repeated="34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Żubrowa-UKSW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51]&amp;&quot; &quot;&amp;[.DG51]" office:value-type="string" office:string-value="Żubrowa-UKSW 01" calcext:value-type="string">
            <text:p>Żubrowa-UKSW 01</text:p>
          </table:table-cell>
          <table:table-cell table:style-name="ce112" table:formula="of:=[.DJ50]+TIME(0;1;0)" office:value-type="time" office:time-value="PT05H04M00S" calcext:value-type="time">
            <text:p>5:04</text:p>
          </table:table-cell>
          <table:table-cell table:style-name="ce112" table:formula="of:=[.DK50]+TIME(0;1;0)" office:value-type="time" office:time-value="PT05H34M00S" calcext:value-type="time">
            <text:p>5:34</text:p>
          </table:table-cell>
          <table:table-cell table:style-name="ce112" table:formula="of:=[.DL50]+TIME(0;1;0)" office:value-type="time" office:time-value="PT06H04M00S" calcext:value-type="time">
            <text:p>6:04</text:p>
          </table:table-cell>
          <table:table-cell table:style-name="ce112" table:formula="of:=[.DM50]+TIME(0;1;0)" office:value-type="time" office:time-value="PT06H34M00S" calcext:value-type="time">
            <text:p>6:34</text:p>
          </table:table-cell>
          <table:table-cell table:style-name="ce112" table:formula="of:=[.DN50]+TIME(0;1;0)" office:value-type="time" office:time-value="PT07H04M00S" calcext:value-type="time">
            <text:p>7:04</text:p>
          </table:table-cell>
          <table:table-cell table:style-name="ce112" table:formula="of:=[.DO50]+TIME(0;1;0)" office:value-type="time" office:time-value="PT07H34M00S" calcext:value-type="time">
            <text:p>7:34</text:p>
          </table:table-cell>
          <table:table-cell table:style-name="ce112" table:formula="of:=[.DP50]+TIME(0;1;0)" office:value-type="time" office:time-value="PT08H04M00S" calcext:value-type="time">
            <text:p>8:04</text:p>
          </table:table-cell>
          <table:table-cell table:style-name="ce112" table:formula="of:=[.DQ50]+TIME(0;1;0)" office:value-type="time" office:time-value="PT08H34M00S" calcext:value-type="time">
            <text:p>8:34</text:p>
          </table:table-cell>
          <table:table-cell table:style-name="ce112" table:formula="of:=[.DR50]+TIME(0;1;0)" office:value-type="time" office:time-value="PT09H04M00S" calcext:value-type="time">
            <text:p>9:04</text:p>
          </table:table-cell>
          <table:table-cell table:style-name="ce112" table:formula="of:=[.DS50]+TIME(0;1;0)" office:value-type="time" office:time-value="PT09H34M00S" calcext:value-type="time">
            <text:p>9:34</text:p>
          </table:table-cell>
          <table:table-cell table:style-name="ce112" table:formula="of:=[.DT50]+TIME(0;1;0)" office:value-type="time" office:time-value="PT10H04M00S" calcext:value-type="time">
            <text:p>10:04</text:p>
          </table:table-cell>
          <table:table-cell table:style-name="ce112" table:formula="of:=[.DU50]+TIME(0;1;0)" office:value-type="time" office:time-value="PT10H34M00S" calcext:value-type="time">
            <text:p>10:34</text:p>
          </table:table-cell>
          <table:table-cell table:style-name="ce112" table:formula="of:=[.DV50]+TIME(0;1;0)" office:value-type="time" office:time-value="PT11H04M00S" calcext:value-type="time">
            <text:p>11:04</text:p>
          </table:table-cell>
          <table:table-cell table:style-name="ce112" table:formula="of:=[.DW50]+TIME(0;1;0)" office:value-type="time" office:time-value="PT11H34M00S" calcext:value-type="time">
            <text:p>11:34</text:p>
          </table:table-cell>
          <table:table-cell table:style-name="ce112" table:formula="of:=[.DX50]+TIME(0;1;0)" office:value-type="time" office:time-value="PT12H04M00S" calcext:value-type="time">
            <text:p>12:04</text:p>
          </table:table-cell>
          <table:table-cell table:style-name="ce112" table:formula="of:=[.DY50]+TIME(0;1;0)" office:value-type="time" office:time-value="PT12H34M00S" calcext:value-type="time">
            <text:p>12:34</text:p>
          </table:table-cell>
          <table:table-cell table:style-name="ce112" table:formula="of:=[.DZ50]+TIME(0;1;0)" office:value-type="time" office:time-value="PT13H04M00S" calcext:value-type="time">
            <text:p>13:04</text:p>
          </table:table-cell>
          <table:table-cell table:style-name="ce112" table:formula="of:=[.EA50]+TIME(0;1;0)" office:value-type="time" office:time-value="PT13H34M00S" calcext:value-type="time">
            <text:p>13:34</text:p>
          </table:table-cell>
          <table:table-cell table:style-name="ce112" table:formula="of:=[.EB50]+TIME(0;1;0)" office:value-type="time" office:time-value="PT14H04M00S" calcext:value-type="time">
            <text:p>14:04</text:p>
          </table:table-cell>
          <table:table-cell table:style-name="ce112" table:formula="of:=[.EC50]+TIME(0;1;0)" office:value-type="time" office:time-value="PT14H34M00S" calcext:value-type="time">
            <text:p>14:34</text:p>
          </table:table-cell>
          <table:table-cell table:style-name="ce112" table:formula="of:=[.ED50]+TIME(0;1;0)" office:value-type="time" office:time-value="PT15H04M00S" calcext:value-type="time">
            <text:p>15:04</text:p>
          </table:table-cell>
          <table:table-cell table:style-name="ce112" table:formula="of:=[.EE50]+TIME(0;1;0)" office:value-type="time" office:time-value="PT15H34M00S" calcext:value-type="time">
            <text:p>15:34</text:p>
          </table:table-cell>
          <table:table-cell table:style-name="ce112" table:formula="of:=[.EF50]+TIME(0;1;0)" office:value-type="time" office:time-value="PT16H04M00S" calcext:value-type="time">
            <text:p>16:04</text:p>
          </table:table-cell>
          <table:table-cell table:style-name="ce112" table:formula="of:=[.EG50]+TIME(0;1;0)" office:value-type="time" office:time-value="PT16H34M00S" calcext:value-type="time">
            <text:p>16:34</text:p>
          </table:table-cell>
          <table:table-cell table:style-name="ce112" table:formula="of:=[.EH50]+TIME(0;1;0)" office:value-type="time" office:time-value="PT17H04M00S" calcext:value-type="time">
            <text:p>17:04</text:p>
          </table:table-cell>
          <table:table-cell table:style-name="ce112" table:formula="of:=[.EI50]+TIME(0;1;0)" office:value-type="time" office:time-value="PT17H34M00S" calcext:value-type="time">
            <text:p>17:34</text:p>
          </table:table-cell>
          <table:table-cell table:style-name="ce112" table:formula="of:=[.EJ50]+TIME(0;1;0)" office:value-type="time" office:time-value="PT18H04M00S" calcext:value-type="time">
            <text:p>18:04</text:p>
          </table:table-cell>
          <table:table-cell table:style-name="ce112" table:formula="of:=[.EK50]+TIME(0;1;0)" office:value-type="time" office:time-value="PT18H34M00S" calcext:value-type="time">
            <text:p>18:34</text:p>
          </table:table-cell>
          <table:table-cell table:style-name="ce112" table:formula="of:=[.EL50]+TIME(0;1;0)" office:value-type="time" office:time-value="PT19H04M00S" calcext:value-type="time">
            <text:p>19:04</text:p>
          </table:table-cell>
          <table:table-cell table:style-name="ce112" table:formula="of:=[.EM50]+TIME(0;1;0)" office:value-type="time" office:time-value="PT19H34M00S" calcext:value-type="time">
            <text:p>19:34</text:p>
          </table:table-cell>
          <table:table-cell table:style-name="ce112" table:formula="of:=[.EN50]+TIME(0;1;0)" office:value-type="time" office:time-value="PT20H04M00S" calcext:value-type="time">
            <text:p>20:04</text:p>
          </table:table-cell>
          <table:table-cell table:style-name="ce112" table:formula="of:=[.EO50]+TIME(0;1;0)" office:value-type="time" office:time-value="PT20H34M00S" calcext:value-type="time">
            <text:p>20:34</text:p>
          </table:table-cell>
          <table:table-cell table:style-name="ce112" table:formula="of:=[.EP50]+TIME(0;1;0)" office:value-type="time" office:time-value="PT21H04M00S" calcext:value-type="time">
            <text:p>21:04</text:p>
          </table:table-cell>
          <table:table-cell table:style-name="ce112" table:formula="of:=[.EQ50]+TIME(0;1;0)" office:value-type="time" office:time-value="PT21H34M00S" calcext:value-type="time">
            <text:p>21:34</text:p>
          </table:table-cell>
          <table:table-cell table:style-name="ce112" table:formula="of:=[.ER50]+TIME(0;1;0)" office:value-type="time" office:time-value="PT22H04M00S" calcext:value-type="time">
            <text:p>22:04</text:p>
          </table:table-cell>
          <table:table-cell table:style-name="ce112" table:formula="of:=[.ES50]+TIME(0;1;0)" office:value-type="time" office:time-value="PT22H34M00S" calcext:value-type="time">
            <text:p>22:34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/>
          <table:table-cell table:style-name="Default"/>
          <table:table-cell table:number-columns-repeated="34"/>
          <table:table-cell table:style-name="ce17" table:number-columns-repeated="42"/>
          <table:table-cell table:number-columns-repeated="31"/>
          <table:table-cell table:style-name="ce112" office:value-type="string" calcext:value-type="string">
            <text:p>Anny Jagiellonki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52]&amp;&quot; &quot;&amp;[.DG52]" office:value-type="string" office:string-value="Anny Jagiellonki 01" calcext:value-type="string">
            <text:p>Anny Jagiellonki 01</text:p>
          </table:table-cell>
          <table:table-cell table:style-name="ce112" table:formula="of:=[.DJ51]+TIME(0;1;0)" office:value-type="time" office:time-value="PT05H05M00S" calcext:value-type="time">
            <text:p>5:05</text:p>
          </table:table-cell>
          <table:table-cell table:style-name="ce112" table:formula="of:=[.DK51]+TIME(0;1;0)" office:value-type="time" office:time-value="PT05H35M00S" calcext:value-type="time">
            <text:p>5:35</text:p>
          </table:table-cell>
          <table:table-cell table:style-name="ce112" table:formula="of:=[.DL51]+TIME(0;1;0)" office:value-type="time" office:time-value="PT06H05M00S" calcext:value-type="time">
            <text:p>6:05</text:p>
          </table:table-cell>
          <table:table-cell table:style-name="ce112" table:formula="of:=[.DM51]+TIME(0;1;0)" office:value-type="time" office:time-value="PT06H35M00S" calcext:value-type="time">
            <text:p>6:35</text:p>
          </table:table-cell>
          <table:table-cell table:style-name="ce112" table:formula="of:=[.DN51]+TIME(0;1;0)" office:value-type="time" office:time-value="PT07H05M00S" calcext:value-type="time">
            <text:p>7:05</text:p>
          </table:table-cell>
          <table:table-cell table:style-name="ce112" table:formula="of:=[.DO51]+TIME(0;1;0)" office:value-type="time" office:time-value="PT07H35M00S" calcext:value-type="time">
            <text:p>7:35</text:p>
          </table:table-cell>
          <table:table-cell table:style-name="ce112" table:formula="of:=[.DP51]+TIME(0;1;0)" office:value-type="time" office:time-value="PT08H05M00S" calcext:value-type="time">
            <text:p>8:05</text:p>
          </table:table-cell>
          <table:table-cell table:style-name="ce112" table:formula="of:=[.DQ51]+TIME(0;1;0)" office:value-type="time" office:time-value="PT08H35M00S" calcext:value-type="time">
            <text:p>8:35</text:p>
          </table:table-cell>
          <table:table-cell table:style-name="ce112" table:formula="of:=[.DR51]+TIME(0;1;0)" office:value-type="time" office:time-value="PT09H05M00S" calcext:value-type="time">
            <text:p>9:05</text:p>
          </table:table-cell>
          <table:table-cell table:style-name="ce112" table:formula="of:=[.DS51]+TIME(0;1;0)" office:value-type="time" office:time-value="PT09H35M00S" calcext:value-type="time">
            <text:p>9:35</text:p>
          </table:table-cell>
          <table:table-cell table:style-name="ce112" table:formula="of:=[.DT51]+TIME(0;1;0)" office:value-type="time" office:time-value="PT10H05M00S" calcext:value-type="time">
            <text:p>10:05</text:p>
          </table:table-cell>
          <table:table-cell table:style-name="ce112" table:formula="of:=[.DU51]+TIME(0;1;0)" office:value-type="time" office:time-value="PT10H35M00S" calcext:value-type="time">
            <text:p>10:35</text:p>
          </table:table-cell>
          <table:table-cell table:style-name="ce112" table:formula="of:=[.DV51]+TIME(0;1;0)" office:value-type="time" office:time-value="PT11H05M00S" calcext:value-type="time">
            <text:p>11:05</text:p>
          </table:table-cell>
          <table:table-cell table:style-name="ce112" table:formula="of:=[.DW51]+TIME(0;1;0)" office:value-type="time" office:time-value="PT11H35M00S" calcext:value-type="time">
            <text:p>11:35</text:p>
          </table:table-cell>
          <table:table-cell table:style-name="ce112" table:formula="of:=[.DX51]+TIME(0;1;0)" office:value-type="time" office:time-value="PT12H05M00S" calcext:value-type="time">
            <text:p>12:05</text:p>
          </table:table-cell>
          <table:table-cell table:style-name="ce112" table:formula="of:=[.DY51]+TIME(0;1;0)" office:value-type="time" office:time-value="PT12H35M00S" calcext:value-type="time">
            <text:p>12:35</text:p>
          </table:table-cell>
          <table:table-cell table:style-name="ce112" table:formula="of:=[.DZ51]+TIME(0;1;0)" office:value-type="time" office:time-value="PT13H05M00S" calcext:value-type="time">
            <text:p>13:05</text:p>
          </table:table-cell>
          <table:table-cell table:style-name="ce112" table:formula="of:=[.EA51]+TIME(0;1;0)" office:value-type="time" office:time-value="PT13H35M00S" calcext:value-type="time">
            <text:p>13:35</text:p>
          </table:table-cell>
          <table:table-cell table:style-name="ce112" table:formula="of:=[.EB51]+TIME(0;1;0)" office:value-type="time" office:time-value="PT14H05M00S" calcext:value-type="time">
            <text:p>14:05</text:p>
          </table:table-cell>
          <table:table-cell table:style-name="ce112" table:formula="of:=[.EC51]+TIME(0;1;0)" office:value-type="time" office:time-value="PT14H35M00S" calcext:value-type="time">
            <text:p>14:35</text:p>
          </table:table-cell>
          <table:table-cell table:style-name="ce112" table:formula="of:=[.ED51]+TIME(0;1;0)" office:value-type="time" office:time-value="PT15H05M00S" calcext:value-type="time">
            <text:p>15:05</text:p>
          </table:table-cell>
          <table:table-cell table:style-name="ce112" table:formula="of:=[.EE51]+TIME(0;1;0)" office:value-type="time" office:time-value="PT15H35M00S" calcext:value-type="time">
            <text:p>15:35</text:p>
          </table:table-cell>
          <table:table-cell table:style-name="ce112" table:formula="of:=[.EF51]+TIME(0;1;0)" office:value-type="time" office:time-value="PT16H05M00S" calcext:value-type="time">
            <text:p>16:05</text:p>
          </table:table-cell>
          <table:table-cell table:style-name="ce112" table:formula="of:=[.EG51]+TIME(0;1;0)" office:value-type="time" office:time-value="PT16H35M00S" calcext:value-type="time">
            <text:p>16:35</text:p>
          </table:table-cell>
          <table:table-cell table:style-name="ce112" table:formula="of:=[.EH51]+TIME(0;1;0)" office:value-type="time" office:time-value="PT17H05M00S" calcext:value-type="time">
            <text:p>17:05</text:p>
          </table:table-cell>
          <table:table-cell table:style-name="ce112" table:formula="of:=[.EI51]+TIME(0;1;0)" office:value-type="time" office:time-value="PT17H35M00S" calcext:value-type="time">
            <text:p>17:35</text:p>
          </table:table-cell>
          <table:table-cell table:style-name="ce112" table:formula="of:=[.EJ51]+TIME(0;1;0)" office:value-type="time" office:time-value="PT18H05M00S" calcext:value-type="time">
            <text:p>18:05</text:p>
          </table:table-cell>
          <table:table-cell table:style-name="ce112" table:formula="of:=[.EK51]+TIME(0;1;0)" office:value-type="time" office:time-value="PT18H35M00S" calcext:value-type="time">
            <text:p>18:35</text:p>
          </table:table-cell>
          <table:table-cell table:style-name="ce112" table:formula="of:=[.EL51]+TIME(0;1;0)" office:value-type="time" office:time-value="PT19H05M00S" calcext:value-type="time">
            <text:p>19:05</text:p>
          </table:table-cell>
          <table:table-cell table:style-name="ce112" table:formula="of:=[.EM51]+TIME(0;1;0)" office:value-type="time" office:time-value="PT19H35M00S" calcext:value-type="time">
            <text:p>19:35</text:p>
          </table:table-cell>
          <table:table-cell table:style-name="ce112" table:formula="of:=[.EN51]+TIME(0;1;0)" office:value-type="time" office:time-value="PT20H05M00S" calcext:value-type="time">
            <text:p>20:05</text:p>
          </table:table-cell>
          <table:table-cell table:style-name="ce112" table:formula="of:=[.EO51]+TIME(0;1;0)" office:value-type="time" office:time-value="PT20H35M00S" calcext:value-type="time">
            <text:p>20:35</text:p>
          </table:table-cell>
          <table:table-cell table:style-name="ce112" table:formula="of:=[.EP51]+TIME(0;1;0)" office:value-type="time" office:time-value="PT21H05M00S" calcext:value-type="time">
            <text:p>21:05</text:p>
          </table:table-cell>
          <table:table-cell table:style-name="ce112" table:formula="of:=[.EQ51]+TIME(0;1;0)" office:value-type="time" office:time-value="PT21H35M00S" calcext:value-type="time">
            <text:p>21:35</text:p>
          </table:table-cell>
          <table:table-cell table:style-name="ce112" table:formula="of:=[.ER51]+TIME(0;1;0)" office:value-type="time" office:time-value="PT22H05M00S" calcext:value-type="time">
            <text:p>22:05</text:p>
          </table:table-cell>
          <table:table-cell table:style-name="ce112" table:formula="of:=[.ES51]+TIME(0;1;0)" office:value-type="time" office:time-value="PT22H35M00S" calcext:value-type="time">
            <text:p>22:35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/>
          <table:table-cell table:style-name="Default"/>
          <table:table-cell table:number-columns-repeated="34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Dzierżoniowska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53]&amp;&quot; &quot;&amp;[.DG53]" office:value-type="string" office:string-value="Dzierżoniowska 01" calcext:value-type="string">
            <text:p>Dzierżoniowska 01</text:p>
          </table:table-cell>
          <table:table-cell table:style-name="ce112" table:formula="of:=[.DJ52]+TIME(0;1;0)" office:value-type="time" office:time-value="PT05H06M00S" calcext:value-type="time">
            <text:p>5:06</text:p>
          </table:table-cell>
          <table:table-cell table:style-name="ce112" table:formula="of:=[.DK52]+TIME(0;1;0)" office:value-type="time" office:time-value="PT05H36M00S" calcext:value-type="time">
            <text:p>5:36</text:p>
          </table:table-cell>
          <table:table-cell table:style-name="ce112" table:formula="of:=[.DL52]+TIME(0;1;0)" office:value-type="time" office:time-value="PT06H06M00S" calcext:value-type="time">
            <text:p>6:06</text:p>
          </table:table-cell>
          <table:table-cell table:style-name="ce112" table:formula="of:=[.DM52]+TIME(0;1;0)" office:value-type="time" office:time-value="PT06H36M00S" calcext:value-type="time">
            <text:p>6:36</text:p>
          </table:table-cell>
          <table:table-cell table:style-name="ce112" table:formula="of:=[.DN52]+TIME(0;1;0)" office:value-type="time" office:time-value="PT07H06M00S" calcext:value-type="time">
            <text:p>7:06</text:p>
          </table:table-cell>
          <table:table-cell table:style-name="ce112" table:formula="of:=[.DO52]+TIME(0;1;0)" office:value-type="time" office:time-value="PT07H36M00S" calcext:value-type="time">
            <text:p>7:36</text:p>
          </table:table-cell>
          <table:table-cell table:style-name="ce112" table:formula="of:=[.DP52]+TIME(0;1;0)" office:value-type="time" office:time-value="PT08H06M00S" calcext:value-type="time">
            <text:p>8:06</text:p>
          </table:table-cell>
          <table:table-cell table:style-name="ce112" table:formula="of:=[.DQ52]+TIME(0;1;0)" office:value-type="time" office:time-value="PT08H36M00S" calcext:value-type="time">
            <text:p>8:36</text:p>
          </table:table-cell>
          <table:table-cell table:style-name="ce112" table:formula="of:=[.DR52]+TIME(0;1;0)" office:value-type="time" office:time-value="PT09H06M00S" calcext:value-type="time">
            <text:p>9:06</text:p>
          </table:table-cell>
          <table:table-cell table:style-name="ce112" table:formula="of:=[.DS52]+TIME(0;1;0)" office:value-type="time" office:time-value="PT09H36M00S" calcext:value-type="time">
            <text:p>9:36</text:p>
          </table:table-cell>
          <table:table-cell table:style-name="ce112" table:formula="of:=[.DT52]+TIME(0;1;0)" office:value-type="time" office:time-value="PT10H06M00S" calcext:value-type="time">
            <text:p>10:06</text:p>
          </table:table-cell>
          <table:table-cell table:style-name="ce112" table:formula="of:=[.DU52]+TIME(0;1;0)" office:value-type="time" office:time-value="PT10H36M00S" calcext:value-type="time">
            <text:p>10:36</text:p>
          </table:table-cell>
          <table:table-cell table:style-name="ce112" table:formula="of:=[.DV52]+TIME(0;1;0)" office:value-type="time" office:time-value="PT11H06M00S" calcext:value-type="time">
            <text:p>11:06</text:p>
          </table:table-cell>
          <table:table-cell table:style-name="ce112" table:formula="of:=[.DW52]+TIME(0;1;0)" office:value-type="time" office:time-value="PT11H36M00S" calcext:value-type="time">
            <text:p>11:36</text:p>
          </table:table-cell>
          <table:table-cell table:style-name="ce112" table:formula="of:=[.DX52]+TIME(0;1;0)" office:value-type="time" office:time-value="PT12H06M00S" calcext:value-type="time">
            <text:p>12:06</text:p>
          </table:table-cell>
          <table:table-cell table:style-name="ce112" table:formula="of:=[.DY52]+TIME(0;1;0)" office:value-type="time" office:time-value="PT12H36M00S" calcext:value-type="time">
            <text:p>12:36</text:p>
          </table:table-cell>
          <table:table-cell table:style-name="ce112" table:formula="of:=[.DZ52]+TIME(0;1;0)" office:value-type="time" office:time-value="PT13H06M00S" calcext:value-type="time">
            <text:p>13:06</text:p>
          </table:table-cell>
          <table:table-cell table:style-name="ce112" table:formula="of:=[.EA52]+TIME(0;1;0)" office:value-type="time" office:time-value="PT13H36M00S" calcext:value-type="time">
            <text:p>13:36</text:p>
          </table:table-cell>
          <table:table-cell table:style-name="ce112" table:formula="of:=[.EB52]+TIME(0;1;0)" office:value-type="time" office:time-value="PT14H06M00S" calcext:value-type="time">
            <text:p>14:06</text:p>
          </table:table-cell>
          <table:table-cell table:style-name="ce112" table:formula="of:=[.EC52]+TIME(0;1;0)" office:value-type="time" office:time-value="PT14H36M00S" calcext:value-type="time">
            <text:p>14:36</text:p>
          </table:table-cell>
          <table:table-cell table:style-name="ce112" table:formula="of:=[.ED52]+TIME(0;1;0)" office:value-type="time" office:time-value="PT15H06M00S" calcext:value-type="time">
            <text:p>15:06</text:p>
          </table:table-cell>
          <table:table-cell table:style-name="ce112" table:formula="of:=[.EE52]+TIME(0;1;0)" office:value-type="time" office:time-value="PT15H36M00S" calcext:value-type="time">
            <text:p>15:36</text:p>
          </table:table-cell>
          <table:table-cell table:style-name="ce112" table:formula="of:=[.EF52]+TIME(0;1;0)" office:value-type="time" office:time-value="PT16H06M00S" calcext:value-type="time">
            <text:p>16:06</text:p>
          </table:table-cell>
          <table:table-cell table:style-name="ce112" table:formula="of:=[.EG52]+TIME(0;1;0)" office:value-type="time" office:time-value="PT16H36M00S" calcext:value-type="time">
            <text:p>16:36</text:p>
          </table:table-cell>
          <table:table-cell table:style-name="ce112" table:formula="of:=[.EH52]+TIME(0;1;0)" office:value-type="time" office:time-value="PT17H06M00S" calcext:value-type="time">
            <text:p>17:06</text:p>
          </table:table-cell>
          <table:table-cell table:style-name="ce112" table:formula="of:=[.EI52]+TIME(0;1;0)" office:value-type="time" office:time-value="PT17H36M00S" calcext:value-type="time">
            <text:p>17:36</text:p>
          </table:table-cell>
          <table:table-cell table:style-name="ce112" table:formula="of:=[.EJ52]+TIME(0;1;0)" office:value-type="time" office:time-value="PT18H06M00S" calcext:value-type="time">
            <text:p>18:06</text:p>
          </table:table-cell>
          <table:table-cell table:style-name="ce112" table:formula="of:=[.EK52]+TIME(0;1;0)" office:value-type="time" office:time-value="PT18H36M00S" calcext:value-type="time">
            <text:p>18:36</text:p>
          </table:table-cell>
          <table:table-cell table:style-name="ce112" table:formula="of:=[.EL52]+TIME(0;1;0)" office:value-type="time" office:time-value="PT19H06M00S" calcext:value-type="time">
            <text:p>19:06</text:p>
          </table:table-cell>
          <table:table-cell table:style-name="ce112" table:formula="of:=[.EM52]+TIME(0;1;0)" office:value-type="time" office:time-value="PT19H36M00S" calcext:value-type="time">
            <text:p>19:36</text:p>
          </table:table-cell>
          <table:table-cell table:style-name="ce112" table:formula="of:=[.EN52]+TIME(0;1;0)" office:value-type="time" office:time-value="PT20H06M00S" calcext:value-type="time">
            <text:p>20:06</text:p>
          </table:table-cell>
          <table:table-cell table:style-name="ce112" table:formula="of:=[.EO52]+TIME(0;1;0)" office:value-type="time" office:time-value="PT20H36M00S" calcext:value-type="time">
            <text:p>20:36</text:p>
          </table:table-cell>
          <table:table-cell table:style-name="ce112" table:formula="of:=[.EP52]+TIME(0;1;0)" office:value-type="time" office:time-value="PT21H06M00S" calcext:value-type="time">
            <text:p>21:06</text:p>
          </table:table-cell>
          <table:table-cell table:style-name="ce112" table:formula="of:=[.EQ52]+TIME(0;1;0)" office:value-type="time" office:time-value="PT21H36M00S" calcext:value-type="time">
            <text:p>21:36</text:p>
          </table:table-cell>
          <table:table-cell table:style-name="ce112" table:formula="of:=[.ER52]+TIME(0;1;0)" office:value-type="time" office:time-value="PT22H06M00S" calcext:value-type="time">
            <text:p>22:06</text:p>
          </table:table-cell>
          <table:table-cell table:style-name="ce112" table:formula="of:=[.ES52]+TIME(0;1;0)" office:value-type="time" office:time-value="PT22H36M00S" calcext:value-type="time">
            <text:p>22:36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/>
          <table:table-cell table:style-name="Default"/>
          <table:table-cell table:number-columns-repeated="34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Muzelna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54]&amp;&quot; &quot;&amp;[.DG54]" office:value-type="string" office:string-value="Muzelna 01" calcext:value-type="string">
            <text:p>Muzelna 01</text:p>
          </table:table-cell>
          <table:table-cell table:style-name="ce112" table:formula="of:=[.DJ53]+TIME(0;1;0)" office:value-type="time" office:time-value="PT05H07M00S" calcext:value-type="time">
            <text:p>5:07</text:p>
          </table:table-cell>
          <table:table-cell table:style-name="ce112" table:formula="of:=[.DK53]+TIME(0;1;0)" office:value-type="time" office:time-value="PT05H37M00S" calcext:value-type="time">
            <text:p>5:37</text:p>
          </table:table-cell>
          <table:table-cell table:style-name="ce112" table:formula="of:=[.DL53]+TIME(0;1;0)" office:value-type="time" office:time-value="PT06H07M00S" calcext:value-type="time">
            <text:p>6:07</text:p>
          </table:table-cell>
          <table:table-cell table:style-name="ce112" table:formula="of:=[.DM53]+TIME(0;1;0)" office:value-type="time" office:time-value="PT06H37M00S" calcext:value-type="time">
            <text:p>6:37</text:p>
          </table:table-cell>
          <table:table-cell table:style-name="ce112" table:formula="of:=[.DN53]+TIME(0;1;0)" office:value-type="time" office:time-value="PT07H07M00S" calcext:value-type="time">
            <text:p>7:07</text:p>
          </table:table-cell>
          <table:table-cell table:style-name="ce112" table:formula="of:=[.DO53]+TIME(0;1;0)" office:value-type="time" office:time-value="PT07H37M00S" calcext:value-type="time">
            <text:p>7:37</text:p>
          </table:table-cell>
          <table:table-cell table:style-name="ce112" table:formula="of:=[.DP53]+TIME(0;1;0)" office:value-type="time" office:time-value="PT08H07M00S" calcext:value-type="time">
            <text:p>8:07</text:p>
          </table:table-cell>
          <table:table-cell table:style-name="ce112" table:formula="of:=[.DQ53]+TIME(0;1;0)" office:value-type="time" office:time-value="PT08H37M00S" calcext:value-type="time">
            <text:p>8:37</text:p>
          </table:table-cell>
          <table:table-cell table:style-name="ce112" table:formula="of:=[.DR53]+TIME(0;1;0)" office:value-type="time" office:time-value="PT09H07M00S" calcext:value-type="time">
            <text:p>9:07</text:p>
          </table:table-cell>
          <table:table-cell table:style-name="ce112" table:formula="of:=[.DS53]+TIME(0;1;0)" office:value-type="time" office:time-value="PT09H37M00S" calcext:value-type="time">
            <text:p>9:37</text:p>
          </table:table-cell>
          <table:table-cell table:style-name="ce112" table:formula="of:=[.DT53]+TIME(0;1;0)" office:value-type="time" office:time-value="PT10H07M00S" calcext:value-type="time">
            <text:p>10:07</text:p>
          </table:table-cell>
          <table:table-cell table:style-name="ce112" table:formula="of:=[.DU53]+TIME(0;1;0)" office:value-type="time" office:time-value="PT10H37M00S" calcext:value-type="time">
            <text:p>10:37</text:p>
          </table:table-cell>
          <table:table-cell table:style-name="ce112" table:formula="of:=[.DV53]+TIME(0;1;0)" office:value-type="time" office:time-value="PT11H07M00S" calcext:value-type="time">
            <text:p>11:07</text:p>
          </table:table-cell>
          <table:table-cell table:style-name="ce112" table:formula="of:=[.DW53]+TIME(0;1;0)" office:value-type="time" office:time-value="PT11H37M00S" calcext:value-type="time">
            <text:p>11:37</text:p>
          </table:table-cell>
          <table:table-cell table:style-name="ce112" table:formula="of:=[.DX53]+TIME(0;1;0)" office:value-type="time" office:time-value="PT12H07M00S" calcext:value-type="time">
            <text:p>12:07</text:p>
          </table:table-cell>
          <table:table-cell table:style-name="ce112" table:formula="of:=[.DY53]+TIME(0;1;0)" office:value-type="time" office:time-value="PT12H37M00S" calcext:value-type="time">
            <text:p>12:37</text:p>
          </table:table-cell>
          <table:table-cell table:style-name="ce112" table:formula="of:=[.DZ53]+TIME(0;1;0)" office:value-type="time" office:time-value="PT13H07M00S" calcext:value-type="time">
            <text:p>13:07</text:p>
          </table:table-cell>
          <table:table-cell table:style-name="ce112" table:formula="of:=[.EA53]+TIME(0;1;0)" office:value-type="time" office:time-value="PT13H37M00S" calcext:value-type="time">
            <text:p>13:37</text:p>
          </table:table-cell>
          <table:table-cell table:style-name="ce112" table:formula="of:=[.EB53]+TIME(0;1;0)" office:value-type="time" office:time-value="PT14H07M00S" calcext:value-type="time">
            <text:p>14:07</text:p>
          </table:table-cell>
          <table:table-cell table:style-name="ce112" table:formula="of:=[.EC53]+TIME(0;1;0)" office:value-type="time" office:time-value="PT14H37M00S" calcext:value-type="time">
            <text:p>14:37</text:p>
          </table:table-cell>
          <table:table-cell table:style-name="ce112" table:formula="of:=[.ED53]+TIME(0;1;0)" office:value-type="time" office:time-value="PT15H07M00S" calcext:value-type="time">
            <text:p>15:07</text:p>
          </table:table-cell>
          <table:table-cell table:style-name="ce112" table:formula="of:=[.EE53]+TIME(0;1;0)" office:value-type="time" office:time-value="PT15H37M00S" calcext:value-type="time">
            <text:p>15:37</text:p>
          </table:table-cell>
          <table:table-cell table:style-name="ce112" table:formula="of:=[.EF53]+TIME(0;1;0)" office:value-type="time" office:time-value="PT16H07M00S" calcext:value-type="time">
            <text:p>16:07</text:p>
          </table:table-cell>
          <table:table-cell table:style-name="ce112" table:formula="of:=[.EG53]+TIME(0;1;0)" office:value-type="time" office:time-value="PT16H37M00S" calcext:value-type="time">
            <text:p>16:37</text:p>
          </table:table-cell>
          <table:table-cell table:style-name="ce112" table:formula="of:=[.EH53]+TIME(0;1;0)" office:value-type="time" office:time-value="PT17H07M00S" calcext:value-type="time">
            <text:p>17:07</text:p>
          </table:table-cell>
          <table:table-cell table:style-name="ce112" table:formula="of:=[.EI53]+TIME(0;1;0)" office:value-type="time" office:time-value="PT17H37M00S" calcext:value-type="time">
            <text:p>17:37</text:p>
          </table:table-cell>
          <table:table-cell table:style-name="ce112" table:formula="of:=[.EJ53]+TIME(0;1;0)" office:value-type="time" office:time-value="PT18H07M00S" calcext:value-type="time">
            <text:p>18:07</text:p>
          </table:table-cell>
          <table:table-cell table:style-name="ce112" table:formula="of:=[.EK53]+TIME(0;1;0)" office:value-type="time" office:time-value="PT18H37M00S" calcext:value-type="time">
            <text:p>18:37</text:p>
          </table:table-cell>
          <table:table-cell table:style-name="ce112" table:formula="of:=[.EL53]+TIME(0;1;0)" office:value-type="time" office:time-value="PT19H07M00S" calcext:value-type="time">
            <text:p>19:07</text:p>
          </table:table-cell>
          <table:table-cell table:style-name="ce112" table:formula="of:=[.EM53]+TIME(0;1;0)" office:value-type="time" office:time-value="PT19H37M00S" calcext:value-type="time">
            <text:p>19:37</text:p>
          </table:table-cell>
          <table:table-cell table:style-name="ce112" table:formula="of:=[.EN53]+TIME(0;1;0)" office:value-type="time" office:time-value="PT20H07M00S" calcext:value-type="time">
            <text:p>20:07</text:p>
          </table:table-cell>
          <table:table-cell table:style-name="ce112" table:formula="of:=[.EO53]+TIME(0;1;0)" office:value-type="time" office:time-value="PT20H37M00S" calcext:value-type="time">
            <text:p>20:37</text:p>
          </table:table-cell>
          <table:table-cell table:style-name="ce112" table:formula="of:=[.EP53]+TIME(0;1;0)" office:value-type="time" office:time-value="PT21H07M00S" calcext:value-type="time">
            <text:p>21:07</text:p>
          </table:table-cell>
          <table:table-cell table:style-name="ce112" table:formula="of:=[.EQ53]+TIME(0;1;0)" office:value-type="time" office:time-value="PT21H37M00S" calcext:value-type="time">
            <text:p>21:37</text:p>
          </table:table-cell>
          <table:table-cell table:style-name="ce112" table:formula="of:=[.ER53]+TIME(0;1;0)" office:value-type="time" office:time-value="PT22H07M00S" calcext:value-type="time">
            <text:p>22:07</text:p>
          </table:table-cell>
          <table:table-cell table:style-name="ce112" table:formula="of:=[.ES53]+TIME(0;1;0)" office:value-type="time" office:time-value="PT22H37M00S" calcext:value-type="time">
            <text:p>22:37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Prozy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55]&amp;&quot; &quot;&amp;[.DG55]" office:value-type="string" office:string-value="Prozy 01" calcext:value-type="string">
            <text:p>Prozy 01</text:p>
          </table:table-cell>
          <table:table-cell table:style-name="ce112" table:formula="of:=[.DJ54]+TIME(0;1;0)" office:value-type="time" office:time-value="PT05H08M00S" calcext:value-type="time">
            <text:p>5:08</text:p>
          </table:table-cell>
          <table:table-cell table:style-name="ce112" table:formula="of:=[.DK54]+TIME(0;1;0)" office:value-type="time" office:time-value="PT05H38M00S" calcext:value-type="time">
            <text:p>5:38</text:p>
          </table:table-cell>
          <table:table-cell table:style-name="ce112" table:formula="of:=[.DL54]+TIME(0;1;0)" office:value-type="time" office:time-value="PT06H08M00S" calcext:value-type="time">
            <text:p>6:08</text:p>
          </table:table-cell>
          <table:table-cell table:style-name="ce112" table:formula="of:=[.DM54]+TIME(0;1;0)" office:value-type="time" office:time-value="PT06H38M00S" calcext:value-type="time">
            <text:p>6:38</text:p>
          </table:table-cell>
          <table:table-cell table:style-name="ce112" table:formula="of:=[.DN54]+TIME(0;1;0)" office:value-type="time" office:time-value="PT07H08M00S" calcext:value-type="time">
            <text:p>7:08</text:p>
          </table:table-cell>
          <table:table-cell table:style-name="ce112" table:formula="of:=[.DO54]+TIME(0;1;0)" office:value-type="time" office:time-value="PT07H38M00S" calcext:value-type="time">
            <text:p>7:38</text:p>
          </table:table-cell>
          <table:table-cell table:style-name="ce112" table:formula="of:=[.DP54]+TIME(0;1;0)" office:value-type="time" office:time-value="PT08H08M00S" calcext:value-type="time">
            <text:p>8:08</text:p>
          </table:table-cell>
          <table:table-cell table:style-name="ce112" table:formula="of:=[.DQ54]+TIME(0;1;0)" office:value-type="time" office:time-value="PT08H38M00S" calcext:value-type="time">
            <text:p>8:38</text:p>
          </table:table-cell>
          <table:table-cell table:style-name="ce112" table:formula="of:=[.DR54]+TIME(0;1;0)" office:value-type="time" office:time-value="PT09H08M00S" calcext:value-type="time">
            <text:p>9:08</text:p>
          </table:table-cell>
          <table:table-cell table:style-name="ce112" table:formula="of:=[.DS54]+TIME(0;1;0)" office:value-type="time" office:time-value="PT09H38M00S" calcext:value-type="time">
            <text:p>9:38</text:p>
          </table:table-cell>
          <table:table-cell table:style-name="ce112" table:formula="of:=[.DT54]+TIME(0;1;0)" office:value-type="time" office:time-value="PT10H08M00S" calcext:value-type="time">
            <text:p>10:08</text:p>
          </table:table-cell>
          <table:table-cell table:style-name="ce112" table:formula="of:=[.DU54]+TIME(0;1;0)" office:value-type="time" office:time-value="PT10H38M00S" calcext:value-type="time">
            <text:p>10:38</text:p>
          </table:table-cell>
          <table:table-cell table:style-name="ce112" table:formula="of:=[.DV54]+TIME(0;1;0)" office:value-type="time" office:time-value="PT11H08M00S" calcext:value-type="time">
            <text:p>11:08</text:p>
          </table:table-cell>
          <table:table-cell table:style-name="ce112" table:formula="of:=[.DW54]+TIME(0;1;0)" office:value-type="time" office:time-value="PT11H38M00S" calcext:value-type="time">
            <text:p>11:38</text:p>
          </table:table-cell>
          <table:table-cell table:style-name="ce112" table:formula="of:=[.DX54]+TIME(0;1;0)" office:value-type="time" office:time-value="PT12H08M00S" calcext:value-type="time">
            <text:p>12:08</text:p>
          </table:table-cell>
          <table:table-cell table:style-name="ce112" table:formula="of:=[.DY54]+TIME(0;1;0)" office:value-type="time" office:time-value="PT12H38M00S" calcext:value-type="time">
            <text:p>12:38</text:p>
          </table:table-cell>
          <table:table-cell table:style-name="ce112" table:formula="of:=[.DZ54]+TIME(0;1;0)" office:value-type="time" office:time-value="PT13H08M00S" calcext:value-type="time">
            <text:p>13:08</text:p>
          </table:table-cell>
          <table:table-cell table:style-name="ce112" table:formula="of:=[.EA54]+TIME(0;1;0)" office:value-type="time" office:time-value="PT13H38M00S" calcext:value-type="time">
            <text:p>13:38</text:p>
          </table:table-cell>
          <table:table-cell table:style-name="ce112" table:formula="of:=[.EB54]+TIME(0;1;0)" office:value-type="time" office:time-value="PT14H08M00S" calcext:value-type="time">
            <text:p>14:08</text:p>
          </table:table-cell>
          <table:table-cell table:style-name="ce112" table:formula="of:=[.EC54]+TIME(0;1;0)" office:value-type="time" office:time-value="PT14H38M00S" calcext:value-type="time">
            <text:p>14:38</text:p>
          </table:table-cell>
          <table:table-cell table:style-name="ce112" table:formula="of:=[.ED54]+TIME(0;1;0)" office:value-type="time" office:time-value="PT15H08M00S" calcext:value-type="time">
            <text:p>15:08</text:p>
          </table:table-cell>
          <table:table-cell table:style-name="ce112" table:formula="of:=[.EE54]+TIME(0;1;0)" office:value-type="time" office:time-value="PT15H38M00S" calcext:value-type="time">
            <text:p>15:38</text:p>
          </table:table-cell>
          <table:table-cell table:style-name="ce112" table:formula="of:=[.EF54]+TIME(0;1;0)" office:value-type="time" office:time-value="PT16H08M00S" calcext:value-type="time">
            <text:p>16:08</text:p>
          </table:table-cell>
          <table:table-cell table:style-name="ce112" table:formula="of:=[.EG54]+TIME(0;1;0)" office:value-type="time" office:time-value="PT16H38M00S" calcext:value-type="time">
            <text:p>16:38</text:p>
          </table:table-cell>
          <table:table-cell table:style-name="ce112" table:formula="of:=[.EH54]+TIME(0;1;0)" office:value-type="time" office:time-value="PT17H08M00S" calcext:value-type="time">
            <text:p>17:08</text:p>
          </table:table-cell>
          <table:table-cell table:style-name="ce112" table:formula="of:=[.EI54]+TIME(0;1;0)" office:value-type="time" office:time-value="PT17H38M00S" calcext:value-type="time">
            <text:p>17:38</text:p>
          </table:table-cell>
          <table:table-cell table:style-name="ce112" table:formula="of:=[.EJ54]+TIME(0;1;0)" office:value-type="time" office:time-value="PT18H08M00S" calcext:value-type="time">
            <text:p>18:08</text:p>
          </table:table-cell>
          <table:table-cell table:style-name="ce112" table:formula="of:=[.EK54]+TIME(0;1;0)" office:value-type="time" office:time-value="PT18H38M00S" calcext:value-type="time">
            <text:p>18:38</text:p>
          </table:table-cell>
          <table:table-cell table:style-name="ce112" table:formula="of:=[.EL54]+TIME(0;1;0)" office:value-type="time" office:time-value="PT19H08M00S" calcext:value-type="time">
            <text:p>19:08</text:p>
          </table:table-cell>
          <table:table-cell table:style-name="ce112" table:formula="of:=[.EM54]+TIME(0;1;0)" office:value-type="time" office:time-value="PT19H38M00S" calcext:value-type="time">
            <text:p>19:38</text:p>
          </table:table-cell>
          <table:table-cell table:style-name="ce112" table:formula="of:=[.EN54]+TIME(0;1;0)" office:value-type="time" office:time-value="PT20H08M00S" calcext:value-type="time">
            <text:p>20:08</text:p>
          </table:table-cell>
          <table:table-cell table:style-name="ce112" table:formula="of:=[.EO54]+TIME(0;1;0)" office:value-type="time" office:time-value="PT20H38M00S" calcext:value-type="time">
            <text:p>20:38</text:p>
          </table:table-cell>
          <table:table-cell table:style-name="ce112" table:formula="of:=[.EP54]+TIME(0;1;0)" office:value-type="time" office:time-value="PT21H08M00S" calcext:value-type="time">
            <text:p>21:08</text:p>
          </table:table-cell>
          <table:table-cell table:style-name="ce112" table:formula="of:=[.EQ54]+TIME(0;1;0)" office:value-type="time" office:time-value="PT21H38M00S" calcext:value-type="time">
            <text:p>21:38</text:p>
          </table:table-cell>
          <table:table-cell table:style-name="ce112" table:formula="of:=[.ER54]+TIME(0;1;0)" office:value-type="time" office:time-value="PT22H08M00S" calcext:value-type="time">
            <text:p>22:08</text:p>
          </table:table-cell>
          <table:table-cell table:style-name="ce112" table:formula="of:=[.ES54]+TIME(0;1;0)" office:value-type="time" office:time-value="PT22H38M00S" calcext:value-type="time">
            <text:p>22:38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Cm. Włoski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56]&amp;&quot; &quot;&amp;[.DG56]" office:value-type="string" office:string-value="Cm. Włoski 01" calcext:value-type="string">
            <text:p>Cm. Włoski 01</text:p>
          </table:table-cell>
          <table:table-cell table:style-name="ce112" table:formula="of:=[.DJ55]+TIME(0;1;0)" office:value-type="time" office:time-value="PT05H09M00S" calcext:value-type="time">
            <text:p>5:09</text:p>
          </table:table-cell>
          <table:table-cell table:style-name="ce112" table:formula="of:=[.DK55]+TIME(0;1;0)" office:value-type="time" office:time-value="PT05H39M00S" calcext:value-type="time">
            <text:p>5:39</text:p>
          </table:table-cell>
          <table:table-cell table:style-name="ce112" table:formula="of:=[.DL55]+TIME(0;1;0)" office:value-type="time" office:time-value="PT06H09M00S" calcext:value-type="time">
            <text:p>6:09</text:p>
          </table:table-cell>
          <table:table-cell table:style-name="ce112" table:formula="of:=[.DM55]+TIME(0;1;0)" office:value-type="time" office:time-value="PT06H39M00S" calcext:value-type="time">
            <text:p>6:39</text:p>
          </table:table-cell>
          <table:table-cell table:style-name="ce112" table:formula="of:=[.DN55]+TIME(0;1;0)" office:value-type="time" office:time-value="PT07H09M00S" calcext:value-type="time">
            <text:p>7:09</text:p>
          </table:table-cell>
          <table:table-cell table:style-name="ce112" table:formula="of:=[.DO55]+TIME(0;1;0)" office:value-type="time" office:time-value="PT07H39M00S" calcext:value-type="time">
            <text:p>7:39</text:p>
          </table:table-cell>
          <table:table-cell table:style-name="ce112" table:formula="of:=[.DP55]+TIME(0;1;0)" office:value-type="time" office:time-value="PT08H09M00S" calcext:value-type="time">
            <text:p>8:09</text:p>
          </table:table-cell>
          <table:table-cell table:style-name="ce112" table:formula="of:=[.DQ55]+TIME(0;1;0)" office:value-type="time" office:time-value="PT08H39M00S" calcext:value-type="time">
            <text:p>8:39</text:p>
          </table:table-cell>
          <table:table-cell table:style-name="ce112" table:formula="of:=[.DR55]+TIME(0;1;0)" office:value-type="time" office:time-value="PT09H09M00S" calcext:value-type="time">
            <text:p>9:09</text:p>
          </table:table-cell>
          <table:table-cell table:style-name="ce112" table:formula="of:=[.DS55]+TIME(0;1;0)" office:value-type="time" office:time-value="PT09H39M00S" calcext:value-type="time">
            <text:p>9:39</text:p>
          </table:table-cell>
          <table:table-cell table:style-name="ce112" table:formula="of:=[.DT55]+TIME(0;1;0)" office:value-type="time" office:time-value="PT10H09M00S" calcext:value-type="time">
            <text:p>10:09</text:p>
          </table:table-cell>
          <table:table-cell table:style-name="ce112" table:formula="of:=[.DU55]+TIME(0;1;0)" office:value-type="time" office:time-value="PT10H39M00S" calcext:value-type="time">
            <text:p>10:39</text:p>
          </table:table-cell>
          <table:table-cell table:style-name="ce112" table:formula="of:=[.DV55]+TIME(0;1;0)" office:value-type="time" office:time-value="PT11H09M00S" calcext:value-type="time">
            <text:p>11:09</text:p>
          </table:table-cell>
          <table:table-cell table:style-name="ce112" table:formula="of:=[.DW55]+TIME(0;1;0)" office:value-type="time" office:time-value="PT11H39M00S" calcext:value-type="time">
            <text:p>11:39</text:p>
          </table:table-cell>
          <table:table-cell table:style-name="ce112" table:formula="of:=[.DX55]+TIME(0;1;0)" office:value-type="time" office:time-value="PT12H09M00S" calcext:value-type="time">
            <text:p>12:09</text:p>
          </table:table-cell>
          <table:table-cell table:style-name="ce112" table:formula="of:=[.DY55]+TIME(0;1;0)" office:value-type="time" office:time-value="PT12H39M00S" calcext:value-type="time">
            <text:p>12:39</text:p>
          </table:table-cell>
          <table:table-cell table:style-name="ce112" table:formula="of:=[.DZ55]+TIME(0;1;0)" office:value-type="time" office:time-value="PT13H09M00S" calcext:value-type="time">
            <text:p>13:09</text:p>
          </table:table-cell>
          <table:table-cell table:style-name="ce112" table:formula="of:=[.EA55]+TIME(0;1;0)" office:value-type="time" office:time-value="PT13H39M00S" calcext:value-type="time">
            <text:p>13:39</text:p>
          </table:table-cell>
          <table:table-cell table:style-name="ce112" table:formula="of:=[.EB55]+TIME(0;1;0)" office:value-type="time" office:time-value="PT14H09M00S" calcext:value-type="time">
            <text:p>14:09</text:p>
          </table:table-cell>
          <table:table-cell table:style-name="ce112" table:formula="of:=[.EC55]+TIME(0;1;0)" office:value-type="time" office:time-value="PT14H39M00S" calcext:value-type="time">
            <text:p>14:39</text:p>
          </table:table-cell>
          <table:table-cell table:style-name="ce112" table:formula="of:=[.ED55]+TIME(0;1;0)" office:value-type="time" office:time-value="PT15H09M00S" calcext:value-type="time">
            <text:p>15:09</text:p>
          </table:table-cell>
          <table:table-cell table:style-name="ce112" table:formula="of:=[.EE55]+TIME(0;1;0)" office:value-type="time" office:time-value="PT15H39M00S" calcext:value-type="time">
            <text:p>15:39</text:p>
          </table:table-cell>
          <table:table-cell table:style-name="ce112" table:formula="of:=[.EF55]+TIME(0;1;0)" office:value-type="time" office:time-value="PT16H09M00S" calcext:value-type="time">
            <text:p>16:09</text:p>
          </table:table-cell>
          <table:table-cell table:style-name="ce112" table:formula="of:=[.EG55]+TIME(0;1;0)" office:value-type="time" office:time-value="PT16H39M00S" calcext:value-type="time">
            <text:p>16:39</text:p>
          </table:table-cell>
          <table:table-cell table:style-name="ce112" table:formula="of:=[.EH55]+TIME(0;1;0)" office:value-type="time" office:time-value="PT17H09M00S" calcext:value-type="time">
            <text:p>17:09</text:p>
          </table:table-cell>
          <table:table-cell table:style-name="ce112" table:formula="of:=[.EI55]+TIME(0;1;0)" office:value-type="time" office:time-value="PT17H39M00S" calcext:value-type="time">
            <text:p>17:39</text:p>
          </table:table-cell>
          <table:table-cell table:style-name="ce112" table:formula="of:=[.EJ55]+TIME(0;1;0)" office:value-type="time" office:time-value="PT18H09M00S" calcext:value-type="time">
            <text:p>18:09</text:p>
          </table:table-cell>
          <table:table-cell table:style-name="ce112" table:formula="of:=[.EK55]+TIME(0;1;0)" office:value-type="time" office:time-value="PT18H39M00S" calcext:value-type="time">
            <text:p>18:39</text:p>
          </table:table-cell>
          <table:table-cell table:style-name="ce112" table:formula="of:=[.EL55]+TIME(0;1;0)" office:value-type="time" office:time-value="PT19H09M00S" calcext:value-type="time">
            <text:p>19:09</text:p>
          </table:table-cell>
          <table:table-cell table:style-name="ce112" table:formula="of:=[.EM55]+TIME(0;1;0)" office:value-type="time" office:time-value="PT19H39M00S" calcext:value-type="time">
            <text:p>19:39</text:p>
          </table:table-cell>
          <table:table-cell table:style-name="ce112" table:formula="of:=[.EN55]+TIME(0;1;0)" office:value-type="time" office:time-value="PT20H09M00S" calcext:value-type="time">
            <text:p>20:09</text:p>
          </table:table-cell>
          <table:table-cell table:style-name="ce112" table:formula="of:=[.EO55]+TIME(0;1;0)" office:value-type="time" office:time-value="PT20H39M00S" calcext:value-type="time">
            <text:p>20:39</text:p>
          </table:table-cell>
          <table:table-cell table:style-name="ce112" table:formula="of:=[.EP55]+TIME(0;1;0)" office:value-type="time" office:time-value="PT21H09M00S" calcext:value-type="time">
            <text:p>21:09</text:p>
          </table:table-cell>
          <table:table-cell table:style-name="ce112" table:formula="of:=[.EQ55]+TIME(0;1;0)" office:value-type="time" office:time-value="PT21H39M00S" calcext:value-type="time">
            <text:p>21:39</text:p>
          </table:table-cell>
          <table:table-cell table:style-name="ce112" table:formula="of:=[.ER55]+TIME(0;1;0)" office:value-type="time" office:time-value="PT22H09M00S" calcext:value-type="time">
            <text:p>22:09</text:p>
          </table:table-cell>
          <table:table-cell table:style-name="ce112" table:formula="of:=[.ES55]+TIME(0;1;0)" office:value-type="time" office:time-value="PT22H39M00S" calcext:value-type="time">
            <text:p>22:39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Przy Agorze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57]&amp;&quot; &quot;&amp;[.DG57]" office:value-type="string" office:string-value="Przy Agorze 01" calcext:value-type="string">
            <text:p>Przy Agorze 01</text:p>
          </table:table-cell>
          <table:table-cell table:style-name="ce112" table:formula="of:=[.DJ56]+TIME(0;1;0)" office:value-type="time" office:time-value="PT05H10M00S" calcext:value-type="time">
            <text:p>5:10</text:p>
          </table:table-cell>
          <table:table-cell table:style-name="ce112" table:formula="of:=[.DK56]+TIME(0;1;0)" office:value-type="time" office:time-value="PT05H40M00S" calcext:value-type="time">
            <text:p>5:40</text:p>
          </table:table-cell>
          <table:table-cell table:style-name="ce112" table:formula="of:=[.DL56]+TIME(0;1;0)" office:value-type="time" office:time-value="PT06H10M00S" calcext:value-type="time">
            <text:p>6:10</text:p>
          </table:table-cell>
          <table:table-cell table:style-name="ce112" table:formula="of:=[.DM56]+TIME(0;1;0)" office:value-type="time" office:time-value="PT06H40M00S" calcext:value-type="time">
            <text:p>6:40</text:p>
          </table:table-cell>
          <table:table-cell table:style-name="ce112" table:formula="of:=[.DN56]+TIME(0;1;0)" office:value-type="time" office:time-value="PT07H10M00S" calcext:value-type="time">
            <text:p>7:10</text:p>
          </table:table-cell>
          <table:table-cell table:style-name="ce112" table:formula="of:=[.DO56]+TIME(0;1;0)" office:value-type="time" office:time-value="PT07H40M00S" calcext:value-type="time">
            <text:p>7:40</text:p>
          </table:table-cell>
          <table:table-cell table:style-name="ce112" table:formula="of:=[.DP56]+TIME(0;1;0)" office:value-type="time" office:time-value="PT08H10M00S" calcext:value-type="time">
            <text:p>8:10</text:p>
          </table:table-cell>
          <table:table-cell table:style-name="ce112" table:formula="of:=[.DQ56]+TIME(0;1;0)" office:value-type="time" office:time-value="PT08H40M00S" calcext:value-type="time">
            <text:p>8:40</text:p>
          </table:table-cell>
          <table:table-cell table:style-name="ce112" table:formula="of:=[.DR56]+TIME(0;1;0)" office:value-type="time" office:time-value="PT09H10M00S" calcext:value-type="time">
            <text:p>9:10</text:p>
          </table:table-cell>
          <table:table-cell table:style-name="ce112" table:formula="of:=[.DS56]+TIME(0;1;0)" office:value-type="time" office:time-value="PT09H40M00S" calcext:value-type="time">
            <text:p>9:40</text:p>
          </table:table-cell>
          <table:table-cell table:style-name="ce112" table:formula="of:=[.DT56]+TIME(0;1;0)" office:value-type="time" office:time-value="PT10H10M00S" calcext:value-type="time">
            <text:p>10:10</text:p>
          </table:table-cell>
          <table:table-cell table:style-name="ce112" table:formula="of:=[.DU56]+TIME(0;1;0)" office:value-type="time" office:time-value="PT10H40M00S" calcext:value-type="time">
            <text:p>10:40</text:p>
          </table:table-cell>
          <table:table-cell table:style-name="ce112" table:formula="of:=[.DV56]+TIME(0;1;0)" office:value-type="time" office:time-value="PT11H10M00S" calcext:value-type="time">
            <text:p>11:10</text:p>
          </table:table-cell>
          <table:table-cell table:style-name="ce112" table:formula="of:=[.DW56]+TIME(0;1;0)" office:value-type="time" office:time-value="PT11H40M00S" calcext:value-type="time">
            <text:p>11:40</text:p>
          </table:table-cell>
          <table:table-cell table:style-name="ce112" table:formula="of:=[.DX56]+TIME(0;1;0)" office:value-type="time" office:time-value="PT12H10M00S" calcext:value-type="time">
            <text:p>12:10</text:p>
          </table:table-cell>
          <table:table-cell table:style-name="ce112" table:formula="of:=[.DY56]+TIME(0;1;0)" office:value-type="time" office:time-value="PT12H40M00S" calcext:value-type="time">
            <text:p>12:40</text:p>
          </table:table-cell>
          <table:table-cell table:style-name="ce112" table:formula="of:=[.DZ56]+TIME(0;1;0)" office:value-type="time" office:time-value="PT13H10M00S" calcext:value-type="time">
            <text:p>13:10</text:p>
          </table:table-cell>
          <table:table-cell table:style-name="ce112" table:formula="of:=[.EA56]+TIME(0;1;0)" office:value-type="time" office:time-value="PT13H40M00S" calcext:value-type="time">
            <text:p>13:40</text:p>
          </table:table-cell>
          <table:table-cell table:style-name="ce112" table:formula="of:=[.EB56]+TIME(0;1;0)" office:value-type="time" office:time-value="PT14H10M00S" calcext:value-type="time">
            <text:p>14:10</text:p>
          </table:table-cell>
          <table:table-cell table:style-name="ce112" table:formula="of:=[.EC56]+TIME(0;1;0)" office:value-type="time" office:time-value="PT14H40M00S" calcext:value-type="time">
            <text:p>14:40</text:p>
          </table:table-cell>
          <table:table-cell table:style-name="ce112" table:formula="of:=[.ED56]+TIME(0;1;0)" office:value-type="time" office:time-value="PT15H10M00S" calcext:value-type="time">
            <text:p>15:10</text:p>
          </table:table-cell>
          <table:table-cell table:style-name="ce112" table:formula="of:=[.EE56]+TIME(0;1;0)" office:value-type="time" office:time-value="PT15H40M00S" calcext:value-type="time">
            <text:p>15:40</text:p>
          </table:table-cell>
          <table:table-cell table:style-name="ce112" table:formula="of:=[.EF56]+TIME(0;1;0)" office:value-type="time" office:time-value="PT16H10M00S" calcext:value-type="time">
            <text:p>16:10</text:p>
          </table:table-cell>
          <table:table-cell table:style-name="ce112" table:formula="of:=[.EG56]+TIME(0;1;0)" office:value-type="time" office:time-value="PT16H40M00S" calcext:value-type="time">
            <text:p>16:40</text:p>
          </table:table-cell>
          <table:table-cell table:style-name="ce112" table:formula="of:=[.EH56]+TIME(0;1;0)" office:value-type="time" office:time-value="PT17H10M00S" calcext:value-type="time">
            <text:p>17:10</text:p>
          </table:table-cell>
          <table:table-cell table:style-name="ce112" table:formula="of:=[.EI56]+TIME(0;1;0)" office:value-type="time" office:time-value="PT17H40M00S" calcext:value-type="time">
            <text:p>17:40</text:p>
          </table:table-cell>
          <table:table-cell table:style-name="ce112" table:formula="of:=[.EJ56]+TIME(0;1;0)" office:value-type="time" office:time-value="PT18H10M00S" calcext:value-type="time">
            <text:p>18:10</text:p>
          </table:table-cell>
          <table:table-cell table:style-name="ce112" table:formula="of:=[.EK56]+TIME(0;1;0)" office:value-type="time" office:time-value="PT18H40M00S" calcext:value-type="time">
            <text:p>18:40</text:p>
          </table:table-cell>
          <table:table-cell table:style-name="ce112" table:formula="of:=[.EL56]+TIME(0;1;0)" office:value-type="time" office:time-value="PT19H10M00S" calcext:value-type="time">
            <text:p>19:10</text:p>
          </table:table-cell>
          <table:table-cell table:style-name="ce112" table:formula="of:=[.EM56]+TIME(0;1;0)" office:value-type="time" office:time-value="PT19H40M00S" calcext:value-type="time">
            <text:p>19:40</text:p>
          </table:table-cell>
          <table:table-cell table:style-name="ce112" table:formula="of:=[.EN56]+TIME(0;1;0)" office:value-type="time" office:time-value="PT20H10M00S" calcext:value-type="time">
            <text:p>20:10</text:p>
          </table:table-cell>
          <table:table-cell table:style-name="ce112" table:formula="of:=[.EO56]+TIME(0;1;0)" office:value-type="time" office:time-value="PT20H40M00S" calcext:value-type="time">
            <text:p>20:40</text:p>
          </table:table-cell>
          <table:table-cell table:style-name="ce112" table:formula="of:=[.EP56]+TIME(0;1;0)" office:value-type="time" office:time-value="PT21H10M00S" calcext:value-type="time">
            <text:p>21:10</text:p>
          </table:table-cell>
          <table:table-cell table:style-name="ce112" table:formula="of:=[.EQ56]+TIME(0;1;0)" office:value-type="time" office:time-value="PT21H40M00S" calcext:value-type="time">
            <text:p>21:40</text:p>
          </table:table-cell>
          <table:table-cell table:style-name="ce112" table:formula="of:=[.ER56]+TIME(0;1;0)" office:value-type="time" office:time-value="PT22H10M00S" calcext:value-type="time">
            <text:p>22:10</text:p>
          </table:table-cell>
          <table:table-cell table:style-name="ce112" table:formula="of:=[.ES56]+TIME(0;1;0)" office:value-type="time" office:time-value="PT22H40M00S" calcext:value-type="time">
            <text:p>22:40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33"/>
          <table:table-cell table:style-name="ce17" table:number-columns-repeated="42"/>
          <table:table-cell table:number-columns-repeated="31"/>
          <table:table-cell table:style-name="ce113" office:value-type="string" calcext:value-type="string">
            <text:p>Las Bielański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58]&amp;&quot; &quot;&amp;[.DG58]" office:value-type="string" office:string-value="Las Bielański 01" calcext:value-type="string">
            <text:p>Las Bielański 01</text:p>
          </table:table-cell>
          <table:table-cell table:style-name="ce112" table:formula="of:=[.DJ57]+TIME(0;0;0)" office:value-type="time" office:time-value="PT05H10M00S" calcext:value-type="time">
            <text:p>5:10</text:p>
          </table:table-cell>
          <table:table-cell table:style-name="ce112" table:formula="of:=[.DK57]+TIME(0;0;0)" office:value-type="time" office:time-value="PT05H40M00S" calcext:value-type="time">
            <text:p>5:40</text:p>
          </table:table-cell>
          <table:table-cell table:style-name="ce112" table:formula="of:=[.DL57]+TIME(0;0;0)" office:value-type="time" office:time-value="PT06H10M00S" calcext:value-type="time">
            <text:p>6:10</text:p>
          </table:table-cell>
          <table:table-cell table:style-name="ce112" table:formula="of:=[.DM57]+TIME(0;0;0)" office:value-type="time" office:time-value="PT06H40M00S" calcext:value-type="time">
            <text:p>6:40</text:p>
          </table:table-cell>
          <table:table-cell table:style-name="ce112" table:formula="of:=[.DN57]+TIME(0;0;0)" office:value-type="time" office:time-value="PT07H10M00S" calcext:value-type="time">
            <text:p>7:10</text:p>
          </table:table-cell>
          <table:table-cell table:style-name="ce112" table:formula="of:=[.DO57]+TIME(0;0;0)" office:value-type="time" office:time-value="PT07H40M00S" calcext:value-type="time">
            <text:p>7:40</text:p>
          </table:table-cell>
          <table:table-cell table:style-name="ce112" table:formula="of:=[.DP57]+TIME(0;0;0)" office:value-type="time" office:time-value="PT08H10M00S" calcext:value-type="time">
            <text:p>8:10</text:p>
          </table:table-cell>
          <table:table-cell table:style-name="ce112" table:formula="of:=[.DQ57]+TIME(0;0;0)" office:value-type="time" office:time-value="PT08H40M00S" calcext:value-type="time">
            <text:p>8:40</text:p>
          </table:table-cell>
          <table:table-cell table:style-name="ce112" table:formula="of:=[.DR57]+TIME(0;0;0)" office:value-type="time" office:time-value="PT09H10M00S" calcext:value-type="time">
            <text:p>9:10</text:p>
          </table:table-cell>
          <table:table-cell table:style-name="ce112" table:formula="of:=[.DS57]+TIME(0;0;0)" office:value-type="time" office:time-value="PT09H40M00S" calcext:value-type="time">
            <text:p>9:40</text:p>
          </table:table-cell>
          <table:table-cell table:style-name="ce112" table:formula="of:=[.DT57]+TIME(0;0;0)" office:value-type="time" office:time-value="PT10H10M00S" calcext:value-type="time">
            <text:p>10:10</text:p>
          </table:table-cell>
          <table:table-cell table:style-name="ce112" table:formula="of:=[.DU57]+TIME(0;0;0)" office:value-type="time" office:time-value="PT10H40M00S" calcext:value-type="time">
            <text:p>10:40</text:p>
          </table:table-cell>
          <table:table-cell table:style-name="ce112" table:formula="of:=[.DV57]+TIME(0;0;0)" office:value-type="time" office:time-value="PT11H10M00S" calcext:value-type="time">
            <text:p>11:10</text:p>
          </table:table-cell>
          <table:table-cell table:style-name="ce112" table:formula="of:=[.DW57]+TIME(0;0;0)" office:value-type="time" office:time-value="PT11H40M00S" calcext:value-type="time">
            <text:p>11:40</text:p>
          </table:table-cell>
          <table:table-cell table:style-name="ce112" table:formula="of:=[.DX57]+TIME(0;0;0)" office:value-type="time" office:time-value="PT12H10M00S" calcext:value-type="time">
            <text:p>12:10</text:p>
          </table:table-cell>
          <table:table-cell table:style-name="ce112" table:formula="of:=[.DY57]+TIME(0;0;0)" office:value-type="time" office:time-value="PT12H40M00S" calcext:value-type="time">
            <text:p>12:40</text:p>
          </table:table-cell>
          <table:table-cell table:style-name="ce112" table:formula="of:=[.DZ57]+TIME(0;0;0)" office:value-type="time" office:time-value="PT13H10M00S" calcext:value-type="time">
            <text:p>13:10</text:p>
          </table:table-cell>
          <table:table-cell table:style-name="ce112" table:formula="of:=[.EA57]+TIME(0;0;0)" office:value-type="time" office:time-value="PT13H40M00S" calcext:value-type="time">
            <text:p>13:40</text:p>
          </table:table-cell>
          <table:table-cell table:style-name="ce112" table:formula="of:=[.EB57]+TIME(0;0;0)" office:value-type="time" office:time-value="PT14H10M00S" calcext:value-type="time">
            <text:p>14:10</text:p>
          </table:table-cell>
          <table:table-cell table:style-name="ce112" table:formula="of:=[.EC57]+TIME(0;0;0)" office:value-type="time" office:time-value="PT14H40M00S" calcext:value-type="time">
            <text:p>14:40</text:p>
          </table:table-cell>
          <table:table-cell table:style-name="ce112" table:formula="of:=[.ED57]+TIME(0;0;0)" office:value-type="time" office:time-value="PT15H10M00S" calcext:value-type="time">
            <text:p>15:10</text:p>
          </table:table-cell>
          <table:table-cell table:style-name="ce112" table:formula="of:=[.EE57]+TIME(0;0;0)" office:value-type="time" office:time-value="PT15H40M00S" calcext:value-type="time">
            <text:p>15:40</text:p>
          </table:table-cell>
          <table:table-cell table:style-name="ce112" table:formula="of:=[.EF57]+TIME(0;0;0)" office:value-type="time" office:time-value="PT16H10M00S" calcext:value-type="time">
            <text:p>16:10</text:p>
          </table:table-cell>
          <table:table-cell table:style-name="ce112" table:formula="of:=[.EG57]+TIME(0;0;0)" office:value-type="time" office:time-value="PT16H40M00S" calcext:value-type="time">
            <text:p>16:40</text:p>
          </table:table-cell>
          <table:table-cell table:style-name="ce112" table:formula="of:=[.EH57]+TIME(0;0;0)" office:value-type="time" office:time-value="PT17H10M00S" calcext:value-type="time">
            <text:p>17:10</text:p>
          </table:table-cell>
          <table:table-cell table:style-name="ce112" table:formula="of:=[.EI57]+TIME(0;0;0)" office:value-type="time" office:time-value="PT17H40M00S" calcext:value-type="time">
            <text:p>17:40</text:p>
          </table:table-cell>
          <table:table-cell table:style-name="ce112" table:formula="of:=[.EJ57]+TIME(0;0;0)" office:value-type="time" office:time-value="PT18H10M00S" calcext:value-type="time">
            <text:p>18:10</text:p>
          </table:table-cell>
          <table:table-cell table:style-name="ce112" table:formula="of:=[.EK57]+TIME(0;0;0)" office:value-type="time" office:time-value="PT18H40M00S" calcext:value-type="time">
            <text:p>18:40</text:p>
          </table:table-cell>
          <table:table-cell table:style-name="ce112" table:formula="of:=[.EL57]+TIME(0;0;0)" office:value-type="time" office:time-value="PT19H10M00S" calcext:value-type="time">
            <text:p>19:10</text:p>
          </table:table-cell>
          <table:table-cell table:style-name="ce112" table:formula="of:=[.EM57]+TIME(0;0;0)" office:value-type="time" office:time-value="PT19H40M00S" calcext:value-type="time">
            <text:p>19:40</text:p>
          </table:table-cell>
          <table:table-cell table:style-name="ce112" table:formula="of:=[.EN57]+TIME(0;0;0)" office:value-type="time" office:time-value="PT20H10M00S" calcext:value-type="time">
            <text:p>20:10</text:p>
          </table:table-cell>
          <table:table-cell table:style-name="ce112" table:formula="of:=[.EO57]+TIME(0;0;0)" office:value-type="time" office:time-value="PT20H40M00S" calcext:value-type="time">
            <text:p>20:40</text:p>
          </table:table-cell>
          <table:table-cell table:style-name="ce112" table:formula="of:=[.EP57]+TIME(0;0;0)" office:value-type="time" office:time-value="PT21H10M00S" calcext:value-type="time">
            <text:p>21:10</text:p>
          </table:table-cell>
          <table:table-cell table:style-name="ce112" table:formula="of:=[.EQ57]+TIME(0;0;0)" office:value-type="time" office:time-value="PT21H40M00S" calcext:value-type="time">
            <text:p>21:40</text:p>
          </table:table-cell>
          <table:table-cell table:style-name="ce112" table:formula="of:=[.ER57]+TIME(0;0;0)" office:value-type="time" office:time-value="PT22H10M00S" calcext:value-type="time">
            <text:p>22:10</text:p>
          </table:table-cell>
          <table:table-cell table:style-name="ce112" table:formula="of:=[.ES57]+TIME(0;0;0)" office:value-type="time" office:time-value="PT22H40M00S" calcext:value-type="time">
            <text:p>22:40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2" office:value-type="string" calcext:value-type="string">
            <text:p>UKSW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59]&amp;&quot; &quot;&amp;[.DG59]" office:value-type="string" office:string-value="UKSW 01" calcext:value-type="string">
            <text:p>UKSW 01</text:p>
          </table:table-cell>
          <table:table-cell table:style-name="ce112" table:formula="of:=[.DJ58]+TIME(0;1;0)" office:value-type="time" office:time-value="PT05H11M00S" calcext:value-type="time">
            <text:p>5:11</text:p>
          </table:table-cell>
          <table:table-cell table:style-name="ce112" table:formula="of:=[.DK58]+TIME(0;1;0)" office:value-type="time" office:time-value="PT05H41M00S" calcext:value-type="time">
            <text:p>5:41</text:p>
          </table:table-cell>
          <table:table-cell table:style-name="ce112" table:formula="of:=[.DL58]+TIME(0;1;0)" office:value-type="time" office:time-value="PT06H11M00S" calcext:value-type="time">
            <text:p>6:11</text:p>
          </table:table-cell>
          <table:table-cell table:style-name="ce112" table:formula="of:=[.DM58]+TIME(0;1;0)" office:value-type="time" office:time-value="PT06H41M00S" calcext:value-type="time">
            <text:p>6:41</text:p>
          </table:table-cell>
          <table:table-cell table:style-name="ce112" table:formula="of:=[.DN58]+TIME(0;1;0)" office:value-type="time" office:time-value="PT07H11M00S" calcext:value-type="time">
            <text:p>7:11</text:p>
          </table:table-cell>
          <table:table-cell table:style-name="ce112" table:formula="of:=[.DO58]+TIME(0;1;0)" office:value-type="time" office:time-value="PT07H41M00S" calcext:value-type="time">
            <text:p>7:41</text:p>
          </table:table-cell>
          <table:table-cell table:style-name="ce112" table:formula="of:=[.DP58]+TIME(0;1;0)" office:value-type="time" office:time-value="PT08H11M00S" calcext:value-type="time">
            <text:p>8:11</text:p>
          </table:table-cell>
          <table:table-cell table:style-name="ce112" table:formula="of:=[.DQ58]+TIME(0;1;0)" office:value-type="time" office:time-value="PT08H41M00S" calcext:value-type="time">
            <text:p>8:41</text:p>
          </table:table-cell>
          <table:table-cell table:style-name="ce112" table:formula="of:=[.DR58]+TIME(0;1;0)" office:value-type="time" office:time-value="PT09H11M00S" calcext:value-type="time">
            <text:p>9:11</text:p>
          </table:table-cell>
          <table:table-cell table:style-name="ce112" table:formula="of:=[.DS58]+TIME(0;1;0)" office:value-type="time" office:time-value="PT09H41M00S" calcext:value-type="time">
            <text:p>9:41</text:p>
          </table:table-cell>
          <table:table-cell table:style-name="ce112" table:formula="of:=[.DT58]+TIME(0;1;0)" office:value-type="time" office:time-value="PT10H11M00S" calcext:value-type="time">
            <text:p>10:11</text:p>
          </table:table-cell>
          <table:table-cell table:style-name="ce112" table:formula="of:=[.DU58]+TIME(0;1;0)" office:value-type="time" office:time-value="PT10H41M00S" calcext:value-type="time">
            <text:p>10:41</text:p>
          </table:table-cell>
          <table:table-cell table:style-name="ce112" table:formula="of:=[.DV58]+TIME(0;1;0)" office:value-type="time" office:time-value="PT11H11M00S" calcext:value-type="time">
            <text:p>11:11</text:p>
          </table:table-cell>
          <table:table-cell table:style-name="ce112" table:formula="of:=[.DW58]+TIME(0;1;0)" office:value-type="time" office:time-value="PT11H41M00S" calcext:value-type="time">
            <text:p>11:41</text:p>
          </table:table-cell>
          <table:table-cell table:style-name="ce112" table:formula="of:=[.DX58]+TIME(0;1;0)" office:value-type="time" office:time-value="PT12H11M00S" calcext:value-type="time">
            <text:p>12:11</text:p>
          </table:table-cell>
          <table:table-cell table:style-name="ce112" table:formula="of:=[.DY58]+TIME(0;1;0)" office:value-type="time" office:time-value="PT12H41M00S" calcext:value-type="time">
            <text:p>12:41</text:p>
          </table:table-cell>
          <table:table-cell table:style-name="ce112" table:formula="of:=[.DZ58]+TIME(0;1;0)" office:value-type="time" office:time-value="PT13H11M00S" calcext:value-type="time">
            <text:p>13:11</text:p>
          </table:table-cell>
          <table:table-cell table:style-name="ce112" table:formula="of:=[.EA58]+TIME(0;1;0)" office:value-type="time" office:time-value="PT13H41M00S" calcext:value-type="time">
            <text:p>13:41</text:p>
          </table:table-cell>
          <table:table-cell table:style-name="ce112" table:formula="of:=[.EB58]+TIME(0;1;0)" office:value-type="time" office:time-value="PT14H11M00S" calcext:value-type="time">
            <text:p>14:11</text:p>
          </table:table-cell>
          <table:table-cell table:style-name="ce112" table:formula="of:=[.EC58]+TIME(0;1;0)" office:value-type="time" office:time-value="PT14H41M00S" calcext:value-type="time">
            <text:p>14:41</text:p>
          </table:table-cell>
          <table:table-cell table:style-name="ce112" table:formula="of:=[.ED58]+TIME(0;1;0)" office:value-type="time" office:time-value="PT15H11M00S" calcext:value-type="time">
            <text:p>15:11</text:p>
          </table:table-cell>
          <table:table-cell table:style-name="ce112" table:formula="of:=[.EE58]+TIME(0;1;0)" office:value-type="time" office:time-value="PT15H41M00S" calcext:value-type="time">
            <text:p>15:41</text:p>
          </table:table-cell>
          <table:table-cell table:style-name="ce112" table:formula="of:=[.EF58]+TIME(0;1;0)" office:value-type="time" office:time-value="PT16H11M00S" calcext:value-type="time">
            <text:p>16:11</text:p>
          </table:table-cell>
          <table:table-cell table:style-name="ce112" table:formula="of:=[.EG58]+TIME(0;1;0)" office:value-type="time" office:time-value="PT16H41M00S" calcext:value-type="time">
            <text:p>16:41</text:p>
          </table:table-cell>
          <table:table-cell table:style-name="ce112" table:formula="of:=[.EH58]+TIME(0;1;0)" office:value-type="time" office:time-value="PT17H11M00S" calcext:value-type="time">
            <text:p>17:11</text:p>
          </table:table-cell>
          <table:table-cell table:style-name="ce112" table:formula="of:=[.EI58]+TIME(0;1;0)" office:value-type="time" office:time-value="PT17H41M00S" calcext:value-type="time">
            <text:p>17:41</text:p>
          </table:table-cell>
          <table:table-cell table:style-name="ce112" table:formula="of:=[.EJ58]+TIME(0;1;0)" office:value-type="time" office:time-value="PT18H11M00S" calcext:value-type="time">
            <text:p>18:11</text:p>
          </table:table-cell>
          <table:table-cell table:style-name="ce112" table:formula="of:=[.EK58]+TIME(0;1;0)" office:value-type="time" office:time-value="PT18H41M00S" calcext:value-type="time">
            <text:p>18:41</text:p>
          </table:table-cell>
          <table:table-cell table:style-name="ce112" table:formula="of:=[.EL58]+TIME(0;1;0)" office:value-type="time" office:time-value="PT19H11M00S" calcext:value-type="time">
            <text:p>19:11</text:p>
          </table:table-cell>
          <table:table-cell table:style-name="ce112" table:formula="of:=[.EM58]+TIME(0;1;0)" office:value-type="time" office:time-value="PT19H41M00S" calcext:value-type="time">
            <text:p>19:41</text:p>
          </table:table-cell>
          <table:table-cell table:style-name="ce112" table:formula="of:=[.EN58]+TIME(0;1;0)" office:value-type="time" office:time-value="PT20H11M00S" calcext:value-type="time">
            <text:p>20:11</text:p>
          </table:table-cell>
          <table:table-cell table:style-name="ce112" table:formula="of:=[.EO58]+TIME(0;1;0)" office:value-type="time" office:time-value="PT20H41M00S" calcext:value-type="time">
            <text:p>20:41</text:p>
          </table:table-cell>
          <table:table-cell table:style-name="ce112" table:formula="of:=[.EP58]+TIME(0;1;0)" office:value-type="time" office:time-value="PT21H11M00S" calcext:value-type="time">
            <text:p>21:11</text:p>
          </table:table-cell>
          <table:table-cell table:style-name="ce112" table:formula="of:=[.EQ58]+TIME(0;1;0)" office:value-type="time" office:time-value="PT21H41M00S" calcext:value-type="time">
            <text:p>21:41</text:p>
          </table:table-cell>
          <table:table-cell table:style-name="ce112" table:formula="of:=[.ER58]+TIME(0;1;0)" office:value-type="time" office:time-value="PT22H11M00S" calcext:value-type="time">
            <text:p>22:11</text:p>
          </table:table-cell>
          <table:table-cell table:style-name="ce112" table:formula="of:=[.ES58]+TIME(0;1;0)" office:value-type="time" office:time-value="PT22H41M00S" calcext:value-type="time">
            <text:p>22:41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2" office:value-type="string" calcext:value-type="string">
            <text:p>Szpital Bielańska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60]&amp;&quot; &quot;&amp;[.DG60]" office:value-type="string" office:string-value="Szpital Bielańska 01" calcext:value-type="string">
            <text:p>Szpital Bielańska 01</text:p>
          </table:table-cell>
          <table:table-cell table:style-name="ce112" table:formula="of:=[.DJ59]+TIME(0;1;0)" office:value-type="time" office:time-value="PT05H12M00S" calcext:value-type="time">
            <text:p>5:12</text:p>
          </table:table-cell>
          <table:table-cell table:style-name="ce112" table:formula="of:=[.DK59]+TIME(0;1;0)" office:value-type="time" office:time-value="PT05H42M00S" calcext:value-type="time">
            <text:p>5:42</text:p>
          </table:table-cell>
          <table:table-cell table:style-name="ce112" table:formula="of:=[.DL59]+TIME(0;1;0)" office:value-type="time" office:time-value="PT06H12M00S" calcext:value-type="time">
            <text:p>6:12</text:p>
          </table:table-cell>
          <table:table-cell table:style-name="ce112" table:formula="of:=[.DM59]+TIME(0;1;0)" office:value-type="time" office:time-value="PT06H42M00S" calcext:value-type="time">
            <text:p>6:42</text:p>
          </table:table-cell>
          <table:table-cell table:style-name="ce112" table:formula="of:=[.DN59]+TIME(0;1;0)" office:value-type="time" office:time-value="PT07H12M00S" calcext:value-type="time">
            <text:p>7:12</text:p>
          </table:table-cell>
          <table:table-cell table:style-name="ce112" table:formula="of:=[.DO59]+TIME(0;1;0)" office:value-type="time" office:time-value="PT07H42M00S" calcext:value-type="time">
            <text:p>7:42</text:p>
          </table:table-cell>
          <table:table-cell table:style-name="ce112" table:formula="of:=[.DP59]+TIME(0;1;0)" office:value-type="time" office:time-value="PT08H12M00S" calcext:value-type="time">
            <text:p>8:12</text:p>
          </table:table-cell>
          <table:table-cell table:style-name="ce112" table:formula="of:=[.DQ59]+TIME(0;1;0)" office:value-type="time" office:time-value="PT08H42M00S" calcext:value-type="time">
            <text:p>8:42</text:p>
          </table:table-cell>
          <table:table-cell table:style-name="ce112" table:formula="of:=[.DR59]+TIME(0;1;0)" office:value-type="time" office:time-value="PT09H12M00S" calcext:value-type="time">
            <text:p>9:12</text:p>
          </table:table-cell>
          <table:table-cell table:style-name="ce112" table:formula="of:=[.DS59]+TIME(0;1;0)" office:value-type="time" office:time-value="PT09H42M00S" calcext:value-type="time">
            <text:p>9:42</text:p>
          </table:table-cell>
          <table:table-cell table:style-name="ce112" table:formula="of:=[.DT59]+TIME(0;1;0)" office:value-type="time" office:time-value="PT10H12M00S" calcext:value-type="time">
            <text:p>10:12</text:p>
          </table:table-cell>
          <table:table-cell table:style-name="ce112" table:formula="of:=[.DU59]+TIME(0;1;0)" office:value-type="time" office:time-value="PT10H42M00S" calcext:value-type="time">
            <text:p>10:42</text:p>
          </table:table-cell>
          <table:table-cell table:style-name="ce112" table:formula="of:=[.DV59]+TIME(0;1;0)" office:value-type="time" office:time-value="PT11H12M00S" calcext:value-type="time">
            <text:p>11:12</text:p>
          </table:table-cell>
          <table:table-cell table:style-name="ce112" table:formula="of:=[.DW59]+TIME(0;1;0)" office:value-type="time" office:time-value="PT11H42M00S" calcext:value-type="time">
            <text:p>11:42</text:p>
          </table:table-cell>
          <table:table-cell table:style-name="ce112" table:formula="of:=[.DX59]+TIME(0;1;0)" office:value-type="time" office:time-value="PT12H12M00S" calcext:value-type="time">
            <text:p>12:12</text:p>
          </table:table-cell>
          <table:table-cell table:style-name="ce112" table:formula="of:=[.DY59]+TIME(0;1;0)" office:value-type="time" office:time-value="PT12H42M00S" calcext:value-type="time">
            <text:p>12:42</text:p>
          </table:table-cell>
          <table:table-cell table:style-name="ce112" table:formula="of:=[.DZ59]+TIME(0;1;0)" office:value-type="time" office:time-value="PT13H12M00S" calcext:value-type="time">
            <text:p>13:12</text:p>
          </table:table-cell>
          <table:table-cell table:style-name="ce112" table:formula="of:=[.EA59]+TIME(0;1;0)" office:value-type="time" office:time-value="PT13H42M00S" calcext:value-type="time">
            <text:p>13:42</text:p>
          </table:table-cell>
          <table:table-cell table:style-name="ce112" table:formula="of:=[.EB59]+TIME(0;1;0)" office:value-type="time" office:time-value="PT14H12M00S" calcext:value-type="time">
            <text:p>14:12</text:p>
          </table:table-cell>
          <table:table-cell table:style-name="ce112" table:formula="of:=[.EC59]+TIME(0;1;0)" office:value-type="time" office:time-value="PT14H42M00S" calcext:value-type="time">
            <text:p>14:42</text:p>
          </table:table-cell>
          <table:table-cell table:style-name="ce112" table:formula="of:=[.ED59]+TIME(0;1;0)" office:value-type="time" office:time-value="PT15H12M00S" calcext:value-type="time">
            <text:p>15:12</text:p>
          </table:table-cell>
          <table:table-cell table:style-name="ce112" table:formula="of:=[.EE59]+TIME(0;1;0)" office:value-type="time" office:time-value="PT15H42M00S" calcext:value-type="time">
            <text:p>15:42</text:p>
          </table:table-cell>
          <table:table-cell table:style-name="ce112" table:formula="of:=[.EF59]+TIME(0;1;0)" office:value-type="time" office:time-value="PT16H12M00S" calcext:value-type="time">
            <text:p>16:12</text:p>
          </table:table-cell>
          <table:table-cell table:style-name="ce112" table:formula="of:=[.EG59]+TIME(0;1;0)" office:value-type="time" office:time-value="PT16H42M00S" calcext:value-type="time">
            <text:p>16:42</text:p>
          </table:table-cell>
          <table:table-cell table:style-name="ce112" table:formula="of:=[.EH59]+TIME(0;1;0)" office:value-type="time" office:time-value="PT17H12M00S" calcext:value-type="time">
            <text:p>17:12</text:p>
          </table:table-cell>
          <table:table-cell table:style-name="ce112" table:formula="of:=[.EI59]+TIME(0;1;0)" office:value-type="time" office:time-value="PT17H42M00S" calcext:value-type="time">
            <text:p>17:42</text:p>
          </table:table-cell>
          <table:table-cell table:style-name="ce112" table:formula="of:=[.EJ59]+TIME(0;1;0)" office:value-type="time" office:time-value="PT18H12M00S" calcext:value-type="time">
            <text:p>18:12</text:p>
          </table:table-cell>
          <table:table-cell table:style-name="ce112" table:formula="of:=[.EK59]+TIME(0;1;0)" office:value-type="time" office:time-value="PT18H42M00S" calcext:value-type="time">
            <text:p>18:42</text:p>
          </table:table-cell>
          <table:table-cell table:style-name="ce112" table:formula="of:=[.EL59]+TIME(0;1;0)" office:value-type="time" office:time-value="PT19H12M00S" calcext:value-type="time">
            <text:p>19:12</text:p>
          </table:table-cell>
          <table:table-cell table:style-name="ce112" table:formula="of:=[.EM59]+TIME(0;1;0)" office:value-type="time" office:time-value="PT19H42M00S" calcext:value-type="time">
            <text:p>19:42</text:p>
          </table:table-cell>
          <table:table-cell table:style-name="ce112" table:formula="of:=[.EN59]+TIME(0;1;0)" office:value-type="time" office:time-value="PT20H12M00S" calcext:value-type="time">
            <text:p>20:12</text:p>
          </table:table-cell>
          <table:table-cell table:style-name="ce112" table:formula="of:=[.EO59]+TIME(0;1;0)" office:value-type="time" office:time-value="PT20H42M00S" calcext:value-type="time">
            <text:p>20:42</text:p>
          </table:table-cell>
          <table:table-cell table:style-name="ce112" table:formula="of:=[.EP59]+TIME(0;1;0)" office:value-type="time" office:time-value="PT21H12M00S" calcext:value-type="time">
            <text:p>21:12</text:p>
          </table:table-cell>
          <table:table-cell table:style-name="ce112" table:formula="of:=[.EQ59]+TIME(0;1;0)" office:value-type="time" office:time-value="PT21H42M00S" calcext:value-type="time">
            <text:p>21:42</text:p>
          </table:table-cell>
          <table:table-cell table:style-name="ce112" table:formula="of:=[.ER59]+TIME(0;1;0)" office:value-type="time" office:time-value="PT22H12M00S" calcext:value-type="time">
            <text:p>22:12</text:p>
          </table:table-cell>
          <table:table-cell table:style-name="ce112" table:formula="of:=[.ES59]+TIME(0;1;0)" office:value-type="time" office:time-value="PT22H42M00S" calcext:value-type="time">
            <text:p>22:42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2" office:value-type="string" calcext:value-type="string">
            <text:p>Twardowska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61]&amp;&quot; &quot;&amp;[.DG61]" office:value-type="string" office:string-value="Twardowska 01" calcext:value-type="string">
            <text:p>Twardowska 01</text:p>
          </table:table-cell>
          <table:table-cell table:style-name="ce112" table:formula="of:=[.DJ60]+TIME(0;1;0)" office:value-type="time" office:time-value="PT05H13M00S" calcext:value-type="time">
            <text:p>5:13</text:p>
          </table:table-cell>
          <table:table-cell table:style-name="ce112" table:formula="of:=[.DK60]+TIME(0;1;0)" office:value-type="time" office:time-value="PT05H43M00S" calcext:value-type="time">
            <text:p>5:43</text:p>
          </table:table-cell>
          <table:table-cell table:style-name="ce112" table:formula="of:=[.DL60]+TIME(0;1;0)" office:value-type="time" office:time-value="PT06H13M00S" calcext:value-type="time">
            <text:p>6:13</text:p>
          </table:table-cell>
          <table:table-cell table:style-name="ce112" table:formula="of:=[.DM60]+TIME(0;1;0)" office:value-type="time" office:time-value="PT06H43M00S" calcext:value-type="time">
            <text:p>6:43</text:p>
          </table:table-cell>
          <table:table-cell table:style-name="ce112" table:formula="of:=[.DN60]+TIME(0;1;0)" office:value-type="time" office:time-value="PT07H13M00S" calcext:value-type="time">
            <text:p>7:13</text:p>
          </table:table-cell>
          <table:table-cell table:style-name="ce112" table:formula="of:=[.DO60]+TIME(0;1;0)" office:value-type="time" office:time-value="PT07H43M00S" calcext:value-type="time">
            <text:p>7:43</text:p>
          </table:table-cell>
          <table:table-cell table:style-name="ce112" table:formula="of:=[.DP60]+TIME(0;1;0)" office:value-type="time" office:time-value="PT08H13M00S" calcext:value-type="time">
            <text:p>8:13</text:p>
          </table:table-cell>
          <table:table-cell table:style-name="ce112" table:formula="of:=[.DQ60]+TIME(0;1;0)" office:value-type="time" office:time-value="PT08H43M00S" calcext:value-type="time">
            <text:p>8:43</text:p>
          </table:table-cell>
          <table:table-cell table:style-name="ce112" table:formula="of:=[.DR60]+TIME(0;1;0)" office:value-type="time" office:time-value="PT09H13M00S" calcext:value-type="time">
            <text:p>9:13</text:p>
          </table:table-cell>
          <table:table-cell table:style-name="ce112" table:formula="of:=[.DS60]+TIME(0;1;0)" office:value-type="time" office:time-value="PT09H43M00S" calcext:value-type="time">
            <text:p>9:43</text:p>
          </table:table-cell>
          <table:table-cell table:style-name="ce112" table:formula="of:=[.DT60]+TIME(0;1;0)" office:value-type="time" office:time-value="PT10H13M00S" calcext:value-type="time">
            <text:p>10:13</text:p>
          </table:table-cell>
          <table:table-cell table:style-name="ce112" table:formula="of:=[.DU60]+TIME(0;1;0)" office:value-type="time" office:time-value="PT10H43M00S" calcext:value-type="time">
            <text:p>10:43</text:p>
          </table:table-cell>
          <table:table-cell table:style-name="ce112" table:formula="of:=[.DV60]+TIME(0;1;0)" office:value-type="time" office:time-value="PT11H13M00S" calcext:value-type="time">
            <text:p>11:13</text:p>
          </table:table-cell>
          <table:table-cell table:style-name="ce112" table:formula="of:=[.DW60]+TIME(0;1;0)" office:value-type="time" office:time-value="PT11H43M00S" calcext:value-type="time">
            <text:p>11:43</text:p>
          </table:table-cell>
          <table:table-cell table:style-name="ce112" table:formula="of:=[.DX60]+TIME(0;1;0)" office:value-type="time" office:time-value="PT12H13M00S" calcext:value-type="time">
            <text:p>12:13</text:p>
          </table:table-cell>
          <table:table-cell table:style-name="ce112" table:formula="of:=[.DY60]+TIME(0;1;0)" office:value-type="time" office:time-value="PT12H43M00S" calcext:value-type="time">
            <text:p>12:43</text:p>
          </table:table-cell>
          <table:table-cell table:style-name="ce112" table:formula="of:=[.DZ60]+TIME(0;1;0)" office:value-type="time" office:time-value="PT13H13M00S" calcext:value-type="time">
            <text:p>13:13</text:p>
          </table:table-cell>
          <table:table-cell table:style-name="ce112" table:formula="of:=[.EA60]+TIME(0;1;0)" office:value-type="time" office:time-value="PT13H43M00S" calcext:value-type="time">
            <text:p>13:43</text:p>
          </table:table-cell>
          <table:table-cell table:style-name="ce112" table:formula="of:=[.EB60]+TIME(0;1;0)" office:value-type="time" office:time-value="PT14H13M00S" calcext:value-type="time">
            <text:p>14:13</text:p>
          </table:table-cell>
          <table:table-cell table:style-name="ce112" table:formula="of:=[.EC60]+TIME(0;1;0)" office:value-type="time" office:time-value="PT14H43M00S" calcext:value-type="time">
            <text:p>14:43</text:p>
          </table:table-cell>
          <table:table-cell table:style-name="ce112" table:formula="of:=[.ED60]+TIME(0;1;0)" office:value-type="time" office:time-value="PT15H13M00S" calcext:value-type="time">
            <text:p>15:13</text:p>
          </table:table-cell>
          <table:table-cell table:style-name="ce112" table:formula="of:=[.EE60]+TIME(0;1;0)" office:value-type="time" office:time-value="PT15H43M00S" calcext:value-type="time">
            <text:p>15:43</text:p>
          </table:table-cell>
          <table:table-cell table:style-name="ce112" table:formula="of:=[.EF60]+TIME(0;1;0)" office:value-type="time" office:time-value="PT16H13M00S" calcext:value-type="time">
            <text:p>16:13</text:p>
          </table:table-cell>
          <table:table-cell table:style-name="ce112" table:formula="of:=[.EG60]+TIME(0;1;0)" office:value-type="time" office:time-value="PT16H43M00S" calcext:value-type="time">
            <text:p>16:43</text:p>
          </table:table-cell>
          <table:table-cell table:style-name="ce112" table:formula="of:=[.EH60]+TIME(0;1;0)" office:value-type="time" office:time-value="PT17H13M00S" calcext:value-type="time">
            <text:p>17:13</text:p>
          </table:table-cell>
          <table:table-cell table:style-name="ce112" table:formula="of:=[.EI60]+TIME(0;1;0)" office:value-type="time" office:time-value="PT17H43M00S" calcext:value-type="time">
            <text:p>17:43</text:p>
          </table:table-cell>
          <table:table-cell table:style-name="ce112" table:formula="of:=[.EJ60]+TIME(0;1;0)" office:value-type="time" office:time-value="PT18H13M00S" calcext:value-type="time">
            <text:p>18:13</text:p>
          </table:table-cell>
          <table:table-cell table:style-name="ce112" table:formula="of:=[.EK60]+TIME(0;1;0)" office:value-type="time" office:time-value="PT18H43M00S" calcext:value-type="time">
            <text:p>18:43</text:p>
          </table:table-cell>
          <table:table-cell table:style-name="ce112" table:formula="of:=[.EL60]+TIME(0;1;0)" office:value-type="time" office:time-value="PT19H13M00S" calcext:value-type="time">
            <text:p>19:13</text:p>
          </table:table-cell>
          <table:table-cell table:style-name="ce112" table:formula="of:=[.EM60]+TIME(0;1;0)" office:value-type="time" office:time-value="PT19H43M00S" calcext:value-type="time">
            <text:p>19:43</text:p>
          </table:table-cell>
          <table:table-cell table:style-name="ce112" table:formula="of:=[.EN60]+TIME(0;1;0)" office:value-type="time" office:time-value="PT20H13M00S" calcext:value-type="time">
            <text:p>20:13</text:p>
          </table:table-cell>
          <table:table-cell table:style-name="ce112" table:formula="of:=[.EO60]+TIME(0;1;0)" office:value-type="time" office:time-value="PT20H43M00S" calcext:value-type="time">
            <text:p>20:43</text:p>
          </table:table-cell>
          <table:table-cell table:style-name="ce112" table:formula="of:=[.EP60]+TIME(0;1;0)" office:value-type="time" office:time-value="PT21H13M00S" calcext:value-type="time">
            <text:p>21:13</text:p>
          </table:table-cell>
          <table:table-cell table:style-name="ce112" table:formula="of:=[.EQ60]+TIME(0;1;0)" office:value-type="time" office:time-value="PT21H43M00S" calcext:value-type="time">
            <text:p>21:43</text:p>
          </table:table-cell>
          <table:table-cell table:style-name="ce112" table:formula="of:=[.ER60]+TIME(0;1;0)" office:value-type="time" office:time-value="PT22H13M00S" calcext:value-type="time">
            <text:p>22:13</text:p>
          </table:table-cell>
          <table:table-cell table:style-name="ce112" table:formula="of:=[.ES60]+TIME(0;1;0)" office:value-type="time" office:time-value="PT22H43M00S" calcext:value-type="time">
            <text:p>22:43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3" office:value-type="string" calcext:value-type="string">
            <text:p>AWF</text:p>
          </table:table-cell>
          <table:table-cell table:style-name="ce115" office:value-type="string" calcext:value-type="string">
            <text:p>05</text:p>
          </table:table-cell>
          <table:table-cell table:style-name="Default"/>
          <table:table-cell table:style-name="ce112" table:formula="of:=[.DF62]&amp;&quot; &quot;&amp;[.DG62]" office:value-type="string" office:string-value="AWF 05" calcext:value-type="string">
            <text:p>AWF 05</text:p>
          </table:table-cell>
          <table:table-cell table:style-name="ce112" table:formula="of:=[.DJ61]+TIME(0;1;0)" office:value-type="time" office:time-value="PT05H14M00S" calcext:value-type="time">
            <text:p>5:14</text:p>
          </table:table-cell>
          <table:table-cell table:style-name="ce112" table:formula="of:=[.DK61]+TIME(0;1;0)" office:value-type="time" office:time-value="PT05H44M00S" calcext:value-type="time">
            <text:p>5:44</text:p>
          </table:table-cell>
          <table:table-cell table:style-name="ce112" table:formula="of:=[.DL61]+TIME(0;1;0)" office:value-type="time" office:time-value="PT06H14M00S" calcext:value-type="time">
            <text:p>6:14</text:p>
          </table:table-cell>
          <table:table-cell table:style-name="ce112" table:formula="of:=[.DM61]+TIME(0;1;0)" office:value-type="time" office:time-value="PT06H44M00S" calcext:value-type="time">
            <text:p>6:44</text:p>
          </table:table-cell>
          <table:table-cell table:style-name="ce112" table:formula="of:=[.DN61]+TIME(0;1;0)" office:value-type="time" office:time-value="PT07H14M00S" calcext:value-type="time">
            <text:p>7:14</text:p>
          </table:table-cell>
          <table:table-cell table:style-name="ce112" table:formula="of:=[.DO61]+TIME(0;1;0)" office:value-type="time" office:time-value="PT07H44M00S" calcext:value-type="time">
            <text:p>7:44</text:p>
          </table:table-cell>
          <table:table-cell table:style-name="ce112" table:formula="of:=[.DP61]+TIME(0;1;0)" office:value-type="time" office:time-value="PT08H14M00S" calcext:value-type="time">
            <text:p>8:14</text:p>
          </table:table-cell>
          <table:table-cell table:style-name="ce112" table:formula="of:=[.DQ61]+TIME(0;1;0)" office:value-type="time" office:time-value="PT08H44M00S" calcext:value-type="time">
            <text:p>8:44</text:p>
          </table:table-cell>
          <table:table-cell table:style-name="ce112" table:formula="of:=[.DR61]+TIME(0;1;0)" office:value-type="time" office:time-value="PT09H14M00S" calcext:value-type="time">
            <text:p>9:14</text:p>
          </table:table-cell>
          <table:table-cell table:style-name="ce112" table:formula="of:=[.DS61]+TIME(0;1;0)" office:value-type="time" office:time-value="PT09H44M00S" calcext:value-type="time">
            <text:p>9:44</text:p>
          </table:table-cell>
          <table:table-cell table:style-name="ce112" table:formula="of:=[.DT61]+TIME(0;1;0)" office:value-type="time" office:time-value="PT10H14M00S" calcext:value-type="time">
            <text:p>10:14</text:p>
          </table:table-cell>
          <table:table-cell table:style-name="ce112" table:formula="of:=[.DU61]+TIME(0;1;0)" office:value-type="time" office:time-value="PT10H44M00S" calcext:value-type="time">
            <text:p>10:44</text:p>
          </table:table-cell>
          <table:table-cell table:style-name="ce112" table:formula="of:=[.DV61]+TIME(0;1;0)" office:value-type="time" office:time-value="PT11H14M00S" calcext:value-type="time">
            <text:p>11:14</text:p>
          </table:table-cell>
          <table:table-cell table:style-name="ce112" table:formula="of:=[.DW61]+TIME(0;1;0)" office:value-type="time" office:time-value="PT11H44M00S" calcext:value-type="time">
            <text:p>11:44</text:p>
          </table:table-cell>
          <table:table-cell table:style-name="ce112" table:formula="of:=[.DX61]+TIME(0;1;0)" office:value-type="time" office:time-value="PT12H14M00S" calcext:value-type="time">
            <text:p>12:14</text:p>
          </table:table-cell>
          <table:table-cell table:style-name="ce112" table:formula="of:=[.DY61]+TIME(0;1;0)" office:value-type="time" office:time-value="PT12H44M00S" calcext:value-type="time">
            <text:p>12:44</text:p>
          </table:table-cell>
          <table:table-cell table:style-name="ce112" table:formula="of:=[.DZ61]+TIME(0;1;0)" office:value-type="time" office:time-value="PT13H14M00S" calcext:value-type="time">
            <text:p>13:14</text:p>
          </table:table-cell>
          <table:table-cell table:style-name="ce112" table:formula="of:=[.EA61]+TIME(0;1;0)" office:value-type="time" office:time-value="PT13H44M00S" calcext:value-type="time">
            <text:p>13:44</text:p>
          </table:table-cell>
          <table:table-cell table:style-name="ce112" table:formula="of:=[.EB61]+TIME(0;1;0)" office:value-type="time" office:time-value="PT14H14M00S" calcext:value-type="time">
            <text:p>14:14</text:p>
          </table:table-cell>
          <table:table-cell table:style-name="ce112" table:formula="of:=[.EC61]+TIME(0;1;0)" office:value-type="time" office:time-value="PT14H44M00S" calcext:value-type="time">
            <text:p>14:44</text:p>
          </table:table-cell>
          <table:table-cell table:style-name="ce112" table:formula="of:=[.ED61]+TIME(0;1;0)" office:value-type="time" office:time-value="PT15H14M00S" calcext:value-type="time">
            <text:p>15:14</text:p>
          </table:table-cell>
          <table:table-cell table:style-name="ce112" table:formula="of:=[.EE61]+TIME(0;1;0)" office:value-type="time" office:time-value="PT15H44M00S" calcext:value-type="time">
            <text:p>15:44</text:p>
          </table:table-cell>
          <table:table-cell table:style-name="ce112" table:formula="of:=[.EF61]+TIME(0;1;0)" office:value-type="time" office:time-value="PT16H14M00S" calcext:value-type="time">
            <text:p>16:14</text:p>
          </table:table-cell>
          <table:table-cell table:style-name="ce112" table:formula="of:=[.EG61]+TIME(0;1;0)" office:value-type="time" office:time-value="PT16H44M00S" calcext:value-type="time">
            <text:p>16:44</text:p>
          </table:table-cell>
          <table:table-cell table:style-name="ce112" table:formula="of:=[.EH61]+TIME(0;1;0)" office:value-type="time" office:time-value="PT17H14M00S" calcext:value-type="time">
            <text:p>17:14</text:p>
          </table:table-cell>
          <table:table-cell table:style-name="ce112" table:formula="of:=[.EI61]+TIME(0;1;0)" office:value-type="time" office:time-value="PT17H44M00S" calcext:value-type="time">
            <text:p>17:44</text:p>
          </table:table-cell>
          <table:table-cell table:style-name="ce112" table:formula="of:=[.EJ61]+TIME(0;1;0)" office:value-type="time" office:time-value="PT18H14M00S" calcext:value-type="time">
            <text:p>18:14</text:p>
          </table:table-cell>
          <table:table-cell table:style-name="ce112" table:formula="of:=[.EK61]+TIME(0;1;0)" office:value-type="time" office:time-value="PT18H44M00S" calcext:value-type="time">
            <text:p>18:44</text:p>
          </table:table-cell>
          <table:table-cell table:style-name="ce112" table:formula="of:=[.EL61]+TIME(0;1;0)" office:value-type="time" office:time-value="PT19H14M00S" calcext:value-type="time">
            <text:p>19:14</text:p>
          </table:table-cell>
          <table:table-cell table:style-name="ce112" table:formula="of:=[.EM61]+TIME(0;1;0)" office:value-type="time" office:time-value="PT19H44M00S" calcext:value-type="time">
            <text:p>19:44</text:p>
          </table:table-cell>
          <table:table-cell table:style-name="ce112" table:formula="of:=[.EN61]+TIME(0;1;0)" office:value-type="time" office:time-value="PT20H14M00S" calcext:value-type="time">
            <text:p>20:14</text:p>
          </table:table-cell>
          <table:table-cell table:style-name="ce112" table:formula="of:=[.EO61]+TIME(0;1;0)" office:value-type="time" office:time-value="PT20H44M00S" calcext:value-type="time">
            <text:p>20:44</text:p>
          </table:table-cell>
          <table:table-cell table:style-name="ce112" table:formula="of:=[.EP61]+TIME(0;1;0)" office:value-type="time" office:time-value="PT21H14M00S" calcext:value-type="time">
            <text:p>21:14</text:p>
          </table:table-cell>
          <table:table-cell table:style-name="ce112" table:formula="of:=[.EQ61]+TIME(0;1;0)" office:value-type="time" office:time-value="PT21H44M00S" calcext:value-type="time">
            <text:p>21:44</text:p>
          </table:table-cell>
          <table:table-cell table:style-name="ce112" table:formula="of:=[.ER61]+TIME(0;1;0)" office:value-type="time" office:time-value="PT22H14M00S" calcext:value-type="time">
            <text:p>22:14</text:p>
          </table:table-cell>
          <table:table-cell table:style-name="ce112" table:formula="of:=[.ES61]+TIME(0;1;0)" office:value-type="time" office:time-value="PT22H44M00S" calcext:value-type="time">
            <text:p>22:44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3" office:value-type="string" calcext:value-type="string">
            <text:p>Metro Stare Bielany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63]&amp;&quot; &quot;&amp;[.DG63]" office:value-type="string" office:string-value="Metro Stare Bielany 01" calcext:value-type="string">
            <text:p>Metro Stare Bielany 01</text:p>
          </table:table-cell>
          <table:table-cell table:style-name="ce112" table:formula="of:=[.DJ62]+TIME(0;1;0)" office:value-type="time" office:time-value="PT05H15M00S" calcext:value-type="time">
            <text:p>5:15</text:p>
          </table:table-cell>
          <table:table-cell table:style-name="ce112" table:formula="of:=[.DK62]+TIME(0;1;0)" office:value-type="time" office:time-value="PT05H45M00S" calcext:value-type="time">
            <text:p>5:45</text:p>
          </table:table-cell>
          <table:table-cell table:style-name="ce112" table:formula="of:=[.DL62]+TIME(0;1;0)" office:value-type="time" office:time-value="PT06H15M00S" calcext:value-type="time">
            <text:p>6:15</text:p>
          </table:table-cell>
          <table:table-cell table:style-name="ce112" table:formula="of:=[.DM62]+TIME(0;1;0)" office:value-type="time" office:time-value="PT06H45M00S" calcext:value-type="time">
            <text:p>6:45</text:p>
          </table:table-cell>
          <table:table-cell table:style-name="ce112" table:formula="of:=[.DN62]+TIME(0;1;0)" office:value-type="time" office:time-value="PT07H15M00S" calcext:value-type="time">
            <text:p>7:15</text:p>
          </table:table-cell>
          <table:table-cell table:style-name="ce112" table:formula="of:=[.DO62]+TIME(0;1;0)" office:value-type="time" office:time-value="PT07H45M00S" calcext:value-type="time">
            <text:p>7:45</text:p>
          </table:table-cell>
          <table:table-cell table:style-name="ce112" table:formula="of:=[.DP62]+TIME(0;2;0)" office:value-type="time" office:time-value="PT08H16M00S" calcext:value-type="time">
            <text:p>8:16</text:p>
          </table:table-cell>
          <table:table-cell table:style-name="ce112" table:formula="of:=[.DQ62]+TIME(0;2;0)" office:value-type="time" office:time-value="PT08H46M00S" calcext:value-type="time">
            <text:p>8:46</text:p>
          </table:table-cell>
          <table:table-cell table:style-name="ce112" table:formula="of:=[.DR62]+TIME(0;2;0)" office:value-type="time" office:time-value="PT09H16M00S" calcext:value-type="time">
            <text:p>9:16</text:p>
          </table:table-cell>
          <table:table-cell table:style-name="ce112" table:formula="of:=[.DS62]+TIME(0;2;0)" office:value-type="time" office:time-value="PT09H46M00S" calcext:value-type="time">
            <text:p>9:46</text:p>
          </table:table-cell>
          <table:table-cell table:style-name="ce112" table:formula="of:=[.DT62]+TIME(0;2;0)" office:value-type="time" office:time-value="PT10H16M00S" calcext:value-type="time">
            <text:p>10:16</text:p>
          </table:table-cell>
          <table:table-cell table:style-name="ce112" table:formula="of:=[.DU62]+TIME(0;2;0)" office:value-type="time" office:time-value="PT10H46M00S" calcext:value-type="time">
            <text:p>10:46</text:p>
          </table:table-cell>
          <table:table-cell table:style-name="ce112" table:formula="of:=[.DV62]+TIME(0;2;0)" office:value-type="time" office:time-value="PT11H16M00S" calcext:value-type="time">
            <text:p>11:16</text:p>
          </table:table-cell>
          <table:table-cell table:style-name="ce112" table:formula="of:=[.DW62]+TIME(0;2;0)" office:value-type="time" office:time-value="PT11H46M00S" calcext:value-type="time">
            <text:p>11:46</text:p>
          </table:table-cell>
          <table:table-cell table:style-name="ce112" table:formula="of:=[.DX62]+TIME(0;2;0)" office:value-type="time" office:time-value="PT12H16M00S" calcext:value-type="time">
            <text:p>12:16</text:p>
          </table:table-cell>
          <table:table-cell table:style-name="ce112" table:formula="of:=[.DY62]+TIME(0;2;0)" office:value-type="time" office:time-value="PT12H46M00S" calcext:value-type="time">
            <text:p>12:46</text:p>
          </table:table-cell>
          <table:table-cell table:style-name="ce112" table:formula="of:=[.DZ62]+TIME(0;2;0)" office:value-type="time" office:time-value="PT13H16M00S" calcext:value-type="time">
            <text:p>13:16</text:p>
          </table:table-cell>
          <table:table-cell table:style-name="ce112" table:formula="of:=[.EA62]+TIME(0;2;0)" office:value-type="time" office:time-value="PT13H46M00S" calcext:value-type="time">
            <text:p>13:46</text:p>
          </table:table-cell>
          <table:table-cell table:style-name="ce112" table:formula="of:=[.EB62]+TIME(0;2;0)" office:value-type="time" office:time-value="PT14H16M00S" calcext:value-type="time">
            <text:p>14:16</text:p>
          </table:table-cell>
          <table:table-cell table:style-name="ce112" table:formula="of:=[.EC62]+TIME(0;2;0)" office:value-type="time" office:time-value="PT14H46M00S" calcext:value-type="time">
            <text:p>14:46</text:p>
          </table:table-cell>
          <table:table-cell table:style-name="ce112" table:formula="of:=[.ED62]+TIME(0;2;0)" office:value-type="time" office:time-value="PT15H16M00S" calcext:value-type="time">
            <text:p>15:16</text:p>
          </table:table-cell>
          <table:table-cell table:style-name="ce112" table:formula="of:=[.EE62]+TIME(0;2;0)" office:value-type="time" office:time-value="PT15H46M00S" calcext:value-type="time">
            <text:p>15:46</text:p>
          </table:table-cell>
          <table:table-cell table:style-name="ce112" table:formula="of:=[.EF62]+TIME(0;2;0)" office:value-type="time" office:time-value="PT16H16M00S" calcext:value-type="time">
            <text:p>16:16</text:p>
          </table:table-cell>
          <table:table-cell table:style-name="ce112" table:formula="of:=[.EG62]+TIME(0;2;0)" office:value-type="time" office:time-value="PT16H46M00S" calcext:value-type="time">
            <text:p>16:46</text:p>
          </table:table-cell>
          <table:table-cell table:style-name="ce112" table:formula="of:=[.EH62]+TIME(0;2;0)" office:value-type="time" office:time-value="PT17H16M00S" calcext:value-type="time">
            <text:p>17:16</text:p>
          </table:table-cell>
          <table:table-cell table:style-name="ce112" table:formula="of:=[.EI62]+TIME(0;2;0)" office:value-type="time" office:time-value="PT17H46M00S" calcext:value-type="time">
            <text:p>17:46</text:p>
          </table:table-cell>
          <table:table-cell table:style-name="ce112" table:formula="of:=[.EJ62]+TIME(0;2;0)" office:value-type="time" office:time-value="PT18H16M00S" calcext:value-type="time">
            <text:p>18:16</text:p>
          </table:table-cell>
          <table:table-cell table:style-name="ce112" table:formula="of:=[.EK62]+TIME(0;2;0)" office:value-type="time" office:time-value="PT18H46M00S" calcext:value-type="time">
            <text:p>18:46</text:p>
          </table:table-cell>
          <table:table-cell table:style-name="ce112" table:formula="of:=[.EL62]+TIME(0;2;0)" office:value-type="time" office:time-value="PT19H16M00S" calcext:value-type="time">
            <text:p>19:16</text:p>
          </table:table-cell>
          <table:table-cell table:style-name="ce112" table:formula="of:=[.EM62]+TIME(0;2;0)" office:value-type="time" office:time-value="PT19H46M00S" calcext:value-type="time">
            <text:p>19:46</text:p>
          </table:table-cell>
          <table:table-cell table:style-name="ce112" table:formula="of:=[.EN62]+TIME(0;1;0)" office:value-type="time" office:time-value="PT20H15M00S" calcext:value-type="time">
            <text:p>20:15</text:p>
          </table:table-cell>
          <table:table-cell table:style-name="ce112" table:formula="of:=[.EO62]+TIME(0;1;0)" office:value-type="time" office:time-value="PT20H45M00S" calcext:value-type="time">
            <text:p>20:45</text:p>
          </table:table-cell>
          <table:table-cell table:style-name="ce112" table:formula="of:=[.EP62]+TIME(0;1;0)" office:value-type="time" office:time-value="PT21H15M00S" calcext:value-type="time">
            <text:p>21:15</text:p>
          </table:table-cell>
          <table:table-cell table:style-name="ce112" table:formula="of:=[.EQ62]+TIME(0;1;0)" office:value-type="time" office:time-value="PT21H45M00S" calcext:value-type="time">
            <text:p>21:45</text:p>
          </table:table-cell>
          <table:table-cell table:style-name="ce112" table:formula="of:=[.ER62]+TIME(0;1;0)" office:value-type="time" office:time-value="PT22H15M00S" calcext:value-type="time">
            <text:p>22:15</text:p>
          </table:table-cell>
          <table:table-cell table:style-name="ce112" table:formula="of:=[.ES62]+TIME(0;1;0)" office:value-type="time" office:time-value="PT22H45M00S" calcext:value-type="time">
            <text:p>22:45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2" office:value-type="string" calcext:value-type="string">
            <text:p>Podleśna-IMGW</text:p>
          </table:table-cell>
          <table:table-cell table:style-name="ce115" office:value-type="string" calcext:value-type="string">
            <text:p>06</text:p>
          </table:table-cell>
          <table:table-cell table:style-name="Default"/>
          <table:table-cell table:style-name="ce112" table:formula="of:=[.DF64]&amp;&quot; &quot;&amp;[.DG64]" office:value-type="string" office:string-value="Podleśna-IMGW 06" calcext:value-type="string">
            <text:p>Podleśna-IMGW 06</text:p>
          </table:table-cell>
          <table:table-cell table:style-name="ce112" table:formula="of:=[.DJ63]+TIME(0;2;0)" office:value-type="time" office:time-value="PT05H17M00S" calcext:value-type="time">
            <text:p>5:17</text:p>
          </table:table-cell>
          <table:table-cell table:style-name="ce112" table:formula="of:=[.DK63]+TIME(0;2;0)" office:value-type="time" office:time-value="PT05H47M00S" calcext:value-type="time">
            <text:p>5:47</text:p>
          </table:table-cell>
          <table:table-cell table:style-name="ce112" table:formula="of:=[.DL63]+TIME(0;2;0)" office:value-type="time" office:time-value="PT06H17M00S" calcext:value-type="time">
            <text:p>6:17</text:p>
          </table:table-cell>
          <table:table-cell table:style-name="ce112" table:formula="of:=[.DM63]+TIME(0;2;0)" office:value-type="time" office:time-value="PT06H47M00S" calcext:value-type="time">
            <text:p>6:47</text:p>
          </table:table-cell>
          <table:table-cell table:style-name="ce112" table:formula="of:=[.DN63]+TIME(0;2;0)" office:value-type="time" office:time-value="PT07H17M00S" calcext:value-type="time">
            <text:p>7:17</text:p>
          </table:table-cell>
          <table:table-cell table:style-name="ce112" table:formula="of:=[.DO63]+TIME(0;2;0)" office:value-type="time" office:time-value="PT07H47M00S" calcext:value-type="time">
            <text:p>7:47</text:p>
          </table:table-cell>
          <table:table-cell table:style-name="ce112" table:formula="of:=[.DP63]+TIME(0;2;0)" office:value-type="time" office:time-value="PT08H18M00S" calcext:value-type="time">
            <text:p>8:18</text:p>
          </table:table-cell>
          <table:table-cell table:style-name="ce112" table:formula="of:=[.DQ63]+TIME(0;2;0)" office:value-type="time" office:time-value="PT08H48M00S" calcext:value-type="time">
            <text:p>8:48</text:p>
          </table:table-cell>
          <table:table-cell table:style-name="ce112" table:formula="of:=[.DR63]+TIME(0;3;0)" office:value-type="time" office:time-value="PT09H19M00S" calcext:value-type="time">
            <text:p>9:19</text:p>
          </table:table-cell>
          <table:table-cell table:style-name="ce112" table:formula="of:=[.DS63]+TIME(0;3;0)" office:value-type="time" office:time-value="PT09H49M00S" calcext:value-type="time">
            <text:p>9:49</text:p>
          </table:table-cell>
          <table:table-cell table:style-name="ce112" table:formula="of:=[.DT63]+TIME(0;3;0)" office:value-type="time" office:time-value="PT10H19M00S" calcext:value-type="time">
            <text:p>10:19</text:p>
          </table:table-cell>
          <table:table-cell table:style-name="ce112" table:formula="of:=[.DU63]+TIME(0;3;0)" office:value-type="time" office:time-value="PT10H49M00S" calcext:value-type="time">
            <text:p>10:49</text:p>
          </table:table-cell>
          <table:table-cell table:style-name="ce112" table:formula="of:=[.DV63]+TIME(0;3;0)" office:value-type="time" office:time-value="PT11H19M00S" calcext:value-type="time">
            <text:p>11:19</text:p>
          </table:table-cell>
          <table:table-cell table:style-name="ce112" table:formula="of:=[.DW63]+TIME(0;3;0)" office:value-type="time" office:time-value="PT11H49M00S" calcext:value-type="time">
            <text:p>11:49</text:p>
          </table:table-cell>
          <table:table-cell table:style-name="ce112" table:formula="of:=[.DX63]+TIME(0;3;0)" office:value-type="time" office:time-value="PT12H19M00S" calcext:value-type="time">
            <text:p>12:19</text:p>
          </table:table-cell>
          <table:table-cell table:style-name="ce112" table:formula="of:=[.DY63]+TIME(0;3;0)" office:value-type="time" office:time-value="PT12H49M00S" calcext:value-type="time">
            <text:p>12:49</text:p>
          </table:table-cell>
          <table:table-cell table:style-name="ce112" table:formula="of:=[.DZ63]+TIME(0;3;0)" office:value-type="time" office:time-value="PT13H19M00S" calcext:value-type="time">
            <text:p>13:19</text:p>
          </table:table-cell>
          <table:table-cell table:style-name="ce112" table:formula="of:=[.EA63]+TIME(0;3;0)" office:value-type="time" office:time-value="PT13H49M00S" calcext:value-type="time">
            <text:p>13:49</text:p>
          </table:table-cell>
          <table:table-cell table:style-name="ce112" table:formula="of:=[.EB63]+TIME(0;3;0)" office:value-type="time" office:time-value="PT14H19M00S" calcext:value-type="time">
            <text:p>14:19</text:p>
          </table:table-cell>
          <table:table-cell table:style-name="ce112" table:formula="of:=[.EC63]+TIME(0;3;0)" office:value-type="time" office:time-value="PT14H49M00S" calcext:value-type="time">
            <text:p>14:49</text:p>
          </table:table-cell>
          <table:table-cell table:style-name="ce112" table:formula="of:=[.ED63]+TIME(0;3;0)" office:value-type="time" office:time-value="PT15H19M00S" calcext:value-type="time">
            <text:p>15:19</text:p>
          </table:table-cell>
          <table:table-cell table:style-name="ce112" table:formula="of:=[.EE63]+TIME(0;3;0)" office:value-type="time" office:time-value="PT15H49M00S" calcext:value-type="time">
            <text:p>15:49</text:p>
          </table:table-cell>
          <table:table-cell table:style-name="ce112" table:formula="of:=[.EF63]+TIME(0;3;0)" office:value-type="time" office:time-value="PT16H19M00S" calcext:value-type="time">
            <text:p>16:19</text:p>
          </table:table-cell>
          <table:table-cell table:style-name="ce112" table:formula="of:=[.EG63]+TIME(0;3;0)" office:value-type="time" office:time-value="PT16H49M00S" calcext:value-type="time">
            <text:p>16:49</text:p>
          </table:table-cell>
          <table:table-cell table:style-name="ce112" table:formula="of:=[.EH63]+TIME(0;3;0)" office:value-type="time" office:time-value="PT17H19M00S" calcext:value-type="time">
            <text:p>17:19</text:p>
          </table:table-cell>
          <table:table-cell table:style-name="ce112" table:formula="of:=[.EI63]+TIME(0;3;0)" office:value-type="time" office:time-value="PT17H49M00S" calcext:value-type="time">
            <text:p>17:49</text:p>
          </table:table-cell>
          <table:table-cell table:style-name="ce112" table:formula="of:=[.EJ63]+TIME(0;2;0)" office:value-type="time" office:time-value="PT18H18M00S" calcext:value-type="time">
            <text:p>18:18</text:p>
          </table:table-cell>
          <table:table-cell table:style-name="ce112" table:formula="of:=[.EK63]+TIME(0;2;0)" office:value-type="time" office:time-value="PT18H48M00S" calcext:value-type="time">
            <text:p>18:48</text:p>
          </table:table-cell>
          <table:table-cell table:style-name="ce112" table:formula="of:=[.EL63]+TIME(0;2;0)" office:value-type="time" office:time-value="PT19H18M00S" calcext:value-type="time">
            <text:p>19:18</text:p>
          </table:table-cell>
          <table:table-cell table:style-name="ce112" table:formula="of:=[.EM63]+TIME(0;2;0)" office:value-type="time" office:time-value="PT19H48M00S" calcext:value-type="time">
            <text:p>19:48</text:p>
          </table:table-cell>
          <table:table-cell table:style-name="ce112" table:formula="of:=[.EN63]+TIME(0;2;0)" office:value-type="time" office:time-value="PT20H17M00S" calcext:value-type="time">
            <text:p>20:17</text:p>
          </table:table-cell>
          <table:table-cell table:style-name="ce112" table:formula="of:=[.EO63]+TIME(0;2;0)" office:value-type="time" office:time-value="PT20H47M00S" calcext:value-type="time">
            <text:p>20:47</text:p>
          </table:table-cell>
          <table:table-cell table:style-name="ce112" table:formula="of:=[.EP63]+TIME(0;2;0)" office:value-type="time" office:time-value="PT21H17M00S" calcext:value-type="time">
            <text:p>21:17</text:p>
          </table:table-cell>
          <table:table-cell table:style-name="ce112" table:formula="of:=[.EQ63]+TIME(0;2;0)" office:value-type="time" office:time-value="PT21H47M00S" calcext:value-type="time">
            <text:p>21:47</text:p>
          </table:table-cell>
          <table:table-cell table:style-name="ce112" table:formula="of:=[.ER63]+TIME(0;2;0)" office:value-type="time" office:time-value="PT22H17M00S" calcext:value-type="time">
            <text:p>22:17</text:p>
          </table:table-cell>
          <table:table-cell table:style-name="ce112" table:formula="of:=[.ES63]+TIME(0;2;0)" office:value-type="time" office:time-value="PT22H47M00S" calcext:value-type="time">
            <text:p>22:47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2" office:value-type="string" calcext:value-type="string">
            <text:p>Lektykarska</text:p>
          </table:table-cell>
          <table:table-cell table:style-name="ce115" office:value-type="string" calcext:value-type="string">
            <text:p>03</text:p>
          </table:table-cell>
          <table:table-cell table:style-name="Default"/>
          <table:table-cell table:style-name="ce112" table:formula="of:=[.DF65]&amp;&quot; &quot;&amp;[.DG65]" office:value-type="string" office:string-value="Lektykarska 03" calcext:value-type="string">
            <text:p>Lektykarska 03</text:p>
          </table:table-cell>
          <table:table-cell table:style-name="ce112" table:formula="of:=[.DJ64]+TIME(0;1;0)" office:value-type="time" office:time-value="PT05H18M00S" calcext:value-type="time">
            <text:p>5:18</text:p>
          </table:table-cell>
          <table:table-cell table:style-name="ce112" table:formula="of:=[.DK64]+TIME(0;1;0)" office:value-type="time" office:time-value="PT05H48M00S" calcext:value-type="time">
            <text:p>5:48</text:p>
          </table:table-cell>
          <table:table-cell table:style-name="ce112" table:formula="of:=[.DL64]+TIME(0;1;0)" office:value-type="time" office:time-value="PT06H18M00S" calcext:value-type="time">
            <text:p>6:18</text:p>
          </table:table-cell>
          <table:table-cell table:style-name="ce112" table:formula="of:=[.DM64]+TIME(0;1;0)" office:value-type="time" office:time-value="PT06H48M00S" calcext:value-type="time">
            <text:p>6:48</text:p>
          </table:table-cell>
          <table:table-cell table:style-name="ce112" table:formula="of:=[.DN64]+TIME(0;1;0)" office:value-type="time" office:time-value="PT07H18M00S" calcext:value-type="time">
            <text:p>7:18</text:p>
          </table:table-cell>
          <table:table-cell table:style-name="ce112" table:formula="of:=[.DO64]+TIME(0;1;0)" office:value-type="time" office:time-value="PT07H48M00S" calcext:value-type="time">
            <text:p>7:48</text:p>
          </table:table-cell>
          <table:table-cell table:style-name="ce112" table:formula="of:=[.DP64]+TIME(0;1;0)" office:value-type="time" office:time-value="PT08H19M00S" calcext:value-type="time">
            <text:p>8:19</text:p>
          </table:table-cell>
          <table:table-cell table:style-name="ce112" table:formula="of:=[.DQ64]+TIME(0;1;0)" office:value-type="time" office:time-value="PT08H49M00S" calcext:value-type="time">
            <text:p>8:49</text:p>
          </table:table-cell>
          <table:table-cell table:style-name="ce112" table:formula="of:=[.DR64]+TIME(0;1;0)" office:value-type="time" office:time-value="PT09H20M00S" calcext:value-type="time">
            <text:p>9:20</text:p>
          </table:table-cell>
          <table:table-cell table:style-name="ce112" table:formula="of:=[.DS64]+TIME(0;1;0)" office:value-type="time" office:time-value="PT09H50M00S" calcext:value-type="time">
            <text:p>9:50</text:p>
          </table:table-cell>
          <table:table-cell table:style-name="ce112" table:formula="of:=[.DT64]+TIME(0;1;0)" office:value-type="time" office:time-value="PT10H20M00S" calcext:value-type="time">
            <text:p>10:20</text:p>
          </table:table-cell>
          <table:table-cell table:style-name="ce112" table:formula="of:=[.DU64]+TIME(0;1;0)" office:value-type="time" office:time-value="PT10H50M00S" calcext:value-type="time">
            <text:p>10:50</text:p>
          </table:table-cell>
          <table:table-cell table:style-name="ce112" table:formula="of:=[.DV64]+TIME(0;1;0)" office:value-type="time" office:time-value="PT11H20M00S" calcext:value-type="time">
            <text:p>11:20</text:p>
          </table:table-cell>
          <table:table-cell table:style-name="ce112" table:formula="of:=[.DW64]+TIME(0;1;0)" office:value-type="time" office:time-value="PT11H50M00S" calcext:value-type="time">
            <text:p>11:50</text:p>
          </table:table-cell>
          <table:table-cell table:style-name="ce112" table:formula="of:=[.DX64]+TIME(0;1;0)" office:value-type="time" office:time-value="PT12H20M00S" calcext:value-type="time">
            <text:p>12:20</text:p>
          </table:table-cell>
          <table:table-cell table:style-name="ce112" table:formula="of:=[.DY64]+TIME(0;1;0)" office:value-type="time" office:time-value="PT12H50M00S" calcext:value-type="time">
            <text:p>12:50</text:p>
          </table:table-cell>
          <table:table-cell table:style-name="ce112" table:formula="of:=[.DZ64]+TIME(0;1;0)" office:value-type="time" office:time-value="PT13H20M00S" calcext:value-type="time">
            <text:p>13:20</text:p>
          </table:table-cell>
          <table:table-cell table:style-name="ce112" table:formula="of:=[.EA64]+TIME(0;1;0)" office:value-type="time" office:time-value="PT13H50M00S" calcext:value-type="time">
            <text:p>13:50</text:p>
          </table:table-cell>
          <table:table-cell table:style-name="ce112" table:formula="of:=[.EB64]+TIME(0;1;0)" office:value-type="time" office:time-value="PT14H20M00S" calcext:value-type="time">
            <text:p>14:20</text:p>
          </table:table-cell>
          <table:table-cell table:style-name="ce112" table:formula="of:=[.EC64]+TIME(0;1;0)" office:value-type="time" office:time-value="PT14H50M00S" calcext:value-type="time">
            <text:p>14:50</text:p>
          </table:table-cell>
          <table:table-cell table:style-name="ce112" table:formula="of:=[.ED64]+TIME(0;1;0)" office:value-type="time" office:time-value="PT15H20M00S" calcext:value-type="time">
            <text:p>15:20</text:p>
          </table:table-cell>
          <table:table-cell table:style-name="ce112" table:formula="of:=[.EE64]+TIME(0;1;0)" office:value-type="time" office:time-value="PT15H50M00S" calcext:value-type="time">
            <text:p>15:50</text:p>
          </table:table-cell>
          <table:table-cell table:style-name="ce112" table:formula="of:=[.EF64]+TIME(0;1;0)" office:value-type="time" office:time-value="PT16H20M00S" calcext:value-type="time">
            <text:p>16:20</text:p>
          </table:table-cell>
          <table:table-cell table:style-name="ce112" table:formula="of:=[.EG64]+TIME(0;1;0)" office:value-type="time" office:time-value="PT16H50M00S" calcext:value-type="time">
            <text:p>16:50</text:p>
          </table:table-cell>
          <table:table-cell table:style-name="ce112" table:formula="of:=[.EH64]+TIME(0;1;0)" office:value-type="time" office:time-value="PT17H20M00S" calcext:value-type="time">
            <text:p>17:20</text:p>
          </table:table-cell>
          <table:table-cell table:style-name="ce112" table:formula="of:=[.EI64]+TIME(0;1;0)" office:value-type="time" office:time-value="PT17H50M00S" calcext:value-type="time">
            <text:p>17:50</text:p>
          </table:table-cell>
          <table:table-cell table:style-name="ce112" table:formula="of:=[.EJ64]+TIME(0;1;0)" office:value-type="time" office:time-value="PT18H19M00S" calcext:value-type="time">
            <text:p>18:19</text:p>
          </table:table-cell>
          <table:table-cell table:style-name="ce112" table:formula="of:=[.EK64]+TIME(0;1;0)" office:value-type="time" office:time-value="PT18H49M00S" calcext:value-type="time">
            <text:p>18:49</text:p>
          </table:table-cell>
          <table:table-cell table:style-name="ce112" table:formula="of:=[.EL64]+TIME(0;1;0)" office:value-type="time" office:time-value="PT19H19M00S" calcext:value-type="time">
            <text:p>19:19</text:p>
          </table:table-cell>
          <table:table-cell table:style-name="ce112" table:formula="of:=[.EM64]+TIME(0;1;0)" office:value-type="time" office:time-value="PT19H49M00S" calcext:value-type="time">
            <text:p>19:49</text:p>
          </table:table-cell>
          <table:table-cell table:style-name="ce112" table:formula="of:=[.EN64]+TIME(0;1;0)" office:value-type="time" office:time-value="PT20H18M00S" calcext:value-type="time">
            <text:p>20:18</text:p>
          </table:table-cell>
          <table:table-cell table:style-name="ce112" table:formula="of:=[.EO64]+TIME(0;1;0)" office:value-type="time" office:time-value="PT20H48M00S" calcext:value-type="time">
            <text:p>20:48</text:p>
          </table:table-cell>
          <table:table-cell table:style-name="ce112" table:formula="of:=[.EP64]+TIME(0;1;0)" office:value-type="time" office:time-value="PT21H18M00S" calcext:value-type="time">
            <text:p>21:18</text:p>
          </table:table-cell>
          <table:table-cell table:style-name="ce112" table:formula="of:=[.EQ64]+TIME(0;1;0)" office:value-type="time" office:time-value="PT21H48M00S" calcext:value-type="time">
            <text:p>21:48</text:p>
          </table:table-cell>
          <table:table-cell table:style-name="ce112" table:formula="of:=[.ER64]+TIME(0;1;0)" office:value-type="time" office:time-value="PT22H18M00S" calcext:value-type="time">
            <text:p>22:18</text:p>
          </table:table-cell>
          <table:table-cell table:style-name="ce112" table:formula="of:=[.ES64]+TIME(0;1;0)" office:value-type="time" office:time-value="PT22H48M00S" calcext:value-type="time">
            <text:p>22:48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2" office:value-type="string" calcext:value-type="string">
            <text:p>Klaudyny</text:p>
          </table:table-cell>
          <table:table-cell table:style-name="ce115" office:value-type="string" calcext:value-type="string">
            <text:p>03</text:p>
          </table:table-cell>
          <table:table-cell table:style-name="Default"/>
          <table:table-cell table:style-name="ce112" table:formula="of:=[.DF66]&amp;&quot; &quot;&amp;[.DG66]" office:value-type="string" office:string-value="Klaudyny 03" calcext:value-type="string">
            <text:p>Klaudyny 03</text:p>
          </table:table-cell>
          <table:table-cell table:style-name="ce112" table:formula="of:=[.DJ65]+TIME(0;1;0)" office:value-type="time" office:time-value="PT05H19M00S" calcext:value-type="time">
            <text:p>5:19</text:p>
          </table:table-cell>
          <table:table-cell table:style-name="ce112" table:formula="of:=[.DK65]+TIME(0;1;0)" office:value-type="time" office:time-value="PT05H49M00S" calcext:value-type="time">
            <text:p>5:49</text:p>
          </table:table-cell>
          <table:table-cell table:style-name="ce112" table:formula="of:=[.DL65]+TIME(0;1;0)" office:value-type="time" office:time-value="PT06H19M00S" calcext:value-type="time">
            <text:p>6:19</text:p>
          </table:table-cell>
          <table:table-cell table:style-name="ce112" table:formula="of:=[.DM65]+TIME(0;1;0)" office:value-type="time" office:time-value="PT06H49M00S" calcext:value-type="time">
            <text:p>6:49</text:p>
          </table:table-cell>
          <table:table-cell table:style-name="ce112" table:formula="of:=[.DN65]+TIME(0;1;0)" office:value-type="time" office:time-value="PT07H19M00S" calcext:value-type="time">
            <text:p>7:19</text:p>
          </table:table-cell>
          <table:table-cell table:style-name="ce112" table:formula="of:=[.DO65]+TIME(0;1;0)" office:value-type="time" office:time-value="PT07H49M00S" calcext:value-type="time">
            <text:p>7:49</text:p>
          </table:table-cell>
          <table:table-cell table:style-name="ce112" table:formula="of:=[.DP65]+TIME(0;1;0)" office:value-type="time" office:time-value="PT08H20M00S" calcext:value-type="time">
            <text:p>8:20</text:p>
          </table:table-cell>
          <table:table-cell table:style-name="ce112" table:formula="of:=[.DQ65]+TIME(0;1;0)" office:value-type="time" office:time-value="PT08H50M00S" calcext:value-type="time">
            <text:p>8:50</text:p>
          </table:table-cell>
          <table:table-cell table:style-name="ce112" table:formula="of:=[.DR65]+TIME(0;1;0)" office:value-type="time" office:time-value="PT09H21M00S" calcext:value-type="time">
            <text:p>9:21</text:p>
          </table:table-cell>
          <table:table-cell table:style-name="ce112" table:formula="of:=[.DS65]+TIME(0;1;0)" office:value-type="time" office:time-value="PT09H51M00S" calcext:value-type="time">
            <text:p>9:51</text:p>
          </table:table-cell>
          <table:table-cell table:style-name="ce112" table:formula="of:=[.DT65]+TIME(0;1;0)" office:value-type="time" office:time-value="PT10H21M00S" calcext:value-type="time">
            <text:p>10:21</text:p>
          </table:table-cell>
          <table:table-cell table:style-name="ce112" table:formula="of:=[.DU65]+TIME(0;1;0)" office:value-type="time" office:time-value="PT10H51M00S" calcext:value-type="time">
            <text:p>10:51</text:p>
          </table:table-cell>
          <table:table-cell table:style-name="ce112" table:formula="of:=[.DV65]+TIME(0;1;0)" office:value-type="time" office:time-value="PT11H21M00S" calcext:value-type="time">
            <text:p>11:21</text:p>
          </table:table-cell>
          <table:table-cell table:style-name="ce112" table:formula="of:=[.DW65]+TIME(0;1;0)" office:value-type="time" office:time-value="PT11H51M00S" calcext:value-type="time">
            <text:p>11:51</text:p>
          </table:table-cell>
          <table:table-cell table:style-name="ce112" table:formula="of:=[.DX65]+TIME(0;1;0)" office:value-type="time" office:time-value="PT12H21M00S" calcext:value-type="time">
            <text:p>12:21</text:p>
          </table:table-cell>
          <table:table-cell table:style-name="ce112" table:formula="of:=[.DY65]+TIME(0;1;0)" office:value-type="time" office:time-value="PT12H51M00S" calcext:value-type="time">
            <text:p>12:51</text:p>
          </table:table-cell>
          <table:table-cell table:style-name="ce112" table:formula="of:=[.DZ65]+TIME(0;1;0)" office:value-type="time" office:time-value="PT13H21M00S" calcext:value-type="time">
            <text:p>13:21</text:p>
          </table:table-cell>
          <table:table-cell table:style-name="ce112" table:formula="of:=[.EA65]+TIME(0;1;0)" office:value-type="time" office:time-value="PT13H51M00S" calcext:value-type="time">
            <text:p>13:51</text:p>
          </table:table-cell>
          <table:table-cell table:style-name="ce112" table:formula="of:=[.EB65]+TIME(0;1;0)" office:value-type="time" office:time-value="PT14H21M00S" calcext:value-type="time">
            <text:p>14:21</text:p>
          </table:table-cell>
          <table:table-cell table:style-name="ce112" table:formula="of:=[.EC65]+TIME(0;1;0)" office:value-type="time" office:time-value="PT14H51M00S" calcext:value-type="time">
            <text:p>14:51</text:p>
          </table:table-cell>
          <table:table-cell table:style-name="ce112" table:formula="of:=[.ED65]+TIME(0;1;0)" office:value-type="time" office:time-value="PT15H21M00S" calcext:value-type="time">
            <text:p>15:21</text:p>
          </table:table-cell>
          <table:table-cell table:style-name="ce112" table:formula="of:=[.EE65]+TIME(0;1;0)" office:value-type="time" office:time-value="PT15H51M00S" calcext:value-type="time">
            <text:p>15:51</text:p>
          </table:table-cell>
          <table:table-cell table:style-name="ce112" table:formula="of:=[.EF65]+TIME(0;1;0)" office:value-type="time" office:time-value="PT16H21M00S" calcext:value-type="time">
            <text:p>16:21</text:p>
          </table:table-cell>
          <table:table-cell table:style-name="ce112" table:formula="of:=[.EG65]+TIME(0;1;0)" office:value-type="time" office:time-value="PT16H51M00S" calcext:value-type="time">
            <text:p>16:51</text:p>
          </table:table-cell>
          <table:table-cell table:style-name="ce112" table:formula="of:=[.EH65]+TIME(0;1;0)" office:value-type="time" office:time-value="PT17H21M00S" calcext:value-type="time">
            <text:p>17:21</text:p>
          </table:table-cell>
          <table:table-cell table:style-name="ce112" table:formula="of:=[.EI65]+TIME(0;1;0)" office:value-type="time" office:time-value="PT17H51M00S" calcext:value-type="time">
            <text:p>17:51</text:p>
          </table:table-cell>
          <table:table-cell table:style-name="ce112" table:formula="of:=[.EJ65]+TIME(0;1;0)" office:value-type="time" office:time-value="PT18H20M00S" calcext:value-type="time">
            <text:p>18:20</text:p>
          </table:table-cell>
          <table:table-cell table:style-name="ce112" table:formula="of:=[.EK65]+TIME(0;1;0)" office:value-type="time" office:time-value="PT18H50M00S" calcext:value-type="time">
            <text:p>18:50</text:p>
          </table:table-cell>
          <table:table-cell table:style-name="ce112" table:formula="of:=[.EL65]+TIME(0;1;0)" office:value-type="time" office:time-value="PT19H20M00S" calcext:value-type="time">
            <text:p>19:20</text:p>
          </table:table-cell>
          <table:table-cell table:style-name="ce112" table:formula="of:=[.EM65]+TIME(0;1;0)" office:value-type="time" office:time-value="PT19H50M00S" calcext:value-type="time">
            <text:p>19:50</text:p>
          </table:table-cell>
          <table:table-cell table:style-name="ce112" table:formula="of:=[.EN65]+TIME(0;1;0)" office:value-type="time" office:time-value="PT20H19M00S" calcext:value-type="time">
            <text:p>20:19</text:p>
          </table:table-cell>
          <table:table-cell table:style-name="ce112" table:formula="of:=[.EO65]+TIME(0;1;0)" office:value-type="time" office:time-value="PT20H49M00S" calcext:value-type="time">
            <text:p>20:49</text:p>
          </table:table-cell>
          <table:table-cell table:style-name="ce112" table:formula="of:=[.EP65]+TIME(0;1;0)" office:value-type="time" office:time-value="PT21H19M00S" calcext:value-type="time">
            <text:p>21:19</text:p>
          </table:table-cell>
          <table:table-cell table:style-name="ce112" table:formula="of:=[.EQ65]+TIME(0;1;0)" office:value-type="time" office:time-value="PT21H49M00S" calcext:value-type="time">
            <text:p>21:49</text:p>
          </table:table-cell>
          <table:table-cell table:style-name="ce112" table:formula="of:=[.ER65]+TIME(0;1;0)" office:value-type="time" office:time-value="PT22H19M00S" calcext:value-type="time">
            <text:p>22:19</text:p>
          </table:table-cell>
          <table:table-cell table:style-name="ce112" table:formula="of:=[.ES65]+TIME(0;1;0)" office:value-type="time" office:time-value="PT22H49M00S" calcext:value-type="time">
            <text:p>22:49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2" office:value-type="string" calcext:value-type="string">
            <text:p>Sobocka</text:p>
          </table:table-cell>
          <table:table-cell table:style-name="ce115" office:value-type="string" calcext:value-type="string">
            <text:p>01</text:p>
          </table:table-cell>
          <table:table-cell table:style-name="Default"/>
          <table:table-cell table:style-name="ce112" table:formula="of:=[.DF67]&amp;&quot; &quot;&amp;[.DG67]" office:value-type="string" office:string-value="Sobocka 01" calcext:value-type="string">
            <text:p>Sobocka 01</text:p>
          </table:table-cell>
          <table:table-cell table:style-name="ce112" table:formula="of:=[.DJ66]+TIME(0;1;0)" office:value-type="time" office:time-value="PT05H20M00S" calcext:value-type="time">
            <text:p>5:20</text:p>
          </table:table-cell>
          <table:table-cell table:style-name="ce112" table:formula="of:=[.DK66]+TIME(0;1;0)" office:value-type="time" office:time-value="PT05H50M00S" calcext:value-type="time">
            <text:p>5:50</text:p>
          </table:table-cell>
          <table:table-cell table:style-name="ce112" table:formula="of:=[.DL66]+TIME(0;1;0)" office:value-type="time" office:time-value="PT06H20M00S" calcext:value-type="time">
            <text:p>6:20</text:p>
          </table:table-cell>
          <table:table-cell table:style-name="ce112" table:formula="of:=[.DM66]+TIME(0;1;0)" office:value-type="time" office:time-value="PT06H50M00S" calcext:value-type="time">
            <text:p>6:50</text:p>
          </table:table-cell>
          <table:table-cell table:style-name="ce112" table:formula="of:=[.DN66]+TIME(0;1;0)" office:value-type="time" office:time-value="PT07H20M00S" calcext:value-type="time">
            <text:p>7:20</text:p>
          </table:table-cell>
          <table:table-cell table:style-name="ce112" table:formula="of:=[.DO66]+TIME(0;1;0)" office:value-type="time" office:time-value="PT07H50M00S" calcext:value-type="time">
            <text:p>7:50</text:p>
          </table:table-cell>
          <table:table-cell table:style-name="ce112" table:formula="of:=[.DP66]+TIME(0;1;0)" office:value-type="time" office:time-value="PT08H21M00S" calcext:value-type="time">
            <text:p>8:21</text:p>
          </table:table-cell>
          <table:table-cell table:style-name="ce112" table:formula="of:=[.DQ66]+TIME(0;1;0)" office:value-type="time" office:time-value="PT08H51M00S" calcext:value-type="time">
            <text:p>8:51</text:p>
          </table:table-cell>
          <table:table-cell table:style-name="ce112" table:formula="of:=[.DR66]+TIME(0;1;0)" office:value-type="time" office:time-value="PT09H22M00S" calcext:value-type="time">
            <text:p>9:22</text:p>
          </table:table-cell>
          <table:table-cell table:style-name="ce112" table:formula="of:=[.DS66]+TIME(0;1;0)" office:value-type="time" office:time-value="PT09H52M00S" calcext:value-type="time">
            <text:p>9:52</text:p>
          </table:table-cell>
          <table:table-cell table:style-name="ce112" table:formula="of:=[.DT66]+TIME(0;1;0)" office:value-type="time" office:time-value="PT10H22M00S" calcext:value-type="time">
            <text:p>10:22</text:p>
          </table:table-cell>
          <table:table-cell table:style-name="ce112" table:formula="of:=[.DU66]+TIME(0;1;0)" office:value-type="time" office:time-value="PT10H52M00S" calcext:value-type="time">
            <text:p>10:52</text:p>
          </table:table-cell>
          <table:table-cell table:style-name="ce112" table:formula="of:=[.DV66]+TIME(0;1;0)" office:value-type="time" office:time-value="PT11H22M00S" calcext:value-type="time">
            <text:p>11:22</text:p>
          </table:table-cell>
          <table:table-cell table:style-name="ce112" table:formula="of:=[.DW66]+TIME(0;1;0)" office:value-type="time" office:time-value="PT11H52M00S" calcext:value-type="time">
            <text:p>11:52</text:p>
          </table:table-cell>
          <table:table-cell table:style-name="ce112" table:formula="of:=[.DX66]+TIME(0;1;0)" office:value-type="time" office:time-value="PT12H22M00S" calcext:value-type="time">
            <text:p>12:22</text:p>
          </table:table-cell>
          <table:table-cell table:style-name="ce112" table:formula="of:=[.DY66]+TIME(0;1;0)" office:value-type="time" office:time-value="PT12H52M00S" calcext:value-type="time">
            <text:p>12:52</text:p>
          </table:table-cell>
          <table:table-cell table:style-name="ce112" table:formula="of:=[.DZ66]+TIME(0;1;0)" office:value-type="time" office:time-value="PT13H22M00S" calcext:value-type="time">
            <text:p>13:22</text:p>
          </table:table-cell>
          <table:table-cell table:style-name="ce112" table:formula="of:=[.EA66]+TIME(0;1;0)" office:value-type="time" office:time-value="PT13H52M00S" calcext:value-type="time">
            <text:p>13:52</text:p>
          </table:table-cell>
          <table:table-cell table:style-name="ce112" table:formula="of:=[.EB66]+TIME(0;1;0)" office:value-type="time" office:time-value="PT14H22M00S" calcext:value-type="time">
            <text:p>14:22</text:p>
          </table:table-cell>
          <table:table-cell table:style-name="ce112" table:formula="of:=[.EC66]+TIME(0;1;0)" office:value-type="time" office:time-value="PT14H52M00S" calcext:value-type="time">
            <text:p>14:52</text:p>
          </table:table-cell>
          <table:table-cell table:style-name="ce112" table:formula="of:=[.ED66]+TIME(0;1;0)" office:value-type="time" office:time-value="PT15H22M00S" calcext:value-type="time">
            <text:p>15:22</text:p>
          </table:table-cell>
          <table:table-cell table:style-name="ce112" table:formula="of:=[.EE66]+TIME(0;1;0)" office:value-type="time" office:time-value="PT15H52M00S" calcext:value-type="time">
            <text:p>15:52</text:p>
          </table:table-cell>
          <table:table-cell table:style-name="ce112" table:formula="of:=[.EF66]+TIME(0;1;0)" office:value-type="time" office:time-value="PT16H22M00S" calcext:value-type="time">
            <text:p>16:22</text:p>
          </table:table-cell>
          <table:table-cell table:style-name="ce112" table:formula="of:=[.EG66]+TIME(0;1;0)" office:value-type="time" office:time-value="PT16H52M00S" calcext:value-type="time">
            <text:p>16:52</text:p>
          </table:table-cell>
          <table:table-cell table:style-name="ce112" table:formula="of:=[.EH66]+TIME(0;1;0)" office:value-type="time" office:time-value="PT17H22M00S" calcext:value-type="time">
            <text:p>17:22</text:p>
          </table:table-cell>
          <table:table-cell table:style-name="ce112" table:formula="of:=[.EI66]+TIME(0;1;0)" office:value-type="time" office:time-value="PT17H52M00S" calcext:value-type="time">
            <text:p>17:52</text:p>
          </table:table-cell>
          <table:table-cell table:style-name="ce112" table:formula="of:=[.EJ66]+TIME(0;1;0)" office:value-type="time" office:time-value="PT18H21M00S" calcext:value-type="time">
            <text:p>18:21</text:p>
          </table:table-cell>
          <table:table-cell table:style-name="ce112" table:formula="of:=[.EK66]+TIME(0;1;0)" office:value-type="time" office:time-value="PT18H51M00S" calcext:value-type="time">
            <text:p>18:51</text:p>
          </table:table-cell>
          <table:table-cell table:style-name="ce112" table:formula="of:=[.EL66]+TIME(0;1;0)" office:value-type="time" office:time-value="PT19H21M00S" calcext:value-type="time">
            <text:p>19:21</text:p>
          </table:table-cell>
          <table:table-cell table:style-name="ce112" table:formula="of:=[.EM66]+TIME(0;1;0)" office:value-type="time" office:time-value="PT19H51M00S" calcext:value-type="time">
            <text:p>19:51</text:p>
          </table:table-cell>
          <table:table-cell table:style-name="ce112" table:formula="of:=[.EN66]+TIME(0;1;0)" office:value-type="time" office:time-value="PT20H20M00S" calcext:value-type="time">
            <text:p>20:20</text:p>
          </table:table-cell>
          <table:table-cell table:style-name="ce112" table:formula="of:=[.EO66]+TIME(0;1;0)" office:value-type="time" office:time-value="PT20H50M00S" calcext:value-type="time">
            <text:p>20:50</text:p>
          </table:table-cell>
          <table:table-cell table:style-name="ce112" table:formula="of:=[.EP66]+TIME(0;1;0)" office:value-type="time" office:time-value="PT21H20M00S" calcext:value-type="time">
            <text:p>21:20</text:p>
          </table:table-cell>
          <table:table-cell table:style-name="ce112" table:formula="of:=[.EQ66]+TIME(0;1;0)" office:value-type="time" office:time-value="PT21H50M00S" calcext:value-type="time">
            <text:p>21:50</text:p>
          </table:table-cell>
          <table:table-cell table:style-name="ce112" table:formula="of:=[.ER66]+TIME(0;1;0)" office:value-type="time" office:time-value="PT22H20M00S" calcext:value-type="time">
            <text:p>22:20</text:p>
          </table:table-cell>
          <table:table-cell table:style-name="ce112" table:formula="of:=[.ES66]+TIME(0;1;0)" office:value-type="time" office:time-value="PT22H50M00S" calcext:value-type="time">
            <text:p>22:50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2" office:value-type="string" calcext:value-type="string">
            <text:p>Rudzka</text:p>
          </table:table-cell>
          <table:table-cell table:style-name="ce128" office:value-type="string" calcext:value-type="string">
            <text:p>03</text:p>
          </table:table-cell>
          <table:table-cell table:style-name="Default"/>
          <table:table-cell table:style-name="ce112" table:formula="of:=[.DF68]&amp;&quot; &quot;&amp;[.DG68]" office:value-type="string" office:string-value="Rudzka 03" calcext:value-type="string">
            <text:p>Rudzka 03</text:p>
          </table:table-cell>
          <table:table-cell table:style-name="ce112" table:formula="of:=[.DJ67]+TIME(0;1;0)" office:value-type="time" office:time-value="PT05H21M00S" calcext:value-type="time">
            <text:p>5:21</text:p>
          </table:table-cell>
          <table:table-cell table:style-name="ce112" table:formula="of:=[.DK67]+TIME(0;1;0)" office:value-type="time" office:time-value="PT05H51M00S" calcext:value-type="time">
            <text:p>5:51</text:p>
          </table:table-cell>
          <table:table-cell table:style-name="ce112" table:formula="of:=[.DL67]+TIME(0;1;0)" office:value-type="time" office:time-value="PT06H21M00S" calcext:value-type="time">
            <text:p>6:21</text:p>
          </table:table-cell>
          <table:table-cell table:style-name="ce112" table:formula="of:=[.DM67]+TIME(0;1;0)" office:value-type="time" office:time-value="PT06H51M00S" calcext:value-type="time">
            <text:p>6:51</text:p>
          </table:table-cell>
          <table:table-cell table:style-name="ce112" table:formula="of:=[.DN67]+TIME(0;1;0)" office:value-type="time" office:time-value="PT07H21M00S" calcext:value-type="time">
            <text:p>7:21</text:p>
          </table:table-cell>
          <table:table-cell table:style-name="ce112" table:formula="of:=[.DO67]+TIME(0;1;0)" office:value-type="time" office:time-value="PT07H51M00S" calcext:value-type="time">
            <text:p>7:51</text:p>
          </table:table-cell>
          <table:table-cell table:style-name="ce112" table:formula="of:=[.DP67]+TIME(0;1;0)" office:value-type="time" office:time-value="PT08H22M00S" calcext:value-type="time">
            <text:p>8:22</text:p>
          </table:table-cell>
          <table:table-cell table:style-name="ce112" table:formula="of:=[.DQ67]+TIME(0;1;0)" office:value-type="time" office:time-value="PT08H52M00S" calcext:value-type="time">
            <text:p>8:52</text:p>
          </table:table-cell>
          <table:table-cell table:style-name="ce112" table:formula="of:=[.DR67]+TIME(0;1;0)" office:value-type="time" office:time-value="PT09H23M00S" calcext:value-type="time">
            <text:p>9:23</text:p>
          </table:table-cell>
          <table:table-cell table:style-name="ce112" table:formula="of:=[.DS67]+TIME(0;1;0)" office:value-type="time" office:time-value="PT09H53M00S" calcext:value-type="time">
            <text:p>9:53</text:p>
          </table:table-cell>
          <table:table-cell table:style-name="ce112" table:formula="of:=[.DT67]+TIME(0;1;0)" office:value-type="time" office:time-value="PT10H23M00S" calcext:value-type="time">
            <text:p>10:23</text:p>
          </table:table-cell>
          <table:table-cell table:style-name="ce112" table:formula="of:=[.DU67]+TIME(0;1;0)" office:value-type="time" office:time-value="PT10H53M00S" calcext:value-type="time">
            <text:p>10:53</text:p>
          </table:table-cell>
          <table:table-cell table:style-name="ce112" table:formula="of:=[.DV67]+TIME(0;1;0)" office:value-type="time" office:time-value="PT11H23M00S" calcext:value-type="time">
            <text:p>11:23</text:p>
          </table:table-cell>
          <table:table-cell table:style-name="ce112" table:formula="of:=[.DW67]+TIME(0;1;0)" office:value-type="time" office:time-value="PT11H53M00S" calcext:value-type="time">
            <text:p>11:53</text:p>
          </table:table-cell>
          <table:table-cell table:style-name="ce112" table:formula="of:=[.DX67]+TIME(0;1;0)" office:value-type="time" office:time-value="PT12H23M00S" calcext:value-type="time">
            <text:p>12:23</text:p>
          </table:table-cell>
          <table:table-cell table:style-name="ce112" table:formula="of:=[.DY67]+TIME(0;1;0)" office:value-type="time" office:time-value="PT12H53M00S" calcext:value-type="time">
            <text:p>12:53</text:p>
          </table:table-cell>
          <table:table-cell table:style-name="ce112" table:formula="of:=[.DZ67]+TIME(0;1;0)" office:value-type="time" office:time-value="PT13H23M00S" calcext:value-type="time">
            <text:p>13:23</text:p>
          </table:table-cell>
          <table:table-cell table:style-name="ce112" table:formula="of:=[.EA67]+TIME(0;1;0)" office:value-type="time" office:time-value="PT13H53M00S" calcext:value-type="time">
            <text:p>13:53</text:p>
          </table:table-cell>
          <table:table-cell table:style-name="ce112" table:formula="of:=[.EB67]+TIME(0;1;0)" office:value-type="time" office:time-value="PT14H23M00S" calcext:value-type="time">
            <text:p>14:23</text:p>
          </table:table-cell>
          <table:table-cell table:style-name="ce112" table:formula="of:=[.EC67]+TIME(0;1;0)" office:value-type="time" office:time-value="PT14H53M00S" calcext:value-type="time">
            <text:p>14:53</text:p>
          </table:table-cell>
          <table:table-cell table:style-name="ce112" table:formula="of:=[.ED67]+TIME(0;1;0)" office:value-type="time" office:time-value="PT15H23M00S" calcext:value-type="time">
            <text:p>15:23</text:p>
          </table:table-cell>
          <table:table-cell table:style-name="ce112" table:formula="of:=[.EE67]+TIME(0;1;0)" office:value-type="time" office:time-value="PT15H53M00S" calcext:value-type="time">
            <text:p>15:53</text:p>
          </table:table-cell>
          <table:table-cell table:style-name="ce112" table:formula="of:=[.EF67]+TIME(0;1;0)" office:value-type="time" office:time-value="PT16H23M00S" calcext:value-type="time">
            <text:p>16:23</text:p>
          </table:table-cell>
          <table:table-cell table:style-name="ce112" table:formula="of:=[.EG67]+TIME(0;1;0)" office:value-type="time" office:time-value="PT16H53M00S" calcext:value-type="time">
            <text:p>16:53</text:p>
          </table:table-cell>
          <table:table-cell table:style-name="ce112" table:formula="of:=[.EH67]+TIME(0;1;0)" office:value-type="time" office:time-value="PT17H23M00S" calcext:value-type="time">
            <text:p>17:23</text:p>
          </table:table-cell>
          <table:table-cell table:style-name="ce112" table:formula="of:=[.EI67]+TIME(0;1;0)" office:value-type="time" office:time-value="PT17H53M00S" calcext:value-type="time">
            <text:p>17:53</text:p>
          </table:table-cell>
          <table:table-cell table:style-name="ce112" table:formula="of:=[.EJ67]+TIME(0;1;0)" office:value-type="time" office:time-value="PT18H22M00S" calcext:value-type="time">
            <text:p>18:22</text:p>
          </table:table-cell>
          <table:table-cell table:style-name="ce112" table:formula="of:=[.EK67]+TIME(0;1;0)" office:value-type="time" office:time-value="PT18H52M00S" calcext:value-type="time">
            <text:p>18:52</text:p>
          </table:table-cell>
          <table:table-cell table:style-name="ce112" table:formula="of:=[.EL67]+TIME(0;1;0)" office:value-type="time" office:time-value="PT19H22M00S" calcext:value-type="time">
            <text:p>19:22</text:p>
          </table:table-cell>
          <table:table-cell table:style-name="ce112" table:formula="of:=[.EM67]+TIME(0;1;0)" office:value-type="time" office:time-value="PT19H52M00S" calcext:value-type="time">
            <text:p>19:52</text:p>
          </table:table-cell>
          <table:table-cell table:style-name="ce112" table:formula="of:=[.EN67]+TIME(0;1;0)" office:value-type="time" office:time-value="PT20H21M00S" calcext:value-type="time">
            <text:p>20:21</text:p>
          </table:table-cell>
          <table:table-cell table:style-name="ce112" table:formula="of:=[.EO67]+TIME(0;1;0)" office:value-type="time" office:time-value="PT20H51M00S" calcext:value-type="time">
            <text:p>20:51</text:p>
          </table:table-cell>
          <table:table-cell table:style-name="ce112" table:formula="of:=[.EP67]+TIME(0;1;0)" office:value-type="time" office:time-value="PT21H21M00S" calcext:value-type="time">
            <text:p>21:21</text:p>
          </table:table-cell>
          <table:table-cell table:style-name="ce112" table:formula="of:=[.EQ67]+TIME(0;1;0)" office:value-type="time" office:time-value="PT21H51M00S" calcext:value-type="time">
            <text:p>21:51</text:p>
          </table:table-cell>
          <table:table-cell table:style-name="ce112" table:formula="of:=[.ER67]+TIME(0;1;0)" office:value-type="time" office:time-value="PT22H21M00S" calcext:value-type="time">
            <text:p>22:21</text:p>
          </table:table-cell>
          <table:table-cell table:style-name="ce112" table:formula="of:=[.ES67]+TIME(0;1;0)" office:value-type="time" office:time-value="PT22H51M00S" calcext:value-type="time">
            <text:p>22:51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2" office:value-type="string" calcext:value-type="string">
            <text:p>Os. Potok</text:p>
          </table:table-cell>
          <table:table-cell table:style-name="ce128" office:value-type="string" calcext:value-type="string">
            <text:p>01</text:p>
          </table:table-cell>
          <table:table-cell table:style-name="Default"/>
          <table:table-cell table:style-name="ce112" table:formula="of:=[.DF69]&amp;&quot; &quot;&amp;[.DG69]" office:value-type="string" office:string-value="Os. Potok 01" calcext:value-type="string">
            <text:p>Os. Potok 01</text:p>
          </table:table-cell>
          <table:table-cell table:style-name="ce112" table:formula="of:=[.DJ68]+TIME(0;0;0)" office:value-type="time" office:time-value="PT05H21M00S" calcext:value-type="time">
            <text:p>5:21</text:p>
          </table:table-cell>
          <table:table-cell table:style-name="ce112" table:formula="of:=[.DK68]+TIME(0;0;0)" office:value-type="time" office:time-value="PT05H51M00S" calcext:value-type="time">
            <text:p>5:51</text:p>
          </table:table-cell>
          <table:table-cell table:style-name="ce112" table:formula="of:=[.DL68]+TIME(0;0;0)" office:value-type="time" office:time-value="PT06H21M00S" calcext:value-type="time">
            <text:p>6:21</text:p>
          </table:table-cell>
          <table:table-cell table:style-name="ce112" table:formula="of:=[.DM68]+TIME(0;0;0)" office:value-type="time" office:time-value="PT06H51M00S" calcext:value-type="time">
            <text:p>6:51</text:p>
          </table:table-cell>
          <table:table-cell table:style-name="ce112" table:formula="of:=[.DN68]+TIME(0;0;0)" office:value-type="time" office:time-value="PT07H21M00S" calcext:value-type="time">
            <text:p>7:21</text:p>
          </table:table-cell>
          <table:table-cell table:style-name="ce112" table:formula="of:=[.DO68]+TIME(0;0;0)" office:value-type="time" office:time-value="PT07H51M00S" calcext:value-type="time">
            <text:p>7:51</text:p>
          </table:table-cell>
          <table:table-cell table:style-name="ce112" table:formula="of:=[.DP68]+TIME(0;1;0)" office:value-type="time" office:time-value="PT08H23M00S" calcext:value-type="time">
            <text:p>8:23</text:p>
          </table:table-cell>
          <table:table-cell table:style-name="ce112" table:formula="of:=[.DQ68]+TIME(0;1;0)" office:value-type="time" office:time-value="PT08H53M00S" calcext:value-type="time">
            <text:p>8:53</text:p>
          </table:table-cell>
          <table:table-cell table:style-name="ce112" table:formula="of:=[.DR68]+TIME(0;1;0)" office:value-type="time" office:time-value="PT09H24M00S" calcext:value-type="time">
            <text:p>9:24</text:p>
          </table:table-cell>
          <table:table-cell table:style-name="ce112" table:formula="of:=[.DS68]+TIME(0;1;0)" office:value-type="time" office:time-value="PT09H54M00S" calcext:value-type="time">
            <text:p>9:54</text:p>
          </table:table-cell>
          <table:table-cell table:style-name="ce112" table:formula="of:=[.DT68]+TIME(0;1;0)" office:value-type="time" office:time-value="PT10H24M00S" calcext:value-type="time">
            <text:p>10:24</text:p>
          </table:table-cell>
          <table:table-cell table:style-name="ce112" table:formula="of:=[.DU68]+TIME(0;1;0)" office:value-type="time" office:time-value="PT10H54M00S" calcext:value-type="time">
            <text:p>10:54</text:p>
          </table:table-cell>
          <table:table-cell table:style-name="ce112" table:formula="of:=[.DV68]+TIME(0;1;0)" office:value-type="time" office:time-value="PT11H24M00S" calcext:value-type="time">
            <text:p>11:24</text:p>
          </table:table-cell>
          <table:table-cell table:style-name="ce112" table:formula="of:=[.DW68]+TIME(0;1;0)" office:value-type="time" office:time-value="PT11H54M00S" calcext:value-type="time">
            <text:p>11:54</text:p>
          </table:table-cell>
          <table:table-cell table:style-name="ce112" table:formula="of:=[.DX68]+TIME(0;1;0)" office:value-type="time" office:time-value="PT12H24M00S" calcext:value-type="time">
            <text:p>12:24</text:p>
          </table:table-cell>
          <table:table-cell table:style-name="ce112" table:formula="of:=[.DY68]+TIME(0;1;0)" office:value-type="time" office:time-value="PT12H54M00S" calcext:value-type="time">
            <text:p>12:54</text:p>
          </table:table-cell>
          <table:table-cell table:style-name="ce112" table:formula="of:=[.DZ68]+TIME(0;1;0)" office:value-type="time" office:time-value="PT13H24M00S" calcext:value-type="time">
            <text:p>13:24</text:p>
          </table:table-cell>
          <table:table-cell table:style-name="ce112" table:formula="of:=[.EA68]+TIME(0;1;0)" office:value-type="time" office:time-value="PT13H54M00S" calcext:value-type="time">
            <text:p>13:54</text:p>
          </table:table-cell>
          <table:table-cell table:style-name="ce112" table:formula="of:=[.EB68]+TIME(0;1;0)" office:value-type="time" office:time-value="PT14H24M00S" calcext:value-type="time">
            <text:p>14:24</text:p>
          </table:table-cell>
          <table:table-cell table:style-name="ce112" table:formula="of:=[.EC68]+TIME(0;1;0)" office:value-type="time" office:time-value="PT14H54M00S" calcext:value-type="time">
            <text:p>14:54</text:p>
          </table:table-cell>
          <table:table-cell table:style-name="ce112" table:formula="of:=[.ED68]+TIME(0;1;0)" office:value-type="time" office:time-value="PT15H24M00S" calcext:value-type="time">
            <text:p>15:24</text:p>
          </table:table-cell>
          <table:table-cell table:style-name="ce112" table:formula="of:=[.EE68]+TIME(0;1;0)" office:value-type="time" office:time-value="PT15H54M00S" calcext:value-type="time">
            <text:p>15:54</text:p>
          </table:table-cell>
          <table:table-cell table:style-name="ce112" table:formula="of:=[.EF68]+TIME(0;1;0)" office:value-type="time" office:time-value="PT16H24M00S" calcext:value-type="time">
            <text:p>16:24</text:p>
          </table:table-cell>
          <table:table-cell table:style-name="ce112" table:formula="of:=[.EG68]+TIME(0;1;0)" office:value-type="time" office:time-value="PT16H54M00S" calcext:value-type="time">
            <text:p>16:54</text:p>
          </table:table-cell>
          <table:table-cell table:style-name="ce112" table:formula="of:=[.EH68]+TIME(0;1;0)" office:value-type="time" office:time-value="PT17H24M00S" calcext:value-type="time">
            <text:p>17:24</text:p>
          </table:table-cell>
          <table:table-cell table:style-name="ce112" table:formula="of:=[.EI68]+TIME(0;1;0)" office:value-type="time" office:time-value="PT17H54M00S" calcext:value-type="time">
            <text:p>17:54</text:p>
          </table:table-cell>
          <table:table-cell table:style-name="ce112" table:formula="of:=[.EJ68]+TIME(0;1;0)" office:value-type="time" office:time-value="PT18H23M00S" calcext:value-type="time">
            <text:p>18:23</text:p>
          </table:table-cell>
          <table:table-cell table:style-name="ce112" table:formula="of:=[.EK68]+TIME(0;1;0)" office:value-type="time" office:time-value="PT18H53M00S" calcext:value-type="time">
            <text:p>18:53</text:p>
          </table:table-cell>
          <table:table-cell table:style-name="ce112" table:formula="of:=[.EL68]+TIME(0;1;0)" office:value-type="time" office:time-value="PT19H23M00S" calcext:value-type="time">
            <text:p>19:23</text:p>
          </table:table-cell>
          <table:table-cell table:style-name="ce112" table:formula="of:=[.EM68]+TIME(0;1;0)" office:value-type="time" office:time-value="PT19H53M00S" calcext:value-type="time">
            <text:p>19:53</text:p>
          </table:table-cell>
          <table:table-cell table:style-name="ce112" table:formula="of:=[.EN68]+TIME(0;0;0)" office:value-type="time" office:time-value="PT20H21M00S" calcext:value-type="time">
            <text:p>20:21</text:p>
          </table:table-cell>
          <table:table-cell table:style-name="ce112" table:formula="of:=[.EO68]+TIME(0;0;0)" office:value-type="time" office:time-value="PT20H51M00S" calcext:value-type="time">
            <text:p>20:51</text:p>
          </table:table-cell>
          <table:table-cell table:style-name="ce112" table:formula="of:=[.EP68]+TIME(0;0;0)" office:value-type="time" office:time-value="PT21H21M00S" calcext:value-type="time">
            <text:p>21:21</text:p>
          </table:table-cell>
          <table:table-cell table:style-name="ce112" table:formula="of:=[.EQ68]+TIME(0;0;0)" office:value-type="time" office:time-value="PT21H51M00S" calcext:value-type="time">
            <text:p>21:51</text:p>
          </table:table-cell>
          <table:table-cell table:style-name="ce112" table:formula="of:=[.ER68]+TIME(0;0;0)" office:value-type="time" office:time-value="PT22H21M00S" calcext:value-type="time">
            <text:p>22:21</text:p>
          </table:table-cell>
          <table:table-cell table:style-name="ce112" table:formula="of:=[.ES68]+TIME(0;0;0)" office:value-type="time" office:time-value="PT22H51M00S" calcext:value-type="time">
            <text:p>22:51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2" office:value-type="string" calcext:value-type="string">
            <text:p>Marymont-Potok</text:p>
          </table:table-cell>
          <table:table-cell table:style-name="ce128" office:value-type="string" calcext:value-type="string">
            <text:p>01</text:p>
          </table:table-cell>
          <table:table-cell table:style-name="Default"/>
          <table:table-cell table:style-name="ce112" table:formula="of:=[.DF70]&amp;&quot; &quot;&amp;[.DG70]" office:value-type="string" office:string-value="Marymont-Potok 01" calcext:value-type="string">
            <text:p>Marymont-Potok 01</text:p>
          </table:table-cell>
          <table:table-cell table:style-name="ce112" table:formula="of:=[.DJ69]+TIME(0;2;0)" office:value-type="time" office:time-value="PT05H23M00S" calcext:value-type="time">
            <text:p>5:23</text:p>
          </table:table-cell>
          <table:table-cell table:style-name="ce112" table:formula="of:=[.DK69]+TIME(0;2;0)" office:value-type="time" office:time-value="PT05H53M00S" calcext:value-type="time">
            <text:p>5:53</text:p>
          </table:table-cell>
          <table:table-cell table:style-name="ce112" table:formula="of:=[.DL69]+TIME(0;2;0)" office:value-type="time" office:time-value="PT06H23M00S" calcext:value-type="time">
            <text:p>6:23</text:p>
          </table:table-cell>
          <table:table-cell table:style-name="ce112" table:formula="of:=[.DM69]+TIME(0;2;0)" office:value-type="time" office:time-value="PT06H53M00S" calcext:value-type="time">
            <text:p>6:53</text:p>
          </table:table-cell>
          <table:table-cell table:style-name="ce112" table:formula="of:=[.DN69]+TIME(0;2;0)" office:value-type="time" office:time-value="PT07H23M00S" calcext:value-type="time">
            <text:p>7:23</text:p>
          </table:table-cell>
          <table:table-cell table:style-name="ce112" table:formula="of:=[.DO69]+TIME(0;2;0)" office:value-type="time" office:time-value="PT07H53M00S" calcext:value-type="time">
            <text:p>7:53</text:p>
          </table:table-cell>
          <table:table-cell table:style-name="ce112" table:formula="of:=[.DP69]+TIME(0;2;0)" office:value-type="time" office:time-value="PT08H25M00S" calcext:value-type="time">
            <text:p>8:25</text:p>
          </table:table-cell>
          <table:table-cell table:style-name="ce112" table:formula="of:=[.DQ69]+TIME(0;2;0)" office:value-type="time" office:time-value="PT08H55M00S" calcext:value-type="time">
            <text:p>8:55</text:p>
          </table:table-cell>
          <table:table-cell table:style-name="ce112" table:formula="of:=[.DR69]+TIME(0;2;0)" office:value-type="time" office:time-value="PT09H26M00S" calcext:value-type="time">
            <text:p>9:26</text:p>
          </table:table-cell>
          <table:table-cell table:style-name="ce112" table:formula="of:=[.DS69]+TIME(0;2;0)" office:value-type="time" office:time-value="PT09H56M00S" calcext:value-type="time">
            <text:p>9:56</text:p>
          </table:table-cell>
          <table:table-cell table:style-name="ce112" table:formula="of:=[.DT69]+TIME(0;2;0)" office:value-type="time" office:time-value="PT10H26M00S" calcext:value-type="time">
            <text:p>10:26</text:p>
          </table:table-cell>
          <table:table-cell table:style-name="ce112" table:formula="of:=[.DU69]+TIME(0;2;0)" office:value-type="time" office:time-value="PT10H56M00S" calcext:value-type="time">
            <text:p>10:56</text:p>
          </table:table-cell>
          <table:table-cell table:style-name="ce112" table:formula="of:=[.DV69]+TIME(0;2;0)" office:value-type="time" office:time-value="PT11H26M00S" calcext:value-type="time">
            <text:p>11:26</text:p>
          </table:table-cell>
          <table:table-cell table:style-name="ce112" table:formula="of:=[.DW69]+TIME(0;2;0)" office:value-type="time" office:time-value="PT11H56M00S" calcext:value-type="time">
            <text:p>11:56</text:p>
          </table:table-cell>
          <table:table-cell table:style-name="ce112" table:formula="of:=[.DX69]+TIME(0;2;0)" office:value-type="time" office:time-value="PT12H26M00S" calcext:value-type="time">
            <text:p>12:26</text:p>
          </table:table-cell>
          <table:table-cell table:style-name="ce112" table:formula="of:=[.DY69]+TIME(0;2;0)" office:value-type="time" office:time-value="PT12H56M00S" calcext:value-type="time">
            <text:p>12:56</text:p>
          </table:table-cell>
          <table:table-cell table:style-name="ce112" table:formula="of:=[.DZ69]+TIME(0;2;0)" office:value-type="time" office:time-value="PT13H26M00S" calcext:value-type="time">
            <text:p>13:26</text:p>
          </table:table-cell>
          <table:table-cell table:style-name="ce112" table:formula="of:=[.EA69]+TIME(0;2;0)" office:value-type="time" office:time-value="PT13H56M00S" calcext:value-type="time">
            <text:p>13:56</text:p>
          </table:table-cell>
          <table:table-cell table:style-name="ce112" table:formula="of:=[.EB69]+TIME(0;2;0)" office:value-type="time" office:time-value="PT14H26M00S" calcext:value-type="time">
            <text:p>14:26</text:p>
          </table:table-cell>
          <table:table-cell table:style-name="ce112" table:formula="of:=[.EC69]+TIME(0;2;0)" office:value-type="time" office:time-value="PT14H56M00S" calcext:value-type="time">
            <text:p>14:56</text:p>
          </table:table-cell>
          <table:table-cell table:style-name="ce112" table:formula="of:=[.ED69]+TIME(0;2;0)" office:value-type="time" office:time-value="PT15H26M00S" calcext:value-type="time">
            <text:p>15:26</text:p>
          </table:table-cell>
          <table:table-cell table:style-name="ce112" table:formula="of:=[.EE69]+TIME(0;2;0)" office:value-type="time" office:time-value="PT15H56M00S" calcext:value-type="time">
            <text:p>15:56</text:p>
          </table:table-cell>
          <table:table-cell table:style-name="ce112" table:formula="of:=[.EF69]+TIME(0;2;0)" office:value-type="time" office:time-value="PT16H26M00S" calcext:value-type="time">
            <text:p>16:26</text:p>
          </table:table-cell>
          <table:table-cell table:style-name="ce112" table:formula="of:=[.EG69]+TIME(0;2;0)" office:value-type="time" office:time-value="PT16H56M00S" calcext:value-type="time">
            <text:p>16:56</text:p>
          </table:table-cell>
          <table:table-cell table:style-name="ce112" table:formula="of:=[.EH69]+TIME(0;2;0)" office:value-type="time" office:time-value="PT17H26M00S" calcext:value-type="time">
            <text:p>17:26</text:p>
          </table:table-cell>
          <table:table-cell table:style-name="ce112" table:formula="of:=[.EI69]+TIME(0;2;0)" office:value-type="time" office:time-value="PT17H56M00S" calcext:value-type="time">
            <text:p>17:56</text:p>
          </table:table-cell>
          <table:table-cell table:style-name="ce112" table:formula="of:=[.EJ69]+TIME(0;2;0)" office:value-type="time" office:time-value="PT18H25M00S" calcext:value-type="time">
            <text:p>18:25</text:p>
          </table:table-cell>
          <table:table-cell table:style-name="ce112" table:formula="of:=[.EK69]+TIME(0;2;0)" office:value-type="time" office:time-value="PT18H55M00S" calcext:value-type="time">
            <text:p>18:55</text:p>
          </table:table-cell>
          <table:table-cell table:style-name="ce112" table:formula="of:=[.EL69]+TIME(0;2;0)" office:value-type="time" office:time-value="PT19H25M00S" calcext:value-type="time">
            <text:p>19:25</text:p>
          </table:table-cell>
          <table:table-cell table:style-name="ce112" table:formula="of:=[.EM69]+TIME(0;2;0)" office:value-type="time" office:time-value="PT19H55M00S" calcext:value-type="time">
            <text:p>19:55</text:p>
          </table:table-cell>
          <table:table-cell table:style-name="ce112" table:formula="of:=[.EN69]+TIME(0;2;0)" office:value-type="time" office:time-value="PT20H23M00S" calcext:value-type="time">
            <text:p>20:23</text:p>
          </table:table-cell>
          <table:table-cell table:style-name="ce112" table:formula="of:=[.EO69]+TIME(0;2;0)" office:value-type="time" office:time-value="PT20H53M00S" calcext:value-type="time">
            <text:p>20:53</text:p>
          </table:table-cell>
          <table:table-cell table:style-name="ce112" table:formula="of:=[.EP69]+TIME(0;2;0)" office:value-type="time" office:time-value="PT21H23M00S" calcext:value-type="time">
            <text:p>21:23</text:p>
          </table:table-cell>
          <table:table-cell table:style-name="ce112" table:formula="of:=[.EQ69]+TIME(0;2;0)" office:value-type="time" office:time-value="PT21H53M00S" calcext:value-type="time">
            <text:p>21:53</text:p>
          </table:table-cell>
          <table:table-cell table:style-name="ce112" table:formula="of:=[.ER69]+TIME(0;2;0)" office:value-type="time" office:time-value="PT22H23M00S" calcext:value-type="time">
            <text:p>22:23</text:p>
          </table:table-cell>
          <table:table-cell table:style-name="ce112" table:formula="of:=[.ES69]+TIME(0;2;0)" office:value-type="time" office:time-value="PT22H53M00S" calcext:value-type="time">
            <text:p>22:53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2" office:value-type="string" calcext:value-type="string">
            <text:p>Bohomolca</text:p>
          </table:table-cell>
          <table:table-cell table:style-name="ce128" office:value-type="string" calcext:value-type="string">
            <text:p>01</text:p>
          </table:table-cell>
          <table:table-cell table:style-name="Default"/>
          <table:table-cell table:style-name="ce112" table:formula="of:=[.DF71]&amp;&quot; &quot;&amp;[.DG71]" office:value-type="string" office:string-value="Bohomolca 01" calcext:value-type="string">
            <text:p>Bohomolca 01</text:p>
          </table:table-cell>
          <table:table-cell table:style-name="ce112" table:formula="of:=[.DJ70]+TIME(0;1;0)" office:value-type="time" office:time-value="PT05H24M00S" calcext:value-type="time">
            <text:p>5:24</text:p>
          </table:table-cell>
          <table:table-cell table:style-name="ce112" table:formula="of:=[.DK70]+TIME(0;1;0)" office:value-type="time" office:time-value="PT05H54M00S" calcext:value-type="time">
            <text:p>5:54</text:p>
          </table:table-cell>
          <table:table-cell table:style-name="ce112" table:formula="of:=[.DL70]+TIME(0;1;0)" office:value-type="time" office:time-value="PT06H24M00S" calcext:value-type="time">
            <text:p>6:24</text:p>
          </table:table-cell>
          <table:table-cell table:style-name="ce112" table:formula="of:=[.DM70]+TIME(0;1;0)" office:value-type="time" office:time-value="PT06H54M00S" calcext:value-type="time">
            <text:p>6:54</text:p>
          </table:table-cell>
          <table:table-cell table:style-name="ce112" table:formula="of:=[.DN70]+TIME(0;1;0)" office:value-type="time" office:time-value="PT07H24M00S" calcext:value-type="time">
            <text:p>7:24</text:p>
          </table:table-cell>
          <table:table-cell table:style-name="ce112" table:formula="of:=[.DO70]+TIME(0;1;0)" office:value-type="time" office:time-value="PT07H54M00S" calcext:value-type="time">
            <text:p>7:54</text:p>
          </table:table-cell>
          <table:table-cell table:style-name="ce112" table:formula="of:=[.DP70]+TIME(0;1;0)" office:value-type="time" office:time-value="PT08H26M00S" calcext:value-type="time">
            <text:p>8:26</text:p>
          </table:table-cell>
          <table:table-cell table:style-name="ce112" table:formula="of:=[.DQ70]+TIME(0;1;0)" office:value-type="time" office:time-value="PT08H56M00S" calcext:value-type="time">
            <text:p>8:56</text:p>
          </table:table-cell>
          <table:table-cell table:style-name="ce112" table:formula="of:=[.DR70]+TIME(0;1;0)" office:value-type="time" office:time-value="PT09H27M00S" calcext:value-type="time">
            <text:p>9:27</text:p>
          </table:table-cell>
          <table:table-cell table:style-name="ce112" table:formula="of:=[.DS70]+TIME(0;1;0)" office:value-type="time" office:time-value="PT09H57M00S" calcext:value-type="time">
            <text:p>9:57</text:p>
          </table:table-cell>
          <table:table-cell table:style-name="ce112" table:formula="of:=[.DT70]+TIME(0;1;0)" office:value-type="time" office:time-value="PT10H27M00S" calcext:value-type="time">
            <text:p>10:27</text:p>
          </table:table-cell>
          <table:table-cell table:style-name="ce112" table:formula="of:=[.DU70]+TIME(0;1;0)" office:value-type="time" office:time-value="PT10H57M00S" calcext:value-type="time">
            <text:p>10:57</text:p>
          </table:table-cell>
          <table:table-cell table:style-name="ce112" table:formula="of:=[.DV70]+TIME(0;1;0)" office:value-type="time" office:time-value="PT11H27M00S" calcext:value-type="time">
            <text:p>11:27</text:p>
          </table:table-cell>
          <table:table-cell table:style-name="ce112" table:formula="of:=[.DW70]+TIME(0;1;0)" office:value-type="time" office:time-value="PT11H57M00S" calcext:value-type="time">
            <text:p>11:57</text:p>
          </table:table-cell>
          <table:table-cell table:style-name="ce112" table:formula="of:=[.DX70]+TIME(0;1;0)" office:value-type="time" office:time-value="PT12H27M00S" calcext:value-type="time">
            <text:p>12:27</text:p>
          </table:table-cell>
          <table:table-cell table:style-name="ce112" table:formula="of:=[.DY70]+TIME(0;1;0)" office:value-type="time" office:time-value="PT12H57M00S" calcext:value-type="time">
            <text:p>12:57</text:p>
          </table:table-cell>
          <table:table-cell table:style-name="ce112" table:formula="of:=[.DZ70]+TIME(0;1;0)" office:value-type="time" office:time-value="PT13H27M00S" calcext:value-type="time">
            <text:p>13:27</text:p>
          </table:table-cell>
          <table:table-cell table:style-name="ce112" table:formula="of:=[.EA70]+TIME(0;1;0)" office:value-type="time" office:time-value="PT13H57M00S" calcext:value-type="time">
            <text:p>13:57</text:p>
          </table:table-cell>
          <table:table-cell table:style-name="ce112" table:formula="of:=[.EB70]+TIME(0;1;0)" office:value-type="time" office:time-value="PT14H27M00S" calcext:value-type="time">
            <text:p>14:27</text:p>
          </table:table-cell>
          <table:table-cell table:style-name="ce112" table:formula="of:=[.EC70]+TIME(0;1;0)" office:value-type="time" office:time-value="PT14H57M00S" calcext:value-type="time">
            <text:p>14:57</text:p>
          </table:table-cell>
          <table:table-cell table:style-name="ce112" table:formula="of:=[.ED70]+TIME(0;1;0)" office:value-type="time" office:time-value="PT15H27M00S" calcext:value-type="time">
            <text:p>15:27</text:p>
          </table:table-cell>
          <table:table-cell table:style-name="ce112" table:formula="of:=[.EE70]+TIME(0;1;0)" office:value-type="time" office:time-value="PT15H57M00S" calcext:value-type="time">
            <text:p>15:57</text:p>
          </table:table-cell>
          <table:table-cell table:style-name="ce112" table:formula="of:=[.EF70]+TIME(0;1;0)" office:value-type="time" office:time-value="PT16H27M00S" calcext:value-type="time">
            <text:p>16:27</text:p>
          </table:table-cell>
          <table:table-cell table:style-name="ce112" table:formula="of:=[.EG70]+TIME(0;1;0)" office:value-type="time" office:time-value="PT16H57M00S" calcext:value-type="time">
            <text:p>16:57</text:p>
          </table:table-cell>
          <table:table-cell table:style-name="ce112" table:formula="of:=[.EH70]+TIME(0;1;0)" office:value-type="time" office:time-value="PT17H27M00S" calcext:value-type="time">
            <text:p>17:27</text:p>
          </table:table-cell>
          <table:table-cell table:style-name="ce112" table:formula="of:=[.EI70]+TIME(0;1;0)" office:value-type="time" office:time-value="PT17H57M00S" calcext:value-type="time">
            <text:p>17:57</text:p>
          </table:table-cell>
          <table:table-cell table:style-name="ce112" table:formula="of:=[.EJ70]+TIME(0;1;0)" office:value-type="time" office:time-value="PT18H26M00S" calcext:value-type="time">
            <text:p>18:26</text:p>
          </table:table-cell>
          <table:table-cell table:style-name="ce112" table:formula="of:=[.EK70]+TIME(0;1;0)" office:value-type="time" office:time-value="PT18H56M00S" calcext:value-type="time">
            <text:p>18:56</text:p>
          </table:table-cell>
          <table:table-cell table:style-name="ce112" table:formula="of:=[.EL70]+TIME(0;1;0)" office:value-type="time" office:time-value="PT19H26M00S" calcext:value-type="time">
            <text:p>19:26</text:p>
          </table:table-cell>
          <table:table-cell table:style-name="ce112" table:formula="of:=[.EM70]+TIME(0;1;0)" office:value-type="time" office:time-value="PT19H56M00S" calcext:value-type="time">
            <text:p>19:56</text:p>
          </table:table-cell>
          <table:table-cell table:style-name="ce112" table:formula="of:=[.EN70]+TIME(0;1;0)" office:value-type="time" office:time-value="PT20H24M00S" calcext:value-type="time">
            <text:p>20:24</text:p>
          </table:table-cell>
          <table:table-cell table:style-name="ce112" table:formula="of:=[.EO70]+TIME(0;1;0)" office:value-type="time" office:time-value="PT20H54M00S" calcext:value-type="time">
            <text:p>20:54</text:p>
          </table:table-cell>
          <table:table-cell table:style-name="ce112" table:formula="of:=[.EP70]+TIME(0;1;0)" office:value-type="time" office:time-value="PT21H24M00S" calcext:value-type="time">
            <text:p>21:24</text:p>
          </table:table-cell>
          <table:table-cell table:style-name="ce112" table:formula="of:=[.EQ70]+TIME(0;1;0)" office:value-type="time" office:time-value="PT21H54M00S" calcext:value-type="time">
            <text:p>21:54</text:p>
          </table:table-cell>
          <table:table-cell table:style-name="ce112" table:formula="of:=[.ER70]+TIME(0;1;0)" office:value-type="time" office:time-value="PT22H24M00S" calcext:value-type="time">
            <text:p>22:24</text:p>
          </table:table-cell>
          <table:table-cell table:style-name="ce112" table:formula="of:=[.ES70]+TIME(0;1;0)" office:value-type="time" office:time-value="PT22H54M00S" calcext:value-type="time">
            <text:p>22:54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106"/>
          <table:table-cell table:style-name="ce112" office:value-type="string" calcext:value-type="string">
            <text:p>Pl. Wilsona</text:p>
          </table:table-cell>
          <table:table-cell table:style-name="ce128" office:value-type="string" calcext:value-type="string">
            <text:p>03</text:p>
          </table:table-cell>
          <table:table-cell table:style-name="Default"/>
          <table:table-cell table:style-name="ce112" table:formula="of:=[.DF72]&amp;&quot; &quot;&amp;[.DG72]" office:value-type="string" office:string-value="Pl. Wilsona 03" calcext:value-type="string">
            <text:p>Pl. Wilsona 03</text:p>
          </table:table-cell>
          <table:table-cell table:style-name="ce112" table:formula="of:=[.DJ71]+TIME(0;1;0)" office:value-type="time" office:time-value="PT05H25M00S" calcext:value-type="time">
            <text:p>5:25</text:p>
          </table:table-cell>
          <table:table-cell table:style-name="ce112" table:formula="of:=[.DK71]+TIME(0;1;0)" office:value-type="time" office:time-value="PT05H55M00S" calcext:value-type="time">
            <text:p>5:55</text:p>
          </table:table-cell>
          <table:table-cell table:style-name="ce112" table:formula="of:=[.DL71]+TIME(0;1;0)" office:value-type="time" office:time-value="PT06H25M00S" calcext:value-type="time">
            <text:p>6:25</text:p>
          </table:table-cell>
          <table:table-cell table:style-name="ce112" table:formula="of:=[.DM71]+TIME(0;1;0)" office:value-type="time" office:time-value="PT06H55M00S" calcext:value-type="time">
            <text:p>6:55</text:p>
          </table:table-cell>
          <table:table-cell table:style-name="ce112" table:formula="of:=[.DN71]+TIME(0;1;0)" office:value-type="time" office:time-value="PT07H25M00S" calcext:value-type="time">
            <text:p>7:25</text:p>
          </table:table-cell>
          <table:table-cell table:style-name="ce112" table:formula="of:=[.DO71]+TIME(0;1;0)" office:value-type="time" office:time-value="PT07H55M00S" calcext:value-type="time">
            <text:p>7:55</text:p>
          </table:table-cell>
          <table:table-cell table:style-name="ce112" table:formula="of:=[.DP71]+TIME(0;1;0)" office:value-type="time" office:time-value="PT08H27M00S" calcext:value-type="time">
            <text:p>8:27</text:p>
          </table:table-cell>
          <table:table-cell table:style-name="ce112" table:formula="of:=[.DQ71]+TIME(0;1;0)" office:value-type="time" office:time-value="PT08H57M00S" calcext:value-type="time">
            <text:p>8:57</text:p>
          </table:table-cell>
          <table:table-cell table:style-name="ce112" table:formula="of:=[.DR71]+TIME(0;1;0)" office:value-type="time" office:time-value="PT09H28M00S" calcext:value-type="time">
            <text:p>9:28</text:p>
          </table:table-cell>
          <table:table-cell table:style-name="ce112" table:formula="of:=[.DS71]+TIME(0;1;0)" office:value-type="time" office:time-value="PT09H58M00S" calcext:value-type="time">
            <text:p>9:58</text:p>
          </table:table-cell>
          <table:table-cell table:style-name="ce112" table:formula="of:=[.DT71]+TIME(0;1;0)" office:value-type="time" office:time-value="PT10H28M00S" calcext:value-type="time">
            <text:p>10:28</text:p>
          </table:table-cell>
          <table:table-cell table:style-name="ce112" table:formula="of:=[.DU71]+TIME(0;1;0)" office:value-type="time" office:time-value="PT10H58M00S" calcext:value-type="time">
            <text:p>10:58</text:p>
          </table:table-cell>
          <table:table-cell table:style-name="ce112" table:formula="of:=[.DV71]+TIME(0;1;0)" office:value-type="time" office:time-value="PT11H28M00S" calcext:value-type="time">
            <text:p>11:28</text:p>
          </table:table-cell>
          <table:table-cell table:style-name="ce112" table:formula="of:=[.DW71]+TIME(0;1;0)" office:value-type="time" office:time-value="PT11H58M00S" calcext:value-type="time">
            <text:p>11:58</text:p>
          </table:table-cell>
          <table:table-cell table:style-name="ce112" table:formula="of:=[.DX71]+TIME(0;1;0)" office:value-type="time" office:time-value="PT12H28M00S" calcext:value-type="time">
            <text:p>12:28</text:p>
          </table:table-cell>
          <table:table-cell table:style-name="ce112" table:formula="of:=[.DY71]+TIME(0;1;0)" office:value-type="time" office:time-value="PT12H58M00S" calcext:value-type="time">
            <text:p>12:58</text:p>
          </table:table-cell>
          <table:table-cell table:style-name="ce112" table:formula="of:=[.DZ71]+TIME(0;1;0)" office:value-type="time" office:time-value="PT13H28M00S" calcext:value-type="time">
            <text:p>13:28</text:p>
          </table:table-cell>
          <table:table-cell table:style-name="ce112" table:formula="of:=[.EA71]+TIME(0;1;0)" office:value-type="time" office:time-value="PT13H58M00S" calcext:value-type="time">
            <text:p>13:58</text:p>
          </table:table-cell>
          <table:table-cell table:style-name="ce112" table:formula="of:=[.EB71]+TIME(0;1;0)" office:value-type="time" office:time-value="PT14H28M00S" calcext:value-type="time">
            <text:p>14:28</text:p>
          </table:table-cell>
          <table:table-cell table:style-name="ce112" table:formula="of:=[.EC71]+TIME(0;1;0)" office:value-type="time" office:time-value="PT14H58M00S" calcext:value-type="time">
            <text:p>14:58</text:p>
          </table:table-cell>
          <table:table-cell table:style-name="ce112" table:formula="of:=[.ED71]+TIME(0;1;0)" office:value-type="time" office:time-value="PT15H28M00S" calcext:value-type="time">
            <text:p>15:28</text:p>
          </table:table-cell>
          <table:table-cell table:style-name="ce112" table:formula="of:=[.EE71]+TIME(0;1;0)" office:value-type="time" office:time-value="PT15H58M00S" calcext:value-type="time">
            <text:p>15:58</text:p>
          </table:table-cell>
          <table:table-cell table:style-name="ce112" table:formula="of:=[.EF71]+TIME(0;1;0)" office:value-type="time" office:time-value="PT16H28M00S" calcext:value-type="time">
            <text:p>16:28</text:p>
          </table:table-cell>
          <table:table-cell table:style-name="ce112" table:formula="of:=[.EG71]+TIME(0;1;0)" office:value-type="time" office:time-value="PT16H58M00S" calcext:value-type="time">
            <text:p>16:58</text:p>
          </table:table-cell>
          <table:table-cell table:style-name="ce112" table:formula="of:=[.EH71]+TIME(0;1;0)" office:value-type="time" office:time-value="PT17H28M00S" calcext:value-type="time">
            <text:p>17:28</text:p>
          </table:table-cell>
          <table:table-cell table:style-name="ce112" table:formula="of:=[.EI71]+TIME(0;1;0)" office:value-type="time" office:time-value="PT17H58M00S" calcext:value-type="time">
            <text:p>17:58</text:p>
          </table:table-cell>
          <table:table-cell table:style-name="ce112" table:formula="of:=[.EJ71]+TIME(0;1;0)" office:value-type="time" office:time-value="PT18H27M00S" calcext:value-type="time">
            <text:p>18:27</text:p>
          </table:table-cell>
          <table:table-cell table:style-name="ce112" table:formula="of:=[.EK71]+TIME(0;1;0)" office:value-type="time" office:time-value="PT18H57M00S" calcext:value-type="time">
            <text:p>18:57</text:p>
          </table:table-cell>
          <table:table-cell table:style-name="ce112" table:formula="of:=[.EL71]+TIME(0;1;0)" office:value-type="time" office:time-value="PT19H27M00S" calcext:value-type="time">
            <text:p>19:27</text:p>
          </table:table-cell>
          <table:table-cell table:style-name="ce112" table:formula="of:=[.EM71]+TIME(0;1;0)" office:value-type="time" office:time-value="PT19H57M00S" calcext:value-type="time">
            <text:p>19:57</text:p>
          </table:table-cell>
          <table:table-cell table:style-name="ce112" table:formula="of:=[.EN71]+TIME(0;1;0)" office:value-type="time" office:time-value="PT20H25M00S" calcext:value-type="time">
            <text:p>20:25</text:p>
          </table:table-cell>
          <table:table-cell table:style-name="ce112" table:formula="of:=[.EO71]+TIME(0;1;0)" office:value-type="time" office:time-value="PT20H55M00S" calcext:value-type="time">
            <text:p>20:55</text:p>
          </table:table-cell>
          <table:table-cell table:style-name="ce112" table:formula="of:=[.EP71]+TIME(0;1;0)" office:value-type="time" office:time-value="PT21H25M00S" calcext:value-type="time">
            <text:p>21:25</text:p>
          </table:table-cell>
          <table:table-cell table:style-name="ce112" table:formula="of:=[.EQ71]+TIME(0;1;0)" office:value-type="time" office:time-value="PT21H55M00S" calcext:value-type="time">
            <text:p>21:55</text:p>
          </table:table-cell>
          <table:table-cell table:style-name="ce112" table:formula="of:=[.ER71]+TIME(0;1;0)" office:value-type="time" office:time-value="PT22H25M00S" calcext:value-type="time">
            <text:p>22:25</text:p>
          </table:table-cell>
          <table:table-cell table:style-name="ce112" table:formula="of:=[.ES71]+TIME(0;1;0)" office:value-type="time" office:time-value="PT22H55M00S" calcext:value-type="time">
            <text:p>22:55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80"/>
          <table:table-cell table:style-name="ce237"/>
          <table:table-cell table:number-columns-repeated="25"/>
          <table:table-cell table:style-name="ce112" office:value-type="string" calcext:value-type="string">
            <text:p>Pl. Wilsona</text:p>
          </table:table-cell>
          <table:table-cell table:style-name="ce128" office:value-type="string" calcext:value-type="string">
            <text:p>18</text:p>
          </table:table-cell>
          <table:table-cell table:style-name="Default"/>
          <table:table-cell table:style-name="ce112" table:formula="of:=[.DF73]&amp;&quot; &quot;&amp;[.DG73]" office:value-type="string" office:string-value="Pl. Wilsona 18" calcext:value-type="string">
            <text:p>Pl. Wilsona 18</text:p>
          </table:table-cell>
          <table:table-cell table:style-name="ce112" table:formula="of:=[.DJ72]+TIME(0;2;0)" office:value-type="time" office:time-value="PT05H27M00S" calcext:value-type="time">
            <text:p>5:27</text:p>
          </table:table-cell>
          <table:table-cell table:style-name="ce112" table:formula="of:=[.DK72]+TIME(0;2;0)" office:value-type="time" office:time-value="PT05H57M00S" calcext:value-type="time">
            <text:p>5:57</text:p>
          </table:table-cell>
          <table:table-cell table:style-name="ce112" table:formula="of:=[.DL72]+TIME(0;2;0)" office:value-type="time" office:time-value="PT06H27M00S" calcext:value-type="time">
            <text:p>6:27</text:p>
          </table:table-cell>
          <table:table-cell table:style-name="ce112" table:formula="of:=[.DM72]+TIME(0;2;0)" office:value-type="time" office:time-value="PT06H57M00S" calcext:value-type="time">
            <text:p>6:57</text:p>
          </table:table-cell>
          <table:table-cell table:style-name="ce112" table:formula="of:=[.DN72]+TIME(0;2;0)" office:value-type="time" office:time-value="PT07H27M00S" calcext:value-type="time">
            <text:p>7:27</text:p>
          </table:table-cell>
          <table:table-cell table:style-name="ce112" table:formula="of:=[.DO72]+TIME(0;2;0)" office:value-type="time" office:time-value="PT07H57M00S" calcext:value-type="time">
            <text:p>7:57</text:p>
          </table:table-cell>
          <table:table-cell table:style-name="ce112" table:formula="of:=[.DP72]+TIME(0;2;0)" office:value-type="time" office:time-value="PT08H29M00S" calcext:value-type="time">
            <text:p>8:29</text:p>
          </table:table-cell>
          <table:table-cell table:style-name="ce112" table:formula="of:=[.DQ72]+TIME(0;2;0)" office:value-type="time" office:time-value="PT08H59M00S" calcext:value-type="time">
            <text:p>8:59</text:p>
          </table:table-cell>
          <table:table-cell table:style-name="ce112" table:formula="of:=[.DR72]+TIME(0;2;0)" office:value-type="time" office:time-value="PT09H30M00S" calcext:value-type="time">
            <text:p>9:30</text:p>
          </table:table-cell>
          <table:table-cell table:style-name="ce112" table:formula="of:=[.DS72]+TIME(0;2;0)" office:value-type="time" office:time-value="PT10H00M00S" calcext:value-type="time">
            <text:p>10:00</text:p>
          </table:table-cell>
          <table:table-cell table:style-name="ce112" table:formula="of:=[.DT72]+TIME(0;2;0)" office:value-type="time" office:time-value="PT10H30M00S" calcext:value-type="time">
            <text:p>10:30</text:p>
          </table:table-cell>
          <table:table-cell table:style-name="ce112" table:formula="of:=[.DU72]+TIME(0;2;0)" office:value-type="time" office:time-value="PT11H00M00S" calcext:value-type="time">
            <text:p>11:00</text:p>
          </table:table-cell>
          <table:table-cell table:style-name="ce112" table:formula="of:=[.DV72]+TIME(0;2;0)" office:value-type="time" office:time-value="PT11H30M00S" calcext:value-type="time">
            <text:p>11:30</text:p>
          </table:table-cell>
          <table:table-cell table:style-name="ce112" table:formula="of:=[.DW72]+TIME(0;2;0)" office:value-type="time" office:time-value="PT12H00M00S" calcext:value-type="time">
            <text:p>12:00</text:p>
          </table:table-cell>
          <table:table-cell table:style-name="ce112" table:formula="of:=[.DX72]+TIME(0;2;0)" office:value-type="time" office:time-value="PT12H30M00S" calcext:value-type="time">
            <text:p>12:30</text:p>
          </table:table-cell>
          <table:table-cell table:style-name="ce112" table:formula="of:=[.DY72]+TIME(0;2;0)" office:value-type="time" office:time-value="PT13H00M00S" calcext:value-type="time">
            <text:p>13:00</text:p>
          </table:table-cell>
          <table:table-cell table:style-name="ce112" table:formula="of:=[.DZ72]+TIME(0;2;0)" office:value-type="time" office:time-value="PT13H30M00S" calcext:value-type="time">
            <text:p>13:30</text:p>
          </table:table-cell>
          <table:table-cell table:style-name="ce112" table:formula="of:=[.EA72]+TIME(0;2;0)" office:value-type="time" office:time-value="PT14H00M00S" calcext:value-type="time">
            <text:p>14:00</text:p>
          </table:table-cell>
          <table:table-cell table:style-name="ce112" table:formula="of:=[.EB72]+TIME(0;2;0)" office:value-type="time" office:time-value="PT14H30M00S" calcext:value-type="time">
            <text:p>14:30</text:p>
          </table:table-cell>
          <table:table-cell table:style-name="ce112" table:formula="of:=[.EC72]+TIME(0;2;0)" office:value-type="time" office:time-value="PT15H00M00S" calcext:value-type="time">
            <text:p>15:00</text:p>
          </table:table-cell>
          <table:table-cell table:style-name="ce112" table:formula="of:=[.ED72]+TIME(0;2;0)" office:value-type="time" office:time-value="PT15H30M00S" calcext:value-type="time">
            <text:p>15:30</text:p>
          </table:table-cell>
          <table:table-cell table:style-name="ce112" table:formula="of:=[.EE72]+TIME(0;2;0)" office:value-type="time" office:time-value="PT16H00M00S" calcext:value-type="time">
            <text:p>16:00</text:p>
          </table:table-cell>
          <table:table-cell table:style-name="ce112" table:formula="of:=[.EF72]+TIME(0;2;0)" office:value-type="time" office:time-value="PT16H30M00S" calcext:value-type="time">
            <text:p>16:30</text:p>
          </table:table-cell>
          <table:table-cell table:style-name="ce112" table:formula="of:=[.EG72]+TIME(0;2;0)" office:value-type="time" office:time-value="PT17H00M00S" calcext:value-type="time">
            <text:p>17:00</text:p>
          </table:table-cell>
          <table:table-cell table:style-name="ce112" table:formula="of:=[.EH72]+TIME(0;2;0)" office:value-type="time" office:time-value="PT17H30M00S" calcext:value-type="time">
            <text:p>17:30</text:p>
          </table:table-cell>
          <table:table-cell table:style-name="ce112" table:formula="of:=[.EI72]+TIME(0;2;0)" office:value-type="time" office:time-value="PT18H00M00S" calcext:value-type="time">
            <text:p>18:00</text:p>
          </table:table-cell>
          <table:table-cell table:style-name="ce112" table:formula="of:=[.EJ72]+TIME(0;2;0)" office:value-type="time" office:time-value="PT18H29M00S" calcext:value-type="time">
            <text:p>18:29</text:p>
          </table:table-cell>
          <table:table-cell table:style-name="ce112" table:formula="of:=[.EK72]+TIME(0;2;0)" office:value-type="time" office:time-value="PT18H59M00S" calcext:value-type="time">
            <text:p>18:59</text:p>
          </table:table-cell>
          <table:table-cell table:style-name="ce112" table:formula="of:=[.EL72]+TIME(0;2;0)" office:value-type="time" office:time-value="PT19H29M00S" calcext:value-type="time">
            <text:p>19:29</text:p>
          </table:table-cell>
          <table:table-cell table:style-name="ce112" table:formula="of:=[.EM72]+TIME(0;2;0)" office:value-type="time" office:time-value="PT19H59M00S" calcext:value-type="time">
            <text:p>19:59</text:p>
          </table:table-cell>
          <table:table-cell table:style-name="ce112" table:formula="of:=[.EN72]+TIME(0;2;0)" office:value-type="time" office:time-value="PT20H27M00S" calcext:value-type="time">
            <text:p>20:27</text:p>
          </table:table-cell>
          <table:table-cell table:style-name="ce112" table:formula="of:=[.EO72]+TIME(0;2;0)" office:value-type="time" office:time-value="PT20H57M00S" calcext:value-type="time">
            <text:p>20:57</text:p>
          </table:table-cell>
          <table:table-cell table:style-name="ce112" table:formula="of:=[.EP72]+TIME(0;2;0)" office:value-type="time" office:time-value="PT21H27M00S" calcext:value-type="time">
            <text:p>21:27</text:p>
          </table:table-cell>
          <table:table-cell table:style-name="ce112" table:formula="of:=[.EQ72]+TIME(0;2;0)" office:value-type="time" office:time-value="PT21H57M00S" calcext:value-type="time">
            <text:p>21:57</text:p>
          </table:table-cell>
          <table:table-cell table:style-name="ce112" table:formula="of:=[.ER72]+TIME(0;2;0)" office:value-type="time" office:time-value="PT22H27M00S" calcext:value-type="time">
            <text:p>22:27</text:p>
          </table:table-cell>
          <table:table-cell table:style-name="ce112" office:value-type="string" calcext:value-type="string">
            <text:p>-</text:p>
          </table:table-cell>
          <table:table-cell table:style-name="ce112" table:number-columns-repeated="2"/>
          <table:table-cell table:number-columns-repeated="7"/>
          <table:table-cell table:style-name="ce493" table:formula="of:=IFERROR(HLOOKUP([#REF!];[.$FC$76:.$FY$77];2;0);&quot;&quot;)">
            <text:p/>
          </table:table-cell>
          <table:table-cell table:number-columns-repeated="26"/>
        </table:table-row>
        <table:table-row table:style-name="ro1" table:number-rows-repeated="3">
          <table:table-cell table:style-name="ce2"/>
          <table:table-cell table:style-name="Default"/>
          <table:table-cell table:style-name="ce2"/>
          <table:table-cell table:number-columns-repeated="80"/>
          <table:table-cell table:style-name="ce237"/>
          <table:table-cell table:number-columns-repeated="25"/>
          <table:table-cell table:style-name="Default"/>
          <table:table-cell/>
          <table:table-cell table:style-name="Default" table:number-columns-repeated="5"/>
          <table:table-cell table:number-columns-repeated="69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80"/>
          <table:table-cell table:style-name="ce237"/>
          <table:table-cell table:number-columns-repeated="25"/>
          <table:table-cell table:style-name="Default"/>
          <table:table-cell/>
          <table:table-cell table:style-name="ce133"/>
          <table:table-cell table:style-name="ce134" table:content-validation-name="val1"/>
          <table:table-cell table:style-name="ce138" table:number-columns-repeated="38"/>
          <table:table-cell table:number-columns-repeated="34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80"/>
          <table:table-cell table:style-name="ce237"/>
          <table:table-cell table:number-columns-repeated="25"/>
          <table:table-cell table:style-name="Default"/>
          <table:table-cell/>
          <table:table-cell table:style-name="ce134"/>
          <table:table-cell/>
          <table:table-cell table:style-name="ce139" table:number-columns-repeated="38"/>
          <table:table-cell table:number-columns-repeated="34"/>
        </table:table-row>
        <table:table-row table:style-name="ro4" table:number-rows-repeated="2">
          <table:table-cell table:style-name="ce2"/>
          <table:table-cell table:style-name="Default"/>
          <table:table-cell table:style-name="ce2"/>
          <table:table-cell table:number-columns-repeated="80"/>
          <table:table-cell table:style-name="ce237"/>
          <table:table-cell table:number-columns-repeated="25"/>
          <table:table-cell table:style-name="Default"/>
          <table:table-cell/>
          <table:table-cell table:style-name="ce134"/>
          <table:table-cell/>
          <table:table-cell table:style-name="ce279" table:number-columns-repeated="38"/>
          <table:table-cell table:number-columns-repeated="34"/>
        </table:table-row>
        <table:table-row table:style-name="ro4">
          <table:table-cell table:style-name="ce2"/>
          <table:table-cell table:style-name="Default"/>
          <table:table-cell table:style-name="ce2"/>
          <table:table-cell table:number-columns-repeated="80"/>
          <table:table-cell table:style-name="ce237"/>
          <table:table-cell table:number-columns-repeated="25"/>
          <table:table-cell table:style-name="Default"/>
          <table:table-cell/>
          <table:table-cell table:style-name="ce134"/>
          <table:table-cell/>
          <table:table-cell table:style-name="ce280" table:number-columns-repeated="38"/>
          <table:table-cell table:number-columns-repeated="34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80"/>
          <table:table-cell table:style-name="ce237"/>
          <table:table-cell table:number-columns-repeated="25"/>
          <table:table-cell table:style-name="Default"/>
          <table:table-cell/>
          <table:table-cell table:style-name="Default" table:number-columns-repeated="5"/>
          <table:table-cell table:number-columns-repeated="69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80"/>
          <table:table-cell table:style-name="ce237"/>
          <table:table-cell table:number-columns-repeated="25"/>
          <table:table-cell table:style-name="Default"/>
          <table:table-cell/>
          <table:table-cell table:style-name="Default" table:number-columns-repeated="5"/>
          <table:table-cell table:number-columns-repeated="69"/>
        </table:table-row>
        <table:table-row table:style-name="ro1">
          <table:table-cell table:style-name="ce8"/>
          <table:table-cell table:style-name="ce54"/>
          <table:table-cell table:style-name="ce8"/>
          <table:table-cell table:style-name="ce89" table:number-columns-repeated="3"/>
          <table:table-cell table:style-name="ce54" table:number-columns-repeated="27"/>
          <table:table-cell/>
          <table:table-cell table:style-name="ce54" table:number-columns-repeated="2"/>
          <table:table-cell table:style-name="ce89" table:number-columns-repeated="47"/>
          <table:table-cell table:style-name="ce256"/>
          <table:table-cell table:style-name="ce89"/>
          <table:table-cell table:style-name="ce54" table:number-columns-repeated="19"/>
          <table:table-cell/>
          <table:table-cell table:style-name="ce54" table:number-columns-repeated="2"/>
          <table:table-cell table:style-name="ce403" table:number-columns-repeated="2"/>
          <table:table-cell table:style-name="ce54" table:number-columns-repeated="76"/>
        </table:table-row>
        <table:table-row table:style-name="ro4" table:number-rows-repeated="35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5">
          <table:table-cell table:number-columns-repeated="185"/>
        </table:table-row>
        <table:table-row table:style-name="ro1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number-columns-repeated="101"/>
        </table:table-row>
        <table:table-row table:style-name="ro4" table:number-rows-repeated="2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1" table:number-rows-repeated="9">
          <table:table-cell table:number-columns-repeated="36"/>
          <table:table-cell table:style-name="Default" table:number-columns-repeated="42"/>
          <table:table-cell table:style-name="ce42" table:number-columns-repeated="3"/>
          <table:table-cell table:style-name="ce49" table:number-columns-repeated="2"/>
          <table:table-cell table:style-name="ce59"/>
          <table:table-cell table:style-name="ce42"/>
          <table:table-cell table:number-columns-repeated="100"/>
        </table:table-row>
        <table:table-row table:style-name="ro4">
          <table:table-cell table:number-columns-repeated="36"/>
          <table:table-cell table:style-name="Default" table:number-columns-repeated="42"/>
          <table:table-cell table:style-name="ce32" table:number-columns-repeated="3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41">
          <table:table-cell table:number-columns-repeated="36"/>
          <table:table-cell table:style-name="ce30" table:number-columns-repeated="42"/>
          <table:table-cell table:style-name="ce40" table:number-columns-repeated="5"/>
          <table:table-cell table:style-name="ce53"/>
          <table:table-cell table:style-name="ce45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2" table:number-columns-repeated="45"/>
          <table:table-cell table:style-name="ce40" table:number-columns-repeated="2"/>
          <table:table-cell table:style-name="ce56"/>
          <table:table-cell table:style-name="ce34"/>
          <table:table-cell table:number-columns-repeated="100"/>
        </table:table-row>
        <table:table-row table:style-name="ro4" table:number-rows-repeated="3">
          <table:table-cell table:number-columns-repeated="36"/>
          <table:table-cell table:style-name="ce34" table:number-columns-repeated="45"/>
          <table:table-cell table:style-name="ce45" table:number-columns-repeated="2"/>
          <table:table-cell table:style-name="ce57"/>
          <table:table-cell table:style-name="ce34"/>
          <table:table-cell table:number-columns-repeated="100"/>
        </table:table-row>
        <table:table-row table:style-name="ro4" table:number-rows-repeated="2">
          <table:table-cell table:number-columns-repeated="36"/>
          <table:table-cell table:style-name="ce37" table:number-columns-repeated="45"/>
          <table:table-cell table:style-name="ce48" table:number-columns-repeated="2"/>
          <table:table-cell table:style-name="ce58"/>
          <table:table-cell table:style-name="ce37"/>
          <table:table-cell table:number-columns-repeated="100"/>
        </table:table-row>
        <table:table-row table:style-name="ro1" table:number-rows-repeated="1047376">
          <table:table-cell table:number-columns-repeated="185"/>
        </table:table-row>
        <table:table-row table:style-name="ro1">
          <table:table-cell table:number-columns-repeated="185"/>
        </table:table-row>
        <calcext:conditional-formats>
          <calcext:conditional-format calcext:target-range-address="DŚ.EQ45:DŚ.EU45 DŚ.DF4:DŚ.DG30 DŚ.DF46:DŚ.DG73 DŚ.DJ45:DŚ.DK45 DŚ.DJ77:DŚ.EU77 DŚ.DI46:DŚ.EU73 DŚ.DI4:DŚ.EU30">
            <calcext:condition calcext:apply-style-name="Bez tytułu1" calcext:value="formula-is(MOD(ROW();2)=0)" calcext:base-cell-address="DŚ.DF4"/>
            <calcext:condition calcext:apply-style-name="Bez tytułu2" calcext:value="formula-is(MOD(ROW();2)=1)" calcext:base-cell-address="DŚ.DF4"/>
          </calcext:conditional-format>
        </calcext:conditional-formats>
      </table:table>
      <table:named-expressions/>
      <table:database-ranges>
        <table:database-range table:name="__Anonymous_Sheet_DB__0" table:target-range-address="DP.AF85:DP.AG85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DŚ.X85:DŚ.Y8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2" svg:font-family="'Liberation Sans'"/>
    <style:font-face style:name="Calibri1" svg:font-family="Calibri" style:font-family-generic="swiss"/>
    <style:font-face style:name="Czcionka tekstu podstawowego" svg:font-family="'Czcionka tekstu podstawowego'" style:font-family-generic="swiss"/>
    <style:font-face style:name="Liberation Sans1" svg:font-family="'Liberation Sans'" style:font-family-generic="swiss"/>
    <style:font-face style:name="MS Gothic" svg:font-family="'MS Gothic'" style:font-family-generic="modern" style:font-pitch="fixed"/>
    <style:font-face style:name="Barlow Semi Condensed" svg:font-family="'Barlow Semi Condensed'" style:font-pitch="variable"/>
    <style:font-face style:name="Barlow Semi Condensed Light" svg:font-family="'Barlow Semi Condensed Light'" style:font-pitch="variable"/>
    <style:font-face style:name="Barlow Semi Condensed Medium1" svg:font-family="'Barlow Semi Condensed Medium'" style:font-pitch="variable"/>
    <style:font-face style:name="Barlow Semi Condensed Medium" svg:font-family="'Barlow Semi Condensed Medium'" style:font-adornments="Regularna" style:font-pitch="variable"/>
    <style:font-face style:name="Barlow Semi Condensed SemiBold" svg:font-family="'Barlow Semi Condensed SemiBold'" style:font-adornments="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zcionka tekstu podstawowego1" svg:font-family="'Czcionka tekstu podstawowego'" style:font-family-generic="swiss" style:font-pitch="variable"/>
    <style:font-face style:name="Liberation Sans" svg:font-family="'Liberation Sans'" style:font-family-generic="swiss" style:font-pitch="variable"/>
    <style:font-face style:name="Milford" svg:font-family="Milford" style:font-family-generic="swiss" style:font-pitch="variable"/>
    <style:font-face style:name="Swis721 Cn BT" svg:font-family="'Swis721 Cn BT'" style:font-family-generic="swiss" style:font-pitch="variable"/>
    <style:font-face style:name="Yu Gothic" svg:font-family="'Yu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" number:title="Użytkownika">
      <number:hours/>
      <number:text>:</number:text>
      <number:minutes number:style="long"/>
    </number:time-style>
    <number:time-style style:name="N113P0" style:volatile="true">
      <number:hours/>
      <number:text>:</number:text>
      <number:minutes number:style="long"/>
    </number:time-style>
    <number:text-style style:name="N113" number:title="Użytkownika">
      <number:text-content/>
      <style:map style:condition="value()&lt;=1.79769313486232E+308" style:apply-style-name="N113P0"/>
    </number:text-style>
    <number:time-style style:name="N114" number:title="Użytkownika">
      <number:text>od </number:text>
      <number:hours number:style="long"/>
      <number:text>:</number:text>
      <number:minutes number:style="long"/>
    </number:time-style>
    <number:time-style style:name="N115" number:title="Użytkownika">
      <number:text>od </number:text>
      <number:hours number:style="long"/>
      <number:text>:</number:text>
      <number:minutes number:style="long"/>
      <number:text> do</number:text>
    </number:time-style>
    <number:number-style style:name="N117P0" style:volatile="true">
      <number:number number:decimal-places="0" loext:min-decimal-places="0" number:min-integer-digits="1" number:grouping="true"/>
      <number:text> zł</number:text>
    </number:number-style>
    <number:number-style style:name="N117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zł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zł</number:text>
    </number:number-style>
    <number:number-style style:name="N12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3P0" style:volatile="true">
      <number:era/>
      <number:text>:</number:text>
      <number:month number:style="long"/>
    </number:date-style>
    <number:text-style style:name="N143">
      <number:text-content/>
      <style:map style:condition="value()&lt;=1.79769313486232E+308" style:apply-style-name="N143P0"/>
    </number:text-style>
    <number:date-style style:name="N144" number:title="Użytkownika">
      <number:text>od </number:text>
      <number:hours number:style="long"/>
      <number:text>:</number:text>
      <number:minutes number:style="long"/>
      <number:text> </number:text>
      <number:day/>
      <number:text>o</number:text>
    </number:date-style>
    <number:date-style style:name="N145" number:title="Użytkownika">
      <number:day number:style="long"/>
      <number:text>.</number:text>
      <number:month number:style="long"/>
      <number:text>.</number:text>
      <number:year number:style="long"/>
    </number:date-style>
    <number:number-style style:name="N146" number:title="Użytkownika">
      <number:number number:decimal-places="0" loext:min-decimal-places="0" number:min-integer-digits="2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 number:title="Użytkownika">
      <number:hours number:style="long"/>
      <number:text>h:</number:text>
      <number:minutes number:style="long"/>
      <number:text>m</number:text>
    </number:time-style>
    <number:time-style style:name="N10142" number:language="pl" number:country="PL" number:title="Użytkownika">
      <number:hours number:style="long"/>
      <number:text>h </number:text>
      <number:minutes number:style="long"/>
      <number:text>m</number:text>
    </number:time-style>
    <number:time-style style:name="N10143" number:language="pl" number:country="PL" number:title="Użytkownika">
      <number:text>od </number:text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2" style:display-name="Bez tytułu2" style:family="table-cell" style:parent-style-name="Default"/>
    <style:style style:name="Bez_20_tytułu1" style:display-name="Bez tytułu1" style:family="table-cell" style:parent-style-name="Default">
      <style:table-cell-properties fo:background-color="#dddddd"/>
    </style:style>
    <style:style style:name="Przystanek" style:family="table-cell" style:parent-style-name="Default">
      <style:table-cell-properties fo:background-color="#000000" style:diagonal-bl-tr="none" style:diagonal-tl-br="none" style:vertical-align="middle"/>
      <style:text-properties fo:color="#ffffff" style:text-outline="false" style:font-name="Barlow Semi Condensed Medium" fo:font-family="'Barlow Semi Condensed Medium'" style:font-style-name="Regularna" style:font-pitch="variable" fo:font-weight="normal" style:font-relief="none"/>
    </style:style>
    <style:style style:name="test1" style:family="table-cell" style:parent-style-name="Default">
      <style:table-cell-properties style:diagonal-bl-tr="none" style:diagonal-tl-br="none" fo:border="none"/>
      <style:text-properties style:text-underline-style="solid" style:text-underline-width="auto" style:text-underline-color="#000000" style:text-overline-style="solid" style:text-overline-width="auto" style:text-overline-color="#000000"/>
    </style:style>
    <style:style style:name="_30_" style:display-name="0" style:family="table-cell" style:parent-style-name="Default">
      <style:table-cell-properties fo:background-color="#bbe33d"/>
    </style:style>
  </office:styles>
  <office:automatic-styles>
    <style:page-layout style:name="Mpm1">
      <style:page-layout-properties fo:page-width="25cm" fo:page-height="9.999cm" style:num-format="1" style:print-orientation="landscape" fo:margin-top="0.718cm" fo:margin-bottom="0.766cm" fo:margin-left="0.527cm" fo:margin-right="0.543cm" style:scale-to="3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.00.0000</text:date>, <text:time style:data-style-name="N2" text:time-value="11:12:36.20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Arkusz2" style:page-layout-name="Mpm1">
      <style:header style:display="false">
        <text:p><text:sheet-name>???</text:sheet-name></text:p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07T12:39:35.078000000</meta:creation-date>
    <dc:date>2023-07-04T11:18:09.213000000</dc:date>
    <meta:editing-duration>PT13H8M29S</meta:editing-duration>
    <meta:editing-cycles>100</meta:editing-cycles>
    <meta:generator>LibreOffice/6.3.6.2$Windows_x86 LibreOffice_project/2196df99b074d8a661f4036fca8fa0cbfa33a497</meta:generator>
    <meta:document-statistic meta:table-count="2" meta:cell-count="4349" meta:object-count="0"/>
  </office:meta>
</office:document-meta>
</file>